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4181in"/>
    </style:style>
    <style:style style:name="co5" style:family="table-column">
      <style:table-column-properties fo:break-before="auto" style:column-width="4.3957in"/>
    </style:style>
    <style:style style:name="co6" style:family="table-column">
      <style:table-column-properties fo:break-before="auto" style:column-width="3.1839in"/>
    </style:style>
    <style:style style:name="co7" style:family="table-column">
      <style:table-column-properties fo:break-before="auto" style:column-width="3.9984in"/>
    </style:style>
    <style:style style:name="co8" style:family="table-column">
      <style:table-column-properties fo:break-before="auto" style:column-width="3.3772in"/>
    </style:style>
    <style:style style:name="co9" style:family="table-column">
      <style:table-column-properties fo:break-before="auto" style:column-width="2.6161in"/>
    </style:style>
    <style:style style:name="co10" style:family="table-column">
      <style:table-column-properties fo:break-before="auto" style:column-width="1.6937in"/>
    </style:style>
    <style:style style:name="co11" style:family="table-column">
      <style:table-column-properties fo:break-before="auto" style:column-width="1.4043in"/>
    </style:style>
    <style:style style:name="co12" style:family="table-column">
      <style:table-column-properties fo:break-before="auto" style:column-width="3.2807in"/>
    </style:style>
    <style:style style:name="co13" style:family="table-column">
      <style:table-column-properties fo:break-before="auto" style:column-width="2.0583in"/>
    </style:style>
    <style:style style:name="co14" style:family="table-column">
      <style:table-column-properties fo:break-before="auto" style:column-width="2.1547in"/>
    </style:style>
    <style:style style:name="co15" style:family="table-column">
      <style:table-column-properties fo:break-before="auto" style:column-width="2.7126in"/>
    </style:style>
    <style:style style:name="co16" style:family="table-column">
      <style:table-column-properties fo:break-before="auto" style:column-width="3.602in"/>
    </style:style>
    <style:style style:name="co17" style:family="table-column">
      <style:table-column-properties fo:break-before="auto" style:column-width="17.0799in"/>
    </style:style>
    <style:style style:name="co18" style:family="table-column">
      <style:table-column-properties fo:break-before="auto" style:column-width="2.1118in"/>
    </style:style>
    <style:style style:name="co19" style:family="table-column">
      <style:table-column-properties fo:break-before="auto" style:column-width="1.7366in"/>
    </style:style>
    <style:style style:name="co20" style:family="table-column">
      <style:table-column-properties fo:break-before="auto" style:column-width="1.8654in"/>
    </style:style>
    <style:style style:name="co21" style:family="table-column">
      <style:table-column-properties fo:break-before="auto" style:column-width="1.8437in"/>
    </style:style>
    <style:style style:name="co22" style:family="table-column">
      <style:table-column-properties fo:break-before="auto" style:column-width="1.9618in"/>
    </style:style>
    <style:style style:name="co23" style:family="table-column">
      <style:table-column-properties fo:break-before="auto" style:column-width="2.1764in"/>
    </style:style>
    <style:style style:name="co24" style:family="table-column">
      <style:table-column-properties fo:break-before="auto" style:column-width="2.2728in"/>
    </style:style>
    <style:style style:name="co25" style:family="table-column">
      <style:table-column-properties fo:break-before="auto" style:column-width="5.5in"/>
    </style:style>
    <style:style style:name="co26" style:family="table-column">
      <style:table-column-properties fo:break-before="auto" style:column-width="1.8866in"/>
    </style:style>
    <style:style style:name="co27" style:family="table-column">
      <style:table-column-properties fo:break-before="auto" style:column-width="7.7516in"/>
    </style:style>
    <style:style style:name="co28" style:family="table-column">
      <style:table-column-properties fo:break-before="auto" style:column-width="1.6075in"/>
    </style:style>
    <style:style style:name="co29" style:family="table-column">
      <style:table-column-properties fo:break-before="auto" style:column-width="8.5236in"/>
    </style:style>
    <style:style style:name="co30" style:family="table-column">
      <style:table-column-properties fo:break-before="auto" style:column-width="1.8547in"/>
    </style:style>
    <style:style style:name="co31" style:family="table-column">
      <style:table-column-properties fo:break-before="auto" style:column-width="1.5756in"/>
    </style:style>
    <style:style style:name="co32" style:family="table-column">
      <style:table-column-properties fo:break-before="auto" style:column-width="1.3189in"/>
    </style:style>
    <style:style style:name="co33" style:family="table-column">
      <style:table-column-properties fo:break-before="auto" style:column-width="1.4154in"/>
    </style:style>
    <style:style style:name="co34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/>
    <style:style style:name="ce4" style:family="table-cell" style:parent-style-name="Default">
      <style:text-properties style:font-name="Liberation Sans" style:font-name-asian="DejaVu Sans" style:font-name-complex="Lohit Hindi"/>
    </style:style>
    <style:style style:name="ce5" style:family="table-cell" style:parent-style-name="Default" style:data-style-name="N123"/>
    <style:style style:name="ce6" style:family="table-cell" style:parent-style-name="Default" style:data-style-name="N121"/>
    <style:style style:name="ce7" style:family="table-cell" style:parent-style-name="Default" style:data-style-name="N122"/>
    <style:style style:name="ce8" style:family="table-cell" style:parent-style-name="Default">
      <style:text-properties style:font-name="Liberation Sans" style:font-name-asian="DejaVu Sans" style:font-name-complex="Lohit Hindi"/>
    </style:style>
    <style:style style:name="ce9" style:family="table-cell" style:parent-style-name="Default"/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/>
    <style:style style:name="ce12" style:family="table-cell" style:parent-style-name="Default" style:data-style-name="N100"/>
    <style:style style:name="ce13" style:family="table-cell" style:parent-style-name="Default" style:data-style-name="N0"/>
  </office:automatic-styles>
  <office:body>
    <office:spreadsheet>
      <table:table table:name="raw data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p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ntti</text:p>
          </table:table-cell>
          <table:table-cell table:style-name="ce1" office:value-type="string" calcext:value-type="string">
            <text:p>Mäkiaho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27:58,2</text:p>
          </table:table-cell>
          <table:table-cell table:style-name="ce1" office:value-type="string" calcext:value-type="string">
            <text:p>13:24,5</text:p>
          </table:table-cell>
          <table:table-cell table:style-name="ce1" office:value-type="string" calcext:value-type="string">
            <text:p>14:33,7</text:p>
          </table:table-cell>
          <table:table-cell table:style-name="ce3" table:formula="of:=CONCATENATE(LOWER(LEFT([.D1]));LOWER(LEFT([.E1]));LOWER(LEFT([.F1])))" office:value-type="string" office:string-value="amf" calcext:value-type="string">
            <text:p>amf</text:p>
          </table:table-cell>
          <table:table-cell table:formula="of:=CONCATENATE(&quot;@&quot;;[.J1];&quot; ||= User.create! email: '&quot;;LOWER([.D1]);&quot;.&quot;;LOWER([.E1]);&quot;@example.com',&quot;)" office:value-type="string" office:string-value="@amf ||= User.create! email: 'antti.mäkiaho@example.com'," calcext:value-type="string">
            <text:p>@amf ||= User.create! email: 'antti.mäkiaho@example.com',</text:p>
          </table:table-cell>
          <table:table-cell table:style-name="ce4" table:formula="of:=CONCATENATE(&quot;                  password: '&quot;;[.D1];&quot;1234567',&quot;)" office:value-type="string" office:string-value="                  password: 'Antti1234567'," calcext:value-type="string">
            <text:p><text:s text:c="18"/>password: 'Antti1234567',</text:p>
          </table:table-cell>
          <table:table-cell table:style-name="ce4" table:formula="of:=CONCATENATE(&quot;                  password_confirmation: '&quot;;[.D1];&quot;1234567',&quot;)" office:value-type="string" office:string-value="                  password_confirmation: 'Antti1234567'," calcext:value-type="string">
            <text:p><text:s text:c="18"/>password_confirmation: 'Antti1234567',</text:p>
          </table:table-cell>
          <table:table-cell table:style-name="ce4" table:formula="of:=CONCATENATE(&quot;                  display_name: '&quot;;[.D1];&quot; &quot;;[.E1];&quot;',&quot;)" office:value-type="string" office:string-value="                  display_name: 'Antti Mäkiaho'," calcext:value-type="string">
            <text:p><text:s text:c="18"/>display_name: 'Antti Mäkiaho',</text:p>
          </table:table-cell>
          <table:table-cell table:style-name="ce4" table:formula="of:=CONCATENATE(&quot;                  nationality: :&quot;;LOWER([.F1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1];&quot;_&quot;;LOWER([.A1]);&quot;_day&quot;)" office:value-type="string" office:string-value="@amf_sp4_day" calcext:value-type="string">
            <text:p>@amf_sp4_day</text:p>
          </table:table-cell>
          <table:table-cell table:style-name="ce4" table:formula="of:=IFERROR( VALUE(LEFT([.H1];2))*60+VALUE(MID(REPLACE([.H1];6;1;&quot;.&quot;);4;4)) ;0)" office:value-type="float" office:value="804.5" calcext:value-type="float">
            <text:p>804.5</text:p>
          </table:table-cell>
          <table:table-cell table:formula="of:=IFERROR( VALUE(LEFT([.I1];2))*60+VALUE(MID(REPLACE([.I1];6;1;&quot;.&quot;);4;4)) ;0)" office:value-type="float" office:value="873.7" calcext:value-type="float">
            <text:p>873.7</text:p>
          </table:table-cell>
          <table:table-cell table:formula="of:=CONCATENATE([.Q1];&quot;1 = Run.create! race: @&quot;;LOWER([.A1]);&quot;_day1,&quot;)" office:value-type="string" office:string-value="@amf_sp4_day1 = Run.create! race: @sp4_day1," calcext:value-type="string">
            <text:p>@amf_sp4_day1 = Run.create! race: @sp4_day1,</text:p>
          </table:table-cell>
          <table:table-cell table:formula="of:=CONCATENATE(&quot;                           user: @&quot;;[.J1];&quot;,&quot;)" office:value-type="string" office:string-value="                           user: @amf," calcext:value-type="string">
            <text:p><text:s text:c="27"/>user: @amf,</text:p>
          </table:table-cell>
          <table:table-cell table:formula="of:=CONCATENATE(&quot;                           number: '&quot;;[.C1];&quot;',&quot;)" office:value-type="string" office:string-value="                           number: '56'," calcext:value-type="string">
            <text:p><text:s text:c="27"/>number: '56',</text:p>
          </table:table-cell>
          <table:table-cell table:formula="of:=IF([.R1]&gt;0;CONCATENATE(&quot;                           times: '{ &quot;&quot;final&quot;&quot;: &quot;;[.R1];&quot; }'&quot;);&quot;                           times: ''&quot;)" office:value-type="string" office:string-value="                           times: '{ &quot;final&quot;: 804.5 }'" calcext:value-type="string">
            <text:p><text:s text:c="27"/>times: '{ "final": 804.5 }'</text:p>
          </table:table-cell>
          <table:table-cell table:formula="of:=CONCATENATE([.Q1];&quot;2 = Run.create! race: @&quot;;LOWER([.A1]);&quot;_day2,&quot;)" office:value-type="string" office:string-value="@amf_sp4_day2 = Run.create! race: @sp4_day2," calcext:value-type="string">
            <text:p>@amf_sp4_day2 = Run.create! race: @sp4_day2,</text:p>
          </table:table-cell>
          <table:table-cell table:formula="of:=IF([.S1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1]" office:value-type="string" office:string-value="Sp4" calcext:value-type="string">
            <text:p>Sp4</text:p>
          </table:table-cell>
          <table:table-cell table:formula="of:=[.S1]" office:value-type="float" office:value="873.7" calcext:value-type="float">
            <text:p>873.7</text:p>
          </table:table-cell>
          <table:table-cell table:number-columns-repeated="13"/>
        </table:table-row>
        <table:table-row table:style-name="ro1">
          <table:table-cell table:formula="of:=[.A1]" office:value-type="string" office:string-value="Sp4" calcext:value-type="string">
            <text:p>Sp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Igor</text:p>
          </table:table-cell>
          <table:table-cell table:style-name="ce1" office:value-type="string" calcext:value-type="string">
            <text:p>Tracz</text:p>
          </table:table-cell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28:09,2</text:p>
          </table:table-cell>
          <table:table-cell table:style-name="ce1" office:value-type="string" calcext:value-type="string">
            <text:p>13:36,2</text:p>
          </table:table-cell>
          <table:table-cell table:style-name="ce1" office:value-type="string" calcext:value-type="string">
            <text:p>14:33,0</text:p>
          </table:table-cell>
          <table:table-cell table:style-name="ce3" table:formula="of:=CONCATENATE(LOWER(LEFT([.D2]));LOWER(LEFT([.E2]));LOWER(LEFT([.F2])))" office:value-type="string" office:string-value="itp" calcext:value-type="string">
            <text:p>itp</text:p>
          </table:table-cell>
          <table:table-cell table:formula="of:=CONCATENATE(&quot;@&quot;;[.J2];&quot; ||= User.create! email: '&quot;;LOWER([.D2]);&quot;.&quot;;LOWER([.E2]);&quot;@example.com',&quot;)" office:value-type="string" office:string-value="@itp ||= User.create! email: 'igor.tracz@example.com'," calcext:value-type="string">
            <text:p>@itp ||= User.create! email: 'igor.tracz@example.com',</text:p>
          </table:table-cell>
          <table:table-cell table:style-name="ce4" table:formula="of:=CONCATENATE(&quot;                  password: '&quot;;[.D2];&quot;1234567',&quot;)" office:value-type="string" office:string-value="                  password: 'Igor1234567'," calcext:value-type="string">
            <text:p><text:s text:c="18"/>password: 'Igor1234567',</text:p>
          </table:table-cell>
          <table:table-cell table:style-name="ce4" table:formula="of:=CONCATENATE(&quot;                  password_confirmation: '&quot;;[.D2];&quot;1234567',&quot;)" office:value-type="string" office:string-value="                  password_confirmation: 'Igor1234567'," calcext:value-type="string">
            <text:p><text:s text:c="18"/>password_confirmation: 'Igor1234567',</text:p>
          </table:table-cell>
          <table:table-cell table:style-name="ce4" table:formula="of:=CONCATENATE(&quot;                  display_name: '&quot;;[.D2];&quot; &quot;;[.E2];&quot;',&quot;)" office:value-type="string" office:string-value="                  display_name: 'Igor Tracz'," calcext:value-type="string">
            <text:p><text:s text:c="18"/>display_name: 'Igor Tracz',</text:p>
          </table:table-cell>
          <table:table-cell table:style-name="ce4" table:formula="of:=CONCATENATE(&quot;                  nationality: :&quot;;LOWER([.F2]))" office:value-type="string" office:string-value="                  nationality: :poland" calcext:value-type="string">
            <text:p><text:s text:c="18"/>nationality: :poland</text:p>
          </table:table-cell>
          <table:table-cell/>
          <table:table-cell table:formula="of:=CONCATENATE(&quot;@&quot;;[.J2];&quot;_&quot;;LOWER([.A2]);&quot;_day&quot;)" office:value-type="string" office:string-value="@itp_sp4_day" calcext:value-type="string">
            <text:p>@itp_sp4_day</text:p>
          </table:table-cell>
          <table:table-cell table:formula="of:=IFERROR( VALUE(LEFT([.H2];2))*60+VALUE(MID(REPLACE([.H2];6;1;&quot;.&quot;);4;4)) ;0)" office:value-type="float" office:value="816.2" calcext:value-type="float">
            <text:p>816.2</text:p>
          </table:table-cell>
          <table:table-cell table:formula="of:=IFERROR( VALUE(LEFT([.I2];2))*60+VALUE(MID(REPLACE([.I2];6;1;&quot;.&quot;);4;4)) ;0)" office:value-type="float" office:value="873" calcext:value-type="float">
            <text:p>873</text:p>
          </table:table-cell>
          <table:table-cell table:formula="of:=CONCATENATE([.Q2];&quot;1 = Run.create! race: @&quot;;LOWER([.A2]);&quot;_day1,&quot;)" office:value-type="string" office:string-value="@itp_sp4_day1 = Run.create! race: @sp4_day1," calcext:value-type="string">
            <text:p>@itp_sp4_day1 = Run.create! race: @sp4_day1,</text:p>
          </table:table-cell>
          <table:table-cell table:formula="of:=CONCATENATE(&quot;                           user: @&quot;;[.J2];&quot;,&quot;)" office:value-type="string" office:string-value="                           user: @itp," calcext:value-type="string">
            <text:p><text:s text:c="27"/>user: @itp,</text:p>
          </table:table-cell>
          <table:table-cell table:formula="of:=CONCATENATE(&quot;                           number: '&quot;;[.C2];&quot;',&quot;)" office:value-type="string" office:string-value="                           number: '59'," calcext:value-type="string">
            <text:p><text:s text:c="27"/>number: '59',</text:p>
          </table:table-cell>
          <table:table-cell table:formula="of:=IF([.R2]&gt;0;CONCATENATE(&quot;                           times: '{ &quot;&quot;final&quot;&quot;: &quot;;[.R2];&quot; }'&quot;);&quot;                           times: ''&quot;)" office:value-type="string" office:string-value="                           times: '{ &quot;final&quot;: 816.2 }'" calcext:value-type="string">
            <text:p><text:s text:c="27"/>times: '{ "final": 816.2 }'</text:p>
          </table:table-cell>
          <table:table-cell table:formula="of:=CONCATENATE([.Q2];&quot;2 = Run.create! race: @&quot;;LOWER([.A2]);&quot;_day2,&quot;)" office:value-type="string" office:string-value="@itp_sp4_day2 = Run.create! race: @sp4_day2," calcext:value-type="string">
            <text:p>@itp_sp4_day2 = Run.create! race: @sp4_day2,</text:p>
          </table:table-cell>
          <table:table-cell table:formula="of:=IF([.S2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2]" office:value-type="string" office:string-value="Sp4" calcext:value-type="string">
            <text:p>Sp4</text:p>
          </table:table-cell>
          <table:table-cell table:formula="of:=[.S2]" office:value-type="float" office:value="873" calcext:value-type="float">
            <text:p>873</text:p>
          </table:table-cell>
          <table:table-cell table:number-columns-repeated="13"/>
        </table:table-row>
        <table:table-row table:style-name="ro2">
          <table:table-cell table:formula="of:=[.A2]" office:value-type="string" office:string-value="Sp4" calcext:value-type="string">
            <text:p>Sp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Essi</text:p>
          </table:table-cell>
          <table:table-cell table:style-name="ce1" office:value-type="string" calcext:value-type="string">
            <text:p>Hytönen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28:23,5</text:p>
          </table:table-cell>
          <table:table-cell table:style-name="ce1" office:value-type="string" calcext:value-type="string">
            <text:p>13:46,8</text:p>
          </table:table-cell>
          <table:table-cell table:style-name="ce1" office:value-type="string" calcext:value-type="string">
            <text:p>14:36,7</text:p>
          </table:table-cell>
          <table:table-cell table:style-name="ce3" table:formula="of:=CONCATENATE(LOWER(LEFT([.D3]));LOWER(LEFT([.E3]));LOWER(LEFT([.F3])))" office:value-type="string" office:string-value="ehf" calcext:value-type="string">
            <text:p>ehf</text:p>
          </table:table-cell>
          <table:table-cell table:formula="of:=CONCATENATE(&quot;@&quot;;[.J3];&quot; ||= User.create! email: '&quot;;LOWER([.D3]);&quot;.&quot;;LOWER([.E3]);&quot;@example.com',&quot;)" office:value-type="string" office:string-value="@ehf ||= User.create! email: 'essi.hytönen@example.com'," calcext:value-type="string">
            <text:p>@ehf ||= User.create! email: 'essi.hytönen@example.com',</text:p>
          </table:table-cell>
          <table:table-cell table:style-name="ce4" table:formula="of:=CONCATENATE(&quot;                  password: '&quot;;[.D3];&quot;1234567',&quot;)" office:value-type="string" office:string-value="                  password: 'Essi1234567'," calcext:value-type="string">
            <text:p><text:s text:c="18"/>password: 'Essi1234567',</text:p>
          </table:table-cell>
          <table:table-cell table:style-name="ce4" table:formula="of:=CONCATENATE(&quot;                  password_confirmation: '&quot;;[.D3];&quot;1234567',&quot;)" office:value-type="string" office:string-value="                  password_confirmation: 'Essi1234567'," calcext:value-type="string">
            <text:p><text:s text:c="18"/>password_confirmation: 'Essi1234567',</text:p>
          </table:table-cell>
          <table:table-cell table:style-name="ce4" table:formula="of:=CONCATENATE(&quot;                  display_name: '&quot;;[.D3];&quot; &quot;;[.E3];&quot;',&quot;)" office:value-type="string" office:string-value="                  display_name: 'Essi Hytönen'," calcext:value-type="string">
            <text:p><text:s text:c="18"/>display_name: 'Essi Hytönen',</text:p>
          </table:table-cell>
          <table:table-cell table:style-name="ce4" table:formula="of:=CONCATENATE(&quot;                  nationality: :&quot;;LOWER([.F3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3];&quot;_&quot;;LOWER([.A3]);&quot;_day&quot;)" office:value-type="string" office:string-value="@ehf_sp4_day" calcext:value-type="string">
            <text:p>@ehf_sp4_day</text:p>
          </table:table-cell>
          <table:table-cell table:formula="of:=IFERROR( VALUE(LEFT([.H3];2))*60+VALUE(MID(REPLACE([.H3];6;1;&quot;.&quot;);4;4)) ;0)" office:value-type="float" office:value="826.8" calcext:value-type="float">
            <text:p>826.8</text:p>
          </table:table-cell>
          <table:table-cell table:formula="of:=IFERROR( VALUE(LEFT([.I3];2))*60+VALUE(MID(REPLACE([.I3];6;1;&quot;.&quot;);4;4)) ;0)" office:value-type="float" office:value="876.7" calcext:value-type="float">
            <text:p>876.7</text:p>
          </table:table-cell>
          <table:table-cell table:formula="of:=CONCATENATE([.Q3];&quot;1 = Run.create! race: @&quot;;LOWER([.A3]);&quot;_day1,&quot;)" office:value-type="string" office:string-value="@ehf_sp4_day1 = Run.create! race: @sp4_day1," calcext:value-type="string">
            <text:p>@ehf_sp4_day1 = Run.create! race: @sp4_day1,</text:p>
          </table:table-cell>
          <table:table-cell table:formula="of:=CONCATENATE(&quot;                           user: @&quot;;[.J3];&quot;,&quot;)" office:value-type="string" office:string-value="                           user: @ehf," calcext:value-type="string">
            <text:p><text:s text:c="27"/>user: @ehf,</text:p>
          </table:table-cell>
          <table:table-cell table:formula="of:=CONCATENATE(&quot;                           number: '&quot;;[.C3];&quot;',&quot;)" office:value-type="string" office:string-value="                           number: '53'," calcext:value-type="string">
            <text:p><text:s text:c="27"/>number: '53',</text:p>
          </table:table-cell>
          <table:table-cell table:formula="of:=IF([.R3]&gt;0;CONCATENATE(&quot;                           times: '{ &quot;&quot;final&quot;&quot;: &quot;;[.R3];&quot; }'&quot;);&quot;                           times: ''&quot;)" office:value-type="string" office:string-value="                           times: '{ &quot;final&quot;: 826.8 }'" calcext:value-type="string">
            <text:p><text:s text:c="27"/>times: '{ "final": 826.8 }'</text:p>
          </table:table-cell>
          <table:table-cell table:formula="of:=CONCATENATE([.Q3];&quot;2 = Run.create! race: @&quot;;LOWER([.A3]);&quot;_day2,&quot;)" office:value-type="string" office:string-value="@ehf_sp4_day2 = Run.create! race: @sp4_day2," calcext:value-type="string">
            <text:p>@ehf_sp4_day2 = Run.create! race: @sp4_day2,</text:p>
          </table:table-cell>
          <table:table-cell table:formula="of:=IF([.S3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3]" office:value-type="string" office:string-value="Sp4" calcext:value-type="string">
            <text:p>Sp4</text:p>
          </table:table-cell>
          <table:table-cell table:formula="of:=[.S3]" office:value-type="float" office:value="876.7" calcext:value-type="float">
            <text:p>876.7</text:p>
          </table:table-cell>
          <table:table-cell table:number-columns-repeated="13"/>
        </table:table-row>
        <table:table-row table:style-name="ro2">
          <table:table-cell table:formula="of:=[.A3]" office:value-type="string" office:string-value="Sp4" calcext:value-type="string">
            <text:p>Sp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Elin</text:p>
          </table:table-cell>
          <table:table-cell table:style-name="ce1" office:value-type="string" calcext:value-type="string">
            <text:p>Björk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string" calcext:value-type="string">
            <text:p>29:12,2</text:p>
          </table:table-cell>
          <table:table-cell table:style-name="ce1" office:value-type="string" calcext:value-type="string">
            <text:p>14:24,4</text:p>
          </table:table-cell>
          <table:table-cell table:style-name="ce1" office:value-type="string" calcext:value-type="string">
            <text:p>14:47,8</text:p>
          </table:table-cell>
          <table:table-cell table:style-name="ce3" table:formula="of:=CONCATENATE(LOWER(LEFT([.D4]));LOWER(LEFT([.E4]));LOWER(LEFT([.F4])))" office:value-type="string" office:string-value="ebs" calcext:value-type="string">
            <text:p>ebs</text:p>
          </table:table-cell>
          <table:table-cell table:formula="of:=CONCATENATE(&quot;@&quot;;[.J4];&quot; ||= User.create! email: '&quot;;LOWER([.D4]);&quot;.&quot;;LOWER([.E4]);&quot;@example.com',&quot;)" office:value-type="string" office:string-value="@ebs ||= User.create! email: 'elin.björk@example.com'," calcext:value-type="string">
            <text:p>@ebs ||= User.create! email: 'elin.björk@example.com',</text:p>
          </table:table-cell>
          <table:table-cell table:style-name="ce4" table:formula="of:=CONCATENATE(&quot;                  password: '&quot;;[.D4];&quot;1234567',&quot;)" office:value-type="string" office:string-value="                  password: 'Elin1234567'," calcext:value-type="string">
            <text:p><text:s text:c="18"/>password: 'Elin1234567',</text:p>
          </table:table-cell>
          <table:table-cell table:style-name="ce4" table:formula="of:=CONCATENATE(&quot;                  password_confirmation: '&quot;;[.D4];&quot;1234567',&quot;)" office:value-type="string" office:string-value="                  password_confirmation: 'Elin1234567'," calcext:value-type="string">
            <text:p><text:s text:c="18"/>password_confirmation: 'Elin1234567',</text:p>
          </table:table-cell>
          <table:table-cell table:style-name="ce4" table:formula="of:=CONCATENATE(&quot;                  display_name: '&quot;;[.D4];&quot; &quot;;[.E4];&quot;',&quot;)" office:value-type="string" office:string-value="                  display_name: 'Elin Björk'," calcext:value-type="string">
            <text:p><text:s text:c="18"/>display_name: 'Elin Björk',</text:p>
          </table:table-cell>
          <table:table-cell table:style-name="ce4" table:formula="of:=CONCATENATE(&quot;                  nationality: :&quot;;LOWER([.F4]))" office:value-type="string" office:string-value="                  nationality: :sweden" calcext:value-type="string">
            <text:p><text:s text:c="18"/>nationality: :sweden</text:p>
          </table:table-cell>
          <table:table-cell/>
          <table:table-cell table:formula="of:=CONCATENATE(&quot;@&quot;;[.J4];&quot;_&quot;;LOWER([.A4]);&quot;_day&quot;)" office:value-type="string" office:string-value="@ebs_sp4_day" calcext:value-type="string">
            <text:p>@ebs_sp4_day</text:p>
          </table:table-cell>
          <table:table-cell table:formula="of:=IFERROR( VALUE(LEFT([.H4];2))*60+VALUE(MID(REPLACE([.H4];6;1;&quot;.&quot;);4;4)) ;0)" office:value-type="float" office:value="864.4" calcext:value-type="float">
            <text:p>864.4</text:p>
          </table:table-cell>
          <table:table-cell table:formula="of:=IFERROR( VALUE(LEFT([.I4];2))*60+VALUE(MID(REPLACE([.I4];6;1;&quot;.&quot;);4;4)) ;0)" office:value-type="float" office:value="887.8" calcext:value-type="float">
            <text:p>887.8</text:p>
          </table:table-cell>
          <table:table-cell table:formula="of:=CONCATENATE([.Q4];&quot;1 = Run.create! race: @&quot;;LOWER([.A4]);&quot;_day1,&quot;)" office:value-type="string" office:string-value="@ebs_sp4_day1 = Run.create! race: @sp4_day1," calcext:value-type="string">
            <text:p>@ebs_sp4_day1 = Run.create! race: @sp4_day1,</text:p>
          </table:table-cell>
          <table:table-cell table:formula="of:=CONCATENATE(&quot;                           user: @&quot;;[.J4];&quot;,&quot;)" office:value-type="string" office:string-value="                           user: @ebs," calcext:value-type="string">
            <text:p><text:s text:c="27"/>user: @ebs,</text:p>
          </table:table-cell>
          <table:table-cell table:formula="of:=CONCATENATE(&quot;                           number: '&quot;;[.C4];&quot;',&quot;)" office:value-type="string" office:string-value="                           number: '55'," calcext:value-type="string">
            <text:p><text:s text:c="27"/>number: '55',</text:p>
          </table:table-cell>
          <table:table-cell table:formula="of:=IF([.R4]&gt;0;CONCATENATE(&quot;                           times: '{ &quot;&quot;final&quot;&quot;: &quot;;[.R4];&quot; }'&quot;);&quot;                           times: ''&quot;)" office:value-type="string" office:string-value="                           times: '{ &quot;final&quot;: 864.4 }'" calcext:value-type="string">
            <text:p><text:s text:c="27"/>times: '{ "final": 864.4 }'</text:p>
          </table:table-cell>
          <table:table-cell table:formula="of:=CONCATENATE([.Q4];&quot;2 = Run.create! race: @&quot;;LOWER([.A4]);&quot;_day2,&quot;)" office:value-type="string" office:string-value="@ebs_sp4_day2 = Run.create! race: @sp4_day2," calcext:value-type="string">
            <text:p>@ebs_sp4_day2 = Run.create! race: @sp4_day2,</text:p>
          </table:table-cell>
          <table:table-cell table:formula="of:=IF([.S4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4]" office:value-type="string" office:string-value="Sp4" calcext:value-type="string">
            <text:p>Sp4</text:p>
          </table:table-cell>
          <table:table-cell table:formula="of:=[.S4]" office:value-type="float" office:value="887.8" calcext:value-type="float">
            <text:p>887.8</text:p>
          </table:table-cell>
          <table:table-cell table:number-columns-repeated="13"/>
        </table:table-row>
        <table:table-row table:style-name="ro2">
          <table:table-cell table:formula="of:=[.A4]" office:value-type="string" office:string-value="Sp4" calcext:value-type="string">
            <text:p>Sp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Renata</text:p>
          </table:table-cell>
          <table:table-cell table:style-name="ce1" office:value-type="string" calcext:value-type="string">
            <text:p>Válková</text:p>
          </table:table-cell>
          <table:table-cell table:style-name="ce1" office:value-type="string" calcext:value-type="string">
            <text:p>CzechRepublic</text:p>
          </table:table-cell>
          <table:table-cell table:style-name="ce1" office:value-type="string" calcext:value-type="string">
            <text:p>29:16,1</text:p>
          </table:table-cell>
          <table:table-cell table:style-name="ce1" office:value-type="string" calcext:value-type="string">
            <text:p>14:05,8</text:p>
          </table:table-cell>
          <table:table-cell table:style-name="ce1" office:value-type="string" calcext:value-type="string">
            <text:p>15:10,3</text:p>
          </table:table-cell>
          <table:table-cell table:style-name="ce3" table:formula="of:=CONCATENATE(LOWER(LEFT([.D5]));LOWER(LEFT([.E5]));LOWER(LEFT([.F5])))" office:value-type="string" office:string-value="rvc" calcext:value-type="string">
            <text:p>rvc</text:p>
          </table:table-cell>
          <table:table-cell table:formula="of:=CONCATENATE(&quot;@&quot;;[.J5];&quot; ||= User.create! email: '&quot;;LOWER([.D5]);&quot;.&quot;;LOWER([.E5]);&quot;@example.com',&quot;)" office:value-type="string" office:string-value="@rvc ||= User.create! email: 'renata.válková@example.com'," calcext:value-type="string">
            <text:p>@rvc ||= User.create! email: 'renata.válková@example.com',</text:p>
          </table:table-cell>
          <table:table-cell table:style-name="ce4" table:formula="of:=CONCATENATE(&quot;                  password: '&quot;;[.D5];&quot;1234567',&quot;)" office:value-type="string" office:string-value="                  password: 'Renata1234567'," calcext:value-type="string">
            <text:p><text:s text:c="18"/>password: 'Renata1234567',</text:p>
          </table:table-cell>
          <table:table-cell table:style-name="ce4" table:formula="of:=CONCATENATE(&quot;                  password_confirmation: '&quot;;[.D5];&quot;1234567',&quot;)" office:value-type="string" office:string-value="                  password_confirmation: 'Renata1234567'," calcext:value-type="string">
            <text:p><text:s text:c="18"/>password_confirmation: 'Renata1234567',</text:p>
          </table:table-cell>
          <table:table-cell table:style-name="ce4" table:formula="of:=CONCATENATE(&quot;                  display_name: '&quot;;[.D5];&quot; &quot;;[.E5];&quot;',&quot;)" office:value-type="string" office:string-value="                  display_name: 'Renata Válková'," calcext:value-type="string">
            <text:p><text:s text:c="18"/>display_name: 'Renata Válková',</text:p>
          </table:table-cell>
          <table:table-cell table:style-name="ce4" table:formula="of:=CONCATENATE(&quot;                  nationality: :&quot;;LOWER([.F5]))" office:value-type="string" office:string-value="                  nationality: :czechrepublic" calcext:value-type="string">
            <text:p><text:s text:c="18"/>nationality: :czechrepublic</text:p>
          </table:table-cell>
          <table:table-cell/>
          <table:table-cell table:formula="of:=CONCATENATE(&quot;@&quot;;[.J5];&quot;_&quot;;LOWER([.A5]);&quot;_day&quot;)" office:value-type="string" office:string-value="@rvc_sp4_day" calcext:value-type="string">
            <text:p>@rvc_sp4_day</text:p>
          </table:table-cell>
          <table:table-cell table:formula="of:=IFERROR( VALUE(LEFT([.H5];2))*60+VALUE(MID(REPLACE([.H5];6;1;&quot;.&quot;);4;4)) ;0)" office:value-type="float" office:value="845.8" calcext:value-type="float">
            <text:p>845.8</text:p>
          </table:table-cell>
          <table:table-cell table:formula="of:=IFERROR( VALUE(LEFT([.I5];2))*60+VALUE(MID(REPLACE([.I5];6;1;&quot;.&quot;);4;4)) ;0)" office:value-type="float" office:value="910.3" calcext:value-type="float">
            <text:p>910.3</text:p>
          </table:table-cell>
          <table:table-cell table:formula="of:=CONCATENATE([.Q5];&quot;1 = Run.create! race: @&quot;;LOWER([.A5]);&quot;_day1,&quot;)" office:value-type="string" office:string-value="@rvc_sp4_day1 = Run.create! race: @sp4_day1," calcext:value-type="string">
            <text:p>@rvc_sp4_day1 = Run.create! race: @sp4_day1,</text:p>
          </table:table-cell>
          <table:table-cell table:formula="of:=CONCATENATE(&quot;                           user: @&quot;;[.J5];&quot;,&quot;)" office:value-type="string" office:string-value="                           user: @rvc," calcext:value-type="string">
            <text:p><text:s text:c="27"/>user: @rvc,</text:p>
          </table:table-cell>
          <table:table-cell table:formula="of:=CONCATENATE(&quot;                           number: '&quot;;[.C5];&quot;',&quot;)" office:value-type="string" office:string-value="                           number: '57'," calcext:value-type="string">
            <text:p><text:s text:c="27"/>number: '57',</text:p>
          </table:table-cell>
          <table:table-cell table:formula="of:=IF([.R5]&gt;0;CONCATENATE(&quot;                           times: '{ &quot;&quot;final&quot;&quot;: &quot;;[.R5];&quot; }'&quot;);&quot;                           times: ''&quot;)" office:value-type="string" office:string-value="                           times: '{ &quot;final&quot;: 845.8 }'" calcext:value-type="string">
            <text:p><text:s text:c="27"/>times: '{ "final": 845.8 }'</text:p>
          </table:table-cell>
          <table:table-cell table:formula="of:=CONCATENATE([.Q5];&quot;2 = Run.create! race: @&quot;;LOWER([.A5]);&quot;_day2,&quot;)" office:value-type="string" office:string-value="@rvc_sp4_day2 = Run.create! race: @sp4_day2," calcext:value-type="string">
            <text:p>@rvc_sp4_day2 = Run.create! race: @sp4_day2,</text:p>
          </table:table-cell>
          <table:table-cell table:formula="of:=IF([.S5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5]" office:value-type="string" office:string-value="Sp4" calcext:value-type="string">
            <text:p>Sp4</text:p>
          </table:table-cell>
          <table:table-cell table:formula="of:=[.S5]" office:value-type="float" office:value="910.3" calcext:value-type="float">
            <text:p>910.3</text:p>
          </table:table-cell>
          <table:table-cell table:number-columns-repeated="13"/>
        </table:table-row>
        <table:table-row table:style-name="ro2">
          <table:table-cell table:formula="of:=[.A5]" office:value-type="string" office:string-value="Sp4" calcext:value-type="string">
            <text:p>Sp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Agnieszka</text:p>
          </table:table-cell>
          <table:table-cell table:style-name="ce1" office:value-type="string" calcext:value-type="string">
            <text:p>Rychwalska</text:p>
          </table:table-cell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29:16,5</text:p>
          </table:table-cell>
          <table:table-cell table:style-name="ce1" office:value-type="string" calcext:value-type="string">
            <text:p>14:06,3</text:p>
          </table:table-cell>
          <table:table-cell table:style-name="ce1" office:value-type="string" calcext:value-type="string">
            <text:p>15:10,2</text:p>
          </table:table-cell>
          <table:table-cell table:style-name="ce3" table:formula="of:=CONCATENATE(LOWER(LEFT([.D6]));LOWER(LEFT([.E6]));LOWER(LEFT([.F6])))" office:value-type="string" office:string-value="arp" calcext:value-type="string">
            <text:p>arp</text:p>
          </table:table-cell>
          <table:table-cell table:formula="of:=CONCATENATE(&quot;@&quot;;[.J6];&quot; ||= User.create! email: '&quot;;LOWER([.D6]);&quot;.&quot;;LOWER([.E6]);&quot;@example.com',&quot;)" office:value-type="string" office:string-value="@arp ||= User.create! email: 'agnieszka.rychwalska@example.com'," calcext:value-type="string">
            <text:p>@arp ||= User.create! email: 'agnieszka.rychwalska@example.com',</text:p>
          </table:table-cell>
          <table:table-cell table:style-name="ce4" table:formula="of:=CONCATENATE(&quot;                  password: '&quot;;[.D6];&quot;1234567',&quot;)" office:value-type="string" office:string-value="                  password: 'Agnieszka1234567'," calcext:value-type="string">
            <text:p><text:s text:c="18"/>password: 'Agnieszka1234567',</text:p>
          </table:table-cell>
          <table:table-cell table:style-name="ce4" table:formula="of:=CONCATENATE(&quot;                  password_confirmation: '&quot;;[.D6];&quot;1234567',&quot;)" office:value-type="string" office:string-value="                  password_confirmation: 'Agnieszka1234567'," calcext:value-type="string">
            <text:p><text:s text:c="18"/>password_confirmation: 'Agnieszka1234567',</text:p>
          </table:table-cell>
          <table:table-cell table:style-name="ce4" table:formula="of:=CONCATENATE(&quot;                  display_name: '&quot;;[.D6];&quot; &quot;;[.E6];&quot;',&quot;)" office:value-type="string" office:string-value="                  display_name: 'Agnieszka Rychwalska'," calcext:value-type="string">
            <text:p><text:s text:c="18"/>display_name: 'Agnieszka Rychwalska',</text:p>
          </table:table-cell>
          <table:table-cell table:style-name="ce4" table:formula="of:=CONCATENATE(&quot;                  nationality: :&quot;;LOWER([.F6]))" office:value-type="string" office:string-value="                  nationality: :poland" calcext:value-type="string">
            <text:p><text:s text:c="18"/>nationality: :poland</text:p>
          </table:table-cell>
          <table:table-cell/>
          <table:table-cell table:formula="of:=CONCATENATE(&quot;@&quot;;[.J6];&quot;_&quot;;LOWER([.A6]);&quot;_day&quot;)" office:value-type="string" office:string-value="@arp_sp4_day" calcext:value-type="string">
            <text:p>@arp_sp4_day</text:p>
          </table:table-cell>
          <table:table-cell table:formula="of:=IFERROR( VALUE(LEFT([.H6];2))*60+VALUE(MID(REPLACE([.H6];6;1;&quot;.&quot;);4;4)) ;0)" office:value-type="float" office:value="846.3" calcext:value-type="float">
            <text:p>846.3</text:p>
          </table:table-cell>
          <table:table-cell table:formula="of:=IFERROR( VALUE(LEFT([.I6];2))*60+VALUE(MID(REPLACE([.I6];6;1;&quot;.&quot;);4;4)) ;0)" office:value-type="float" office:value="910.2" calcext:value-type="float">
            <text:p>910.2</text:p>
          </table:table-cell>
          <table:table-cell table:formula="of:=CONCATENATE([.Q6];&quot;1 = Run.create! race: @&quot;;LOWER([.A6]);&quot;_day1,&quot;)" office:value-type="string" office:string-value="@arp_sp4_day1 = Run.create! race: @sp4_day1," calcext:value-type="string">
            <text:p>@arp_sp4_day1 = Run.create! race: @sp4_day1,</text:p>
          </table:table-cell>
          <table:table-cell table:formula="of:=CONCATENATE(&quot;                           user: @&quot;;[.J6];&quot;,&quot;)" office:value-type="string" office:string-value="                           user: @arp," calcext:value-type="string">
            <text:p><text:s text:c="27"/>user: @arp,</text:p>
          </table:table-cell>
          <table:table-cell table:formula="of:=CONCATENATE(&quot;                           number: '&quot;;[.C6];&quot;',&quot;)" office:value-type="string" office:string-value="                           number: '63'," calcext:value-type="string">
            <text:p><text:s text:c="27"/>number: '63',</text:p>
          </table:table-cell>
          <table:table-cell table:formula="of:=IF([.R6]&gt;0;CONCATENATE(&quot;                           times: '{ &quot;&quot;final&quot;&quot;: &quot;;[.R6];&quot; }'&quot;);&quot;                           times: ''&quot;)" office:value-type="string" office:string-value="                           times: '{ &quot;final&quot;: 846.3 }'" calcext:value-type="string">
            <text:p><text:s text:c="27"/>times: '{ "final": 846.3 }'</text:p>
          </table:table-cell>
          <table:table-cell table:formula="of:=CONCATENATE([.Q6];&quot;2 = Run.create! race: @&quot;;LOWER([.A6]);&quot;_day2,&quot;)" office:value-type="string" office:string-value="@arp_sp4_day2 = Run.create! race: @sp4_day2," calcext:value-type="string">
            <text:p>@arp_sp4_day2 = Run.create! race: @sp4_day2,</text:p>
          </table:table-cell>
          <table:table-cell table:formula="of:=IF([.S6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6]" office:value-type="string" office:string-value="Sp4" calcext:value-type="string">
            <text:p>Sp4</text:p>
          </table:table-cell>
          <table:table-cell table:formula="of:=[.S6]" office:value-type="float" office:value="910.2" calcext:value-type="float">
            <text:p>910.2</text:p>
          </table:table-cell>
          <table:table-cell table:number-columns-repeated="13"/>
        </table:table-row>
        <table:table-row table:style-name="ro2">
          <table:table-cell table:formula="of:=[.A6]" office:value-type="string" office:string-value="Sp4" calcext:value-type="string">
            <text:p>Sp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Mikael</text:p>
          </table:table-cell>
          <table:table-cell table:style-name="ce1" office:value-type="string" calcext:value-type="string">
            <text:p>Högberg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string" calcext:value-type="string">
            <text:p>29:22,9</text:p>
          </table:table-cell>
          <table:table-cell table:style-name="ce1" office:value-type="string" calcext:value-type="string">
            <text:p>13:46,0</text:p>
          </table:table-cell>
          <table:table-cell table:style-name="ce1" office:value-type="string" calcext:value-type="string">
            <text:p>15:36,9</text:p>
          </table:table-cell>
          <table:table-cell table:style-name="ce3" table:formula="of:=CONCATENATE(LOWER(LEFT([.D7]));LOWER(LEFT([.E7]));LOWER(LEFT([.F7])))" office:value-type="string" office:string-value="mhs" calcext:value-type="string">
            <text:p>mhs</text:p>
          </table:table-cell>
          <table:table-cell table:formula="of:=CONCATENATE(&quot;@&quot;;[.J7];&quot; ||= User.create! email: '&quot;;LOWER([.D7]);&quot;.&quot;;LOWER([.E7]);&quot;@example.com',&quot;)" office:value-type="string" office:string-value="@mhs ||= User.create! email: 'mikael.högberg@example.com'," calcext:value-type="string">
            <text:p>@mhs ||= User.create! email: 'mikael.högberg@example.com',</text:p>
          </table:table-cell>
          <table:table-cell table:style-name="ce4" table:formula="of:=CONCATENATE(&quot;                  password: '&quot;;[.D7];&quot;1234567',&quot;)" office:value-type="string" office:string-value="                  password: 'Mikael1234567'," calcext:value-type="string">
            <text:p><text:s text:c="18"/>password: 'Mikael1234567',</text:p>
          </table:table-cell>
          <table:table-cell table:style-name="ce4" table:formula="of:=CONCATENATE(&quot;                  password_confirmation: '&quot;;[.D7];&quot;1234567',&quot;)" office:value-type="string" office:string-value="                  password_confirmation: 'Mikael1234567'," calcext:value-type="string">
            <text:p><text:s text:c="18"/>password_confirmation: 'Mikael1234567',</text:p>
          </table:table-cell>
          <table:table-cell table:style-name="ce4" table:formula="of:=CONCATENATE(&quot;                  display_name: '&quot;;[.D7];&quot; &quot;;[.E7];&quot;',&quot;)" office:value-type="string" office:string-value="                  display_name: 'Mikael Högberg'," calcext:value-type="string">
            <text:p><text:s text:c="18"/>display_name: 'Mikael Högberg',</text:p>
          </table:table-cell>
          <table:table-cell table:style-name="ce4" table:formula="of:=CONCATENATE(&quot;                  nationality: :&quot;;LOWER([.F7]))" office:value-type="string" office:string-value="                  nationality: :sweden" calcext:value-type="string">
            <text:p><text:s text:c="18"/>nationality: :sweden</text:p>
          </table:table-cell>
          <table:table-cell/>
          <table:table-cell table:formula="of:=CONCATENATE(&quot;@&quot;;[.J7];&quot;_&quot;;LOWER([.A7]);&quot;_day&quot;)" office:value-type="string" office:string-value="@mhs_sp4_day" calcext:value-type="string">
            <text:p>@mhs_sp4_day</text:p>
          </table:table-cell>
          <table:table-cell table:formula="of:=IFERROR( VALUE(LEFT([.H7];2))*60+VALUE(MID(REPLACE([.H7];6;1;&quot;.&quot;);4;4)) ;0)" office:value-type="float" office:value="826" calcext:value-type="float">
            <text:p>826</text:p>
          </table:table-cell>
          <table:table-cell table:formula="of:=IFERROR( VALUE(LEFT([.I7];2))*60+VALUE(MID(REPLACE([.I7];6;1;&quot;.&quot;);4;4)) ;0)" office:value-type="float" office:value="936.9" calcext:value-type="float">
            <text:p>936.9</text:p>
          </table:table-cell>
          <table:table-cell table:formula="of:=CONCATENATE([.Q7];&quot;1 = Run.create! race: @&quot;;LOWER([.A7]);&quot;_day1,&quot;)" office:value-type="string" office:string-value="@mhs_sp4_day1 = Run.create! race: @sp4_day1," calcext:value-type="string">
            <text:p>@mhs_sp4_day1 = Run.create! race: @sp4_day1,</text:p>
          </table:table-cell>
          <table:table-cell table:formula="of:=CONCATENATE(&quot;                           user: @&quot;;[.J7];&quot;,&quot;)" office:value-type="string" office:string-value="                           user: @mhs," calcext:value-type="string">
            <text:p><text:s text:c="27"/>user: @mhs,</text:p>
          </table:table-cell>
          <table:table-cell table:formula="of:=CONCATENATE(&quot;                           number: '&quot;;[.C7];&quot;',&quot;)" office:value-type="string" office:string-value="                           number: '68'," calcext:value-type="string">
            <text:p><text:s text:c="27"/>number: '68',</text:p>
          </table:table-cell>
          <table:table-cell table:formula="of:=IF([.R7]&gt;0;CONCATENATE(&quot;                           times: '{ &quot;&quot;final&quot;&quot;: &quot;;[.R7];&quot; }'&quot;);&quot;                           times: ''&quot;)" office:value-type="string" office:string-value="                           times: '{ &quot;final&quot;: 826 }'" calcext:value-type="string">
            <text:p><text:s text:c="27"/>times: '{ "final": 826 }'</text:p>
          </table:table-cell>
          <table:table-cell table:formula="of:=CONCATENATE([.Q7];&quot;2 = Run.create! race: @&quot;;LOWER([.A7]);&quot;_day2,&quot;)" office:value-type="string" office:string-value="@mhs_sp4_day2 = Run.create! race: @sp4_day2," calcext:value-type="string">
            <text:p>@mhs_sp4_day2 = Run.create! race: @sp4_day2,</text:p>
          </table:table-cell>
          <table:table-cell table:formula="of:=IF([.S7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7]" office:value-type="string" office:string-value="Sp4" calcext:value-type="string">
            <text:p>Sp4</text:p>
          </table:table-cell>
          <table:table-cell table:formula="of:=[.S7]" office:value-type="float" office:value="936.9" calcext:value-type="float">
            <text:p>936.9</text:p>
          </table:table-cell>
          <table:table-cell table:number-columns-repeated="13"/>
        </table:table-row>
        <table:table-row table:style-name="ro1">
          <table:table-cell table:formula="of:=[.A7]" office:value-type="string" office:string-value="Sp4" calcext:value-type="string">
            <text:p>Sp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Catarina</text:p>
          </table:table-cell>
          <table:table-cell table:style-name="ce1" office:value-type="string" calcext:value-type="string">
            <text:p>Södersten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string" calcext:value-type="string">
            <text:p>29:25,2</text:p>
          </table:table-cell>
          <table:table-cell table:style-name="ce1" office:value-type="string" calcext:value-type="string">
            <text:p>14:15,2</text:p>
          </table:table-cell>
          <table:table-cell table:style-name="ce1" office:value-type="string" calcext:value-type="string">
            <text:p>15:10,0</text:p>
          </table:table-cell>
          <table:table-cell table:style-name="ce3" table:formula="of:=CONCATENATE(LOWER(LEFT([.D8]));LOWER(LEFT([.E8]));LOWER(LEFT([.F8])))" office:value-type="string" office:string-value="css" calcext:value-type="string">
            <text:p>css</text:p>
          </table:table-cell>
          <table:table-cell table:formula="of:=CONCATENATE(&quot;@&quot;;[.J8];&quot; ||= User.create! email: '&quot;;LOWER([.D8]);&quot;.&quot;;LOWER([.E8]);&quot;@example.com',&quot;)" office:value-type="string" office:string-value="@css ||= User.create! email: 'catarina.södersten@example.com'," calcext:value-type="string">
            <text:p>@css ||= User.create! email: 'catarina.södersten@example.com',</text:p>
          </table:table-cell>
          <table:table-cell table:style-name="ce4" table:formula="of:=CONCATENATE(&quot;                  password: '&quot;;[.D8];&quot;1234567',&quot;)" office:value-type="string" office:string-value="                  password: 'Catarina1234567'," calcext:value-type="string">
            <text:p><text:s text:c="18"/>password: 'Catarina1234567',</text:p>
          </table:table-cell>
          <table:table-cell table:style-name="ce4" table:formula="of:=CONCATENATE(&quot;                  password_confirmation: '&quot;;[.D8];&quot;1234567',&quot;)" office:value-type="string" office:string-value="                  password_confirmation: 'Catarina1234567'," calcext:value-type="string">
            <text:p><text:s text:c="18"/>password_confirmation: 'Catarina1234567',</text:p>
          </table:table-cell>
          <table:table-cell table:style-name="ce4" table:formula="of:=CONCATENATE(&quot;                  display_name: '&quot;;[.D8];&quot; &quot;;[.E8];&quot;',&quot;)" office:value-type="string" office:string-value="                  display_name: 'Catarina Södersten'," calcext:value-type="string">
            <text:p><text:s text:c="18"/>display_name: 'Catarina Södersten',</text:p>
          </table:table-cell>
          <table:table-cell table:style-name="ce4" table:formula="of:=CONCATENATE(&quot;                  nationality: :&quot;;LOWER([.F8]))" office:value-type="string" office:string-value="                  nationality: :sweden" calcext:value-type="string">
            <text:p><text:s text:c="18"/>nationality: :sweden</text:p>
          </table:table-cell>
          <table:table-cell/>
          <table:table-cell table:formula="of:=CONCATENATE(&quot;@&quot;;[.J8];&quot;_&quot;;LOWER([.A8]);&quot;_day&quot;)" office:value-type="string" office:string-value="@css_sp4_day" calcext:value-type="string">
            <text:p>@css_sp4_day</text:p>
          </table:table-cell>
          <table:table-cell table:formula="of:=IFERROR( VALUE(LEFT([.H8];2))*60+VALUE(MID(REPLACE([.H8];6;1;&quot;.&quot;);4;4)) ;0)" office:value-type="float" office:value="855.2" calcext:value-type="float">
            <text:p>855.2</text:p>
          </table:table-cell>
          <table:table-cell table:formula="of:=IFERROR( VALUE(LEFT([.I8];2))*60+VALUE(MID(REPLACE([.I8];6;1;&quot;.&quot;);4;4)) ;0)" office:value-type="float" office:value="910" calcext:value-type="float">
            <text:p>910</text:p>
          </table:table-cell>
          <table:table-cell table:formula="of:=CONCATENATE([.Q8];&quot;1 = Run.create! race: @&quot;;LOWER([.A8]);&quot;_day1,&quot;)" office:value-type="string" office:string-value="@css_sp4_day1 = Run.create! race: @sp4_day1," calcext:value-type="string">
            <text:p>@css_sp4_day1 = Run.create! race: @sp4_day1,</text:p>
          </table:table-cell>
          <table:table-cell table:formula="of:=CONCATENATE(&quot;                           user: @&quot;;[.J8];&quot;,&quot;)" office:value-type="string" office:string-value="                           user: @css," calcext:value-type="string">
            <text:p><text:s text:c="27"/>user: @css,</text:p>
          </table:table-cell>
          <table:table-cell table:formula="of:=CONCATENATE(&quot;                           number: '&quot;;[.C8];&quot;',&quot;)" office:value-type="string" office:string-value="                           number: '67'," calcext:value-type="string">
            <text:p><text:s text:c="27"/>number: '67',</text:p>
          </table:table-cell>
          <table:table-cell table:formula="of:=IF([.R8]&gt;0;CONCATENATE(&quot;                           times: '{ &quot;&quot;final&quot;&quot;: &quot;;[.R8];&quot; }'&quot;);&quot;                           times: ''&quot;)" office:value-type="string" office:string-value="                           times: '{ &quot;final&quot;: 855.2 }'" calcext:value-type="string">
            <text:p><text:s text:c="27"/>times: '{ "final": 855.2 }'</text:p>
          </table:table-cell>
          <table:table-cell table:formula="of:=CONCATENATE([.Q8];&quot;2 = Run.create! race: @&quot;;LOWER([.A8]);&quot;_day2,&quot;)" office:value-type="string" office:string-value="@css_sp4_day2 = Run.create! race: @sp4_day2," calcext:value-type="string">
            <text:p>@css_sp4_day2 = Run.create! race: @sp4_day2,</text:p>
          </table:table-cell>
          <table:table-cell table:formula="of:=IF([.S8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8]" office:value-type="string" office:string-value="Sp4" calcext:value-type="string">
            <text:p>Sp4</text:p>
          </table:table-cell>
          <table:table-cell table:formula="of:=[.S8]" office:value-type="float" office:value="910" calcext:value-type="float">
            <text:p>910</text:p>
          </table:table-cell>
          <table:table-cell table:number-columns-repeated="13"/>
        </table:table-row>
        <table:table-row table:style-name="ro2">
          <table:table-cell table:formula="of:=[.A8]" office:value-type="string" office:string-value="Sp4" calcext:value-type="string">
            <text:p>Sp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Herbert</text:p>
          </table:table-cell>
          <table:table-cell table:style-name="ce1" office:value-type="string" calcext:value-type="string">
            <text:p>Hiermeier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string" calcext:value-type="string">
            <text:p>29:45,9</text:p>
          </table:table-cell>
          <table:table-cell table:style-name="ce1" office:value-type="string" calcext:value-type="string">
            <text:p>14:14,1</text:p>
          </table:table-cell>
          <table:table-cell table:style-name="ce1" office:value-type="string" calcext:value-type="string">
            <text:p>15:31,8</text:p>
          </table:table-cell>
          <table:table-cell table:style-name="ce3" table:formula="of:=CONCATENATE(LOWER(LEFT([.D9]));LOWER(LEFT([.E9]));LOWER(LEFT([.F9])))" office:value-type="string" office:string-value="hhg" calcext:value-type="string">
            <text:p>hhg</text:p>
          </table:table-cell>
          <table:table-cell table:formula="of:=CONCATENATE(&quot;@&quot;;[.J9];&quot; ||= User.create! email: '&quot;;LOWER([.D9]);&quot;.&quot;;LOWER([.E9]);&quot;@example.com',&quot;)" office:value-type="string" office:string-value="@hhg ||= User.create! email: 'herbert.hiermeier@example.com'," calcext:value-type="string">
            <text:p>@hhg ||= User.create! email: 'herbert.hiermeier@example.com',</text:p>
          </table:table-cell>
          <table:table-cell table:style-name="ce4" table:formula="of:=CONCATENATE(&quot;                  password: '&quot;;[.D9];&quot;1234567',&quot;)" office:value-type="string" office:string-value="                  password: 'Herbert1234567'," calcext:value-type="string">
            <text:p><text:s text:c="18"/>password: 'Herbert1234567',</text:p>
          </table:table-cell>
          <table:table-cell table:style-name="ce4" table:formula="of:=CONCATENATE(&quot;                  password_confirmation: '&quot;;[.D9];&quot;1234567',&quot;)" office:value-type="string" office:string-value="                  password_confirmation: 'Herbert1234567'," calcext:value-type="string">
            <text:p><text:s text:c="18"/>password_confirmation: 'Herbert1234567',</text:p>
          </table:table-cell>
          <table:table-cell table:style-name="ce4" table:formula="of:=CONCATENATE(&quot;                  display_name: '&quot;;[.D9];&quot; &quot;;[.E9];&quot;',&quot;)" office:value-type="string" office:string-value="                  display_name: 'Herbert Hiermeier'," calcext:value-type="string">
            <text:p><text:s text:c="18"/>display_name: 'Herbert Hiermeier',</text:p>
          </table:table-cell>
          <table:table-cell table:style-name="ce4" table:formula="of:=CONCATENATE(&quot;                  nationality: :&quot;;LOWER([.F9]))" office:value-type="string" office:string-value="                  nationality: :germany" calcext:value-type="string">
            <text:p><text:s text:c="18"/>nationality: :germany</text:p>
          </table:table-cell>
          <table:table-cell/>
          <table:table-cell table:formula="of:=CONCATENATE(&quot;@&quot;;[.J9];&quot;_&quot;;LOWER([.A9]);&quot;_day&quot;)" office:value-type="string" office:string-value="@hhg_sp4_day" calcext:value-type="string">
            <text:p>@hhg_sp4_day</text:p>
          </table:table-cell>
          <table:table-cell table:formula="of:=IFERROR( VALUE(LEFT([.H9];2))*60+VALUE(MID(REPLACE([.H9];6;1;&quot;.&quot;);4;4)) ;0)" office:value-type="float" office:value="854.1" calcext:value-type="float">
            <text:p>854.1</text:p>
          </table:table-cell>
          <table:table-cell table:formula="of:=IFERROR( VALUE(LEFT([.I9];2))*60+VALUE(MID(REPLACE([.I9];6;1;&quot;.&quot;);4;4)) ;0)" office:value-type="float" office:value="931.8" calcext:value-type="float">
            <text:p>931.8</text:p>
          </table:table-cell>
          <table:table-cell table:formula="of:=CONCATENATE([.Q9];&quot;1 = Run.create! race: @&quot;;LOWER([.A9]);&quot;_day1,&quot;)" office:value-type="string" office:string-value="@hhg_sp4_day1 = Run.create! race: @sp4_day1," calcext:value-type="string">
            <text:p>@hhg_sp4_day1 = Run.create! race: @sp4_day1,</text:p>
          </table:table-cell>
          <table:table-cell table:formula="of:=CONCATENATE(&quot;                           user: @&quot;;[.J9];&quot;,&quot;)" office:value-type="string" office:string-value="                           user: @hhg," calcext:value-type="string">
            <text:p><text:s text:c="27"/>user: @hhg,</text:p>
          </table:table-cell>
          <table:table-cell table:formula="of:=CONCATENATE(&quot;                           number: '&quot;;[.C9];&quot;',&quot;)" office:value-type="string" office:string-value="                           number: '65'," calcext:value-type="string">
            <text:p><text:s text:c="27"/>number: '65',</text:p>
          </table:table-cell>
          <table:table-cell table:formula="of:=IF([.R9]&gt;0;CONCATENATE(&quot;                           times: '{ &quot;&quot;final&quot;&quot;: &quot;;[.R9];&quot; }'&quot;);&quot;                           times: ''&quot;)" office:value-type="string" office:string-value="                           times: '{ &quot;final&quot;: 854.1 }'" calcext:value-type="string">
            <text:p><text:s text:c="27"/>times: '{ "final": 854.1 }'</text:p>
          </table:table-cell>
          <table:table-cell table:formula="of:=CONCATENATE([.Q9];&quot;2 = Run.create! race: @&quot;;LOWER([.A9]);&quot;_day2,&quot;)" office:value-type="string" office:string-value="@hhg_sp4_day2 = Run.create! race: @sp4_day2," calcext:value-type="string">
            <text:p>@hhg_sp4_day2 = Run.create! race: @sp4_day2,</text:p>
          </table:table-cell>
          <table:table-cell table:formula="of:=IF([.S9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9]" office:value-type="string" office:string-value="Sp4" calcext:value-type="string">
            <text:p>Sp4</text:p>
          </table:table-cell>
          <table:table-cell table:formula="of:=[.S9]" office:value-type="float" office:value="931.8" calcext:value-type="float">
            <text:p>931.8</text:p>
          </table:table-cell>
          <table:table-cell table:number-columns-repeated="13"/>
        </table:table-row>
        <table:table-row table:style-name="ro2">
          <table:table-cell table:formula="of:=[.A9]" office:value-type="string" office:string-value="Sp4" calcext:value-type="string">
            <text:p>Sp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KrisztianRoland</text:p>
          </table:table-cell>
          <table:table-cell table:style-name="ce1" office:value-type="string" calcext:value-type="string">
            <text:p>Kiss</text:p>
          </table:table-cell>
          <table:table-cell table:style-name="ce1" office:value-type="string" calcext:value-type="string">
            <text:p>Norway</text:p>
          </table:table-cell>
          <table:table-cell table:style-name="ce1" office:value-type="string" calcext:value-type="string">
            <text:p>29:52,4</text:p>
          </table:table-cell>
          <table:table-cell table:style-name="ce1" office:value-type="string" calcext:value-type="string">
            <text:p>14:21,5</text:p>
          </table:table-cell>
          <table:table-cell table:style-name="ce1" office:value-type="string" calcext:value-type="string">
            <text:p>15:30,9</text:p>
          </table:table-cell>
          <table:table-cell table:style-name="ce3" table:formula="of:=CONCATENATE(LOWER(LEFT([.D10]));LOWER(LEFT([.E10]));LOWER(LEFT([.F10])))" office:value-type="string" office:string-value="kkn" calcext:value-type="string">
            <text:p>kkn</text:p>
          </table:table-cell>
          <table:table-cell table:formula="of:=CONCATENATE(&quot;@&quot;;[.J10];&quot; ||= User.create! email: '&quot;;LOWER([.D10]);&quot;.&quot;;LOWER([.E10]);&quot;@example.com',&quot;)" office:value-type="string" office:string-value="@kkn ||= User.create! email: 'krisztianroland.kiss@example.com'," calcext:value-type="string">
            <text:p>@kkn ||= User.create! email: 'krisztianroland.kiss@example.com',</text:p>
          </table:table-cell>
          <table:table-cell table:style-name="ce4" table:formula="of:=CONCATENATE(&quot;                  password: '&quot;;[.D10];&quot;1234567',&quot;)" office:value-type="string" office:string-value="                  password: 'KrisztianRoland1234567'," calcext:value-type="string">
            <text:p><text:s text:c="18"/>password: 'KrisztianRoland1234567',</text:p>
          </table:table-cell>
          <table:table-cell table:style-name="ce4" table:formula="of:=CONCATENATE(&quot;                  password_confirmation: '&quot;;[.D10];&quot;1234567',&quot;)" office:value-type="string" office:string-value="                  password_confirmation: 'KrisztianRoland1234567'," calcext:value-type="string">
            <text:p><text:s text:c="18"/>password_confirmation: 'KrisztianRoland1234567',</text:p>
          </table:table-cell>
          <table:table-cell table:style-name="ce4" table:formula="of:=CONCATENATE(&quot;                  display_name: '&quot;;[.D10];&quot; &quot;;[.E10];&quot;',&quot;)" office:value-type="string" office:string-value="                  display_name: 'KrisztianRoland Kiss'," calcext:value-type="string">
            <text:p><text:s text:c="18"/>display_name: 'KrisztianRoland Kiss',</text:p>
          </table:table-cell>
          <table:table-cell table:style-name="ce4" table:formula="of:=CONCATENATE(&quot;                  nationality: :&quot;;LOWER([.F10]))" office:value-type="string" office:string-value="                  nationality: :norway" calcext:value-type="string">
            <text:p><text:s text:c="18"/>nationality: :norway</text:p>
          </table:table-cell>
          <table:table-cell/>
          <table:table-cell table:formula="of:=CONCATENATE(&quot;@&quot;;[.J10];&quot;_&quot;;LOWER([.A10]);&quot;_day&quot;)" office:value-type="string" office:string-value="@kkn_sp4_day" calcext:value-type="string">
            <text:p>@kkn_sp4_day</text:p>
          </table:table-cell>
          <table:table-cell table:formula="of:=IFERROR( VALUE(LEFT([.H10];2))*60+VALUE(MID(REPLACE([.H10];6;1;&quot;.&quot;);4;4)) ;0)" office:value-type="float" office:value="861.5" calcext:value-type="float">
            <text:p>861.5</text:p>
          </table:table-cell>
          <table:table-cell table:formula="of:=IFERROR( VALUE(LEFT([.I10];2))*60+VALUE(MID(REPLACE([.I10];6;1;&quot;.&quot;);4;4)) ;0)" office:value-type="float" office:value="930.9" calcext:value-type="float">
            <text:p>930.9</text:p>
          </table:table-cell>
          <table:table-cell table:formula="of:=CONCATENATE([.Q10];&quot;1 = Run.create! race: @&quot;;LOWER([.A10]);&quot;_day1,&quot;)" office:value-type="string" office:string-value="@kkn_sp4_day1 = Run.create! race: @sp4_day1," calcext:value-type="string">
            <text:p>@kkn_sp4_day1 = Run.create! race: @sp4_day1,</text:p>
          </table:table-cell>
          <table:table-cell table:formula="of:=CONCATENATE(&quot;                           user: @&quot;;[.J10];&quot;,&quot;)" office:value-type="string" office:string-value="                           user: @kkn," calcext:value-type="string">
            <text:p><text:s text:c="27"/>user: @kkn,</text:p>
          </table:table-cell>
          <table:table-cell table:formula="of:=CONCATENATE(&quot;                           number: '&quot;;[.C10];&quot;',&quot;)" office:value-type="string" office:string-value="                           number: '69'," calcext:value-type="string">
            <text:p><text:s text:c="27"/>number: '69',</text:p>
          </table:table-cell>
          <table:table-cell table:formula="of:=IF([.R10]&gt;0;CONCATENATE(&quot;                           times: '{ &quot;&quot;final&quot;&quot;: &quot;;[.R10];&quot; }'&quot;);&quot;                           times: ''&quot;)" office:value-type="string" office:string-value="                           times: '{ &quot;final&quot;: 861.5 }'" calcext:value-type="string">
            <text:p><text:s text:c="27"/>times: '{ "final": 861.5 }'</text:p>
          </table:table-cell>
          <table:table-cell table:formula="of:=CONCATENATE([.Q10];&quot;2 = Run.create! race: @&quot;;LOWER([.A10]);&quot;_day2,&quot;)" office:value-type="string" office:string-value="@kkn_sp4_day2 = Run.create! race: @sp4_day2," calcext:value-type="string">
            <text:p>@kkn_sp4_day2 = Run.create! race: @sp4_day2,</text:p>
          </table:table-cell>
          <table:table-cell table:formula="of:=IF([.S10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10]" office:value-type="string" office:string-value="Sp4" calcext:value-type="string">
            <text:p>Sp4</text:p>
          </table:table-cell>
          <table:table-cell table:formula="of:=[.S10]" office:value-type="float" office:value="930.9" calcext:value-type="float">
            <text:p>930.9</text:p>
          </table:table-cell>
          <table:table-cell table:number-columns-repeated="13"/>
        </table:table-row>
        <table:table-row table:style-name="ro2">
          <table:table-cell table:formula="of:=[.A10]" office:value-type="string" office:string-value="Sp4" calcext:value-type="string">
            <text:p>Sp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Sussie</text:p>
          </table:table-cell>
          <table:table-cell table:style-name="ce1" office:value-type="string" calcext:value-type="string">
            <text:p>Grönberg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string" calcext:value-type="string">
            <text:p>29:55,2</text:p>
          </table:table-cell>
          <table:table-cell table:style-name="ce1" office:value-type="string" calcext:value-type="string">
            <text:p>14:27,5</text:p>
          </table:table-cell>
          <table:table-cell table:style-name="ce1" office:value-type="string" calcext:value-type="string">
            <text:p>15:27,7</text:p>
          </table:table-cell>
          <table:table-cell table:style-name="ce3" table:formula="of:=CONCATENATE(LOWER(LEFT([.D11]));LOWER(LEFT([.E11]));LOWER(LEFT([.F11])))" office:value-type="string" office:string-value="sgs" calcext:value-type="string">
            <text:p>sgs</text:p>
          </table:table-cell>
          <table:table-cell table:formula="of:=CONCATENATE(&quot;@&quot;;[.J11];&quot; ||= User.create! email: '&quot;;LOWER([.D11]);&quot;.&quot;;LOWER([.E11]);&quot;@example.com',&quot;)" office:value-type="string" office:string-value="@sgs ||= User.create! email: 'sussie.grönberg@example.com'," calcext:value-type="string">
            <text:p>@sgs ||= User.create! email: 'sussie.grönberg@example.com',</text:p>
          </table:table-cell>
          <table:table-cell table:style-name="ce4" table:formula="of:=CONCATENATE(&quot;                  password: '&quot;;[.D11];&quot;1234567',&quot;)" office:value-type="string" office:string-value="                  password: 'Sussie1234567'," calcext:value-type="string">
            <text:p><text:s text:c="18"/>password: 'Sussie1234567',</text:p>
          </table:table-cell>
          <table:table-cell table:style-name="ce4" table:formula="of:=CONCATENATE(&quot;                  password_confirmation: '&quot;;[.D11];&quot;1234567',&quot;)" office:value-type="string" office:string-value="                  password_confirmation: 'Sussie1234567'," calcext:value-type="string">
            <text:p><text:s text:c="18"/>password_confirmation: 'Sussie1234567',</text:p>
          </table:table-cell>
          <table:table-cell table:style-name="ce4" table:formula="of:=CONCATENATE(&quot;                  display_name: '&quot;;[.D11];&quot; &quot;;[.E11];&quot;',&quot;)" office:value-type="string" office:string-value="                  display_name: 'Sussie Grönberg'," calcext:value-type="string">
            <text:p><text:s text:c="18"/>display_name: 'Sussie Grönberg',</text:p>
          </table:table-cell>
          <table:table-cell table:style-name="ce4" table:formula="of:=CONCATENATE(&quot;                  nationality: :&quot;;LOWER([.F11]))" office:value-type="string" office:string-value="                  nationality: :sweden" calcext:value-type="string">
            <text:p><text:s text:c="18"/>nationality: :sweden</text:p>
          </table:table-cell>
          <table:table-cell/>
          <table:table-cell table:formula="of:=CONCATENATE(&quot;@&quot;;[.J11];&quot;_&quot;;LOWER([.A11]);&quot;_day&quot;)" office:value-type="string" office:string-value="@sgs_sp4_day" calcext:value-type="string">
            <text:p>@sgs_sp4_day</text:p>
          </table:table-cell>
          <table:table-cell table:formula="of:=IFERROR( VALUE(LEFT([.H11];2))*60+VALUE(MID(REPLACE([.H11];6;1;&quot;.&quot;);4;4)) ;0)" office:value-type="float" office:value="867.5" calcext:value-type="float">
            <text:p>867.5</text:p>
          </table:table-cell>
          <table:table-cell table:formula="of:=IFERROR( VALUE(LEFT([.I11];2))*60+VALUE(MID(REPLACE([.I11];6;1;&quot;.&quot;);4;4)) ;0)" office:value-type="float" office:value="927.7" calcext:value-type="float">
            <text:p>927.7</text:p>
          </table:table-cell>
          <table:table-cell table:formula="of:=CONCATENATE([.Q11];&quot;1 = Run.create! race: @&quot;;LOWER([.A11]);&quot;_day1,&quot;)" office:value-type="string" office:string-value="@sgs_sp4_day1 = Run.create! race: @sp4_day1," calcext:value-type="string">
            <text:p>@sgs_sp4_day1 = Run.create! race: @sp4_day1,</text:p>
          </table:table-cell>
          <table:table-cell table:formula="of:=CONCATENATE(&quot;                           user: @&quot;;[.J11];&quot;,&quot;)" office:value-type="string" office:string-value="                           user: @sgs," calcext:value-type="string">
            <text:p><text:s text:c="27"/>user: @sgs,</text:p>
          </table:table-cell>
          <table:table-cell table:formula="of:=CONCATENATE(&quot;                           number: '&quot;;[.C11];&quot;',&quot;)" office:value-type="string" office:string-value="                           number: '60'," calcext:value-type="string">
            <text:p><text:s text:c="27"/>number: '60',</text:p>
          </table:table-cell>
          <table:table-cell table:formula="of:=IF([.R11]&gt;0;CONCATENATE(&quot;                           times: '{ &quot;&quot;final&quot;&quot;: &quot;;[.R11];&quot; }'&quot;);&quot;                           times: ''&quot;)" office:value-type="string" office:string-value="                           times: '{ &quot;final&quot;: 867.5 }'" calcext:value-type="string">
            <text:p><text:s text:c="27"/>times: '{ "final": 867.5 }'</text:p>
          </table:table-cell>
          <table:table-cell table:formula="of:=CONCATENATE([.Q11];&quot;2 = Run.create! race: @&quot;;LOWER([.A11]);&quot;_day2,&quot;)" office:value-type="string" office:string-value="@sgs_sp4_day2 = Run.create! race: @sp4_day2," calcext:value-type="string">
            <text:p>@sgs_sp4_day2 = Run.create! race: @sp4_day2,</text:p>
          </table:table-cell>
          <table:table-cell table:formula="of:=IF([.S11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11]" office:value-type="string" office:string-value="Sp4" calcext:value-type="string">
            <text:p>Sp4</text:p>
          </table:table-cell>
          <table:table-cell table:formula="of:=[.S11]" office:value-type="float" office:value="927.7" calcext:value-type="float">
            <text:p>927.7</text:p>
          </table:table-cell>
          <table:table-cell table:number-columns-repeated="13"/>
        </table:table-row>
        <table:table-row table:style-name="ro2">
          <table:table-cell table:formula="of:=[.A11]" office:value-type="string" office:string-value="Sp4" calcext:value-type="string">
            <text:p>Sp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Heta</text:p>
          </table:table-cell>
          <table:table-cell table:style-name="ce1" office:value-type="string" calcext:value-type="string">
            <text:p>Lehtomäki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31:01,9</text:p>
          </table:table-cell>
          <table:table-cell table:style-name="ce1" office:value-type="string" calcext:value-type="string">
            <text:p>15:19,0</text:p>
          </table:table-cell>
          <table:table-cell table:style-name="ce1" office:value-type="string" calcext:value-type="string">
            <text:p>15:42,9</text:p>
          </table:table-cell>
          <table:table-cell table:style-name="ce3" table:formula="of:=CONCATENATE(LOWER(LEFT([.D12]));LOWER(LEFT([.E12]));LOWER(LEFT([.F12])))" office:value-type="string" office:string-value="hlf" calcext:value-type="string">
            <text:p>hlf</text:p>
          </table:table-cell>
          <table:table-cell table:formula="of:=CONCATENATE(&quot;@&quot;;[.J12];&quot; ||= User.create! email: '&quot;;LOWER([.D12]);&quot;.&quot;;LOWER([.E12]);&quot;@example.com',&quot;)" office:value-type="string" office:string-value="@hlf ||= User.create! email: 'heta.lehtomäki@example.com'," calcext:value-type="string">
            <text:p>@hlf ||= User.create! email: 'heta.lehtomäki@example.com',</text:p>
          </table:table-cell>
          <table:table-cell table:style-name="ce4" table:formula="of:=CONCATENATE(&quot;                  password: '&quot;;[.D12];&quot;1234567',&quot;)" office:value-type="string" office:string-value="                  password: 'Heta1234567'," calcext:value-type="string">
            <text:p><text:s text:c="18"/>password: 'Heta1234567',</text:p>
          </table:table-cell>
          <table:table-cell table:style-name="ce4" table:formula="of:=CONCATENATE(&quot;                  password_confirmation: '&quot;;[.D12];&quot;1234567',&quot;)" office:value-type="string" office:string-value="                  password_confirmation: 'Heta1234567'," calcext:value-type="string">
            <text:p><text:s text:c="18"/>password_confirmation: 'Heta1234567',</text:p>
          </table:table-cell>
          <table:table-cell table:style-name="ce4" table:formula="of:=CONCATENATE(&quot;                  display_name: '&quot;;[.D12];&quot; &quot;;[.E12];&quot;',&quot;)" office:value-type="string" office:string-value="                  display_name: 'Heta Lehtomäki'," calcext:value-type="string">
            <text:p><text:s text:c="18"/>display_name: 'Heta Lehtomäki',</text:p>
          </table:table-cell>
          <table:table-cell table:style-name="ce4" table:formula="of:=CONCATENATE(&quot;                  nationality: :&quot;;LOWER([.F12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12];&quot;_&quot;;LOWER([.A12]);&quot;_day&quot;)" office:value-type="string" office:string-value="@hlf_sp4_day" calcext:value-type="string">
            <text:p>@hlf_sp4_day</text:p>
          </table:table-cell>
          <table:table-cell table:formula="of:=IFERROR( VALUE(LEFT([.H12];2))*60+VALUE(MID(REPLACE([.H12];6;1;&quot;.&quot;);4;4)) ;0)" office:value-type="float" office:value="919" calcext:value-type="float">
            <text:p>919</text:p>
          </table:table-cell>
          <table:table-cell table:formula="of:=IFERROR( VALUE(LEFT([.I12];2))*60+VALUE(MID(REPLACE([.I12];6;1;&quot;.&quot;);4;4)) ;0)" office:value-type="float" office:value="942.9" calcext:value-type="float">
            <text:p>942.9</text:p>
          </table:table-cell>
          <table:table-cell table:formula="of:=CONCATENATE([.Q12];&quot;1 = Run.create! race: @&quot;;LOWER([.A12]);&quot;_day1,&quot;)" office:value-type="string" office:string-value="@hlf_sp4_day1 = Run.create! race: @sp4_day1," calcext:value-type="string">
            <text:p>@hlf_sp4_day1 = Run.create! race: @sp4_day1,</text:p>
          </table:table-cell>
          <table:table-cell table:formula="of:=CONCATENATE(&quot;                           user: @&quot;;[.J12];&quot;,&quot;)" office:value-type="string" office:string-value="                           user: @hlf," calcext:value-type="string">
            <text:p><text:s text:c="27"/>user: @hlf,</text:p>
          </table:table-cell>
          <table:table-cell table:formula="of:=CONCATENATE(&quot;                           number: '&quot;;[.C12];&quot;',&quot;)" office:value-type="string" office:string-value="                           number: '66'," calcext:value-type="string">
            <text:p><text:s text:c="27"/>number: '66',</text:p>
          </table:table-cell>
          <table:table-cell table:formula="of:=IF([.R12]&gt;0;CONCATENATE(&quot;                           times: '{ &quot;&quot;final&quot;&quot;: &quot;;[.R12];&quot; }'&quot;);&quot;                           times: ''&quot;)" office:value-type="string" office:string-value="                           times: '{ &quot;final&quot;: 919 }'" calcext:value-type="string">
            <text:p><text:s text:c="27"/>times: '{ "final": 919 }'</text:p>
          </table:table-cell>
          <table:table-cell table:formula="of:=CONCATENATE([.Q12];&quot;2 = Run.create! race: @&quot;;LOWER([.A12]);&quot;_day2,&quot;)" office:value-type="string" office:string-value="@hlf_sp4_day2 = Run.create! race: @sp4_day2," calcext:value-type="string">
            <text:p>@hlf_sp4_day2 = Run.create! race: @sp4_day2,</text:p>
          </table:table-cell>
          <table:table-cell table:formula="of:=IF([.S12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12]" office:value-type="string" office:string-value="Sp4" calcext:value-type="string">
            <text:p>Sp4</text:p>
          </table:table-cell>
          <table:table-cell table:formula="of:=[.S12]" office:value-type="float" office:value="942.9" calcext:value-type="float">
            <text:p>942.9</text:p>
          </table:table-cell>
          <table:table-cell table:number-columns-repeated="13"/>
        </table:table-row>
        <table:table-row table:style-name="ro2">
          <table:table-cell table:formula="of:=[.A12]" office:value-type="string" office:string-value="Sp4" calcext:value-type="string">
            <text:p>Sp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Lukasz</text:p>
          </table:table-cell>
          <table:table-cell table:style-name="ce1" office:value-type="string" calcext:value-type="string">
            <text:p>Paczynski</text:p>
          </table:table-cell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31:07,3</text:p>
          </table:table-cell>
          <table:table-cell table:style-name="ce1" office:value-type="string" calcext:value-type="string">
            <text:p>15:06,5</text:p>
          </table:table-cell>
          <table:table-cell table:style-name="ce1" office:value-type="string" calcext:value-type="string">
            <text:p>16:00,8</text:p>
          </table:table-cell>
          <table:table-cell table:style-name="ce3" table:formula="of:=CONCATENATE(LOWER(LEFT([.D13]));LOWER(LEFT([.E13]));LOWER(LEFT([.F13])))" office:value-type="string" office:string-value="lpp" calcext:value-type="string">
            <text:p>lpp</text:p>
          </table:table-cell>
          <table:table-cell table:formula="of:=CONCATENATE(&quot;@&quot;;[.J13];&quot; ||= User.create! email: '&quot;;LOWER([.D13]);&quot;.&quot;;LOWER([.E13]);&quot;@example.com',&quot;)" office:value-type="string" office:string-value="@lpp ||= User.create! email: 'lukasz.paczynski@example.com'," calcext:value-type="string">
            <text:p>@lpp ||= User.create! email: 'lukasz.paczynski@example.com',</text:p>
          </table:table-cell>
          <table:table-cell table:style-name="ce4" table:formula="of:=CONCATENATE(&quot;                  password: '&quot;;[.D13];&quot;1234567',&quot;)" office:value-type="string" office:string-value="                  password: 'Lukasz1234567'," calcext:value-type="string">
            <text:p><text:s text:c="18"/>password: 'Lukasz1234567',</text:p>
          </table:table-cell>
          <table:table-cell table:style-name="ce4" table:formula="of:=CONCATENATE(&quot;                  password_confirmation: '&quot;;[.D13];&quot;1234567',&quot;)" office:value-type="string" office:string-value="                  password_confirmation: 'Lukasz1234567'," calcext:value-type="string">
            <text:p><text:s text:c="18"/>password_confirmation: 'Lukasz1234567',</text:p>
          </table:table-cell>
          <table:table-cell table:style-name="ce4" table:formula="of:=CONCATENATE(&quot;                  display_name: '&quot;;[.D13];&quot; &quot;;[.E13];&quot;',&quot;)" office:value-type="string" office:string-value="                  display_name: 'Lukasz Paczynski'," calcext:value-type="string">
            <text:p><text:s text:c="18"/>display_name: 'Lukasz Paczynski',</text:p>
          </table:table-cell>
          <table:table-cell table:style-name="ce4" table:formula="of:=CONCATENATE(&quot;                  nationality: :&quot;;LOWER([.F13]))" office:value-type="string" office:string-value="                  nationality: :poland" calcext:value-type="string">
            <text:p><text:s text:c="18"/>nationality: :poland</text:p>
          </table:table-cell>
          <table:table-cell/>
          <table:table-cell table:formula="of:=CONCATENATE(&quot;@&quot;;[.J13];&quot;_&quot;;LOWER([.A13]);&quot;_day&quot;)" office:value-type="string" office:string-value="@lpp_sp4_day" calcext:value-type="string">
            <text:p>@lpp_sp4_day</text:p>
          </table:table-cell>
          <table:table-cell table:formula="of:=IFERROR( VALUE(LEFT([.H13];2))*60+VALUE(MID(REPLACE([.H13];6;1;&quot;.&quot;);4;4)) ;0)" office:value-type="float" office:value="906.5" calcext:value-type="float">
            <text:p>906.5</text:p>
          </table:table-cell>
          <table:table-cell table:formula="of:=IFERROR( VALUE(LEFT([.I13];2))*60+VALUE(MID(REPLACE([.I13];6;1;&quot;.&quot;);4;4)) ;0)" office:value-type="float" office:value="960.8" calcext:value-type="float">
            <text:p>960.8</text:p>
          </table:table-cell>
          <table:table-cell table:formula="of:=CONCATENATE([.Q13];&quot;1 = Run.create! race: @&quot;;LOWER([.A13]);&quot;_day1,&quot;)" office:value-type="string" office:string-value="@lpp_sp4_day1 = Run.create! race: @sp4_day1," calcext:value-type="string">
            <text:p>@lpp_sp4_day1 = Run.create! race: @sp4_day1,</text:p>
          </table:table-cell>
          <table:table-cell table:formula="of:=CONCATENATE(&quot;                           user: @&quot;;[.J13];&quot;,&quot;)" office:value-type="string" office:string-value="                           user: @lpp," calcext:value-type="string">
            <text:p><text:s text:c="27"/>user: @lpp,</text:p>
          </table:table-cell>
          <table:table-cell table:formula="of:=CONCATENATE(&quot;                           number: '&quot;;[.C13];&quot;',&quot;)" office:value-type="string" office:string-value="                           number: '62'," calcext:value-type="string">
            <text:p><text:s text:c="27"/>number: '62',</text:p>
          </table:table-cell>
          <table:table-cell table:formula="of:=IF([.R13]&gt;0;CONCATENATE(&quot;                           times: '{ &quot;&quot;final&quot;&quot;: &quot;;[.R13];&quot; }'&quot;);&quot;                           times: ''&quot;)" office:value-type="string" office:string-value="                           times: '{ &quot;final&quot;: 906.5 }'" calcext:value-type="string">
            <text:p><text:s text:c="27"/>times: '{ "final": 906.5 }'</text:p>
          </table:table-cell>
          <table:table-cell table:formula="of:=CONCATENATE([.Q13];&quot;2 = Run.create! race: @&quot;;LOWER([.A13]);&quot;_day2,&quot;)" office:value-type="string" office:string-value="@lpp_sp4_day2 = Run.create! race: @sp4_day2," calcext:value-type="string">
            <text:p>@lpp_sp4_day2 = Run.create! race: @sp4_day2,</text:p>
          </table:table-cell>
          <table:table-cell table:formula="of:=IF([.S13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13]" office:value-type="string" office:string-value="Sp4" calcext:value-type="string">
            <text:p>Sp4</text:p>
          </table:table-cell>
          <table:table-cell table:formula="of:=[.S13]" office:value-type="float" office:value="960.8" calcext:value-type="float">
            <text:p>960.8</text:p>
          </table:table-cell>
          <table:table-cell table:number-columns-repeated="13"/>
        </table:table-row>
        <table:table-row table:style-name="ro2">
          <table:table-cell table:formula="of:=[.A13]" office:value-type="string" office:string-value="Sp4" calcext:value-type="string">
            <text:p>Sp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Dagmar</text:p>
          </table:table-cell>
          <table:table-cell table:style-name="ce1" office:value-type="string" calcext:value-type="string">
            <text:p>Nesnerová</text:p>
          </table:table-cell>
          <table:table-cell table:style-name="ce1" office:value-type="string" calcext:value-type="string">
            <text:p>CzechRepublic</text:p>
          </table:table-cell>
          <table:table-cell table:style-name="ce1" office:value-type="string" calcext:value-type="string">
            <text:p>32:05,1</text:p>
          </table:table-cell>
          <table:table-cell table:style-name="ce1" office:value-type="string" calcext:value-type="string">
            <text:p>15:18,4</text:p>
          </table:table-cell>
          <table:table-cell table:style-name="ce1" office:value-type="string" calcext:value-type="string">
            <text:p>16:46,7</text:p>
          </table:table-cell>
          <table:table-cell table:style-name="ce3" table:formula="of:=CONCATENATE(LOWER(LEFT([.D14]));LOWER(LEFT([.E14]));LOWER(LEFT([.F14])))" office:value-type="string" office:string-value="dnc" calcext:value-type="string">
            <text:p>dnc</text:p>
          </table:table-cell>
          <table:table-cell table:formula="of:=CONCATENATE(&quot;@&quot;;[.J14];&quot; ||= User.create! email: '&quot;;LOWER([.D14]);&quot;.&quot;;LOWER([.E14]);&quot;@example.com',&quot;)" office:value-type="string" office:string-value="@dnc ||= User.create! email: 'dagmar.nesnerová@example.com'," calcext:value-type="string">
            <text:p>@dnc ||= User.create! email: 'dagmar.nesnerová@example.com',</text:p>
          </table:table-cell>
          <table:table-cell table:style-name="ce4" table:formula="of:=CONCATENATE(&quot;                  password: '&quot;;[.D14];&quot;1234567',&quot;)" office:value-type="string" office:string-value="                  password: 'Dagmar1234567'," calcext:value-type="string">
            <text:p><text:s text:c="18"/>password: 'Dagmar1234567',</text:p>
          </table:table-cell>
          <table:table-cell table:style-name="ce4" table:formula="of:=CONCATENATE(&quot;                  password_confirmation: '&quot;;[.D14];&quot;1234567',&quot;)" office:value-type="string" office:string-value="                  password_confirmation: 'Dagmar1234567'," calcext:value-type="string">
            <text:p><text:s text:c="18"/>password_confirmation: 'Dagmar1234567',</text:p>
          </table:table-cell>
          <table:table-cell table:style-name="ce4" table:formula="of:=CONCATENATE(&quot;                  display_name: '&quot;;[.D14];&quot; &quot;;[.E14];&quot;',&quot;)" office:value-type="string" office:string-value="                  display_name: 'Dagmar Nesnerová'," calcext:value-type="string">
            <text:p><text:s text:c="18"/>display_name: 'Dagmar Nesnerová',</text:p>
          </table:table-cell>
          <table:table-cell table:style-name="ce4" table:formula="of:=CONCATENATE(&quot;                  nationality: :&quot;;LOWER([.F14]))" office:value-type="string" office:string-value="                  nationality: :czechrepublic" calcext:value-type="string">
            <text:p><text:s text:c="18"/>nationality: :czechrepublic</text:p>
          </table:table-cell>
          <table:table-cell/>
          <table:table-cell table:formula="of:=CONCATENATE(&quot;@&quot;;[.J14];&quot;_&quot;;LOWER([.A14]);&quot;_day&quot;)" office:value-type="string" office:string-value="@dnc_sp4_day" calcext:value-type="string">
            <text:p>@dnc_sp4_day</text:p>
          </table:table-cell>
          <table:table-cell table:formula="of:=IFERROR( VALUE(LEFT([.H14];2))*60+VALUE(MID(REPLACE([.H14];6;1;&quot;.&quot;);4;4)) ;0)" office:value-type="float" office:value="918.4" calcext:value-type="float">
            <text:p>918.4</text:p>
          </table:table-cell>
          <table:table-cell table:formula="of:=IFERROR( VALUE(LEFT([.I14];2))*60+VALUE(MID(REPLACE([.I14];6;1;&quot;.&quot;);4;4)) ;0)" office:value-type="float" office:value="1006.7" calcext:value-type="float">
            <text:p>1006.7</text:p>
          </table:table-cell>
          <table:table-cell table:formula="of:=CONCATENATE([.Q14];&quot;1 = Run.create! race: @&quot;;LOWER([.A14]);&quot;_day1,&quot;)" office:value-type="string" office:string-value="@dnc_sp4_day1 = Run.create! race: @sp4_day1," calcext:value-type="string">
            <text:p>@dnc_sp4_day1 = Run.create! race: @sp4_day1,</text:p>
          </table:table-cell>
          <table:table-cell table:formula="of:=CONCATENATE(&quot;                           user: @&quot;;[.J14];&quot;,&quot;)" office:value-type="string" office:string-value="                           user: @dnc," calcext:value-type="string">
            <text:p><text:s text:c="27"/>user: @dnc,</text:p>
          </table:table-cell>
          <table:table-cell table:formula="of:=CONCATENATE(&quot;                           number: '&quot;;[.C14];&quot;',&quot;)" office:value-type="string" office:string-value="                           number: '54'," calcext:value-type="string">
            <text:p><text:s text:c="27"/>number: '54',</text:p>
          </table:table-cell>
          <table:table-cell table:formula="of:=IF([.R14]&gt;0;CONCATENATE(&quot;                           times: '{ &quot;&quot;final&quot;&quot;: &quot;;[.R14];&quot; }'&quot;);&quot;                           times: ''&quot;)" office:value-type="string" office:string-value="                           times: '{ &quot;final&quot;: 918.4 }'" calcext:value-type="string">
            <text:p><text:s text:c="27"/>times: '{ "final": 918.4 }'</text:p>
          </table:table-cell>
          <table:table-cell table:formula="of:=CONCATENATE([.Q14];&quot;2 = Run.create! race: @&quot;;LOWER([.A14]);&quot;_day2,&quot;)" office:value-type="string" office:string-value="@dnc_sp4_day2 = Run.create! race: @sp4_day2," calcext:value-type="string">
            <text:p>@dnc_sp4_day2 = Run.create! race: @sp4_day2,</text:p>
          </table:table-cell>
          <table:table-cell table:formula="of:=IF([.S14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14]" office:value-type="string" office:string-value="Sp4" calcext:value-type="string">
            <text:p>Sp4</text:p>
          </table:table-cell>
          <table:table-cell table:formula="of:=[.S14]" office:value-type="float" office:value="1006.7" calcext:value-type="float">
            <text:p>1006.7</text:p>
          </table:table-cell>
          <table:table-cell table:number-columns-repeated="13"/>
        </table:table-row>
        <table:table-row table:style-name="ro2">
          <table:table-cell table:formula="of:=[.A14]" office:value-type="string" office:string-value="Sp4" calcext:value-type="string">
            <text:p>Sp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Anu</text:p>
          </table:table-cell>
          <table:table-cell table:style-name="ce1" office:value-type="string" calcext:value-type="string">
            <text:p>Parikka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36:17,9</text:p>
          </table:table-cell>
          <table:table-cell table:style-name="ce1" office:value-type="string" calcext:value-type="string">
            <text:p>16:46,9</text:p>
          </table:table-cell>
          <table:table-cell table:style-name="ce1" office:value-type="string" calcext:value-type="string">
            <text:p>19:31,0</text:p>
          </table:table-cell>
          <table:table-cell table:style-name="ce3" table:formula="of:=CONCATENATE(LOWER(LEFT([.D15]));LOWER(LEFT([.E15]));LOWER(LEFT([.F15])))" office:value-type="string" office:string-value="apf" calcext:value-type="string">
            <text:p>apf</text:p>
          </table:table-cell>
          <table:table-cell table:formula="of:=CONCATENATE(&quot;@&quot;;[.J15];&quot; ||= User.create! email: '&quot;;LOWER([.D15]);&quot;.&quot;;LOWER([.E15]);&quot;@example.com',&quot;)" office:value-type="string" office:string-value="@apf ||= User.create! email: 'anu.parikka@example.com'," calcext:value-type="string">
            <text:p>@apf ||= User.create! email: 'anu.parikka@example.com',</text:p>
          </table:table-cell>
          <table:table-cell table:style-name="ce4" table:formula="of:=CONCATENATE(&quot;                  password: '&quot;;[.D15];&quot;1234567',&quot;)" office:value-type="string" office:string-value="                  password: 'Anu1234567'," calcext:value-type="string">
            <text:p><text:s text:c="18"/>password: 'Anu1234567',</text:p>
          </table:table-cell>
          <table:table-cell table:style-name="ce4" table:formula="of:=CONCATENATE(&quot;                  password_confirmation: '&quot;;[.D15];&quot;1234567',&quot;)" office:value-type="string" office:string-value="                  password_confirmation: 'Anu1234567'," calcext:value-type="string">
            <text:p><text:s text:c="18"/>password_confirmation: 'Anu1234567',</text:p>
          </table:table-cell>
          <table:table-cell table:style-name="ce4" table:formula="of:=CONCATENATE(&quot;                  display_name: '&quot;;[.D15];&quot; &quot;;[.E15];&quot;',&quot;)" office:value-type="string" office:string-value="                  display_name: 'Anu Parikka'," calcext:value-type="string">
            <text:p><text:s text:c="18"/>display_name: 'Anu Parikka',</text:p>
          </table:table-cell>
          <table:table-cell table:style-name="ce4" table:formula="of:=CONCATENATE(&quot;                  nationality: :&quot;;LOWER([.F15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15];&quot;_&quot;;LOWER([.A15]);&quot;_day&quot;)" office:value-type="string" office:string-value="@apf_sp4_day" calcext:value-type="string">
            <text:p>@apf_sp4_day</text:p>
          </table:table-cell>
          <table:table-cell table:formula="of:=IFERROR( VALUE(LEFT([.H15];2))*60+VALUE(MID(REPLACE([.H15];6;1;&quot;.&quot;);4;4)) ;0)" office:value-type="float" office:value="1006.9" calcext:value-type="float">
            <text:p>1006.9</text:p>
          </table:table-cell>
          <table:table-cell table:formula="of:=IFERROR( VALUE(LEFT([.I15];2))*60+VALUE(MID(REPLACE([.I15];6;1;&quot;.&quot;);4;4)) ;0)" office:value-type="float" office:value="1171" calcext:value-type="float">
            <text:p>1171</text:p>
          </table:table-cell>
          <table:table-cell table:formula="of:=CONCATENATE([.Q15];&quot;1 = Run.create! race: @&quot;;LOWER([.A15]);&quot;_day1,&quot;)" office:value-type="string" office:string-value="@apf_sp4_day1 = Run.create! race: @sp4_day1," calcext:value-type="string">
            <text:p>@apf_sp4_day1 = Run.create! race: @sp4_day1,</text:p>
          </table:table-cell>
          <table:table-cell table:formula="of:=CONCATENATE(&quot;                           user: @&quot;;[.J15];&quot;,&quot;)" office:value-type="string" office:string-value="                           user: @apf," calcext:value-type="string">
            <text:p><text:s text:c="27"/>user: @apf,</text:p>
          </table:table-cell>
          <table:table-cell table:formula="of:=CONCATENATE(&quot;                           number: '&quot;;[.C15];&quot;',&quot;)" office:value-type="string" office:string-value="                           number: '64'," calcext:value-type="string">
            <text:p><text:s text:c="27"/>number: '64',</text:p>
          </table:table-cell>
          <table:table-cell table:formula="of:=IF([.R15]&gt;0;CONCATENATE(&quot;                           times: '{ &quot;&quot;final&quot;&quot;: &quot;;[.R15];&quot; }'&quot;);&quot;                           times: ''&quot;)" office:value-type="string" office:string-value="                           times: '{ &quot;final&quot;: 1006.9 }'" calcext:value-type="string">
            <text:p><text:s text:c="27"/>times: '{ "final": 1006.9 }'</text:p>
          </table:table-cell>
          <table:table-cell table:formula="of:=CONCATENATE([.Q15];&quot;2 = Run.create! race: @&quot;;LOWER([.A15]);&quot;_day2,&quot;)" office:value-type="string" office:string-value="@apf_sp4_day2 = Run.create! race: @sp4_day2," calcext:value-type="string">
            <text:p>@apf_sp4_day2 = Run.create! race: @sp4_day2,</text:p>
          </table:table-cell>
          <table:table-cell table:formula="of:=IF([.S15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15]" office:value-type="string" office:string-value="Sp4" calcext:value-type="string">
            <text:p>Sp4</text:p>
          </table:table-cell>
          <table:table-cell table:formula="of:=[.S15]" office:value-type="float" office:value="1171" calcext:value-type="float">
            <text:p>1171</text:p>
          </table:table-cell>
          <table:table-cell table:number-columns-repeated="13"/>
        </table:table-row>
        <table:table-row table:style-name="ro2">
          <table:table-cell table:formula="of:=[.A15]" office:value-type="string" office:string-value="Sp4" calcext:value-type="string">
            <text:p>Sp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Susanna</text:p>
          </table:table-cell>
          <table:table-cell table:style-name="ce1" office:value-type="string" calcext:value-type="string">
            <text:p>Bürkland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37:15,3</text:p>
          </table:table-cell>
          <table:table-cell table:style-name="ce1" office:value-type="string" calcext:value-type="string">
            <text:p>17:20,4</text:p>
          </table:table-cell>
          <table:table-cell table:style-name="ce1" office:value-type="string" calcext:value-type="string">
            <text:p>19:54,9</text:p>
          </table:table-cell>
          <table:table-cell table:style-name="ce3" table:formula="of:=CONCATENATE(LOWER(LEFT([.D16]));LOWER(LEFT([.E16]));LOWER(LEFT([.F16])))" office:value-type="string" office:string-value="sbf" calcext:value-type="string">
            <text:p>sbf</text:p>
          </table:table-cell>
          <table:table-cell table:formula="of:=CONCATENATE(&quot;@&quot;;[.J16];&quot; ||= User.create! email: '&quot;;LOWER([.D16]);&quot;.&quot;;LOWER([.E16]);&quot;@example.com',&quot;)" office:value-type="string" office:string-value="@sbf ||= User.create! email: 'susanna.bürkland@example.com'," calcext:value-type="string">
            <text:p>@sbf ||= User.create! email: 'susanna.bürkland@example.com',</text:p>
          </table:table-cell>
          <table:table-cell table:style-name="ce4" table:formula="of:=CONCATENATE(&quot;                  password: '&quot;;[.D16];&quot;1234567',&quot;)" office:value-type="string" office:string-value="                  password: 'Susanna1234567'," calcext:value-type="string">
            <text:p><text:s text:c="18"/>password: 'Susanna1234567',</text:p>
          </table:table-cell>
          <table:table-cell table:style-name="ce4" table:formula="of:=CONCATENATE(&quot;                  password_confirmation: '&quot;;[.D16];&quot;1234567',&quot;)" office:value-type="string" office:string-value="                  password_confirmation: 'Susanna1234567'," calcext:value-type="string">
            <text:p><text:s text:c="18"/>password_confirmation: 'Susanna1234567',</text:p>
          </table:table-cell>
          <table:table-cell table:style-name="ce4" table:formula="of:=CONCATENATE(&quot;                  display_name: '&quot;;[.D16];&quot; &quot;;[.E16];&quot;',&quot;)" office:value-type="string" office:string-value="                  display_name: 'Susanna Bürkland'," calcext:value-type="string">
            <text:p><text:s text:c="18"/>display_name: 'Susanna Bürkland',</text:p>
          </table:table-cell>
          <table:table-cell table:style-name="ce4" table:formula="of:=CONCATENATE(&quot;                  nationality: :&quot;;LOWER([.F16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16];&quot;_&quot;;LOWER([.A16]);&quot;_day&quot;)" office:value-type="string" office:string-value="@sbf_sp4_day" calcext:value-type="string">
            <text:p>@sbf_sp4_day</text:p>
          </table:table-cell>
          <table:table-cell table:formula="of:=IFERROR( VALUE(LEFT([.H16];2))*60+VALUE(MID(REPLACE([.H16];6;1;&quot;.&quot;);4;4)) ;0)" office:value-type="float" office:value="1040.4" calcext:value-type="float">
            <text:p>1040.4</text:p>
          </table:table-cell>
          <table:table-cell table:formula="of:=IFERROR( VALUE(LEFT([.I16];2))*60+VALUE(MID(REPLACE([.I16];6;1;&quot;.&quot;);4;4)) ;0)" office:value-type="float" office:value="1194.9" calcext:value-type="float">
            <text:p>1194.9</text:p>
          </table:table-cell>
          <table:table-cell table:formula="of:=CONCATENATE([.Q16];&quot;1 = Run.create! race: @&quot;;LOWER([.A16]);&quot;_day1,&quot;)" office:value-type="string" office:string-value="@sbf_sp4_day1 = Run.create! race: @sp4_day1," calcext:value-type="string">
            <text:p>@sbf_sp4_day1 = Run.create! race: @sp4_day1,</text:p>
          </table:table-cell>
          <table:table-cell table:formula="of:=CONCATENATE(&quot;                           user: @&quot;;[.J16];&quot;,&quot;)" office:value-type="string" office:string-value="                           user: @sbf," calcext:value-type="string">
            <text:p><text:s text:c="27"/>user: @sbf,</text:p>
          </table:table-cell>
          <table:table-cell table:formula="of:=CONCATENATE(&quot;                           number: '&quot;;[.C16];&quot;',&quot;)" office:value-type="string" office:string-value="                           number: '61'," calcext:value-type="string">
            <text:p><text:s text:c="27"/>number: '61',</text:p>
          </table:table-cell>
          <table:table-cell table:formula="of:=IF([.R16]&gt;0;CONCATENATE(&quot;                           times: '{ &quot;&quot;final&quot;&quot;: &quot;;[.R16];&quot; }'&quot;);&quot;                           times: ''&quot;)" office:value-type="string" office:string-value="                           times: '{ &quot;final&quot;: 1040.4 }'" calcext:value-type="string">
            <text:p><text:s text:c="27"/>times: '{ "final": 1040.4 }'</text:p>
          </table:table-cell>
          <table:table-cell table:formula="of:=CONCATENATE([.Q16];&quot;2 = Run.create! race: @&quot;;LOWER([.A16]);&quot;_day2,&quot;)" office:value-type="string" office:string-value="@sbf_sp4_day2 = Run.create! race: @sp4_day2," calcext:value-type="string">
            <text:p>@sbf_sp4_day2 = Run.create! race: @sp4_day2,</text:p>
          </table:table-cell>
          <table:table-cell table:formula="of:=IF([.S16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16]" office:value-type="string" office:string-value="Sp4" calcext:value-type="string">
            <text:p>Sp4</text:p>
          </table:table-cell>
          <table:table-cell table:formula="of:=[.S16]" office:value-type="float" office:value="1194.9" calcext:value-type="float">
            <text:p>1194.9</text:p>
          </table:table-cell>
          <table:table-cell table:number-columns-repeated="13"/>
        </table:table-row>
        <table:table-row table:style-name="ro2">
          <table:table-cell table:formula="of:=[.A16]" office:value-type="string" office:string-value="Sp4" calcext:value-type="string">
            <text:p>Sp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Martins</text:p>
          </table:table-cell>
          <table:table-cell table:style-name="ce1" office:value-type="string" calcext:value-type="string">
            <text:p>Kristons</text:p>
          </table:table-cell>
          <table:table-cell table:style-name="ce1" office:value-type="string" calcext:value-type="string">
            <text:p>Latvia</text:p>
          </table:table-cell>
          <table:table-cell table:style-name="ce1" office:value-type="string" calcext:value-type="string">
            <text:p>38:31,9</text:p>
          </table:table-cell>
          <table:table-cell table:style-name="ce1" office:value-type="string" calcext:value-type="string">
            <text:p>18:39,6</text:p>
          </table:table-cell>
          <table:table-cell table:style-name="ce1" office:value-type="string" calcext:value-type="string">
            <text:p>19:52,3</text:p>
          </table:table-cell>
          <table:table-cell table:style-name="ce3" table:formula="of:=CONCATENATE(LOWER(LEFT([.D17]));LOWER(LEFT([.E17]));LOWER(LEFT([.F17])))" office:value-type="string" office:string-value="mkl" calcext:value-type="string">
            <text:p>mkl</text:p>
          </table:table-cell>
          <table:table-cell table:formula="of:=CONCATENATE(&quot;@&quot;;[.J17];&quot; ||= User.create! email: '&quot;;LOWER([.D17]);&quot;.&quot;;LOWER([.E17]);&quot;@example.com',&quot;)" office:value-type="string" office:string-value="@mkl ||= User.create! email: 'martins.kristons@example.com'," calcext:value-type="string">
            <text:p>@mkl ||= User.create! email: 'martins.kristons@example.com',</text:p>
          </table:table-cell>
          <table:table-cell table:style-name="ce4" table:formula="of:=CONCATENATE(&quot;                  password: '&quot;;[.D17];&quot;1234567',&quot;)" office:value-type="string" office:string-value="                  password: 'Martins1234567'," calcext:value-type="string">
            <text:p><text:s text:c="18"/>password: 'Martins1234567',</text:p>
          </table:table-cell>
          <table:table-cell table:style-name="ce4" table:formula="of:=CONCATENATE(&quot;                  password_confirmation: '&quot;;[.D17];&quot;1234567',&quot;)" office:value-type="string" office:string-value="                  password_confirmation: 'Martins1234567'," calcext:value-type="string">
            <text:p><text:s text:c="18"/>password_confirmation: 'Martins1234567',</text:p>
          </table:table-cell>
          <table:table-cell table:style-name="ce4" table:formula="of:=CONCATENATE(&quot;                  display_name: '&quot;;[.D17];&quot; &quot;;[.E17];&quot;',&quot;)" office:value-type="string" office:string-value="                  display_name: 'Martins Kristons'," calcext:value-type="string">
            <text:p><text:s text:c="18"/>display_name: 'Martins Kristons',</text:p>
          </table:table-cell>
          <table:table-cell table:style-name="ce4" table:formula="of:=CONCATENATE(&quot;                  nationality: :&quot;;LOWER([.F17]))" office:value-type="string" office:string-value="                  nationality: :latvia" calcext:value-type="string">
            <text:p><text:s text:c="18"/>nationality: :latvia</text:p>
          </table:table-cell>
          <table:table-cell/>
          <table:table-cell table:formula="of:=CONCATENATE(&quot;@&quot;;[.J17];&quot;_&quot;;LOWER([.A17]);&quot;_day&quot;)" office:value-type="string" office:string-value="@mkl_sp4_day" calcext:value-type="string">
            <text:p>@mkl_sp4_day</text:p>
          </table:table-cell>
          <table:table-cell table:formula="of:=IFERROR( VALUE(LEFT([.H17];2))*60+VALUE(MID(REPLACE([.H17];6;1;&quot;.&quot;);4;4)) ;0)" office:value-type="float" office:value="1119.6" calcext:value-type="float">
            <text:p>1119.6</text:p>
          </table:table-cell>
          <table:table-cell table:formula="of:=IFERROR( VALUE(LEFT([.I17];2))*60+VALUE(MID(REPLACE([.I17];6;1;&quot;.&quot;);4;4)) ;0)" office:value-type="float" office:value="1192.3" calcext:value-type="float">
            <text:p>1192.3</text:p>
          </table:table-cell>
          <table:table-cell table:formula="of:=CONCATENATE([.Q17];&quot;1 = Run.create! race: @&quot;;LOWER([.A17]);&quot;_day1,&quot;)" office:value-type="string" office:string-value="@mkl_sp4_day1 = Run.create! race: @sp4_day1," calcext:value-type="string">
            <text:p>@mkl_sp4_day1 = Run.create! race: @sp4_day1,</text:p>
          </table:table-cell>
          <table:table-cell table:formula="of:=CONCATENATE(&quot;                           user: @&quot;;[.J17];&quot;,&quot;)" office:value-type="string" office:string-value="                           user: @mkl," calcext:value-type="string">
            <text:p><text:s text:c="27"/>user: @mkl,</text:p>
          </table:table-cell>
          <table:table-cell table:formula="of:=CONCATENATE(&quot;                           number: '&quot;;[.C17];&quot;',&quot;)" office:value-type="string" office:string-value="                           number: '71'," calcext:value-type="string">
            <text:p><text:s text:c="27"/>number: '71',</text:p>
          </table:table-cell>
          <table:table-cell table:formula="of:=IF([.R17]&gt;0;CONCATENATE(&quot;                           times: '{ &quot;&quot;final&quot;&quot;: &quot;;[.R17];&quot; }'&quot;);&quot;                           times: ''&quot;)" office:value-type="string" office:string-value="                           times: '{ &quot;final&quot;: 1119.6 }'" calcext:value-type="string">
            <text:p><text:s text:c="27"/>times: '{ "final": 1119.6 }'</text:p>
          </table:table-cell>
          <table:table-cell table:formula="of:=CONCATENATE([.Q17];&quot;2 = Run.create! race: @&quot;;LOWER([.A17]);&quot;_day2,&quot;)" office:value-type="string" office:string-value="@mkl_sp4_day2 = Run.create! race: @sp4_day2," calcext:value-type="string">
            <text:p>@mkl_sp4_day2 = Run.create! race: @sp4_day2,</text:p>
          </table:table-cell>
          <table:table-cell table:formula="of:=IF([.S17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17]" office:value-type="string" office:string-value="Sp4" calcext:value-type="string">
            <text:p>Sp4</text:p>
          </table:table-cell>
          <table:table-cell table:formula="of:=[.S17]" office:value-type="float" office:value="1192.3" calcext:value-type="float">
            <text:p>1192.3</text:p>
          </table:table-cell>
          <table:table-cell table:number-columns-repeated="13"/>
        </table:table-row>
        <table:table-row table:style-name="ro2">
          <table:table-cell table:formula="of:=[.A17]" office:value-type="string" office:string-value="Sp4" calcext:value-type="string">
            <text:p>Sp4</text:p>
          </table:table-cell>
          <table:table-cell table:style-name="ce2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ain</text:p>
          </table:table-cell>
          <table:table-cell table:style-name="ce1" office:value-type="string" calcext:value-type="string">
            <text:p>Hercher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DNF</text:p>
          </table:table-cell>
          <table:table-cell table:style-name="ce1" office:value-type="string" calcext:value-type="string">
            <text:p>21:02,3</text:p>
          </table:table-cell>
          <table:table-cell table:style-name="ce1" office:value-type="string" calcext:value-type="string">
            <text:p>DNS</text:p>
          </table:table-cell>
          <table:table-cell table:style-name="ce3" table:formula="of:=CONCATENATE(LOWER(LEFT([.D18]));LOWER(LEFT([.E18]));LOWER(LEFT([.F18])))" office:value-type="string" office:string-value="ahf" calcext:value-type="string">
            <text:p>ahf</text:p>
          </table:table-cell>
          <table:table-cell table:formula="of:=CONCATENATE(&quot;@&quot;;[.J18];&quot; ||= User.create! email: '&quot;;LOWER([.D18]);&quot;.&quot;;LOWER([.E18]);&quot;@example.com',&quot;)" office:value-type="string" office:string-value="@ahf ||= User.create! email: 'alain.hercher@example.com'," calcext:value-type="string">
            <text:p>@ahf ||= User.create! email: 'alain.hercher@example.com',</text:p>
          </table:table-cell>
          <table:table-cell table:style-name="ce4" table:formula="of:=CONCATENATE(&quot;                  password: '&quot;;[.D18];&quot;1234567',&quot;)" office:value-type="string" office:string-value="                  password: 'Alain1234567'," calcext:value-type="string">
            <text:p><text:s text:c="18"/>password: 'Alain1234567',</text:p>
          </table:table-cell>
          <table:table-cell table:style-name="ce4" table:formula="of:=CONCATENATE(&quot;                  password_confirmation: '&quot;;[.D18];&quot;1234567',&quot;)" office:value-type="string" office:string-value="                  password_confirmation: 'Alain1234567'," calcext:value-type="string">
            <text:p><text:s text:c="18"/>password_confirmation: 'Alain1234567',</text:p>
          </table:table-cell>
          <table:table-cell table:style-name="ce4" table:formula="of:=CONCATENATE(&quot;                  display_name: '&quot;;[.D18];&quot; &quot;;[.E18];&quot;',&quot;)" office:value-type="string" office:string-value="                  display_name: 'Alain Hercher'," calcext:value-type="string">
            <text:p><text:s text:c="18"/>display_name: 'Alain Hercher',</text:p>
          </table:table-cell>
          <table:table-cell table:style-name="ce4" table:formula="of:=CONCATENATE(&quot;                  nationality: :&quot;;LOWER([.F18]))" office:value-type="string" office:string-value="                  nationality: :france" calcext:value-type="string">
            <text:p><text:s text:c="18"/>nationality: :france</text:p>
          </table:table-cell>
          <table:table-cell/>
          <table:table-cell table:formula="of:=CONCATENATE(&quot;@&quot;;[.J18];&quot;_&quot;;LOWER([.A18]);&quot;_day&quot;)" office:value-type="string" office:string-value="@ahf_sp4_day" calcext:value-type="string">
            <text:p>@ahf_sp4_day</text:p>
          </table:table-cell>
          <table:table-cell table:formula="of:=IFERROR( VALUE(LEFT([.H18];2))*60+VALUE(MID(REPLACE([.H18];6;1;&quot;.&quot;);4;4)) ;0)" office:value-type="float" office:value="1262.3" calcext:value-type="float">
            <text:p>1262.3</text:p>
          </table:table-cell>
          <table:table-cell table:formula="of:=IFERROR( VALUE(LEFT([.I18];2))*60+VALUE(MID(REPLACE([.I18];6;1;&quot;.&quot;);4;4)) ;0)" office:value-type="float" office:value="0" calcext:value-type="float">
            <text:p>0</text:p>
          </table:table-cell>
          <table:table-cell table:formula="of:=CONCATENATE([.Q18];&quot;1 = Run.create! race: @&quot;;LOWER([.A18]);&quot;_day1,&quot;)" office:value-type="string" office:string-value="@ahf_sp4_day1 = Run.create! race: @sp4_day1," calcext:value-type="string">
            <text:p>@ahf_sp4_day1 = Run.create! race: @sp4_day1,</text:p>
          </table:table-cell>
          <table:table-cell table:formula="of:=CONCATENATE(&quot;                           user: @&quot;;[.J18];&quot;,&quot;)" office:value-type="string" office:string-value="                           user: @ahf," calcext:value-type="string">
            <text:p><text:s text:c="27"/>user: @ahf,</text:p>
          </table:table-cell>
          <table:table-cell table:formula="of:=CONCATENATE(&quot;                           number: '&quot;;[.C18];&quot;',&quot;)" office:value-type="string" office:string-value="                           number: '51'," calcext:value-type="string">
            <text:p><text:s text:c="27"/>number: '51',</text:p>
          </table:table-cell>
          <table:table-cell table:formula="of:=IF([.R18]&gt;0;CONCATENATE(&quot;                           times: '{ &quot;&quot;final&quot;&quot;: &quot;;[.R18];&quot; }'&quot;);&quot;                           times: ''&quot;)" office:value-type="string" office:string-value="                           times: '{ &quot;final&quot;: 1262.3 }'" calcext:value-type="string">
            <text:p><text:s text:c="27"/>times: '{ "final": 1262.3 }'</text:p>
          </table:table-cell>
          <table:table-cell table:formula="of:=CONCATENATE([.Q18];&quot;2 = Run.create! race: @&quot;;LOWER([.A18]);&quot;_day2,&quot;)" office:value-type="string" office:string-value="@ahf_sp4_day2 = Run.create! race: @sp4_day2," calcext:value-type="string">
            <text:p>@ahf_sp4_day2 = Run.create! race: @sp4_day2,</text:p>
          </table:table-cell>
          <table:table-cell table:formula="of:=IF([.S18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18]" office:value-type="string" office:string-value="Sp4" calcext:value-type="string">
            <text:p>Sp4</text:p>
          </table:table-cell>
          <table:table-cell table:formula="of:=[.S18]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formula="of:=[.A18]" office:value-type="string" office:string-value="Sp4" calcext:value-type="string">
            <text:p>Sp4</text:p>
          </table:table-cell>
          <table:table-cell table:style-name="ce2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Tuomas</text:p>
          </table:table-cell>
          <table:table-cell table:style-name="ce1" office:value-type="string" calcext:value-type="string">
            <text:p>Notko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------</text:p>
          </table:table-cell>
          <table:table-cell table:number-columns-repeated="2" table:style-name="ce1" office:value-type="string" calcext:value-type="string">
            <text:p>DNS</text:p>
          </table:table-cell>
          <table:table-cell table:style-name="ce3" table:formula="of:=CONCATENATE(LOWER(LEFT([.D19]));LOWER(LEFT([.E19]));LOWER(LEFT([.F19])))" office:value-type="string" office:string-value="tnf" calcext:value-type="string">
            <text:p>tnf</text:p>
          </table:table-cell>
          <table:table-cell table:formula="of:=CONCATENATE(&quot;@&quot;;[.J19];&quot; ||= User.create! email: '&quot;;LOWER([.D19]);&quot;.&quot;;LOWER([.E19]);&quot;@example.com',&quot;)" office:value-type="string" office:string-value="@tnf ||= User.create! email: 'tuomas.notko@example.com'," calcext:value-type="string">
            <text:p>@tnf ||= User.create! email: 'tuomas.notko@example.com',</text:p>
          </table:table-cell>
          <table:table-cell table:style-name="ce4" table:formula="of:=CONCATENATE(&quot;                  password: '&quot;;[.D19];&quot;1234567',&quot;)" office:value-type="string" office:string-value="                  password: 'Tuomas1234567'," calcext:value-type="string">
            <text:p><text:s text:c="18"/>password: 'Tuomas1234567',</text:p>
          </table:table-cell>
          <table:table-cell table:style-name="ce4" table:formula="of:=CONCATENATE(&quot;                  password_confirmation: '&quot;;[.D19];&quot;1234567',&quot;)" office:value-type="string" office:string-value="                  password_confirmation: 'Tuomas1234567'," calcext:value-type="string">
            <text:p><text:s text:c="18"/>password_confirmation: 'Tuomas1234567',</text:p>
          </table:table-cell>
          <table:table-cell table:style-name="ce4" table:formula="of:=CONCATENATE(&quot;                  display_name: '&quot;;[.D19];&quot; &quot;;[.E19];&quot;',&quot;)" office:value-type="string" office:string-value="                  display_name: 'Tuomas Notko'," calcext:value-type="string">
            <text:p><text:s text:c="18"/>display_name: 'Tuomas Notko',</text:p>
          </table:table-cell>
          <table:table-cell table:style-name="ce4" table:formula="of:=CONCATENATE(&quot;                  nationality: :&quot;;LOWER([.F19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19];&quot;_&quot;;LOWER([.A19]);&quot;_day&quot;)" office:value-type="string" office:string-value="@tnf_sp4_day" calcext:value-type="string">
            <text:p>@tnf_sp4_day</text:p>
          </table:table-cell>
          <table:table-cell table:formula="of:=IFERROR( VALUE(LEFT([.H19];2))*60+VALUE(MID(REPLACE([.H19];6;1;&quot;.&quot;);4;4)) ;0)" office:value-type="float" office:value="0" calcext:value-type="float">
            <text:p>0</text:p>
          </table:table-cell>
          <table:table-cell table:formula="of:=IFERROR( VALUE(LEFT([.I19];2))*60+VALUE(MID(REPLACE([.I19];6;1;&quot;.&quot;);4;4)) ;0)" office:value-type="float" office:value="0" calcext:value-type="float">
            <text:p>0</text:p>
          </table:table-cell>
          <table:table-cell table:formula="of:=CONCATENATE([.Q19];&quot;1 = Run.create! race: @&quot;;LOWER([.A19]);&quot;_day1,&quot;)" office:value-type="string" office:string-value="@tnf_sp4_day1 = Run.create! race: @sp4_day1," calcext:value-type="string">
            <text:p>@tnf_sp4_day1 = Run.create! race: @sp4_day1,</text:p>
          </table:table-cell>
          <table:table-cell table:formula="of:=CONCATENATE(&quot;                           user: @&quot;;[.J19];&quot;,&quot;)" office:value-type="string" office:string-value="                           user: @tnf," calcext:value-type="string">
            <text:p><text:s text:c="27"/>user: @tnf,</text:p>
          </table:table-cell>
          <table:table-cell table:formula="of:=CONCATENATE(&quot;                           number: '&quot;;[.C19];&quot;',&quot;)" office:value-type="string" office:string-value="                           number: '70'," calcext:value-type="string">
            <text:p><text:s text:c="27"/>number: '70',</text:p>
          </table:table-cell>
          <table:table-cell table:formula="of:=IF([.R19]&gt;0;CONCATENATE(&quot;                           times: '{ &quot;&quot;final&quot;&quot;: &quot;;[.R19];&quot; }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 table:formula="of:=CONCATENATE([.Q19];&quot;2 = Run.create! race: @&quot;;LOWER([.A19]);&quot;_day2,&quot;)" office:value-type="string" office:string-value="@tnf_sp4_day2 = Run.create! race: @sp4_day2," calcext:value-type="string">
            <text:p>@tnf_sp4_day2 = Run.create! race: @sp4_day2,</text:p>
          </table:table-cell>
          <table:table-cell table:formula="of:=IF([.S19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19]" office:value-type="string" office:string-value="Sp4" calcext:value-type="string">
            <text:p>Sp4</text:p>
          </table:table-cell>
          <table:table-cell table:formula="of:=[.S19]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formula="of:=[.A19]" office:value-type="string" office:string-value="Sp4" calcext:value-type="string">
            <text:p>Sp4</text:p>
          </table:table-cell>
          <table:table-cell table:style-name="ce2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Pavel</text:p>
          </table:table-cell>
          <table:table-cell table:style-name="ce1" office:value-type="string" calcext:value-type="string">
            <text:p>Otbetkin</text:p>
          </table:table-cell>
          <table:table-cell table:style-name="ce1" office:value-type="string" calcext:value-type="string">
            <text:p>Russia</text:p>
          </table:table-cell>
          <table:table-cell table:style-name="ce1" office:value-type="string" calcext:value-type="string">
            <text:p>------</text:p>
          </table:table-cell>
          <table:table-cell table:number-columns-repeated="2" table:style-name="ce1" office:value-type="string" calcext:value-type="string">
            <text:p>DNS</text:p>
          </table:table-cell>
          <table:table-cell table:style-name="ce3" table:formula="of:=CONCATENATE(LOWER(LEFT([.D20]));LOWER(LEFT([.E20]));LOWER(LEFT([.F20])))" office:value-type="string" office:string-value="por" calcext:value-type="string">
            <text:p>por</text:p>
          </table:table-cell>
          <table:table-cell table:formula="of:=CONCATENATE(&quot;@&quot;;[.J20];&quot; ||= User.create! email: '&quot;;LOWER([.D20]);&quot;.&quot;;LOWER([.E20]);&quot;@example.com',&quot;)" office:value-type="string" office:string-value="@por ||= User.create! email: 'pavel.otbetkin@example.com'," calcext:value-type="string">
            <text:p>@por ||= User.create! email: 'pavel.otbetkin@example.com',</text:p>
          </table:table-cell>
          <table:table-cell table:style-name="ce4" table:formula="of:=CONCATENATE(&quot;                  password: '&quot;;[.D20];&quot;1234567',&quot;)" office:value-type="string" office:string-value="                  password: 'Pavel1234567'," calcext:value-type="string">
            <text:p><text:s text:c="18"/>password: 'Pavel1234567',</text:p>
          </table:table-cell>
          <table:table-cell table:style-name="ce4" table:formula="of:=CONCATENATE(&quot;                  password_confirmation: '&quot;;[.D20];&quot;1234567',&quot;)" office:value-type="string" office:string-value="                  password_confirmation: 'Pavel1234567'," calcext:value-type="string">
            <text:p><text:s text:c="18"/>password_confirmation: 'Pavel1234567',</text:p>
          </table:table-cell>
          <table:table-cell table:style-name="ce4" table:formula="of:=CONCATENATE(&quot;                  display_name: '&quot;;[.D20];&quot; &quot;;[.E20];&quot;',&quot;)" office:value-type="string" office:string-value="                  display_name: 'Pavel Otbetkin'," calcext:value-type="string">
            <text:p><text:s text:c="18"/>display_name: 'Pavel Otbetkin',</text:p>
          </table:table-cell>
          <table:table-cell table:style-name="ce4" table:formula="of:=CONCATENATE(&quot;                  nationality: :&quot;;LOWER([.F20]))" office:value-type="string" office:string-value="                  nationality: :russia" calcext:value-type="string">
            <text:p><text:s text:c="18"/>nationality: :russia</text:p>
          </table:table-cell>
          <table:table-cell/>
          <table:table-cell table:formula="of:=CONCATENATE(&quot;@&quot;;[.J20];&quot;_&quot;;LOWER([.A20]);&quot;_day&quot;)" office:value-type="string" office:string-value="@por_sp4_day" calcext:value-type="string">
            <text:p>@por_sp4_day</text:p>
          </table:table-cell>
          <table:table-cell table:formula="of:=IFERROR( VALUE(LEFT([.H20];2))*60+VALUE(MID(REPLACE([.H20];6;1;&quot;.&quot;);4;4)) ;0)" office:value-type="float" office:value="0" calcext:value-type="float">
            <text:p>0</text:p>
          </table:table-cell>
          <table:table-cell table:formula="of:=IFERROR( VALUE(LEFT([.I20];2))*60+VALUE(MID(REPLACE([.I20];6;1;&quot;.&quot;);4;4)) ;0)" office:value-type="float" office:value="0" calcext:value-type="float">
            <text:p>0</text:p>
          </table:table-cell>
          <table:table-cell table:formula="of:=CONCATENATE([.Q20];&quot;1 = Run.create! race: @&quot;;LOWER([.A20]);&quot;_day1,&quot;)" office:value-type="string" office:string-value="@por_sp4_day1 = Run.create! race: @sp4_day1," calcext:value-type="string">
            <text:p>@por_sp4_day1 = Run.create! race: @sp4_day1,</text:p>
          </table:table-cell>
          <table:table-cell table:formula="of:=CONCATENATE(&quot;                           user: @&quot;;[.J20];&quot;,&quot;)" office:value-type="string" office:string-value="                           user: @por," calcext:value-type="string">
            <text:p><text:s text:c="27"/>user: @por,</text:p>
          </table:table-cell>
          <table:table-cell table:formula="of:=CONCATENATE(&quot;                           number: '&quot;;[.C20];&quot;',&quot;)" office:value-type="string" office:string-value="                           number: '58'," calcext:value-type="string">
            <text:p><text:s text:c="27"/>number: '58',</text:p>
          </table:table-cell>
          <table:table-cell table:formula="of:=IF([.R20]&gt;0;CONCATENATE(&quot;                           times: '{ &quot;&quot;final&quot;&quot;: &quot;;[.R20];&quot; }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 table:formula="of:=CONCATENATE([.Q20];&quot;2 = Run.create! race: @&quot;;LOWER([.A20]);&quot;_day2,&quot;)" office:value-type="string" office:string-value="@por_sp4_day2 = Run.create! race: @sp4_day2," calcext:value-type="string">
            <text:p>@por_sp4_day2 = Run.create! race: @sp4_day2,</text:p>
          </table:table-cell>
          <table:table-cell table:formula="of:=IF([.S20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20]" office:value-type="string" office:string-value="Sp4" calcext:value-type="string">
            <text:p>Sp4</text:p>
          </table:table-cell>
          <table:table-cell table:formula="of:=[.S20]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formula="of:=[.A20]" office:value-type="string" office:string-value="Sp4" calcext:value-type="string">
            <text:p>Sp4</text:p>
          </table:table-cell>
          <table:table-cell table:style-name="ce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Slavomir</text:p>
          </table:table-cell>
          <table:table-cell table:style-name="ce1" office:value-type="string" calcext:value-type="string">
            <text:p>Pavlik</text:p>
          </table:table-cell>
          <table:table-cell table:style-name="ce1" office:value-type="string" calcext:value-type="string">
            <text:p>CzechRepublic</text:p>
          </table:table-cell>
          <table:table-cell table:style-name="ce1" office:value-type="string" calcext:value-type="string">
            <text:p>------</text:p>
          </table:table-cell>
          <table:table-cell table:style-name="ce1" office:value-type="string" calcext:value-type="string">
            <text:p>DNS</text:p>
          </table:table-cell>
          <table:table-cell table:style-name="ce1" office:value-type="string" calcext:value-type="string">
            <text:p>DN</text:p>
          </table:table-cell>
          <table:table-cell table:style-name="ce3" table:formula="of:=CONCATENATE(LOWER(LEFT([.D21]));LOWER(LEFT([.E21]));LOWER(LEFT([.F21])))" office:value-type="string" office:string-value="spc" calcext:value-type="string">
            <text:p>spc</text:p>
          </table:table-cell>
          <table:table-cell table:formula="of:=CONCATENATE(&quot;@&quot;;[.J21];&quot; ||= User.create! email: '&quot;;LOWER([.D21]);&quot;.&quot;;LOWER([.E21]);&quot;@example.com',&quot;)" office:value-type="string" office:string-value="@spc ||= User.create! email: 'slavomir.pavlik@example.com'," calcext:value-type="string">
            <text:p>@spc ||= User.create! email: 'slavomir.pavlik@example.com',</text:p>
          </table:table-cell>
          <table:table-cell table:style-name="ce4" table:formula="of:=CONCATENATE(&quot;                  password: '&quot;;[.D21];&quot;1234567',&quot;)" office:value-type="string" office:string-value="                  password: 'Slavomir1234567'," calcext:value-type="string">
            <text:p><text:s text:c="18"/>password: 'Slavomir1234567',</text:p>
          </table:table-cell>
          <table:table-cell table:style-name="ce4" table:formula="of:=CONCATENATE(&quot;                  password_confirmation: '&quot;;[.D21];&quot;1234567',&quot;)" office:value-type="string" office:string-value="                  password_confirmation: 'Slavomir1234567'," calcext:value-type="string">
            <text:p><text:s text:c="18"/>password_confirmation: 'Slavomir1234567',</text:p>
          </table:table-cell>
          <table:table-cell table:style-name="ce4" table:formula="of:=CONCATENATE(&quot;                  display_name: '&quot;;[.D21];&quot; &quot;;[.E21];&quot;',&quot;)" office:value-type="string" office:string-value="                  display_name: 'Slavomir Pavlik'," calcext:value-type="string">
            <text:p><text:s text:c="18"/>display_name: 'Slavomir Pavlik',</text:p>
          </table:table-cell>
          <table:table-cell table:style-name="ce4" table:formula="of:=CONCATENATE(&quot;                  nationality: :&quot;;LOWER([.F21]))" office:value-type="string" office:string-value="                  nationality: :czechrepublic" calcext:value-type="string">
            <text:p><text:s text:c="18"/>nationality: :czechrepublic</text:p>
          </table:table-cell>
          <table:table-cell/>
          <table:table-cell table:formula="of:=CONCATENATE(&quot;@&quot;;[.J21];&quot;_&quot;;LOWER([.A21]);&quot;_day&quot;)" office:value-type="string" office:string-value="@spc_sp4_day" calcext:value-type="string">
            <text:p>@spc_sp4_day</text:p>
          </table:table-cell>
          <table:table-cell table:formula="of:=IFERROR( VALUE(LEFT([.H21];2))*60+VALUE(MID(REPLACE([.H21];6;1;&quot;.&quot;);4;4)) ;0)" office:value-type="float" office:value="0" calcext:value-type="float">
            <text:p>0</text:p>
          </table:table-cell>
          <table:table-cell table:formula="of:=IFERROR( VALUE(LEFT([.I21];2))*60+VALUE(MID(REPLACE([.I21];6;1;&quot;.&quot;);4;4)) ;0)" office:value-type="float" office:value="0" calcext:value-type="float">
            <text:p>0</text:p>
          </table:table-cell>
          <table:table-cell table:formula="of:=CONCATENATE([.Q21];&quot;1 = Run.create! race: @&quot;;LOWER([.A21]);&quot;_day1,&quot;)" office:value-type="string" office:string-value="@spc_sp4_day1 = Run.create! race: @sp4_day1," calcext:value-type="string">
            <text:p>@spc_sp4_day1 = Run.create! race: @sp4_day1,</text:p>
          </table:table-cell>
          <table:table-cell table:formula="of:=CONCATENATE(&quot;                           user: @&quot;;[.J21];&quot;,&quot;)" office:value-type="string" office:string-value="                           user: @spc," calcext:value-type="string">
            <text:p><text:s text:c="27"/>user: @spc,</text:p>
          </table:table-cell>
          <table:table-cell table:formula="of:=CONCATENATE(&quot;                           number: '&quot;;[.C21];&quot;',&quot;)" office:value-type="string" office:string-value="                           number: '52'," calcext:value-type="string">
            <text:p><text:s text:c="27"/>number: '52',</text:p>
          </table:table-cell>
          <table:table-cell table:formula="of:=IF([.R21]&gt;0;CONCATENATE(&quot;                           times: '{ &quot;&quot;final&quot;&quot;: &quot;;[.R21];&quot; }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 table:formula="of:=CONCATENATE([.Q21];&quot;2 = Run.create! race: @&quot;;LOWER([.A21]);&quot;_day2,&quot;)" office:value-type="string" office:string-value="@spc_sp4_day2 = Run.create! race: @sp4_day2," calcext:value-type="string">
            <text:p>@spc_sp4_day2 = Run.create! race: @sp4_day2,</text:p>
          </table:table-cell>
          <table:table-cell table:formula="of:=IF([.S21]&gt;0;CONCATENATE(&quot;                           times: '{ &quot;&quot;final&quot;&quot;: &quot;;[.S21];&quot; }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21]" office:value-type="string" office:string-value="Sp4" calcext:value-type="string">
            <text:p>Sp4</text:p>
          </table:table-cell>
          <table:table-cell table:formula="of:=[.S21]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p4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ulieBoysen</text:p>
          </table:table-cell>
          <table:table-cell table:style-name="ce1" office:value-type="string" calcext:value-type="string">
            <text:p>Hillestad</text:p>
          </table:table-cell>
          <table:table-cell table:style-name="ce1" office:value-type="string" calcext:value-type="string">
            <text:p>Norway</text:p>
          </table:table-cell>
          <table:table-cell table:style-name="ce1" office:value-type="string" calcext:value-type="string">
            <text:p>28:21,0</text:p>
          </table:table-cell>
          <table:table-cell table:style-name="ce1" office:value-type="string" calcext:value-type="string">
            <text:p>13:28,2</text:p>
          </table:table-cell>
          <table:table-cell table:style-name="ce1" office:value-type="string" calcext:value-type="string">
            <text:p>14:52,8</text:p>
          </table:table-cell>
          <table:table-cell table:style-name="ce3" table:formula="of:=CONCATENATE(LOWER(LEFT([.D22]));LOWER(LEFT([.E22]));LOWER(LEFT([.F22])))" office:value-type="string" office:string-value="jhn" calcext:value-type="string">
            <text:p>jhn</text:p>
          </table:table-cell>
          <table:table-cell table:formula="of:=CONCATENATE(&quot;@&quot;;[.J22];&quot; ||= User.create! email: '&quot;;LOWER([.D22]);&quot;.&quot;;LOWER([.E22]);&quot;@example.com',&quot;)" office:value-type="string" office:string-value="@jhn ||= User.create! email: 'julieboysen.hillestad@example.com'," calcext:value-type="string">
            <text:p>@jhn ||= User.create! email: 'julieboysen.hillestad@example.com',</text:p>
          </table:table-cell>
          <table:table-cell table:style-name="ce4" table:formula="of:=CONCATENATE(&quot;                  password: '&quot;;[.D22];&quot;1234567',&quot;)" office:value-type="string" office:string-value="                  password: 'JulieBoysen1234567'," calcext:value-type="string">
            <text:p><text:s text:c="18"/>password: 'JulieBoysen1234567',</text:p>
          </table:table-cell>
          <table:table-cell table:style-name="ce4" table:formula="of:=CONCATENATE(&quot;                  password_confirmation: '&quot;;[.D22];&quot;1234567',&quot;)" office:value-type="string" office:string-value="                  password_confirmation: 'JulieBoysen1234567'," calcext:value-type="string">
            <text:p><text:s text:c="18"/>password_confirmation: 'JulieBoysen1234567',</text:p>
          </table:table-cell>
          <table:table-cell table:style-name="ce4" table:formula="of:=CONCATENATE(&quot;                  display_name: '&quot;;[.D22];&quot; &quot;;[.E22];&quot;',&quot;)" office:value-type="string" office:string-value="                  display_name: 'JulieBoysen Hillestad'," calcext:value-type="string">
            <text:p><text:s text:c="18"/>display_name: 'JulieBoysen Hillestad',</text:p>
          </table:table-cell>
          <table:table-cell table:style-name="ce4" table:formula="of:=CONCATENATE(&quot;                  nationality: :&quot;;LOWER([.F22]))" office:value-type="string" office:string-value="                  nationality: :norway" calcext:value-type="string">
            <text:p><text:s text:c="18"/>nationality: :norway</text:p>
          </table:table-cell>
          <table:table-cell/>
          <table:table-cell table:formula="of:=CONCATENATE(&quot;@&quot;;[.J22];&quot;_&quot;;LOWER([.A22]);&quot;_day&quot;)" office:value-type="string" office:string-value="@jhn_sp4j_day" calcext:value-type="string">
            <text:p>@jhn_sp4j_day</text:p>
          </table:table-cell>
          <table:table-cell table:formula="of:=IFERROR( VALUE(LEFT([.H22];2))*60+VALUE(MID(REPLACE([.H22];6;1;&quot;.&quot;);4;4)) ;0)" office:value-type="float" office:value="808.2" calcext:value-type="float">
            <text:p>808.2</text:p>
          </table:table-cell>
          <table:table-cell table:formula="of:=IFERROR( VALUE(LEFT([.I22];2))*60+VALUE(MID(REPLACE([.I22];6;1;&quot;.&quot;);4;4)) ;0)" office:value-type="float" office:value="892.8" calcext:value-type="float">
            <text:p>892.8</text:p>
          </table:table-cell>
          <table:table-cell table:formula="of:=CONCATENATE([.Q22];&quot;1 = Run.create! race: @&quot;;LOWER([.A22]);&quot;_day1,&quot;)" office:value-type="string" office:string-value="@jhn_sp4j_day1 = Run.create! race: @sp4j_day1," calcext:value-type="string">
            <text:p>@jhn_sp4j_day1 = Run.create! race: @sp4j_day1,</text:p>
          </table:table-cell>
          <table:table-cell table:formula="of:=CONCATENATE(&quot;                           user: @&quot;;[.J22];&quot;,&quot;)" office:value-type="string" office:string-value="                           user: @jhn," calcext:value-type="string">
            <text:p><text:s text:c="27"/>user: @jhn,</text:p>
          </table:table-cell>
          <table:table-cell table:formula="of:=CONCATENATE(&quot;                           number: '&quot;;[.C22];&quot;',&quot;)" office:value-type="string" office:string-value="                           number: '74'," calcext:value-type="string">
            <text:p><text:s text:c="27"/>number: '74',</text:p>
          </table:table-cell>
          <table:table-cell table:formula="of:=IF([.R22]&gt;0;CONCATENATE(&quot;                           times: '{ &quot;&quot;final&quot;&quot;: &quot;;[.R22];&quot; }'&quot;);&quot;                           times: ''&quot;)" office:value-type="string" office:string-value="                           times: '{ &quot;final&quot;: 808.2 }'" calcext:value-type="string">
            <text:p><text:s text:c="27"/>times: '{ "final": 808.2 }'</text:p>
          </table:table-cell>
          <table:table-cell table:formula="of:=CONCATENATE([.Q22];&quot;2 = Run.create! race: @&quot;;LOWER([.A22]);&quot;_day2,&quot;)" office:value-type="string" office:string-value="@jhn_sp4j_day2 = Run.create! race: @sp4j_day2," calcext:value-type="string">
            <text:p>@jhn_sp4j_day2 = Run.create! race: @sp4j_day2,</text:p>
          </table:table-cell>
          <table:table-cell table:formula="of:=IF([.S22]&gt;0;CONCATENATE(&quot;                           times: '{ &quot;&quot;final&quot;&quot;: &quot;;[.S22];&quot; }'&quot;);&quot;                           times: ''&quot;)" office:value-type="string" office:string-value="                           times: '{ &quot;final&quot;: 892.8 }'" calcext:value-type="string">
            <text:p><text:s text:c="27"/>times: '{ "final": 892.8 }'</text:p>
          </table:table-cell>
          <table:table-cell/>
          <table:table-cell table:formula="of:=[.A22]" office:value-type="string" office:string-value="Sp4J" calcext:value-type="string">
            <text:p>Sp4J</text:p>
          </table:table-cell>
          <table:table-cell table:formula="of:=[.S22]" office:value-type="float" office:value="892.8" calcext:value-type="float">
            <text:p>892.8</text:p>
          </table:table-cell>
          <table:table-cell table:number-columns-repeated="13"/>
        </table:table-row>
        <table:table-row table:style-name="ro2">
          <table:table-cell table:formula="of:=[.A22]" office:value-type="string" office:string-value="Sp4J" calcext:value-type="string">
            <text:p>Sp4J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xel</text:p>
          </table:table-cell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31:32,2</text:p>
          </table:table-cell>
          <table:table-cell table:style-name="ce1" office:value-type="string" calcext:value-type="string">
            <text:p>15:09,6</text:p>
          </table:table-cell>
          <table:table-cell table:style-name="ce1" office:value-type="string" calcext:value-type="string">
            <text:p>16:22,6</text:p>
          </table:table-cell>
          <table:table-cell table:style-name="ce3" table:formula="of:=CONCATENATE(LOWER(LEFT([.D23]));LOWER(LEFT([.E23]));LOWER(LEFT([.F23])))" office:value-type="string" office:string-value="acf" calcext:value-type="string">
            <text:p>acf</text:p>
          </table:table-cell>
          <table:table-cell table:formula="of:=CONCATENATE(&quot;@&quot;;[.J23];&quot; ||= User.create! email: '&quot;;LOWER([.D23]);&quot;.&quot;;LOWER([.E23]);&quot;@example.com',&quot;)" office:value-type="string" office:string-value="@acf ||= User.create! email: 'axel.coste@example.com'," calcext:value-type="string">
            <text:p>@acf ||= User.create! email: 'axel.coste@example.com',</text:p>
          </table:table-cell>
          <table:table-cell table:style-name="ce4" table:formula="of:=CONCATENATE(&quot;                  password: '&quot;;[.D23];&quot;1234567',&quot;)" office:value-type="string" office:string-value="                  password: 'Axel1234567'," calcext:value-type="string">
            <text:p><text:s text:c="18"/>password: 'Axel1234567',</text:p>
          </table:table-cell>
          <table:table-cell table:style-name="ce4" table:formula="of:=CONCATENATE(&quot;                  password_confirmation: '&quot;;[.D23];&quot;1234567',&quot;)" office:value-type="string" office:string-value="                  password_confirmation: 'Axel1234567'," calcext:value-type="string">
            <text:p><text:s text:c="18"/>password_confirmation: 'Axel1234567',</text:p>
          </table:table-cell>
          <table:table-cell table:style-name="ce4" table:formula="of:=CONCATENATE(&quot;                  display_name: '&quot;;[.D23];&quot; &quot;;[.E23];&quot;',&quot;)" office:value-type="string" office:string-value="                  display_name: 'Axel Coste'," calcext:value-type="string">
            <text:p><text:s text:c="18"/>display_name: 'Axel Coste',</text:p>
          </table:table-cell>
          <table:table-cell table:style-name="ce4" table:formula="of:=CONCATENATE(&quot;                  nationality: :&quot;;LOWER([.F23]))" office:value-type="string" office:string-value="                  nationality: :france" calcext:value-type="string">
            <text:p><text:s text:c="18"/>nationality: :france</text:p>
          </table:table-cell>
          <table:table-cell/>
          <table:table-cell table:formula="of:=CONCATENATE(&quot;@&quot;;[.J23];&quot;_&quot;;LOWER([.A23]);&quot;_day&quot;)" office:value-type="string" office:string-value="@acf_sp4j_day" calcext:value-type="string">
            <text:p>@acf_sp4j_day</text:p>
          </table:table-cell>
          <table:table-cell table:formula="of:=IFERROR( VALUE(LEFT([.H23];2))*60+VALUE(MID(REPLACE([.H23];6;1;&quot;.&quot;);4;4)) ;0)" office:value-type="float" office:value="909.6" calcext:value-type="float">
            <text:p>909.6</text:p>
          </table:table-cell>
          <table:table-cell table:formula="of:=IFERROR( VALUE(LEFT([.I23];2))*60+VALUE(MID(REPLACE([.I23];6;1;&quot;.&quot;);4;4)) ;0)" office:value-type="float" office:value="982.6" calcext:value-type="float">
            <text:p>982.6</text:p>
          </table:table-cell>
          <table:table-cell table:formula="of:=CONCATENATE([.Q23];&quot;1 = Run.create! race: @&quot;;LOWER([.A23]);&quot;_day1,&quot;)" office:value-type="string" office:string-value="@acf_sp4j_day1 = Run.create! race: @sp4j_day1," calcext:value-type="string">
            <text:p>@acf_sp4j_day1 = Run.create! race: @sp4j_day1,</text:p>
          </table:table-cell>
          <table:table-cell table:formula="of:=CONCATENATE(&quot;                           user: @&quot;;[.J23];&quot;,&quot;)" office:value-type="string" office:string-value="                           user: @acf," calcext:value-type="string">
            <text:p><text:s text:c="27"/>user: @acf,</text:p>
          </table:table-cell>
          <table:table-cell table:formula="of:=CONCATENATE(&quot;                           number: '&quot;;[.C23];&quot;',&quot;)" office:value-type="string" office:string-value="                           number: '72'," calcext:value-type="string">
            <text:p><text:s text:c="27"/>number: '72',</text:p>
          </table:table-cell>
          <table:table-cell table:formula="of:=IF([.R23]&gt;0;CONCATENATE(&quot;                           times: '{ &quot;&quot;final&quot;&quot;: &quot;;[.R23];&quot; }'&quot;);&quot;                           times: ''&quot;)" office:value-type="string" office:string-value="                           times: '{ &quot;final&quot;: 909.6 }'" calcext:value-type="string">
            <text:p><text:s text:c="27"/>times: '{ "final": 909.6 }'</text:p>
          </table:table-cell>
          <table:table-cell table:formula="of:=CONCATENATE([.Q23];&quot;2 = Run.create! race: @&quot;;LOWER([.A23]);&quot;_day2,&quot;)" office:value-type="string" office:string-value="@acf_sp4j_day2 = Run.create! race: @sp4j_day2," calcext:value-type="string">
            <text:p>@acf_sp4j_day2 = Run.create! race: @sp4j_day2,</text:p>
          </table:table-cell>
          <table:table-cell table:formula="of:=IF([.S23]&gt;0;CONCATENATE(&quot;                           times: '{ &quot;&quot;final&quot;&quot;: &quot;;[.S23];&quot; }'&quot;);&quot;                           times: ''&quot;)" office:value-type="string" office:string-value="                           times: '{ &quot;final&quot;: 982.6 }'" calcext:value-type="string">
            <text:p><text:s text:c="27"/>times: '{ "final": 982.6 }'</text:p>
          </table:table-cell>
          <table:table-cell/>
          <table:table-cell table:formula="of:=[.A23]" office:value-type="string" office:string-value="Sp4J" calcext:value-type="string">
            <text:p>Sp4J</text:p>
          </table:table-cell>
          <table:table-cell table:formula="of:=[.S23]" office:value-type="float" office:value="982.6" calcext:value-type="float">
            <text:p>982.6</text:p>
          </table:table-cell>
          <table:table-cell table:number-columns-repeated="13"/>
        </table:table-row>
        <table:table-row table:style-name="ro2">
          <table:table-cell table:formula="of:=[.A23]" office:value-type="string" office:string-value="Sp4J" calcext:value-type="string">
            <text:p>Sp4J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Vilma</text:p>
          </table:table-cell>
          <table:table-cell table:style-name="ce1" office:value-type="string" calcext:value-type="string">
            <text:p>Laitinen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32:45,6</text:p>
          </table:table-cell>
          <table:table-cell table:style-name="ce1" office:value-type="string" calcext:value-type="string">
            <text:p>15:36,5</text:p>
          </table:table-cell>
          <table:table-cell table:style-name="ce1" office:value-type="string" calcext:value-type="string">
            <text:p>17:09,1</text:p>
          </table:table-cell>
          <table:table-cell table:style-name="ce3" table:formula="of:=CONCATENATE(LOWER(LEFT([.D24]));LOWER(LEFT([.E24]));LOWER(LEFT([.F24])))" office:value-type="string" office:string-value="vlf" calcext:value-type="string">
            <text:p>vlf</text:p>
          </table:table-cell>
          <table:table-cell table:formula="of:=CONCATENATE(&quot;@&quot;;[.J24];&quot; ||= User.create! email: '&quot;;LOWER([.D24]);&quot;.&quot;;LOWER([.E24]);&quot;@example.com',&quot;)" office:value-type="string" office:string-value="@vlf ||= User.create! email: 'vilma.laitinen@example.com'," calcext:value-type="string">
            <text:p>@vlf ||= User.create! email: 'vilma.laitinen@example.com',</text:p>
          </table:table-cell>
          <table:table-cell table:style-name="ce4" table:formula="of:=CONCATENATE(&quot;                  password: '&quot;;[.D24];&quot;1234567',&quot;)" office:value-type="string" office:string-value="                  password: 'Vilma1234567'," calcext:value-type="string">
            <text:p><text:s text:c="18"/>password: 'Vilma1234567',</text:p>
          </table:table-cell>
          <table:table-cell table:style-name="ce4" table:formula="of:=CONCATENATE(&quot;                  password_confirmation: '&quot;;[.D24];&quot;1234567',&quot;)" office:value-type="string" office:string-value="                  password_confirmation: 'Vilma1234567'," calcext:value-type="string">
            <text:p><text:s text:c="18"/>password_confirmation: 'Vilma1234567',</text:p>
          </table:table-cell>
          <table:table-cell table:style-name="ce4" table:formula="of:=CONCATENATE(&quot;                  display_name: '&quot;;[.D24];&quot; &quot;;[.E24];&quot;',&quot;)" office:value-type="string" office:string-value="                  display_name: 'Vilma Laitinen'," calcext:value-type="string">
            <text:p><text:s text:c="18"/>display_name: 'Vilma Laitinen',</text:p>
          </table:table-cell>
          <table:table-cell table:style-name="ce4" table:formula="of:=CONCATENATE(&quot;                  nationality: :&quot;;LOWER([.F24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24];&quot;_&quot;;LOWER([.A24]);&quot;_day&quot;)" office:value-type="string" office:string-value="@vlf_sp4j_day" calcext:value-type="string">
            <text:p>@vlf_sp4j_day</text:p>
          </table:table-cell>
          <table:table-cell table:formula="of:=IFERROR( VALUE(LEFT([.H24];2))*60+VALUE(MID(REPLACE([.H24];6;1;&quot;.&quot;);4;4)) ;0)" office:value-type="float" office:value="936.5" calcext:value-type="float">
            <text:p>936.5</text:p>
          </table:table-cell>
          <table:table-cell table:formula="of:=IFERROR( VALUE(LEFT([.I24];2))*60+VALUE(MID(REPLACE([.I24];6;1;&quot;.&quot;);4;4)) ;0)" office:value-type="float" office:value="1029.1" calcext:value-type="float">
            <text:p>1029.1</text:p>
          </table:table-cell>
          <table:table-cell table:formula="of:=CONCATENATE([.Q24];&quot;1 = Run.create! race: @&quot;;LOWER([.A24]);&quot;_day1,&quot;)" office:value-type="string" office:string-value="@vlf_sp4j_day1 = Run.create! race: @sp4j_day1," calcext:value-type="string">
            <text:p>@vlf_sp4j_day1 = Run.create! race: @sp4j_day1,</text:p>
          </table:table-cell>
          <table:table-cell table:formula="of:=CONCATENATE(&quot;                           user: @&quot;;[.J24];&quot;,&quot;)" office:value-type="string" office:string-value="                           user: @vlf," calcext:value-type="string">
            <text:p><text:s text:c="27"/>user: @vlf,</text:p>
          </table:table-cell>
          <table:table-cell table:formula="of:=CONCATENATE(&quot;                           number: '&quot;;[.C24];&quot;',&quot;)" office:value-type="string" office:string-value="                           number: '73'," calcext:value-type="string">
            <text:p><text:s text:c="27"/>number: '73',</text:p>
          </table:table-cell>
          <table:table-cell table:formula="of:=IF([.R24]&gt;0;CONCATENATE(&quot;                           times: '{ &quot;&quot;final&quot;&quot;: &quot;;[.R24];&quot; }'&quot;);&quot;                           times: ''&quot;)" office:value-type="string" office:string-value="                           times: '{ &quot;final&quot;: 936.5 }'" calcext:value-type="string">
            <text:p><text:s text:c="27"/>times: '{ "final": 936.5 }'</text:p>
          </table:table-cell>
          <table:table-cell table:formula="of:=CONCATENATE([.Q24];&quot;2 = Run.create! race: @&quot;;LOWER([.A24]);&quot;_day2,&quot;)" office:value-type="string" office:string-value="@vlf_sp4j_day2 = Run.create! race: @sp4j_day2," calcext:value-type="string">
            <text:p>@vlf_sp4j_day2 = Run.create! race: @sp4j_day2,</text:p>
          </table:table-cell>
          <table:table-cell table:formula="of:=IF([.S24]&gt;0;CONCATENATE(&quot;                           times: '{ &quot;&quot;final&quot;&quot;: &quot;;[.S24];&quot; }'&quot;);&quot;                           times: ''&quot;)" office:value-type="string" office:string-value="                           times: '{ &quot;final&quot;: 1029.1 }'" calcext:value-type="string">
            <text:p><text:s text:c="27"/>times: '{ "final": 1029.1 }'</text:p>
          </table:table-cell>
          <table:table-cell/>
          <table:table-cell table:formula="of:=[.A24]" office:value-type="string" office:string-value="Sp4J" calcext:value-type="string">
            <text:p>Sp4J</text:p>
          </table:table-cell>
          <table:table-cell table:formula="of:=[.S24]" office:value-type="float" office:value="1029.1" calcext:value-type="float">
            <text:p>1029.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p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Kimmo</text:p>
          </table:table-cell>
          <table:table-cell table:style-name="ce1" office:value-type="string" calcext:value-type="string">
            <text:p>Hytönen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37:47,9</text:p>
          </table:table-cell>
          <table:table-cell table:style-name="ce1" office:value-type="string" calcext:value-type="string">
            <text:p>17:56,3</text:p>
          </table:table-cell>
          <table:table-cell table:style-name="ce1" office:value-type="string" calcext:value-type="string">
            <text:p>19:51,6</text:p>
          </table:table-cell>
          <table:table-cell table:style-name="ce3" table:formula="of:=CONCATENATE(LOWER(LEFT([.D25]));LOWER(LEFT([.E25]));LOWER(LEFT([.F25])))" office:value-type="string" office:string-value="khf" calcext:value-type="string">
            <text:p>khf</text:p>
          </table:table-cell>
          <table:table-cell table:formula="of:=CONCATENATE(&quot;@&quot;;[.J25];&quot; ||= User.create! email: '&quot;;LOWER([.D25]);&quot;.&quot;;LOWER([.E25]);&quot;@example.com',&quot;)" office:value-type="string" office:string-value="@khf ||= User.create! email: 'kimmo.hytönen@example.com'," calcext:value-type="string">
            <text:p>@khf ||= User.create! email: 'kimmo.hytönen@example.com',</text:p>
          </table:table-cell>
          <table:table-cell table:style-name="ce4" table:formula="of:=CONCATENATE(&quot;                  password: '&quot;;[.D25];&quot;1234567',&quot;)" office:value-type="string" office:string-value="                  password: 'Kimmo1234567'," calcext:value-type="string">
            <text:p><text:s text:c="18"/>password: 'Kimmo1234567',</text:p>
          </table:table-cell>
          <table:table-cell table:style-name="ce4" table:formula="of:=CONCATENATE(&quot;                  password_confirmation: '&quot;;[.D25];&quot;1234567',&quot;)" office:value-type="string" office:string-value="                  password_confirmation: 'Kimmo1234567'," calcext:value-type="string">
            <text:p><text:s text:c="18"/>password_confirmation: 'Kimmo1234567',</text:p>
          </table:table-cell>
          <table:table-cell table:style-name="ce4" table:formula="of:=CONCATENATE(&quot;                  display_name: '&quot;;[.D25];&quot; &quot;;[.E25];&quot;',&quot;)" office:value-type="string" office:string-value="                  display_name: 'Kimmo Hytönen'," calcext:value-type="string">
            <text:p><text:s text:c="18"/>display_name: 'Kimmo Hytönen',</text:p>
          </table:table-cell>
          <table:table-cell table:style-name="ce4" table:formula="of:=CONCATENATE(&quot;                  nationality: :&quot;;LOWER([.F25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25];&quot;_&quot;;LOWER([.A25]);&quot;_day&quot;)" office:value-type="string" office:string-value="@khf_sp6_day" calcext:value-type="string">
            <text:p>@khf_sp6_day</text:p>
          </table:table-cell>
          <table:table-cell table:formula="of:=IFERROR( VALUE(LEFT([.H25];2))*60+VALUE(MID(REPLACE([.H25];6;1;&quot;.&quot;);4;4)) ;0)" office:value-type="float" office:value="1076.3" calcext:value-type="float">
            <text:p>1076.3</text:p>
          </table:table-cell>
          <table:table-cell table:formula="of:=IFERROR( VALUE(LEFT([.I25];2))*60+VALUE(MID(REPLACE([.I25];6;1;&quot;.&quot;);4;4)) ;0)" office:value-type="float" office:value="1191.6" calcext:value-type="float">
            <text:p>1191.6</text:p>
          </table:table-cell>
          <table:table-cell table:formula="of:=CONCATENATE([.Q25];&quot;1 = Run.create! race: @&quot;;LOWER([.A25]);&quot;_day1,&quot;)" office:value-type="string" office:string-value="@khf_sp6_day1 = Run.create! race: @sp6_day1," calcext:value-type="string">
            <text:p>@khf_sp6_day1 = Run.create! race: @sp6_day1,</text:p>
          </table:table-cell>
          <table:table-cell table:formula="of:=CONCATENATE(&quot;                           user: @&quot;;[.J25];&quot;,&quot;)" office:value-type="string" office:string-value="                           user: @khf," calcext:value-type="string">
            <text:p><text:s text:c="27"/>user: @khf,</text:p>
          </table:table-cell>
          <table:table-cell table:formula="of:=CONCATENATE(&quot;                           number: '&quot;;[.C25];&quot;',&quot;)" office:value-type="string" office:string-value="                           number: '78'," calcext:value-type="string">
            <text:p><text:s text:c="27"/>number: '78',</text:p>
          </table:table-cell>
          <table:table-cell table:formula="of:=IF([.R25]&gt;0;CONCATENATE(&quot;                           times: '{ &quot;&quot;final&quot;&quot;: &quot;;[.R25];&quot; }'&quot;);&quot;                           times: ''&quot;)" office:value-type="string" office:string-value="                           times: '{ &quot;final&quot;: 1076.3 }'" calcext:value-type="string">
            <text:p><text:s text:c="27"/>times: '{ "final": 1076.3 }'</text:p>
          </table:table-cell>
          <table:table-cell table:formula="of:=CONCATENATE([.Q25];&quot;2 = Run.create! race: @&quot;;LOWER([.A25]);&quot;_day2,&quot;)" office:value-type="string" office:string-value="@khf_sp6_day2 = Run.create! race: @sp6_day2," calcext:value-type="string">
            <text:p>@khf_sp6_day2 = Run.create! race: @sp6_day2,</text:p>
          </table:table-cell>
          <table:table-cell table:formula="of:=IF([.S25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25]" office:value-type="string" office:string-value="Sp6" calcext:value-type="string">
            <text:p>Sp6</text:p>
          </table:table-cell>
          <table:table-cell table:formula="of:=[.S25]" office:value-type="float" office:value="1191.6" calcext:value-type="float">
            <text:p>1191.6</text:p>
          </table:table-cell>
          <table:table-cell table:number-columns-repeated="13"/>
        </table:table-row>
        <table:table-row table:style-name="ro2">
          <table:table-cell table:formula="of:=[.A25]" office:value-type="string" office:string-value="Sp6" calcext:value-type="string">
            <text:p>Sp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Conny</text:p>
          </table:table-cell>
          <table:table-cell table:style-name="ce1" office:value-type="string" calcext:value-type="string">
            <text:p>Töyrä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string" calcext:value-type="string">
            <text:p>38:23,2</text:p>
          </table:table-cell>
          <table:table-cell table:style-name="ce1" office:value-type="string" calcext:value-type="string">
            <text:p>18:49,1</text:p>
          </table:table-cell>
          <table:table-cell table:style-name="ce1" office:value-type="string" calcext:value-type="string">
            <text:p>19:34,1</text:p>
          </table:table-cell>
          <table:table-cell table:style-name="ce3" table:formula="of:=CONCATENATE(LOWER(LEFT([.D26]));LOWER(LEFT([.E26]));LOWER(LEFT([.F26])))" office:value-type="string" office:string-value="cts" calcext:value-type="string">
            <text:p>cts</text:p>
          </table:table-cell>
          <table:table-cell table:formula="of:=CONCATENATE(&quot;@&quot;;[.J26];&quot; ||= User.create! email: '&quot;;LOWER([.D26]);&quot;.&quot;;LOWER([.E26]);&quot;@example.com',&quot;)" office:value-type="string" office:string-value="@cts ||= User.create! email: 'conny.töyrä@example.com'," calcext:value-type="string">
            <text:p>@cts ||= User.create! email: 'conny.töyrä@example.com',</text:p>
          </table:table-cell>
          <table:table-cell table:style-name="ce4" table:formula="of:=CONCATENATE(&quot;                  password: '&quot;;[.D26];&quot;1234567',&quot;)" office:value-type="string" office:string-value="                  password: 'Conny1234567'," calcext:value-type="string">
            <text:p><text:s text:c="18"/>password: 'Conny1234567',</text:p>
          </table:table-cell>
          <table:table-cell table:style-name="ce4" table:formula="of:=CONCATENATE(&quot;                  password_confirmation: '&quot;;[.D26];&quot;1234567',&quot;)" office:value-type="string" office:string-value="                  password_confirmation: 'Conny1234567'," calcext:value-type="string">
            <text:p><text:s text:c="18"/>password_confirmation: 'Conny1234567',</text:p>
          </table:table-cell>
          <table:table-cell table:style-name="ce4" table:formula="of:=CONCATENATE(&quot;                  display_name: '&quot;;[.D26];&quot; &quot;;[.E26];&quot;',&quot;)" office:value-type="string" office:string-value="                  display_name: 'Conny Töyrä'," calcext:value-type="string">
            <text:p><text:s text:c="18"/>display_name: 'Conny Töyrä',</text:p>
          </table:table-cell>
          <table:table-cell table:style-name="ce4" table:formula="of:=CONCATENATE(&quot;                  nationality: :&quot;;LOWER([.F26]))" office:value-type="string" office:string-value="                  nationality: :sweden" calcext:value-type="string">
            <text:p><text:s text:c="18"/>nationality: :sweden</text:p>
          </table:table-cell>
          <table:table-cell/>
          <table:table-cell table:formula="of:=CONCATENATE(&quot;@&quot;;[.J26];&quot;_&quot;;LOWER([.A26]);&quot;_day&quot;)" office:value-type="string" office:string-value="@cts_sp6_day" calcext:value-type="string">
            <text:p>@cts_sp6_day</text:p>
          </table:table-cell>
          <table:table-cell table:formula="of:=IFERROR( VALUE(LEFT([.H26];2))*60+VALUE(MID(REPLACE([.H26];6;1;&quot;.&quot;);4;4)) ;0)" office:value-type="float" office:value="1129.1" calcext:value-type="float">
            <text:p>1129.1</text:p>
          </table:table-cell>
          <table:table-cell table:formula="of:=IFERROR( VALUE(LEFT([.I26];2))*60+VALUE(MID(REPLACE([.I26];6;1;&quot;.&quot;);4;4)) ;0)" office:value-type="float" office:value="1174.1" calcext:value-type="float">
            <text:p>1174.1</text:p>
          </table:table-cell>
          <table:table-cell table:formula="of:=CONCATENATE([.Q26];&quot;1 = Run.create! race: @&quot;;LOWER([.A26]);&quot;_day1,&quot;)" office:value-type="string" office:string-value="@cts_sp6_day1 = Run.create! race: @sp6_day1," calcext:value-type="string">
            <text:p>@cts_sp6_day1 = Run.create! race: @sp6_day1,</text:p>
          </table:table-cell>
          <table:table-cell table:formula="of:=CONCATENATE(&quot;                           user: @&quot;;[.J26];&quot;,&quot;)" office:value-type="string" office:string-value="                           user: @cts," calcext:value-type="string">
            <text:p><text:s text:c="27"/>user: @cts,</text:p>
          </table:table-cell>
          <table:table-cell table:formula="of:=CONCATENATE(&quot;                           number: '&quot;;[.C26];&quot;',&quot;)" office:value-type="string" office:string-value="                           number: '75'," calcext:value-type="string">
            <text:p><text:s text:c="27"/>number: '75',</text:p>
          </table:table-cell>
          <table:table-cell table:formula="of:=IF([.R26]&gt;0;CONCATENATE(&quot;                           times: '{ &quot;&quot;final&quot;&quot;: &quot;;[.R26];&quot; }'&quot;);&quot;                           times: ''&quot;)" office:value-type="string" office:string-value="                           times: '{ &quot;final&quot;: 1129.1 }'" calcext:value-type="string">
            <text:p><text:s text:c="27"/>times: '{ "final": 1129.1 }'</text:p>
          </table:table-cell>
          <table:table-cell table:formula="of:=CONCATENATE([.Q26];&quot;2 = Run.create! race: @&quot;;LOWER([.A26]);&quot;_day2,&quot;)" office:value-type="string" office:string-value="@cts_sp6_day2 = Run.create! race: @sp6_day2," calcext:value-type="string">
            <text:p>@cts_sp6_day2 = Run.create! race: @sp6_day2,</text:p>
          </table:table-cell>
          <table:table-cell table:formula="of:=IF([.S26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26]" office:value-type="string" office:string-value="Sp6" calcext:value-type="string">
            <text:p>Sp6</text:p>
          </table:table-cell>
          <table:table-cell table:formula="of:=[.S26]" office:value-type="float" office:value="1174.1" calcext:value-type="float">
            <text:p>1174.1</text:p>
          </table:table-cell>
          <table:table-cell table:number-columns-repeated="13"/>
        </table:table-row>
        <table:table-row table:style-name="ro2">
          <table:table-cell table:formula="of:=[.A26]" office:value-type="string" office:string-value="Sp6" calcext:value-type="string">
            <text:p>Sp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Teemu</text:p>
          </table:table-cell>
          <table:table-cell table:style-name="ce1" office:value-type="string" calcext:value-type="string">
            <text:p>Kaivola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38:55,7</text:p>
          </table:table-cell>
          <table:table-cell table:style-name="ce1" office:value-type="string" calcext:value-type="string">
            <text:p>18:47,8</text:p>
          </table:table-cell>
          <table:table-cell table:style-name="ce1" office:value-type="string" calcext:value-type="string">
            <text:p>20:07,9</text:p>
          </table:table-cell>
          <table:table-cell table:style-name="ce3" table:formula="of:=CONCATENATE(LOWER(LEFT([.D27]));LOWER(LEFT([.E27]));LOWER(LEFT([.F27])))" office:value-type="string" office:string-value="tkf" calcext:value-type="string">
            <text:p>tkf</text:p>
          </table:table-cell>
          <table:table-cell table:formula="of:=CONCATENATE(&quot;@&quot;;[.J27];&quot; ||= User.create! email: '&quot;;LOWER([.D27]);&quot;.&quot;;LOWER([.E27]);&quot;@example.com',&quot;)" office:value-type="string" office:string-value="@tkf ||= User.create! email: 'teemu.kaivola@example.com'," calcext:value-type="string">
            <text:p>@tkf ||= User.create! email: 'teemu.kaivola@example.com',</text:p>
          </table:table-cell>
          <table:table-cell table:style-name="ce4" table:formula="of:=CONCATENATE(&quot;                  password: '&quot;;[.D27];&quot;1234567',&quot;)" office:value-type="string" office:string-value="                  password: 'Teemu1234567'," calcext:value-type="string">
            <text:p><text:s text:c="18"/>password: 'Teemu1234567',</text:p>
          </table:table-cell>
          <table:table-cell table:style-name="ce4" table:formula="of:=CONCATENATE(&quot;                  password_confirmation: '&quot;;[.D27];&quot;1234567',&quot;)" office:value-type="string" office:string-value="                  password_confirmation: 'Teemu1234567'," calcext:value-type="string">
            <text:p><text:s text:c="18"/>password_confirmation: 'Teemu1234567',</text:p>
          </table:table-cell>
          <table:table-cell table:style-name="ce4" table:formula="of:=CONCATENATE(&quot;                  display_name: '&quot;;[.D27];&quot; &quot;;[.E27];&quot;',&quot;)" office:value-type="string" office:string-value="                  display_name: 'Teemu Kaivola'," calcext:value-type="string">
            <text:p><text:s text:c="18"/>display_name: 'Teemu Kaivola',</text:p>
          </table:table-cell>
          <table:table-cell table:style-name="ce4" table:formula="of:=CONCATENATE(&quot;                  nationality: :&quot;;LOWER([.F27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27];&quot;_&quot;;LOWER([.A27]);&quot;_day&quot;)" office:value-type="string" office:string-value="@tkf_sp6_day" calcext:value-type="string">
            <text:p>@tkf_sp6_day</text:p>
          </table:table-cell>
          <table:table-cell table:formula="of:=IFERROR( VALUE(LEFT([.H27];2))*60+VALUE(MID(REPLACE([.H27];6;1;&quot;.&quot;);4;4)) ;0)" office:value-type="float" office:value="1127.8" calcext:value-type="float">
            <text:p>1127.8</text:p>
          </table:table-cell>
          <table:table-cell table:formula="of:=IFERROR( VALUE(LEFT([.I27];2))*60+VALUE(MID(REPLACE([.I27];6;1;&quot;.&quot;);4;4)) ;0)" office:value-type="float" office:value="1207.9" calcext:value-type="float">
            <text:p>1207.9</text:p>
          </table:table-cell>
          <table:table-cell table:formula="of:=CONCATENATE([.Q27];&quot;1 = Run.create! race: @&quot;;LOWER([.A27]);&quot;_day1,&quot;)" office:value-type="string" office:string-value="@tkf_sp6_day1 = Run.create! race: @sp6_day1," calcext:value-type="string">
            <text:p>@tkf_sp6_day1 = Run.create! race: @sp6_day1,</text:p>
          </table:table-cell>
          <table:table-cell table:formula="of:=CONCATENATE(&quot;                           user: @&quot;;[.J27];&quot;,&quot;)" office:value-type="string" office:string-value="                           user: @tkf," calcext:value-type="string">
            <text:p><text:s text:c="27"/>user: @tkf,</text:p>
          </table:table-cell>
          <table:table-cell table:formula="of:=CONCATENATE(&quot;                           number: '&quot;;[.C27];&quot;',&quot;)" office:value-type="string" office:string-value="                           number: '76'," calcext:value-type="string">
            <text:p><text:s text:c="27"/>number: '76',</text:p>
          </table:table-cell>
          <table:table-cell table:formula="of:=IF([.R27]&gt;0;CONCATENATE(&quot;                           times: '{ &quot;&quot;final&quot;&quot;: &quot;;[.R27];&quot; }'&quot;);&quot;                           times: ''&quot;)" office:value-type="string" office:string-value="                           times: '{ &quot;final&quot;: 1127.8 }'" calcext:value-type="string">
            <text:p><text:s text:c="27"/>times: '{ "final": 1127.8 }'</text:p>
          </table:table-cell>
          <table:table-cell table:formula="of:=CONCATENATE([.Q27];&quot;2 = Run.create! race: @&quot;;LOWER([.A27]);&quot;_day2,&quot;)" office:value-type="string" office:string-value="@tkf_sp6_day2 = Run.create! race: @sp6_day2," calcext:value-type="string">
            <text:p>@tkf_sp6_day2 = Run.create! race: @sp6_day2,</text:p>
          </table:table-cell>
          <table:table-cell table:formula="of:=IF([.S27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27]" office:value-type="string" office:string-value="Sp6" calcext:value-type="string">
            <text:p>Sp6</text:p>
          </table:table-cell>
          <table:table-cell table:formula="of:=[.S27]" office:value-type="float" office:value="1207.9" calcext:value-type="float">
            <text:p>1207.9</text:p>
          </table:table-cell>
          <table:table-cell table:number-columns-repeated="13"/>
        </table:table-row>
        <table:table-row table:style-name="ro1">
          <table:table-cell table:formula="of:=[.A27]" office:value-type="string" office:string-value="Sp6" calcext:value-type="string">
            <text:p>Sp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Trine</text:p>
          </table:table-cell>
          <table:table-cell table:style-name="ce1" office:value-type="string" calcext:value-type="string">
            <text:p>Olsen</text:p>
          </table:table-cell>
          <table:table-cell table:style-name="ce1" office:value-type="string" calcext:value-type="string">
            <text:p>Norway</text:p>
          </table:table-cell>
          <table:table-cell table:style-name="ce1" office:value-type="string" calcext:value-type="string">
            <text:p>39:41,9</text:p>
          </table:table-cell>
          <table:table-cell table:style-name="ce1" office:value-type="string" calcext:value-type="string">
            <text:p>19:16,7</text:p>
          </table:table-cell>
          <table:table-cell table:style-name="ce1" office:value-type="string" calcext:value-type="string">
            <text:p>20:25,2</text:p>
          </table:table-cell>
          <table:table-cell table:style-name="ce3" table:formula="of:=CONCATENATE(LOWER(LEFT([.D28]));LOWER(LEFT([.E28]));LOWER(LEFT([.F28])))" office:value-type="string" office:string-value="ton" calcext:value-type="string">
            <text:p>ton</text:p>
          </table:table-cell>
          <table:table-cell table:formula="of:=CONCATENATE(&quot;@&quot;;[.J28];&quot; ||= User.create! email: '&quot;;LOWER([.D28]);&quot;.&quot;;LOWER([.E28]);&quot;@example.com',&quot;)" office:value-type="string" office:string-value="@ton ||= User.create! email: 'trine.olsen@example.com'," calcext:value-type="string">
            <text:p>@ton ||= User.create! email: 'trine.olsen@example.com',</text:p>
          </table:table-cell>
          <table:table-cell table:style-name="ce4" table:formula="of:=CONCATENATE(&quot;                  password: '&quot;;[.D28];&quot;1234567',&quot;)" office:value-type="string" office:string-value="                  password: 'Trine1234567'," calcext:value-type="string">
            <text:p><text:s text:c="18"/>password: 'Trine1234567',</text:p>
          </table:table-cell>
          <table:table-cell table:style-name="ce4" table:formula="of:=CONCATENATE(&quot;                  password_confirmation: '&quot;;[.D28];&quot;1234567',&quot;)" office:value-type="string" office:string-value="                  password_confirmation: 'Trine1234567'," calcext:value-type="string">
            <text:p><text:s text:c="18"/>password_confirmation: 'Trine1234567',</text:p>
          </table:table-cell>
          <table:table-cell table:style-name="ce4" table:formula="of:=CONCATENATE(&quot;                  display_name: '&quot;;[.D28];&quot; &quot;;[.E28];&quot;',&quot;)" office:value-type="string" office:string-value="                  display_name: 'Trine Olsen'," calcext:value-type="string">
            <text:p><text:s text:c="18"/>display_name: 'Trine Olsen',</text:p>
          </table:table-cell>
          <table:table-cell table:style-name="ce4" table:formula="of:=CONCATENATE(&quot;                  nationality: :&quot;;LOWER([.F28]))" office:value-type="string" office:string-value="                  nationality: :norway" calcext:value-type="string">
            <text:p><text:s text:c="18"/>nationality: :norway</text:p>
          </table:table-cell>
          <table:table-cell/>
          <table:table-cell table:formula="of:=CONCATENATE(&quot;@&quot;;[.J28];&quot;_&quot;;LOWER([.A28]);&quot;_day&quot;)" office:value-type="string" office:string-value="@ton_sp6_day" calcext:value-type="string">
            <text:p>@ton_sp6_day</text:p>
          </table:table-cell>
          <table:table-cell table:formula="of:=IFERROR( VALUE(LEFT([.H28];2))*60+VALUE(MID(REPLACE([.H28];6;1;&quot;.&quot;);4;4)) ;0)" office:value-type="float" office:value="1156.7" calcext:value-type="float">
            <text:p>1156.7</text:p>
          </table:table-cell>
          <table:table-cell table:formula="of:=IFERROR( VALUE(LEFT([.I28];2))*60+VALUE(MID(REPLACE([.I28];6;1;&quot;.&quot;);4;4)) ;0)" office:value-type="float" office:value="1225.2" calcext:value-type="float">
            <text:p>1225.2</text:p>
          </table:table-cell>
          <table:table-cell table:formula="of:=CONCATENATE([.Q28];&quot;1 = Run.create! race: @&quot;;LOWER([.A28]);&quot;_day1,&quot;)" office:value-type="string" office:string-value="@ton_sp6_day1 = Run.create! race: @sp6_day1," calcext:value-type="string">
            <text:p>@ton_sp6_day1 = Run.create! race: @sp6_day1,</text:p>
          </table:table-cell>
          <table:table-cell table:formula="of:=CONCATENATE(&quot;                           user: @&quot;;[.J28];&quot;,&quot;)" office:value-type="string" office:string-value="                           user: @ton," calcext:value-type="string">
            <text:p><text:s text:c="27"/>user: @ton,</text:p>
          </table:table-cell>
          <table:table-cell table:formula="of:=CONCATENATE(&quot;                           number: '&quot;;[.C28];&quot;',&quot;)" office:value-type="string" office:string-value="                           number: '80'," calcext:value-type="string">
            <text:p><text:s text:c="27"/>number: '80',</text:p>
          </table:table-cell>
          <table:table-cell table:formula="of:=IF([.R28]&gt;0;CONCATENATE(&quot;                           times: '{ &quot;&quot;final&quot;&quot;: &quot;;[.R28];&quot; }'&quot;);&quot;                           times: ''&quot;)" office:value-type="string" office:string-value="                           times: '{ &quot;final&quot;: 1156.7 }'" calcext:value-type="string">
            <text:p><text:s text:c="27"/>times: '{ "final": 1156.7 }'</text:p>
          </table:table-cell>
          <table:table-cell table:formula="of:=CONCATENATE([.Q28];&quot;2 = Run.create! race: @&quot;;LOWER([.A28]);&quot;_day2,&quot;)" office:value-type="string" office:string-value="@ton_sp6_day2 = Run.create! race: @sp6_day2," calcext:value-type="string">
            <text:p>@ton_sp6_day2 = Run.create! race: @sp6_day2,</text:p>
          </table:table-cell>
          <table:table-cell table:formula="of:=IF([.S28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28]" office:value-type="string" office:string-value="Sp6" calcext:value-type="string">
            <text:p>Sp6</text:p>
          </table:table-cell>
          <table:table-cell table:formula="of:=[.S28]" office:value-type="float" office:value="1225.2" calcext:value-type="float">
            <text:p>1225.2</text:p>
          </table:table-cell>
          <table:table-cell table:number-columns-repeated="13"/>
        </table:table-row>
        <table:table-row table:style-name="ro2">
          <table:table-cell table:formula="of:=[.A28]" office:value-type="string" office:string-value="Sp6" calcext:value-type="string">
            <text:p>Sp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Riitta</text:p>
          </table:table-cell>
          <table:table-cell table:style-name="ce1" office:value-type="string" calcext:value-type="string">
            <text:p>Kempe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40:37,1</text:p>
          </table:table-cell>
          <table:table-cell table:style-name="ce1" office:value-type="string" calcext:value-type="string">
            <text:p>19:08,7</text:p>
          </table:table-cell>
          <table:table-cell table:style-name="ce1" office:value-type="string" calcext:value-type="string">
            <text:p>21:28,4</text:p>
          </table:table-cell>
          <table:table-cell table:style-name="ce3" table:formula="of:=CONCATENATE(LOWER(LEFT([.D29]));LOWER(LEFT([.E29]));LOWER(LEFT([.F29])))" office:value-type="string" office:string-value="rkf" calcext:value-type="string">
            <text:p>rkf</text:p>
          </table:table-cell>
          <table:table-cell table:formula="of:=CONCATENATE(&quot;@&quot;;[.J29];&quot; ||= User.create! email: '&quot;;LOWER([.D29]);&quot;.&quot;;LOWER([.E29]);&quot;@example.com',&quot;)" office:value-type="string" office:string-value="@rkf ||= User.create! email: 'riitta.kempe@example.com'," calcext:value-type="string">
            <text:p>@rkf ||= User.create! email: 'riitta.kempe@example.com',</text:p>
          </table:table-cell>
          <table:table-cell table:style-name="ce4" table:formula="of:=CONCATENATE(&quot;                  password: '&quot;;[.D29];&quot;1234567',&quot;)" office:value-type="string" office:string-value="                  password: 'Riitta1234567'," calcext:value-type="string">
            <text:p><text:s text:c="18"/>password: 'Riitta1234567',</text:p>
          </table:table-cell>
          <table:table-cell table:style-name="ce4" table:formula="of:=CONCATENATE(&quot;                  password_confirmation: '&quot;;[.D29];&quot;1234567',&quot;)" office:value-type="string" office:string-value="                  password_confirmation: 'Riitta1234567'," calcext:value-type="string">
            <text:p><text:s text:c="18"/>password_confirmation: 'Riitta1234567',</text:p>
          </table:table-cell>
          <table:table-cell table:style-name="ce4" table:formula="of:=CONCATENATE(&quot;                  display_name: '&quot;;[.D29];&quot; &quot;;[.E29];&quot;',&quot;)" office:value-type="string" office:string-value="                  display_name: 'Riitta Kempe'," calcext:value-type="string">
            <text:p><text:s text:c="18"/>display_name: 'Riitta Kempe',</text:p>
          </table:table-cell>
          <table:table-cell table:style-name="ce4" table:formula="of:=CONCATENATE(&quot;                  nationality: :&quot;;LOWER([.F29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29];&quot;_&quot;;LOWER([.A29]);&quot;_day&quot;)" office:value-type="string" office:string-value="@rkf_sp6_day" calcext:value-type="string">
            <text:p>@rkf_sp6_day</text:p>
          </table:table-cell>
          <table:table-cell table:formula="of:=IFERROR( VALUE(LEFT([.H29];2))*60+VALUE(MID(REPLACE([.H29];6;1;&quot;.&quot;);4;4)) ;0)" office:value-type="float" office:value="1148.7" calcext:value-type="float">
            <text:p>1148.7</text:p>
          </table:table-cell>
          <table:table-cell table:formula="of:=IFERROR( VALUE(LEFT([.I29];2))*60+VALUE(MID(REPLACE([.I29];6;1;&quot;.&quot;);4;4)) ;0)" office:value-type="float" office:value="1288.4" calcext:value-type="float">
            <text:p>1288.4</text:p>
          </table:table-cell>
          <table:table-cell table:formula="of:=CONCATENATE([.Q29];&quot;1 = Run.create! race: @&quot;;LOWER([.A29]);&quot;_day1,&quot;)" office:value-type="string" office:string-value="@rkf_sp6_day1 = Run.create! race: @sp6_day1," calcext:value-type="string">
            <text:p>@rkf_sp6_day1 = Run.create! race: @sp6_day1,</text:p>
          </table:table-cell>
          <table:table-cell table:formula="of:=CONCATENATE(&quot;                           user: @&quot;;[.J29];&quot;,&quot;)" office:value-type="string" office:string-value="                           user: @rkf," calcext:value-type="string">
            <text:p><text:s text:c="27"/>user: @rkf,</text:p>
          </table:table-cell>
          <table:table-cell table:formula="of:=CONCATENATE(&quot;                           number: '&quot;;[.C29];&quot;',&quot;)" office:value-type="string" office:string-value="                           number: '87'," calcext:value-type="string">
            <text:p><text:s text:c="27"/>number: '87',</text:p>
          </table:table-cell>
          <table:table-cell table:formula="of:=IF([.R29]&gt;0;CONCATENATE(&quot;                           times: '{ &quot;&quot;final&quot;&quot;: &quot;;[.R29];&quot; }'&quot;);&quot;                           times: ''&quot;)" office:value-type="string" office:string-value="                           times: '{ &quot;final&quot;: 1148.7 }'" calcext:value-type="string">
            <text:p><text:s text:c="27"/>times: '{ "final": 1148.7 }'</text:p>
          </table:table-cell>
          <table:table-cell table:formula="of:=CONCATENATE([.Q29];&quot;2 = Run.create! race: @&quot;;LOWER([.A29]);&quot;_day2,&quot;)" office:value-type="string" office:string-value="@rkf_sp6_day2 = Run.create! race: @sp6_day2," calcext:value-type="string">
            <text:p>@rkf_sp6_day2 = Run.create! race: @sp6_day2,</text:p>
          </table:table-cell>
          <table:table-cell table:formula="of:=IF([.S29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29]" office:value-type="string" office:string-value="Sp6" calcext:value-type="string">
            <text:p>Sp6</text:p>
          </table:table-cell>
          <table:table-cell table:formula="of:=[.S29]" office:value-type="float" office:value="1288.4" calcext:value-type="float">
            <text:p>1288.4</text:p>
          </table:table-cell>
          <table:table-cell table:number-columns-repeated="13"/>
        </table:table-row>
        <table:table-row table:style-name="ro2">
          <table:table-cell table:formula="of:=[.A29]" office:value-type="string" office:string-value="Sp6" calcext:value-type="string">
            <text:p>Sp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Vesa-Pekka</text:p>
          </table:table-cell>
          <table:table-cell table:style-name="ce1" office:value-type="string" calcext:value-type="string">
            <text:p>Lehtomäki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40:42,3</text:p>
          </table:table-cell>
          <table:table-cell table:style-name="ce1" office:value-type="string" calcext:value-type="string">
            <text:p>19:36,3</text:p>
          </table:table-cell>
          <table:table-cell table:style-name="ce1" office:value-type="string" calcext:value-type="string">
            <text:p>21:06,0</text:p>
          </table:table-cell>
          <table:table-cell table:style-name="ce3" office:value-type="string" calcext:value-type="string">
            <text:p>vlf2</text:p>
          </table:table-cell>
          <table:table-cell table:formula="of:=CONCATENATE(&quot;@&quot;;[.J30];&quot; ||= User.create! email: '&quot;;LOWER([.D30]);&quot;.&quot;;LOWER([.E30]);&quot;@example.com',&quot;)" office:value-type="string" office:string-value="@vlf2 ||= User.create! email: 'vesa-pekka.lehtomäki@example.com'," calcext:value-type="string">
            <text:p>@vlf2 ||= User.create! email: 'vesa-pekka.lehtomäki@example.com',</text:p>
          </table:table-cell>
          <table:table-cell table:style-name="ce4" table:formula="of:=CONCATENATE(&quot;                  password: '&quot;;[.D30];&quot;1234567',&quot;)" office:value-type="string" office:string-value="                  password: 'Vesa-Pekka1234567'," calcext:value-type="string">
            <text:p><text:s text:c="18"/>password: 'Vesa-Pekka1234567',</text:p>
          </table:table-cell>
          <table:table-cell table:style-name="ce4" table:formula="of:=CONCATENATE(&quot;                  password_confirmation: '&quot;;[.D30];&quot;1234567',&quot;)" office:value-type="string" office:string-value="                  password_confirmation: 'Vesa-Pekka1234567'," calcext:value-type="string">
            <text:p><text:s text:c="18"/>password_confirmation: 'Vesa-Pekka1234567',</text:p>
          </table:table-cell>
          <table:table-cell table:style-name="ce4" table:formula="of:=CONCATENATE(&quot;                  display_name: '&quot;;[.D30];&quot; &quot;;[.E30];&quot;',&quot;)" office:value-type="string" office:string-value="                  display_name: 'Vesa-Pekka Lehtomäki'," calcext:value-type="string">
            <text:p><text:s text:c="18"/>display_name: 'Vesa-Pekka Lehtomäki',</text:p>
          </table:table-cell>
          <table:table-cell table:style-name="ce4" table:formula="of:=CONCATENATE(&quot;                  nationality: :&quot;;LOWER([.F30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30];&quot;_&quot;;LOWER([.A30]);&quot;_day&quot;)" office:value-type="string" office:string-value="@vlf2_sp6_day" calcext:value-type="string">
            <text:p>@vlf2_sp6_day</text:p>
          </table:table-cell>
          <table:table-cell table:formula="of:=IFERROR( VALUE(LEFT([.H30];2))*60+VALUE(MID(REPLACE([.H30];6;1;&quot;.&quot;);4;4)) ;0)" office:value-type="float" office:value="1176.3" calcext:value-type="float">
            <text:p>1176.3</text:p>
          </table:table-cell>
          <table:table-cell table:formula="of:=IFERROR( VALUE(LEFT([.I30];2))*60+VALUE(MID(REPLACE([.I30];6;1;&quot;.&quot;);4;4)) ;0)" office:value-type="float" office:value="1266" calcext:value-type="float">
            <text:p>1266</text:p>
          </table:table-cell>
          <table:table-cell table:formula="of:=CONCATENATE([.Q30];&quot;1 = Run.create! race: @&quot;;LOWER([.A30]);&quot;_day1,&quot;)" office:value-type="string" office:string-value="@vlf2_sp6_day1 = Run.create! race: @sp6_day1," calcext:value-type="string">
            <text:p>@vlf2_sp6_day1 = Run.create! race: @sp6_day1,</text:p>
          </table:table-cell>
          <table:table-cell table:formula="of:=CONCATENATE(&quot;                           user: @&quot;;[.J30];&quot;,&quot;)" office:value-type="string" office:string-value="                           user: @vlf2," calcext:value-type="string">
            <text:p><text:s text:c="27"/>user: @vlf2,</text:p>
          </table:table-cell>
          <table:table-cell table:formula="of:=CONCATENATE(&quot;                           number: '&quot;;[.C30];&quot;',&quot;)" office:value-type="string" office:string-value="                           number: '90'," calcext:value-type="string">
            <text:p><text:s text:c="27"/>number: '90',</text:p>
          </table:table-cell>
          <table:table-cell table:formula="of:=IF([.R30]&gt;0;CONCATENATE(&quot;                           times: '{ &quot;&quot;final&quot;&quot;: &quot;;[.R30];&quot; }'&quot;);&quot;                           times: ''&quot;)" office:value-type="string" office:string-value="                           times: '{ &quot;final&quot;: 1176.3 }'" calcext:value-type="string">
            <text:p><text:s text:c="27"/>times: '{ "final": 1176.3 }'</text:p>
          </table:table-cell>
          <table:table-cell table:formula="of:=CONCATENATE([.Q30];&quot;2 = Run.create! race: @&quot;;LOWER([.A30]);&quot;_day2,&quot;)" office:value-type="string" office:string-value="@vlf2_sp6_day2 = Run.create! race: @sp6_day2," calcext:value-type="string">
            <text:p>@vlf2_sp6_day2 = Run.create! race: @sp6_day2,</text:p>
          </table:table-cell>
          <table:table-cell table:formula="of:=IF([.S30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30]" office:value-type="string" office:string-value="Sp6" calcext:value-type="string">
            <text:p>Sp6</text:p>
          </table:table-cell>
          <table:table-cell table:formula="of:=[.S30]" office:value-type="float" office:value="1266" calcext:value-type="float">
            <text:p>1266</text:p>
          </table:table-cell>
          <table:table-cell table:number-columns-repeated="13"/>
        </table:table-row>
        <table:table-row table:style-name="ro2">
          <table:table-cell table:formula="of:=[.A30]" office:value-type="string" office:string-value="Sp6" calcext:value-type="string">
            <text:p>Sp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Jirí</text:p>
          </table:table-cell>
          <table:table-cell table:style-name="ce1" office:value-type="string" calcext:value-type="string">
            <text:p>Trnka</text:p>
          </table:table-cell>
          <table:table-cell table:style-name="ce1" office:value-type="string" calcext:value-type="string">
            <text:p>CzechRepublic</text:p>
          </table:table-cell>
          <table:table-cell table:style-name="ce1" office:value-type="string" calcext:value-type="string">
            <text:p>41:11,7</text:p>
          </table:table-cell>
          <table:table-cell table:style-name="ce1" office:value-type="string" calcext:value-type="string">
            <text:p>19:51,9</text:p>
          </table:table-cell>
          <table:table-cell table:style-name="ce1" office:value-type="string" calcext:value-type="string">
            <text:p>21:19,8</text:p>
          </table:table-cell>
          <table:table-cell table:style-name="ce3" table:formula="of:=CONCATENATE(LOWER(LEFT([.D31]));LOWER(LEFT([.E31]));LOWER(LEFT([.F31])))" office:value-type="string" office:string-value="jtc" calcext:value-type="string">
            <text:p>jtc</text:p>
          </table:table-cell>
          <table:table-cell table:formula="of:=CONCATENATE(&quot;@&quot;;[.J31];&quot; ||= User.create! email: '&quot;;LOWER([.D31]);&quot;.&quot;;LOWER([.E31]);&quot;@example.com',&quot;)" office:value-type="string" office:string-value="@jtc ||= User.create! email: 'jirí.trnka@example.com'," calcext:value-type="string">
            <text:p>@jtc ||= User.create! email: 'jirí.trnka@example.com',</text:p>
          </table:table-cell>
          <table:table-cell table:style-name="ce4" table:formula="of:=CONCATENATE(&quot;                  password: '&quot;;[.D31];&quot;1234567',&quot;)" office:value-type="string" office:string-value="                  password: 'Jirí1234567'," calcext:value-type="string">
            <text:p><text:s text:c="18"/>password: 'Jirí1234567',</text:p>
          </table:table-cell>
          <table:table-cell table:style-name="ce4" table:formula="of:=CONCATENATE(&quot;                  password_confirmation: '&quot;;[.D31];&quot;1234567',&quot;)" office:value-type="string" office:string-value="                  password_confirmation: 'Jirí1234567'," calcext:value-type="string">
            <text:p><text:s text:c="18"/>password_confirmation: 'Jirí1234567',</text:p>
          </table:table-cell>
          <table:table-cell table:style-name="ce4" table:formula="of:=CONCATENATE(&quot;                  display_name: '&quot;;[.D31];&quot; &quot;;[.E31];&quot;',&quot;)" office:value-type="string" office:string-value="                  display_name: 'Jirí Trnka'," calcext:value-type="string">
            <text:p><text:s text:c="18"/>display_name: 'Jirí Trnka',</text:p>
          </table:table-cell>
          <table:table-cell table:style-name="ce4" table:formula="of:=CONCATENATE(&quot;                  nationality: :&quot;;LOWER([.F31]))" office:value-type="string" office:string-value="                  nationality: :czechrepublic" calcext:value-type="string">
            <text:p><text:s text:c="18"/>nationality: :czechrepublic</text:p>
          </table:table-cell>
          <table:table-cell/>
          <table:table-cell table:formula="of:=CONCATENATE(&quot;@&quot;;[.J31];&quot;_&quot;;LOWER([.A31]);&quot;_day&quot;)" office:value-type="string" office:string-value="@jtc_sp6_day" calcext:value-type="string">
            <text:p>@jtc_sp6_day</text:p>
          </table:table-cell>
          <table:table-cell table:formula="of:=IFERROR( VALUE(LEFT([.H31];2))*60+VALUE(MID(REPLACE([.H31];6;1;&quot;.&quot;);4;4)) ;0)" office:value-type="float" office:value="1191.9" calcext:value-type="float">
            <text:p>1191.9</text:p>
          </table:table-cell>
          <table:table-cell table:formula="of:=IFERROR( VALUE(LEFT([.I31];2))*60+VALUE(MID(REPLACE([.I31];6;1;&quot;.&quot;);4;4)) ;0)" office:value-type="float" office:value="1279.8" calcext:value-type="float">
            <text:p>1279.8</text:p>
          </table:table-cell>
          <table:table-cell table:formula="of:=CONCATENATE([.Q31];&quot;1 = Run.create! race: @&quot;;LOWER([.A31]);&quot;_day1,&quot;)" office:value-type="string" office:string-value="@jtc_sp6_day1 = Run.create! race: @sp6_day1," calcext:value-type="string">
            <text:p>@jtc_sp6_day1 = Run.create! race: @sp6_day1,</text:p>
          </table:table-cell>
          <table:table-cell table:formula="of:=CONCATENATE(&quot;                           user: @&quot;;[.J31];&quot;,&quot;)" office:value-type="string" office:string-value="                           user: @jtc," calcext:value-type="string">
            <text:p><text:s text:c="27"/>user: @jtc,</text:p>
          </table:table-cell>
          <table:table-cell table:formula="of:=CONCATENATE(&quot;                           number: '&quot;;[.C31];&quot;',&quot;)" office:value-type="string" office:string-value="                           number: '77'," calcext:value-type="string">
            <text:p><text:s text:c="27"/>number: '77',</text:p>
          </table:table-cell>
          <table:table-cell table:formula="of:=IF([.R31]&gt;0;CONCATENATE(&quot;                           times: '{ &quot;&quot;final&quot;&quot;: &quot;;[.R31];&quot; }'&quot;);&quot;                           times: ''&quot;)" office:value-type="string" office:string-value="                           times: '{ &quot;final&quot;: 1191.9 }'" calcext:value-type="string">
            <text:p><text:s text:c="27"/>times: '{ "final": 1191.9 }'</text:p>
          </table:table-cell>
          <table:table-cell table:formula="of:=CONCATENATE([.Q31];&quot;2 = Run.create! race: @&quot;;LOWER([.A31]);&quot;_day2,&quot;)" office:value-type="string" office:string-value="@jtc_sp6_day2 = Run.create! race: @sp6_day2," calcext:value-type="string">
            <text:p>@jtc_sp6_day2 = Run.create! race: @sp6_day2,</text:p>
          </table:table-cell>
          <table:table-cell table:formula="of:=IF([.S31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31]" office:value-type="string" office:string-value="Sp6" calcext:value-type="string">
            <text:p>Sp6</text:p>
          </table:table-cell>
          <table:table-cell table:formula="of:=[.S31]" office:value-type="float" office:value="1279.8" calcext:value-type="float">
            <text:p>1279.8</text:p>
          </table:table-cell>
          <table:table-cell table:number-columns-repeated="13"/>
        </table:table-row>
        <table:table-row table:style-name="ro2">
          <table:table-cell table:formula="of:=[.A31]" office:value-type="string" office:string-value="Sp6" calcext:value-type="string">
            <text:p>Sp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Jenni</text:p>
          </table:table-cell>
          <table:table-cell table:style-name="ce1" office:value-type="string" calcext:value-type="string">
            <text:p>Kreivi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41:38,6</text:p>
          </table:table-cell>
          <table:table-cell table:style-name="ce1" office:value-type="string" calcext:value-type="string">
            <text:p>20:39,0</text:p>
          </table:table-cell>
          <table:table-cell table:style-name="ce1" office:value-type="string" calcext:value-type="string">
            <text:p>20:59,6</text:p>
          </table:table-cell>
          <table:table-cell table:style-name="ce3" table:formula="of:=CONCATENATE(LOWER(LEFT([.D32]));LOWER(LEFT([.E32]));LOWER(LEFT([.F32])))" office:value-type="string" office:string-value="jkf" calcext:value-type="string">
            <text:p>jkf</text:p>
          </table:table-cell>
          <table:table-cell table:formula="of:=CONCATENATE(&quot;@&quot;;[.J32];&quot; ||= User.create! email: '&quot;;LOWER([.D32]);&quot;.&quot;;LOWER([.E32]);&quot;@example.com',&quot;)" office:value-type="string" office:string-value="@jkf ||= User.create! email: 'jenni.kreivi@example.com'," calcext:value-type="string">
            <text:p>@jkf ||= User.create! email: 'jenni.kreivi@example.com',</text:p>
          </table:table-cell>
          <table:table-cell table:style-name="ce4" table:formula="of:=CONCATENATE(&quot;                  password: '&quot;;[.D32];&quot;1234567',&quot;)" office:value-type="string" office:string-value="                  password: 'Jenni1234567'," calcext:value-type="string">
            <text:p><text:s text:c="18"/>password: 'Jenni1234567',</text:p>
          </table:table-cell>
          <table:table-cell table:style-name="ce4" table:formula="of:=CONCATENATE(&quot;                  password_confirmation: '&quot;;[.D32];&quot;1234567',&quot;)" office:value-type="string" office:string-value="                  password_confirmation: 'Jenni1234567'," calcext:value-type="string">
            <text:p><text:s text:c="18"/>password_confirmation: 'Jenni1234567',</text:p>
          </table:table-cell>
          <table:table-cell table:style-name="ce4" table:formula="of:=CONCATENATE(&quot;                  display_name: '&quot;;[.D32];&quot; &quot;;[.E32];&quot;',&quot;)" office:value-type="string" office:string-value="                  display_name: 'Jenni Kreivi'," calcext:value-type="string">
            <text:p><text:s text:c="18"/>display_name: 'Jenni Kreivi',</text:p>
          </table:table-cell>
          <table:table-cell table:style-name="ce4" table:formula="of:=CONCATENATE(&quot;                  nationality: :&quot;;LOWER([.F32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32];&quot;_&quot;;LOWER([.A32]);&quot;_day&quot;)" office:value-type="string" office:string-value="@jkf_sp6_day" calcext:value-type="string">
            <text:p>@jkf_sp6_day</text:p>
          </table:table-cell>
          <table:table-cell table:formula="of:=IFERROR( VALUE(LEFT([.H32];2))*60+VALUE(MID(REPLACE([.H32];6;1;&quot;.&quot;);4;4)) ;0)" office:value-type="float" office:value="1239" calcext:value-type="float">
            <text:p>1239</text:p>
          </table:table-cell>
          <table:table-cell table:formula="of:=IFERROR( VALUE(LEFT([.I32];2))*60+VALUE(MID(REPLACE([.I32];6;1;&quot;.&quot;);4;4)) ;0)" office:value-type="float" office:value="1259.6" calcext:value-type="float">
            <text:p>1259.6</text:p>
          </table:table-cell>
          <table:table-cell table:formula="of:=CONCATENATE([.Q32];&quot;1 = Run.create! race: @&quot;;LOWER([.A32]);&quot;_day1,&quot;)" office:value-type="string" office:string-value="@jkf_sp6_day1 = Run.create! race: @sp6_day1," calcext:value-type="string">
            <text:p>@jkf_sp6_day1 = Run.create! race: @sp6_day1,</text:p>
          </table:table-cell>
          <table:table-cell table:formula="of:=CONCATENATE(&quot;                           user: @&quot;;[.J32];&quot;,&quot;)" office:value-type="string" office:string-value="                           user: @jkf," calcext:value-type="string">
            <text:p><text:s text:c="27"/>user: @jkf,</text:p>
          </table:table-cell>
          <table:table-cell table:formula="of:=CONCATENATE(&quot;                           number: '&quot;;[.C32];&quot;',&quot;)" office:value-type="string" office:string-value="                           number: '84'," calcext:value-type="string">
            <text:p><text:s text:c="27"/>number: '84',</text:p>
          </table:table-cell>
          <table:table-cell table:formula="of:=IF([.R32]&gt;0;CONCATENATE(&quot;                           times: '{ &quot;&quot;final&quot;&quot;: &quot;;[.R32];&quot; }'&quot;);&quot;                           times: ''&quot;)" office:value-type="string" office:string-value="                           times: '{ &quot;final&quot;: 1239 }'" calcext:value-type="string">
            <text:p><text:s text:c="27"/>times: '{ "final": 1239 }'</text:p>
          </table:table-cell>
          <table:table-cell table:formula="of:=CONCATENATE([.Q32];&quot;2 = Run.create! race: @&quot;;LOWER([.A32]);&quot;_day2,&quot;)" office:value-type="string" office:string-value="@jkf_sp6_day2 = Run.create! race: @sp6_day2," calcext:value-type="string">
            <text:p>@jkf_sp6_day2 = Run.create! race: @sp6_day2,</text:p>
          </table:table-cell>
          <table:table-cell table:formula="of:=IF([.S32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32]" office:value-type="string" office:string-value="Sp6" calcext:value-type="string">
            <text:p>Sp6</text:p>
          </table:table-cell>
          <table:table-cell table:formula="of:=[.S32]" office:value-type="float" office:value="1259.6" calcext:value-type="float">
            <text:p>1259.6</text:p>
          </table:table-cell>
          <table:table-cell table:number-columns-repeated="13"/>
        </table:table-row>
        <table:table-row table:style-name="ro2">
          <table:table-cell table:formula="of:=[.A32]" office:value-type="string" office:string-value="Sp6" calcext:value-type="string">
            <text:p>Sp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Indre</text:p>
          </table:table-cell>
          <table:table-cell table:style-name="ce1" office:value-type="string" calcext:value-type="string">
            <text:p>Daujotiene</text:p>
          </table:table-cell>
          <table:table-cell table:style-name="ce1" office:value-type="string" calcext:value-type="string">
            <text:p>Lithuania</text:p>
          </table:table-cell>
          <table:table-cell table:style-name="ce1" office:value-type="string" calcext:value-type="string">
            <text:p>42:14,4</text:p>
          </table:table-cell>
          <table:table-cell table:style-name="ce1" office:value-type="string" calcext:value-type="string">
            <text:p>20:04,4</text:p>
          </table:table-cell>
          <table:table-cell table:style-name="ce1" office:value-type="string" calcext:value-type="string">
            <text:p>22:10,0</text:p>
          </table:table-cell>
          <table:table-cell table:style-name="ce3" table:formula="of:=CONCATENATE(LOWER(LEFT([.D33]));LOWER(LEFT([.E33]));LOWER(LEFT([.F33])))" office:value-type="string" office:string-value="idl" calcext:value-type="string">
            <text:p>idl</text:p>
          </table:table-cell>
          <table:table-cell table:formula="of:=CONCATENATE(&quot;@&quot;;[.J33];&quot; ||= User.create! email: '&quot;;LOWER([.D33]);&quot;.&quot;;LOWER([.E33]);&quot;@example.com',&quot;)" office:value-type="string" office:string-value="@idl ||= User.create! email: 'indre.daujotiene@example.com'," calcext:value-type="string">
            <text:p>@idl ||= User.create! email: 'indre.daujotiene@example.com',</text:p>
          </table:table-cell>
          <table:table-cell table:style-name="ce4" table:formula="of:=CONCATENATE(&quot;                  password: '&quot;;[.D33];&quot;1234567',&quot;)" office:value-type="string" office:string-value="                  password: 'Indre1234567'," calcext:value-type="string">
            <text:p><text:s text:c="18"/>password: 'Indre1234567',</text:p>
          </table:table-cell>
          <table:table-cell table:style-name="ce4" table:formula="of:=CONCATENATE(&quot;                  password_confirmation: '&quot;;[.D33];&quot;1234567',&quot;)" office:value-type="string" office:string-value="                  password_confirmation: 'Indre1234567'," calcext:value-type="string">
            <text:p><text:s text:c="18"/>password_confirmation: 'Indre1234567',</text:p>
          </table:table-cell>
          <table:table-cell table:style-name="ce4" table:formula="of:=CONCATENATE(&quot;                  display_name: '&quot;;[.D33];&quot; &quot;;[.E33];&quot;',&quot;)" office:value-type="string" office:string-value="                  display_name: 'Indre Daujotiene'," calcext:value-type="string">
            <text:p><text:s text:c="18"/>display_name: 'Indre Daujotiene',</text:p>
          </table:table-cell>
          <table:table-cell table:style-name="ce4" table:formula="of:=CONCATENATE(&quot;                  nationality: :&quot;;LOWER([.F33]))" office:value-type="string" office:string-value="                  nationality: :lithuania" calcext:value-type="string">
            <text:p><text:s text:c="18"/>nationality: :lithuania</text:p>
          </table:table-cell>
          <table:table-cell/>
          <table:table-cell table:formula="of:=CONCATENATE(&quot;@&quot;;[.J33];&quot;_&quot;;LOWER([.A33]);&quot;_day&quot;)" office:value-type="string" office:string-value="@idl_sp6_day" calcext:value-type="string">
            <text:p>@idl_sp6_day</text:p>
          </table:table-cell>
          <table:table-cell table:formula="of:=IFERROR( VALUE(LEFT([.H33];2))*60+VALUE(MID(REPLACE([.H33];6;1;&quot;.&quot;);4;4)) ;0)" office:value-type="float" office:value="1204.4" calcext:value-type="float">
            <text:p>1204.4</text:p>
          </table:table-cell>
          <table:table-cell table:formula="of:=IFERROR( VALUE(LEFT([.I33];2))*60+VALUE(MID(REPLACE([.I33];6;1;&quot;.&quot;);4;4)) ;0)" office:value-type="float" office:value="1330" calcext:value-type="float">
            <text:p>1330</text:p>
          </table:table-cell>
          <table:table-cell table:formula="of:=CONCATENATE([.Q33];&quot;1 = Run.create! race: @&quot;;LOWER([.A33]);&quot;_day1,&quot;)" office:value-type="string" office:string-value="@idl_sp6_day1 = Run.create! race: @sp6_day1," calcext:value-type="string">
            <text:p>@idl_sp6_day1 = Run.create! race: @sp6_day1,</text:p>
          </table:table-cell>
          <table:table-cell table:formula="of:=CONCATENATE(&quot;                           user: @&quot;;[.J33];&quot;,&quot;)" office:value-type="string" office:string-value="                           user: @idl," calcext:value-type="string">
            <text:p><text:s text:c="27"/>user: @idl,</text:p>
          </table:table-cell>
          <table:table-cell table:formula="of:=CONCATENATE(&quot;                           number: '&quot;;[.C33];&quot;',&quot;)" office:value-type="string" office:string-value="                           number: '85'," calcext:value-type="string">
            <text:p><text:s text:c="27"/>number: '85',</text:p>
          </table:table-cell>
          <table:table-cell table:formula="of:=IF([.R33]&gt;0;CONCATENATE(&quot;                           times: '{ &quot;&quot;final&quot;&quot;: &quot;;[.R33];&quot; }'&quot;);&quot;                           times: ''&quot;)" office:value-type="string" office:string-value="                           times: '{ &quot;final&quot;: 1204.4 }'" calcext:value-type="string">
            <text:p><text:s text:c="27"/>times: '{ "final": 1204.4 }'</text:p>
          </table:table-cell>
          <table:table-cell table:formula="of:=CONCATENATE([.Q33];&quot;2 = Run.create! race: @&quot;;LOWER([.A33]);&quot;_day2,&quot;)" office:value-type="string" office:string-value="@idl_sp6_day2 = Run.create! race: @sp6_day2," calcext:value-type="string">
            <text:p>@idl_sp6_day2 = Run.create! race: @sp6_day2,</text:p>
          </table:table-cell>
          <table:table-cell table:formula="of:=IF([.S33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33]" office:value-type="string" office:string-value="Sp6" calcext:value-type="string">
            <text:p>Sp6</text:p>
          </table:table-cell>
          <table:table-cell table:formula="of:=[.S33]" office:value-type="float" office:value="1330" calcext:value-type="float">
            <text:p>1330</text:p>
          </table:table-cell>
          <table:table-cell table:number-columns-repeated="13"/>
        </table:table-row>
        <table:table-row table:style-name="ro2">
          <table:table-cell table:formula="of:=[.A33]" office:value-type="string" office:string-value="Sp6" calcext:value-type="string">
            <text:p>Sp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ichael</text:p>
          </table:table-cell>
          <table:table-cell table:style-name="ce1" office:value-type="string" calcext:value-type="string">
            <text:p>Beck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string" calcext:value-type="string">
            <text:p>43:25,4</text:p>
          </table:table-cell>
          <table:table-cell table:style-name="ce1" office:value-type="string" calcext:value-type="string">
            <text:p>20:33,1</text:p>
          </table:table-cell>
          <table:table-cell table:style-name="ce1" office:value-type="string" calcext:value-type="string">
            <text:p>22:52,3</text:p>
          </table:table-cell>
          <table:table-cell table:style-name="ce3" table:formula="of:=CONCATENATE(LOWER(LEFT([.D34]));LOWER(LEFT([.E34]));LOWER(LEFT([.F34])))" office:value-type="string" office:string-value="mbg" calcext:value-type="string">
            <text:p>mbg</text:p>
          </table:table-cell>
          <table:table-cell table:formula="of:=CONCATENATE(&quot;@&quot;;[.J34];&quot; ||= User.create! email: '&quot;;LOWER([.D34]);&quot;.&quot;;LOWER([.E34]);&quot;@example.com',&quot;)" office:value-type="string" office:string-value="@mbg ||= User.create! email: 'michael.beck@example.com'," calcext:value-type="string">
            <text:p>@mbg ||= User.create! email: 'michael.beck@example.com',</text:p>
          </table:table-cell>
          <table:table-cell table:style-name="ce4" table:formula="of:=CONCATENATE(&quot;                  password: '&quot;;[.D34];&quot;1234567',&quot;)" office:value-type="string" office:string-value="                  password: 'Michael1234567'," calcext:value-type="string">
            <text:p><text:s text:c="18"/>password: 'Michael1234567',</text:p>
          </table:table-cell>
          <table:table-cell table:style-name="ce4" table:formula="of:=CONCATENATE(&quot;                  password_confirmation: '&quot;;[.D34];&quot;1234567',&quot;)" office:value-type="string" office:string-value="                  password_confirmation: 'Michael1234567'," calcext:value-type="string">
            <text:p><text:s text:c="18"/>password_confirmation: 'Michael1234567',</text:p>
          </table:table-cell>
          <table:table-cell table:style-name="ce4" table:formula="of:=CONCATENATE(&quot;                  display_name: '&quot;;[.D34];&quot; &quot;;[.E34];&quot;',&quot;)" office:value-type="string" office:string-value="                  display_name: 'Michael Beck'," calcext:value-type="string">
            <text:p><text:s text:c="18"/>display_name: 'Michael Beck',</text:p>
          </table:table-cell>
          <table:table-cell table:style-name="ce4" table:formula="of:=CONCATENATE(&quot;                  nationality: :&quot;;LOWER([.F34]))" office:value-type="string" office:string-value="                  nationality: :germany" calcext:value-type="string">
            <text:p><text:s text:c="18"/>nationality: :germany</text:p>
          </table:table-cell>
          <table:table-cell/>
          <table:table-cell table:formula="of:=CONCATENATE(&quot;@&quot;;[.J34];&quot;_&quot;;LOWER([.A34]);&quot;_day&quot;)" office:value-type="string" office:string-value="@mbg_sp6_day" calcext:value-type="string">
            <text:p>@mbg_sp6_day</text:p>
          </table:table-cell>
          <table:table-cell table:formula="of:=IFERROR( VALUE(LEFT([.H34];2))*60+VALUE(MID(REPLACE([.H34];6;1;&quot;.&quot;);4;4)) ;0)" office:value-type="float" office:value="1233.1" calcext:value-type="float">
            <text:p>1233.1</text:p>
          </table:table-cell>
          <table:table-cell table:formula="of:=IFERROR( VALUE(LEFT([.I34];2))*60+VALUE(MID(REPLACE([.I34];6;1;&quot;.&quot;);4;4)) ;0)" office:value-type="float" office:value="1372.3" calcext:value-type="float">
            <text:p>1372.3</text:p>
          </table:table-cell>
          <table:table-cell table:formula="of:=CONCATENATE([.Q34];&quot;1 = Run.create! race: @&quot;;LOWER([.A34]);&quot;_day1,&quot;)" office:value-type="string" office:string-value="@mbg_sp6_day1 = Run.create! race: @sp6_day1," calcext:value-type="string">
            <text:p>@mbg_sp6_day1 = Run.create! race: @sp6_day1,</text:p>
          </table:table-cell>
          <table:table-cell table:formula="of:=CONCATENATE(&quot;                           user: @&quot;;[.J34];&quot;,&quot;)" office:value-type="string" office:string-value="                           user: @mbg," calcext:value-type="string">
            <text:p><text:s text:c="27"/>user: @mbg,</text:p>
          </table:table-cell>
          <table:table-cell table:formula="of:=CONCATENATE(&quot;                           number: '&quot;;[.C34];&quot;',&quot;)" office:value-type="string" office:string-value="                           number: '81'," calcext:value-type="string">
            <text:p><text:s text:c="27"/>number: '81',</text:p>
          </table:table-cell>
          <table:table-cell table:formula="of:=IF([.R34]&gt;0;CONCATENATE(&quot;                           times: '{ &quot;&quot;final&quot;&quot;: &quot;;[.R34];&quot; }'&quot;);&quot;                           times: ''&quot;)" office:value-type="string" office:string-value="                           times: '{ &quot;final&quot;: 1233.1 }'" calcext:value-type="string">
            <text:p><text:s text:c="27"/>times: '{ "final": 1233.1 }'</text:p>
          </table:table-cell>
          <table:table-cell table:formula="of:=CONCATENATE([.Q34];&quot;2 = Run.create! race: @&quot;;LOWER([.A34]);&quot;_day2,&quot;)" office:value-type="string" office:string-value="@mbg_sp6_day2 = Run.create! race: @sp6_day2," calcext:value-type="string">
            <text:p>@mbg_sp6_day2 = Run.create! race: @sp6_day2,</text:p>
          </table:table-cell>
          <table:table-cell table:formula="of:=IF([.S34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34]" office:value-type="string" office:string-value="Sp6" calcext:value-type="string">
            <text:p>Sp6</text:p>
          </table:table-cell>
          <table:table-cell table:formula="of:=[.S34]" office:value-type="float" office:value="1372.3" calcext:value-type="float">
            <text:p>1372.3</text:p>
          </table:table-cell>
          <table:table-cell table:formula="of:=cell" office:value-type="string" office:string-value="" calcext:value-type="error">
            <text:p>#NAME?</text:p>
          </table:table-cell>
          <table:table-cell table:number-columns-repeated="12"/>
        </table:table-row>
        <table:table-row table:style-name="ro2">
          <table:table-cell table:formula="of:=[.A34]" office:value-type="string" office:string-value="Sp6" calcext:value-type="string">
            <text:p>Sp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ntse</text:p>
          </table:table-cell>
          <table:table-cell table:style-name="ce1" office:value-type="string" calcext:value-type="string">
            <text:p>Claverol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44:07,7</text:p>
          </table:table-cell>
          <table:table-cell table:style-name="ce1" office:value-type="string" calcext:value-type="string">
            <text:p>21:15,8</text:p>
          </table:table-cell>
          <table:table-cell table:style-name="ce1" office:value-type="string" calcext:value-type="string">
            <text:p>22:51,9</text:p>
          </table:table-cell>
          <table:table-cell table:style-name="ce3" table:formula="of:=CONCATENATE(LOWER(LEFT([.D35]));LOWER(LEFT([.E35]));LOWER(LEFT([.F35])))" office:value-type="string" office:string-value="mcs" calcext:value-type="string">
            <text:p>mcs</text:p>
          </table:table-cell>
          <table:table-cell table:formula="of:=CONCATENATE(&quot;@&quot;;[.J35];&quot; ||= User.create! email: '&quot;;LOWER([.D35]);&quot;.&quot;;LOWER([.E35]);&quot;@example.com',&quot;)" office:value-type="string" office:string-value="@mcs ||= User.create! email: 'montse.claverol@example.com'," calcext:value-type="string">
            <text:p>@mcs ||= User.create! email: 'montse.claverol@example.com',</text:p>
          </table:table-cell>
          <table:table-cell table:style-name="ce4" table:formula="of:=CONCATENATE(&quot;                  password: '&quot;;[.D35];&quot;1234567',&quot;)" office:value-type="string" office:string-value="                  password: 'Montse1234567'," calcext:value-type="string">
            <text:p><text:s text:c="18"/>password: 'Montse1234567',</text:p>
          </table:table-cell>
          <table:table-cell table:style-name="ce4" table:formula="of:=CONCATENATE(&quot;                  password_confirmation: '&quot;;[.D35];&quot;1234567',&quot;)" office:value-type="string" office:string-value="                  password_confirmation: 'Montse1234567'," calcext:value-type="string">
            <text:p><text:s text:c="18"/>password_confirmation: 'Montse1234567',</text:p>
          </table:table-cell>
          <table:table-cell table:style-name="ce4" table:formula="of:=CONCATENATE(&quot;                  display_name: '&quot;;[.D35];&quot; &quot;;[.E35];&quot;',&quot;)" office:value-type="string" office:string-value="                  display_name: 'Montse Claverol'," calcext:value-type="string">
            <text:p><text:s text:c="18"/>display_name: 'Montse Claverol',</text:p>
          </table:table-cell>
          <table:table-cell table:style-name="ce4" table:formula="of:=CONCATENATE(&quot;                  nationality: :&quot;;LOWER([.F35]))" office:value-type="string" office:string-value="                  nationality: :spain" calcext:value-type="string">
            <text:p><text:s text:c="18"/>nationality: :spain</text:p>
          </table:table-cell>
          <table:table-cell/>
          <table:table-cell table:formula="of:=CONCATENATE(&quot;@&quot;;[.J35];&quot;_&quot;;LOWER([.A35]);&quot;_day&quot;)" office:value-type="string" office:string-value="@mcs_sp6_day" calcext:value-type="string">
            <text:p>@mcs_sp6_day</text:p>
          </table:table-cell>
          <table:table-cell table:formula="of:=IFERROR( VALUE(LEFT([.H35];2))*60+VALUE(MID(REPLACE([.H35];6;1;&quot;.&quot;);4;4)) ;0)" office:value-type="float" office:value="1275.8" calcext:value-type="float">
            <text:p>1275.8</text:p>
          </table:table-cell>
          <table:table-cell table:formula="of:=IFERROR( VALUE(LEFT([.I35];2))*60+VALUE(MID(REPLACE([.I35];6;1;&quot;.&quot;);4;4)) ;0)" office:value-type="float" office:value="1371.9" calcext:value-type="float">
            <text:p>1371.9</text:p>
          </table:table-cell>
          <table:table-cell table:formula="of:=CONCATENATE([.Q35];&quot;1 = Run.create! race: @&quot;;LOWER([.A35]);&quot;_day1,&quot;)" office:value-type="string" office:string-value="@mcs_sp6_day1 = Run.create! race: @sp6_day1," calcext:value-type="string">
            <text:p>@mcs_sp6_day1 = Run.create! race: @sp6_day1,</text:p>
          </table:table-cell>
          <table:table-cell table:formula="of:=CONCATENATE(&quot;                           user: @&quot;;[.J35];&quot;,&quot;)" office:value-type="string" office:string-value="                           user: @mcs," calcext:value-type="string">
            <text:p><text:s text:c="27"/>user: @mcs,</text:p>
          </table:table-cell>
          <table:table-cell table:formula="of:=CONCATENATE(&quot;                           number: '&quot;;[.C35];&quot;',&quot;)" office:value-type="string" office:string-value="                           number: '82'," calcext:value-type="string">
            <text:p><text:s text:c="27"/>number: '82',</text:p>
          </table:table-cell>
          <table:table-cell table:formula="of:=IF([.R35]&gt;0;CONCATENATE(&quot;                           times: '{ &quot;&quot;final&quot;&quot;: &quot;;[.R35];&quot; }'&quot;);&quot;                           times: ''&quot;)" office:value-type="string" office:string-value="                           times: '{ &quot;final&quot;: 1275.8 }'" calcext:value-type="string">
            <text:p><text:s text:c="27"/>times: '{ "final": 1275.8 }'</text:p>
          </table:table-cell>
          <table:table-cell table:formula="of:=CONCATENATE([.Q35];&quot;2 = Run.create! race: @&quot;;LOWER([.A35]);&quot;_day2,&quot;)" office:value-type="string" office:string-value="@mcs_sp6_day2 = Run.create! race: @sp6_day2," calcext:value-type="string">
            <text:p>@mcs_sp6_day2 = Run.create! race: @sp6_day2,</text:p>
          </table:table-cell>
          <table:table-cell table:formula="of:=IF([.S35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35]" office:value-type="string" office:string-value="Sp6" calcext:value-type="string">
            <text:p>Sp6</text:p>
          </table:table-cell>
          <table:table-cell table:formula="of:=[.S35]" office:value-type="float" office:value="1371.9" calcext:value-type="float">
            <text:p>1371.9</text:p>
          </table:table-cell>
          <table:table-cell table:number-columns-repeated="13"/>
        </table:table-row>
        <table:table-row table:style-name="ro2">
          <table:table-cell table:formula="of:=[.A35]" office:value-type="string" office:string-value="Sp6" calcext:value-type="string">
            <text:p>Sp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Antti</text:p>
          </table:table-cell>
          <table:table-cell table:style-name="ce1" office:value-type="string" calcext:value-type="string">
            <text:p>Mäkiaho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44:39,0</text:p>
          </table:table-cell>
          <table:table-cell table:style-name="ce1" office:value-type="string" calcext:value-type="string">
            <text:p>21:11,6</text:p>
          </table:table-cell>
          <table:table-cell table:style-name="ce1" office:value-type="string" calcext:value-type="string">
            <text:p>23:27,4</text:p>
          </table:table-cell>
          <table:table-cell table:style-name="ce3" table:formula="of:=CONCATENATE(LOWER(LEFT([.D36]));LOWER(LEFT([.E36]));LOWER(LEFT([.F36])))" office:value-type="string" office:string-value="amf" calcext:value-type="string">
            <text:p>amf</text:p>
          </table:table-cell>
          <table:table-cell table:formula="of:=CONCATENATE(&quot;@&quot;;[.J36];&quot; ||= User.create! email: '&quot;;LOWER([.D36]);&quot;.&quot;;LOWER([.E36]);&quot;@example.com',&quot;)" office:value-type="string" office:string-value="@amf ||= User.create! email: 'antti.mäkiaho@example.com'," calcext:value-type="string">
            <text:p>@amf ||= User.create! email: 'antti.mäkiaho@example.com',</text:p>
          </table:table-cell>
          <table:table-cell table:style-name="ce4" table:formula="of:=CONCATENATE(&quot;                  password: '&quot;;[.D36];&quot;1234567',&quot;)" office:value-type="string" office:string-value="                  password: 'Antti1234567'," calcext:value-type="string">
            <text:p><text:s text:c="18"/>password: 'Antti1234567',</text:p>
          </table:table-cell>
          <table:table-cell table:style-name="ce4" table:formula="of:=CONCATENATE(&quot;                  password_confirmation: '&quot;;[.D36];&quot;1234567',&quot;)" office:value-type="string" office:string-value="                  password_confirmation: 'Antti1234567'," calcext:value-type="string">
            <text:p><text:s text:c="18"/>password_confirmation: 'Antti1234567',</text:p>
          </table:table-cell>
          <table:table-cell table:style-name="ce4" table:formula="of:=CONCATENATE(&quot;                  display_name: '&quot;;[.D36];&quot; &quot;;[.E36];&quot;',&quot;)" office:value-type="string" office:string-value="                  display_name: 'Antti Mäkiaho'," calcext:value-type="string">
            <text:p><text:s text:c="18"/>display_name: 'Antti Mäkiaho',</text:p>
          </table:table-cell>
          <table:table-cell table:style-name="ce4" table:formula="of:=CONCATENATE(&quot;                  nationality: :&quot;;LOWER([.F36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36];&quot;_&quot;;LOWER([.A36]);&quot;_day&quot;)" office:value-type="string" office:string-value="@amf_sp6_day" calcext:value-type="string">
            <text:p>@amf_sp6_day</text:p>
          </table:table-cell>
          <table:table-cell table:formula="of:=IFERROR( VALUE(LEFT([.H36];2))*60+VALUE(MID(REPLACE([.H36];6;1;&quot;.&quot;);4;4)) ;0)" office:value-type="float" office:value="1271.6" calcext:value-type="float">
            <text:p>1271.6</text:p>
          </table:table-cell>
          <table:table-cell table:formula="of:=IFERROR( VALUE(LEFT([.I36];2))*60+VALUE(MID(REPLACE([.I36];6;1;&quot;.&quot;);4;4)) ;0)" office:value-type="float" office:value="1407.4" calcext:value-type="float">
            <text:p>1407.4</text:p>
          </table:table-cell>
          <table:table-cell table:formula="of:=CONCATENATE([.Q36];&quot;1 = Run.create! race: @&quot;;LOWER([.A36]);&quot;_day1,&quot;)" office:value-type="string" office:string-value="@amf_sp6_day1 = Run.create! race: @sp6_day1," calcext:value-type="string">
            <text:p>@amf_sp6_day1 = Run.create! race: @sp6_day1,</text:p>
          </table:table-cell>
          <table:table-cell table:formula="of:=CONCATENATE(&quot;                           user: @&quot;;[.J36];&quot;,&quot;)" office:value-type="string" office:string-value="                           user: @amf," calcext:value-type="string">
            <text:p><text:s text:c="27"/>user: @amf,</text:p>
          </table:table-cell>
          <table:table-cell table:formula="of:=CONCATENATE(&quot;                           number: '&quot;;[.C36];&quot;',&quot;)" office:value-type="string" office:string-value="                           number: '83'," calcext:value-type="string">
            <text:p><text:s text:c="27"/>number: '83',</text:p>
          </table:table-cell>
          <table:table-cell table:formula="of:=IF([.R36]&gt;0;CONCATENATE(&quot;                           times: '{ &quot;&quot;final&quot;&quot;: &quot;;[.R36];&quot; }'&quot;);&quot;                           times: ''&quot;)" office:value-type="string" office:string-value="                           times: '{ &quot;final&quot;: 1271.6 }'" calcext:value-type="string">
            <text:p><text:s text:c="27"/>times: '{ "final": 1271.6 }'</text:p>
          </table:table-cell>
          <table:table-cell table:formula="of:=CONCATENATE([.Q36];&quot;2 = Run.create! race: @&quot;;LOWER([.A36]);&quot;_day2,&quot;)" office:value-type="string" office:string-value="@amf_sp6_day2 = Run.create! race: @sp6_day2," calcext:value-type="string">
            <text:p>@amf_sp6_day2 = Run.create! race: @sp6_day2,</text:p>
          </table:table-cell>
          <table:table-cell table:formula="of:=IF([.S36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36]" office:value-type="string" office:string-value="Sp6" calcext:value-type="string">
            <text:p>Sp6</text:p>
          </table:table-cell>
          <table:table-cell table:formula="of:=[.S36]" office:value-type="float" office:value="1407.4" calcext:value-type="float">
            <text:p>1407.4</text:p>
          </table:table-cell>
          <table:table-cell table:number-columns-repeated="13"/>
        </table:table-row>
        <table:table-row table:style-name="ro2">
          <table:table-cell table:formula="of:=[.A36]" office:value-type="string" office:string-value="Sp6" calcext:value-type="string">
            <text:p>Sp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ichael</text:p>
          </table:table-cell>
          <table:table-cell table:style-name="ce1" office:value-type="string" calcext:value-type="string">
            <text:p>Chovanec</text:p>
          </table:table-cell>
          <table:table-cell table:style-name="ce1" office:value-type="string" calcext:value-type="string">
            <text:p>CzechRepublic</text:p>
          </table:table-cell>
          <table:table-cell table:style-name="ce1" office:value-type="string" calcext:value-type="string">
            <text:p>47:41,9</text:p>
          </table:table-cell>
          <table:table-cell table:style-name="ce1" office:value-type="string" calcext:value-type="string">
            <text:p>22:21,0</text:p>
          </table:table-cell>
          <table:table-cell table:style-name="ce1" office:value-type="string" calcext:value-type="string">
            <text:p>25:20,9</text:p>
          </table:table-cell>
          <table:table-cell table:style-name="ce3" table:formula="of:=CONCATENATE(LOWER(LEFT([.D37]));LOWER(LEFT([.E37]));LOWER(LEFT([.F37])))" office:value-type="string" office:string-value="mcc" calcext:value-type="string">
            <text:p>mcc</text:p>
          </table:table-cell>
          <table:table-cell table:formula="of:=CONCATENATE(&quot;@&quot;;[.J37];&quot; ||= User.create! email: '&quot;;LOWER([.D37]);&quot;.&quot;;LOWER([.E37]);&quot;@example.com',&quot;)" office:value-type="string" office:string-value="@mcc ||= User.create! email: 'michael.chovanec@example.com'," calcext:value-type="string">
            <text:p>@mcc ||= User.create! email: 'michael.chovanec@example.com',</text:p>
          </table:table-cell>
          <table:table-cell table:style-name="ce4" table:formula="of:=CONCATENATE(&quot;                  password: '&quot;;[.D37];&quot;1234567',&quot;)" office:value-type="string" office:string-value="                  password: 'Michael1234567'," calcext:value-type="string">
            <text:p><text:s text:c="18"/>password: 'Michael1234567',</text:p>
          </table:table-cell>
          <table:table-cell table:style-name="ce4" table:formula="of:=CONCATENATE(&quot;                  password_confirmation: '&quot;;[.D37];&quot;1234567',&quot;)" office:value-type="string" office:string-value="                  password_confirmation: 'Michael1234567'," calcext:value-type="string">
            <text:p><text:s text:c="18"/>password_confirmation: 'Michael1234567',</text:p>
          </table:table-cell>
          <table:table-cell table:style-name="ce4" table:formula="of:=CONCATENATE(&quot;                  display_name: '&quot;;[.D37];&quot; &quot;;[.E37];&quot;',&quot;)" office:value-type="string" office:string-value="                  display_name: 'Michael Chovanec'," calcext:value-type="string">
            <text:p><text:s text:c="18"/>display_name: 'Michael Chovanec',</text:p>
          </table:table-cell>
          <table:table-cell table:style-name="ce4" table:formula="of:=CONCATENATE(&quot;                  nationality: :&quot;;LOWER([.F37]))" office:value-type="string" office:string-value="                  nationality: :czechrepublic" calcext:value-type="string">
            <text:p><text:s text:c="18"/>nationality: :czechrepublic</text:p>
          </table:table-cell>
          <table:table-cell/>
          <table:table-cell table:formula="of:=CONCATENATE(&quot;@&quot;;[.J37];&quot;_&quot;;LOWER([.A37]);&quot;_day&quot;)" office:value-type="string" office:string-value="@mcc_sp6_day" calcext:value-type="string">
            <text:p>@mcc_sp6_day</text:p>
          </table:table-cell>
          <table:table-cell table:formula="of:=IFERROR( VALUE(LEFT([.H37];2))*60+VALUE(MID(REPLACE([.H37];6;1;&quot;.&quot;);4;4)) ;0)" office:value-type="float" office:value="1341" calcext:value-type="float">
            <text:p>1341</text:p>
          </table:table-cell>
          <table:table-cell table:formula="of:=IFERROR( VALUE(LEFT([.I37];2))*60+VALUE(MID(REPLACE([.I37];6;1;&quot;.&quot;);4;4)) ;0)" office:value-type="float" office:value="1520.9" calcext:value-type="float">
            <text:p>1520.9</text:p>
          </table:table-cell>
          <table:table-cell table:formula="of:=CONCATENATE([.Q37];&quot;1 = Run.create! race: @&quot;;LOWER([.A37]);&quot;_day1,&quot;)" office:value-type="string" office:string-value="@mcc_sp6_day1 = Run.create! race: @sp6_day1," calcext:value-type="string">
            <text:p>@mcc_sp6_day1 = Run.create! race: @sp6_day1,</text:p>
          </table:table-cell>
          <table:table-cell table:formula="of:=CONCATENATE(&quot;                           user: @&quot;;[.J37];&quot;,&quot;)" office:value-type="string" office:string-value="                           user: @mcc," calcext:value-type="string">
            <text:p><text:s text:c="27"/>user: @mcc,</text:p>
          </table:table-cell>
          <table:table-cell table:formula="of:=CONCATENATE(&quot;                           number: '&quot;;[.C37];&quot;',&quot;)" office:value-type="string" office:string-value="                           number: '79'," calcext:value-type="string">
            <text:p><text:s text:c="27"/>number: '79',</text:p>
          </table:table-cell>
          <table:table-cell table:formula="of:=IF([.R37]&gt;0;CONCATENATE(&quot;                           times: '{ &quot;&quot;final&quot;&quot;: &quot;;[.R37];&quot; }'&quot;);&quot;                           times: ''&quot;)" office:value-type="string" office:string-value="                           times: '{ &quot;final&quot;: 1341 }'" calcext:value-type="string">
            <text:p><text:s text:c="27"/>times: '{ "final": 1341 }'</text:p>
          </table:table-cell>
          <table:table-cell table:formula="of:=CONCATENATE([.Q37];&quot;2 = Run.create! race: @&quot;;LOWER([.A37]);&quot;_day2,&quot;)" office:value-type="string" office:string-value="@mcc_sp6_day2 = Run.create! race: @sp6_day2," calcext:value-type="string">
            <text:p>@mcc_sp6_day2 = Run.create! race: @sp6_day2,</text:p>
          </table:table-cell>
          <table:table-cell table:formula="of:=IF([.S37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37]" office:value-type="string" office:string-value="Sp6" calcext:value-type="string">
            <text:p>Sp6</text:p>
          </table:table-cell>
          <table:table-cell table:formula="of:=[.S37]" office:value-type="float" office:value="1520.9" calcext:value-type="float">
            <text:p>1520.9</text:p>
          </table:table-cell>
          <table:table-cell table:number-columns-repeated="13"/>
        </table:table-row>
        <table:table-row table:style-name="ro2">
          <table:table-cell table:formula="of:=[.A37]" office:value-type="string" office:string-value="Sp6" calcext:value-type="string">
            <text:p>Sp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Anna</text:p>
          </table:table-cell>
          <table:table-cell table:style-name="ce1" office:value-type="string" calcext:value-type="string">
            <text:p>Bajer</text:p>
          </table:table-cell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50:49,7</text:p>
          </table:table-cell>
          <table:table-cell table:style-name="ce1" office:value-type="string" calcext:value-type="string">
            <text:p>23:50,3</text:p>
          </table:table-cell>
          <table:table-cell table:style-name="ce1" office:value-type="string" calcext:value-type="string">
            <text:p>26:59,4</text:p>
          </table:table-cell>
          <table:table-cell table:style-name="ce3" table:formula="of:=CONCATENATE(LOWER(LEFT([.D38]));LOWER(LEFT([.E38]));LOWER(LEFT([.F38])))" office:value-type="string" office:string-value="abp" calcext:value-type="string">
            <text:p>abp</text:p>
          </table:table-cell>
          <table:table-cell table:formula="of:=CONCATENATE(&quot;@&quot;;[.J38];&quot; ||= User.create! email: '&quot;;LOWER([.D38]);&quot;.&quot;;LOWER([.E38]);&quot;@example.com',&quot;)" office:value-type="string" office:string-value="@abp ||= User.create! email: 'anna.bajer@example.com'," calcext:value-type="string">
            <text:p>@abp ||= User.create! email: 'anna.bajer@example.com',</text:p>
          </table:table-cell>
          <table:table-cell table:style-name="ce4" table:formula="of:=CONCATENATE(&quot;                  password: '&quot;;[.D38];&quot;1234567',&quot;)" office:value-type="string" office:string-value="                  password: 'Anna1234567'," calcext:value-type="string">
            <text:p><text:s text:c="18"/>password: 'Anna1234567',</text:p>
          </table:table-cell>
          <table:table-cell table:style-name="ce4" table:formula="of:=CONCATENATE(&quot;                  password_confirmation: '&quot;;[.D38];&quot;1234567',&quot;)" office:value-type="string" office:string-value="                  password_confirmation: 'Anna1234567'," calcext:value-type="string">
            <text:p><text:s text:c="18"/>password_confirmation: 'Anna1234567',</text:p>
          </table:table-cell>
          <table:table-cell table:style-name="ce4" table:formula="of:=CONCATENATE(&quot;                  display_name: '&quot;;[.D38];&quot; &quot;;[.E38];&quot;',&quot;)" office:value-type="string" office:string-value="                  display_name: 'Anna Bajer'," calcext:value-type="string">
            <text:p><text:s text:c="18"/>display_name: 'Anna Bajer',</text:p>
          </table:table-cell>
          <table:table-cell table:style-name="ce4" table:formula="of:=CONCATENATE(&quot;                  nationality: :&quot;;LOWER([.F38]))" office:value-type="string" office:string-value="                  nationality: :poland" calcext:value-type="string">
            <text:p><text:s text:c="18"/>nationality: :poland</text:p>
          </table:table-cell>
          <table:table-cell/>
          <table:table-cell table:formula="of:=CONCATENATE(&quot;@&quot;;[.J38];&quot;_&quot;;LOWER([.A38]);&quot;_day&quot;)" office:value-type="string" office:string-value="@abp_sp6_day" calcext:value-type="string">
            <text:p>@abp_sp6_day</text:p>
          </table:table-cell>
          <table:table-cell table:formula="of:=IFERROR( VALUE(LEFT([.H38];2))*60+VALUE(MID(REPLACE([.H38];6;1;&quot;.&quot;);4;4)) ;0)" office:value-type="float" office:value="1430.3" calcext:value-type="float">
            <text:p>1430.3</text:p>
          </table:table-cell>
          <table:table-cell table:formula="of:=IFERROR( VALUE(LEFT([.I38];2))*60+VALUE(MID(REPLACE([.I38];6;1;&quot;.&quot;);4;4)) ;0)" office:value-type="float" office:value="1619.4" calcext:value-type="float">
            <text:p>1619.4</text:p>
          </table:table-cell>
          <table:table-cell table:formula="of:=CONCATENATE([.Q38];&quot;1 = Run.create! race: @&quot;;LOWER([.A38]);&quot;_day1,&quot;)" office:value-type="string" office:string-value="@abp_sp6_day1 = Run.create! race: @sp6_day1," calcext:value-type="string">
            <text:p>@abp_sp6_day1 = Run.create! race: @sp6_day1,</text:p>
          </table:table-cell>
          <table:table-cell table:formula="of:=CONCATENATE(&quot;                           user: @&quot;;[.J38];&quot;,&quot;)" office:value-type="string" office:string-value="                           user: @abp," calcext:value-type="string">
            <text:p><text:s text:c="27"/>user: @abp,</text:p>
          </table:table-cell>
          <table:table-cell table:formula="of:=CONCATENATE(&quot;                           number: '&quot;;[.C38];&quot;',&quot;)" office:value-type="string" office:string-value="                           number: '86'," calcext:value-type="string">
            <text:p><text:s text:c="27"/>number: '86',</text:p>
          </table:table-cell>
          <table:table-cell table:formula="of:=IF([.R38]&gt;0;CONCATENATE(&quot;                           times: '{ &quot;&quot;final&quot;&quot;: &quot;;[.R38];&quot; }'&quot;);&quot;                           times: ''&quot;)" office:value-type="string" office:string-value="                           times: '{ &quot;final&quot;: 1430.3 }'" calcext:value-type="string">
            <text:p><text:s text:c="27"/>times: '{ "final": 1430.3 }'</text:p>
          </table:table-cell>
          <table:table-cell table:formula="of:=CONCATENATE([.Q38];&quot;2 = Run.create! race: @&quot;;LOWER([.A38]);&quot;_day2,&quot;)" office:value-type="string" office:string-value="@abp_sp6_day2 = Run.create! race: @sp6_day2," calcext:value-type="string">
            <text:p>@abp_sp6_day2 = Run.create! race: @sp6_day2,</text:p>
          </table:table-cell>
          <table:table-cell table:formula="of:=IF([.S38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38]" office:value-type="string" office:string-value="Sp6" calcext:value-type="string">
            <text:p>Sp6</text:p>
          </table:table-cell>
          <table:table-cell table:formula="of:=[.S38]" office:value-type="float" office:value="1619.4" calcext:value-type="float">
            <text:p>1619.4</text:p>
          </table:table-cell>
          <table:table-cell table:number-columns-repeated="13"/>
        </table:table-row>
        <table:table-row table:style-name="ro2">
          <table:table-cell table:formula="of:=[.A38]" office:value-type="string" office:string-value="Sp6" calcext:value-type="string">
            <text:p>Sp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nttoni</text:p>
          </table:table-cell>
          <table:table-cell table:style-name="ce1" office:value-type="string" calcext:value-type="string">
            <text:p>Tolvi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57:24,5</text:p>
          </table:table-cell>
          <table:table-cell table:style-name="ce1" office:value-type="string" calcext:value-type="string">
            <text:p>28:06,4</text:p>
          </table:table-cell>
          <table:table-cell table:style-name="ce1" office:value-type="string" calcext:value-type="string">
            <text:p>29:18,1</text:p>
          </table:table-cell>
          <table:table-cell table:style-name="ce3" table:formula="of:=CONCATENATE(LOWER(LEFT([.D39]));LOWER(LEFT([.E39]));LOWER(LEFT([.F39])))" office:value-type="string" office:string-value="atf" calcext:value-type="string">
            <text:p>atf</text:p>
          </table:table-cell>
          <table:table-cell table:formula="of:=CONCATENATE(&quot;@&quot;;[.J39];&quot; ||= User.create! email: '&quot;;LOWER([.D39]);&quot;.&quot;;LOWER([.E39]);&quot;@example.com',&quot;)" office:value-type="string" office:string-value="@atf ||= User.create! email: 'anttoni.tolvi@example.com'," calcext:value-type="string">
            <text:p>@atf ||= User.create! email: 'anttoni.tolvi@example.com',</text:p>
          </table:table-cell>
          <table:table-cell table:style-name="ce4" table:formula="of:=CONCATENATE(&quot;                  password: '&quot;;[.D39];&quot;1234567',&quot;)" office:value-type="string" office:string-value="                  password: 'Anttoni1234567'," calcext:value-type="string">
            <text:p><text:s text:c="18"/>password: 'Anttoni1234567',</text:p>
          </table:table-cell>
          <table:table-cell table:style-name="ce4" table:formula="of:=CONCATENATE(&quot;                  password_confirmation: '&quot;;[.D39];&quot;1234567',&quot;)" office:value-type="string" office:string-value="                  password_confirmation: 'Anttoni1234567'," calcext:value-type="string">
            <text:p><text:s text:c="18"/>password_confirmation: 'Anttoni1234567',</text:p>
          </table:table-cell>
          <table:table-cell table:style-name="ce4" table:formula="of:=CONCATENATE(&quot;                  display_name: '&quot;;[.D39];&quot; &quot;;[.E39];&quot;',&quot;)" office:value-type="string" office:string-value="                  display_name: 'Anttoni Tolvi'," calcext:value-type="string">
            <text:p><text:s text:c="18"/>display_name: 'Anttoni Tolvi',</text:p>
          </table:table-cell>
          <table:table-cell table:style-name="ce4" table:formula="of:=CONCATENATE(&quot;                  nationality: :&quot;;LOWER([.F39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39];&quot;_&quot;;LOWER([.A39]);&quot;_day&quot;)" office:value-type="string" office:string-value="@atf_sp6_day" calcext:value-type="string">
            <text:p>@atf_sp6_day</text:p>
          </table:table-cell>
          <table:table-cell table:formula="of:=IFERROR( VALUE(LEFT([.H39];2))*60+VALUE(MID(REPLACE([.H39];6;1;&quot;.&quot;);4;4)) ;0)" office:value-type="float" office:value="1686.4" calcext:value-type="float">
            <text:p>1686.4</text:p>
          </table:table-cell>
          <table:table-cell table:formula="of:=IFERROR( VALUE(LEFT([.I39];2))*60+VALUE(MID(REPLACE([.I39];6;1;&quot;.&quot;);4;4)) ;0)" office:value-type="float" office:value="1758.1" calcext:value-type="float">
            <text:p>1758.1</text:p>
          </table:table-cell>
          <table:table-cell table:formula="of:=CONCATENATE([.Q39];&quot;1 = Run.create! race: @&quot;;LOWER([.A39]);&quot;_day1,&quot;)" office:value-type="string" office:string-value="@atf_sp6_day1 = Run.create! race: @sp6_day1," calcext:value-type="string">
            <text:p>@atf_sp6_day1 = Run.create! race: @sp6_day1,</text:p>
          </table:table-cell>
          <table:table-cell table:formula="of:=CONCATENATE(&quot;                           user: @&quot;;[.J39];&quot;,&quot;)" office:value-type="string" office:string-value="                           user: @atf," calcext:value-type="string">
            <text:p><text:s text:c="27"/>user: @atf,</text:p>
          </table:table-cell>
          <table:table-cell table:formula="of:=CONCATENATE(&quot;                           number: '&quot;;[.C39];&quot;',&quot;)" office:value-type="string" office:string-value="                           number: '89'," calcext:value-type="string">
            <text:p><text:s text:c="27"/>number: '89',</text:p>
          </table:table-cell>
          <table:table-cell table:formula="of:=IF([.R39]&gt;0;CONCATENATE(&quot;                           times: '{ &quot;&quot;final&quot;&quot;: &quot;;[.R39];&quot; }'&quot;);&quot;                           times: ''&quot;)" office:value-type="string" office:string-value="                           times: '{ &quot;final&quot;: 1686.4 }'" calcext:value-type="string">
            <text:p><text:s text:c="27"/>times: '{ "final": 1686.4 }'</text:p>
          </table:table-cell>
          <table:table-cell table:formula="of:=CONCATENATE([.Q39];&quot;2 = Run.create! race: @&quot;;LOWER([.A39]);&quot;_day2,&quot;)" office:value-type="string" office:string-value="@atf_sp6_day2 = Run.create! race: @sp6_day2," calcext:value-type="string">
            <text:p>@atf_sp6_day2 = Run.create! race: @sp6_day2,</text:p>
          </table:table-cell>
          <table:table-cell table:formula="of:=IF([.S39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39]" office:value-type="string" office:string-value="Sp6" calcext:value-type="string">
            <text:p>Sp6</text:p>
          </table:table-cell>
          <table:table-cell table:formula="of:=[.S39]" office:value-type="float" office:value="1758.1" calcext:value-type="float">
            <text:p>1758.1</text:p>
          </table:table-cell>
          <table:table-cell table:number-columns-repeated="13"/>
        </table:table-row>
        <table:table-row table:style-name="ro2">
          <table:table-cell table:formula="of:=[.A39]" office:value-type="string" office:string-value="Sp6" calcext:value-type="string">
            <text:p>Sp6</text:p>
          </table:table-cell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Lukasz</text:p>
          </table:table-cell>
          <table:table-cell table:style-name="ce1" office:value-type="string" calcext:value-type="string">
            <text:p>Paczynski</text:p>
          </table:table-cell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DNF</text:p>
          </table:table-cell>
          <table:table-cell table:style-name="ce1" office:value-type="string" calcext:value-type="string">
            <text:p>21:55,6</text:p>
          </table:table-cell>
          <table:table-cell table:style-name="ce1" office:value-type="string" calcext:value-type="string">
            <text:p>DNS</text:p>
          </table:table-cell>
          <table:table-cell table:style-name="ce3" table:formula="of:=CONCATENATE(LOWER(LEFT([.D40]));LOWER(LEFT([.E40]));LOWER(LEFT([.F40])))" office:value-type="string" office:string-value="lpp" calcext:value-type="string">
            <text:p>lpp</text:p>
          </table:table-cell>
          <table:table-cell table:formula="of:=CONCATENATE(&quot;@&quot;;[.J40];&quot; ||= User.create! email: '&quot;;LOWER([.D40]);&quot;.&quot;;LOWER([.E40]);&quot;@example.com',&quot;)" office:value-type="string" office:string-value="@lpp ||= User.create! email: 'lukasz.paczynski@example.com'," calcext:value-type="string">
            <text:p>@lpp ||= User.create! email: 'lukasz.paczynski@example.com',</text:p>
          </table:table-cell>
          <table:table-cell table:style-name="ce4" table:formula="of:=CONCATENATE(&quot;                  password: '&quot;;[.D40];&quot;1234567',&quot;)" office:value-type="string" office:string-value="                  password: 'Lukasz1234567'," calcext:value-type="string">
            <text:p><text:s text:c="18"/>password: 'Lukasz1234567',</text:p>
          </table:table-cell>
          <table:table-cell table:style-name="ce4" table:formula="of:=CONCATENATE(&quot;                  password_confirmation: '&quot;;[.D40];&quot;1234567',&quot;)" office:value-type="string" office:string-value="                  password_confirmation: 'Lukasz1234567'," calcext:value-type="string">
            <text:p><text:s text:c="18"/>password_confirmation: 'Lukasz1234567',</text:p>
          </table:table-cell>
          <table:table-cell table:style-name="ce4" table:formula="of:=CONCATENATE(&quot;                  display_name: '&quot;;[.D40];&quot; &quot;;[.E40];&quot;',&quot;)" office:value-type="string" office:string-value="                  display_name: 'Lukasz Paczynski'," calcext:value-type="string">
            <text:p><text:s text:c="18"/>display_name: 'Lukasz Paczynski',</text:p>
          </table:table-cell>
          <table:table-cell table:style-name="ce4" table:formula="of:=CONCATENATE(&quot;                  nationality: :&quot;;LOWER([.F40]))" office:value-type="string" office:string-value="                  nationality: :poland" calcext:value-type="string">
            <text:p><text:s text:c="18"/>nationality: :poland</text:p>
          </table:table-cell>
          <table:table-cell/>
          <table:table-cell table:formula="of:=CONCATENATE(&quot;@&quot;;[.J40];&quot;_&quot;;LOWER([.A40]);&quot;_day&quot;)" office:value-type="string" office:string-value="@lpp_sp6_day" calcext:value-type="string">
            <text:p>@lpp_sp6_day</text:p>
          </table:table-cell>
          <table:table-cell table:formula="of:=IFERROR( VALUE(LEFT([.H40];2))*60+VALUE(MID(REPLACE([.H40];6;1;&quot;.&quot;);4;4)) ;0)" office:value-type="float" office:value="1315.6" calcext:value-type="float">
            <text:p>1315.6</text:p>
          </table:table-cell>
          <table:table-cell table:formula="of:=IFERROR( VALUE(LEFT([.I40];2))*60+VALUE(MID(REPLACE([.I40];6;1;&quot;.&quot;);4;4)) ;0)" office:value-type="float" office:value="0" calcext:value-type="float">
            <text:p>0</text:p>
          </table:table-cell>
          <table:table-cell table:formula="of:=CONCATENATE([.Q40];&quot;1 = Run.create! race: @&quot;;LOWER([.A40]);&quot;_day1,&quot;)" office:value-type="string" office:string-value="@lpp_sp6_day1 = Run.create! race: @sp6_day1," calcext:value-type="string">
            <text:p>@lpp_sp6_day1 = Run.create! race: @sp6_day1,</text:p>
          </table:table-cell>
          <table:table-cell table:formula="of:=CONCATENATE(&quot;                           user: @&quot;;[.J40];&quot;,&quot;)" office:value-type="string" office:string-value="                           user: @lpp," calcext:value-type="string">
            <text:p><text:s text:c="27"/>user: @lpp,</text:p>
          </table:table-cell>
          <table:table-cell table:formula="of:=CONCATENATE(&quot;                           number: '&quot;;[.C40];&quot;',&quot;)" office:value-type="string" office:string-value="                           number: '88'," calcext:value-type="string">
            <text:p><text:s text:c="27"/>number: '88',</text:p>
          </table:table-cell>
          <table:table-cell table:formula="of:=IF([.R40]&gt;0;CONCATENATE(&quot;                           times: '{ &quot;&quot;final&quot;&quot;: &quot;;[.R40];&quot; }'&quot;);&quot;                           times: ''&quot;)" office:value-type="string" office:string-value="                           times: '{ &quot;final&quot;: 1315.6 }'" calcext:value-type="string">
            <text:p><text:s text:c="27"/>times: '{ "final": 1315.6 }'</text:p>
          </table:table-cell>
          <table:table-cell table:formula="of:=CONCATENATE([.Q40];&quot;2 = Run.create! race: @&quot;;LOWER([.A40]);&quot;_day2,&quot;)" office:value-type="string" office:string-value="@lpp_sp6_day2 = Run.create! race: @sp6_day2," calcext:value-type="string">
            <text:p>@lpp_sp6_day2 = Run.create! race: @sp6_day2,</text:p>
          </table:table-cell>
          <table:table-cell table:formula="of:=IF([.S40]&gt;0;CONCATENATE(&quot;                           times: '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40]" office:value-type="string" office:string-value="Sp6" calcext:value-type="string">
            <text:p>Sp6</text:p>
          </table:table-cell>
          <table:table-cell table:formula="of:=[.S40]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p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si</text:p>
          </table:table-cell>
          <table:table-cell table:style-name="ce1" office:value-type="string" calcext:value-type="string">
            <text:p>Heinonen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52:36,8</text:p>
          </table:table-cell>
          <table:table-cell table:style-name="ce1" office:value-type="string" calcext:value-type="string">
            <text:p>25:36,8</text:p>
          </table:table-cell>
          <table:table-cell table:style-name="ce1" office:value-type="string" calcext:value-type="string">
            <text:p>27:00,0</text:p>
          </table:table-cell>
          <table:table-cell table:style-name="ce3" table:formula="of:=CONCATENATE(LOWER(LEFT([.D41]));LOWER(LEFT([.E41]));LOWER(LEFT([.F41])))" office:value-type="string" office:string-value="phf" calcext:value-type="string">
            <text:p>phf</text:p>
          </table:table-cell>
          <table:table-cell table:formula="of:=CONCATENATE(&quot;@&quot;;[.J41];&quot; ||= User.create! email: '&quot;;LOWER([.D41]);&quot;.&quot;;LOWER([.E41]);&quot;@example.com',&quot;)" office:value-type="string" office:string-value="@phf ||= User.create! email: 'pasi.heinonen@example.com'," calcext:value-type="string">
            <text:p>@phf ||= User.create! email: 'pasi.heinonen@example.com',</text:p>
          </table:table-cell>
          <table:table-cell table:style-name="ce4" table:formula="of:=CONCATENATE(&quot;                  password: '&quot;;[.D41];&quot;1234567',&quot;)" office:value-type="string" office:string-value="                  password: 'Pasi1234567'," calcext:value-type="string">
            <text:p><text:s text:c="18"/>password: 'Pasi1234567',</text:p>
          </table:table-cell>
          <table:table-cell table:style-name="ce4" table:formula="of:=CONCATENATE(&quot;                  password_confirmation: '&quot;;[.D41];&quot;1234567',&quot;)" office:value-type="string" office:string-value="                  password_confirmation: 'Pasi1234567'," calcext:value-type="string">
            <text:p><text:s text:c="18"/>password_confirmation: 'Pasi1234567',</text:p>
          </table:table-cell>
          <table:table-cell table:style-name="ce4" table:formula="of:=CONCATENATE(&quot;                  display_name: '&quot;;[.D41];&quot; &quot;;[.E41];&quot;',&quot;)" office:value-type="string" office:string-value="                  display_name: 'Pasi Heinonen'," calcext:value-type="string">
            <text:p><text:s text:c="18"/>display_name: 'Pasi Heinonen',</text:p>
          </table:table-cell>
          <table:table-cell table:style-name="ce4" table:formula="of:=CONCATENATE(&quot;                  nationality: :&quot;;LOWER([.F41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41];&quot;_&quot;;LOWER([.A41]);&quot;_day&quot;)" office:value-type="string" office:string-value="@phf_sp8_day" calcext:value-type="string">
            <text:p>@phf_sp8_day</text:p>
          </table:table-cell>
          <table:table-cell table:formula="of:=IFERROR( VALUE(LEFT([.H41];2))*60+VALUE(MID(REPLACE([.H41];6;1;&quot;.&quot;);4;4)) ;0)" office:value-type="float" office:value="1536.8" calcext:value-type="float">
            <text:p>1536.8</text:p>
          </table:table-cell>
          <table:table-cell table:formula="of:=IFERROR( VALUE(LEFT([.I41];2))*60+VALUE(MID(REPLACE([.I41];6;1;&quot;.&quot;);4;4)) ;0)" office:value-type="float" office:value="1620" calcext:value-type="float">
            <text:p>1620</text:p>
          </table:table-cell>
          <table:table-cell table:formula="of:=CONCATENATE([.Q41];&quot;1 = Run.create! race: @&quot;;LOWER([.A41]);&quot;_day1,&quot;)" office:value-type="string" office:string-value="@phf_sp8_day1 = Run.create! race: @sp8_day1," calcext:value-type="string">
            <text:p>@phf_sp8_day1 = Run.create! race: @sp8_day1,</text:p>
          </table:table-cell>
          <table:table-cell table:formula="of:=CONCATENATE(&quot;                           user: @&quot;;[.J41];&quot;,&quot;)" office:value-type="string" office:string-value="                           user: @phf," calcext:value-type="string">
            <text:p><text:s text:c="27"/>user: @phf,</text:p>
          </table:table-cell>
          <table:table-cell table:formula="of:=CONCATENATE(&quot;                           number: '&quot;;[.C41];&quot;',&quot;)" office:value-type="string" office:string-value="                           number: '92'," calcext:value-type="string">
            <text:p><text:s text:c="27"/>number: '92',</text:p>
          </table:table-cell>
          <table:table-cell table:formula="of:=IF([.R41]&gt;0;CONCATENATE(&quot;                           times: '{ &quot;&quot;final&quot;&quot;: &quot;;[.R41];&quot; }'&quot;);&quot;                           times: ''&quot;)" office:value-type="string" office:string-value="                           times: '{ &quot;final&quot;: 1536.8 }'" calcext:value-type="string">
            <text:p><text:s text:c="27"/>times: '{ "final": 1536.8 }'</text:p>
          </table:table-cell>
          <table:table-cell table:formula="of:=CONCATENATE([.Q41];&quot;2 = Run.create! race: @&quot;;LOWER([.A41]);&quot;_day2,&quot;)" office:value-type="string" office:string-value="@phf_sp8_day2 = Run.create! race: @sp8_day2," calcext:value-type="string">
            <text:p>@phf_sp8_day2 = Run.create! race: @sp8_day2,</text:p>
          </table:table-cell>
          <table:table-cell table:formula="of:=IF([.S41]&gt;0;CONCATENATE(&quot;                           times: '{ &quot;&quot;start_timestamp&quot;&quot;: &quot;&quot;&quot;;TEXT([.AC41];&quot;YYYY-MM-DDTHH:MM:SS.000Z&quot;);&quot;&quot;&quot; }'&quot;);&quot;                           times: ''&quot;)" office:value-type="string" office:string-value="                           times: '{ &quot;start_timestamp&quot;: &quot;2014-03-08T10:30:00.000Z&quot; }'" calcext:value-type="string">
            <text:p><text:s text:c="27"/>times: '{ "start_timestamp": "2014-03-08T10:30:00.000Z" }'</text:p>
          </table:table-cell>
          <table:table-cell/>
          <table:table-cell table:formula="of:=[.A41]" office:value-type="string" office:string-value="Sp8" calcext:value-type="string">
            <text:p>Sp8</text:p>
          </table:table-cell>
          <table:table-cell table:formula="of:=[.S41]" office:value-type="float" office:value="1620" calcext:value-type="float">
            <text:p>1620</text:p>
          </table:table-cell>
          <table:table-cell table:style-name="ce5" office:value-type="date" office:date-value="2014-03-08T10:30:00" calcext:value-type="date">
            <text:p>2014-03-08T10:30:00.000Z</text:p>
          </table:table-cell>
          <table:table-cell table:number-columns-repeated="12"/>
        </table:table-row>
        <table:table-row table:style-name="ro2">
          <table:table-cell table:formula="of:=[.A41]" office:value-type="string" office:string-value="Sp8" calcext:value-type="string">
            <text:p>Sp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Riku</text:p>
          </table:table-cell>
          <table:table-cell table:style-name="ce1" office:value-type="string" calcext:value-type="string">
            <text:p>Setälä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52:59,9</text:p>
          </table:table-cell>
          <table:table-cell table:style-name="ce1" office:value-type="string" calcext:value-type="string">
            <text:p>25:37,1</text:p>
          </table:table-cell>
          <table:table-cell table:style-name="ce1" office:value-type="string" calcext:value-type="string">
            <text:p>27:22,8</text:p>
          </table:table-cell>
          <table:table-cell table:style-name="ce3" table:formula="of:=CONCATENATE(LOWER(LEFT([.D42]));LOWER(LEFT([.E42]));LOWER(LEFT([.F42])))" office:value-type="string" office:string-value="rsf" calcext:value-type="string">
            <text:p>rsf</text:p>
          </table:table-cell>
          <table:table-cell table:formula="of:=CONCATENATE(&quot;@&quot;;[.J42];&quot; ||= User.create! email: '&quot;;LOWER([.D42]);&quot;.&quot;;LOWER([.E42]);&quot;@example.com',&quot;)" office:value-type="string" office:string-value="@rsf ||= User.create! email: 'riku.setälä@example.com'," calcext:value-type="string">
            <text:p>@rsf ||= User.create! email: 'riku.setälä@example.com',</text:p>
          </table:table-cell>
          <table:table-cell table:style-name="ce4" table:formula="of:=CONCATENATE(&quot;                  password: '&quot;;[.D42];&quot;1234567',&quot;)" office:value-type="string" office:string-value="                  password: 'Riku1234567'," calcext:value-type="string">
            <text:p><text:s text:c="18"/>password: 'Riku1234567',</text:p>
          </table:table-cell>
          <table:table-cell table:style-name="ce4" table:formula="of:=CONCATENATE(&quot;                  password_confirmation: '&quot;;[.D42];&quot;1234567',&quot;)" office:value-type="string" office:string-value="                  password_confirmation: 'Riku1234567'," calcext:value-type="string">
            <text:p><text:s text:c="18"/>password_confirmation: 'Riku1234567',</text:p>
          </table:table-cell>
          <table:table-cell table:style-name="ce4" table:formula="of:=CONCATENATE(&quot;                  display_name: '&quot;;[.D42];&quot; &quot;;[.E42];&quot;',&quot;)" office:value-type="string" office:string-value="                  display_name: 'Riku Setälä'," calcext:value-type="string">
            <text:p><text:s text:c="18"/>display_name: 'Riku Setälä',</text:p>
          </table:table-cell>
          <table:table-cell table:style-name="ce4" table:formula="of:=CONCATENATE(&quot;                  nationality: :&quot;;LOWER([.F42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42];&quot;_&quot;;LOWER([.A42]);&quot;_day&quot;)" office:value-type="string" office:string-value="@rsf_sp8_day" calcext:value-type="string">
            <text:p>@rsf_sp8_day</text:p>
          </table:table-cell>
          <table:table-cell table:formula="of:=IFERROR( VALUE(LEFT([.H42];2))*60+VALUE(MID(REPLACE([.H42];6;1;&quot;.&quot;);4;4)) ;0)" office:value-type="float" office:value="1537.1" calcext:value-type="float">
            <text:p>1537.1</text:p>
          </table:table-cell>
          <table:table-cell table:formula="of:=IFERROR( VALUE(LEFT([.I42];2))*60+VALUE(MID(REPLACE([.I42];6;1;&quot;.&quot;);4;4)) ;0)" office:value-type="float" office:value="1642.8" calcext:value-type="float">
            <text:p>1642.8</text:p>
          </table:table-cell>
          <table:table-cell table:formula="of:=CONCATENATE([.Q42];&quot;1 = Run.create! race: @&quot;;LOWER([.A42]);&quot;_day1,&quot;)" office:value-type="string" office:string-value="@rsf_sp8_day1 = Run.create! race: @sp8_day1," calcext:value-type="string">
            <text:p>@rsf_sp8_day1 = Run.create! race: @sp8_day1,</text:p>
          </table:table-cell>
          <table:table-cell table:formula="of:=CONCATENATE(&quot;                           user: @&quot;;[.J42];&quot;,&quot;)" office:value-type="string" office:string-value="                           user: @rsf," calcext:value-type="string">
            <text:p><text:s text:c="27"/>user: @rsf,</text:p>
          </table:table-cell>
          <table:table-cell table:formula="of:=CONCATENATE(&quot;                           number: '&quot;;[.C42];&quot;',&quot;)" office:value-type="string" office:string-value="                           number: '102'," calcext:value-type="string">
            <text:p><text:s text:c="27"/>number: '102',</text:p>
          </table:table-cell>
          <table:table-cell table:formula="of:=IF([.R42]&gt;0;CONCATENATE(&quot;                           times: '{ &quot;&quot;final&quot;&quot;: &quot;;[.R42];&quot; }'&quot;);&quot;                           times: ''&quot;)" office:value-type="string" office:string-value="                           times: '{ &quot;final&quot;: 1537.1 }'" calcext:value-type="string">
            <text:p><text:s text:c="27"/>times: '{ "final": 1537.1 }'</text:p>
          </table:table-cell>
          <table:table-cell table:formula="of:=CONCATENATE([.Q42];&quot;2 = Run.create! race: @&quot;;LOWER([.A42]);&quot;_day2,&quot;)" office:value-type="string" office:string-value="@rsf_sp8_day2 = Run.create! race: @sp8_day2," calcext:value-type="string">
            <text:p>@rsf_sp8_day2 = Run.create! race: @sp8_day2,</text:p>
          </table:table-cell>
          <table:table-cell table:formula="of:=IF([.S42]&gt;0;CONCATENATE(&quot;                           times: '{ &quot;&quot;start_timestamp&quot;&quot;: &quot;&quot;&quot;;TEXT([.AC42];&quot;YYYY-MM-DDTHH:MM:SS.000Z&quot;);&quot;&quot;&quot; }'&quot;);&quot;                           times: ''&quot;)" office:value-type="string" office:string-value="                           times: '{ &quot;start_timestamp&quot;: &quot;2014-03-09T10:31:00.000Z&quot; }'" calcext:value-type="string">
            <text:p><text:s text:c="27"/>times: '{ "start_timestamp": "2014-03-09T10:31:00.000Z" }'</text:p>
          </table:table-cell>
          <table:table-cell/>
          <table:table-cell table:formula="of:=[.A42]" office:value-type="string" office:string-value="Sp8" calcext:value-type="string">
            <text:p>Sp8</text:p>
          </table:table-cell>
          <table:table-cell table:formula="of:=[.S42]" office:value-type="float" office:value="1642.8" calcext:value-type="float">
            <text:p>1642.8</text:p>
          </table:table-cell>
          <table:table-cell table:style-name="ce5" office:value-type="date" office:date-value="2014-03-09T10:31:00" calcext:value-type="date">
            <text:p>2014-03-09T10:31:00.000Z</text:p>
          </table:table-cell>
          <table:table-cell table:number-columns-repeated="12"/>
        </table:table-row>
        <table:table-row table:style-name="ro2">
          <table:table-cell table:formula="of:=[.A42]" office:value-type="string" office:string-value="Sp8" calcext:value-type="string">
            <text:p>Sp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Alexandra</text:p>
          </table:table-cell>
          <table:table-cell table:style-name="ce1" office:value-type="string" calcext:value-type="string">
            <text:p>Kathan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string" calcext:value-type="string">
            <text:p>53:14,3</text:p>
          </table:table-cell>
          <table:table-cell table:style-name="ce1" office:value-type="string" calcext:value-type="string">
            <text:p>25:55,8</text:p>
          </table:table-cell>
          <table:table-cell table:style-name="ce1" office:value-type="string" calcext:value-type="string">
            <text:p>27:18,5</text:p>
          </table:table-cell>
          <table:table-cell table:style-name="ce3" table:formula="of:=CONCATENATE(LOWER(LEFT([.D43]));LOWER(LEFT([.E43]));LOWER(LEFT([.F43])))" office:value-type="string" office:string-value="akg" calcext:value-type="string">
            <text:p>akg</text:p>
          </table:table-cell>
          <table:table-cell table:formula="of:=CONCATENATE(&quot;@&quot;;[.J43];&quot; ||= User.create! email: '&quot;;LOWER([.D43]);&quot;.&quot;;LOWER([.E43]);&quot;@example.com',&quot;)" office:value-type="string" office:string-value="@akg ||= User.create! email: 'alexandra.kathan@example.com'," calcext:value-type="string">
            <text:p>@akg ||= User.create! email: 'alexandra.kathan@example.com',</text:p>
          </table:table-cell>
          <table:table-cell table:style-name="ce4" table:formula="of:=CONCATENATE(&quot;                  password: '&quot;;[.D43];&quot;1234567',&quot;)" office:value-type="string" office:string-value="                  password: 'Alexandra1234567'," calcext:value-type="string">
            <text:p><text:s text:c="18"/>password: 'Alexandra1234567',</text:p>
          </table:table-cell>
          <table:table-cell table:style-name="ce4" table:formula="of:=CONCATENATE(&quot;                  password_confirmation: '&quot;;[.D43];&quot;1234567',&quot;)" office:value-type="string" office:string-value="                  password_confirmation: 'Alexandra1234567'," calcext:value-type="string">
            <text:p><text:s text:c="18"/>password_confirmation: 'Alexandra1234567',</text:p>
          </table:table-cell>
          <table:table-cell table:style-name="ce4" table:formula="of:=CONCATENATE(&quot;                  display_name: '&quot;;[.D43];&quot; &quot;;[.E43];&quot;',&quot;)" office:value-type="string" office:string-value="                  display_name: 'Alexandra Kathan'," calcext:value-type="string">
            <text:p><text:s text:c="18"/>display_name: 'Alexandra Kathan',</text:p>
          </table:table-cell>
          <table:table-cell table:style-name="ce4" table:formula="of:=CONCATENATE(&quot;                  nationality: :&quot;;LOWER([.F43]))" office:value-type="string" office:string-value="                  nationality: :germany" calcext:value-type="string">
            <text:p><text:s text:c="18"/>nationality: :germany</text:p>
          </table:table-cell>
          <table:table-cell/>
          <table:table-cell table:formula="of:=CONCATENATE(&quot;@&quot;;[.J43];&quot;_&quot;;LOWER([.A43]);&quot;_day&quot;)" office:value-type="string" office:string-value="@akg_sp8_day" calcext:value-type="string">
            <text:p>@akg_sp8_day</text:p>
          </table:table-cell>
          <table:table-cell table:formula="of:=IFERROR( VALUE(LEFT([.H43];2))*60+VALUE(MID(REPLACE([.H43];6;1;&quot;.&quot;);4;4)) ;0)" office:value-type="float" office:value="1555.8" calcext:value-type="float">
            <text:p>1555.8</text:p>
          </table:table-cell>
          <table:table-cell table:formula="of:=IFERROR( VALUE(LEFT([.I43];2))*60+VALUE(MID(REPLACE([.I43];6;1;&quot;.&quot;);4;4)) ;0)" office:value-type="float" office:value="1638.5" calcext:value-type="float">
            <text:p>1638.5</text:p>
          </table:table-cell>
          <table:table-cell table:formula="of:=CONCATENATE([.Q43];&quot;1 = Run.create! race: @&quot;;LOWER([.A43]);&quot;_day1,&quot;)" office:value-type="string" office:string-value="@akg_sp8_day1 = Run.create! race: @sp8_day1," calcext:value-type="string">
            <text:p>@akg_sp8_day1 = Run.create! race: @sp8_day1,</text:p>
          </table:table-cell>
          <table:table-cell table:formula="of:=CONCATENATE(&quot;                           user: @&quot;;[.J43];&quot;,&quot;)" office:value-type="string" office:string-value="                           user: @akg," calcext:value-type="string">
            <text:p><text:s text:c="27"/>user: @akg,</text:p>
          </table:table-cell>
          <table:table-cell table:formula="of:=CONCATENATE(&quot;                           number: '&quot;;[.C43];&quot;',&quot;)" office:value-type="string" office:string-value="                           number: '100'," calcext:value-type="string">
            <text:p><text:s text:c="27"/>number: '100',</text:p>
          </table:table-cell>
          <table:table-cell table:formula="of:=IF([.R43]&gt;0;CONCATENATE(&quot;                           times: '{ &quot;&quot;final&quot;&quot;: &quot;;[.R43];&quot; }'&quot;);&quot;                           times: ''&quot;)" office:value-type="string" office:string-value="                           times: '{ &quot;final&quot;: 1555.8 }'" calcext:value-type="string">
            <text:p><text:s text:c="27"/>times: '{ "final": 1555.8 }'</text:p>
          </table:table-cell>
          <table:table-cell table:formula="of:=CONCATENATE([.Q43];&quot;2 = Run.create! race: @&quot;;LOWER([.A43]);&quot;_day2,&quot;)" office:value-type="string" office:string-value="@akg_sp8_day2 = Run.create! race: @sp8_day2," calcext:value-type="string">
            <text:p>@akg_sp8_day2 = Run.create! race: @sp8_day2,</text:p>
          </table:table-cell>
          <table:table-cell table:formula="of:=IF([.S43]&gt;0;CONCATENATE(&quot;                           times: '{ &quot;&quot;start_timestamp&quot;&quot;: &quot;&quot;&quot;;TEXT([.AC43];&quot;YYYY-MM-DDTHH:MM:SS.000Z&quot;);&quot;&quot;&quot; }'&quot;);&quot;                           times: ''&quot;)" office:value-type="string" office:string-value="                           times: '{ &quot;start_timestamp&quot;: &quot;2014-03-10T10:32:00.000Z&quot; }'" calcext:value-type="string">
            <text:p><text:s text:c="27"/>times: '{ "start_timestamp": "2014-03-10T10:32:00.000Z" }'</text:p>
          </table:table-cell>
          <table:table-cell/>
          <table:table-cell table:formula="of:=[.A43]" office:value-type="string" office:string-value="Sp8" calcext:value-type="string">
            <text:p>Sp8</text:p>
          </table:table-cell>
          <table:table-cell table:formula="of:=[.S43]" office:value-type="float" office:value="1638.5" calcext:value-type="float">
            <text:p>1638.5</text:p>
          </table:table-cell>
          <table:table-cell table:style-name="ce5" office:value-type="date" office:date-value="2014-03-10T10:32:00" calcext:value-type="date">
            <text:p>2014-03-10T10:32:00.000Z</text:p>
          </table:table-cell>
          <table:table-cell table:number-columns-repeated="12"/>
        </table:table-row>
        <table:table-row table:style-name="ro2">
          <table:table-cell table:formula="of:=[.A43]" office:value-type="string" office:string-value="Sp8" calcext:value-type="string">
            <text:p>Sp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Carl-Johan</text:p>
          </table:table-cell>
          <table:table-cell table:style-name="ce1" office:value-type="string" calcext:value-type="string">
            <text:p>Waller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string" calcext:value-type="string">
            <text:p>54:48,5</text:p>
          </table:table-cell>
          <table:table-cell table:style-name="ce1" office:value-type="string" calcext:value-type="string">
            <text:p>26:49,5</text:p>
          </table:table-cell>
          <table:table-cell table:style-name="ce1" office:value-type="string" calcext:value-type="string">
            <text:p>27:59,0</text:p>
          </table:table-cell>
          <table:table-cell table:style-name="ce3" table:formula="of:=CONCATENATE(LOWER(LEFT([.D44]));LOWER(LEFT([.E44]));LOWER(LEFT([.F44])))" office:value-type="string" office:string-value="cws" calcext:value-type="string">
            <text:p>cws</text:p>
          </table:table-cell>
          <table:table-cell table:formula="of:=CONCATENATE(&quot;@&quot;;[.J44];&quot; ||= User.create! email: '&quot;;LOWER([.D44]);&quot;.&quot;;LOWER([.E44]);&quot;@example.com',&quot;)" office:value-type="string" office:string-value="@cws ||= User.create! email: 'carl-johan.waller@example.com'," calcext:value-type="string">
            <text:p>@cws ||= User.create! email: 'carl-johan.waller@example.com',</text:p>
          </table:table-cell>
          <table:table-cell table:style-name="ce4" table:formula="of:=CONCATENATE(&quot;                  password: '&quot;;[.D44];&quot;1234567',&quot;)" office:value-type="string" office:string-value="                  password: 'Carl-Johan1234567'," calcext:value-type="string">
            <text:p><text:s text:c="18"/>password: 'Carl-Johan1234567',</text:p>
          </table:table-cell>
          <table:table-cell table:style-name="ce4" table:formula="of:=CONCATENATE(&quot;                  password_confirmation: '&quot;;[.D44];&quot;1234567',&quot;)" office:value-type="string" office:string-value="                  password_confirmation: 'Carl-Johan1234567'," calcext:value-type="string">
            <text:p><text:s text:c="18"/>password_confirmation: 'Carl-Johan1234567',</text:p>
          </table:table-cell>
          <table:table-cell table:style-name="ce4" table:formula="of:=CONCATENATE(&quot;                  display_name: '&quot;;[.D44];&quot; &quot;;[.E44];&quot;',&quot;)" office:value-type="string" office:string-value="                  display_name: 'Carl-Johan Waller'," calcext:value-type="string">
            <text:p><text:s text:c="18"/>display_name: 'Carl-Johan Waller',</text:p>
          </table:table-cell>
          <table:table-cell table:style-name="ce4" table:formula="of:=CONCATENATE(&quot;                  nationality: :&quot;;LOWER([.F44]))" office:value-type="string" office:string-value="                  nationality: :sweden" calcext:value-type="string">
            <text:p><text:s text:c="18"/>nationality: :sweden</text:p>
          </table:table-cell>
          <table:table-cell/>
          <table:table-cell table:formula="of:=CONCATENATE(&quot;@&quot;;[.J44];&quot;_&quot;;LOWER([.A44]);&quot;_day&quot;)" office:value-type="string" office:string-value="@cws_sp8_day" calcext:value-type="string">
            <text:p>@cws_sp8_day</text:p>
          </table:table-cell>
          <table:table-cell table:formula="of:=IFERROR( VALUE(LEFT([.H44];2))*60+VALUE(MID(REPLACE([.H44];6;1;&quot;.&quot;);4;4)) ;0)" office:value-type="float" office:value="1609.5" calcext:value-type="float">
            <text:p>1609.5</text:p>
          </table:table-cell>
          <table:table-cell table:formula="of:=IFERROR( VALUE(LEFT([.I44];2))*60+VALUE(MID(REPLACE([.I44];6;1;&quot;.&quot;);4;4)) ;0)" office:value-type="float" office:value="1679" calcext:value-type="float">
            <text:p>1679</text:p>
          </table:table-cell>
          <table:table-cell table:formula="of:=CONCATENATE([.Q44];&quot;1 = Run.create! race: @&quot;;LOWER([.A44]);&quot;_day1,&quot;)" office:value-type="string" office:string-value="@cws_sp8_day1 = Run.create! race: @sp8_day1," calcext:value-type="string">
            <text:p>@cws_sp8_day1 = Run.create! race: @sp8_day1,</text:p>
          </table:table-cell>
          <table:table-cell table:formula="of:=CONCATENATE(&quot;                           user: @&quot;;[.J44];&quot;,&quot;)" office:value-type="string" office:string-value="                           user: @cws," calcext:value-type="string">
            <text:p><text:s text:c="27"/>user: @cws,</text:p>
          </table:table-cell>
          <table:table-cell table:formula="of:=CONCATENATE(&quot;                           number: '&quot;;[.C44];&quot;',&quot;)" office:value-type="string" office:string-value="                           number: '93'," calcext:value-type="string">
            <text:p><text:s text:c="27"/>number: '93',</text:p>
          </table:table-cell>
          <table:table-cell table:formula="of:=IF([.R44]&gt;0;CONCATENATE(&quot;                           times: '{ &quot;&quot;final&quot;&quot;: &quot;;[.R44];&quot; }'&quot;);&quot;                           times: ''&quot;)" office:value-type="string" office:string-value="                           times: '{ &quot;final&quot;: 1609.5 }'" calcext:value-type="string">
            <text:p><text:s text:c="27"/>times: '{ "final": 1609.5 }'</text:p>
          </table:table-cell>
          <table:table-cell table:formula="of:=CONCATENATE([.Q44];&quot;2 = Run.create! race: @&quot;;LOWER([.A44]);&quot;_day2,&quot;)" office:value-type="string" office:string-value="@cws_sp8_day2 = Run.create! race: @sp8_day2," calcext:value-type="string">
            <text:p>@cws_sp8_day2 = Run.create! race: @sp8_day2,</text:p>
          </table:table-cell>
          <table:table-cell table:formula="of:=IF([.S44]&gt;0;CONCATENATE(&quot;                           times: '{ &quot;&quot;start_timestamp&quot;&quot;: &quot;&quot;&quot;;TEXT([.AC44];&quot;YYYY-MM-DDTHH:MM:SS.000Z&quot;);&quot;&quot;&quot; }'&quot;);&quot;                           times: ''&quot;)" office:value-type="string" office:string-value="                           times: '{ &quot;start_timestamp&quot;: &quot;2014-03-11T10:33:00.000Z&quot; }'" calcext:value-type="string">
            <text:p><text:s text:c="27"/>times: '{ "start_timestamp": "2014-03-11T10:33:00.000Z" }'</text:p>
          </table:table-cell>
          <table:table-cell/>
          <table:table-cell table:formula="of:=[.A44]" office:value-type="string" office:string-value="Sp8" calcext:value-type="string">
            <text:p>Sp8</text:p>
          </table:table-cell>
          <table:table-cell table:formula="of:=[.S44]" office:value-type="float" office:value="1679" calcext:value-type="float">
            <text:p>1679</text:p>
          </table:table-cell>
          <table:table-cell table:style-name="ce5" office:value-type="date" office:date-value="2014-03-11T10:33:00.000001" calcext:value-type="date">
            <text:p>2014-03-11T10:33:00.000Z</text:p>
          </table:table-cell>
          <table:table-cell table:number-columns-repeated="12"/>
        </table:table-row>
        <table:table-row table:style-name="ro2">
          <table:table-cell table:formula="of:=[.A44]" office:value-type="string" office:string-value="Sp8" calcext:value-type="string">
            <text:p>Sp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Herbert</text:p>
          </table:table-cell>
          <table:table-cell table:style-name="ce1" office:value-type="string" calcext:value-type="string">
            <text:p>Hiermeier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string" calcext:value-type="string">
            <text:p>55:31,6</text:p>
          </table:table-cell>
          <table:table-cell table:style-name="ce1" office:value-type="string" calcext:value-type="string">
            <text:p>26:28,5</text:p>
          </table:table-cell>
          <table:table-cell table:style-name="ce1" office:value-type="string" calcext:value-type="string">
            <text:p>29:03,1</text:p>
          </table:table-cell>
          <table:table-cell table:style-name="ce3" table:formula="of:=CONCATENATE(LOWER(LEFT([.D45]));LOWER(LEFT([.E45]));LOWER(LEFT([.F45])))" office:value-type="string" office:string-value="hhg" calcext:value-type="string">
            <text:p>hhg</text:p>
          </table:table-cell>
          <table:table-cell table:formula="of:=CONCATENATE(&quot;@&quot;;[.J45];&quot; ||= User.create! email: '&quot;;LOWER([.D45]);&quot;.&quot;;LOWER([.E45]);&quot;@example.com',&quot;)" office:value-type="string" office:string-value="@hhg ||= User.create! email: 'herbert.hiermeier@example.com'," calcext:value-type="string">
            <text:p>@hhg ||= User.create! email: 'herbert.hiermeier@example.com',</text:p>
          </table:table-cell>
          <table:table-cell table:style-name="ce4" table:formula="of:=CONCATENATE(&quot;                  password: '&quot;;[.D45];&quot;1234567',&quot;)" office:value-type="string" office:string-value="                  password: 'Herbert1234567'," calcext:value-type="string">
            <text:p><text:s text:c="18"/>password: 'Herbert1234567',</text:p>
          </table:table-cell>
          <table:table-cell table:style-name="ce4" table:formula="of:=CONCATENATE(&quot;                  password_confirmation: '&quot;;[.D45];&quot;1234567',&quot;)" office:value-type="string" office:string-value="                  password_confirmation: 'Herbert1234567'," calcext:value-type="string">
            <text:p><text:s text:c="18"/>password_confirmation: 'Herbert1234567',</text:p>
          </table:table-cell>
          <table:table-cell table:style-name="ce4" table:formula="of:=CONCATENATE(&quot;                  display_name: '&quot;;[.D45];&quot; &quot;;[.E45];&quot;',&quot;)" office:value-type="string" office:string-value="                  display_name: 'Herbert Hiermeier'," calcext:value-type="string">
            <text:p><text:s text:c="18"/>display_name: 'Herbert Hiermeier',</text:p>
          </table:table-cell>
          <table:table-cell table:style-name="ce4" table:formula="of:=CONCATENATE(&quot;                  nationality: :&quot;;LOWER([.F45]))" office:value-type="string" office:string-value="                  nationality: :germany" calcext:value-type="string">
            <text:p><text:s text:c="18"/>nationality: :germany</text:p>
          </table:table-cell>
          <table:table-cell/>
          <table:table-cell table:formula="of:=CONCATENATE(&quot;@&quot;;[.J45];&quot;_&quot;;LOWER([.A45]);&quot;_day&quot;)" office:value-type="string" office:string-value="@hhg_sp8_day" calcext:value-type="string">
            <text:p>@hhg_sp8_day</text:p>
          </table:table-cell>
          <table:table-cell table:formula="of:=IFERROR( VALUE(LEFT([.H45];2))*60+VALUE(MID(REPLACE([.H45];6;1;&quot;.&quot;);4;4)) ;0)" office:value-type="float" office:value="1588.5" calcext:value-type="float">
            <text:p>1588.5</text:p>
          </table:table-cell>
          <table:table-cell table:formula="of:=IFERROR( VALUE(LEFT([.I45];2))*60+VALUE(MID(REPLACE([.I45];6;1;&quot;.&quot;);4;4)) ;0)" office:value-type="float" office:value="1743.1" calcext:value-type="float">
            <text:p>1743.1</text:p>
          </table:table-cell>
          <table:table-cell table:formula="of:=CONCATENATE([.Q45];&quot;1 = Run.create! race: @&quot;;LOWER([.A45]);&quot;_day1,&quot;)" office:value-type="string" office:string-value="@hhg_sp8_day1 = Run.create! race: @sp8_day1," calcext:value-type="string">
            <text:p>@hhg_sp8_day1 = Run.create! race: @sp8_day1,</text:p>
          </table:table-cell>
          <table:table-cell table:formula="of:=CONCATENATE(&quot;                           user: @&quot;;[.J45];&quot;,&quot;)" office:value-type="string" office:string-value="                           user: @hhg," calcext:value-type="string">
            <text:p><text:s text:c="27"/>user: @hhg,</text:p>
          </table:table-cell>
          <table:table-cell table:formula="of:=CONCATENATE(&quot;                           number: '&quot;;[.C45];&quot;',&quot;)" office:value-type="string" office:string-value="                           number: '91'," calcext:value-type="string">
            <text:p><text:s text:c="27"/>number: '91',</text:p>
          </table:table-cell>
          <table:table-cell table:formula="of:=IF([.R45]&gt;0;CONCATENATE(&quot;                           times: '{ &quot;&quot;final&quot;&quot;: &quot;;[.R45];&quot; }'&quot;);&quot;                           times: ''&quot;)" office:value-type="string" office:string-value="                           times: '{ &quot;final&quot;: 1588.5 }'" calcext:value-type="string">
            <text:p><text:s text:c="27"/>times: '{ "final": 1588.5 }'</text:p>
          </table:table-cell>
          <table:table-cell table:formula="of:=CONCATENATE([.Q45];&quot;2 = Run.create! race: @&quot;;LOWER([.A45]);&quot;_day2,&quot;)" office:value-type="string" office:string-value="@hhg_sp8_day2 = Run.create! race: @sp8_day2," calcext:value-type="string">
            <text:p>@hhg_sp8_day2 = Run.create! race: @sp8_day2,</text:p>
          </table:table-cell>
          <table:table-cell table:formula="of:=IF([.S45]&gt;0;CONCATENATE(&quot;                           times: '{ &quot;&quot;start_timestamp&quot;&quot;: &quot;&quot;&quot;;TEXT([.AC45];&quot;YYYY-MM-DDTHH:MM:SS.000Z&quot;);&quot;&quot;&quot; }'&quot;);&quot;                           times: ''&quot;)" office:value-type="string" office:string-value="                           times: '{ &quot;start_timestamp&quot;: &quot;2014-03-12T10:34:00.000Z&quot; }'" calcext:value-type="string">
            <text:p><text:s text:c="27"/>times: '{ "start_timestamp": "2014-03-12T10:34:00.000Z" }'</text:p>
          </table:table-cell>
          <table:table-cell/>
          <table:table-cell table:formula="of:=[.A45]" office:value-type="string" office:string-value="Sp8" calcext:value-type="string">
            <text:p>Sp8</text:p>
          </table:table-cell>
          <table:table-cell table:formula="of:=[.S45]" office:value-type="float" office:value="1743.1" calcext:value-type="float">
            <text:p>1743.1</text:p>
          </table:table-cell>
          <table:table-cell table:style-name="ce5" office:value-type="date" office:date-value="2014-03-12T10:34:00.000001" calcext:value-type="date">
            <text:p>2014-03-12T10:34:00.000Z</text:p>
          </table:table-cell>
          <table:table-cell table:number-columns-repeated="12"/>
        </table:table-row>
        <table:table-row table:style-name="ro2">
          <table:table-cell table:formula="of:=[.A45]" office:value-type="string" office:string-value="Sp8" calcext:value-type="string">
            <text:p>Sp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Michael</text:p>
          </table:table-cell>
          <table:table-cell table:style-name="ce1" office:value-type="string" calcext:value-type="string">
            <text:p>Tetzner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string" calcext:value-type="string">
            <text:p>56:30,8</text:p>
          </table:table-cell>
          <table:table-cell table:style-name="ce1" office:value-type="string" calcext:value-type="string">
            <text:p>27:17,8</text:p>
          </table:table-cell>
          <table:table-cell table:style-name="ce1" office:value-type="string" calcext:value-type="string">
            <text:p>29:13,0</text:p>
          </table:table-cell>
          <table:table-cell table:style-name="ce3" table:formula="of:=CONCATENATE(LOWER(LEFT([.D46]));LOWER(LEFT([.E46]));LOWER(LEFT([.F46])))" office:value-type="string" office:string-value="mtg" calcext:value-type="string">
            <text:p>mtg</text:p>
          </table:table-cell>
          <table:table-cell table:formula="of:=CONCATENATE(&quot;@&quot;;[.J46];&quot; ||= User.create! email: '&quot;;LOWER([.D46]);&quot;.&quot;;LOWER([.E46]);&quot;@example.com',&quot;)" office:value-type="string" office:string-value="@mtg ||= User.create! email: 'michael.tetzner@example.com'," calcext:value-type="string">
            <text:p>@mtg ||= User.create! email: 'michael.tetzner@example.com',</text:p>
          </table:table-cell>
          <table:table-cell table:style-name="ce4" table:formula="of:=CONCATENATE(&quot;                  password: '&quot;;[.D46];&quot;1234567',&quot;)" office:value-type="string" office:string-value="                  password: 'Michael1234567'," calcext:value-type="string">
            <text:p><text:s text:c="18"/>password: 'Michael1234567',</text:p>
          </table:table-cell>
          <table:table-cell table:style-name="ce4" table:formula="of:=CONCATENATE(&quot;                  password_confirmation: '&quot;;[.D46];&quot;1234567',&quot;)" office:value-type="string" office:string-value="                  password_confirmation: 'Michael1234567'," calcext:value-type="string">
            <text:p><text:s text:c="18"/>password_confirmation: 'Michael1234567',</text:p>
          </table:table-cell>
          <table:table-cell table:style-name="ce4" table:formula="of:=CONCATENATE(&quot;                  display_name: '&quot;;[.D46];&quot; &quot;;[.E46];&quot;',&quot;)" office:value-type="string" office:string-value="                  display_name: 'Michael Tetzner'," calcext:value-type="string">
            <text:p><text:s text:c="18"/>display_name: 'Michael Tetzner',</text:p>
          </table:table-cell>
          <table:table-cell table:style-name="ce4" table:formula="of:=CONCATENATE(&quot;                  nationality: :&quot;;LOWER([.F46]))" office:value-type="string" office:string-value="                  nationality: :germany" calcext:value-type="string">
            <text:p><text:s text:c="18"/>nationality: :germany</text:p>
          </table:table-cell>
          <table:table-cell/>
          <table:table-cell table:formula="of:=CONCATENATE(&quot;@&quot;;[.J46];&quot;_&quot;;LOWER([.A46]);&quot;_day&quot;)" office:value-type="string" office:string-value="@mtg_sp8_day" calcext:value-type="string">
            <text:p>@mtg_sp8_day</text:p>
          </table:table-cell>
          <table:table-cell table:formula="of:=IFERROR( VALUE(LEFT([.H46];2))*60+VALUE(MID(REPLACE([.H46];6;1;&quot;.&quot;);4;4)) ;0)" office:value-type="float" office:value="1637.8" calcext:value-type="float">
            <text:p>1637.8</text:p>
          </table:table-cell>
          <table:table-cell table:formula="of:=IFERROR( VALUE(LEFT([.I46];2))*60+VALUE(MID(REPLACE([.I46];6;1;&quot;.&quot;);4;4)) ;0)" office:value-type="float" office:value="1753" calcext:value-type="float">
            <text:p>1753</text:p>
          </table:table-cell>
          <table:table-cell table:formula="of:=CONCATENATE([.Q46];&quot;1 = Run.create! race: @&quot;;LOWER([.A46]);&quot;_day1,&quot;)" office:value-type="string" office:string-value="@mtg_sp8_day1 = Run.create! race: @sp8_day1," calcext:value-type="string">
            <text:p>@mtg_sp8_day1 = Run.create! race: @sp8_day1,</text:p>
          </table:table-cell>
          <table:table-cell table:formula="of:=CONCATENATE(&quot;                           user: @&quot;;[.J46];&quot;,&quot;)" office:value-type="string" office:string-value="                           user: @mtg," calcext:value-type="string">
            <text:p><text:s text:c="27"/>user: @mtg,</text:p>
          </table:table-cell>
          <table:table-cell table:formula="of:=CONCATENATE(&quot;                           number: '&quot;;[.C46];&quot;',&quot;)" office:value-type="string" office:string-value="                           number: '97'," calcext:value-type="string">
            <text:p><text:s text:c="27"/>number: '97',</text:p>
          </table:table-cell>
          <table:table-cell table:formula="of:=IF([.R46]&gt;0;CONCATENATE(&quot;                           times: '{ &quot;&quot;final&quot;&quot;: &quot;;[.R46];&quot; }'&quot;);&quot;                           times: ''&quot;)" office:value-type="string" office:string-value="                           times: '{ &quot;final&quot;: 1637.8 }'" calcext:value-type="string">
            <text:p><text:s text:c="27"/>times: '{ "final": 1637.8 }'</text:p>
          </table:table-cell>
          <table:table-cell table:formula="of:=CONCATENATE([.Q46];&quot;2 = Run.create! race: @&quot;;LOWER([.A46]);&quot;_day2,&quot;)" office:value-type="string" office:string-value="@mtg_sp8_day2 = Run.create! race: @sp8_day2," calcext:value-type="string">
            <text:p>@mtg_sp8_day2 = Run.create! race: @sp8_day2,</text:p>
          </table:table-cell>
          <table:table-cell table:formula="of:=IF([.S46]&gt;0;CONCATENATE(&quot;                           times: '{ &quot;&quot;start_timestamp&quot;&quot;: &quot;&quot;&quot;;TEXT([.AC46];&quot;YYYY-MM-DDTHH:MM:SS.000Z&quot;);&quot;&quot;&quot; }'&quot;);&quot;                           times: ''&quot;)" office:value-type="string" office:string-value="                           times: '{ &quot;start_timestamp&quot;: &quot;2014-03-13T10:35:00.000Z&quot; }'" calcext:value-type="string">
            <text:p><text:s text:c="27"/>times: '{ "start_timestamp": "2014-03-13T10:35:00.000Z" }'</text:p>
          </table:table-cell>
          <table:table-cell/>
          <table:table-cell table:formula="of:=[.A46]" office:value-type="string" office:string-value="Sp8" calcext:value-type="string">
            <text:p>Sp8</text:p>
          </table:table-cell>
          <table:table-cell table:formula="of:=[.S46]" office:value-type="float" office:value="1753" calcext:value-type="float">
            <text:p>1753</text:p>
          </table:table-cell>
          <table:table-cell table:style-name="ce5" office:value-type="date" office:date-value="2014-03-13T10:35:00.000001" calcext:value-type="date">
            <text:p>2014-03-13T10:35:00.000Z</text:p>
          </table:table-cell>
          <table:table-cell table:number-columns-repeated="12"/>
        </table:table-row>
        <table:table-row table:style-name="ro2">
          <table:table-cell table:formula="of:=[.A46]" office:value-type="string" office:string-value="Sp8" calcext:value-type="string">
            <text:p>Sp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Halme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58:08,3</text:p>
          </table:table-cell>
          <table:table-cell table:style-name="ce1" office:value-type="string" calcext:value-type="string">
            <text:p>28:15,0</text:p>
          </table:table-cell>
          <table:table-cell table:style-name="ce1" office:value-type="string" calcext:value-type="string">
            <text:p>29:53,3</text:p>
          </table:table-cell>
          <table:table-cell table:style-name="ce3" table:formula="of:=CONCATENATE(LOWER(LEFT([.D47]));LOWER(LEFT([.E47]));LOWER(LEFT([.F47])))" office:value-type="string" office:string-value="vhf" calcext:value-type="string">
            <text:p>vhf</text:p>
          </table:table-cell>
          <table:table-cell table:formula="of:=CONCATENATE(&quot;@&quot;;[.J47];&quot; ||= User.create! email: '&quot;;LOWER([.D47]);&quot;.&quot;;LOWER([.E47]);&quot;@example.com',&quot;)" office:value-type="string" office:string-value="@vhf ||= User.create! email: 'ville.halme@example.com'," calcext:value-type="string">
            <text:p>@vhf ||= User.create! email: 'ville.halme@example.com',</text:p>
          </table:table-cell>
          <table:table-cell table:style-name="ce4" table:formula="of:=CONCATENATE(&quot;                  password: '&quot;;[.D47];&quot;1234567',&quot;)" office:value-type="string" office:string-value="                  password: 'Ville1234567'," calcext:value-type="string">
            <text:p><text:s text:c="18"/>password: 'Ville1234567',</text:p>
          </table:table-cell>
          <table:table-cell table:style-name="ce4" table:formula="of:=CONCATENATE(&quot;                  password_confirmation: '&quot;;[.D47];&quot;1234567',&quot;)" office:value-type="string" office:string-value="                  password_confirmation: 'Ville1234567'," calcext:value-type="string">
            <text:p><text:s text:c="18"/>password_confirmation: 'Ville1234567',</text:p>
          </table:table-cell>
          <table:table-cell table:style-name="ce4" table:formula="of:=CONCATENATE(&quot;                  display_name: '&quot;;[.D47];&quot; &quot;;[.E47];&quot;',&quot;)" office:value-type="string" office:string-value="                  display_name: 'Ville Halme'," calcext:value-type="string">
            <text:p><text:s text:c="18"/>display_name: 'Ville Halme',</text:p>
          </table:table-cell>
          <table:table-cell table:style-name="ce4" table:formula="of:=CONCATENATE(&quot;                  nationality: :&quot;;LOWER([.F47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47];&quot;_&quot;;LOWER([.A47]);&quot;_day&quot;)" office:value-type="string" office:string-value="@vhf_sp8_day" calcext:value-type="string">
            <text:p>@vhf_sp8_day</text:p>
          </table:table-cell>
          <table:table-cell table:formula="of:=IFERROR( VALUE(LEFT([.H47];2))*60+VALUE(MID(REPLACE([.H47];6;1;&quot;.&quot;);4;4)) ;0)" office:value-type="float" office:value="1695" calcext:value-type="float">
            <text:p>1695</text:p>
          </table:table-cell>
          <table:table-cell table:formula="of:=IFERROR( VALUE(LEFT([.I47];2))*60+VALUE(MID(REPLACE([.I47];6;1;&quot;.&quot;);4;4)) ;0)" office:value-type="float" office:value="1793.3" calcext:value-type="float">
            <text:p>1793.3</text:p>
          </table:table-cell>
          <table:table-cell table:formula="of:=CONCATENATE([.Q47];&quot;1 = Run.create! race: @&quot;;LOWER([.A47]);&quot;_day1,&quot;)" office:value-type="string" office:string-value="@vhf_sp8_day1 = Run.create! race: @sp8_day1," calcext:value-type="string">
            <text:p>@vhf_sp8_day1 = Run.create! race: @sp8_day1,</text:p>
          </table:table-cell>
          <table:table-cell table:formula="of:=CONCATENATE(&quot;                           user: @&quot;;[.J47];&quot;,&quot;)" office:value-type="string" office:string-value="                           user: @vhf," calcext:value-type="string">
            <text:p><text:s text:c="27"/>user: @vhf,</text:p>
          </table:table-cell>
          <table:table-cell table:formula="of:=CONCATENATE(&quot;                           number: '&quot;;[.C47];&quot;',&quot;)" office:value-type="string" office:string-value="                           number: '99'," calcext:value-type="string">
            <text:p><text:s text:c="27"/>number: '99',</text:p>
          </table:table-cell>
          <table:table-cell table:formula="of:=IF([.R47]&gt;0;CONCATENATE(&quot;                           times: '{ &quot;&quot;final&quot;&quot;: &quot;;[.R47];&quot; }'&quot;);&quot;                           times: ''&quot;)" office:value-type="string" office:string-value="                           times: '{ &quot;final&quot;: 1695 }'" calcext:value-type="string">
            <text:p><text:s text:c="27"/>times: '{ "final": 1695 }'</text:p>
          </table:table-cell>
          <table:table-cell table:formula="of:=CONCATENATE([.Q47];&quot;2 = Run.create! race: @&quot;;LOWER([.A47]);&quot;_day2,&quot;)" office:value-type="string" office:string-value="@vhf_sp8_day2 = Run.create! race: @sp8_day2," calcext:value-type="string">
            <text:p>@vhf_sp8_day2 = Run.create! race: @sp8_day2,</text:p>
          </table:table-cell>
          <table:table-cell table:formula="of:=IF([.S47]&gt;0;CONCATENATE(&quot;                           times: '{ &quot;&quot;start_timestamp&quot;&quot;: &quot;&quot;&quot;;TEXT([.AC47];&quot;YYYY-MM-DDTHH:MM:SS.000Z&quot;);&quot;&quot;&quot; }'&quot;);&quot;                           times: ''&quot;)" office:value-type="string" office:string-value="                           times: '{ &quot;start_timestamp&quot;: &quot;2014-03-14T10:36:00.000Z&quot; }'" calcext:value-type="string">
            <text:p><text:s text:c="27"/>times: '{ "start_timestamp": "2014-03-14T10:36:00.000Z" }'</text:p>
          </table:table-cell>
          <table:table-cell/>
          <table:table-cell table:formula="of:=[.A47]" office:value-type="string" office:string-value="Sp8" calcext:value-type="string">
            <text:p>Sp8</text:p>
          </table:table-cell>
          <table:table-cell table:formula="of:=[.S47]" office:value-type="float" office:value="1793.3" calcext:value-type="float">
            <text:p>1793.3</text:p>
          </table:table-cell>
          <table:table-cell table:style-name="ce5" office:value-type="date" office:date-value="2014-03-14T10:36:00.000001" calcext:value-type="date">
            <text:p>2014-03-14T10:36:00.000Z</text:p>
          </table:table-cell>
          <table:table-cell table:number-columns-repeated="12"/>
        </table:table-row>
        <table:table-row table:style-name="ro2">
          <table:table-cell table:formula="of:=[.A47]" office:value-type="string" office:string-value="Sp8" calcext:value-type="string">
            <text:p>Sp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Eduard</text:p>
          </table:table-cell>
          <table:table-cell table:style-name="ce1" office:value-type="string" calcext:value-type="string">
            <text:p>Grobinsch</text:p>
          </table:table-cell>
          <table:table-cell table:style-name="ce1" office:value-type="string" calcext:value-type="string">
            <text:p>Latvia</text:p>
          </table:table-cell>
          <table:table-cell table:style-name="ce1" office:value-type="string" calcext:value-type="string">
            <text:p>59:48,1</text:p>
          </table:table-cell>
          <table:table-cell table:style-name="ce1" office:value-type="string" calcext:value-type="string">
            <text:p>28:06,1</text:p>
          </table:table-cell>
          <table:table-cell table:style-name="ce1" office:value-type="string" calcext:value-type="string">
            <text:p>31:42,0</text:p>
          </table:table-cell>
          <table:table-cell table:style-name="ce3" table:formula="of:=CONCATENATE(LOWER(LEFT([.D48]));LOWER(LEFT([.E48]));LOWER(LEFT([.F48])))" office:value-type="string" office:string-value="egl" calcext:value-type="string">
            <text:p>egl</text:p>
          </table:table-cell>
          <table:table-cell table:formula="of:=CONCATENATE(&quot;@&quot;;[.J48];&quot; ||= User.create! email: '&quot;;LOWER([.D48]);&quot;.&quot;;LOWER([.E48]);&quot;@example.com',&quot;)" office:value-type="string" office:string-value="@egl ||= User.create! email: 'eduard.grobinsch@example.com'," calcext:value-type="string">
            <text:p>@egl ||= User.create! email: 'eduard.grobinsch@example.com',</text:p>
          </table:table-cell>
          <table:table-cell table:style-name="ce4" table:formula="of:=CONCATENATE(&quot;                  password: '&quot;;[.D48];&quot;1234567',&quot;)" office:value-type="string" office:string-value="                  password: 'Eduard1234567'," calcext:value-type="string">
            <text:p><text:s text:c="18"/>password: 'Eduard1234567',</text:p>
          </table:table-cell>
          <table:table-cell table:style-name="ce4" table:formula="of:=CONCATENATE(&quot;                  password_confirmation: '&quot;;[.D48];&quot;1234567',&quot;)" office:value-type="string" office:string-value="                  password_confirmation: 'Eduard1234567'," calcext:value-type="string">
            <text:p><text:s text:c="18"/>password_confirmation: 'Eduard1234567',</text:p>
          </table:table-cell>
          <table:table-cell table:style-name="ce4" table:formula="of:=CONCATENATE(&quot;                  display_name: '&quot;;[.D48];&quot; &quot;;[.E48];&quot;',&quot;)" office:value-type="string" office:string-value="                  display_name: 'Eduard Grobinsch'," calcext:value-type="string">
            <text:p><text:s text:c="18"/>display_name: 'Eduard Grobinsch',</text:p>
          </table:table-cell>
          <table:table-cell table:style-name="ce4" table:formula="of:=CONCATENATE(&quot;                  nationality: :&quot;;LOWER([.F48]))" office:value-type="string" office:string-value="                  nationality: :latvia" calcext:value-type="string">
            <text:p><text:s text:c="18"/>nationality: :latvia</text:p>
          </table:table-cell>
          <table:table-cell/>
          <table:table-cell table:formula="of:=CONCATENATE(&quot;@&quot;;[.J48];&quot;_&quot;;LOWER([.A48]);&quot;_day&quot;)" office:value-type="string" office:string-value="@egl_sp8_day" calcext:value-type="string">
            <text:p>@egl_sp8_day</text:p>
          </table:table-cell>
          <table:table-cell table:formula="of:=IFERROR( VALUE(LEFT([.H48];2))*60+VALUE(MID(REPLACE([.H48];6;1;&quot;.&quot;);4;4)) ;0)" office:value-type="float" office:value="1686.1" calcext:value-type="float">
            <text:p>1686.1</text:p>
          </table:table-cell>
          <table:table-cell table:formula="of:=IFERROR( VALUE(LEFT([.I48];2))*60+VALUE(MID(REPLACE([.I48];6;1;&quot;.&quot;);4;4)) ;0)" office:value-type="float" office:value="1902" calcext:value-type="float">
            <text:p>1902</text:p>
          </table:table-cell>
          <table:table-cell table:formula="of:=CONCATENATE([.Q48];&quot;1 = Run.create! race: @&quot;;LOWER([.A48]);&quot;_day1,&quot;)" office:value-type="string" office:string-value="@egl_sp8_day1 = Run.create! race: @sp8_day1," calcext:value-type="string">
            <text:p>@egl_sp8_day1 = Run.create! race: @sp8_day1,</text:p>
          </table:table-cell>
          <table:table-cell table:formula="of:=CONCATENATE(&quot;                           user: @&quot;;[.J48];&quot;,&quot;)" office:value-type="string" office:string-value="                           user: @egl," calcext:value-type="string">
            <text:p><text:s text:c="27"/>user: @egl,</text:p>
          </table:table-cell>
          <table:table-cell table:formula="of:=CONCATENATE(&quot;                           number: '&quot;;[.C48];&quot;',&quot;)" office:value-type="string" office:string-value="                           number: '101'," calcext:value-type="string">
            <text:p><text:s text:c="27"/>number: '101',</text:p>
          </table:table-cell>
          <table:table-cell table:formula="of:=IF([.R48]&gt;0;CONCATENATE(&quot;                           times: '{ &quot;&quot;final&quot;&quot;: &quot;;[.R48];&quot; }'&quot;);&quot;                           times: ''&quot;)" office:value-type="string" office:string-value="                           times: '{ &quot;final&quot;: 1686.1 }'" calcext:value-type="string">
            <text:p><text:s text:c="27"/>times: '{ "final": 1686.1 }'</text:p>
          </table:table-cell>
          <table:table-cell table:formula="of:=CONCATENATE([.Q48];&quot;2 = Run.create! race: @&quot;;LOWER([.A48]);&quot;_day2,&quot;)" office:value-type="string" office:string-value="@egl_sp8_day2 = Run.create! race: @sp8_day2," calcext:value-type="string">
            <text:p>@egl_sp8_day2 = Run.create! race: @sp8_day2,</text:p>
          </table:table-cell>
          <table:table-cell table:formula="of:=IF([.S48]&gt;0;CONCATENATE(&quot;                           times: '{ &quot;&quot;start_timestamp&quot;&quot;: &quot;&quot;&quot;;TEXT([.AC48];&quot;YYYY-MM-DDTHH:MM:SS.000Z&quot;);&quot;&quot;&quot; }'&quot;);&quot;                           times: ''&quot;)" office:value-type="string" office:string-value="                           times: '{ &quot;start_timestamp&quot;: &quot;2014-03-15T10:37:00.000Z&quot; }'" calcext:value-type="string">
            <text:p><text:s text:c="27"/>times: '{ "start_timestamp": "2014-03-15T10:37:00.000Z" }'</text:p>
          </table:table-cell>
          <table:table-cell/>
          <table:table-cell table:formula="of:=[.A48]" office:value-type="string" office:string-value="Sp8" calcext:value-type="string">
            <text:p>Sp8</text:p>
          </table:table-cell>
          <table:table-cell table:formula="of:=[.S48]" office:value-type="float" office:value="1902" calcext:value-type="float">
            <text:p>1902</text:p>
          </table:table-cell>
          <table:table-cell table:style-name="ce5" office:value-type="date" office:date-value="2014-03-15T10:37:00.000001" calcext:value-type="date">
            <text:p>2014-03-15T10:37:00.000Z</text:p>
          </table:table-cell>
          <table:table-cell table:number-columns-repeated="12"/>
        </table:table-row>
        <table:table-row table:style-name="ro1">
          <table:table-cell table:formula="of:=[.A48]" office:value-type="string" office:string-value="Sp8" calcext:value-type="string">
            <text:p>Sp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Sophie</text:p>
          </table:table-cell>
          <table:table-cell table:style-name="ce1" office:value-type="string" calcext:value-type="string">
            <text:p>Verla</text:p>
          </table:table-cell>
          <table:table-cell table:style-name="ce1" office:value-type="string" calcext:value-type="string">
            <text:p>Hungary</text:p>
          </table:table-cell>
          <table:table-cell table:style-name="ce1" office:value-type="string" calcext:value-type="string">
            <text:p>06:43,5</text:p>
          </table:table-cell>
          <table:table-cell table:style-name="ce1" office:value-type="string" calcext:value-type="string">
            <text:p>32:21,5</text:p>
          </table:table-cell>
          <table:table-cell table:style-name="ce1" office:value-type="string" calcext:value-type="string">
            <text:p>34:22,0</text:p>
          </table:table-cell>
          <table:table-cell table:style-name="ce3" table:formula="of:=CONCATENATE(LOWER(LEFT([.D49]));LOWER(LEFT([.E49]));LOWER(LEFT([.F49])))" office:value-type="string" office:string-value="svh" calcext:value-type="string">
            <text:p>svh</text:p>
          </table:table-cell>
          <table:table-cell table:formula="of:=CONCATENATE(&quot;@&quot;;[.J49];&quot; ||= User.create! email: '&quot;;LOWER([.D49]);&quot;.&quot;;LOWER([.E49]);&quot;@example.com',&quot;)" office:value-type="string" office:string-value="@svh ||= User.create! email: 'sophie.verla@example.com'," calcext:value-type="string">
            <text:p>@svh ||= User.create! email: 'sophie.verla@example.com',</text:p>
          </table:table-cell>
          <table:table-cell table:style-name="ce4" table:formula="of:=CONCATENATE(&quot;                  password: '&quot;;[.D49];&quot;1234567',&quot;)" office:value-type="string" office:string-value="                  password: 'Sophie1234567'," calcext:value-type="string">
            <text:p><text:s text:c="18"/>password: 'Sophie1234567',</text:p>
          </table:table-cell>
          <table:table-cell table:style-name="ce4" table:formula="of:=CONCATENATE(&quot;                  password_confirmation: '&quot;;[.D49];&quot;1234567',&quot;)" office:value-type="string" office:string-value="                  password_confirmation: 'Sophie1234567'," calcext:value-type="string">
            <text:p><text:s text:c="18"/>password_confirmation: 'Sophie1234567',</text:p>
          </table:table-cell>
          <table:table-cell table:style-name="ce4" table:formula="of:=CONCATENATE(&quot;                  display_name: '&quot;;[.D49];&quot; &quot;;[.E49];&quot;',&quot;)" office:value-type="string" office:string-value="                  display_name: 'Sophie Verla'," calcext:value-type="string">
            <text:p><text:s text:c="18"/>display_name: 'Sophie Verla',</text:p>
          </table:table-cell>
          <table:table-cell table:style-name="ce4" table:formula="of:=CONCATENATE(&quot;                  nationality: :&quot;;LOWER([.F49]))" office:value-type="string" office:string-value="                  nationality: :hungary" calcext:value-type="string">
            <text:p><text:s text:c="18"/>nationality: :hungary</text:p>
          </table:table-cell>
          <table:table-cell/>
          <table:table-cell table:formula="of:=CONCATENATE(&quot;@&quot;;[.J49];&quot;_&quot;;LOWER([.A49]);&quot;_day&quot;)" office:value-type="string" office:string-value="@svh_sp8_day" calcext:value-type="string">
            <text:p>@svh_sp8_day</text:p>
          </table:table-cell>
          <table:table-cell table:formula="of:=IFERROR( VALUE(LEFT([.H49];2))*60+VALUE(MID(REPLACE([.H49];6;1;&quot;.&quot;);4;4)) ;0)" office:value-type="float" office:value="1941.5" calcext:value-type="float">
            <text:p>1941.5</text:p>
          </table:table-cell>
          <table:table-cell table:formula="of:=IFERROR( VALUE(LEFT([.I49];2))*60+VALUE(MID(REPLACE([.I49];6;1;&quot;.&quot;);4;4)) ;0)" office:value-type="float" office:value="2062" calcext:value-type="float">
            <text:p>2062</text:p>
          </table:table-cell>
          <table:table-cell table:formula="of:=CONCATENATE([.Q49];&quot;1 = Run.create! race: @&quot;;LOWER([.A49]);&quot;_day1,&quot;)" office:value-type="string" office:string-value="@svh_sp8_day1 = Run.create! race: @sp8_day1," calcext:value-type="string">
            <text:p>@svh_sp8_day1 = Run.create! race: @sp8_day1,</text:p>
          </table:table-cell>
          <table:table-cell table:formula="of:=CONCATENATE(&quot;                           user: @&quot;;[.J49];&quot;,&quot;)" office:value-type="string" office:string-value="                           user: @svh," calcext:value-type="string">
            <text:p><text:s text:c="27"/>user: @svh,</text:p>
          </table:table-cell>
          <table:table-cell table:formula="of:=CONCATENATE(&quot;                           number: '&quot;;[.C49];&quot;',&quot;)" office:value-type="string" office:string-value="                           number: '104'," calcext:value-type="string">
            <text:p><text:s text:c="27"/>number: '104',</text:p>
          </table:table-cell>
          <table:table-cell table:formula="of:=IF([.R49]&gt;0;CONCATENATE(&quot;                           times: '{ &quot;&quot;final&quot;&quot;: &quot;;[.R49];&quot; }'&quot;);&quot;                           times: ''&quot;)" office:value-type="string" office:string-value="                           times: '{ &quot;final&quot;: 1941.5 }'" calcext:value-type="string">
            <text:p><text:s text:c="27"/>times: '{ "final": 1941.5 }'</text:p>
          </table:table-cell>
          <table:table-cell table:formula="of:=CONCATENATE([.Q49];&quot;2 = Run.create! race: @&quot;;LOWER([.A49]);&quot;_day2,&quot;)" office:value-type="string" office:string-value="@svh_sp8_day2 = Run.create! race: @sp8_day2," calcext:value-type="string">
            <text:p>@svh_sp8_day2 = Run.create! race: @sp8_day2,</text:p>
          </table:table-cell>
          <table:table-cell table:formula="of:=IF([.S49]&gt;0;CONCATENATE(&quot;                           times: '{ &quot;&quot;start_timestamp&quot;&quot;: &quot;&quot;&quot;;TEXT([.AC49];&quot;YYYY-MM-DDTHH:MM:SS.000Z&quot;);&quot;&quot;&quot; }'&quot;);&quot;                           times: ''&quot;)" office:value-type="string" office:string-value="                           times: '{ &quot;start_timestamp&quot;: &quot;2014-03-16T10:38:00.000Z&quot; }'" calcext:value-type="string">
            <text:p><text:s text:c="27"/>times: '{ "start_timestamp": "2014-03-16T10:38:00.000Z" }'</text:p>
          </table:table-cell>
          <table:table-cell/>
          <table:table-cell table:formula="of:=[.A49]" office:value-type="string" office:string-value="Sp8" calcext:value-type="string">
            <text:p>Sp8</text:p>
          </table:table-cell>
          <table:table-cell table:formula="of:=[.S49]" office:value-type="float" office:value="2062" calcext:value-type="float">
            <text:p>2062</text:p>
          </table:table-cell>
          <table:table-cell table:style-name="ce5" office:value-type="date" office:date-value="2014-03-16T10:38:00.000002" calcext:value-type="date">
            <text:p>2014-03-16T10:38:00.000Z</text:p>
          </table:table-cell>
          <table:table-cell table:number-columns-repeated="12"/>
        </table:table-row>
        <table:table-row table:style-name="ro2">
          <table:table-cell table:formula="of:=[.A49]" office:value-type="string" office:string-value="Sp8" calcext:value-type="string">
            <text:p>Sp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Maciej</text:p>
          </table:table-cell>
          <table:table-cell table:style-name="ce1" office:value-type="string" calcext:value-type="string">
            <text:p>Tomaszewski</text:p>
          </table:table-cell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09:13,7</text:p>
          </table:table-cell>
          <table:table-cell table:style-name="ce1" office:value-type="string" calcext:value-type="string">
            <text:p>37:12,3</text:p>
          </table:table-cell>
          <table:table-cell table:style-name="ce1" office:value-type="string" calcext:value-type="string">
            <text:p>32:01,4</text:p>
          </table:table-cell>
          <table:table-cell table:style-name="ce3" table:formula="of:=CONCATENATE(LOWER(LEFT([.D50]));LOWER(LEFT([.E50]));LOWER(LEFT([.F50])))" office:value-type="string" office:string-value="mtp" calcext:value-type="string">
            <text:p>mtp</text:p>
          </table:table-cell>
          <table:table-cell table:formula="of:=CONCATENATE(&quot;@&quot;;[.J50];&quot; ||= User.create! email: '&quot;;LOWER([.D50]);&quot;.&quot;;LOWER([.E50]);&quot;@example.com',&quot;)" office:value-type="string" office:string-value="@mtp ||= User.create! email: 'maciej.tomaszewski@example.com'," calcext:value-type="string">
            <text:p>@mtp ||= User.create! email: 'maciej.tomaszewski@example.com',</text:p>
          </table:table-cell>
          <table:table-cell table:style-name="ce4" table:formula="of:=CONCATENATE(&quot;                  password: '&quot;;[.D50];&quot;1234567',&quot;)" office:value-type="string" office:string-value="                  password: 'Maciej1234567'," calcext:value-type="string">
            <text:p><text:s text:c="18"/>password: 'Maciej1234567',</text:p>
          </table:table-cell>
          <table:table-cell table:style-name="ce4" table:formula="of:=CONCATENATE(&quot;                  password_confirmation: '&quot;;[.D50];&quot;1234567',&quot;)" office:value-type="string" office:string-value="                  password_confirmation: 'Maciej1234567'," calcext:value-type="string">
            <text:p><text:s text:c="18"/>password_confirmation: 'Maciej1234567',</text:p>
          </table:table-cell>
          <table:table-cell table:style-name="ce4" table:formula="of:=CONCATENATE(&quot;                  display_name: '&quot;;[.D50];&quot; &quot;;[.E50];&quot;',&quot;)" office:value-type="string" office:string-value="                  display_name: 'Maciej Tomaszewski'," calcext:value-type="string">
            <text:p><text:s text:c="18"/>display_name: 'Maciej Tomaszewski',</text:p>
          </table:table-cell>
          <table:table-cell table:style-name="ce4" table:formula="of:=CONCATENATE(&quot;                  nationality: :&quot;;LOWER([.F50]))" office:value-type="string" office:string-value="                  nationality: :poland" calcext:value-type="string">
            <text:p><text:s text:c="18"/>nationality: :poland</text:p>
          </table:table-cell>
          <table:table-cell/>
          <table:table-cell table:formula="of:=CONCATENATE(&quot;@&quot;;[.J50];&quot;_&quot;;LOWER([.A50]);&quot;_day&quot;)" office:value-type="string" office:string-value="@mtp_sp8_day" calcext:value-type="string">
            <text:p>@mtp_sp8_day</text:p>
          </table:table-cell>
          <table:table-cell table:formula="of:=IFERROR( VALUE(LEFT([.H50];2))*60+VALUE(MID(REPLACE([.H50];6;1;&quot;.&quot;);4;4)) ;0)" office:value-type="float" office:value="2232.3" calcext:value-type="float">
            <text:p>2232.3</text:p>
          </table:table-cell>
          <table:table-cell table:formula="of:=IFERROR( VALUE(LEFT([.I50];2))*60+VALUE(MID(REPLACE([.I50];6;1;&quot;.&quot;);4;4)) ;0)" office:value-type="float" office:value="1921.4" calcext:value-type="float">
            <text:p>1921.4</text:p>
          </table:table-cell>
          <table:table-cell table:formula="of:=CONCATENATE([.Q50];&quot;1 = Run.create! race: @&quot;;LOWER([.A50]);&quot;_day1,&quot;)" office:value-type="string" office:string-value="@mtp_sp8_day1 = Run.create! race: @sp8_day1," calcext:value-type="string">
            <text:p>@mtp_sp8_day1 = Run.create! race: @sp8_day1,</text:p>
          </table:table-cell>
          <table:table-cell table:formula="of:=CONCATENATE(&quot;                           user: @&quot;;[.J50];&quot;,&quot;)" office:value-type="string" office:string-value="                           user: @mtp," calcext:value-type="string">
            <text:p><text:s text:c="27"/>user: @mtp,</text:p>
          </table:table-cell>
          <table:table-cell table:formula="of:=CONCATENATE(&quot;                           number: '&quot;;[.C50];&quot;',&quot;)" office:value-type="string" office:string-value="                           number: '95'," calcext:value-type="string">
            <text:p><text:s text:c="27"/>number: '95',</text:p>
          </table:table-cell>
          <table:table-cell table:formula="of:=IF([.R50]&gt;0;CONCATENATE(&quot;                           times: '{ &quot;&quot;final&quot;&quot;: &quot;;[.R50];&quot; }'&quot;);&quot;                           times: ''&quot;)" office:value-type="string" office:string-value="                           times: '{ &quot;final&quot;: 2232.3 }'" calcext:value-type="string">
            <text:p><text:s text:c="27"/>times: '{ "final": 2232.3 }'</text:p>
          </table:table-cell>
          <table:table-cell table:formula="of:=CONCATENATE([.Q50];&quot;2 = Run.create! race: @&quot;;LOWER([.A50]);&quot;_day2,&quot;)" office:value-type="string" office:string-value="@mtp_sp8_day2 = Run.create! race: @sp8_day2," calcext:value-type="string">
            <text:p>@mtp_sp8_day2 = Run.create! race: @sp8_day2,</text:p>
          </table:table-cell>
          <table:table-cell table:formula="of:=IF([.S50]&gt;0;CONCATENATE(&quot;                           times: '{ &quot;&quot;start_timestamp&quot;&quot;: &quot;&quot;&quot;;TEXT([.AC50];&quot;YYYY-MM-DDTHH:MM:SS.000Z&quot;);&quot;&quot;&quot; }'&quot;);&quot;                           times: ''&quot;)" office:value-type="string" office:string-value="                           times: '{ &quot;start_timestamp&quot;: &quot;2014-03-17T10:39:00.000Z&quot; }'" calcext:value-type="string">
            <text:p><text:s text:c="27"/>times: '{ "start_timestamp": "2014-03-17T10:39:00.000Z" }'</text:p>
          </table:table-cell>
          <table:table-cell/>
          <table:table-cell table:formula="of:=[.A50]" office:value-type="string" office:string-value="Sp8" calcext:value-type="string">
            <text:p>Sp8</text:p>
          </table:table-cell>
          <table:table-cell table:formula="of:=[.S50]" office:value-type="float" office:value="1921.4" calcext:value-type="float">
            <text:p>1921.4</text:p>
          </table:table-cell>
          <table:table-cell table:style-name="ce5" office:value-type="date" office:date-value="2014-03-17T10:39:00.000002" calcext:value-type="date">
            <text:p>2014-03-17T10:39:00.000Z</text:p>
          </table:table-cell>
          <table:table-cell table:number-columns-repeated="12"/>
        </table:table-row>
        <table:table-row table:style-name="ro2">
          <table:table-cell table:formula="of:=[.A50]" office:value-type="string" office:string-value="Sp8" calcext:value-type="string">
            <text:p>Sp8</text:p>
          </table:table-cell>
          <table:table-cell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Kaisa</text:p>
          </table:table-cell>
          <table:table-cell table:style-name="ce1" office:value-type="string" calcext:value-type="string">
            <text:p>Lehto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DNF</text:p>
          </table:table-cell>
          <table:table-cell table:style-name="ce1" office:value-type="string" calcext:value-type="string">
            <text:p>38:51,9</text:p>
          </table:table-cell>
          <table:table-cell table:style-name="ce1" office:value-type="string" calcext:value-type="string">
            <text:p>DNS</text:p>
          </table:table-cell>
          <table:table-cell table:style-name="ce3" table:formula="of:=CONCATENATE(LOWER(LEFT([.D51]));LOWER(LEFT([.E51]));LOWER(LEFT([.F51])))" office:value-type="string" office:string-value="klf" calcext:value-type="string">
            <text:p>klf</text:p>
          </table:table-cell>
          <table:table-cell table:formula="of:=CONCATENATE(&quot;@&quot;;[.J51];&quot; ||= User.create! email: '&quot;;LOWER([.D51]);&quot;.&quot;;LOWER([.E51]);&quot;@example.com',&quot;)" office:value-type="string" office:string-value="@klf ||= User.create! email: 'kaisa.lehto@example.com'," calcext:value-type="string">
            <text:p>@klf ||= User.create! email: 'kaisa.lehto@example.com',</text:p>
          </table:table-cell>
          <table:table-cell table:style-name="ce4" table:formula="of:=CONCATENATE(&quot;                  password: '&quot;;[.D51];&quot;1234567',&quot;)" office:value-type="string" office:string-value="                  password: 'Kaisa1234567'," calcext:value-type="string">
            <text:p><text:s text:c="18"/>password: 'Kaisa1234567',</text:p>
          </table:table-cell>
          <table:table-cell table:style-name="ce4" table:formula="of:=CONCATENATE(&quot;                  password_confirmation: '&quot;;[.D51];&quot;1234567',&quot;)" office:value-type="string" office:string-value="                  password_confirmation: 'Kaisa1234567'," calcext:value-type="string">
            <text:p><text:s text:c="18"/>password_confirmation: 'Kaisa1234567',</text:p>
          </table:table-cell>
          <table:table-cell table:style-name="ce4" table:formula="of:=CONCATENATE(&quot;                  display_name: '&quot;;[.D51];&quot; &quot;;[.E51];&quot;',&quot;)" office:value-type="string" office:string-value="                  display_name: 'Kaisa Lehto'," calcext:value-type="string">
            <text:p><text:s text:c="18"/>display_name: 'Kaisa Lehto',</text:p>
          </table:table-cell>
          <table:table-cell table:style-name="ce4" table:formula="of:=CONCATENATE(&quot;                  nationality: :&quot;;LOWER([.F51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51];&quot;_&quot;;LOWER([.A51]);&quot;_day&quot;)" office:value-type="string" office:string-value="@klf_sp8_day" calcext:value-type="string">
            <text:p>@klf_sp8_day</text:p>
          </table:table-cell>
          <table:table-cell table:formula="of:=IFERROR( VALUE(LEFT([.H51];2))*60+VALUE(MID(REPLACE([.H51];6;1;&quot;.&quot;);4;4)) ;0)" office:value-type="float" office:value="2331.9" calcext:value-type="float">
            <text:p>2331.9</text:p>
          </table:table-cell>
          <table:table-cell table:formula="of:=IFERROR( VALUE(LEFT([.I51];2))*60+VALUE(MID(REPLACE([.I51];6;1;&quot;.&quot;);4;4)) ;0)" office:value-type="float" office:value="0" calcext:value-type="float">
            <text:p>0</text:p>
          </table:table-cell>
          <table:table-cell table:formula="of:=CONCATENATE([.Q51];&quot;1 = Run.create! race: @&quot;;LOWER([.A51]);&quot;_day1,&quot;)" office:value-type="string" office:string-value="@klf_sp8_day1 = Run.create! race: @sp8_day1," calcext:value-type="string">
            <text:p>@klf_sp8_day1 = Run.create! race: @sp8_day1,</text:p>
          </table:table-cell>
          <table:table-cell table:formula="of:=CONCATENATE(&quot;                           user: @&quot;;[.J51];&quot;,&quot;)" office:value-type="string" office:string-value="                           user: @klf," calcext:value-type="string">
            <text:p><text:s text:c="27"/>user: @klf,</text:p>
          </table:table-cell>
          <table:table-cell table:formula="of:=CONCATENATE(&quot;                           number: '&quot;;[.C51];&quot;',&quot;)" office:value-type="string" office:string-value="                           number: '103'," calcext:value-type="string">
            <text:p><text:s text:c="27"/>number: '103',</text:p>
          </table:table-cell>
          <table:table-cell table:formula="of:=IF([.R51]&gt;0;CONCATENATE(&quot;                           times: '{ &quot;&quot;final&quot;&quot;: &quot;;[.R51];&quot; }'&quot;);&quot;                           times: ''&quot;)" office:value-type="string" office:string-value="                           times: '{ &quot;final&quot;: 2331.9 }'" calcext:value-type="string">
            <text:p><text:s text:c="27"/>times: '{ "final": 2331.9 }'</text:p>
          </table:table-cell>
          <table:table-cell table:formula="of:=CONCATENATE([.Q51];&quot;2 = Run.create! race: @&quot;;LOWER([.A51]);&quot;_day2,&quot;)" office:value-type="string" office:string-value="@klf_sp8_day2 = Run.create! race: @sp8_day2," calcext:value-type="string">
            <text:p>@klf_sp8_day2 = Run.create! race: @sp8_day2,</text:p>
          </table:table-cell>
          <table:table-cell table:formula="of:=IF([.S51]&gt;0;CONCATENATE(&quot;                           times: '{ &quot;&quot;final&quot;&quot;: &quot;;[.S51];&quot; }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51]" office:value-type="string" office:string-value="Sp8" calcext:value-type="string">
            <text:p>Sp8</text:p>
          </table:table-cell>
          <table:table-cell/>
          <table:table-cell table:style-name="ce5" office:value-type="date" office:date-value="2014-03-18T10:40:00.000002" calcext:value-type="date">
            <text:p>2014-03-18T10:40:00.000Z</text:p>
          </table:table-cell>
          <table:table-cell table:number-columns-repeated="12"/>
        </table:table-row>
        <table:table-row table:style-name="ro2">
          <table:table-cell table:formula="of:=[.A51]" office:value-type="string" office:string-value="Sp8" calcext:value-type="string">
            <text:p>Sp8</text:p>
          </table:table-cell>
          <table:table-cell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Frode</text:p>
          </table:table-cell>
          <table:table-cell table:style-name="ce1" office:value-type="string" calcext:value-type="string">
            <text:p>Haugan</text:p>
          </table:table-cell>
          <table:table-cell table:style-name="ce1" office:value-type="string" calcext:value-type="string">
            <text:p>Norway</text:p>
          </table:table-cell>
          <table:table-cell table:style-name="ce1" office:value-type="string" calcext:value-type="string">
            <text:p>DNF</text:p>
          </table:table-cell>
          <table:table-cell table:style-name="ce1" office:value-type="string" calcext:value-type="string">
            <text:p>43:18,3</text:p>
          </table:table-cell>
          <table:table-cell table:style-name="ce1" office:value-type="string" calcext:value-type="string">
            <text:p>DNS</text:p>
          </table:table-cell>
          <table:table-cell table:style-name="ce3" table:formula="of:=CONCATENATE(LOWER(LEFT([.D52]));LOWER(LEFT([.E52]));LOWER(LEFT([.F52])))" office:value-type="string" office:string-value="fhn" calcext:value-type="string">
            <text:p>fhn</text:p>
          </table:table-cell>
          <table:table-cell table:formula="of:=CONCATENATE(&quot;@&quot;;[.J52];&quot; ||= User.create! email: '&quot;;LOWER([.D52]);&quot;.&quot;;LOWER([.E52]);&quot;@example.com',&quot;)" office:value-type="string" office:string-value="@fhn ||= User.create! email: 'frode.haugan@example.com'," calcext:value-type="string">
            <text:p>@fhn ||= User.create! email: 'frode.haugan@example.com',</text:p>
          </table:table-cell>
          <table:table-cell table:style-name="ce4" table:formula="of:=CONCATENATE(&quot;                  password: '&quot;;[.D52];&quot;1234567',&quot;)" office:value-type="string" office:string-value="                  password: 'Frode1234567'," calcext:value-type="string">
            <text:p><text:s text:c="18"/>password: 'Frode1234567',</text:p>
          </table:table-cell>
          <table:table-cell table:style-name="ce4" table:formula="of:=CONCATENATE(&quot;                  password_confirmation: '&quot;;[.D52];&quot;1234567',&quot;)" office:value-type="string" office:string-value="                  password_confirmation: 'Frode1234567'," calcext:value-type="string">
            <text:p><text:s text:c="18"/>password_confirmation: 'Frode1234567',</text:p>
          </table:table-cell>
          <table:table-cell table:style-name="ce4" table:formula="of:=CONCATENATE(&quot;                  display_name: '&quot;;[.D52];&quot; &quot;;[.E52];&quot;',&quot;)" office:value-type="string" office:string-value="                  display_name: 'Frode Haugan'," calcext:value-type="string">
            <text:p><text:s text:c="18"/>display_name: 'Frode Haugan',</text:p>
          </table:table-cell>
          <table:table-cell table:style-name="ce4" table:formula="of:=CONCATENATE(&quot;                  nationality: :&quot;;LOWER([.F52]))" office:value-type="string" office:string-value="                  nationality: :norway" calcext:value-type="string">
            <text:p><text:s text:c="18"/>nationality: :norway</text:p>
          </table:table-cell>
          <table:table-cell/>
          <table:table-cell table:formula="of:=CONCATENATE(&quot;@&quot;;[.J52];&quot;_&quot;;LOWER([.A52]);&quot;_day&quot;)" office:value-type="string" office:string-value="@fhn_sp8_day" calcext:value-type="string">
            <text:p>@fhn_sp8_day</text:p>
          </table:table-cell>
          <table:table-cell table:formula="of:=IFERROR( VALUE(LEFT([.H52];2))*60+VALUE(MID(REPLACE([.H52];6;1;&quot;.&quot;);4;4)) ;0)" office:value-type="float" office:value="2598.3" calcext:value-type="float">
            <text:p>2598.3</text:p>
          </table:table-cell>
          <table:table-cell table:formula="of:=IFERROR( VALUE(LEFT([.I52];2))*60+VALUE(MID(REPLACE([.I52];6;1;&quot;.&quot;);4;4)) ;0)" office:value-type="float" office:value="0" calcext:value-type="float">
            <text:p>0</text:p>
          </table:table-cell>
          <table:table-cell table:formula="of:=CONCATENATE([.Q52];&quot;1 = Run.create! race: @&quot;;LOWER([.A52]);&quot;_day1,&quot;)" office:value-type="string" office:string-value="@fhn_sp8_day1 = Run.create! race: @sp8_day1," calcext:value-type="string">
            <text:p>@fhn_sp8_day1 = Run.create! race: @sp8_day1,</text:p>
          </table:table-cell>
          <table:table-cell table:formula="of:=CONCATENATE(&quot;                           user: @&quot;;[.J52];&quot;,&quot;)" office:value-type="string" office:string-value="                           user: @fhn," calcext:value-type="string">
            <text:p><text:s text:c="27"/>user: @fhn,</text:p>
          </table:table-cell>
          <table:table-cell table:formula="of:=CONCATENATE(&quot;                           number: '&quot;;[.C52];&quot;',&quot;)" office:value-type="string" office:string-value="                           number: '98'," calcext:value-type="string">
            <text:p><text:s text:c="27"/>number: '98',</text:p>
          </table:table-cell>
          <table:table-cell table:formula="of:=IF([.R52]&gt;0;CONCATENATE(&quot;                           times: '{ &quot;&quot;final&quot;&quot;: &quot;;[.R52];&quot; }'&quot;);&quot;                           times: ''&quot;)" office:value-type="string" office:string-value="                           times: '{ &quot;final&quot;: 2598.3 }'" calcext:value-type="string">
            <text:p><text:s text:c="27"/>times: '{ "final": 2598.3 }'</text:p>
          </table:table-cell>
          <table:table-cell table:formula="of:=CONCATENATE([.Q52];&quot;2 = Run.create! race: @&quot;;LOWER([.A52]);&quot;_day2,&quot;)" office:value-type="string" office:string-value="@fhn_sp8_day2 = Run.create! race: @sp8_day2," calcext:value-type="string">
            <text:p>@fhn_sp8_day2 = Run.create! race: @sp8_day2,</text:p>
          </table:table-cell>
          <table:table-cell table:formula="of:=IF([.S52]&gt;0;CONCATENATE(&quot;                           times: '{ &quot;&quot;final&quot;&quot;: &quot;;[.S52];&quot; }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52]" office:value-type="string" office:string-value="Sp8" calcext:value-type="string">
            <text:p>Sp8</text:p>
          </table:table-cell>
          <table:table-cell/>
          <table:table-cell table:style-name="ce5" office:value-type="date" office:date-value="2014-03-19T10:41:00.000002" calcext:value-type="date">
            <text:p>2014-03-19T10:41:00.000Z</text:p>
          </table:table-cell>
          <table:table-cell table:number-columns-repeated="12"/>
        </table:table-row>
        <table:table-row table:style-name="ro2">
          <table:table-cell table:formula="of:=[.A52]" office:value-type="string" office:string-value="Sp8" calcext:value-type="string">
            <text:p>Sp8</text:p>
          </table:table-cell>
          <table:table-cell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Aleksandr</text:p>
          </table:table-cell>
          <table:table-cell table:style-name="ce1" office:value-type="string" calcext:value-type="string">
            <text:p>Moskvichev</text:p>
          </table:table-cell>
          <table:table-cell table:style-name="ce1" office:value-type="string" calcext:value-type="string">
            <text:p>Russia</text:p>
          </table:table-cell>
          <table:table-cell table:style-name="ce1" office:value-type="string" calcext:value-type="string">
            <text:p>DQ</text:p>
          </table:table-cell>
          <table:table-cell table:style-name="ce2" table:number-columns-repeated="2"/>
          <table:table-cell table:style-name="ce3" table:formula="of:=CONCATENATE(LOWER(LEFT([.D53]));LOWER(LEFT([.E53]));LOWER(LEFT([.F53])))" office:value-type="string" office:string-value="amr" calcext:value-type="string">
            <text:p>amr</text:p>
          </table:table-cell>
          <table:table-cell table:formula="of:=CONCATENATE(&quot;@&quot;;[.J53];&quot; ||= User.create! email: '&quot;;LOWER([.D53]);&quot;.&quot;;LOWER([.E53]);&quot;@example.com',&quot;)" office:value-type="string" office:string-value="@amr ||= User.create! email: 'aleksandr.moskvichev@example.com'," calcext:value-type="string">
            <text:p>@amr ||= User.create! email: 'aleksandr.moskvichev@example.com',</text:p>
          </table:table-cell>
          <table:table-cell table:style-name="ce4" table:formula="of:=CONCATENATE(&quot;                  password: '&quot;;[.D53];&quot;1234567',&quot;)" office:value-type="string" office:string-value="                  password: 'Aleksandr1234567'," calcext:value-type="string">
            <text:p><text:s text:c="18"/>password: 'Aleksandr1234567',</text:p>
          </table:table-cell>
          <table:table-cell table:style-name="ce4" table:formula="of:=CONCATENATE(&quot;                  password_confirmation: '&quot;;[.D53];&quot;1234567',&quot;)" office:value-type="string" office:string-value="                  password_confirmation: 'Aleksandr1234567'," calcext:value-type="string">
            <text:p><text:s text:c="18"/>password_confirmation: 'Aleksandr1234567',</text:p>
          </table:table-cell>
          <table:table-cell table:style-name="ce4" table:formula="of:=CONCATENATE(&quot;                  display_name: '&quot;;[.D53];&quot; &quot;;[.E53];&quot;',&quot;)" office:value-type="string" office:string-value="                  display_name: 'Aleksandr Moskvichev'," calcext:value-type="string">
            <text:p><text:s text:c="18"/>display_name: 'Aleksandr Moskvichev',</text:p>
          </table:table-cell>
          <table:table-cell table:style-name="ce4" table:formula="of:=CONCATENATE(&quot;                  nationality: :&quot;;LOWER([.F53]))" office:value-type="string" office:string-value="                  nationality: :russia" calcext:value-type="string">
            <text:p><text:s text:c="18"/>nationality: :russia</text:p>
          </table:table-cell>
          <table:table-cell/>
          <table:table-cell table:formula="of:=CONCATENATE(&quot;@&quot;;[.J53];&quot;_&quot;;LOWER([.A53]);&quot;_day&quot;)" office:value-type="string" office:string-value="@amr_sp8_day" calcext:value-type="string">
            <text:p>@amr_sp8_day</text:p>
          </table:table-cell>
          <table:table-cell table:formula="of:=IFERROR( VALUE(LEFT([.H53];2))*60+VALUE(MID(REPLACE([.H53];6;1;&quot;.&quot;);4;4)) ;0)" office:value-type="float" office:value="0" calcext:value-type="float">
            <text:p>0</text:p>
          </table:table-cell>
          <table:table-cell table:formula="of:=IFERROR( VALUE(LEFT([.I53];2))*60+VALUE(MID(REPLACE([.I53];6;1;&quot;.&quot;);4;4)) ;0)" office:value-type="float" office:value="0" calcext:value-type="float">
            <text:p>0</text:p>
          </table:table-cell>
          <table:table-cell table:formula="of:=CONCATENATE([.Q53];&quot;1 = Run.create! race: @&quot;;LOWER([.A53]);&quot;_day1,&quot;)" office:value-type="string" office:string-value="@amr_sp8_day1 = Run.create! race: @sp8_day1," calcext:value-type="string">
            <text:p>@amr_sp8_day1 = Run.create! race: @sp8_day1,</text:p>
          </table:table-cell>
          <table:table-cell table:formula="of:=CONCATENATE(&quot;                           user: @&quot;;[.J53];&quot;,&quot;)" office:value-type="string" office:string-value="                           user: @amr," calcext:value-type="string">
            <text:p><text:s text:c="27"/>user: @amr,</text:p>
          </table:table-cell>
          <table:table-cell table:formula="of:=CONCATENATE(&quot;                           number: '&quot;;[.C53];&quot;',&quot;)" office:value-type="string" office:string-value="                           number: '96'," calcext:value-type="string">
            <text:p><text:s text:c="27"/>number: '96',</text:p>
          </table:table-cell>
          <table:table-cell table:formula="of:=IF([.R53]&gt;0;CONCATENATE(&quot;                           times: '{ &quot;&quot;final&quot;&quot;: &quot;;[.R53];&quot; }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 table:formula="of:=CONCATENATE([.Q53];&quot;2 = Run.create! race: @&quot;;LOWER([.A53]);&quot;_day2,&quot;)" office:value-type="string" office:string-value="@amr_sp8_day2 = Run.create! race: @sp8_day2," calcext:value-type="string">
            <text:p>@amr_sp8_day2 = Run.create! race: @sp8_day2,</text:p>
          </table:table-cell>
          <table:table-cell table:formula="of:=IF([.S53]&gt;0;CONCATENATE(&quot;                           times: '{ &quot;&quot;final&quot;&quot;: &quot;;[.S53];&quot; }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53]" office:value-type="string" office:string-value="Sp8" calcext:value-type="string">
            <text:p>Sp8</text:p>
          </table:table-cell>
          <table:table-cell/>
          <table:table-cell table:style-name="ce5" office:value-type="date" office:date-value="2014-03-20T10:42:00.000002" calcext:value-type="date">
            <text:p>2014-03-20T10:42:00.000Z</text:p>
          </table:table-cell>
          <table:table-cell table:number-columns-repeated="12"/>
        </table:table-row>
        <table:table-row table:style-name="ro2">
          <table:table-cell table:formula="of:=[.A53]" office:value-type="string" office:string-value="Sp8" calcext:value-type="string">
            <text:p>Sp8</text:p>
          </table:table-cell>
          <table:table-cell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Jos</text:p>
          </table:table-cell>
          <table:table-cell table:style-name="ce1" office:value-type="string" calcext:value-type="string">
            <text:p>Broers</text:p>
          </table:table-cell>
          <table:table-cell table:style-name="ce1" office:value-type="string" calcext:value-type="string">
            <text:p>Netherlands</text:p>
          </table:table-cell>
          <table:table-cell table:style-name="ce1" office:value-type="string" calcext:value-type="string">
            <text:p>DNS</text:p>
          </table:table-cell>
          <table:table-cell table:style-name="ce2" table:number-columns-repeated="2"/>
          <table:table-cell table:style-name="ce3" table:formula="of:=CONCATENATE(LOWER(LEFT([.D54]));LOWER(LEFT([.E54]));LOWER(LEFT([.F54])))" office:value-type="string" office:string-value="jbn" calcext:value-type="string">
            <text:p>jbn</text:p>
          </table:table-cell>
          <table:table-cell table:formula="of:=CONCATENATE(&quot;@&quot;;[.J54];&quot; ||= User.create! email: '&quot;;LOWER([.D54]);&quot;.&quot;;LOWER([.E54]);&quot;@example.com',&quot;)" office:value-type="string" office:string-value="@jbn ||= User.create! email: 'jos.broers@example.com'," calcext:value-type="string">
            <text:p>@jbn ||= User.create! email: 'jos.broers@example.com',</text:p>
          </table:table-cell>
          <table:table-cell table:style-name="ce4" table:formula="of:=CONCATENATE(&quot;                  password: '&quot;;[.D54];&quot;1234567',&quot;)" office:value-type="string" office:string-value="                  password: 'Jos1234567'," calcext:value-type="string">
            <text:p><text:s text:c="18"/>password: 'Jos1234567',</text:p>
          </table:table-cell>
          <table:table-cell table:style-name="ce4" table:formula="of:=CONCATENATE(&quot;                  password_confirmation: '&quot;;[.D54];&quot;1234567',&quot;)" office:value-type="string" office:string-value="                  password_confirmation: 'Jos1234567'," calcext:value-type="string">
            <text:p><text:s text:c="18"/>password_confirmation: 'Jos1234567',</text:p>
          </table:table-cell>
          <table:table-cell table:style-name="ce4" table:formula="of:=CONCATENATE(&quot;                  display_name: '&quot;;[.D54];&quot; &quot;;[.E54];&quot;',&quot;)" office:value-type="string" office:string-value="                  display_name: 'Jos Broers'," calcext:value-type="string">
            <text:p><text:s text:c="18"/>display_name: 'Jos Broers',</text:p>
          </table:table-cell>
          <table:table-cell table:style-name="ce4" table:formula="of:=CONCATENATE(&quot;                  nationality: :&quot;;LOWER([.F54]))" office:value-type="string" office:string-value="                  nationality: :netherlands" calcext:value-type="string">
            <text:p><text:s text:c="18"/>nationality: :netherlands</text:p>
          </table:table-cell>
          <table:table-cell/>
          <table:table-cell table:formula="of:=CONCATENATE(&quot;@&quot;;[.J54];&quot;_&quot;;LOWER([.A54]);&quot;_day&quot;)" office:value-type="string" office:string-value="@jbn_sp8_day" calcext:value-type="string">
            <text:p>@jbn_sp8_day</text:p>
          </table:table-cell>
          <table:table-cell table:formula="of:=IFERROR( VALUE(LEFT([.H54];2))*60+VALUE(MID(REPLACE([.H54];6;1;&quot;.&quot;);4;4)) ;0)" office:value-type="float" office:value="0" calcext:value-type="float">
            <text:p>0</text:p>
          </table:table-cell>
          <table:table-cell table:formula="of:=IFERROR( VALUE(LEFT([.I54];2))*60+VALUE(MID(REPLACE([.I54];6;1;&quot;.&quot;);4;4)) ;0)" office:value-type="float" office:value="0" calcext:value-type="float">
            <text:p>0</text:p>
          </table:table-cell>
          <table:table-cell table:formula="of:=CONCATENATE([.Q54];&quot;1 = Run.create! race: @&quot;;LOWER([.A54]);&quot;_day1,&quot;)" office:value-type="string" office:string-value="@jbn_sp8_day1 = Run.create! race: @sp8_day1," calcext:value-type="string">
            <text:p>@jbn_sp8_day1 = Run.create! race: @sp8_day1,</text:p>
          </table:table-cell>
          <table:table-cell table:formula="of:=CONCATENATE(&quot;                           user: @&quot;;[.J54];&quot;,&quot;)" office:value-type="string" office:string-value="                           user: @jbn," calcext:value-type="string">
            <text:p><text:s text:c="27"/>user: @jbn,</text:p>
          </table:table-cell>
          <table:table-cell table:formula="of:=CONCATENATE(&quot;                           number: '&quot;;[.C54];&quot;',&quot;)" office:value-type="string" office:string-value="                           number: '94'," calcext:value-type="string">
            <text:p><text:s text:c="27"/>number: '94',</text:p>
          </table:table-cell>
          <table:table-cell table:formula="of:=IF([.R54]&gt;0;CONCATENATE(&quot;                           times: '{ &quot;&quot;final&quot;&quot;: &quot;;[.R54];&quot; }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 table:formula="of:=CONCATENATE([.Q54];&quot;2 = Run.create! race: @&quot;;LOWER([.A54]);&quot;_day2,&quot;)" office:value-type="string" office:string-value="@jbn_sp8_day2 = Run.create! race: @sp8_day2," calcext:value-type="string">
            <text:p>@jbn_sp8_day2 = Run.create! race: @sp8_day2,</text:p>
          </table:table-cell>
          <table:table-cell table:formula="of:=IF([.S54]&gt;0;CONCATENATE(&quot;                           times: '{ &quot;&quot;final&quot;&quot;: &quot;;[.S54];&quot; }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54]" office:value-type="string" office:string-value="Sp8" calcext:value-type="string">
            <text:p>Sp8</text:p>
          </table:table-cell>
          <table:table-cell/>
          <table:table-cell table:style-name="ce5" office:value-type="date" office:date-value="2014-03-21T10:43:00.000003" calcext:value-type="date">
            <text:p>2014-03-21T10:43:00.000Z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p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Hege</text:p>
          </table:table-cell>
          <table:table-cell table:style-name="ce1" office:value-type="string" calcext:value-type="string">
            <text:p>Ingerigtsen</text:p>
          </table:table-cell>
          <table:table-cell table:style-name="ce1" office:value-type="string" calcext:value-type="string">
            <text:p>Norway</text:p>
          </table:table-cell>
          <table:table-cell table:style-name="ce1" office:value-type="string" calcext:value-type="string">
            <text:p>38:35,5</text:p>
          </table:table-cell>
          <table:table-cell table:style-name="ce1" office:value-type="string" calcext:value-type="string">
            <text:p>50:03,5</text:p>
          </table:table-cell>
          <table:table-cell table:style-name="ce1" office:value-type="string" calcext:value-type="string">
            <text:p>48:32,0</text:p>
          </table:table-cell>
          <table:table-cell table:style-name="ce3" table:formula="of:=CONCATENATE(LOWER(LEFT([.D55]));LOWER(LEFT([.E55]));LOWER(LEFT([.F55])))" office:value-type="string" office:string-value="hin" calcext:value-type="string">
            <text:p>hin</text:p>
          </table:table-cell>
          <table:table-cell table:formula="of:=CONCATENATE(&quot;@&quot;;[.J55];&quot; ||= User.create! email: '&quot;;LOWER([.D55]);&quot;.&quot;;LOWER([.E55]);&quot;@example.com',&quot;)" office:value-type="string" office:string-value="@hin ||= User.create! email: 'hege.ingerigtsen@example.com'," calcext:value-type="string">
            <text:p>@hin ||= User.create! email: 'hege.ingerigtsen@example.com',</text:p>
          </table:table-cell>
          <table:table-cell table:style-name="ce4" table:formula="of:=CONCATENATE(&quot;                  password: '&quot;;[.D55];&quot;1234567',&quot;)" office:value-type="string" office:string-value="                  password: 'Hege1234567'," calcext:value-type="string">
            <text:p><text:s text:c="18"/>password: 'Hege1234567',</text:p>
          </table:table-cell>
          <table:table-cell table:style-name="ce4" table:formula="of:=CONCATENATE(&quot;                  password_confirmation: '&quot;;[.D55];&quot;1234567',&quot;)" office:value-type="string" office:string-value="                  password_confirmation: 'Hege1234567'," calcext:value-type="string">
            <text:p><text:s text:c="18"/>password_confirmation: 'Hege1234567',</text:p>
          </table:table-cell>
          <table:table-cell table:style-name="ce4" table:formula="of:=CONCATENATE(&quot;                  display_name: '&quot;;[.D55];&quot; &quot;;[.E55];&quot;',&quot;)" office:value-type="string" office:string-value="                  display_name: 'Hege Ingerigtsen'," calcext:value-type="string">
            <text:p><text:s text:c="18"/>display_name: 'Hege Ingerigtsen',</text:p>
          </table:table-cell>
          <table:table-cell table:style-name="ce4" table:formula="of:=CONCATENATE(&quot;                  nationality: :&quot;;LOWER([.F55]))" office:value-type="string" office:string-value="                  nationality: :norway" calcext:value-type="string">
            <text:p><text:s text:c="18"/>nationality: :norway</text:p>
          </table:table-cell>
          <table:table-cell/>
          <table:table-cell table:formula="of:=CONCATENATE(&quot;@&quot;;[.J55];&quot;_&quot;;LOWER([.A55]);&quot;_day&quot;)" office:value-type="string" office:string-value="@hin_spu_day" calcext:value-type="string">
            <text:p>@hin_spu_day</text:p>
          </table:table-cell>
          <table:table-cell table:formula="of:=IFERROR( VALUE(LEFT([.H55];2))*60+VALUE(MID(REPLACE([.H55];6;1;&quot;.&quot;);4;4)) ;0)" office:value-type="float" office:value="3003.5" calcext:value-type="float">
            <text:p>3003.5</text:p>
          </table:table-cell>
          <table:table-cell table:formula="of:=IFERROR( VALUE(LEFT([.I55];2))*60+VALUE(MID(REPLACE([.I55];6;1;&quot;.&quot;);4;4)) ;0)" office:value-type="float" office:value="2912" calcext:value-type="float">
            <text:p>2912</text:p>
          </table:table-cell>
          <table:table-cell table:formula="of:=CONCATENATE([.Q55];&quot;1 = Run.create! race: @&quot;;LOWER([.A55]);&quot;_day1,&quot;)" office:value-type="string" office:string-value="@hin_spu_day1 = Run.create! race: @spu_day1," calcext:value-type="string">
            <text:p>@hin_spu_day1 = Run.create! race: @spu_day1,</text:p>
          </table:table-cell>
          <table:table-cell table:formula="of:=CONCATENATE(&quot;                           user: @&quot;;[.J55];&quot;,&quot;)" office:value-type="string" office:string-value="                           user: @hin," calcext:value-type="string">
            <text:p><text:s text:c="27"/>user: @hin,</text:p>
          </table:table-cell>
          <table:table-cell table:formula="of:=CONCATENATE(&quot;                           number: '&quot;;[.C55];&quot;',&quot;)" office:value-type="string" office:string-value="                           number: '106'," calcext:value-type="string">
            <text:p><text:s text:c="27"/>number: '106',</text:p>
          </table:table-cell>
          <table:table-cell table:formula="of:=IF([.R55]&gt;0;CONCATENATE(&quot;                           times: '{ &quot;&quot;final&quot;&quot;: &quot;;[.R55];&quot; }'&quot;);&quot;                           times: ''&quot;)" office:value-type="string" office:string-value="                           times: '{ &quot;final&quot;: 3003.5 }'" calcext:value-type="string">
            <text:p><text:s text:c="27"/>times: '{ "final": 3003.5 }'</text:p>
          </table:table-cell>
          <table:table-cell table:formula="of:=CONCATENATE([.Q55];&quot;2 = Run.create! race: @&quot;;LOWER([.A55]);&quot;_day2,&quot;)" office:value-type="string" office:string-value="@hin_spu_day2 = Run.create! race: @spu_day2," calcext:value-type="string">
            <text:p>@hin_spu_day2 = Run.create! race: @spu_day2,</text:p>
          </table:table-cell>
          <table:table-cell table:formula="of:=IF([.S55]&gt;0;CONCATENATE(&quot;                           times: '{ &quot;&quot;start_timestamp&quot;&quot;: &quot;&quot;&quot;;TEXT([.AC55];&quot;YYYY-MM-DDTHH:MM:SS.000Z&quot;);&quot;&quot;&quot;, &quot;&quot;5km_timestamp&quot;&quot;: &quot;&quot;&quot;;TEXT([.AG55];&quot;YYYY-MM-DDTHH:MM:SS.000Z&quot;);&quot;&quot;&quot; }'&quot;);&quot;                           times: ''&quot;)" office:value-type="string" office:string-value="                           times: '{ &quot;start_timestamp&quot;: &quot;2014-03-22T10:44:00.000Z&quot;, &quot;5km_timestamp&quot;: &quot;2014-03-22T10:53:54.743Z&quot; }'" calcext:value-type="string">
            <text:p><text:s text:c="27"/>times: '{ "start_timestamp": "2014-03-22T10:44:00.000Z", "5km_timestamp": "2014-03-22T10:53:54.743Z" }'</text:p>
          </table:table-cell>
          <table:table-cell/>
          <table:table-cell table:formula="of:=[.A55]" office:value-type="string" office:string-value="SpU" calcext:value-type="string">
            <text:p>SpU</text:p>
          </table:table-cell>
          <table:table-cell table:formula="of:=[.S55]" office:value-type="float" office:value="2912" calcext:value-type="float">
            <text:p>2912</text:p>
          </table:table-cell>
          <table:table-cell table:style-name="ce5" office:value-type="date" office:date-value="2014-03-22T10:44:00.000003" calcext:value-type="date">
            <text:p>2014-03-22T10:44:00.000Z</text:p>
          </table:table-cell>
          <table:table-cell table:style-name="ce6" table:formula="of:=RANDBETWEEN(550;620)+ RAND()" office:value-type="float" office:value="594.742591350805" calcext:value-type="float">
            <text:p>594.7</text:p>
          </table:table-cell>
          <table:table-cell table:number-columns-repeated="2"/>
          <table:table-cell table:style-name="ce5" table:formula="of:=[.$AC55]+[.AD55]/(24*60*60)" office:value-type="date" office:date-value="2014-03-22T10:53:54.742594" calcext:value-type="date">
            <text:p>2014-03-22T10:53:54.743Z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2">
          <table:table-cell table:formula="of:=[.A55]" office:value-type="string" office:string-value="SpU" calcext:value-type="string">
            <text:p>SpU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Kurt</text:p>
          </table:table-cell>
          <table:table-cell table:style-name="ce1" office:value-type="string" calcext:value-type="string">
            <text:p>Zwingli</text:p>
          </table:table-cell>
          <table:table-cell table:style-name="ce1" office:value-type="string" calcext:value-type="string">
            <text:p>Switzerland</text:p>
          </table:table-cell>
          <table:table-cell table:style-name="ce1" office:value-type="string" calcext:value-type="string">
            <text:p>40:47,2</text:p>
          </table:table-cell>
          <table:table-cell table:style-name="ce1" office:value-type="string" calcext:value-type="string">
            <text:p>49:06,2</text:p>
          </table:table-cell>
          <table:table-cell table:style-name="ce1" office:value-type="string" calcext:value-type="string">
            <text:p>51:41,0</text:p>
          </table:table-cell>
          <table:table-cell table:style-name="ce3" table:formula="of:=CONCATENATE(LOWER(LEFT([.D56]));LOWER(LEFT([.E56]));LOWER(LEFT([.F56])))" office:value-type="string" office:string-value="kzs" calcext:value-type="string">
            <text:p>kzs</text:p>
          </table:table-cell>
          <table:table-cell table:formula="of:=CONCATENATE(&quot;@&quot;;[.J56];&quot; ||= User.create! email: '&quot;;LOWER([.D56]);&quot;.&quot;;LOWER([.E56]);&quot;@example.com',&quot;)" office:value-type="string" office:string-value="@kzs ||= User.create! email: 'kurt.zwingli@example.com'," calcext:value-type="string">
            <text:p>@kzs ||= User.create! email: 'kurt.zwingli@example.com',</text:p>
          </table:table-cell>
          <table:table-cell table:style-name="ce4" table:formula="of:=CONCATENATE(&quot;                  password: '&quot;;[.D56];&quot;1234567',&quot;)" office:value-type="string" office:string-value="                  password: 'Kurt1234567'," calcext:value-type="string">
            <text:p><text:s text:c="18"/>password: 'Kurt1234567',</text:p>
          </table:table-cell>
          <table:table-cell table:style-name="ce4" table:formula="of:=CONCATENATE(&quot;                  password_confirmation: '&quot;;[.D56];&quot;1234567',&quot;)" office:value-type="string" office:string-value="                  password_confirmation: 'Kurt1234567'," calcext:value-type="string">
            <text:p><text:s text:c="18"/>password_confirmation: 'Kurt1234567',</text:p>
          </table:table-cell>
          <table:table-cell table:style-name="ce4" table:formula="of:=CONCATENATE(&quot;                  display_name: '&quot;;[.D56];&quot; &quot;;[.E56];&quot;',&quot;)" office:value-type="string" office:string-value="                  display_name: 'Kurt Zwingli'," calcext:value-type="string">
            <text:p><text:s text:c="18"/>display_name: 'Kurt Zwingli',</text:p>
          </table:table-cell>
          <table:table-cell table:style-name="ce4" table:formula="of:=CONCATENATE(&quot;                  nationality: :&quot;;LOWER([.F56]))" office:value-type="string" office:string-value="                  nationality: :switzerland" calcext:value-type="string">
            <text:p><text:s text:c="18"/>nationality: :switzerland</text:p>
          </table:table-cell>
          <table:table-cell/>
          <table:table-cell table:formula="of:=CONCATENATE(&quot;@&quot;;[.J56];&quot;_&quot;;LOWER([.A56]);&quot;_day&quot;)" office:value-type="string" office:string-value="@kzs_spu_day" calcext:value-type="string">
            <text:p>@kzs_spu_day</text:p>
          </table:table-cell>
          <table:table-cell table:formula="of:=IFERROR( VALUE(LEFT([.H56];2))*60+VALUE(MID(REPLACE([.H56];6;1;&quot;.&quot;);4;4)) ;0)" office:value-type="float" office:value="2946.2" calcext:value-type="float">
            <text:p>2946.2</text:p>
          </table:table-cell>
          <table:table-cell table:formula="of:=IFERROR( VALUE(LEFT([.I56];2))*60+VALUE(MID(REPLACE([.I56];6;1;&quot;.&quot;);4;4)) ;0)" office:value-type="float" office:value="3101" calcext:value-type="float">
            <text:p>3101</text:p>
          </table:table-cell>
          <table:table-cell table:formula="of:=CONCATENATE([.Q56];&quot;1 = Run.create! race: @&quot;;LOWER([.A56]);&quot;_day1,&quot;)" office:value-type="string" office:string-value="@kzs_spu_day1 = Run.create! race: @spu_day1," calcext:value-type="string">
            <text:p>@kzs_spu_day1 = Run.create! race: @spu_day1,</text:p>
          </table:table-cell>
          <table:table-cell table:formula="of:=CONCATENATE(&quot;                           user: @&quot;;[.J56];&quot;,&quot;)" office:value-type="string" office:string-value="                           user: @kzs," calcext:value-type="string">
            <text:p><text:s text:c="27"/>user: @kzs,</text:p>
          </table:table-cell>
          <table:table-cell table:formula="of:=CONCATENATE(&quot;                           number: '&quot;;[.C56];&quot;',&quot;)" office:value-type="string" office:string-value="                           number: '108'," calcext:value-type="string">
            <text:p><text:s text:c="27"/>number: '108',</text:p>
          </table:table-cell>
          <table:table-cell table:formula="of:=IF([.R56]&gt;0;CONCATENATE(&quot;                           times: '{ &quot;&quot;final&quot;&quot;: &quot;;[.R56];&quot; }'&quot;);&quot;                           times: ''&quot;)" office:value-type="string" office:string-value="                           times: '{ &quot;final&quot;: 2946.2 }'" calcext:value-type="string">
            <text:p><text:s text:c="27"/>times: '{ "final": 2946.2 }'</text:p>
          </table:table-cell>
          <table:table-cell table:formula="of:=CONCATENATE([.Q56];&quot;2 = Run.create! race: @&quot;;LOWER([.A56]);&quot;_day2,&quot;)" office:value-type="string" office:string-value="@kzs_spu_day2 = Run.create! race: @spu_day2," calcext:value-type="string">
            <text:p>@kzs_spu_day2 = Run.create! race: @spu_day2,</text:p>
          </table:table-cell>
          <table:table-cell table:formula="of:=IF([.S56]&gt;0;CONCATENATE(&quot;                           times: '{ &quot;&quot;start_timestamp&quot;&quot;: &quot;&quot;&quot;;TEXT([.AC56];&quot;YYYY-MM-DDTHH:MM:SS.000Z&quot;);&quot;&quot;&quot;, &quot;&quot;5km_timestamp&quot;&quot;: &quot;&quot;&quot;;TEXT([.AG56];&quot;YYYY-MM-DDTHH:MM:SS.000Z&quot;);&quot;&quot;&quot; }'&quot;);&quot;                           times: ''&quot;)" office:value-type="string" office:string-value="                           times: '{ &quot;start_timestamp&quot;: &quot;2014-03-23T10:45:00.000Z&quot;, &quot;5km_timestamp&quot;: &quot;2014-03-23T10:54:31.680Z&quot; }'" calcext:value-type="string">
            <text:p><text:s text:c="27"/>times: '{ "start_timestamp": "2014-03-23T10:45:00.000Z", "5km_timestamp": "2014-03-23T10:54:31.680Z" }'</text:p>
          </table:table-cell>
          <table:table-cell/>
          <table:table-cell table:formula="of:=[.A56]" office:value-type="string" office:string-value="SpU" calcext:value-type="string">
            <text:p>SpU</text:p>
          </table:table-cell>
          <table:table-cell table:formula="of:=[.S56]" office:value-type="float" office:value="3101" calcext:value-type="float">
            <text:p>3101</text:p>
          </table:table-cell>
          <table:table-cell table:style-name="ce5" office:value-type="date" office:date-value="2014-03-23T10:45:00.000003" calcext:value-type="date">
            <text:p>2014-03-23T10:45:00.000Z</text:p>
          </table:table-cell>
          <table:table-cell table:style-name="ce6" table:formula="of:=RANDBETWEEN(550;620)+ RAND()" office:value-type="float" office:value="571.67969370191" calcext:value-type="float">
            <text:p>571.7</text:p>
          </table:table-cell>
          <table:table-cell table:number-columns-repeated="2"/>
          <table:table-cell table:style-name="ce5" table:formula="of:=[.$AC56]+[.AD56]/(24*60*60)" office:value-type="date" office:date-value="2014-03-23T10:54:31.679697" calcext:value-type="date">
            <text:p>2014-03-23T10:54:31.680Z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2">
          <table:table-cell table:formula="of:=[.A56]" office:value-type="string" office:string-value="SpU" calcext:value-type="string">
            <text:p>SpU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Michael</text:p>
          </table:table-cell>
          <table:table-cell table:style-name="ce1" office:value-type="string" calcext:value-type="string">
            <text:p>Tetzner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string" calcext:value-type="string">
            <text:p>45:54,8</text:p>
          </table:table-cell>
          <table:table-cell table:style-name="ce1" office:value-type="string" calcext:value-type="string">
            <text:p>52:14,2</text:p>
          </table:table-cell>
          <table:table-cell table:style-name="ce1" office:value-type="string" calcext:value-type="string">
            <text:p>53:40,6</text:p>
          </table:table-cell>
          <table:table-cell table:style-name="ce3" table:formula="of:=CONCATENATE(LOWER(LEFT([.D57]));LOWER(LEFT([.E57]));LOWER(LEFT([.F57])))" office:value-type="string" office:string-value="mtg" calcext:value-type="string">
            <text:p>mtg</text:p>
          </table:table-cell>
          <table:table-cell table:formula="of:=CONCATENATE(&quot;@&quot;;[.J57];&quot; ||= User.create! email: '&quot;;LOWER([.D57]);&quot;.&quot;;LOWER([.E57]);&quot;@example.com',&quot;)" office:value-type="string" office:string-value="@mtg ||= User.create! email: 'michael.tetzner@example.com'," calcext:value-type="string">
            <text:p>@mtg ||= User.create! email: 'michael.tetzner@example.com',</text:p>
          </table:table-cell>
          <table:table-cell table:style-name="ce4" table:formula="of:=CONCATENATE(&quot;                  password: '&quot;;[.D57];&quot;1234567',&quot;)" office:value-type="string" office:string-value="                  password: 'Michael1234567'," calcext:value-type="string">
            <text:p><text:s text:c="18"/>password: 'Michael1234567',</text:p>
          </table:table-cell>
          <table:table-cell table:style-name="ce4" table:formula="of:=CONCATENATE(&quot;                  password_confirmation: '&quot;;[.D57];&quot;1234567',&quot;)" office:value-type="string" office:string-value="                  password_confirmation: 'Michael1234567'," calcext:value-type="string">
            <text:p><text:s text:c="18"/>password_confirmation: 'Michael1234567',</text:p>
          </table:table-cell>
          <table:table-cell table:style-name="ce4" table:formula="of:=CONCATENATE(&quot;                  display_name: '&quot;;[.D57];&quot; &quot;;[.E57];&quot;',&quot;)" office:value-type="string" office:string-value="                  display_name: 'Michael Tetzner'," calcext:value-type="string">
            <text:p><text:s text:c="18"/>display_name: 'Michael Tetzner',</text:p>
          </table:table-cell>
          <table:table-cell table:style-name="ce4" table:formula="of:=CONCATENATE(&quot;                  nationality: :&quot;;LOWER([.F57]))" office:value-type="string" office:string-value="                  nationality: :germany" calcext:value-type="string">
            <text:p><text:s text:c="18"/>nationality: :germany</text:p>
          </table:table-cell>
          <table:table-cell/>
          <table:table-cell table:formula="of:=CONCATENATE(&quot;@&quot;;[.J57];&quot;_&quot;;LOWER([.A57]);&quot;_day&quot;)" office:value-type="string" office:string-value="@mtg_spu_day" calcext:value-type="string">
            <text:p>@mtg_spu_day</text:p>
          </table:table-cell>
          <table:table-cell table:formula="of:=IFERROR( VALUE(LEFT([.H57];2))*60+VALUE(MID(REPLACE([.H57];6;1;&quot;.&quot;);4;4)) ;0)" office:value-type="float" office:value="3134.2" calcext:value-type="float">
            <text:p>3134.2</text:p>
          </table:table-cell>
          <table:table-cell table:formula="of:=IFERROR( VALUE(LEFT([.I57];2))*60+VALUE(MID(REPLACE([.I57];6;1;&quot;.&quot;);4;4)) ;0)" office:value-type="float" office:value="3220.6" calcext:value-type="float">
            <text:p>3220.6</text:p>
          </table:table-cell>
          <table:table-cell table:formula="of:=CONCATENATE([.Q57];&quot;1 = Run.create! race: @&quot;;LOWER([.A57]);&quot;_day1,&quot;)" office:value-type="string" office:string-value="@mtg_spu_day1 = Run.create! race: @spu_day1," calcext:value-type="string">
            <text:p>@mtg_spu_day1 = Run.create! race: @spu_day1,</text:p>
          </table:table-cell>
          <table:table-cell table:formula="of:=CONCATENATE(&quot;                           user: @&quot;;[.J57];&quot;,&quot;)" office:value-type="string" office:string-value="                           user: @mtg," calcext:value-type="string">
            <text:p><text:s text:c="27"/>user: @mtg,</text:p>
          </table:table-cell>
          <table:table-cell table:formula="of:=CONCATENATE(&quot;                           number: '&quot;;[.C57];&quot;',&quot;)" office:value-type="string" office:string-value="                           number: '109'," calcext:value-type="string">
            <text:p><text:s text:c="27"/>number: '109',</text:p>
          </table:table-cell>
          <table:table-cell table:formula="of:=IF([.R57]&gt;0;CONCATENATE(&quot;                           times: '{ &quot;&quot;final&quot;&quot;: &quot;;[.R57];&quot; }'&quot;);&quot;                           times: ''&quot;)" office:value-type="string" office:string-value="                           times: '{ &quot;final&quot;: 3134.2 }'" calcext:value-type="string">
            <text:p><text:s text:c="27"/>times: '{ "final": 3134.2 }'</text:p>
          </table:table-cell>
          <table:table-cell table:formula="of:=CONCATENATE([.Q57];&quot;2 = Run.create! race: @&quot;;LOWER([.A57]);&quot;_day2,&quot;)" office:value-type="string" office:string-value="@mtg_spu_day2 = Run.create! race: @spu_day2," calcext:value-type="string">
            <text:p>@mtg_spu_day2 = Run.create! race: @spu_day2,</text:p>
          </table:table-cell>
          <table:table-cell table:formula="of:=IF([.S57]&gt;0;CONCATENATE(&quot;                           times: '{ &quot;&quot;start_timestamp&quot;&quot;: &quot;&quot;&quot;;TEXT([.AC57];&quot;YYYY-MM-DDTHH:MM:SS.000Z&quot;);&quot;&quot;&quot;, &quot;&quot;5km_timestamp&quot;&quot;: &quot;&quot;&quot;;TEXT([.AG57];&quot;YYYY-MM-DDTHH:MM:SS.000Z&quot;);&quot;&quot;&quot; }'&quot;);&quot;                           times: ''&quot;)" office:value-type="string" office:string-value="                           times: '{ &quot;start_timestamp&quot;: &quot;2014-03-24T10:46:00.000Z&quot;, &quot;5km_timestamp&quot;: &quot;2014-03-24T10:55:19.800Z&quot; }'" calcext:value-type="string">
            <text:p><text:s text:c="27"/>times: '{ "start_timestamp": "2014-03-24T10:46:00.000Z", "5km_timestamp": "2014-03-24T10:55:19.800Z" }'</text:p>
          </table:table-cell>
          <table:table-cell/>
          <table:table-cell table:formula="of:=[.A57]" office:value-type="string" office:string-value="SpU" calcext:value-type="string">
            <text:p>SpU</text:p>
          </table:table-cell>
          <table:table-cell table:formula="of:=[.S57]" office:value-type="float" office:value="3220.6" calcext:value-type="float">
            <text:p>3220.6</text:p>
          </table:table-cell>
          <table:table-cell table:style-name="ce5" office:value-type="date" office:date-value="2014-03-24T10:46:00.000003" calcext:value-type="date">
            <text:p>2014-03-24T10:46:00.000Z</text:p>
          </table:table-cell>
          <table:table-cell table:style-name="ce6" table:formula="of:=RANDBETWEEN(550;620)+ RAND()" office:value-type="float" office:value="559.799745088909" calcext:value-type="float">
            <text:p>559.8</text:p>
          </table:table-cell>
          <table:table-cell table:number-columns-repeated="2"/>
          <table:table-cell table:style-name="ce5" table:formula="of:=[.$AC57]+[.AD57]/(24*60*60)" office:value-type="date" office:date-value="2014-03-24T10:55:19.799749" calcext:value-type="date">
            <text:p>2014-03-24T10:55:19.800Z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2">
          <table:table-cell table:formula="of:=[.A57]" office:value-type="string" office:string-value="SpU" calcext:value-type="string">
            <text:p>SpU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Tamara</text:p>
          </table:table-cell>
          <table:table-cell table:style-name="ce1" office:value-type="string" calcext:value-type="string">
            <text:p>Schlemmer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string" calcext:value-type="string">
            <text:p>09:01,5</text:p>
          </table:table-cell>
          <table:table-cell table:style-name="ce1" office:value-type="string" calcext:value-type="string">
            <text:p>03:30,0</text:p>
          </table:table-cell>
          <table:table-cell table:style-name="ce1" office:value-type="string" calcext:value-type="string">
            <text:p>05:31,5</text:p>
          </table:table-cell>
          <table:table-cell table:style-name="ce3" table:formula="of:=CONCATENATE(LOWER(LEFT([.D58]));LOWER(LEFT([.E58]));LOWER(LEFT([.F58])))" office:value-type="string" office:string-value="tsg" calcext:value-type="string">
            <text:p>tsg</text:p>
          </table:table-cell>
          <table:table-cell table:formula="of:=CONCATENATE(&quot;@&quot;;[.J58];&quot; ||= User.create! email: '&quot;;LOWER([.D58]);&quot;.&quot;;LOWER([.E58]);&quot;@example.com',&quot;)" office:value-type="string" office:string-value="@tsg ||= User.create! email: 'tamara.schlemmer@example.com'," calcext:value-type="string">
            <text:p>@tsg ||= User.create! email: 'tamara.schlemmer@example.com',</text:p>
          </table:table-cell>
          <table:table-cell table:style-name="ce4" table:formula="of:=CONCATENATE(&quot;                  password: '&quot;;[.D58];&quot;1234567',&quot;)" office:value-type="string" office:string-value="                  password: 'Tamara1234567'," calcext:value-type="string">
            <text:p><text:s text:c="18"/>password: 'Tamara1234567',</text:p>
          </table:table-cell>
          <table:table-cell table:style-name="ce4" table:formula="of:=CONCATENATE(&quot;                  password_confirmation: '&quot;;[.D58];&quot;1234567',&quot;)" office:value-type="string" office:string-value="                  password_confirmation: 'Tamara1234567'," calcext:value-type="string">
            <text:p><text:s text:c="18"/>password_confirmation: 'Tamara1234567',</text:p>
          </table:table-cell>
          <table:table-cell table:style-name="ce4" table:formula="of:=CONCATENATE(&quot;                  display_name: '&quot;;[.D58];&quot; &quot;;[.E58];&quot;',&quot;)" office:value-type="string" office:string-value="                  display_name: 'Tamara Schlemmer'," calcext:value-type="string">
            <text:p><text:s text:c="18"/>display_name: 'Tamara Schlemmer',</text:p>
          </table:table-cell>
          <table:table-cell table:style-name="ce4" table:formula="of:=CONCATENATE(&quot;                  nationality: :&quot;;LOWER([.F58]))" office:value-type="string" office:string-value="                  nationality: :germany" calcext:value-type="string">
            <text:p><text:s text:c="18"/>nationality: :germany</text:p>
          </table:table-cell>
          <table:table-cell/>
          <table:table-cell table:formula="of:=CONCATENATE(&quot;@&quot;;[.J58];&quot;_&quot;;LOWER([.A58]);&quot;_day&quot;)" office:value-type="string" office:string-value="@tsg_spu_day" calcext:value-type="string">
            <text:p>@tsg_spu_day</text:p>
          </table:table-cell>
          <table:table-cell table:formula="of:=IFERROR( VALUE(LEFT([.H58];2))*60+VALUE(MID(REPLACE([.H58];6;1;&quot;.&quot;);4;4)) ;0)" office:value-type="float" office:value="210" calcext:value-type="float">
            <text:p>210</text:p>
          </table:table-cell>
          <table:table-cell table:formula="of:=IFERROR( VALUE(LEFT([.I58];2))*60+VALUE(MID(REPLACE([.I58];6;1;&quot;.&quot;);4;4)) ;0)" office:value-type="float" office:value="331.5" calcext:value-type="float">
            <text:p>331.5</text:p>
          </table:table-cell>
          <table:table-cell table:formula="of:=CONCATENATE([.Q58];&quot;1 = Run.create! race: @&quot;;LOWER([.A58]);&quot;_day1,&quot;)" office:value-type="string" office:string-value="@tsg_spu_day1 = Run.create! race: @spu_day1," calcext:value-type="string">
            <text:p>@tsg_spu_day1 = Run.create! race: @spu_day1,</text:p>
          </table:table-cell>
          <table:table-cell table:formula="of:=CONCATENATE(&quot;                           user: @&quot;;[.J58];&quot;,&quot;)" office:value-type="string" office:string-value="                           user: @tsg," calcext:value-type="string">
            <text:p><text:s text:c="27"/>user: @tsg,</text:p>
          </table:table-cell>
          <table:table-cell table:formula="of:=CONCATENATE(&quot;                           number: '&quot;;[.C58];&quot;',&quot;)" office:value-type="string" office:string-value="                           number: '110'," calcext:value-type="string">
            <text:p><text:s text:c="27"/>number: '110',</text:p>
          </table:table-cell>
          <table:table-cell table:formula="of:=IF([.R58]&gt;0;CONCATENATE(&quot;                           times: '{ &quot;&quot;final&quot;&quot;: &quot;;[.R58]+3600;&quot; }'&quot;);&quot;                           times: ''&quot;)" office:value-type="string" office:string-value="                           times: '{ &quot;final&quot;: 3810 }'" calcext:value-type="string">
            <text:p><text:s text:c="27"/>times: '{ "final": 3810 }'</text:p>
          </table:table-cell>
          <table:table-cell table:formula="of:=CONCATENATE([.Q58];&quot;2 = Run.create! race: @&quot;;LOWER([.A58]);&quot;_day2,&quot;)" office:value-type="string" office:string-value="@tsg_spu_day2 = Run.create! race: @spu_day2," calcext:value-type="string">
            <text:p>@tsg_spu_day2 = Run.create! race: @spu_day2,</text:p>
          </table:table-cell>
          <table:table-cell table:formula="of:=IF([.S58]&gt;0;CONCATENATE(&quot;                           times: '{ &quot;&quot;start_timestamp&quot;&quot;: &quot;&quot;&quot;;TEXT([.AC58];&quot;YYYY-MM-DDTHH:MM:SS.000Z&quot;);&quot;&quot;&quot;, &quot;&quot;5km_timestamp&quot;&quot;: &quot;&quot;&quot;;TEXT([.AG58];&quot;YYYY-MM-DDTHH:MM:SS.000Z&quot;);&quot;&quot;&quot; }'&quot;);&quot;                           times: ''&quot;)" office:value-type="string" office:string-value="                           times: '{ &quot;start_timestamp&quot;: &quot;2014-03-25T10:47:00.000Z&quot;, &quot;5km_timestamp&quot;: &quot;2014-03-25T10:56:28.775Z&quot; }'" calcext:value-type="string">
            <text:p><text:s text:c="27"/>times: '{ "start_timestamp": "2014-03-25T10:47:00.000Z", "5km_timestamp": "2014-03-25T10:56:28.775Z" }'</text:p>
          </table:table-cell>
          <table:table-cell/>
          <table:table-cell table:formula="of:=[.A58]" office:value-type="string" office:string-value="SpU" calcext:value-type="string">
            <text:p>SpU</text:p>
          </table:table-cell>
          <table:table-cell table:formula="of:=[.S58]+3600" office:value-type="float" office:value="3931.5" calcext:value-type="float">
            <text:p>3931.5</text:p>
          </table:table-cell>
          <table:table-cell table:style-name="ce5" office:value-type="date" office:date-value="2014-03-25T10:47:00.000003" calcext:value-type="date">
            <text:p>2014-03-25T10:47:00.000Z</text:p>
          </table:table-cell>
          <table:table-cell table:style-name="ce6" table:formula="of:=RANDBETWEEN(550;620)+ RAND()" office:value-type="float" office:value="568.77505666134" calcext:value-type="float">
            <text:p>568.8</text:p>
          </table:table-cell>
          <table:table-cell table:number-columns-repeated="2"/>
          <table:table-cell table:style-name="ce5" table:formula="of:=[.$AC58]+[.AD58]/(24*60*60)" office:value-type="date" office:date-value="2014-03-25T10:56:28.77506" calcext:value-type="date">
            <text:p>2014-03-25T10:56:28.775Z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2">
          <table:table-cell table:formula="of:=[.A58]" office:value-type="string" office:string-value="SpU" calcext:value-type="string">
            <text:p>SpU</text:p>
          </table:table-cell>
          <table:table-cell table:style-name="ce2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Ari</text:p>
          </table:table-cell>
          <table:table-cell table:style-name="ce1" office:value-type="string" calcext:value-type="string">
            <text:p>Laitinen</text:p>
          </table:table-cell>
          <table:table-cell table:style-name="ce1" office:value-type="string" calcext:value-type="string">
            <text:p>Finland</text:p>
          </table:table-cell>
          <table:table-cell table:style-name="ce2"/>
          <table:table-cell table:style-name="ce1" office:value-type="string" calcext:value-type="string">
            <text:p>DQ</text:p>
          </table:table-cell>
          <table:table-cell table:style-name="ce2"/>
          <table:table-cell table:style-name="ce3" table:formula="of:=CONCATENATE(LOWER(LEFT([.D59]));LOWER(LEFT([.E59]));LOWER(LEFT([.F59])))" office:value-type="string" office:string-value="alf" calcext:value-type="string">
            <text:p>alf</text:p>
          </table:table-cell>
          <table:table-cell table:formula="of:=CONCATENATE(&quot;@&quot;;[.J59];&quot; ||= User.create! email: '&quot;;LOWER([.D59]);&quot;.&quot;;LOWER([.E59]);&quot;@example.com',&quot;)" office:value-type="string" office:string-value="@alf ||= User.create! email: 'ari.laitinen@example.com'," calcext:value-type="string">
            <text:p>@alf ||= User.create! email: 'ari.laitinen@example.com',</text:p>
          </table:table-cell>
          <table:table-cell table:style-name="ce4" table:formula="of:=CONCATENATE(&quot;                  password: '&quot;;[.D59];&quot;1234567',&quot;)" office:value-type="string" office:string-value="                  password: 'Ari1234567'," calcext:value-type="string">
            <text:p><text:s text:c="18"/>password: 'Ari1234567',</text:p>
          </table:table-cell>
          <table:table-cell table:style-name="ce4" table:formula="of:=CONCATENATE(&quot;                  password_confirmation: '&quot;;[.D59];&quot;1234567',&quot;)" office:value-type="string" office:string-value="                  password_confirmation: 'Ari1234567'," calcext:value-type="string">
            <text:p><text:s text:c="18"/>password_confirmation: 'Ari1234567',</text:p>
          </table:table-cell>
          <table:table-cell table:style-name="ce4" table:formula="of:=CONCATENATE(&quot;                  display_name: '&quot;;[.D59];&quot; &quot;;[.E59];&quot;',&quot;)" office:value-type="string" office:string-value="                  display_name: 'Ari Laitinen'," calcext:value-type="string">
            <text:p><text:s text:c="18"/>display_name: 'Ari Laitinen',</text:p>
          </table:table-cell>
          <table:table-cell table:style-name="ce4" table:formula="of:=CONCATENATE(&quot;                  nationality: :&quot;;LOWER([.F59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59];&quot;_&quot;;LOWER([.A59]);&quot;_day&quot;)" office:value-type="string" office:string-value="@alf_spu_day" calcext:value-type="string">
            <text:p>@alf_spu_day</text:p>
          </table:table-cell>
          <table:table-cell table:formula="of:=IFERROR( VALUE(LEFT([.H59];2))*60+VALUE(MID(REPLACE([.H59];6;1;&quot;.&quot;);4;4)) ;0)" office:value-type="float" office:value="0" calcext:value-type="float">
            <text:p>0</text:p>
          </table:table-cell>
          <table:table-cell table:formula="of:=IFERROR( VALUE(LEFT([.I59];2))*60+VALUE(MID(REPLACE([.I59];6;1;&quot;.&quot;);4;4)) ;0)" office:value-type="float" office:value="0" calcext:value-type="float">
            <text:p>0</text:p>
          </table:table-cell>
          <table:table-cell table:formula="of:=CONCATENATE([.Q59];&quot;1 = Run.create! race: @&quot;;LOWER([.A59]);&quot;_day1,&quot;)" office:value-type="string" office:string-value="@alf_spu_day1 = Run.create! race: @spu_day1," calcext:value-type="string">
            <text:p>@alf_spu_day1 = Run.create! race: @spu_day1,</text:p>
          </table:table-cell>
          <table:table-cell table:formula="of:=CONCATENATE(&quot;                           user: @&quot;;[.J59];&quot;,&quot;)" office:value-type="string" office:string-value="                           user: @alf," calcext:value-type="string">
            <text:p><text:s text:c="27"/>user: @alf,</text:p>
          </table:table-cell>
          <table:table-cell table:formula="of:=CONCATENATE(&quot;                           number: '&quot;;[.C59];&quot;',&quot;)" office:value-type="string" office:string-value="                           number: '107'," calcext:value-type="string">
            <text:p><text:s text:c="27"/>number: '107',</text:p>
          </table:table-cell>
          <table:table-cell table:formula="of:=IF([.R59]&gt;0;CONCATENATE(&quot;                           times: '{ &quot;&quot;final&quot;&quot;: &quot;;[.R59];&quot; }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 table:formula="of:=CONCATENATE([.Q59];&quot;2 = Run.create! race: @&quot;;LOWER([.A59]);&quot;_day2,&quot;)" office:value-type="string" office:string-value="@alf_spu_day2 = Run.create! race: @spu_day2," calcext:value-type="string">
            <text:p>@alf_spu_day2 = Run.create! race: @spu_day2,</text:p>
          </table:table-cell>
          <table:table-cell table:formula="of:=IF([.S59]&gt;0;CONCATENATE(&quot;                           times: '{ &quot;&quot;final&quot;&quot;: &quot;;[.S59];&quot; }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59]" office:value-type="string" office:string-value="SpU" calcext:value-type="string">
            <text:p>SpU</text:p>
          </table:table-cell>
          <table:table-cell/>
          <table:table-cell table:style-name="ce5" office:value-type="date" office:date-value="2014-03-26T10:48:00.000004" calcext:value-type="date">
            <text:p>2014-03-26T10:48:00.000Z</text:p>
          </table:table-cell>
          <table:table-cell table:style-name="ce6" table:formula="of:=RANDBETWEEN(550;620)+ RAND()" office:value-type="float" office:value="608.458307947731" calcext:value-type="float">
            <text:p>608.5</text:p>
          </table:table-cell>
          <table:table-cell table:number-columns-repeated="2"/>
          <table:table-cell table:style-name="ce5" table:formula="of:=[.$AC59]+[.AD59]/(24*60*60)" office:value-type="date" office:date-value="2014-03-26T10:58:08.458311" calcext:value-type="date">
            <text:p>2014-03-26T10:58:08.458Z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2">
          <table:table-cell table:formula="of:=[.A59]" office:value-type="string" office:string-value="SpU" calcext:value-type="string">
            <text:p>SpU</text:p>
          </table:table-cell>
          <table:table-cell table:style-name="ce2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Klaus</text:p>
          </table:table-cell>
          <table:table-cell table:style-name="ce1" office:value-type="string" calcext:value-type="string">
            <text:p>Starflinger</text:p>
          </table:table-cell>
          <table:table-cell table:style-name="ce1" office:value-type="string" calcext:value-type="string">
            <text:p>Germany</text:p>
          </table:table-cell>
          <table:table-cell table:style-name="ce2"/>
          <table:table-cell table:style-name="ce1" office:value-type="string" calcext:value-type="string">
            <text:p>DNS</text:p>
          </table:table-cell>
          <table:table-cell/>
          <table:table-cell table:style-name="ce3" table:formula="of:=CONCATENATE(LOWER(LEFT([.D60]));LOWER(LEFT([.E60]));LOWER(LEFT([.F60])))" office:value-type="string" office:string-value="ksg" calcext:value-type="string">
            <text:p>ksg</text:p>
          </table:table-cell>
          <table:table-cell table:formula="of:=CONCATENATE(&quot;@&quot;;[.J60];&quot; ||= User.create! email: '&quot;;LOWER([.D60]);&quot;.&quot;;LOWER([.E60]);&quot;@example.com',&quot;)" office:value-type="string" office:string-value="@ksg ||= User.create! email: 'klaus.starflinger@example.com'," calcext:value-type="string">
            <text:p>@ksg ||= User.create! email: 'klaus.starflinger@example.com',</text:p>
          </table:table-cell>
          <table:table-cell table:style-name="ce4" table:formula="of:=CONCATENATE(&quot;                  password: '&quot;;[.D60];&quot;1234567',&quot;)" office:value-type="string" office:string-value="                  password: 'Klaus1234567'," calcext:value-type="string">
            <text:p><text:s text:c="18"/>password: 'Klaus1234567',</text:p>
          </table:table-cell>
          <table:table-cell table:style-name="ce4" table:formula="of:=CONCATENATE(&quot;                  password_confirmation: '&quot;;[.D60];&quot;1234567',&quot;)" office:value-type="string" office:string-value="                  password_confirmation: 'Klaus1234567'," calcext:value-type="string">
            <text:p><text:s text:c="18"/>password_confirmation: 'Klaus1234567',</text:p>
          </table:table-cell>
          <table:table-cell table:style-name="ce4" table:formula="of:=CONCATENATE(&quot;                  display_name: '&quot;;[.D60];&quot; &quot;;[.E60];&quot;',&quot;)" office:value-type="string" office:string-value="                  display_name: 'Klaus Starflinger'," calcext:value-type="string">
            <text:p><text:s text:c="18"/>display_name: 'Klaus Starflinger',</text:p>
          </table:table-cell>
          <table:table-cell table:style-name="ce4" table:formula="of:=CONCATENATE(&quot;                  nationality: :&quot;;LOWER([.F60]))" office:value-type="string" office:string-value="                  nationality: :germany" calcext:value-type="string">
            <text:p><text:s text:c="18"/>nationality: :germany</text:p>
          </table:table-cell>
          <table:table-cell/>
          <table:table-cell table:formula="of:=CONCATENATE(&quot;@&quot;;[.J60];&quot;_&quot;;LOWER([.A60]);&quot;_day&quot;)" office:value-type="string" office:string-value="@ksg_spu_day" calcext:value-type="string">
            <text:p>@ksg_spu_day</text:p>
          </table:table-cell>
          <table:table-cell table:formula="of:=IFERROR( VALUE(LEFT([.H60];2))*60+VALUE(MID(REPLACE([.H60];6;1;&quot;.&quot;);4;4)) ;0)" office:value-type="float" office:value="0" calcext:value-type="float">
            <text:p>0</text:p>
          </table:table-cell>
          <table:table-cell table:formula="of:=IFERROR( VALUE(LEFT([.I60];2))*60+VALUE(MID(REPLACE([.I60];6;1;&quot;.&quot;);4;4)) ;0)" office:value-type="float" office:value="0" calcext:value-type="float">
            <text:p>0</text:p>
          </table:table-cell>
          <table:table-cell table:formula="of:=CONCATENATE([.Q60];&quot;1 = Run.create! race: @&quot;;LOWER([.A60]);&quot;_day1,&quot;)" office:value-type="string" office:string-value="@ksg_spu_day1 = Run.create! race: @spu_day1," calcext:value-type="string">
            <text:p>@ksg_spu_day1 = Run.create! race: @spu_day1,</text:p>
          </table:table-cell>
          <table:table-cell table:formula="of:=CONCATENATE(&quot;                           user: @&quot;;[.J60];&quot;,&quot;)" office:value-type="string" office:string-value="                           user: @ksg," calcext:value-type="string">
            <text:p><text:s text:c="27"/>user: @ksg,</text:p>
          </table:table-cell>
          <table:table-cell table:formula="of:=CONCATENATE(&quot;                           number: '&quot;;[.C60];&quot;',&quot;)" office:value-type="string" office:string-value="                           number: '105'," calcext:value-type="string">
            <text:p><text:s text:c="27"/>number: '105',</text:p>
          </table:table-cell>
          <table:table-cell table:formula="of:=IF([.R60]&gt;0;CONCATENATE(&quot;                           times: '{ &quot;&quot;final&quot;&quot;: &quot;;[.R60];&quot; }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 table:formula="of:=CONCATENATE([.Q60];&quot;2 = Run.create! race: @&quot;;LOWER([.A60]);&quot;_day2,&quot;)" office:value-type="string" office:string-value="@ksg_spu_day2 = Run.create! race: @spu_day2," calcext:value-type="string">
            <text:p>@ksg_spu_day2 = Run.create! race: @spu_day2,</text:p>
          </table:table-cell>
          <table:table-cell table:formula="of:=IF([.S60]&gt;0;CONCATENATE(&quot;                           times: '{ &quot;&quot;final&quot;&quot;: &quot;;[.S60];&quot; }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60]" office:value-type="string" office:string-value="SpU" calcext:value-type="string">
            <text:p>SpU</text:p>
          </table:table-cell>
          <table:table-cell/>
          <table:table-cell table:style-name="ce5" office:value-type="date" office:date-value="2014-03-27T10:49:00.000004" calcext:value-type="date">
            <text:p>2014-03-27T10:49:00.000Z</text:p>
          </table:table-cell>
          <table:table-cell table:style-name="ce6" table:formula="of:=RANDBETWEEN(550;620)+ RAND()" office:value-type="float" office:value="593.169103503926" calcext:value-type="float">
            <text:p>593.2</text:p>
          </table:table-cell>
          <table:table-cell table:number-columns-repeated="2"/>
          <table:table-cell table:style-name="ce5" table:formula="of:=[.$AC60]+[.AD60]/(24*60*60)" office:value-type="date" office:date-value="2014-03-27T10:58:53.169107" calcext:value-type="date">
            <text:p>2014-03-27T10:58:53.169Z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2">
          <table:table-cell office:value-type="string" calcext:value-type="string">
            <text:p>MD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Cari</text:p>
          </table:table-cell>
          <table:table-cell table:style-name="ce1" office:value-type="string" calcext:value-type="string">
            <text:p>Rörström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string" calcext:value-type="string">
            <text:p>3:32:52,5</text:p>
          </table:table-cell>
          <table:table-cell table:style-name="ce1" office:value-type="string" calcext:value-type="string">
            <text:p>42:26,0</text:p>
          </table:table-cell>
          <table:table-cell table:style-name="ce1" office:value-type="string" calcext:value-type="string">
            <text:p>50:26,5</text:p>
          </table:table-cell>
          <table:table-cell table:style-name="ce3" table:formula="of:=CONCATENATE(LOWER(LEFT([.D61]));LOWER(LEFT([.E61]));LOWER(LEFT([.F61])))" office:value-type="string" office:string-value="crs" calcext:value-type="string">
            <text:p>crs</text:p>
          </table:table-cell>
          <table:table-cell table:formula="of:=CONCATENATE(&quot;@&quot;;[.J61];&quot; ||= User.create! email: '&quot;;LOWER([.D61]);&quot;.&quot;;LOWER([.E61]);&quot;@example.com',&quot;)" office:value-type="string" office:string-value="@crs ||= User.create! email: 'cari.rörström@example.com'," calcext:value-type="string">
            <text:p>@crs ||= User.create! email: 'cari.rörström@example.com',</text:p>
          </table:table-cell>
          <table:table-cell table:style-name="ce4" table:formula="of:=CONCATENATE(&quot;                  password: '&quot;;[.D61];&quot;1234567',&quot;)" office:value-type="string" office:string-value="                  password: 'Cari1234567'," calcext:value-type="string">
            <text:p><text:s text:c="18"/>password: 'Cari1234567',</text:p>
          </table:table-cell>
          <table:table-cell table:style-name="ce4" table:formula="of:=CONCATENATE(&quot;                  password_confirmation: '&quot;;[.D61];&quot;1234567',&quot;)" office:value-type="string" office:string-value="                  password_confirmation: 'Cari1234567'," calcext:value-type="string">
            <text:p><text:s text:c="18"/>password_confirmation: 'Cari1234567',</text:p>
          </table:table-cell>
          <table:table-cell table:style-name="ce4" table:formula="of:=CONCATENATE(&quot;                  display_name: '&quot;;[.D61];&quot; &quot;;[.E61];&quot;',&quot;)" office:value-type="string" office:string-value="                  display_name: 'Cari Rörström'," calcext:value-type="string">
            <text:p><text:s text:c="18"/>display_name: 'Cari Rörström',</text:p>
          </table:table-cell>
          <table:table-cell table:style-name="ce4" table:formula="of:=CONCATENATE(&quot;                  nationality: :&quot;;LOWER([.F61]))" office:value-type="string" office:string-value="                  nationality: :sweden" calcext:value-type="string">
            <text:p><text:s text:c="18"/>nationality: :sweden</text:p>
          </table:table-cell>
          <table:table-cell/>
          <table:table-cell table:formula="of:=CONCATENATE(&quot;@&quot;;[.J61];&quot;_&quot;;LOWER([.A61]);&quot;_day&quot;)" office:value-type="string" office:string-value="@crs_md12_day" calcext:value-type="string">
            <text:p>@crs_md12_day</text:p>
          </table:table-cell>
          <table:table-cell table:formula="of:=IFERROR( VALUE(LEFT([.H61];2))*60+VALUE(MID(REPLACE([.H61];6;1;&quot;.&quot;);4;4)) ;0)" office:value-type="float" office:value="2546" calcext:value-type="float">
            <text:p>2546</text:p>
          </table:table-cell>
          <table:table-cell table:formula="of:=IFERROR( VALUE(LEFT([.I61];2))*60+VALUE(MID(REPLACE([.I61];6;1;&quot;.&quot;);4;4)) ;0)" office:value-type="float" office:value="3026.5" calcext:value-type="float">
            <text:p>3026.5</text:p>
          </table:table-cell>
          <table:table-cell table:formula="of:=CONCATENATE([.Q61];&quot;1 = Run.create! race: @&quot;;LOWER([.A61]);&quot;_day1,&quot;)" office:value-type="string" office:string-value="@crs_md12_day1 = Run.create! race: @md12_day1," calcext:value-type="string">
            <text:p>@crs_md12_day1 = Run.create! race: @md12_day1,</text:p>
          </table:table-cell>
          <table:table-cell table:formula="of:=CONCATENATE(&quot;                           user: @&quot;;[.J61];&quot;,&quot;)" office:value-type="string" office:string-value="                           user: @crs," calcext:value-type="string">
            <text:p><text:s text:c="27"/>user: @crs,</text:p>
          </table:table-cell>
          <table:table-cell table:formula="of:=CONCATENATE(&quot;                           number: '&quot;;[.C61];&quot;',&quot;)" office:value-type="string" office:string-value="                           number: '111'," calcext:value-type="string">
            <text:p><text:s text:c="27"/>number: '111',</text:p>
          </table:table-cell>
          <table:table-cell table:formula="of:=IF([.R61]&gt;0;CONCATENATE(&quot;                           times: '{ &quot;&quot;final&quot;&quot;: &quot;;[.R61];&quot; }'&quot;);&quot;                           times: ''&quot;)" office:value-type="string" office:string-value="                           times: '{ &quot;final&quot;: 2546 }'" calcext:value-type="string">
            <text:p><text:s text:c="27"/>times: '{ "final": 2546 }'</text:p>
          </table:table-cell>
          <table:table-cell table:formula="of:=CONCATENATE([.Q61];&quot;2 = Run.create! race: @&quot;;LOWER([.A61]);&quot;_day2,&quot;)" office:value-type="string" office:string-value="@crs_md12_day2 = Run.create! race: @md12_day2," calcext:value-type="string">
            <text:p>@crs_md12_day2 = Run.create! race: @md12_day2,</text:p>
          </table:table-cell>
          <table:table-cell table:formula="of:=IF([.S61]&gt;0;CONCATENATE(&quot;                           times: '{ &quot;&quot;start_timestamp&quot;&quot;: &quot;&quot;&quot;;TEXT([.AC61];&quot;YYYY-MM-DDTHH:MM:SS.000Z&quot;);&quot;&quot;&quot;, &quot;&quot;5km_timestamp&quot;&quot;: &quot;&quot;&quot;;TEXT([.AG61];&quot;YYYY-MM-DDTHH:MM:SS.000Z&quot;);&quot;&quot;&quot;, &quot;&quot;10km_timestamp&quot;&quot;: &quot;&quot;&quot;;TEXT([.AH61];&quot;YYYY-MM-DDTHH:MM:SS.000Z&quot;);&quot;&quot;&quot;, &quot;&quot;15km_timestamp&quot;&quot;: &quot;&quot;&quot;;TEXT([.AI61];&quot;YYYY-MM-DDTHH:MM:SS.000Z&quot;);&quot;&quot;&quot; }'&quot;);&quot;                           times: ''&quot;)" office:value-type="string" office:string-value="                           times: '{ &quot;start_timestamp&quot;: &quot;2014-03-28T10:50:00.000Z&quot;, &quot;5km_timestamp&quot;: &quot;2014-03-28T11:03:56.288Z&quot;, &quot;10km_timestamp&quot;: &quot;2014-03-28T11:15:31.435Z&quot;, &quot;15km_timestamp&quot;: &quot;2014-03-28T11:29:08.128Z&quot; }'" calcext:value-type="string">
            <text:p><text:s text:c="27"/>times: '{ "start_timestamp": "2014-03-28T10:50:00.000Z", "5km_timestamp": "2014-03-28T11:03:56.288Z", "10km_timestamp": "2014-03-28T11:15:31.435Z", "15km_timestamp": "2014-03-28T11:29:08.128Z" }'</text:p>
          </table:table-cell>
          <table:table-cell/>
          <table:table-cell table:formula="of:=[.A61]" office:value-type="string" office:string-value="MD12" calcext:value-type="string">
            <text:p>MD12</text:p>
          </table:table-cell>
          <table:table-cell table:formula="of:=[.S61]" office:value-type="float" office:value="3026.5" calcext:value-type="float">
            <text:p>3026.5</text:p>
          </table:table-cell>
          <table:table-cell table:style-name="ce5" office:value-type="date" office:date-value="2014-03-28T10:50:00.000003" calcext:value-type="date">
            <text:p>2014-03-28T10:50:00.000Z</text:p>
          </table:table-cell>
          <table:table-cell table:style-name="ce6" table:formula="of:=[.AB61]/4+RAND()*100" office:value-type="float" office:value="836.287885516882" calcext:value-type="float">
            <text:p>836.3</text:p>
          </table:table-cell>
          <table:table-cell table:style-name="ce6" table:formula="of:=[.AB61]*2/4+RAND()*100" office:value-type="float" office:value="1531.43532256875" calcext:value-type="float">
            <text:p>1531.4</text:p>
          </table:table-cell>
          <table:table-cell table:style-name="ce6" table:formula="of:=[.AB61]*3/4+RAND()*100" office:value-type="float" office:value="2348.12824884616" calcext:value-type="float">
            <text:p>2348.1</text:p>
          </table:table-cell>
          <table:table-cell table:style-name="ce5" table:formula="of:=[.$AC61]+[.AD61]/(24*60*60)" office:value-type="date" office:date-value="2014-03-28T11:03:56.287888" calcext:value-type="date">
            <text:p>2014-03-28T11:03:56.288Z</text:p>
          </table:table-cell>
          <table:table-cell table:style-name="ce5" table:formula="of:=[.$AC61]+[.AE61]/(24*60*60)" office:value-type="date" office:date-value="2014-03-28T11:15:31.435325" calcext:value-type="date">
            <text:p>2014-03-28T11:15:31.435Z</text:p>
          </table:table-cell>
          <table:table-cell table:style-name="ce5" table:formula="of:=[.$AC61]+[.AF61]/(24*60*60)" office:value-type="date" office:date-value="2014-03-28T11:29:08.128251" calcext:value-type="date">
            <text:p>2014-03-28T11:29:08.128Z</text:p>
          </table:table-cell>
          <table:table-cell table:style-name="ce5" table:number-columns-repeated="4"/>
          <table:table-cell table:style-name="ce7" table:number-columns-repeated="2"/>
        </table:table-row>
        <table:table-row table:style-name="ro2">
          <table:table-cell table:formula="of:=[.A61]" office:value-type="string" office:string-value="MD12" calcext:value-type="string">
            <text:p>MD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emy</text:p>
          </table:table-cell>
          <table:table-cell table:style-name="ce1" office:value-type="string" calcext:value-type="string">
            <text:p>Coster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3:46:32,6</text:p>
          </table:table-cell>
          <table:table-cell table:style-name="ce1" office:value-type="string" calcext:value-type="string">
            <text:p>47:27,9</text:p>
          </table:table-cell>
          <table:table-cell table:style-name="ce1" office:value-type="string" calcext:value-type="string">
            <text:p>59:04,7</text:p>
          </table:table-cell>
          <table:table-cell table:style-name="ce3" table:formula="of:=CONCATENATE(LOWER(LEFT([.D62]));LOWER(LEFT([.E62]));LOWER(LEFT([.F62])))" office:value-type="string" office:string-value="rcf" calcext:value-type="string">
            <text:p>rcf</text:p>
          </table:table-cell>
          <table:table-cell table:formula="of:=CONCATENATE(&quot;@&quot;;[.J62];&quot; ||= User.create! email: '&quot;;LOWER([.D62]);&quot;.&quot;;LOWER([.E62]);&quot;@example.com',&quot;)" office:value-type="string" office:string-value="@rcf ||= User.create! email: 'remy.coster@example.com'," calcext:value-type="string">
            <text:p>@rcf ||= User.create! email: 'remy.coster@example.com',</text:p>
          </table:table-cell>
          <table:table-cell table:style-name="ce4" table:formula="of:=CONCATENATE(&quot;                  password: '&quot;;[.D62];&quot;1234567',&quot;)" office:value-type="string" office:string-value="                  password: 'Remy1234567'," calcext:value-type="string">
            <text:p><text:s text:c="18"/>password: 'Remy1234567',</text:p>
          </table:table-cell>
          <table:table-cell table:style-name="ce4" table:formula="of:=CONCATENATE(&quot;                  password_confirmation: '&quot;;[.D62];&quot;1234567',&quot;)" office:value-type="string" office:string-value="                  password_confirmation: 'Remy1234567'," calcext:value-type="string">
            <text:p><text:s text:c="18"/>password_confirmation: 'Remy1234567',</text:p>
          </table:table-cell>
          <table:table-cell table:style-name="ce4" table:formula="of:=CONCATENATE(&quot;                  display_name: '&quot;;[.D62];&quot; &quot;;[.E62];&quot;',&quot;)" office:value-type="string" office:string-value="                  display_name: 'Remy Coster'," calcext:value-type="string">
            <text:p><text:s text:c="18"/>display_name: 'Remy Coster',</text:p>
          </table:table-cell>
          <table:table-cell table:style-name="ce4" table:formula="of:=CONCATENATE(&quot;                  nationality: :&quot;;LOWER([.F62]))" office:value-type="string" office:string-value="                  nationality: :france" calcext:value-type="string">
            <text:p><text:s text:c="18"/>nationality: :france</text:p>
          </table:table-cell>
          <table:table-cell/>
          <table:table-cell table:formula="of:=CONCATENATE(&quot;@&quot;;[.J62];&quot;_&quot;;LOWER([.A62]);&quot;_day&quot;)" office:value-type="string" office:string-value="@rcf_md12_day" calcext:value-type="string">
            <text:p>@rcf_md12_day</text:p>
          </table:table-cell>
          <table:table-cell table:formula="of:=IFERROR( VALUE(LEFT([.H62];2))*60+VALUE(MID(REPLACE([.H62];6;1;&quot;.&quot;);4;4)) ;0)" office:value-type="float" office:value="2847.9" calcext:value-type="float">
            <text:p>2847.9</text:p>
          </table:table-cell>
          <table:table-cell table:formula="of:=IFERROR( VALUE(LEFT([.I62];2))*60+VALUE(MID(REPLACE([.I62];6;1;&quot;.&quot;);4;4)) ;0)" office:value-type="float" office:value="3544.7" calcext:value-type="float">
            <text:p>3544.7</text:p>
          </table:table-cell>
          <table:table-cell table:formula="of:=CONCATENATE([.Q62];&quot;1 = Run.create! race: @&quot;;LOWER([.A62]);&quot;_day1,&quot;)" office:value-type="string" office:string-value="@rcf_md12_day1 = Run.create! race: @md12_day1," calcext:value-type="string">
            <text:p>@rcf_md12_day1 = Run.create! race: @md12_day1,</text:p>
          </table:table-cell>
          <table:table-cell table:formula="of:=CONCATENATE(&quot;                           user: @&quot;;[.J62];&quot;,&quot;)" office:value-type="string" office:string-value="                           user: @rcf," calcext:value-type="string">
            <text:p><text:s text:c="27"/>user: @rcf,</text:p>
          </table:table-cell>
          <table:table-cell table:formula="of:=CONCATENATE(&quot;                           number: '&quot;;[.C62];&quot;',&quot;)" office:value-type="string" office:string-value="                           number: '112'," calcext:value-type="string">
            <text:p><text:s text:c="27"/>number: '112',</text:p>
          </table:table-cell>
          <table:table-cell table:formula="of:=IF([.R62]&gt;0;CONCATENATE(&quot;                           times: '{ &quot;&quot;final&quot;&quot;: &quot;;[.R62];&quot; }'&quot;);&quot;                           times: ''&quot;)" office:value-type="string" office:string-value="                           times: '{ &quot;final&quot;: 2847.9 }'" calcext:value-type="string">
            <text:p><text:s text:c="27"/>times: '{ "final": 2847.9 }'</text:p>
          </table:table-cell>
          <table:table-cell table:formula="of:=CONCATENATE([.Q62];&quot;2 = Run.create! race: @&quot;;LOWER([.A62]);&quot;_day2,&quot;)" office:value-type="string" office:string-value="@rcf_md12_day2 = Run.create! race: @md12_day2," calcext:value-type="string">
            <text:p>@rcf_md12_day2 = Run.create! race: @md12_day2,</text:p>
          </table:table-cell>
          <table:table-cell table:formula="of:=IF([.S62]&gt;0;CONCATENATE(&quot;                           times: '{ &quot;&quot;start_timestamp&quot;&quot;: &quot;&quot;&quot;;TEXT([.AC62];&quot;YYYY-MM-DDTHH:MM:SS.000Z&quot;);&quot;&quot;&quot;, &quot;&quot;5km_timestamp&quot;&quot;: &quot;&quot;&quot;;TEXT([.AG62];&quot;YYYY-MM-DDTHH:MM:SS.000Z&quot;);&quot;&quot;&quot;, &quot;&quot;10km_timestamp&quot;&quot;: &quot;&quot;&quot;;TEXT([.AH62];&quot;YYYY-MM-DDTHH:MM:SS.000Z&quot;);&quot;&quot;&quot;, &quot;&quot;15km_timestamp&quot;&quot;: &quot;&quot;&quot;;TEXT([.AI62];&quot;YYYY-MM-DDTHH:MM:SS.000Z&quot;);&quot;&quot;&quot; }'&quot;);&quot;                           times: ''&quot;)" office:value-type="string" office:string-value="                           times: '{ &quot;start_timestamp&quot;: &quot;2014-03-29T10:51:00.000Z&quot;, &quot;5km_timestamp&quot;: &quot;2014-03-29T11:06:15.735Z&quot;, &quot;10km_timestamp&quot;: &quot;2014-03-29T11:21:41.543Z&quot;, &quot;15km_timestamp&quot;: &quot;2014-03-29T11:36:29.946Z&quot; }'" calcext:value-type="string">
            <text:p><text:s text:c="27"/>times: '{ "start_timestamp": "2014-03-29T10:51:00.000Z", "5km_timestamp": "2014-03-29T11:06:15.735Z", "10km_timestamp": "2014-03-29T11:21:41.543Z", "15km_timestamp": "2014-03-29T11:36:29.946Z" }'</text:p>
          </table:table-cell>
          <table:table-cell/>
          <table:table-cell table:formula="of:=[.A62]" office:value-type="string" office:string-value="MD12" calcext:value-type="string">
            <text:p>MD12</text:p>
          </table:table-cell>
          <table:table-cell table:formula="of:=[.S62]" office:value-type="float" office:value="3544.7" calcext:value-type="float">
            <text:p>3544.7</text:p>
          </table:table-cell>
          <table:table-cell table:style-name="ce5" office:value-type="date" office:date-value="2014-03-29T10:51:00.000003" calcext:value-type="date">
            <text:p>2014-03-29T10:51:00.000Z</text:p>
          </table:table-cell>
          <table:table-cell table:style-name="ce6" table:formula="of:=[.AB62]/4+RAND()*100" office:value-type="float" office:value="915.735008551925" calcext:value-type="float">
            <text:p>915.7</text:p>
          </table:table-cell>
          <table:table-cell table:style-name="ce6" table:formula="of:=[.AB62]*2/4+RAND()*100" office:value-type="float" office:value="1841.5425417399" calcext:value-type="float">
            <text:p>1841.5</text:p>
          </table:table-cell>
          <table:table-cell table:style-name="ce6" table:formula="of:=[.AB62]*3/4+RAND()*100" office:value-type="float" office:value="2729.94556748271" calcext:value-type="float">
            <text:p>2729.9</text:p>
          </table:table-cell>
          <table:table-cell table:style-name="ce5" table:formula="of:=[.$AC62]+[.AD62]/(24*60*60)" office:value-type="date" office:date-value="2014-03-29T11:06:15.735011" calcext:value-type="date">
            <text:p>2014-03-29T11:06:15.735Z</text:p>
          </table:table-cell>
          <table:table-cell table:style-name="ce5" table:formula="of:=[.$AC62]+[.AE62]/(24*60*60)" office:value-type="date" office:date-value="2014-03-29T11:21:41.542545" calcext:value-type="date">
            <text:p>2014-03-29T11:21:41.543Z</text:p>
          </table:table-cell>
          <table:table-cell table:style-name="ce5" table:formula="of:=[.$AC62]+[.AF62]/(24*60*60)" office:value-type="date" office:date-value="2014-03-29T11:36:29.94557" calcext:value-type="date">
            <text:p>2014-03-29T11:36:29.946Z</text:p>
          </table:table-cell>
          <table:table-cell table:style-name="ce5" table:number-columns-repeated="4"/>
          <table:table-cell table:style-name="ce7" table:number-columns-repeated="2"/>
        </table:table-row>
        <table:table-row table:style-name="ro2">
          <table:table-cell table:formula="of:=[.A62]" office:value-type="string" office:string-value="MD12" calcext:value-type="string">
            <text:p>MD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Alister</text:p>
          </table:table-cell>
          <table:table-cell table:style-name="ce1" office:value-type="string" calcext:value-type="string">
            <text:p>Dunlop</text:p>
          </table:table-cell>
          <table:table-cell table:style-name="ce1" office:value-type="string" calcext:value-type="string">
            <text:p>Scotland</text:p>
          </table:table-cell>
          <table:table-cell table:style-name="ce1" office:value-type="string" calcext:value-type="string">
            <text:p>4:11:49,0</text:p>
          </table:table-cell>
          <table:table-cell table:style-name="ce1" office:value-type="string" calcext:value-type="string">
            <text:p>01:37,6</text:p>
          </table:table-cell>
          <table:table-cell table:style-name="ce1" office:value-type="string" calcext:value-type="string">
            <text:p>10:11,4</text:p>
          </table:table-cell>
          <table:table-cell table:style-name="ce3" table:formula="of:=CONCATENATE(LOWER(LEFT([.D63]));LOWER(LEFT([.E63]));LOWER(LEFT([.F63])))" office:value-type="string" office:string-value="ads" calcext:value-type="string">
            <text:p>ads</text:p>
          </table:table-cell>
          <table:table-cell table:formula="of:=CONCATENATE(&quot;@&quot;;[.J63];&quot; ||= User.create! email: '&quot;;LOWER([.D63]);&quot;.&quot;;LOWER([.E63]);&quot;@example.com',&quot;)" office:value-type="string" office:string-value="@ads ||= User.create! email: 'alister.dunlop@example.com'," calcext:value-type="string">
            <text:p>@ads ||= User.create! email: 'alister.dunlop@example.com',</text:p>
          </table:table-cell>
          <table:table-cell table:style-name="ce4" table:formula="of:=CONCATENATE(&quot;                  password: '&quot;;[.D63];&quot;1234567',&quot;)" office:value-type="string" office:string-value="                  password: 'Alister1234567'," calcext:value-type="string">
            <text:p><text:s text:c="18"/>password: 'Alister1234567',</text:p>
          </table:table-cell>
          <table:table-cell table:style-name="ce4" table:formula="of:=CONCATENATE(&quot;                  password_confirmation: '&quot;;[.D63];&quot;1234567',&quot;)" office:value-type="string" office:string-value="                  password_confirmation: 'Alister1234567'," calcext:value-type="string">
            <text:p><text:s text:c="18"/>password_confirmation: 'Alister1234567',</text:p>
          </table:table-cell>
          <table:table-cell table:style-name="ce4" table:formula="of:=CONCATENATE(&quot;                  display_name: '&quot;;[.D63];&quot; &quot;;[.E63];&quot;',&quot;)" office:value-type="string" office:string-value="                  display_name: 'Alister Dunlop'," calcext:value-type="string">
            <text:p><text:s text:c="18"/>display_name: 'Alister Dunlop',</text:p>
          </table:table-cell>
          <table:table-cell table:style-name="ce4" table:formula="of:=CONCATENATE(&quot;                  nationality: :&quot;;LOWER([.F63]))" office:value-type="string" office:string-value="                  nationality: :scotland" calcext:value-type="string">
            <text:p><text:s text:c="18"/>nationality: :scotland</text:p>
          </table:table-cell>
          <table:table-cell/>
          <table:table-cell table:formula="of:=CONCATENATE(&quot;@&quot;;[.J63];&quot;_&quot;;LOWER([.A63]);&quot;_day&quot;)" office:value-type="string" office:string-value="@ads_md12_day" calcext:value-type="string">
            <text:p>@ads_md12_day</text:p>
          </table:table-cell>
          <table:table-cell table:formula="of:=IFERROR( VALUE(LEFT([.H63];2))*60+VALUE(MID(REPLACE([.H63];6;1;&quot;.&quot;);4;4)) ;0)" office:value-type="float" office:value="97.6" calcext:value-type="float">
            <text:p>97.6</text:p>
          </table:table-cell>
          <table:table-cell table:formula="of:=IFERROR( VALUE(LEFT([.I63];2))*60+VALUE(MID(REPLACE([.I63];6;1;&quot;.&quot;);4;4)) ;0)" office:value-type="float" office:value="611.4" calcext:value-type="float">
            <text:p>611.4</text:p>
          </table:table-cell>
          <table:table-cell table:formula="of:=CONCATENATE([.Q63];&quot;1 = Run.create! race: @&quot;;LOWER([.A63]);&quot;_day1,&quot;)" office:value-type="string" office:string-value="@ads_md12_day1 = Run.create! race: @md12_day1," calcext:value-type="string">
            <text:p>@ads_md12_day1 = Run.create! race: @md12_day1,</text:p>
          </table:table-cell>
          <table:table-cell table:formula="of:=CONCATENATE(&quot;                           user: @&quot;;[.J63];&quot;,&quot;)" office:value-type="string" office:string-value="                           user: @ads," calcext:value-type="string">
            <text:p><text:s text:c="27"/>user: @ads,</text:p>
          </table:table-cell>
          <table:table-cell table:formula="of:=CONCATENATE(&quot;                           number: '&quot;;[.C63];&quot;',&quot;)" office:value-type="string" office:string-value="                           number: '115'," calcext:value-type="string">
            <text:p><text:s text:c="27"/>number: '115',</text:p>
          </table:table-cell>
          <table:table-cell table:formula="of:=IF([.R63]&gt;0;CONCATENATE(&quot;                           times: '{ &quot;&quot;final&quot;&quot;: &quot;;[.R63]+3600;&quot; }'&quot;);&quot;                           times: ''&quot;)" office:value-type="string" office:string-value="                           times: '{ &quot;final&quot;: 3697.6 }'" calcext:value-type="string">
            <text:p><text:s text:c="27"/>times: '{ "final": 3697.6 }'</text:p>
          </table:table-cell>
          <table:table-cell table:formula="of:=CONCATENATE([.Q63];&quot;2 = Run.create! race: @&quot;;LOWER([.A63]);&quot;_day2,&quot;)" office:value-type="string" office:string-value="@ads_md12_day2 = Run.create! race: @md12_day2," calcext:value-type="string">
            <text:p>@ads_md12_day2 = Run.create! race: @md12_day2,</text:p>
          </table:table-cell>
          <table:table-cell table:formula="of:=IF([.S63]&gt;0;CONCATENATE(&quot;                           times: '{ &quot;&quot;start_timestamp&quot;&quot;: &quot;&quot;&quot;;TEXT([.AC63];&quot;YYYY-MM-DDTHH:MM:SS.000Z&quot;);&quot;&quot;&quot;, &quot;&quot;5km_timestamp&quot;&quot;: &quot;&quot;&quot;;TEXT([.AG63];&quot;YYYY-MM-DDTHH:MM:SS.000Z&quot;);&quot;&quot;&quot;, &quot;&quot;10km_timestamp&quot;&quot;: &quot;&quot;&quot;;TEXT([.AH63];&quot;YYYY-MM-DDTHH:MM:SS.000Z&quot;);&quot;&quot;&quot;, &quot;&quot;15km_timestamp&quot;&quot;: &quot;&quot;&quot;;TEXT([.AI63];&quot;YYYY-MM-DDTHH:MM:SS.000Z&quot;);&quot;&quot;&quot; }'&quot;);&quot;                           times: ''&quot;)" office:value-type="string" office:string-value="                           times: '{ &quot;start_timestamp&quot;: &quot;2014-03-30T10:52:00.000Z&quot;, &quot;5km_timestamp&quot;: &quot;2014-03-30T11:10:36.178Z&quot;, &quot;10km_timestamp&quot;: &quot;2014-03-30T11:27:53.385Z&quot;, &quot;15km_timestamp&quot;: &quot;2014-03-30T11:45:23.973Z&quot; }'" calcext:value-type="string">
            <text:p><text:s text:c="27"/>times: '{ "start_timestamp": "2014-03-30T10:52:00.000Z", "5km_timestamp": "2014-03-30T11:10:36.178Z", "10km_timestamp": "2014-03-30T11:27:53.385Z", "15km_timestamp": "2014-03-30T11:45:23.973Z" }'</text:p>
          </table:table-cell>
          <table:table-cell/>
          <table:table-cell table:formula="of:=[.A63]" office:value-type="string" office:string-value="MD12" calcext:value-type="string">
            <text:p>MD12</text:p>
          </table:table-cell>
          <table:table-cell table:formula="of:=[.S63]+3600" office:value-type="float" office:value="4211.4" calcext:value-type="float">
            <text:p>4211.4</text:p>
          </table:table-cell>
          <table:table-cell table:style-name="ce5" office:value-type="date" office:date-value="2014-03-30T10:52:00.000004" calcext:value-type="date">
            <text:p>2014-03-30T10:52:00.000Z</text:p>
          </table:table-cell>
          <table:table-cell table:style-name="ce6" table:formula="of:=[.AB63]/4+RAND()*100" office:value-type="float" office:value="1116.17770914305" calcext:value-type="float">
            <text:p>1116.2</text:p>
          </table:table-cell>
          <table:table-cell table:style-name="ce6" table:formula="of:=[.AB63]*2/4+RAND()*100" office:value-type="float" office:value="2153.38504477106" calcext:value-type="float">
            <text:p>2153.4</text:p>
          </table:table-cell>
          <table:table-cell table:style-name="ce6" table:formula="of:=[.AB63]*3/4+RAND()*100" office:value-type="float" office:value="3203.9727976501" calcext:value-type="float">
            <text:p>3204.0</text:p>
          </table:table-cell>
          <table:table-cell table:style-name="ce5" table:formula="of:=[.$AC63]+[.AD63]/(24*60*60)" office:value-type="date" office:date-value="2014-03-30T11:10:36.177713" calcext:value-type="date">
            <text:p>2014-03-30T11:10:36.178Z</text:p>
          </table:table-cell>
          <table:table-cell table:style-name="ce5" table:formula="of:=[.$AC63]+[.AE63]/(24*60*60)" office:value-type="date" office:date-value="2014-03-30T11:27:53.385048" calcext:value-type="date">
            <text:p>2014-03-30T11:27:53.385Z</text:p>
          </table:table-cell>
          <table:table-cell table:style-name="ce5" table:formula="of:=[.$AC63]+[.AF63]/(24*60*60)" office:value-type="date" office:date-value="2014-03-30T11:45:23.972801" calcext:value-type="date">
            <text:p>2014-03-30T11:45:23.973Z</text:p>
          </table:table-cell>
          <table:table-cell table:style-name="ce5" table:number-columns-repeated="4"/>
          <table:table-cell table:style-name="ce7" table:number-columns-repeated="2"/>
        </table:table-row>
        <table:table-row table:style-name="ro2">
          <table:table-cell table:formula="of:=[.A63]" office:value-type="string" office:string-value="MD12" calcext:value-type="string">
            <text:p>MD12</text:p>
          </table:table-cell>
          <table:table-cell table:style-name="ce2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Panu</text:p>
          </table:table-cell>
          <table:table-cell table:style-name="ce1" office:value-type="string" calcext:value-type="string">
            <text:p>Sipilä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DNF</text:p>
          </table:table-cell>
          <table:table-cell table:style-name="ce1" office:value-type="string" calcext:value-type="string">
            <text:p>31:58,2</text:p>
          </table:table-cell>
          <table:table-cell table:style-name="ce1" office:value-type="string" calcext:value-type="string">
            <text:p>DNS</text:p>
          </table:table-cell>
          <table:table-cell table:style-name="ce3" table:formula="of:=CONCATENATE(LOWER(LEFT([.D64]));LOWER(LEFT([.E64]));LOWER(LEFT([.F64])))" office:value-type="string" office:string-value="psf" calcext:value-type="string">
            <text:p>psf</text:p>
          </table:table-cell>
          <table:table-cell table:formula="of:=CONCATENATE(&quot;@&quot;;[.J64];&quot; ||= User.create! email: '&quot;;LOWER([.D64]);&quot;.&quot;;LOWER([.E64]);&quot;@example.com',&quot;)" office:value-type="string" office:string-value="@psf ||= User.create! email: 'panu.sipilä@example.com'," calcext:value-type="string">
            <text:p>@psf ||= User.create! email: 'panu.sipilä@example.com',</text:p>
          </table:table-cell>
          <table:table-cell table:style-name="ce4" table:formula="of:=CONCATENATE(&quot;                  password: '&quot;;[.D64];&quot;1234567',&quot;)" office:value-type="string" office:string-value="                  password: 'Panu1234567'," calcext:value-type="string">
            <text:p><text:s text:c="18"/>password: 'Panu1234567',</text:p>
          </table:table-cell>
          <table:table-cell table:style-name="ce4" table:formula="of:=CONCATENATE(&quot;                  password_confirmation: '&quot;;[.D64];&quot;1234567',&quot;)" office:value-type="string" office:string-value="                  password_confirmation: 'Panu1234567'," calcext:value-type="string">
            <text:p><text:s text:c="18"/>password_confirmation: 'Panu1234567',</text:p>
          </table:table-cell>
          <table:table-cell table:style-name="ce4" table:formula="of:=CONCATENATE(&quot;                  display_name: '&quot;;[.D64];&quot; &quot;;[.E64];&quot;',&quot;)" office:value-type="string" office:string-value="                  display_name: 'Panu Sipilä'," calcext:value-type="string">
            <text:p><text:s text:c="18"/>display_name: 'Panu Sipilä',</text:p>
          </table:table-cell>
          <table:table-cell table:style-name="ce4" table:formula="of:=CONCATENATE(&quot;                  nationality: :&quot;;LOWER([.F64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64];&quot;_&quot;;LOWER([.A64]);&quot;_day&quot;)" office:value-type="string" office:string-value="@psf_md12_day" calcext:value-type="string">
            <text:p>@psf_md12_day</text:p>
          </table:table-cell>
          <table:table-cell table:formula="of:=IFERROR( VALUE(LEFT([.H64];2))*60+VALUE(MID(REPLACE([.H64];6;1;&quot;.&quot;);4;4)) ;0)" office:value-type="float" office:value="1918.2" calcext:value-type="float">
            <text:p>1918.2</text:p>
          </table:table-cell>
          <table:table-cell table:formula="of:=IFERROR( VALUE(LEFT([.I64];2))*60+VALUE(MID(REPLACE([.I64];6;1;&quot;.&quot;);4;4)) ;0)" office:value-type="float" office:value="0" calcext:value-type="float">
            <text:p>0</text:p>
          </table:table-cell>
          <table:table-cell table:formula="of:=CONCATENATE([.Q64];&quot;1 = Run.create! race: @&quot;;LOWER([.A64]);&quot;_day1,&quot;)" office:value-type="string" office:string-value="@psf_md12_day1 = Run.create! race: @md12_day1," calcext:value-type="string">
            <text:p>@psf_md12_day1 = Run.create! race: @md12_day1,</text:p>
          </table:table-cell>
          <table:table-cell table:formula="of:=CONCATENATE(&quot;                           user: @&quot;;[.J64];&quot;,&quot;)" office:value-type="string" office:string-value="                           user: @psf," calcext:value-type="string">
            <text:p><text:s text:c="27"/>user: @psf,</text:p>
          </table:table-cell>
          <table:table-cell table:formula="of:=CONCATENATE(&quot;                           number: '&quot;;[.C64];&quot;',&quot;)" office:value-type="string" office:string-value="                           number: '116'," calcext:value-type="string">
            <text:p><text:s text:c="27"/>number: '116',</text:p>
          </table:table-cell>
          <table:table-cell table:formula="of:=IF([.R64]&gt;0;CONCATENATE(&quot;                           times: '{ &quot;&quot;final&quot;&quot;: &quot;;[.R64]+3600;&quot; }'&quot;);&quot;                           times: ''&quot;)" office:value-type="string" office:string-value="                           times: '{ &quot;final&quot;: 5518.2 }'" calcext:value-type="string">
            <text:p><text:s text:c="27"/>times: '{ "final": 5518.2 }'</text:p>
          </table:table-cell>
          <table:table-cell table:formula="of:=CONCATENATE([.Q64];&quot;2 = Run.create! race: @&quot;;LOWER([.A64]);&quot;_day2,&quot;)" office:value-type="string" office:string-value="@psf_md12_day2 = Run.create! race: @md12_day2," calcext:value-type="string">
            <text:p>@psf_md12_day2 = Run.create! race: @md12_day2,</text:p>
          </table:table-cell>
          <table:table-cell table:formula="of:=IF([.S63]&gt;0;CONCATENATE(&quot;                           times: '{ &quot;&quot;start_timestamp&quot;&quot;: &quot;&quot;&quot;;TEXT([.AC64];&quot;YYYY-MM-DDTHH:MM:SS.000Z&quot;);&quot;&quot;&quot;, &quot;&quot;5km_timestamp&quot;&quot;: &quot;&quot;&quot;;TEXT([.AG64];&quot;YYYY-MM-DDTHH:MM:SS.000Z&quot;);&quot;&quot;&quot;, &quot;&quot;10km_timestamp&quot;&quot;: &quot;&quot;&quot;;TEXT([.AH64];&quot;YYYY-MM-DDTHH:MM:SS.000Z&quot;);&quot;&quot;&quot;, &quot;&quot;15km_timestamp&quot;&quot;: &quot;&quot;&quot;;TEXT([.AI64];&quot;YYYY-MM-DDTHH:MM:SS.000Z&quot;);&quot;&quot;&quot; }'&quot;);&quot;                           times: ''&quot;)" office:value-type="string" office:string-value="                           times: '{ &quot;start_timestamp&quot;: &quot;2014-03-31T10:53:00.000Z&quot;, &quot;5km_timestamp&quot;: &quot;2014-03-31T11:10:49.438Z&quot;, &quot;10km_timestamp&quot;: &quot;2014-03-31T11:29:04.378Z&quot;, &quot;15km_timestamp&quot;: &quot;2014-03-31T11:46:22.255Z&quot; }'" calcext:value-type="string">
            <text:p><text:s text:c="27"/>times: '{ "start_timestamp": "2014-03-31T10:53:00.000Z", "5km_timestamp": "2014-03-31T11:10:49.438Z", "10km_timestamp": "2014-03-31T11:29:04.378Z", "15km_timestamp": "2014-03-31T11:46:22.255Z" }'</text:p>
          </table:table-cell>
          <table:table-cell/>
          <table:table-cell table:formula="of:=[.A64]" office:value-type="string" office:string-value="MD12" calcext:value-type="string">
            <text:p>MD12</text:p>
          </table:table-cell>
          <table:table-cell/>
          <table:table-cell table:style-name="ce5" office:value-type="date" office:date-value="2014-03-31T10:53:00.000004" calcext:value-type="date">
            <text:p>2014-03-31T10:53:00.000Z</text:p>
          </table:table-cell>
          <table:table-cell table:style-name="ce6" table:formula="of:=[.AB63]/4+RAND()*100" office:value-type="float" office:value="1069.43844384365" calcext:value-type="float">
            <text:p>1069.4</text:p>
          </table:table-cell>
          <table:table-cell table:style-name="ce6" table:formula="of:=[.AB63]*2/4+RAND()*100" office:value-type="float" office:value="2164.37755678482" calcext:value-type="float">
            <text:p>2164.4</text:p>
          </table:table-cell>
          <table:table-cell table:style-name="ce6" table:formula="of:=[.AB63]*3/4+RAND()*100" office:value-type="float" office:value="3202.25496131014" calcext:value-type="float">
            <text:p>3202.3</text:p>
          </table:table-cell>
          <table:table-cell table:style-name="ce5" table:formula="of:=[.$AC64]+[.AD64]/(24*60*60)" office:value-type="date" office:date-value="2014-03-31T11:10:49.438448" calcext:value-type="date">
            <text:p>2014-03-31T11:10:49.438Z</text:p>
          </table:table-cell>
          <table:table-cell table:style-name="ce5" table:formula="of:=[.$AC64]+[.AE64]/(24*60*60)" office:value-type="date" office:date-value="2014-03-31T11:29:04.377561" calcext:value-type="date">
            <text:p>2014-03-31T11:29:04.378Z</text:p>
          </table:table-cell>
          <table:table-cell table:style-name="ce5" table:formula="of:=[.$AC64]+[.AF64]/(24*60*60)" office:value-type="date" office:date-value="2014-03-31T11:46:22.254965" calcext:value-type="date">
            <text:p>2014-03-31T11:46:22.255Z</text:p>
          </table:table-cell>
          <table:table-cell table:style-name="ce5" table:number-columns-repeated="4"/>
          <table:table-cell table:style-name="ce7" table:number-columns-repeated="2"/>
        </table:table-row>
        <table:table-row table:style-name="ro2">
          <table:table-cell table:formula="of:=[.A64]" office:value-type="string" office:string-value="MD12" calcext:value-type="string">
            <text:p>MD12</text:p>
          </table:table-cell>
          <table:table-cell table:style-name="ce2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udi</text:p>
          </table:table-cell>
          <table:table-cell table:style-name="ce1" office:value-type="string" calcext:value-type="string">
            <text:p>Ropertz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string" calcext:value-type="string">
            <text:p>DNF</text:p>
          </table:table-cell>
          <table:table-cell table:style-name="ce1" office:value-type="string" calcext:value-type="string">
            <text:p>48:17,1</text:p>
          </table:table-cell>
          <table:table-cell table:style-name="ce1" office:value-type="string" calcext:value-type="string">
            <text:p>DNS</text:p>
          </table:table-cell>
          <table:table-cell table:style-name="ce3" table:formula="of:=CONCATENATE(LOWER(LEFT([.D65]));LOWER(LEFT([.E65]));LOWER(LEFT([.F65])))" office:value-type="string" office:string-value="rrg" calcext:value-type="string">
            <text:p>rrg</text:p>
          </table:table-cell>
          <table:table-cell table:formula="of:=CONCATENATE(&quot;@&quot;;[.J65];&quot; ||= User.create! email: '&quot;;LOWER([.D65]);&quot;.&quot;;LOWER([.E65]);&quot;@example.com',&quot;)" office:value-type="string" office:string-value="@rrg ||= User.create! email: 'rudi.ropertz@example.com'," calcext:value-type="string">
            <text:p>@rrg ||= User.create! email: 'rudi.ropertz@example.com',</text:p>
          </table:table-cell>
          <table:table-cell table:style-name="ce4" table:formula="of:=CONCATENATE(&quot;                  password: '&quot;;[.D65];&quot;1234567',&quot;)" office:value-type="string" office:string-value="                  password: 'Rudi1234567'," calcext:value-type="string">
            <text:p><text:s text:c="18"/>password: 'Rudi1234567',</text:p>
          </table:table-cell>
          <table:table-cell table:style-name="ce4" table:formula="of:=CONCATENATE(&quot;                  password_confirmation: '&quot;;[.D65];&quot;1234567',&quot;)" office:value-type="string" office:string-value="                  password_confirmation: 'Rudi1234567'," calcext:value-type="string">
            <text:p><text:s text:c="18"/>password_confirmation: 'Rudi1234567',</text:p>
          </table:table-cell>
          <table:table-cell table:style-name="ce4" table:formula="of:=CONCATENATE(&quot;                  display_name: '&quot;;[.D65];&quot; &quot;;[.E65];&quot;',&quot;)" office:value-type="string" office:string-value="                  display_name: 'Rudi Ropertz'," calcext:value-type="string">
            <text:p><text:s text:c="18"/>display_name: 'Rudi Ropertz',</text:p>
          </table:table-cell>
          <table:table-cell table:style-name="ce4" table:formula="of:=CONCATENATE(&quot;                  nationality: :&quot;;LOWER([.F65]))" office:value-type="string" office:string-value="                  nationality: :germany" calcext:value-type="string">
            <text:p><text:s text:c="18"/>nationality: :germany</text:p>
          </table:table-cell>
          <table:table-cell/>
          <table:table-cell table:formula="of:=CONCATENATE(&quot;@&quot;;[.J65];&quot;_&quot;;LOWER([.A65]);&quot;_day&quot;)" office:value-type="string" office:string-value="@rrg_md12_day" calcext:value-type="string">
            <text:p>@rrg_md12_day</text:p>
          </table:table-cell>
          <table:table-cell table:formula="of:=IFERROR( VALUE(LEFT([.H65];2))*60+VALUE(MID(REPLACE([.H65];6;1;&quot;.&quot;);4;4)) ;0)" office:value-type="float" office:value="2897.1" calcext:value-type="float">
            <text:p>2897.1</text:p>
          </table:table-cell>
          <table:table-cell table:formula="of:=IFERROR( VALUE(LEFT([.I65];2))*60+VALUE(MID(REPLACE([.I65];6;1;&quot;.&quot;);4;4)) ;0)" office:value-type="float" office:value="0" calcext:value-type="float">
            <text:p>0</text:p>
          </table:table-cell>
          <table:table-cell table:formula="of:=CONCATENATE([.Q65];&quot;1 = Run.create! race: @&quot;;LOWER([.A65]);&quot;_day1,&quot;)" office:value-type="string" office:string-value="@rrg_md12_day1 = Run.create! race: @md12_day1," calcext:value-type="string">
            <text:p>@rrg_md12_day1 = Run.create! race: @md12_day1,</text:p>
          </table:table-cell>
          <table:table-cell table:formula="of:=CONCATENATE(&quot;                           user: @&quot;;[.J65];&quot;,&quot;)" office:value-type="string" office:string-value="                           user: @rrg," calcext:value-type="string">
            <text:p><text:s text:c="27"/>user: @rrg,</text:p>
          </table:table-cell>
          <table:table-cell table:formula="of:=CONCATENATE(&quot;                           number: '&quot;;[.C65];&quot;',&quot;)" office:value-type="string" office:string-value="                           number: '114'," calcext:value-type="string">
            <text:p><text:s text:c="27"/>number: '114',</text:p>
          </table:table-cell>
          <table:table-cell table:formula="of:=IF([.R65]&gt;0;CONCATENATE(&quot;                           times: '{ &quot;&quot;final&quot;&quot;: &quot;;[.R65]+3600;&quot; }'&quot;);&quot;                           times: ''&quot;)" office:value-type="string" office:string-value="                           times: '{ &quot;final&quot;: 6497.1 }'" calcext:value-type="string">
            <text:p><text:s text:c="27"/>times: '{ "final": 6497.1 }'</text:p>
          </table:table-cell>
          <table:table-cell table:formula="of:=CONCATENATE([.Q65];&quot;2 = Run.create! race: @&quot;;LOWER([.A65]);&quot;_day2,&quot;)" office:value-type="string" office:string-value="@rrg_md12_day2 = Run.create! race: @md12_day2," calcext:value-type="string">
            <text:p>@rrg_md12_day2 = Run.create! race: @md12_day2,</text:p>
          </table:table-cell>
          <table:table-cell table:style-name="ce4" table:formula="of:=IF([.S63]&gt;0;CONCATENATE(&quot;                           times: '{ &quot;&quot;start_timestamp&quot;&quot;: &quot;&quot;&quot;;TEXT([.AC65];&quot;YYYY-MM-DDTHH:MM:SS.000Z&quot;);&quot;&quot;&quot;, &quot;&quot;5km_timestamp&quot;&quot;: &quot;&quot;&quot;;TEXT([.AG65];&quot;YYYY-MM-DDTHH:MM:SS.000Z&quot;);&quot;&quot;&quot;, &quot;&quot;10km_timestamp&quot;&quot;: &quot;&quot;&quot;;TEXT([.AH65];&quot;YYYY-MM-DDTHH:MM:SS.000Z&quot;);&quot;&quot;&quot; }'&quot;);&quot;                           times: ''&quot;)" office:value-type="string" office:string-value="                           times: '{ &quot;start_timestamp&quot;: &quot;2014-04-01T10:54:00.000Z&quot;, &quot;5km_timestamp&quot;: &quot;2014-04-01T11:13:02.276Z&quot;, &quot;10km_timestamp&quot;: &quot;2014-04-01T11:30:21.140Z&quot; }'" calcext:value-type="string">
            <text:p><text:s text:c="27"/>times: '{ "start_timestamp": "2014-04-01T10:54:00.000Z", "5km_timestamp": "2014-04-01T11:13:02.276Z", "10km_timestamp": "2014-04-01T11:30:21.140Z" }'</text:p>
          </table:table-cell>
          <table:table-cell/>
          <table:table-cell table:formula="of:=[.A65]" office:value-type="string" office:string-value="MD12" calcext:value-type="string">
            <text:p>MD12</text:p>
          </table:table-cell>
          <table:table-cell/>
          <table:table-cell table:style-name="ce5" office:value-type="date" office:date-value="2014-04-01T10:54:00.000005" calcext:value-type="date">
            <text:p>2014-04-01T10:54:00.000Z</text:p>
          </table:table-cell>
          <table:table-cell table:style-name="ce6" table:formula="of:=[.AB63]/4+RAND()*100" office:value-type="float" office:value="1142.27642176989" calcext:value-type="float">
            <text:p>1142.3</text:p>
          </table:table-cell>
          <table:table-cell table:style-name="ce6" table:formula="of:=[.AB63]*2/4+RAND()*100" office:value-type="float" office:value="2181.13962150812" calcext:value-type="float">
            <text:p>2181.1</text:p>
          </table:table-cell>
          <table:table-cell table:style-name="ce6"/>
          <table:table-cell table:style-name="ce5" table:formula="of:=[.$AC65]+[.AD65]/(24*60*60)" office:value-type="date" office:date-value="2014-04-01T11:13:02.276426" calcext:value-type="date">
            <text:p>2014-04-01T11:13:02.276Z</text:p>
          </table:table-cell>
          <table:table-cell table:style-name="ce5" table:formula="of:=[.$AC65]+[.AE65]/(24*60*60)" office:value-type="date" office:date-value="2014-04-01T11:30:21.139626" calcext:value-type="date">
            <text:p>2014-04-01T11:30:21.140Z</text:p>
          </table:table-cell>
          <table:table-cell table:style-name="ce5" table:number-columns-repeated="5"/>
          <table:table-cell table:style-name="ce7" table:number-columns-repeated="2"/>
        </table:table-row>
        <table:table-row table:style-name="ro2">
          <table:table-cell table:formula="of:=[.A65]" office:value-type="string" office:string-value="MD12" calcext:value-type="string">
            <text:p>MD12</text:p>
          </table:table-cell>
          <table:table-cell table:style-name="ce2"/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Pavel</text:p>
          </table:table-cell>
          <table:table-cell table:style-name="ce1" office:value-type="string" calcext:value-type="string">
            <text:p>Pfeifer</text:p>
          </table:table-cell>
          <table:table-cell table:style-name="ce1" office:value-type="string" calcext:value-type="string">
            <text:p>CzechRepublic</text:p>
          </table:table-cell>
          <table:table-cell table:style-name="ce1" office:value-type="string" calcext:value-type="string">
            <text:p>DNS</text:p>
          </table:table-cell>
          <table:table-cell table:number-columns-repeated="2"/>
          <table:table-cell table:style-name="ce3" table:formula="of:=CONCATENATE(LOWER(LEFT([.D66]));LOWER(LEFT([.E66]));LOWER(LEFT([.F66])))" office:value-type="string" office:string-value="ppc" calcext:value-type="string">
            <text:p>ppc</text:p>
          </table:table-cell>
          <table:table-cell table:formula="of:=CONCATENATE(&quot;@&quot;;[.J66];&quot; ||= User.create! email: '&quot;;LOWER([.D66]);&quot;.&quot;;LOWER([.E66]);&quot;@example.com',&quot;)" office:value-type="string" office:string-value="@ppc ||= User.create! email: 'pavel.pfeifer@example.com'," calcext:value-type="string">
            <text:p>@ppc ||= User.create! email: 'pavel.pfeifer@example.com',</text:p>
          </table:table-cell>
          <table:table-cell table:style-name="ce4" table:formula="of:=CONCATENATE(&quot;                  password: '&quot;;[.D66];&quot;1234567',&quot;)" office:value-type="string" office:string-value="                  password: 'Pavel1234567'," calcext:value-type="string">
            <text:p><text:s text:c="18"/>password: 'Pavel1234567',</text:p>
          </table:table-cell>
          <table:table-cell table:style-name="ce4" table:formula="of:=CONCATENATE(&quot;                  password_confirmation: '&quot;;[.D66];&quot;1234567',&quot;)" office:value-type="string" office:string-value="                  password_confirmation: 'Pavel1234567'," calcext:value-type="string">
            <text:p><text:s text:c="18"/>password_confirmation: 'Pavel1234567',</text:p>
          </table:table-cell>
          <table:table-cell table:style-name="ce4" table:formula="of:=CONCATENATE(&quot;                  display_name: '&quot;;[.D66];&quot; &quot;;[.E66];&quot;',&quot;)" office:value-type="string" office:string-value="                  display_name: 'Pavel Pfeifer'," calcext:value-type="string">
            <text:p><text:s text:c="18"/>display_name: 'Pavel Pfeifer',</text:p>
          </table:table-cell>
          <table:table-cell table:style-name="ce4" table:formula="of:=CONCATENATE(&quot;                  nationality: :&quot;;LOWER([.F66]))" office:value-type="string" office:string-value="                  nationality: :czechrepublic" calcext:value-type="string">
            <text:p><text:s text:c="18"/>nationality: :czechrepublic</text:p>
          </table:table-cell>
          <table:table-cell/>
          <table:table-cell table:formula="of:=CONCATENATE(&quot;@&quot;;[.J66];&quot;_&quot;;LOWER([.A66]);&quot;_day&quot;)" office:value-type="string" office:string-value="@ppc_md12_day" calcext:value-type="string">
            <text:p>@ppc_md12_day</text:p>
          </table:table-cell>
          <table:table-cell table:formula="of:=IFERROR( VALUE(LEFT([.H66];2))*60+VALUE(MID(REPLACE([.H66];6;1;&quot;.&quot;);4;4)) ;0)" office:value-type="float" office:value="0" calcext:value-type="float">
            <text:p>0</text:p>
          </table:table-cell>
          <table:table-cell table:formula="of:=IFERROR( VALUE(LEFT([.I66];2))*60+VALUE(MID(REPLACE([.I66];6;1;&quot;.&quot;);4;4)) ;0)" office:value-type="float" office:value="0" calcext:value-type="float">
            <text:p>0</text:p>
          </table:table-cell>
          <table:table-cell table:formula="of:=CONCATENATE([.Q66];&quot;1 = Run.create! race: @&quot;;LOWER([.A66]);&quot;_day1,&quot;)" office:value-type="string" office:string-value="@ppc_md12_day1 = Run.create! race: @md12_day1," calcext:value-type="string">
            <text:p>@ppc_md12_day1 = Run.create! race: @md12_day1,</text:p>
          </table:table-cell>
          <table:table-cell table:formula="of:=CONCATENATE(&quot;                           user: @&quot;;[.J66];&quot;,&quot;)" office:value-type="string" office:string-value="                           user: @ppc," calcext:value-type="string">
            <text:p><text:s text:c="27"/>user: @ppc,</text:p>
          </table:table-cell>
          <table:table-cell table:formula="of:=CONCATENATE(&quot;                           number: '&quot;;[.C66];&quot;',&quot;)" office:value-type="string" office:string-value="                           number: '113'," calcext:value-type="string">
            <text:p><text:s text:c="27"/>number: '113',</text:p>
          </table:table-cell>
          <table:table-cell table:formula="of:=IF([.R66]&gt;0;CONCATENATE(&quot;                           times: '{ &quot;&quot;final&quot;&quot;: &quot;;[.R66];&quot; }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 table:formula="of:=CONCATENATE([.Q66];&quot;2 = Run.create! race: @&quot;;LOWER([.A66]);&quot;_day2,&quot;)" office:value-type="string" office:string-value="@ppc_md12_day2 = Run.create! race: @md12_day2," calcext:value-type="string">
            <text:p>@ppc_md12_day2 = Run.create! race: @md12_day2,</text:p>
          </table:table-cell>
          <table:table-cell table:formula="of:=IF([.S66]&gt;0;CONCATENATE(&quot;                           times: '{ &quot;&quot;final&quot;&quot;: &quot;;[.S66];&quot; }'&quot;);&quot;                           times: ''&quot;)" office:value-type="string" office:string-value="                           times: ''" calcext:value-type="string">
            <text:p><text:s text:c="27"/>times: ''</text:p>
          </table:table-cell>
          <table:table-cell/>
          <table:table-cell table:formula="of:=[.A66]" office:value-type="string" office:string-value="MD12" calcext:value-type="string">
            <text:p>MD12</text:p>
          </table:table-cell>
          <table:table-cell/>
          <table:table-cell table:style-name="ce5" office:value-type="date" office:date-value="2014-04-02T10:55:00.000005" calcext:value-type="date">
            <text:p>2014-04-02T10:55:00.000Z</text:p>
          </table:table-cell>
          <table:table-cell table:style-name="ce6" table:number-columns-repeated="3"/>
          <table:table-cell table:style-name="ce5" table:number-columns-repeated="7"/>
          <table:table-cell table:style-name="ce7" table:number-columns-repeated="2"/>
        </table:table-row>
        <table:table-row table:style-name="ro2">
          <table:table-cell office:value-type="string" calcext:value-type="string">
            <text:p>MD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Pauliina</text:p>
          </table:table-cell>
          <table:table-cell table:style-name="ce1" office:value-type="string" calcext:value-type="string">
            <text:p>Kiiski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3:50:04,5</text:p>
          </table:table-cell>
          <table:table-cell table:style-name="ce1" office:value-type="string" calcext:value-type="string">
            <text:p>50:27,6</text:p>
          </table:table-cell>
          <table:table-cell table:style-name="ce1" office:value-type="string" calcext:value-type="string">
            <text:p>59:36,9</text:p>
          </table:table-cell>
          <table:table-cell table:style-name="ce3" table:formula="of:=CONCATENATE(LOWER(LEFT([.D67]));LOWER(LEFT([.E67]));LOWER(LEFT([.F67])))" office:value-type="string" office:string-value="pkf" calcext:value-type="string">
            <text:p>pkf</text:p>
          </table:table-cell>
          <table:table-cell table:formula="of:=CONCATENATE(&quot;@&quot;;[.J67];&quot; ||= User.create! email: '&quot;;LOWER([.D67]);&quot;.&quot;;LOWER([.E67]);&quot;@example.com',&quot;)" office:value-type="string" office:string-value="@pkf ||= User.create! email: 'pauliina.kiiski@example.com'," calcext:value-type="string">
            <text:p>@pkf ||= User.create! email: 'pauliina.kiiski@example.com',</text:p>
          </table:table-cell>
          <table:table-cell table:style-name="ce4" table:formula="of:=CONCATENATE(&quot;                  password: '&quot;;[.D67];&quot;1234567',&quot;)" office:value-type="string" office:string-value="                  password: 'Pauliina1234567'," calcext:value-type="string">
            <text:p><text:s text:c="18"/>password: 'Pauliina1234567',</text:p>
          </table:table-cell>
          <table:table-cell table:style-name="ce4" table:formula="of:=CONCATENATE(&quot;                  password_confirmation: '&quot;;[.D67];&quot;1234567',&quot;)" office:value-type="string" office:string-value="                  password_confirmation: 'Pauliina1234567'," calcext:value-type="string">
            <text:p><text:s text:c="18"/>password_confirmation: 'Pauliina1234567',</text:p>
          </table:table-cell>
          <table:table-cell table:style-name="ce4" table:formula="of:=CONCATENATE(&quot;                  display_name: '&quot;;[.D67];&quot; &quot;;[.E67];&quot;',&quot;)" office:value-type="string" office:string-value="                  display_name: 'Pauliina Kiiski'," calcext:value-type="string">
            <text:p><text:s text:c="18"/>display_name: 'Pauliina Kiiski',</text:p>
          </table:table-cell>
          <table:table-cell table:style-name="ce4" table:formula="of:=CONCATENATE(&quot;                  nationality: :&quot;;LOWER([.F67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67];&quot;_&quot;;LOWER([.A67]);&quot;_day&quot;)" office:value-type="string" office:string-value="@pkf_md6_day" calcext:value-type="string">
            <text:p>@pkf_md6_day</text:p>
          </table:table-cell>
          <table:table-cell table:formula="of:=IFERROR( VALUE(LEFT([.H67];2))*60+VALUE(MID(REPLACE([.H67];6;1;&quot;.&quot;);4;4)) ;0)" office:value-type="float" office:value="3027.6" calcext:value-type="float">
            <text:p>3027.6</text:p>
          </table:table-cell>
          <table:table-cell table:formula="of:=IFERROR( VALUE(LEFT([.I67];2))*60+VALUE(MID(REPLACE([.I67];6;1;&quot;.&quot;);4;4)) ;0)" office:value-type="float" office:value="3576.9" calcext:value-type="float">
            <text:p>3576.9</text:p>
          </table:table-cell>
          <table:table-cell table:formula="of:=CONCATENATE([.Q67];&quot;1 = Run.create! race: @&quot;;LOWER([.A67]);&quot;_day1,&quot;)" office:value-type="string" office:string-value="@pkf_md6_day1 = Run.create! race: @md6_day1," calcext:value-type="string">
            <text:p>@pkf_md6_day1 = Run.create! race: @md6_day1,</text:p>
          </table:table-cell>
          <table:table-cell table:formula="of:=CONCATENATE(&quot;                           user: @&quot;;[.J67];&quot;,&quot;)" office:value-type="string" office:string-value="                           user: @pkf," calcext:value-type="string">
            <text:p><text:s text:c="27"/>user: @pkf,</text:p>
          </table:table-cell>
          <table:table-cell table:formula="of:=CONCATENATE(&quot;                           number: '&quot;;[.C67];&quot;',&quot;)" office:value-type="string" office:string-value="                           number: '119'," calcext:value-type="string">
            <text:p><text:s text:c="27"/>number: '119',</text:p>
          </table:table-cell>
          <table:table-cell table:formula="of:=IF([.R67]&gt;0;CONCATENATE(&quot;                           times: '{ &quot;&quot;final&quot;&quot;: &quot;;[.R67];&quot; }'&quot;);&quot;                           times: ''&quot;)" office:value-type="string" office:string-value="                           times: '{ &quot;final&quot;: 3027.6 }'" calcext:value-type="string">
            <text:p><text:s text:c="27"/>times: '{ "final": 3027.6 }'</text:p>
          </table:table-cell>
          <table:table-cell table:formula="of:=CONCATENATE([.Q67];&quot;2 = Run.create! race: @&quot;;LOWER([.A67]);&quot;_day2,&quot;)" office:value-type="string" office:string-value="@pkf_md6_day2 = Run.create! race: @md6_day2," calcext:value-type="string">
            <text:p>@pkf_md6_day2 = Run.create! race: @md6_day2,</text:p>
          </table:table-cell>
          <table:table-cell table:formula="of:=IF([.S67]&gt;0;CONCATENATE(&quot;                           times: '{ &quot;&quot;start_timestamp&quot;&quot;: &quot;&quot;&quot;;TEXT([.AC67];&quot;YYYY-MM-DDTHH:MM:SS.000Z&quot;);&quot;&quot;&quot;, &quot;&quot;5km_timestamp&quot;&quot;: &quot;&quot;&quot;;TEXT([.AG67];&quot;YYYY-MM-DDTHH:MM:SS.000Z&quot;);&quot;&quot;&quot;, &quot;&quot;10km_timestamp&quot;&quot;: &quot;&quot;&quot;;TEXT([.AH67];&quot;YYYY-MM-DDTHH:MM:SS.000Z&quot;);&quot;&quot;&quot;, &quot;&quot;15km_timestamp&quot;&quot;: &quot;&quot;&quot;;TEXT([.AI67];&quot;YYYY-MM-DDTHH:MM:SS.000Z&quot;);&quot;&quot;&quot;, &quot;&quot;finish_timestamp&quot;&quot;: &quot;&quot;&quot;;TEXT([.AJ67];&quot;YYYY-MM-DDTHH:MM:SS.000Z&quot;);&quot;&quot;&quot; }'&quot;);&quot;                           times: ''&quot;)" office:value-type="string" office:string-value="                           times: '{ &quot;start_timestamp&quot;: &quot;2014-04-03T10:56:00.000Z&quot;, &quot;5km_timestamp&quot;: &quot;2014-04-03T11:11:40.940Z&quot;, &quot;10km_timestamp&quot;: &quot;2014-04-03T11:26:59.045Z&quot;, &quot;15km_timestamp&quot;: &quot;2014-04-03T11:41:09.856Z&quot;, &quot;finish_timestamp&quot;: &quot;2014-04-03T11:55:38.742Z&quot; }'" calcext:value-type="string">
            <text:p><text:s text:c="27"/>times: '{ "start_timestamp": "2014-04-03T10:56:00.000Z", "5km_timestamp": "2014-04-03T11:11:40.940Z", "10km_timestamp": "2014-04-03T11:26:59.045Z", "15km_timestamp": "2014-04-03T11:41:09.856Z", "finish_timestamp": "2014-04-03T11:55:38.742Z" }'</text:p>
          </table:table-cell>
          <table:table-cell/>
          <table:table-cell table:formula="of:=[.A67]" office:value-type="string" office:string-value="MD6" calcext:value-type="string">
            <text:p>MD6</text:p>
          </table:table-cell>
          <table:table-cell table:formula="of:=[.S67]" office:value-type="float" office:value="3576.9" calcext:value-type="float">
            <text:p>3576.9</text:p>
          </table:table-cell>
          <table:table-cell table:style-name="ce5" office:value-type="date" office:date-value="2014-04-03T10:56:00.000005" calcext:value-type="date">
            <text:p>2014-04-03T10:56:00.000Z</text:p>
          </table:table-cell>
          <table:table-cell table:style-name="ce6" table:formula="of:=[.AB67]/4+RAND()*100" office:value-type="float" office:value="940.939785695076" calcext:value-type="float">
            <text:p>940.9</text:p>
          </table:table-cell>
          <table:table-cell table:style-name="ce6" table:formula="of:=[.AB67]*2/4+RAND()*100" office:value-type="float" office:value="1859.0451302778" calcext:value-type="float">
            <text:p>1859.0</text:p>
          </table:table-cell>
          <table:table-cell table:style-name="ce6" table:formula="of:=[.AB67]*3/4+RAND()*100" office:value-type="float" office:value="2709.85566968955" calcext:value-type="float">
            <text:p>2709.9</text:p>
          </table:table-cell>
          <table:table-cell table:style-name="ce5" table:formula="of:=[.$AC67]+[.AD67]/(24*60*60)" office:value-type="date" office:date-value="2014-04-03T11:11:40.93979" calcext:value-type="date">
            <text:p>2014-04-03T11:11:40.940Z</text:p>
          </table:table-cell>
          <table:table-cell table:style-name="ce5" table:formula="of:=[.$AC67]+[.AE67]/(24*60*60)" office:value-type="date" office:date-value="2014-04-03T11:26:59.045136" calcext:value-type="date">
            <text:p>2014-04-03T11:26:59.045Z</text:p>
          </table:table-cell>
          <table:table-cell table:style-name="ce5" table:formula="of:=[.$AC67]+[.AF67]/(24*60*60)" office:value-type="date" office:date-value="2014-04-03T11:41:09.855675" calcext:value-type="date">
            <text:p>2014-04-03T11:41:09.856Z</text:p>
          </table:table-cell>
          <table:table-cell table:style-name="ce5" table:formula="of:=[.$AC67]+([.AB67]+RAND()*3)/(24*60*60)" office:value-type="date" office:date-value="2014-04-03T11:55:38.742499" calcext:value-type="date">
            <text:p>2014-04-03T11:55:38.742Z</text:p>
          </table:table-cell>
          <table:table-cell table:style-name="ce5" table:number-columns-repeated="3"/>
          <table:table-cell table:style-name="ce7" table:number-columns-repeated="2"/>
        </table:table-row>
        <table:table-row table:style-name="ro2">
          <table:table-cell table:formula="of:=[.A67]" office:value-type="string" office:string-value="MD6" calcext:value-type="string">
            <text:p>MD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Aleksandr</text:p>
          </table:table-cell>
          <table:table-cell table:style-name="ce1" office:value-type="string" calcext:value-type="string">
            <text:p>Stoliarov</text:p>
          </table:table-cell>
          <table:table-cell table:style-name="ce1" office:value-type="string" calcext:value-type="string">
            <text:p>Russia</text:p>
          </table:table-cell>
          <table:table-cell table:style-name="ce1" office:value-type="string" calcext:value-type="string">
            <text:p>4:03:07,7</text:p>
          </table:table-cell>
          <table:table-cell table:style-name="ce1" office:value-type="string" calcext:value-type="string">
            <text:p>55:53,2</text:p>
          </table:table-cell>
          <table:table-cell table:style-name="ce1" office:value-type="string" calcext:value-type="string">
            <text:p>07:14,5</text:p>
          </table:table-cell>
          <table:table-cell table:style-name="ce3" table:formula="of:=CONCATENATE(LOWER(LEFT([.D68]));LOWER(LEFT([.E68]));LOWER(LEFT([.F68])))" office:value-type="string" office:string-value="asr" calcext:value-type="string">
            <text:p>asr</text:p>
          </table:table-cell>
          <table:table-cell table:formula="of:=CONCATENATE(&quot;@&quot;;[.J68];&quot; ||= User.create! email: '&quot;;LOWER([.D68]);&quot;.&quot;;LOWER([.E68]);&quot;@example.com',&quot;)" office:value-type="string" office:string-value="@asr ||= User.create! email: 'aleksandr.stoliarov@example.com'," calcext:value-type="string">
            <text:p>@asr ||= User.create! email: 'aleksandr.stoliarov@example.com',</text:p>
          </table:table-cell>
          <table:table-cell table:style-name="ce4" table:formula="of:=CONCATENATE(&quot;                  password: '&quot;;[.D68];&quot;1234567',&quot;)" office:value-type="string" office:string-value="                  password: 'Aleksandr1234567'," calcext:value-type="string">
            <text:p><text:s text:c="18"/>password: 'Aleksandr1234567',</text:p>
          </table:table-cell>
          <table:table-cell table:style-name="ce4" table:formula="of:=CONCATENATE(&quot;                  password_confirmation: '&quot;;[.D68];&quot;1234567',&quot;)" office:value-type="string" office:string-value="                  password_confirmation: 'Aleksandr1234567'," calcext:value-type="string">
            <text:p><text:s text:c="18"/>password_confirmation: 'Aleksandr1234567',</text:p>
          </table:table-cell>
          <table:table-cell table:style-name="ce4" table:formula="of:=CONCATENATE(&quot;                  display_name: '&quot;;[.D68];&quot; &quot;;[.E68];&quot;',&quot;)" office:value-type="string" office:string-value="                  display_name: 'Aleksandr Stoliarov'," calcext:value-type="string">
            <text:p><text:s text:c="18"/>display_name: 'Aleksandr Stoliarov',</text:p>
          </table:table-cell>
          <table:table-cell table:style-name="ce4" table:formula="of:=CONCATENATE(&quot;                  nationality: :&quot;;LOWER([.F68]))" office:value-type="string" office:string-value="                  nationality: :russia" calcext:value-type="string">
            <text:p><text:s text:c="18"/>nationality: :russia</text:p>
          </table:table-cell>
          <table:table-cell/>
          <table:table-cell table:formula="of:=CONCATENATE(&quot;@&quot;;[.J68];&quot;_&quot;;LOWER([.A68]);&quot;_day&quot;)" office:value-type="string" office:string-value="@asr_md6_day" calcext:value-type="string">
            <text:p>@asr_md6_day</text:p>
          </table:table-cell>
          <table:table-cell table:formula="of:=IFERROR( VALUE(LEFT([.H68];2))*60+VALUE(MID(REPLACE([.H68];6;1;&quot;.&quot;);4;4)) ;0)" office:value-type="float" office:value="3353.2" calcext:value-type="float">
            <text:p>3353.2</text:p>
          </table:table-cell>
          <table:table-cell table:formula="of:=IFERROR( VALUE(LEFT([.I68];2))*60+VALUE(MID(REPLACE([.I68];6;1;&quot;.&quot;);4;4)) ;0)" office:value-type="float" office:value="434.5" calcext:value-type="float">
            <text:p>434.5</text:p>
          </table:table-cell>
          <table:table-cell table:formula="of:=CONCATENATE([.Q68];&quot;1 = Run.create! race: @&quot;;LOWER([.A68]);&quot;_day1,&quot;)" office:value-type="string" office:string-value="@asr_md6_day1 = Run.create! race: @md6_day1," calcext:value-type="string">
            <text:p>@asr_md6_day1 = Run.create! race: @md6_day1,</text:p>
          </table:table-cell>
          <table:table-cell table:formula="of:=CONCATENATE(&quot;                           user: @&quot;;[.J68];&quot;,&quot;)" office:value-type="string" office:string-value="                           user: @asr," calcext:value-type="string">
            <text:p><text:s text:c="27"/>user: @asr,</text:p>
          </table:table-cell>
          <table:table-cell table:formula="of:=CONCATENATE(&quot;                           number: '&quot;;[.C68];&quot;',&quot;)" office:value-type="string" office:string-value="                           number: '123'," calcext:value-type="string">
            <text:p><text:s text:c="27"/>number: '123',</text:p>
          </table:table-cell>
          <table:table-cell table:formula="of:=IF([.R68]&gt;0;CONCATENATE(&quot;                           times: '{ &quot;&quot;final&quot;&quot;: &quot;;[.R68];&quot; }'&quot;);&quot;                           times: ''&quot;)" office:value-type="string" office:string-value="                           times: '{ &quot;final&quot;: 3353.2 }'" calcext:value-type="string">
            <text:p><text:s text:c="27"/>times: '{ "final": 3353.2 }'</text:p>
          </table:table-cell>
          <table:table-cell table:formula="of:=CONCATENATE([.Q68];&quot;2 = Run.create! race: @&quot;;LOWER([.A68]);&quot;_day2,&quot;)" office:value-type="string" office:string-value="@asr_md6_day2 = Run.create! race: @md6_day2," calcext:value-type="string">
            <text:p>@asr_md6_day2 = Run.create! race: @md6_day2,</text:p>
          </table:table-cell>
          <table:table-cell table:formula="of:=IF([.S68]&gt;0;CONCATENATE(&quot;                           times: '{ &quot;&quot;start_timestamp&quot;&quot;: &quot;&quot;&quot;;TEXT([.AC68];&quot;YYYY-MM-DDTHH:MM:SS.000Z&quot;);&quot;&quot;&quot;, &quot;&quot;5km_timestamp&quot;&quot;: &quot;&quot;&quot;;TEXT([.AG68];&quot;YYYY-MM-DDTHH:MM:SS.000Z&quot;);&quot;&quot;&quot;, &quot;&quot;10km_timestamp&quot;&quot;: &quot;&quot;&quot;;TEXT([.AH68];&quot;YYYY-MM-DDTHH:MM:SS.000Z&quot;);&quot;&quot;&quot;, &quot;&quot;15km_timestamp&quot;&quot;: &quot;&quot;&quot;;TEXT([.AI68];&quot;YYYY-MM-DDTHH:MM:SS.000Z&quot;);&quot;&quot;&quot;, &quot;&quot;finish_timestamp&quot;&quot;: &quot;&quot;&quot;;TEXT([.AJ68];&quot;YYYY-MM-DDTHH:MM:SS.000Z&quot;);&quot;&quot;&quot; }'&quot;);&quot;                           times: ''&quot;)" office:value-type="string" office:string-value="                           times: '{ &quot;start_timestamp&quot;: &quot;2014-04-04T10:57:00.000Z&quot;, &quot;5km_timestamp&quot;: &quot;2014-04-04T11:14:56.157Z&quot;, &quot;10km_timestamp&quot;: &quot;2014-04-04T11:31:29.807Z&quot;, &quot;15km_timestamp&quot;: &quot;2014-04-04T11:48:17.337Z&quot;, &quot;finish_timestamp&quot;: &quot;2014-04-04T12:04:16.288Z&quot; }'" calcext:value-type="string">
            <text:p><text:s text:c="27"/>times: '{ "start_timestamp": "2014-04-04T10:57:00.000Z", "5km_timestamp": "2014-04-04T11:14:56.157Z", "10km_timestamp": "2014-04-04T11:31:29.807Z", "15km_timestamp": "2014-04-04T11:48:17.337Z", "finish_timestamp": "2014-04-04T12:04:16.288Z" }'</text:p>
          </table:table-cell>
          <table:table-cell/>
          <table:table-cell table:formula="of:=[.A68]" office:value-type="string" office:string-value="MD6" calcext:value-type="string">
            <text:p>MD6</text:p>
          </table:table-cell>
          <table:table-cell table:formula="of:=[.S68]+3600" office:value-type="float" office:value="4034.5" calcext:value-type="float">
            <text:p>4034.5</text:p>
          </table:table-cell>
          <table:table-cell table:style-name="ce5" office:value-type="date" office:date-value="2014-04-04T10:57:00.000005" calcext:value-type="date">
            <text:p>2014-04-04T10:57:00.000Z</text:p>
          </table:table-cell>
          <table:table-cell table:style-name="ce6" table:formula="of:=[.AB68]/4+RAND()*100" office:value-type="float" office:value="1076.1570426235" calcext:value-type="float">
            <text:p>1076.2</text:p>
          </table:table-cell>
          <table:table-cell table:style-name="ce6" table:formula="of:=[.AB68]*2/4+RAND()*100" office:value-type="float" office:value="2069.80687457975" calcext:value-type="float">
            <text:p>2069.8</text:p>
          </table:table-cell>
          <table:table-cell table:style-name="ce6" table:formula="of:=[.AB68]*3/4+RAND()*100" office:value-type="float" office:value="3077.33719844464" calcext:value-type="float">
            <text:p>3077.3</text:p>
          </table:table-cell>
          <table:table-cell table:style-name="ce5" table:formula="of:=[.$AC68]+[.AD68]/(24*60*60)" office:value-type="date" office:date-value="2014-04-04T11:14:56.157047" calcext:value-type="date">
            <text:p>2014-04-04T11:14:56.157Z</text:p>
          </table:table-cell>
          <table:table-cell table:style-name="ce5" table:formula="of:=[.$AC68]+[.AE68]/(24*60*60)" office:value-type="date" office:date-value="2014-04-04T11:31:29.806879" calcext:value-type="date">
            <text:p>2014-04-04T11:31:29.807Z</text:p>
          </table:table-cell>
          <table:table-cell table:style-name="ce5" table:formula="of:=[.$AC68]+[.AF68]/(24*60*60)" office:value-type="date" office:date-value="2014-04-04T11:48:17.337203" calcext:value-type="date">
            <text:p>2014-04-04T11:48:17.337Z</text:p>
          </table:table-cell>
          <table:table-cell table:style-name="ce5" table:formula="of:=[.$AC68]+([.AB68]+RAND()*3)/(24*60*60)" office:value-type="date" office:date-value="2014-04-04T12:04:16.288379" calcext:value-type="date">
            <text:p>2014-04-04T12:04:16.288Z</text:p>
          </table:table-cell>
          <table:table-cell table:style-name="ce5" table:number-columns-repeated="3"/>
          <table:table-cell table:style-name="ce7" table:number-columns-repeated="2"/>
        </table:table-row>
        <table:table-row table:style-name="ro2">
          <table:table-cell table:formula="of:=[.A68]" office:value-type="string" office:string-value="MD6" calcext:value-type="string">
            <text:p>MD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Martin</text:p>
          </table:table-cell>
          <table:table-cell table:style-name="ce1" office:value-type="string" calcext:value-type="string">
            <text:p>Vrtel</text:p>
          </table:table-cell>
          <table:table-cell table:style-name="ce1" office:value-type="string" calcext:value-type="string">
            <text:p>CzechRepublic</text:p>
          </table:table-cell>
          <table:table-cell table:style-name="ce1" office:value-type="string" calcext:value-type="string">
            <text:p>4:04:20,2</text:p>
          </table:table-cell>
          <table:table-cell table:style-name="ce1" office:value-type="string" calcext:value-type="string">
            <text:p>55:01,0</text:p>
          </table:table-cell>
          <table:table-cell table:style-name="ce1" office:value-type="string" calcext:value-type="string">
            <text:p>09:19,2</text:p>
          </table:table-cell>
          <table:table-cell table:style-name="ce3" table:formula="of:=CONCATENATE(LOWER(LEFT([.D69]));LOWER(LEFT([.E69]));LOWER(LEFT([.F69])))" office:value-type="string" office:string-value="mvc" calcext:value-type="string">
            <text:p>mvc</text:p>
          </table:table-cell>
          <table:table-cell table:formula="of:=CONCATENATE(&quot;@&quot;;[.J69];&quot; ||= User.create! email: '&quot;;LOWER([.D69]);&quot;.&quot;;LOWER([.E69]);&quot;@example.com',&quot;)" office:value-type="string" office:string-value="@mvc ||= User.create! email: 'martin.vrtel@example.com'," calcext:value-type="string">
            <text:p>@mvc ||= User.create! email: 'martin.vrtel@example.com',</text:p>
          </table:table-cell>
          <table:table-cell table:style-name="ce4" table:formula="of:=CONCATENATE(&quot;                  password: '&quot;;[.D69];&quot;1234567',&quot;)" office:value-type="string" office:string-value="                  password: 'Martin1234567'," calcext:value-type="string">
            <text:p><text:s text:c="18"/>password: 'Martin1234567',</text:p>
          </table:table-cell>
          <table:table-cell table:style-name="ce4" table:formula="of:=CONCATENATE(&quot;                  password_confirmation: '&quot;;[.D69];&quot;1234567',&quot;)" office:value-type="string" office:string-value="                  password_confirmation: 'Martin1234567'," calcext:value-type="string">
            <text:p><text:s text:c="18"/>password_confirmation: 'Martin1234567',</text:p>
          </table:table-cell>
          <table:table-cell table:style-name="ce4" table:formula="of:=CONCATENATE(&quot;                  display_name: '&quot;;[.D69];&quot; &quot;;[.E69];&quot;',&quot;)" office:value-type="string" office:string-value="                  display_name: 'Martin Vrtel'," calcext:value-type="string">
            <text:p><text:s text:c="18"/>display_name: 'Martin Vrtel',</text:p>
          </table:table-cell>
          <table:table-cell table:style-name="ce4" table:formula="of:=CONCATENATE(&quot;                  nationality: :&quot;;LOWER([.F69]))" office:value-type="string" office:string-value="                  nationality: :czechrepublic" calcext:value-type="string">
            <text:p><text:s text:c="18"/>nationality: :czechrepublic</text:p>
          </table:table-cell>
          <table:table-cell/>
          <table:table-cell table:formula="of:=CONCATENATE(&quot;@&quot;;[.J69];&quot;_&quot;;LOWER([.A69]);&quot;_day&quot;)" office:value-type="string" office:string-value="@mvc_md6_day" calcext:value-type="string">
            <text:p>@mvc_md6_day</text:p>
          </table:table-cell>
          <table:table-cell table:formula="of:=IFERROR( VALUE(LEFT([.H69];2))*60+VALUE(MID(REPLACE([.H69];6;1;&quot;.&quot;);4;4)) ;0)" office:value-type="float" office:value="3301" calcext:value-type="float">
            <text:p>3301</text:p>
          </table:table-cell>
          <table:table-cell table:formula="of:=IFERROR( VALUE(LEFT([.I69];2))*60+VALUE(MID(REPLACE([.I69];6;1;&quot;.&quot;);4;4)) ;0)" office:value-type="float" office:value="559.2" calcext:value-type="float">
            <text:p>559.2</text:p>
          </table:table-cell>
          <table:table-cell table:formula="of:=CONCATENATE([.Q69];&quot;1 = Run.create! race: @&quot;;LOWER([.A69]);&quot;_day1,&quot;)" office:value-type="string" office:string-value="@mvc_md6_day1 = Run.create! race: @md6_day1," calcext:value-type="string">
            <text:p>@mvc_md6_day1 = Run.create! race: @md6_day1,</text:p>
          </table:table-cell>
          <table:table-cell table:formula="of:=CONCATENATE(&quot;                           user: @&quot;;[.J69];&quot;,&quot;)" office:value-type="string" office:string-value="                           user: @mvc," calcext:value-type="string">
            <text:p><text:s text:c="27"/>user: @mvc,</text:p>
          </table:table-cell>
          <table:table-cell table:formula="of:=CONCATENATE(&quot;                           number: '&quot;;[.C69];&quot;',&quot;)" office:value-type="string" office:string-value="                           number: '120'," calcext:value-type="string">
            <text:p><text:s text:c="27"/>number: '120',</text:p>
          </table:table-cell>
          <table:table-cell table:formula="of:=IF([.R69]&gt;0;CONCATENATE(&quot;                           times: '{ &quot;&quot;final&quot;&quot;: &quot;;[.R69];&quot; }'&quot;);&quot;                           times: ''&quot;)" office:value-type="string" office:string-value="                           times: '{ &quot;final&quot;: 3301 }'" calcext:value-type="string">
            <text:p><text:s text:c="27"/>times: '{ "final": 3301 }'</text:p>
          </table:table-cell>
          <table:table-cell table:formula="of:=CONCATENATE([.Q69];&quot;2 = Run.create! race: @&quot;;LOWER([.A69]);&quot;_day2,&quot;)" office:value-type="string" office:string-value="@mvc_md6_day2 = Run.create! race: @md6_day2," calcext:value-type="string">
            <text:p>@mvc_md6_day2 = Run.create! race: @md6_day2,</text:p>
          </table:table-cell>
          <table:table-cell table:formula="of:=IF([.S69]&gt;0;CONCATENATE(&quot;                           times: '{ &quot;&quot;start_timestamp&quot;&quot;: &quot;&quot;&quot;;TEXT([.AC69];&quot;YYYY-MM-DDTHH:MM:SS.000Z&quot;);&quot;&quot;&quot;, &quot;&quot;5km_timestamp&quot;&quot;: &quot;&quot;&quot;;TEXT([.AG69];&quot;YYYY-MM-DDTHH:MM:SS.000Z&quot;);&quot;&quot;&quot;, &quot;&quot;10km_timestamp&quot;&quot;: &quot;&quot;&quot;;TEXT([.AH69];&quot;YYYY-MM-DDTHH:MM:SS.000Z&quot;);&quot;&quot;&quot;, &quot;&quot;15km_timestamp&quot;&quot;: &quot;&quot;&quot;;TEXT([.AI69];&quot;YYYY-MM-DDTHH:MM:SS.000Z&quot;);&quot;&quot;&quot;, &quot;&quot;finish_timestamp&quot;&quot;: &quot;&quot;&quot;;TEXT([.AJ69];&quot;YYYY-MM-DDTHH:MM:SS.000Z&quot;);&quot;&quot;&quot; }'&quot;);&quot;                           times: ''&quot;)" office:value-type="string" office:string-value="                           times: '{ &quot;start_timestamp&quot;: &quot;2014-04-05T10:58:00.000Z&quot;, &quot;5km_timestamp&quot;: &quot;2014-04-05T11:16:18.322Z&quot;, &quot;10km_timestamp&quot;: &quot;2014-04-05T11:34:14.752Z&quot;, &quot;15km_timestamp&quot;: &quot;2014-04-05T11:51:07.039Z&quot;, &quot;finish_timestamp&quot;: &quot;2014-04-05T12:07:21.184Z&quot; }'" calcext:value-type="string">
            <text:p><text:s text:c="27"/>times: '{ "start_timestamp": "2014-04-05T10:58:00.000Z", "5km_timestamp": "2014-04-05T11:16:18.322Z", "10km_timestamp": "2014-04-05T11:34:14.752Z", "15km_timestamp": "2014-04-05T11:51:07.039Z", "finish_timestamp": "2014-04-05T12:07:21.184Z" }'</text:p>
          </table:table-cell>
          <table:table-cell/>
          <table:table-cell table:formula="of:=[.A69]" office:value-type="string" office:string-value="MD6" calcext:value-type="string">
            <text:p>MD6</text:p>
          </table:table-cell>
          <table:table-cell table:formula="of:=[.S69]+3600" office:value-type="float" office:value="4159.2" calcext:value-type="float">
            <text:p>4159.2</text:p>
          </table:table-cell>
          <table:table-cell table:style-name="ce5" office:value-type="date" office:date-value="2014-04-05T10:58:00.000005" calcext:value-type="date">
            <text:p>2014-04-05T10:58:00.000Z</text:p>
          </table:table-cell>
          <table:table-cell table:style-name="ce6" table:formula="of:=[.AB69]/4+RAND()*100" office:value-type="float" office:value="1098.32184055839" calcext:value-type="float">
            <text:p>1098.3</text:p>
          </table:table-cell>
          <table:table-cell table:style-name="ce6" table:formula="of:=[.AB69]*2/4+RAND()*100" office:value-type="float" office:value="2174.75225705691" calcext:value-type="float">
            <text:p>2174.8</text:p>
          </table:table-cell>
          <table:table-cell table:style-name="ce6" table:formula="of:=[.AB69]*3/4+RAND()*100" office:value-type="float" office:value="3187.03859665953" calcext:value-type="float">
            <text:p>3187.0</text:p>
          </table:table-cell>
          <table:table-cell table:style-name="ce5" table:formula="of:=[.$AC69]+[.AD69]/(24*60*60)" office:value-type="date" office:date-value="2014-04-05T11:16:18.321846" calcext:value-type="date">
            <text:p>2014-04-05T11:16:18.322Z</text:p>
          </table:table-cell>
          <table:table-cell table:style-name="ce5" table:formula="of:=[.$AC69]+[.AE69]/(24*60*60)" office:value-type="date" office:date-value="2014-04-05T11:34:14.752262" calcext:value-type="date">
            <text:p>2014-04-05T11:34:14.752Z</text:p>
          </table:table-cell>
          <table:table-cell table:style-name="ce5" table:formula="of:=[.$AC69]+[.AF69]/(24*60*60)" office:value-type="date" office:date-value="2014-04-05T11:51:07.038602" calcext:value-type="date">
            <text:p>2014-04-05T11:51:07.039Z</text:p>
          </table:table-cell>
          <table:table-cell table:style-name="ce5" table:formula="of:=[.$AC69]+([.AB69]+RAND()*3)/(24*60*60)" office:value-type="date" office:date-value="2014-04-05T12:07:21.184305" calcext:value-type="date">
            <text:p>2014-04-05T12:07:21.184Z</text:p>
          </table:table-cell>
          <table:table-cell table:style-name="ce5" table:number-columns-repeated="3"/>
          <table:table-cell table:style-name="ce7" table:number-columns-repeated="2"/>
        </table:table-row>
        <table:table-row table:style-name="ro2">
          <table:table-cell table:formula="of:=[.A69]" office:value-type="string" office:string-value="MD6" calcext:value-type="string">
            <text:p>MD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Grzegorz</text:p>
          </table:table-cell>
          <table:table-cell table:style-name="ce1" office:value-type="string" calcext:value-type="string">
            <text:p>Burzynski</text:p>
          </table:table-cell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4:15:38,9</text:p>
          </table:table-cell>
          <table:table-cell table:style-name="ce1" office:value-type="string" calcext:value-type="string">
            <text:p>01:10,4</text:p>
          </table:table-cell>
          <table:table-cell table:style-name="ce1" office:value-type="string" calcext:value-type="string">
            <text:p>14:28,5</text:p>
          </table:table-cell>
          <table:table-cell table:style-name="ce3" table:formula="of:=CONCATENATE(LOWER(LEFT([.D70]));LOWER(LEFT([.E70]));LOWER(LEFT([.F70])))" office:value-type="string" office:string-value="gbp" calcext:value-type="string">
            <text:p>gbp</text:p>
          </table:table-cell>
          <table:table-cell table:formula="of:=CONCATENATE(&quot;@&quot;;[.J70];&quot; ||= User.create! email: '&quot;;LOWER([.D70]);&quot;.&quot;;LOWER([.E70]);&quot;@example.com',&quot;)" office:value-type="string" office:string-value="@gbp ||= User.create! email: 'grzegorz.burzynski@example.com'," calcext:value-type="string">
            <text:p>@gbp ||= User.create! email: 'grzegorz.burzynski@example.com',</text:p>
          </table:table-cell>
          <table:table-cell table:style-name="ce4" table:formula="of:=CONCATENATE(&quot;                  password: '&quot;;[.D70];&quot;1234567',&quot;)" office:value-type="string" office:string-value="                  password: 'Grzegorz1234567'," calcext:value-type="string">
            <text:p><text:s text:c="18"/>password: 'Grzegorz1234567',</text:p>
          </table:table-cell>
          <table:table-cell table:style-name="ce4" table:formula="of:=CONCATENATE(&quot;                  password_confirmation: '&quot;;[.D70];&quot;1234567',&quot;)" office:value-type="string" office:string-value="                  password_confirmation: 'Grzegorz1234567'," calcext:value-type="string">
            <text:p><text:s text:c="18"/>password_confirmation: 'Grzegorz1234567',</text:p>
          </table:table-cell>
          <table:table-cell table:style-name="ce4" table:formula="of:=CONCATENATE(&quot;                  display_name: '&quot;;[.D70];&quot; &quot;;[.E70];&quot;',&quot;)" office:value-type="string" office:string-value="                  display_name: 'Grzegorz Burzynski'," calcext:value-type="string">
            <text:p><text:s text:c="18"/>display_name: 'Grzegorz Burzynski',</text:p>
          </table:table-cell>
          <table:table-cell table:style-name="ce4" table:formula="of:=CONCATENATE(&quot;                  nationality: :&quot;;LOWER([.F70]))" office:value-type="string" office:string-value="                  nationality: :poland" calcext:value-type="string">
            <text:p><text:s text:c="18"/>nationality: :poland</text:p>
          </table:table-cell>
          <table:table-cell/>
          <table:table-cell table:formula="of:=CONCATENATE(&quot;@&quot;;[.J70];&quot;_&quot;;LOWER([.A70]);&quot;_day&quot;)" office:value-type="string" office:string-value="@gbp_md6_day" calcext:value-type="string">
            <text:p>@gbp_md6_day</text:p>
          </table:table-cell>
          <table:table-cell table:formula="of:=IFERROR( VALUE(LEFT([.H70];2))*60+VALUE(MID(REPLACE([.H70];6;1;&quot;.&quot;);4;4)) ;0)" office:value-type="float" office:value="70.4" calcext:value-type="float">
            <text:p>70.4</text:p>
          </table:table-cell>
          <table:table-cell table:formula="of:=IFERROR( VALUE(LEFT([.I70];2))*60+VALUE(MID(REPLACE([.I70];6;1;&quot;.&quot;);4;4)) ;0)" office:value-type="float" office:value="868.5" calcext:value-type="float">
            <text:p>868.5</text:p>
          </table:table-cell>
          <table:table-cell table:formula="of:=CONCATENATE([.Q70];&quot;1 = Run.create! race: @&quot;;LOWER([.A70]);&quot;_day1,&quot;)" office:value-type="string" office:string-value="@gbp_md6_day1 = Run.create! race: @md6_day1," calcext:value-type="string">
            <text:p>@gbp_md6_day1 = Run.create! race: @md6_day1,</text:p>
          </table:table-cell>
          <table:table-cell table:formula="of:=CONCATENATE(&quot;                           user: @&quot;;[.J70];&quot;,&quot;)" office:value-type="string" office:string-value="                           user: @gbp," calcext:value-type="string">
            <text:p><text:s text:c="27"/>user: @gbp,</text:p>
          </table:table-cell>
          <table:table-cell table:formula="of:=CONCATENATE(&quot;                           number: '&quot;;[.C70];&quot;',&quot;)" office:value-type="string" office:string-value="                           number: '122'," calcext:value-type="string">
            <text:p><text:s text:c="27"/>number: '122',</text:p>
          </table:table-cell>
          <table:table-cell table:formula="of:=IF([.R70]&gt;0;CONCATENATE(&quot;                           times: '{ &quot;&quot;final&quot;&quot;: &quot;;[.R70]+3600;&quot; }'&quot;);&quot;                           times: ''&quot;)" office:value-type="string" office:string-value="                           times: '{ &quot;final&quot;: 3670.4 }'" calcext:value-type="string">
            <text:p><text:s text:c="27"/>times: '{ "final": 3670.4 }'</text:p>
          </table:table-cell>
          <table:table-cell table:formula="of:=CONCATENATE([.Q70];&quot;2 = Run.create! race: @&quot;;LOWER([.A70]);&quot;_day2,&quot;)" office:value-type="string" office:string-value="@gbp_md6_day2 = Run.create! race: @md6_day2," calcext:value-type="string">
            <text:p>@gbp_md6_day2 = Run.create! race: @md6_day2,</text:p>
          </table:table-cell>
          <table:table-cell table:formula="of:=IF([.S70]&gt;0;CONCATENATE(&quot;                           times: '{ &quot;&quot;start_timestamp&quot;&quot;: &quot;&quot;&quot;;TEXT([.AC70];&quot;YYYY-MM-DDTHH:MM:SS.000Z&quot;);&quot;&quot;&quot;, &quot;&quot;5km_timestamp&quot;&quot;: &quot;&quot;&quot;;TEXT([.AG70];&quot;YYYY-MM-DDTHH:MM:SS.000Z&quot;);&quot;&quot;&quot;, &quot;&quot;10km_timestamp&quot;&quot;: &quot;&quot;&quot;;TEXT([.AH70];&quot;YYYY-MM-DDTHH:MM:SS.000Z&quot;);&quot;&quot;&quot;, &quot;&quot;15km_timestamp&quot;&quot;: &quot;&quot;&quot;;TEXT([.AI70];&quot;YYYY-MM-DDTHH:MM:SS.000Z&quot;);&quot;&quot;&quot;, &quot;&quot;finish_timestamp&quot;&quot;: &quot;&quot;&quot;;TEXT([.AJ70];&quot;YYYY-MM-DDTHH:MM:SS.000Z&quot;);&quot;&quot;&quot; }'&quot;);&quot;                           times: ''&quot;)" office:value-type="string" office:string-value="                           times: '{ &quot;start_timestamp&quot;: &quot;2014-04-06T10:59:00.000Z&quot;, &quot;5km_timestamp&quot;: &quot;2014-04-06T11:17:52.434Z&quot;, &quot;10km_timestamp&quot;: &quot;2014-04-06T11:37:34.689Z&quot;, &quot;15km_timestamp&quot;: &quot;2014-04-06T11:56:06.723Z&quot;, &quot;finish_timestamp&quot;: &quot;2014-04-06T12:13:29.118Z&quot; }'" calcext:value-type="string">
            <text:p><text:s text:c="27"/>times: '{ "start_timestamp": "2014-04-06T10:59:00.000Z", "5km_timestamp": "2014-04-06T11:17:52.434Z", "10km_timestamp": "2014-04-06T11:37:34.689Z", "15km_timestamp": "2014-04-06T11:56:06.723Z", "finish_timestamp": "2014-04-06T12:13:29.118Z" }'</text:p>
          </table:table-cell>
          <table:table-cell/>
          <table:table-cell table:formula="of:=[.A70]" office:value-type="string" office:string-value="MD6" calcext:value-type="string">
            <text:p>MD6</text:p>
          </table:table-cell>
          <table:table-cell table:formula="of:=[.S70]+3600" office:value-type="float" office:value="4468.5" calcext:value-type="float">
            <text:p>4468.5</text:p>
          </table:table-cell>
          <table:table-cell table:style-name="ce5" office:value-type="date" office:date-value="2014-04-06T10:59:00.000006" calcext:value-type="date">
            <text:p>2014-04-06T10:59:00.000Z</text:p>
          </table:table-cell>
          <table:table-cell table:style-name="ce6" table:formula="of:=[.AB70]/4+RAND()*100" office:value-type="float" office:value="1132.43393801246" calcext:value-type="float">
            <text:p>1132.4</text:p>
          </table:table-cell>
          <table:table-cell table:style-name="ce6" table:formula="of:=[.AB70]*2/4+RAND()*100" office:value-type="float" office:value="2314.68886164669" calcext:value-type="float">
            <text:p>2314.7</text:p>
          </table:table-cell>
          <table:table-cell table:style-name="ce6" table:formula="of:=[.AB70]*3/4+RAND()*100" office:value-type="float" office:value="3426.72278306726" calcext:value-type="float">
            <text:p>3426.7</text:p>
          </table:table-cell>
          <table:table-cell table:style-name="ce5" table:formula="of:=[.$AC70]+[.AD70]/(24*60*60)" office:value-type="date" office:date-value="2014-04-06T11:17:52.433945" calcext:value-type="date">
            <text:p>2014-04-06T11:17:52.434Z</text:p>
          </table:table-cell>
          <table:table-cell table:style-name="ce5" table:formula="of:=[.$AC70]+[.AE70]/(24*60*60)" office:value-type="date" office:date-value="2014-04-06T11:37:34.688868" calcext:value-type="date">
            <text:p>2014-04-06T11:37:34.689Z</text:p>
          </table:table-cell>
          <table:table-cell table:style-name="ce5" table:formula="of:=[.$AC70]+[.AF70]/(24*60*60)" office:value-type="date" office:date-value="2014-04-06T11:56:06.72279" calcext:value-type="date">
            <text:p>2014-04-06T11:56:06.723Z</text:p>
          </table:table-cell>
          <table:table-cell table:style-name="ce5" table:formula="of:=[.$AC70]+([.AB70]+RAND()*3)/(24*60*60)" office:value-type="date" office:date-value="2014-04-06T12:13:29.117859" calcext:value-type="date">
            <text:p>2014-04-06T12:13:29.118Z</text:p>
          </table:table-cell>
          <table:table-cell table:style-name="ce5" table:number-columns-repeated="3"/>
          <table:table-cell table:style-name="ce7" table:number-columns-repeated="2"/>
        </table:table-row>
        <table:table-row table:style-name="ro2">
          <table:table-cell table:formula="of:=[.A70]" office:value-type="string" office:string-value="MD6" calcext:value-type="string">
            <text:p>MD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Horst</text:p>
          </table:table-cell>
          <table:table-cell table:style-name="ce1" office:value-type="string" calcext:value-type="string">
            <text:p>Maas</text:p>
          </table:table-cell>
          <table:table-cell table:style-name="ce1" office:value-type="string" calcext:value-type="string">
            <text:p>Austria</text:p>
          </table:table-cell>
          <table:table-cell table:style-name="ce1" office:value-type="string" calcext:value-type="string">
            <text:p>4:16:05,7</text:p>
          </table:table-cell>
          <table:table-cell table:style-name="ce1" office:value-type="string" calcext:value-type="string">
            <text:p>06:08,8</text:p>
          </table:table-cell>
          <table:table-cell table:style-name="ce1" office:value-type="string" calcext:value-type="string">
            <text:p>09:56,9</text:p>
          </table:table-cell>
          <table:table-cell table:style-name="ce3" table:formula="of:=CONCATENATE(LOWER(LEFT([.D71]));LOWER(LEFT([.E71]));LOWER(LEFT([.F71])))" office:value-type="string" office:string-value="hma" calcext:value-type="string">
            <text:p>hma</text:p>
          </table:table-cell>
          <table:table-cell table:formula="of:=CONCATENATE(&quot;@&quot;;[.J71];&quot; ||= User.create! email: '&quot;;LOWER([.D71]);&quot;.&quot;;LOWER([.E71]);&quot;@example.com',&quot;)" office:value-type="string" office:string-value="@hma ||= User.create! email: 'horst.maas@example.com'," calcext:value-type="string">
            <text:p>@hma ||= User.create! email: 'horst.maas@example.com',</text:p>
          </table:table-cell>
          <table:table-cell table:style-name="ce4" table:formula="of:=CONCATENATE(&quot;                  password: '&quot;;[.D71];&quot;1234567',&quot;)" office:value-type="string" office:string-value="                  password: 'Horst1234567'," calcext:value-type="string">
            <text:p><text:s text:c="18"/>password: 'Horst1234567',</text:p>
          </table:table-cell>
          <table:table-cell table:style-name="ce4" table:formula="of:=CONCATENATE(&quot;                  password_confirmation: '&quot;;[.D71];&quot;1234567',&quot;)" office:value-type="string" office:string-value="                  password_confirmation: 'Horst1234567'," calcext:value-type="string">
            <text:p><text:s text:c="18"/>password_confirmation: 'Horst1234567',</text:p>
          </table:table-cell>
          <table:table-cell table:style-name="ce4" table:formula="of:=CONCATENATE(&quot;                  display_name: '&quot;;[.D71];&quot; &quot;;[.E71];&quot;',&quot;)" office:value-type="string" office:string-value="                  display_name: 'Horst Maas'," calcext:value-type="string">
            <text:p><text:s text:c="18"/>display_name: 'Horst Maas',</text:p>
          </table:table-cell>
          <table:table-cell table:style-name="ce4" table:formula="of:=CONCATENATE(&quot;                  nationality: :&quot;;LOWER([.F71]))" office:value-type="string" office:string-value="                  nationality: :austria" calcext:value-type="string">
            <text:p><text:s text:c="18"/>nationality: :austria</text:p>
          </table:table-cell>
          <table:table-cell/>
          <table:table-cell table:formula="of:=CONCATENATE(&quot;@&quot;;[.J71];&quot;_&quot;;LOWER([.A71]);&quot;_day&quot;)" office:value-type="string" office:string-value="@hma_md6_day" calcext:value-type="string">
            <text:p>@hma_md6_day</text:p>
          </table:table-cell>
          <table:table-cell table:formula="of:=IFERROR( VALUE(LEFT([.H71];2))*60+VALUE(MID(REPLACE([.H71];6;1;&quot;.&quot;);4;4)) ;0)" office:value-type="float" office:value="368.8" calcext:value-type="float">
            <text:p>368.8</text:p>
          </table:table-cell>
          <table:table-cell table:formula="of:=IFERROR( VALUE(LEFT([.I71];2))*60+VALUE(MID(REPLACE([.I71];6;1;&quot;.&quot;);4;4)) ;0)" office:value-type="float" office:value="596.9" calcext:value-type="float">
            <text:p>596.9</text:p>
          </table:table-cell>
          <table:table-cell table:formula="of:=CONCATENATE([.Q71];&quot;1 = Run.create! race: @&quot;;LOWER([.A71]);&quot;_day1,&quot;)" office:value-type="string" office:string-value="@hma_md6_day1 = Run.create! race: @md6_day1," calcext:value-type="string">
            <text:p>@hma_md6_day1 = Run.create! race: @md6_day1,</text:p>
          </table:table-cell>
          <table:table-cell table:formula="of:=CONCATENATE(&quot;                           user: @&quot;;[.J71];&quot;,&quot;)" office:value-type="string" office:string-value="                           user: @hma," calcext:value-type="string">
            <text:p><text:s text:c="27"/>user: @hma,</text:p>
          </table:table-cell>
          <table:table-cell table:formula="of:=CONCATENATE(&quot;                           number: '&quot;;[.C71];&quot;',&quot;)" office:value-type="string" office:string-value="                           number: '126'," calcext:value-type="string">
            <text:p><text:s text:c="27"/>number: '126',</text:p>
          </table:table-cell>
          <table:table-cell table:formula="of:=IF([.R71]&gt;0;CONCATENATE(&quot;                           times: '{ &quot;&quot;final&quot;&quot;: &quot;;[.R71]+3600;&quot; }'&quot;);&quot;                           times: ''&quot;)" office:value-type="string" office:string-value="                           times: '{ &quot;final&quot;: 3968.8 }'" calcext:value-type="string">
            <text:p><text:s text:c="27"/>times: '{ "final": 3968.8 }'</text:p>
          </table:table-cell>
          <table:table-cell table:formula="of:=CONCATENATE([.Q71];&quot;2 = Run.create! race: @&quot;;LOWER([.A71]);&quot;_day2,&quot;)" office:value-type="string" office:string-value="@hma_md6_day2 = Run.create! race: @md6_day2," calcext:value-type="string">
            <text:p>@hma_md6_day2 = Run.create! race: @md6_day2,</text:p>
          </table:table-cell>
          <table:table-cell table:formula="of:=IF([.S71]&gt;0;CONCATENATE(&quot;                           times: '{ &quot;&quot;start_timestamp&quot;&quot;: &quot;&quot;&quot;;TEXT([.AC71];&quot;YYYY-MM-DDTHH:MM:SS.000Z&quot;);&quot;&quot;&quot;, &quot;&quot;5km_timestamp&quot;&quot;: &quot;&quot;&quot;;TEXT([.AG71];&quot;YYYY-MM-DDTHH:MM:SS.000Z&quot;);&quot;&quot;&quot;, &quot;&quot;10km_timestamp&quot;&quot;: &quot;&quot;&quot;;TEXT([.AH71];&quot;YYYY-MM-DDTHH:MM:SS.000Z&quot;);&quot;&quot;&quot;, &quot;&quot;15km_timestamp&quot;&quot;: &quot;&quot;&quot;;TEXT([.AI71];&quot;YYYY-MM-DDTHH:MM:SS.000Z&quot;);&quot;&quot;&quot;, &quot;&quot;finish_timestamp&quot;&quot;: &quot;&quot;&quot;;TEXT([.AJ71];&quot;YYYY-MM-DDTHH:MM:SS.000Z&quot;);&quot;&quot;&quot; }'&quot;);&quot;                           times: ''&quot;)" office:value-type="string" office:string-value="                           times: '{ &quot;start_timestamp&quot;: &quot;2014-04-07T11:00:00.000Z&quot;, &quot;5km_timestamp&quot;: &quot;2014-04-07T11:18:52.585Z&quot;, &quot;10km_timestamp&quot;: &quot;2014-04-07T11:35:17.889Z&quot;, &quot;15km_timestamp&quot;: &quot;2014-04-07T11:53:17.965Z&quot;, &quot;finish_timestamp&quot;: &quot;2014-04-07T12:09:57.588Z&quot; }'" calcext:value-type="string">
            <text:p><text:s text:c="27"/>times: '{ "start_timestamp": "2014-04-07T11:00:00.000Z", "5km_timestamp": "2014-04-07T11:18:52.585Z", "10km_timestamp": "2014-04-07T11:35:17.889Z", "15km_timestamp": "2014-04-07T11:53:17.965Z", "finish_timestamp": "2014-04-07T12:09:57.588Z" }'</text:p>
          </table:table-cell>
          <table:table-cell/>
          <table:table-cell table:formula="of:=[.A71]" office:value-type="string" office:string-value="MD6" calcext:value-type="string">
            <text:p>MD6</text:p>
          </table:table-cell>
          <table:table-cell table:formula="of:=[.S71]+3600" office:value-type="float" office:value="4196.9" calcext:value-type="float">
            <text:p>4196.9</text:p>
          </table:table-cell>
          <table:table-cell table:style-name="ce5" office:value-type="date" office:date-value="2014-04-07T11:00:00.000006" calcext:value-type="date">
            <text:p>2014-04-07T11:00:00.000Z</text:p>
          </table:table-cell>
          <table:table-cell table:style-name="ce6" table:formula="of:=[.AB71]/4+RAND()*100" office:value-type="float" office:value="1132.58513713852" calcext:value-type="float">
            <text:p>1132.6</text:p>
          </table:table-cell>
          <table:table-cell table:style-name="ce6" table:formula="of:=[.AB71]*2/4+RAND()*100" office:value-type="float" office:value="2117.889127855" calcext:value-type="float">
            <text:p>2117.9</text:p>
          </table:table-cell>
          <table:table-cell table:style-name="ce6" table:formula="of:=[.AB71]*3/4+RAND()*100" office:value-type="float" office:value="3197.96472763102" calcext:value-type="float">
            <text:p>3198.0</text:p>
          </table:table-cell>
          <table:table-cell table:style-name="ce5" table:formula="of:=[.$AC71]+[.AD71]/(24*60*60)" office:value-type="date" office:date-value="2014-04-07T11:18:52.585143" calcext:value-type="date">
            <text:p>2014-04-07T11:18:52.585Z</text:p>
          </table:table-cell>
          <table:table-cell table:style-name="ce5" table:formula="of:=[.$AC71]+[.AE71]/(24*60*60)" office:value-type="date" office:date-value="2014-04-07T11:35:17.889134" calcext:value-type="date">
            <text:p>2014-04-07T11:35:17.889Z</text:p>
          </table:table-cell>
          <table:table-cell table:style-name="ce5" table:formula="of:=[.$AC71]+[.AF71]/(24*60*60)" office:value-type="date" office:date-value="2014-04-07T11:53:17.964734" calcext:value-type="date">
            <text:p>2014-04-07T11:53:17.965Z</text:p>
          </table:table-cell>
          <table:table-cell table:style-name="ce5" table:formula="of:=[.$AC71]+([.AB71]+RAND()*3)/(24*60*60)" office:value-type="date" office:date-value="2014-04-07T12:09:57.587768" calcext:value-type="date">
            <text:p>2014-04-07T12:09:57.588Z</text:p>
          </table:table-cell>
          <table:table-cell table:style-name="ce5" table:number-columns-repeated="3"/>
          <table:table-cell table:style-name="ce7" table:number-columns-repeated="2"/>
        </table:table-row>
        <table:table-row table:style-name="ro1">
          <table:table-cell table:formula="of:=[.A71]" office:value-type="string" office:string-value="MD6" calcext:value-type="string">
            <text:p>MD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Johan</text:p>
          </table:table-cell>
          <table:table-cell table:style-name="ce1" office:value-type="string" calcext:value-type="string">
            <text:p>Sernheim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string" calcext:value-type="string">
            <text:p>4:19:14,1</text:p>
          </table:table-cell>
          <table:table-cell table:style-name="ce1" office:value-type="string" calcext:value-type="string">
            <text:p>00:48,7</text:p>
          </table:table-cell>
          <table:table-cell table:style-name="ce1" office:value-type="string" calcext:value-type="string">
            <text:p>18:25,4</text:p>
          </table:table-cell>
          <table:table-cell table:style-name="ce3" table:formula="of:=CONCATENATE(LOWER(LEFT([.D72]));LOWER(LEFT([.E72]));LOWER(LEFT([.F72])))" office:value-type="string" office:string-value="jss" calcext:value-type="string">
            <text:p>jss</text:p>
          </table:table-cell>
          <table:table-cell table:formula="of:=CONCATENATE(&quot;@&quot;;[.J72];&quot; ||= User.create! email: '&quot;;LOWER([.D72]);&quot;.&quot;;LOWER([.E72]);&quot;@example.com',&quot;)" office:value-type="string" office:string-value="@jss ||= User.create! email: 'johan.sernheim@example.com'," calcext:value-type="string">
            <text:p>@jss ||= User.create! email: 'johan.sernheim@example.com',</text:p>
          </table:table-cell>
          <table:table-cell table:style-name="ce4" table:formula="of:=CONCATENATE(&quot;                  password: '&quot;;[.D72];&quot;1234567',&quot;)" office:value-type="string" office:string-value="                  password: 'Johan1234567'," calcext:value-type="string">
            <text:p><text:s text:c="18"/>password: 'Johan1234567',</text:p>
          </table:table-cell>
          <table:table-cell table:style-name="ce4" table:formula="of:=CONCATENATE(&quot;                  password_confirmation: '&quot;;[.D72];&quot;1234567',&quot;)" office:value-type="string" office:string-value="                  password_confirmation: 'Johan1234567'," calcext:value-type="string">
            <text:p><text:s text:c="18"/>password_confirmation: 'Johan1234567',</text:p>
          </table:table-cell>
          <table:table-cell table:style-name="ce4" table:formula="of:=CONCATENATE(&quot;                  display_name: '&quot;;[.D72];&quot; &quot;;[.E72];&quot;',&quot;)" office:value-type="string" office:string-value="                  display_name: 'Johan Sernheim'," calcext:value-type="string">
            <text:p><text:s text:c="18"/>display_name: 'Johan Sernheim',</text:p>
          </table:table-cell>
          <table:table-cell table:style-name="ce4" table:formula="of:=CONCATENATE(&quot;                  nationality: :&quot;;LOWER([.F72]))" office:value-type="string" office:string-value="                  nationality: :sweden" calcext:value-type="string">
            <text:p><text:s text:c="18"/>nationality: :sweden</text:p>
          </table:table-cell>
          <table:table-cell/>
          <table:table-cell table:formula="of:=CONCATENATE(&quot;@&quot;;[.J72];&quot;_&quot;;LOWER([.A72]);&quot;_day&quot;)" office:value-type="string" office:string-value="@jss_md6_day" calcext:value-type="string">
            <text:p>@jss_md6_day</text:p>
          </table:table-cell>
          <table:table-cell table:formula="of:=IFERROR( VALUE(LEFT([.H72];2))*60+VALUE(MID(REPLACE([.H72];6;1;&quot;.&quot;);4;4)) ;0)" office:value-type="float" office:value="48.7" calcext:value-type="float">
            <text:p>48.7</text:p>
          </table:table-cell>
          <table:table-cell table:formula="of:=IFERROR( VALUE(LEFT([.I72];2))*60+VALUE(MID(REPLACE([.I72];6;1;&quot;.&quot;);4;4)) ;0)" office:value-type="float" office:value="1105.4" calcext:value-type="float">
            <text:p>1105.4</text:p>
          </table:table-cell>
          <table:table-cell table:formula="of:=CONCATENATE([.Q72];&quot;1 = Run.create! race: @&quot;;LOWER([.A72]);&quot;_day1,&quot;)" office:value-type="string" office:string-value="@jss_md6_day1 = Run.create! race: @md6_day1," calcext:value-type="string">
            <text:p>@jss_md6_day1 = Run.create! race: @md6_day1,</text:p>
          </table:table-cell>
          <table:table-cell table:formula="of:=CONCATENATE(&quot;                           user: @&quot;;[.J72];&quot;,&quot;)" office:value-type="string" office:string-value="                           user: @jss," calcext:value-type="string">
            <text:p><text:s text:c="27"/>user: @jss,</text:p>
          </table:table-cell>
          <table:table-cell table:formula="of:=CONCATENATE(&quot;                           number: '&quot;;[.C72];&quot;',&quot;)" office:value-type="string" office:string-value="                           number: '118'," calcext:value-type="string">
            <text:p><text:s text:c="27"/>number: '118',</text:p>
          </table:table-cell>
          <table:table-cell table:formula="of:=IF([.R72]&gt;0;CONCATENATE(&quot;                           times: '{ &quot;&quot;final&quot;&quot;: &quot;;[.R72]+3600;&quot; }'&quot;);&quot;                           times: ''&quot;)" office:value-type="string" office:string-value="                           times: '{ &quot;final&quot;: 3648.7 }'" calcext:value-type="string">
            <text:p><text:s text:c="27"/>times: '{ "final": 3648.7 }'</text:p>
          </table:table-cell>
          <table:table-cell table:formula="of:=CONCATENATE([.Q72];&quot;2 = Run.create! race: @&quot;;LOWER([.A72]);&quot;_day2,&quot;)" office:value-type="string" office:string-value="@jss_md6_day2 = Run.create! race: @md6_day2," calcext:value-type="string">
            <text:p>@jss_md6_day2 = Run.create! race: @md6_day2,</text:p>
          </table:table-cell>
          <table:table-cell table:formula="of:=IF([.S72]&gt;0;CONCATENATE(&quot;                           times: '{ &quot;&quot;start_timestamp&quot;&quot;: &quot;&quot;&quot;;TEXT([.AC72];&quot;YYYY-MM-DDTHH:MM:SS.000Z&quot;);&quot;&quot;&quot;, &quot;&quot;5km_timestamp&quot;&quot;: &quot;&quot;&quot;;TEXT([.AG72];&quot;YYYY-MM-DDTHH:MM:SS.000Z&quot;);&quot;&quot;&quot;, &quot;&quot;10km_timestamp&quot;&quot;: &quot;&quot;&quot;;TEXT([.AH72];&quot;YYYY-MM-DDTHH:MM:SS.000Z&quot;);&quot;&quot;&quot;, &quot;&quot;15km_timestamp&quot;&quot;: &quot;&quot;&quot;;TEXT([.AI72];&quot;YYYY-MM-DDTHH:MM:SS.000Z&quot;);&quot;&quot;&quot;, &quot;&quot;finish_timestamp&quot;&quot;: &quot;&quot;&quot;;TEXT([.AJ72];&quot;YYYY-MM-DDTHH:MM:SS.000Z&quot;);&quot;&quot;&quot; }'&quot;);&quot;                           times: ''&quot;)" office:value-type="string" office:string-value="                           times: '{ &quot;start_timestamp&quot;: &quot;2014-04-08T11:01:00.000Z&quot;, &quot;5km_timestamp&quot;: &quot;2014-04-08T11:22:04.009Z&quot;, &quot;10km_timestamp&quot;: &quot;2014-04-08T11:40:52.255Z&quot;, &quot;15km_timestamp&quot;: &quot;2014-04-08T12:00:02.588Z&quot;, &quot;finish_timestamp&quot;: &quot;2014-04-08T12:19:27.225Z&quot; }'" calcext:value-type="string">
            <text:p><text:s text:c="27"/>times: '{ "start_timestamp": "2014-04-08T11:01:00.000Z", "5km_timestamp": "2014-04-08T11:22:04.009Z", "10km_timestamp": "2014-04-08T11:40:52.255Z", "15km_timestamp": "2014-04-08T12:00:02.588Z", "finish_timestamp": "2014-04-08T12:19:27.225Z" }'</text:p>
          </table:table-cell>
          <table:table-cell/>
          <table:table-cell table:formula="of:=[.A72]" office:value-type="string" office:string-value="MD6" calcext:value-type="string">
            <text:p>MD6</text:p>
          </table:table-cell>
          <table:table-cell table:formula="of:=[.S72]+3600" office:value-type="float" office:value="4705.4" calcext:value-type="float">
            <text:p>4705.4</text:p>
          </table:table-cell>
          <table:table-cell table:style-name="ce5" office:value-type="date" office:date-value="2014-04-08T11:01:00.000007" calcext:value-type="date">
            <text:p>2014-04-08T11:01:00.000Z</text:p>
          </table:table-cell>
          <table:table-cell table:style-name="ce6" table:formula="of:=[.AB72]/4+RAND()*100" office:value-type="float" office:value="1264.00881068539" calcext:value-type="float">
            <text:p>1264.0</text:p>
          </table:table-cell>
          <table:table-cell table:style-name="ce6" table:formula="of:=[.AB72]*2/4+RAND()*100" office:value-type="float" office:value="2392.25472912639" calcext:value-type="float">
            <text:p>2392.3</text:p>
          </table:table-cell>
          <table:table-cell table:style-name="ce6" table:formula="of:=[.AB72]*3/4+RAND()*100" office:value-type="float" office:value="3542.58786094114" calcext:value-type="float">
            <text:p>3542.6</text:p>
          </table:table-cell>
          <table:table-cell table:style-name="ce5" table:formula="of:=[.$AC72]+[.AD72]/(24*60*60)" office:value-type="date" office:date-value="2014-04-08T11:22:04.008818" calcext:value-type="date">
            <text:p>2014-04-08T11:22:04.009Z</text:p>
          </table:table-cell>
          <table:table-cell table:style-name="ce5" table:formula="of:=[.$AC72]+[.AE72]/(24*60*60)" office:value-type="date" office:date-value="2014-04-08T11:40:52.254736" calcext:value-type="date">
            <text:p>2014-04-08T11:40:52.255Z</text:p>
          </table:table-cell>
          <table:table-cell table:style-name="ce5" table:formula="of:=[.$AC72]+[.AF72]/(24*60*60)" office:value-type="date" office:date-value="2014-04-08T12:00:02.587868" calcext:value-type="date">
            <text:p>2014-04-08T12:00:02.588Z</text:p>
          </table:table-cell>
          <table:table-cell table:style-name="ce5" table:formula="of:=[.$AC72]+([.AB72]+RAND()*3)/(24*60*60)" office:value-type="date" office:date-value="2014-04-08T12:19:27.22522" calcext:value-type="date">
            <text:p>2014-04-08T12:19:27.225Z</text:p>
          </table:table-cell>
          <table:table-cell table:style-name="ce5" table:number-columns-repeated="3"/>
          <table:table-cell table:style-name="ce7" table:number-columns-repeated="2"/>
        </table:table-row>
        <table:table-row table:style-name="ro2">
          <table:table-cell table:formula="of:=[.A72]" office:value-type="string" office:string-value="MD6" calcext:value-type="string">
            <text:p>MD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Joni</text:p>
          </table:table-cell>
          <table:table-cell table:style-name="ce1" office:value-type="string" calcext:value-type="string">
            <text:p>Elomaa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4:19:58,2</text:p>
          </table:table-cell>
          <table:table-cell table:style-name="ce1" office:value-type="string" calcext:value-type="string">
            <text:p>58:13,6</text:p>
          </table:table-cell>
          <table:table-cell table:style-name="ce1" office:value-type="string" calcext:value-type="string">
            <text:p>21:44,6</text:p>
          </table:table-cell>
          <table:table-cell table:style-name="ce3" table:formula="of:=CONCATENATE(LOWER(LEFT([.D73]));LOWER(LEFT([.E73]));LOWER(LEFT([.F73])))" office:value-type="string" office:string-value="jef" calcext:value-type="string">
            <text:p>jef</text:p>
          </table:table-cell>
          <table:table-cell table:formula="of:=CONCATENATE(&quot;@&quot;;[.J73];&quot; ||= User.create! email: '&quot;;LOWER([.D73]);&quot;.&quot;;LOWER([.E73]);&quot;@example.com',&quot;)" office:value-type="string" office:string-value="@jef ||= User.create! email: 'joni.elomaa@example.com'," calcext:value-type="string">
            <text:p>@jef ||= User.create! email: 'joni.elomaa@example.com',</text:p>
          </table:table-cell>
          <table:table-cell table:style-name="ce4" table:formula="of:=CONCATENATE(&quot;                  password: '&quot;;[.D73];&quot;1234567',&quot;)" office:value-type="string" office:string-value="                  password: 'Joni1234567'," calcext:value-type="string">
            <text:p><text:s text:c="18"/>password: 'Joni1234567',</text:p>
          </table:table-cell>
          <table:table-cell table:style-name="ce4" table:formula="of:=CONCATENATE(&quot;                  password_confirmation: '&quot;;[.D73];&quot;1234567',&quot;)" office:value-type="string" office:string-value="                  password_confirmation: 'Joni1234567'," calcext:value-type="string">
            <text:p><text:s text:c="18"/>password_confirmation: 'Joni1234567',</text:p>
          </table:table-cell>
          <table:table-cell table:style-name="ce4" table:formula="of:=CONCATENATE(&quot;                  display_name: '&quot;;[.D73];&quot; &quot;;[.E73];&quot;',&quot;)" office:value-type="string" office:string-value="                  display_name: 'Joni Elomaa'," calcext:value-type="string">
            <text:p><text:s text:c="18"/>display_name: 'Joni Elomaa',</text:p>
          </table:table-cell>
          <table:table-cell table:style-name="ce4" table:formula="of:=CONCATENATE(&quot;                  nationality: :&quot;;LOWER([.F73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73];&quot;_&quot;;LOWER([.A73]);&quot;_day&quot;)" office:value-type="string" office:string-value="@jef_md6_day" calcext:value-type="string">
            <text:p>@jef_md6_day</text:p>
          </table:table-cell>
          <table:table-cell table:formula="of:=IFERROR( VALUE(LEFT([.H73];2))*60+VALUE(MID(REPLACE([.H73];6;1;&quot;.&quot;);4;4)) ;0)" office:value-type="float" office:value="3493.6" calcext:value-type="float">
            <text:p>3493.6</text:p>
          </table:table-cell>
          <table:table-cell table:formula="of:=IFERROR( VALUE(LEFT([.I73];2))*60+VALUE(MID(REPLACE([.I73];6;1;&quot;.&quot;);4;4)) ;0)" office:value-type="float" office:value="1304.6" calcext:value-type="float">
            <text:p>1304.6</text:p>
          </table:table-cell>
          <table:table-cell table:formula="of:=CONCATENATE([.Q73];&quot;1 = Run.create! race: @&quot;;LOWER([.A73]);&quot;_day1,&quot;)" office:value-type="string" office:string-value="@jef_md6_day1 = Run.create! race: @md6_day1," calcext:value-type="string">
            <text:p>@jef_md6_day1 = Run.create! race: @md6_day1,</text:p>
          </table:table-cell>
          <table:table-cell table:formula="of:=CONCATENATE(&quot;                           user: @&quot;;[.J73];&quot;,&quot;)" office:value-type="string" office:string-value="                           user: @jef," calcext:value-type="string">
            <text:p><text:s text:c="27"/>user: @jef,</text:p>
          </table:table-cell>
          <table:table-cell table:formula="of:=CONCATENATE(&quot;                           number: '&quot;;[.C73];&quot;',&quot;)" office:value-type="string" office:string-value="                           number: '117'," calcext:value-type="string">
            <text:p><text:s text:c="27"/>number: '117',</text:p>
          </table:table-cell>
          <table:table-cell table:formula="of:=IF([.R73]&gt;0;CONCATENATE(&quot;                           times: '{ &quot;&quot;final&quot;&quot;: &quot;;[.R73];&quot; }'&quot;);&quot;                           times: ''&quot;)" office:value-type="string" office:string-value="                           times: '{ &quot;final&quot;: 3493.6 }'" calcext:value-type="string">
            <text:p><text:s text:c="27"/>times: '{ "final": 3493.6 }'</text:p>
          </table:table-cell>
          <table:table-cell table:formula="of:=CONCATENATE([.Q73];&quot;2 = Run.create! race: @&quot;;LOWER([.A73]);&quot;_day2,&quot;)" office:value-type="string" office:string-value="@jef_md6_day2 = Run.create! race: @md6_day2," calcext:value-type="string">
            <text:p>@jef_md6_day2 = Run.create! race: @md6_day2,</text:p>
          </table:table-cell>
          <table:table-cell table:formula="of:=IF([.S73]&gt;0;CONCATENATE(&quot;                           times: '{ &quot;&quot;start_timestamp&quot;&quot;: &quot;&quot;&quot;;TEXT([.AC73];&quot;YYYY-MM-DDTHH:MM:SS.000Z&quot;);&quot;&quot;&quot;, &quot;&quot;5km_timestamp&quot;&quot;: &quot;&quot;&quot;;TEXT([.AG73];&quot;YYYY-MM-DDTHH:MM:SS.000Z&quot;);&quot;&quot;&quot;, &quot;&quot;10km_timestamp&quot;&quot;: &quot;&quot;&quot;;TEXT([.AH73];&quot;YYYY-MM-DDTHH:MM:SS.000Z&quot;);&quot;&quot;&quot;, &quot;&quot;15km_timestamp&quot;&quot;: &quot;&quot;&quot;;TEXT([.AI73];&quot;YYYY-MM-DDTHH:MM:SS.000Z&quot;);&quot;&quot;&quot;, &quot;&quot;finish_timestamp&quot;&quot;: &quot;&quot;&quot;;TEXT([.AJ73];&quot;YYYY-MM-DDTHH:MM:SS.000Z&quot;);&quot;&quot;&quot; }'&quot;);&quot;                           times: ''&quot;)" office:value-type="string" office:string-value="                           times: '{ &quot;start_timestamp&quot;: &quot;2014-04-09T11:02:00.000Z&quot;, &quot;5km_timestamp&quot;: &quot;2014-04-09T11:24:03.669Z&quot;, &quot;10km_timestamp&quot;: &quot;2014-04-09T11:43:31.258Z&quot;, &quot;15km_timestamp&quot;: &quot;2014-04-09T12:03:57.343Z&quot;, &quot;finish_timestamp&quot;: &quot;2014-04-09T12:23:46.894Z&quot; }'" calcext:value-type="string">
            <text:p><text:s text:c="27"/>times: '{ "start_timestamp": "2014-04-09T11:02:00.000Z", "5km_timestamp": "2014-04-09T11:24:03.669Z", "10km_timestamp": "2014-04-09T11:43:31.258Z", "15km_timestamp": "2014-04-09T12:03:57.343Z", "finish_timestamp": "2014-04-09T12:23:46.894Z" }'</text:p>
          </table:table-cell>
          <table:table-cell/>
          <table:table-cell table:formula="of:=[.A73]" office:value-type="string" office:string-value="MD6" calcext:value-type="string">
            <text:p>MD6</text:p>
          </table:table-cell>
          <table:table-cell table:formula="of:=[.S73]+3600" office:value-type="float" office:value="4904.6" calcext:value-type="float">
            <text:p>4904.6</text:p>
          </table:table-cell>
          <table:table-cell table:style-name="ce5" office:value-type="date" office:date-value="2014-04-09T11:02:00.000006" calcext:value-type="date">
            <text:p>2014-04-09T11:02:00.000Z</text:p>
          </table:table-cell>
          <table:table-cell table:style-name="ce6" table:formula="of:=[.AB73]/4+RAND()*100" office:value-type="float" office:value="1323.66891291235" calcext:value-type="float">
            <text:p>1323.7</text:p>
          </table:table-cell>
          <table:table-cell table:style-name="ce6" table:formula="of:=[.AB73]*2/4+RAND()*100" office:value-type="float" office:value="2491.25776781719" calcext:value-type="float">
            <text:p>2491.3</text:p>
          </table:table-cell>
          <table:table-cell table:style-name="ce6" table:formula="of:=[.AB73]*3/4+RAND()*100" office:value-type="float" office:value="3717.34269859064" calcext:value-type="float">
            <text:p>3717.3</text:p>
          </table:table-cell>
          <table:table-cell table:style-name="ce5" table:formula="of:=[.$AC73]+[.AD73]/(24*60*60)" office:value-type="date" office:date-value="2014-04-09T11:24:03.668919" calcext:value-type="date">
            <text:p>2014-04-09T11:24:03.669Z</text:p>
          </table:table-cell>
          <table:table-cell table:style-name="ce5" table:formula="of:=[.$AC73]+[.AE73]/(24*60*60)" office:value-type="date" office:date-value="2014-04-09T11:43:31.257774" calcext:value-type="date">
            <text:p>2014-04-09T11:43:31.258Z</text:p>
          </table:table-cell>
          <table:table-cell table:style-name="ce5" table:formula="of:=[.$AC73]+[.AF73]/(24*60*60)" office:value-type="date" office:date-value="2014-04-09T12:03:57.342705" calcext:value-type="date">
            <text:p>2014-04-09T12:03:57.343Z</text:p>
          </table:table-cell>
          <table:table-cell table:style-name="ce5" table:formula="of:=[.$AC73]+([.AB73]+RAND()*3)/(24*60*60)" office:value-type="date" office:date-value="2014-04-09T12:23:46.89404" calcext:value-type="date">
            <text:p>2014-04-09T12:23:46.894Z</text:p>
          </table:table-cell>
          <table:table-cell table:style-name="ce5" table:number-columns-repeated="3"/>
          <table:table-cell table:style-name="ce7" table:number-columns-repeated="2"/>
        </table:table-row>
        <table:table-row table:style-name="ro2">
          <table:table-cell table:formula="of:=[.A73]" office:value-type="string" office:string-value="MD6" calcext:value-type="string">
            <text:p>MD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Kati</text:p>
          </table:table-cell>
          <table:table-cell table:style-name="ce1" office:value-type="string" calcext:value-type="string">
            <text:p>Kumpulainen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4:20:47,4</text:p>
          </table:table-cell>
          <table:table-cell table:style-name="ce1" office:value-type="string" calcext:value-type="string">
            <text:p>08:11,8</text:p>
          </table:table-cell>
          <table:table-cell table:style-name="ce1" office:value-type="string" calcext:value-type="string">
            <text:p>12:35,6</text:p>
          </table:table-cell>
          <table:table-cell table:style-name="ce3" table:formula="of:=CONCATENATE(LOWER(LEFT([.D74]));LOWER(LEFT([.E74]));LOWER(LEFT([.F74])))" office:value-type="string" office:string-value="kkf" calcext:value-type="string">
            <text:p>kkf</text:p>
          </table:table-cell>
          <table:table-cell table:formula="of:=CONCATENATE(&quot;@&quot;;[.J74];&quot; ||= User.create! email: '&quot;;LOWER([.D74]);&quot;.&quot;;LOWER([.E74]);&quot;@example.com',&quot;)" office:value-type="string" office:string-value="@kkf ||= User.create! email: 'kati.kumpulainen@example.com'," calcext:value-type="string">
            <text:p>@kkf ||= User.create! email: 'kati.kumpulainen@example.com',</text:p>
          </table:table-cell>
          <table:table-cell table:style-name="ce4" table:formula="of:=CONCATENATE(&quot;                  password: '&quot;;[.D74];&quot;1234567',&quot;)" office:value-type="string" office:string-value="                  password: 'Kati1234567'," calcext:value-type="string">
            <text:p><text:s text:c="18"/>password: 'Kati1234567',</text:p>
          </table:table-cell>
          <table:table-cell table:style-name="ce4" table:formula="of:=CONCATENATE(&quot;                  password_confirmation: '&quot;;[.D74];&quot;1234567',&quot;)" office:value-type="string" office:string-value="                  password_confirmation: 'Kati1234567'," calcext:value-type="string">
            <text:p><text:s text:c="18"/>password_confirmation: 'Kati1234567',</text:p>
          </table:table-cell>
          <table:table-cell table:style-name="ce4" table:formula="of:=CONCATENATE(&quot;                  display_name: '&quot;;[.D74];&quot; &quot;;[.E74];&quot;',&quot;)" office:value-type="string" office:string-value="                  display_name: 'Kati Kumpulainen'," calcext:value-type="string">
            <text:p><text:s text:c="18"/>display_name: 'Kati Kumpulainen',</text:p>
          </table:table-cell>
          <table:table-cell table:style-name="ce4" table:formula="of:=CONCATENATE(&quot;                  nationality: :&quot;;LOWER([.F74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74];&quot;_&quot;;LOWER([.A74]);&quot;_day&quot;)" office:value-type="string" office:string-value="@kkf_md6_day" calcext:value-type="string">
            <text:p>@kkf_md6_day</text:p>
          </table:table-cell>
          <table:table-cell table:formula="of:=IFERROR( VALUE(LEFT([.H74];2))*60+VALUE(MID(REPLACE([.H74];6;1;&quot;.&quot;);4;4)) ;0)" office:value-type="float" office:value="491.8" calcext:value-type="float">
            <text:p>491.8</text:p>
          </table:table-cell>
          <table:table-cell table:formula="of:=IFERROR( VALUE(LEFT([.I74];2))*60+VALUE(MID(REPLACE([.I74];6;1;&quot;.&quot;);4;4)) ;0)" office:value-type="float" office:value="755.6" calcext:value-type="float">
            <text:p>755.6</text:p>
          </table:table-cell>
          <table:table-cell table:formula="of:=CONCATENATE([.Q74];&quot;1 = Run.create! race: @&quot;;LOWER([.A74]);&quot;_day1,&quot;)" office:value-type="string" office:string-value="@kkf_md6_day1 = Run.create! race: @md6_day1," calcext:value-type="string">
            <text:p>@kkf_md6_day1 = Run.create! race: @md6_day1,</text:p>
          </table:table-cell>
          <table:table-cell table:formula="of:=CONCATENATE(&quot;                           user: @&quot;;[.J74];&quot;,&quot;)" office:value-type="string" office:string-value="                           user: @kkf," calcext:value-type="string">
            <text:p><text:s text:c="27"/>user: @kkf,</text:p>
          </table:table-cell>
          <table:table-cell table:formula="of:=CONCATENATE(&quot;                           number: '&quot;;[.C74];&quot;',&quot;)" office:value-type="string" office:string-value="                           number: '124'," calcext:value-type="string">
            <text:p><text:s text:c="27"/>number: '124',</text:p>
          </table:table-cell>
          <table:table-cell table:formula="of:=IF([.R74]&gt;0;CONCATENATE(&quot;                           times: '{ &quot;&quot;final&quot;&quot;: &quot;;[.R74]+3600;&quot; }'&quot;);&quot;                           times: ''&quot;)" office:value-type="string" office:string-value="                           times: '{ &quot;final&quot;: 4091.8 }'" calcext:value-type="string">
            <text:p><text:s text:c="27"/>times: '{ "final": 4091.8 }'</text:p>
          </table:table-cell>
          <table:table-cell table:formula="of:=CONCATENATE([.Q74];&quot;2 = Run.create! race: @&quot;;LOWER([.A74]);&quot;_day2,&quot;)" office:value-type="string" office:string-value="@kkf_md6_day2 = Run.create! race: @md6_day2," calcext:value-type="string">
            <text:p>@kkf_md6_day2 = Run.create! race: @md6_day2,</text:p>
          </table:table-cell>
          <table:table-cell table:formula="of:=IF([.S74]&gt;0;CONCATENATE(&quot;                           times: '{ &quot;&quot;start_timestamp&quot;&quot;: &quot;&quot;&quot;;TEXT([.AC74];&quot;YYYY-MM-DDTHH:MM:SS.000Z&quot;);&quot;&quot;&quot;, &quot;&quot;5km_timestamp&quot;&quot;: &quot;&quot;&quot;;TEXT([.AG74];&quot;YYYY-MM-DDTHH:MM:SS.000Z&quot;);&quot;&quot;&quot;, &quot;&quot;10km_timestamp&quot;&quot;: &quot;&quot;&quot;;TEXT([.AH74];&quot;YYYY-MM-DDTHH:MM:SS.000Z&quot;);&quot;&quot;&quot;, &quot;&quot;15km_timestamp&quot;&quot;: &quot;&quot;&quot;;TEXT([.AI74];&quot;YYYY-MM-DDTHH:MM:SS.000Z&quot;);&quot;&quot;&quot;, &quot;&quot;finish_timestamp&quot;&quot;: &quot;&quot;&quot;;TEXT([.AJ74];&quot;YYYY-MM-DDTHH:MM:SS.000Z&quot;);&quot;&quot;&quot; }'&quot;);&quot;                           times: ''&quot;)" office:value-type="string" office:string-value="                           times: '{ &quot;start_timestamp&quot;: &quot;2014-04-10T11:03:00.000Z&quot;, &quot;5km_timestamp&quot;: &quot;2014-04-10T11:21:41.231Z&quot;, &quot;10km_timestamp&quot;: &quot;2014-04-10T11:40:31.543Z&quot;, &quot;15km_timestamp&quot;: &quot;2014-04-10T11:58:59.583Z&quot;, &quot;finish_timestamp&quot;: &quot;2014-04-10T12:15:37.806Z&quot; }'" calcext:value-type="string">
            <text:p><text:s text:c="27"/>times: '{ "start_timestamp": "2014-04-10T11:03:00.000Z", "5km_timestamp": "2014-04-10T11:21:41.231Z", "10km_timestamp": "2014-04-10T11:40:31.543Z", "15km_timestamp": "2014-04-10T11:58:59.583Z", "finish_timestamp": "2014-04-10T12:15:37.806Z" }'</text:p>
          </table:table-cell>
          <table:table-cell/>
          <table:table-cell table:formula="of:=[.A74]" office:value-type="string" office:string-value="MD6" calcext:value-type="string">
            <text:p>MD6</text:p>
          </table:table-cell>
          <table:table-cell table:formula="of:=[.S74]+3600" office:value-type="float" office:value="4355.6" calcext:value-type="float">
            <text:p>4355.6</text:p>
          </table:table-cell>
          <table:table-cell table:style-name="ce5" office:value-type="date" office:date-value="2014-04-10T11:03:00.000006" calcext:value-type="date">
            <text:p>2014-04-10T11:03:00.000Z</text:p>
          </table:table-cell>
          <table:table-cell table:style-name="ce6" table:formula="of:=[.AB74]/4+RAND()*100" office:value-type="float" office:value="1121.23107111882" calcext:value-type="float">
            <text:p>1121.2</text:p>
          </table:table-cell>
          <table:table-cell table:style-name="ce6" table:formula="of:=[.AB74]*2/4+RAND()*100" office:value-type="float" office:value="2251.54283089303" calcext:value-type="float">
            <text:p>2251.5</text:p>
          </table:table-cell>
          <table:table-cell table:style-name="ce6" table:formula="of:=[.AB74]*3/4+RAND()*100" office:value-type="float" office:value="3359.5829260869" calcext:value-type="float">
            <text:p>3359.6</text:p>
          </table:table-cell>
          <table:table-cell table:style-name="ce5" table:formula="of:=[.$AC74]+[.AD74]/(24*60*60)" office:value-type="date" office:date-value="2014-04-10T11:21:41.231078" calcext:value-type="date">
            <text:p>2014-04-10T11:21:41.231Z</text:p>
          </table:table-cell>
          <table:table-cell table:style-name="ce5" table:formula="of:=[.$AC74]+[.AE74]/(24*60*60)" office:value-type="date" office:date-value="2014-04-10T11:40:31.542838" calcext:value-type="date">
            <text:p>2014-04-10T11:40:31.543Z</text:p>
          </table:table-cell>
          <table:table-cell table:style-name="ce5" table:formula="of:=[.$AC74]+[.AF74]/(24*60*60)" office:value-type="date" office:date-value="2014-04-10T11:58:59.582932" calcext:value-type="date">
            <text:p>2014-04-10T11:58:59.583Z</text:p>
          </table:table-cell>
          <table:table-cell table:style-name="ce5" table:formula="of:=[.$AC74]+([.AB74]+RAND()*3)/(24*60*60)" office:value-type="date" office:date-value="2014-04-10T12:15:37.806321" calcext:value-type="date">
            <text:p>2014-04-10T12:15:37.806Z</text:p>
          </table:table-cell>
          <table:table-cell table:style-name="ce5" table:number-columns-repeated="3"/>
          <table:table-cell table:style-name="ce7" table:number-columns-repeated="2"/>
        </table:table-row>
        <table:table-row table:style-name="ro2">
          <table:table-cell table:formula="of:=[.A74]" office:value-type="string" office:string-value="MD6" calcext:value-type="string">
            <text:p>MD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Suvi</text:p>
          </table:table-cell>
          <table:table-cell table:style-name="ce1" office:value-type="string" calcext:value-type="string">
            <text:p>Lahtinen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4:37:42,1</text:p>
          </table:table-cell>
          <table:table-cell table:style-name="ce1" office:value-type="string" calcext:value-type="string">
            <text:p>13:46,8</text:p>
          </table:table-cell>
          <table:table-cell table:style-name="ce1" office:value-type="string" calcext:value-type="string">
            <text:p>23:55,3</text:p>
          </table:table-cell>
          <table:table-cell table:style-name="ce3" table:formula="of:=CONCATENATE(LOWER(LEFT([.D75]));LOWER(LEFT([.E75]));LOWER(LEFT([.F75])))" office:value-type="string" office:string-value="slf" calcext:value-type="string">
            <text:p>slf</text:p>
          </table:table-cell>
          <table:table-cell table:formula="of:=CONCATENATE(&quot;@&quot;;[.J75];&quot; ||= User.create! email: '&quot;;LOWER([.D75]);&quot;.&quot;;LOWER([.E75]);&quot;@example.com',&quot;)" office:value-type="string" office:string-value="@slf ||= User.create! email: 'suvi.lahtinen@example.com'," calcext:value-type="string">
            <text:p>@slf ||= User.create! email: 'suvi.lahtinen@example.com',</text:p>
          </table:table-cell>
          <table:table-cell table:style-name="ce4" table:formula="of:=CONCATENATE(&quot;                  password: '&quot;;[.D75];&quot;1234567',&quot;)" office:value-type="string" office:string-value="                  password: 'Suvi1234567'," calcext:value-type="string">
            <text:p><text:s text:c="18"/>password: 'Suvi1234567',</text:p>
          </table:table-cell>
          <table:table-cell table:style-name="ce4" table:formula="of:=CONCATENATE(&quot;                  password_confirmation: '&quot;;[.D75];&quot;1234567',&quot;)" office:value-type="string" office:string-value="                  password_confirmation: 'Suvi1234567'," calcext:value-type="string">
            <text:p><text:s text:c="18"/>password_confirmation: 'Suvi1234567',</text:p>
          </table:table-cell>
          <table:table-cell table:style-name="ce4" table:formula="of:=CONCATENATE(&quot;                  display_name: '&quot;;[.D75];&quot; &quot;;[.E75];&quot;',&quot;)" office:value-type="string" office:string-value="                  display_name: 'Suvi Lahtinen'," calcext:value-type="string">
            <text:p><text:s text:c="18"/>display_name: 'Suvi Lahtinen',</text:p>
          </table:table-cell>
          <table:table-cell table:style-name="ce4" table:formula="of:=CONCATENATE(&quot;                  nationality: :&quot;;LOWER([.F75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75];&quot;_&quot;;LOWER([.A75]);&quot;_day&quot;)" office:value-type="string" office:string-value="@slf_md6_day" calcext:value-type="string">
            <text:p>@slf_md6_day</text:p>
          </table:table-cell>
          <table:table-cell table:formula="of:=IFERROR( VALUE(LEFT([.H75];2))*60+VALUE(MID(REPLACE([.H75];6;1;&quot;.&quot;);4;4)) ;0)" office:value-type="float" office:value="826.8" calcext:value-type="float">
            <text:p>826.8</text:p>
          </table:table-cell>
          <table:table-cell table:formula="of:=IFERROR( VALUE(LEFT([.I75];2))*60+VALUE(MID(REPLACE([.I75];6;1;&quot;.&quot;);4;4)) ;0)" office:value-type="float" office:value="1435.3" calcext:value-type="float">
            <text:p>1435.3</text:p>
          </table:table-cell>
          <table:table-cell table:formula="of:=CONCATENATE([.Q75];&quot;1 = Run.create! race: @&quot;;LOWER([.A75]);&quot;_day1,&quot;)" office:value-type="string" office:string-value="@slf_md6_day1 = Run.create! race: @md6_day1," calcext:value-type="string">
            <text:p>@slf_md6_day1 = Run.create! race: @md6_day1,</text:p>
          </table:table-cell>
          <table:table-cell table:formula="of:=CONCATENATE(&quot;                           user: @&quot;;[.J75];&quot;,&quot;)" office:value-type="string" office:string-value="                           user: @slf," calcext:value-type="string">
            <text:p><text:s text:c="27"/>user: @slf,</text:p>
          </table:table-cell>
          <table:table-cell table:formula="of:=CONCATENATE(&quot;                           number: '&quot;;[.C75];&quot;',&quot;)" office:value-type="string" office:string-value="                           number: '127'," calcext:value-type="string">
            <text:p><text:s text:c="27"/>number: '127',</text:p>
          </table:table-cell>
          <table:table-cell table:formula="of:=IF([.R75]&gt;0;CONCATENATE(&quot;                           times: '{ &quot;&quot;final&quot;&quot;: &quot;;[.R75]+3600;&quot; }'&quot;);&quot;                           times: ''&quot;)" office:value-type="string" office:string-value="                           times: '{ &quot;final&quot;: 4426.8 }'" calcext:value-type="string">
            <text:p><text:s text:c="27"/>times: '{ "final": 4426.8 }'</text:p>
          </table:table-cell>
          <table:table-cell table:formula="of:=CONCATENATE([.Q75];&quot;2 = Run.create! race: @&quot;;LOWER([.A75]);&quot;_day2,&quot;)" office:value-type="string" office:string-value="@slf_md6_day2 = Run.create! race: @md6_day2," calcext:value-type="string">
            <text:p>@slf_md6_day2 = Run.create! race: @md6_day2,</text:p>
          </table:table-cell>
          <table:table-cell table:formula="of:=IF([.S75]&gt;0;CONCATENATE(&quot;                           times: '{ &quot;&quot;start_timestamp&quot;&quot;: &quot;&quot;&quot;;TEXT([.AC75];&quot;YYYY-MM-DDTHH:MM:SS.000Z&quot;);&quot;&quot;&quot;, &quot;&quot;5km_timestamp&quot;&quot;: &quot;&quot;&quot;;TEXT([.AG75];&quot;YYYY-MM-DDTHH:MM:SS.000Z&quot;);&quot;&quot;&quot;, &quot;&quot;10km_timestamp&quot;&quot;: &quot;&quot;&quot;;TEXT([.AH75];&quot;YYYY-MM-DDTHH:MM:SS.000Z&quot;);&quot;&quot;&quot;, &quot;&quot;15km_timestamp&quot;&quot;: &quot;&quot;&quot;;TEXT([.AI75];&quot;YYYY-MM-DDTHH:MM:SS.000Z&quot;);&quot;&quot;&quot;, &quot;&quot;finish_timestamp&quot;&quot;: &quot;&quot;&quot;;TEXT([.AJ75];&quot;YYYY-MM-DDTHH:MM:SS.000Z&quot;);&quot;&quot;&quot; }'&quot;);&quot;                           times: ''&quot;)" office:value-type="string" office:string-value="                           times: '{ &quot;start_timestamp&quot;: &quot;2014-04-11T11:04:00.000Z&quot;, &quot;5km_timestamp&quot;: &quot;2014-04-11T11:25:52.626Z&quot;, &quot;10km_timestamp&quot;: &quot;2014-04-11T11:47:01.345Z&quot;, &quot;15km_timestamp&quot;: &quot;2014-04-11T12:06:56.952Z&quot;, &quot;finish_timestamp&quot;: &quot;2014-04-11T12:27:58.241Z&quot; }'" calcext:value-type="string">
            <text:p><text:s text:c="27"/>times: '{ "start_timestamp": "2014-04-11T11:04:00.000Z", "5km_timestamp": "2014-04-11T11:25:52.626Z", "10km_timestamp": "2014-04-11T11:47:01.345Z", "15km_timestamp": "2014-04-11T12:06:56.952Z", "finish_timestamp": "2014-04-11T12:27:58.241Z" }'</text:p>
          </table:table-cell>
          <table:table-cell/>
          <table:table-cell table:formula="of:=[.A75]" office:value-type="string" office:string-value="MD6" calcext:value-type="string">
            <text:p>MD6</text:p>
          </table:table-cell>
          <table:table-cell table:formula="of:=[.S75]+3600" office:value-type="float" office:value="5035.3" calcext:value-type="float">
            <text:p>5035.3</text:p>
          </table:table-cell>
          <table:table-cell table:style-name="ce5" office:value-type="date" office:date-value="2014-04-11T11:04:00.000007" calcext:value-type="date">
            <text:p>2014-04-11T11:04:00.000Z</text:p>
          </table:table-cell>
          <table:table-cell table:style-name="ce6" table:formula="of:=[.AB75]/4+RAND()*100" office:value-type="float" office:value="1312.62589902319" calcext:value-type="float">
            <text:p>1312.6</text:p>
          </table:table-cell>
          <table:table-cell table:style-name="ce6" table:formula="of:=[.AB75]*2/4+RAND()*100" office:value-type="float" office:value="2581.34544770569" calcext:value-type="float">
            <text:p>2581.3</text:p>
          </table:table-cell>
          <table:table-cell table:style-name="ce6" table:formula="of:=[.AB75]*3/4+RAND()*100" office:value-type="float" office:value="3776.95175431706" calcext:value-type="float">
            <text:p>3777.0</text:p>
          </table:table-cell>
          <table:table-cell table:style-name="ce5" table:formula="of:=[.$AC75]+[.AD75]/(24*60*60)" office:value-type="date" office:date-value="2014-04-11T11:25:52.625907" calcext:value-type="date">
            <text:p>2014-04-11T11:25:52.626Z</text:p>
          </table:table-cell>
          <table:table-cell table:style-name="ce5" table:formula="of:=[.$AC75]+[.AE75]/(24*60*60)" office:value-type="date" office:date-value="2014-04-11T11:47:01.345455" calcext:value-type="date">
            <text:p>2014-04-11T11:47:01.345Z</text:p>
          </table:table-cell>
          <table:table-cell table:style-name="ce5" table:formula="of:=[.$AC75]+[.AF75]/(24*60*60)" office:value-type="date" office:date-value="2014-04-11T12:06:56.951762" calcext:value-type="date">
            <text:p>2014-04-11T12:06:56.952Z</text:p>
          </table:table-cell>
          <table:table-cell table:style-name="ce5" table:formula="of:=[.$AC75]+([.AB75]+RAND()*3)/(24*60*60)" office:value-type="date" office:date-value="2014-04-11T12:27:58.240888" calcext:value-type="date">
            <text:p>2014-04-11T12:27:58.241Z</text:p>
          </table:table-cell>
          <table:table-cell table:style-name="ce5" table:number-columns-repeated="3"/>
          <table:table-cell table:style-name="ce7" table:number-columns-repeated="2"/>
        </table:table-row>
        <table:table-row table:style-name="ro2">
          <table:table-cell table:formula="of:=[.A75]" office:value-type="string" office:string-value="MD6" calcext:value-type="string">
            <text:p>MD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Gregor</text:p>
          </table:table-cell>
          <table:table-cell table:style-name="ce1" office:value-type="string" calcext:value-type="string">
            <text:p>Zdenek</text:p>
          </table:table-cell>
          <table:table-cell table:style-name="ce1" office:value-type="string" calcext:value-type="string">
            <text:p>CzechRepublic</text:p>
          </table:table-cell>
          <table:table-cell table:style-name="ce1" office:value-type="string" calcext:value-type="string">
            <text:p>4:51:34,2</text:p>
          </table:table-cell>
          <table:table-cell table:style-name="ce1" office:value-type="string" calcext:value-type="string">
            <text:p>17:39,7</text:p>
          </table:table-cell>
          <table:table-cell table:style-name="ce1" office:value-type="string" calcext:value-type="string">
            <text:p>33:54,5</text:p>
          </table:table-cell>
          <table:table-cell table:style-name="ce3" table:formula="of:=CONCATENATE(LOWER(LEFT([.D76]));LOWER(LEFT([.E76]));LOWER(LEFT([.F76])))" office:value-type="string" office:string-value="gzc" calcext:value-type="string">
            <text:p>gzc</text:p>
          </table:table-cell>
          <table:table-cell table:formula="of:=CONCATENATE(&quot;@&quot;;[.J76];&quot; ||= User.create! email: '&quot;;LOWER([.D76]);&quot;.&quot;;LOWER([.E76]);&quot;@example.com',&quot;)" office:value-type="string" office:string-value="@gzc ||= User.create! email: 'gregor.zdenek@example.com'," calcext:value-type="string">
            <text:p>@gzc ||= User.create! email: 'gregor.zdenek@example.com',</text:p>
          </table:table-cell>
          <table:table-cell table:style-name="ce4" table:formula="of:=CONCATENATE(&quot;                  password: '&quot;;[.D76];&quot;1234567',&quot;)" office:value-type="string" office:string-value="                  password: 'Gregor1234567'," calcext:value-type="string">
            <text:p><text:s text:c="18"/>password: 'Gregor1234567',</text:p>
          </table:table-cell>
          <table:table-cell table:style-name="ce4" table:formula="of:=CONCATENATE(&quot;                  password_confirmation: '&quot;;[.D76];&quot;1234567',&quot;)" office:value-type="string" office:string-value="                  password_confirmation: 'Gregor1234567'," calcext:value-type="string">
            <text:p><text:s text:c="18"/>password_confirmation: 'Gregor1234567',</text:p>
          </table:table-cell>
          <table:table-cell table:style-name="ce4" table:formula="of:=CONCATENATE(&quot;                  display_name: '&quot;;[.D76];&quot; &quot;;[.E76];&quot;',&quot;)" office:value-type="string" office:string-value="                  display_name: 'Gregor Zdenek'," calcext:value-type="string">
            <text:p><text:s text:c="18"/>display_name: 'Gregor Zdenek',</text:p>
          </table:table-cell>
          <table:table-cell table:style-name="ce4" table:formula="of:=CONCATENATE(&quot;                  nationality: :&quot;;LOWER([.F76]))" office:value-type="string" office:string-value="                  nationality: :czechrepublic" calcext:value-type="string">
            <text:p><text:s text:c="18"/>nationality: :czechrepublic</text:p>
          </table:table-cell>
          <table:table-cell/>
          <table:table-cell table:formula="of:=CONCATENATE(&quot;@&quot;;[.J76];&quot;_&quot;;LOWER([.A76]);&quot;_day&quot;)" office:value-type="string" office:string-value="@gzc_md6_day" calcext:value-type="string">
            <text:p>@gzc_md6_day</text:p>
          </table:table-cell>
          <table:table-cell table:formula="of:=IFERROR( VALUE(LEFT([.H76];2))*60+VALUE(MID(REPLACE([.H76];6;1;&quot;.&quot;);4;4)) ;0)" office:value-type="float" office:value="1059.7" calcext:value-type="float">
            <text:p>1059.7</text:p>
          </table:table-cell>
          <table:table-cell table:formula="of:=IFERROR( VALUE(LEFT([.I76];2))*60+VALUE(MID(REPLACE([.I76];6;1;&quot;.&quot;);4;4)) ;0)" office:value-type="float" office:value="2034.5" calcext:value-type="float">
            <text:p>2034.5</text:p>
          </table:table-cell>
          <table:table-cell table:formula="of:=CONCATENATE([.Q76];&quot;1 = Run.create! race: @&quot;;LOWER([.A76]);&quot;_day1,&quot;)" office:value-type="string" office:string-value="@gzc_md6_day1 = Run.create! race: @md6_day1," calcext:value-type="string">
            <text:p>@gzc_md6_day1 = Run.create! race: @md6_day1,</text:p>
          </table:table-cell>
          <table:table-cell table:formula="of:=CONCATENATE(&quot;                           user: @&quot;;[.J76];&quot;,&quot;)" office:value-type="string" office:string-value="                           user: @gzc," calcext:value-type="string">
            <text:p><text:s text:c="27"/>user: @gzc,</text:p>
          </table:table-cell>
          <table:table-cell table:formula="of:=CONCATENATE(&quot;                           number: '&quot;;[.C76];&quot;',&quot;)" office:value-type="string" office:string-value="                           number: '121'," calcext:value-type="string">
            <text:p><text:s text:c="27"/>number: '121',</text:p>
          </table:table-cell>
          <table:table-cell table:formula="of:=IF([.R76]&gt;0;CONCATENATE(&quot;                           times: '{ &quot;&quot;final&quot;&quot;: &quot;;[.R76]+3600;&quot; }'&quot;);&quot;                           times: ''&quot;)" office:value-type="string" office:string-value="                           times: '{ &quot;final&quot;: 4659.7 }'" calcext:value-type="string">
            <text:p><text:s text:c="27"/>times: '{ "final": 4659.7 }'</text:p>
          </table:table-cell>
          <table:table-cell table:formula="of:=CONCATENATE([.Q76];&quot;2 = Run.create! race: @&quot;;LOWER([.A76]);&quot;_day2,&quot;)" office:value-type="string" office:string-value="@gzc_md6_day2 = Run.create! race: @md6_day2," calcext:value-type="string">
            <text:p>@gzc_md6_day2 = Run.create! race: @md6_day2,</text:p>
          </table:table-cell>
          <table:table-cell table:formula="of:=IF([.S76]&gt;0;CONCATENATE(&quot;                           times: '{ &quot;&quot;start_timestamp&quot;&quot;: &quot;&quot;&quot;;TEXT([.AC76];&quot;YYYY-MM-DDTHH:MM:SS.000Z&quot;);&quot;&quot;&quot;, &quot;&quot;5km_timestamp&quot;&quot;: &quot;&quot;&quot;;TEXT([.AG76];&quot;YYYY-MM-DDTHH:MM:SS.000Z&quot;);&quot;&quot;&quot;, &quot;&quot;10km_timestamp&quot;&quot;: &quot;&quot;&quot;;TEXT([.AH76];&quot;YYYY-MM-DDTHH:MM:SS.000Z&quot;);&quot;&quot;&quot;, &quot;&quot;15km_timestamp&quot;&quot;: &quot;&quot;&quot;;TEXT([.AI76];&quot;YYYY-MM-DDTHH:MM:SS.000Z&quot;);&quot;&quot;&quot;, &quot;&quot;finish_timestamp&quot;&quot;: &quot;&quot;&quot;;TEXT([.AJ76];&quot;YYYY-MM-DDTHH:MM:SS.000Z&quot;);&quot;&quot;&quot; }'&quot;);&quot;                           times: ''&quot;)" office:value-type="string" office:string-value="                           times: '{ &quot;start_timestamp&quot;: &quot;2014-04-12T11:05:00.000Z&quot;, &quot;5km_timestamp&quot;: &quot;2014-04-12T11:29:00.825Z&quot;, &quot;10km_timestamp&quot;: &quot;2014-04-12T11:51:57.976Z&quot;, &quot;15km_timestamp&quot;: &quot;2014-04-12T12:16:10.356Z&quot;, &quot;finish_timestamp&quot;: &quot;2014-04-12T12:38:56.204Z&quot; }'" calcext:value-type="string">
            <text:p><text:s text:c="27"/>times: '{ "start_timestamp": "2014-04-12T11:05:00.000Z", "5km_timestamp": "2014-04-12T11:29:00.825Z", "10km_timestamp": "2014-04-12T11:51:57.976Z", "15km_timestamp": "2014-04-12T12:16:10.356Z", "finish_timestamp": "2014-04-12T12:38:56.204Z" }'</text:p>
          </table:table-cell>
          <table:table-cell/>
          <table:table-cell table:formula="of:=[.A76]" office:value-type="string" office:string-value="MD6" calcext:value-type="string">
            <text:p>MD6</text:p>
          </table:table-cell>
          <table:table-cell table:formula="of:=[.S76]+3600" office:value-type="float" office:value="5634.5" calcext:value-type="float">
            <text:p>5634.5</text:p>
          </table:table-cell>
          <table:table-cell table:style-name="ce5" office:value-type="date" office:date-value="2014-04-12T11:05:00.000007" calcext:value-type="date">
            <text:p>2014-04-12T11:05:00.000Z</text:p>
          </table:table-cell>
          <table:table-cell table:style-name="ce6" table:formula="of:=[.AB76]/4+RAND()*100" office:value-type="float" office:value="1440.8251085151" calcext:value-type="float">
            <text:p>1440.8</text:p>
          </table:table-cell>
          <table:table-cell table:style-name="ce6" table:formula="of:=[.AB76]*2/4+RAND()*100" office:value-type="float" office:value="2817.97605167516" calcext:value-type="float">
            <text:p>2818.0</text:p>
          </table:table-cell>
          <table:table-cell table:style-name="ce6" table:formula="of:=[.AB76]*3/4+RAND()*100" office:value-type="float" office:value="4270.35595776606" calcext:value-type="float">
            <text:p>4270.4</text:p>
          </table:table-cell>
          <table:table-cell table:style-name="ce5" table:formula="of:=[.$AC76]+[.AD76]/(24*60*60)" office:value-type="date" office:date-value="2014-04-12T11:29:00.825115" calcext:value-type="date">
            <text:p>2014-04-12T11:29:00.825Z</text:p>
          </table:table-cell>
          <table:table-cell table:style-name="ce5" table:formula="of:=[.$AC76]+[.AE76]/(24*60*60)" office:value-type="date" office:date-value="2014-04-12T11:51:57.976059" calcext:value-type="date">
            <text:p>2014-04-12T11:51:57.976Z</text:p>
          </table:table-cell>
          <table:table-cell table:style-name="ce5" table:formula="of:=[.$AC76]+[.AF76]/(24*60*60)" office:value-type="date" office:date-value="2014-04-12T12:16:10.355964" calcext:value-type="date">
            <text:p>2014-04-12T12:16:10.356Z</text:p>
          </table:table-cell>
          <table:table-cell table:style-name="ce5" table:formula="of:=[.$AC76]+([.AB76]+RAND()*3)/(24*60*60)" office:value-type="date" office:date-value="2014-04-12T12:38:56.204497" calcext:value-type="date">
            <text:p>2014-04-12T12:38:56.204Z</text:p>
          </table:table-cell>
          <table:table-cell table:style-name="ce5" table:number-columns-repeated="3"/>
          <table:table-cell table:style-name="ce7" table:number-columns-repeated="2"/>
        </table:table-row>
        <table:table-row table:style-name="ro2">
          <table:table-cell table:formula="of:=[.A76]" office:value-type="string" office:string-value="MD6" calcext:value-type="string">
            <text:p>MD6</text:p>
          </table:table-cell>
          <table:table-cell table:style-name="ce2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Pia</text:p>
          </table:table-cell>
          <table:table-cell table:style-name="ce1" office:value-type="string" calcext:value-type="string">
            <text:p>Alpua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DNF</text:p>
          </table:table-cell>
          <table:table-cell table:style-name="ce1" office:value-type="string" calcext:value-type="string">
            <text:p>37:48,2</text:p>
          </table:table-cell>
          <table:table-cell table:style-name="ce1" office:value-type="string" calcext:value-type="string">
            <text:p>DNS</text:p>
          </table:table-cell>
          <table:table-cell table:style-name="ce3" table:formula="of:=CONCATENATE(LOWER(LEFT([.D77]));LOWER(LEFT([.E77]));LOWER(LEFT([.F77])))" office:value-type="string" office:string-value="paf" calcext:value-type="string">
            <text:p>paf</text:p>
          </table:table-cell>
          <table:table-cell table:formula="of:=CONCATENATE(&quot;@&quot;;[.J77];&quot; ||= User.create! email: '&quot;;LOWER([.D77]);&quot;.&quot;;LOWER([.E77]);&quot;@example.com',&quot;)" office:value-type="string" office:string-value="@paf ||= User.create! email: 'pia.alpua@example.com'," calcext:value-type="string">
            <text:p>@paf ||= User.create! email: 'pia.alpua@example.com',</text:p>
          </table:table-cell>
          <table:table-cell table:style-name="ce4" table:formula="of:=CONCATENATE(&quot;                  password: '&quot;;[.D77];&quot;1234567',&quot;)" office:value-type="string" office:string-value="                  password: 'Pia1234567'," calcext:value-type="string">
            <text:p><text:s text:c="18"/>password: 'Pia1234567',</text:p>
          </table:table-cell>
          <table:table-cell table:style-name="ce4" table:formula="of:=CONCATENATE(&quot;                  password_confirmation: '&quot;;[.D77];&quot;1234567',&quot;)" office:value-type="string" office:string-value="                  password_confirmation: 'Pia1234567'," calcext:value-type="string">
            <text:p><text:s text:c="18"/>password_confirmation: 'Pia1234567',</text:p>
          </table:table-cell>
          <table:table-cell table:style-name="ce4" table:formula="of:=CONCATENATE(&quot;                  display_name: '&quot;;[.D77];&quot; &quot;;[.E77];&quot;',&quot;)" office:value-type="string" office:string-value="                  display_name: 'Pia Alpua'," calcext:value-type="string">
            <text:p><text:s text:c="18"/>display_name: 'Pia Alpua',</text:p>
          </table:table-cell>
          <table:table-cell table:style-name="ce4" table:formula="of:=CONCATENATE(&quot;                  nationality: :&quot;;LOWER([.F77]))" office:value-type="string" office:string-value="                  nationality: :finland" calcext:value-type="string">
            <text:p><text:s text:c="18"/>nationality: :finland</text:p>
          </table:table-cell>
          <table:table-cell/>
          <table:table-cell table:formula="of:=CONCATENATE(&quot;@&quot;;[.J77];&quot;_&quot;;LOWER([.A77]);&quot;_day&quot;)" office:value-type="string" office:string-value="@paf_md6_day" calcext:value-type="string">
            <text:p>@paf_md6_day</text:p>
          </table:table-cell>
          <table:table-cell table:formula="of:=IFERROR( VALUE(LEFT([.H77];2))*60+VALUE(MID(REPLACE([.H77];6;1;&quot;.&quot;);4;4)) ;0)" office:value-type="float" office:value="2268.2" calcext:value-type="float">
            <text:p>2268.2</text:p>
          </table:table-cell>
          <table:table-cell table:formula="of:=IFERROR( VALUE(LEFT([.I77];2))*60+VALUE(MID(REPLACE([.I77];6;1;&quot;.&quot;);4;4)) ;0)" office:value-type="float" office:value="0" calcext:value-type="float">
            <text:p>0</text:p>
          </table:table-cell>
          <table:table-cell table:formula="of:=CONCATENATE([.Q77];&quot;1 = Run.create! race: @&quot;;LOWER([.A77]);&quot;_day1,&quot;)" office:value-type="string" office:string-value="@paf_md6_day1 = Run.create! race: @md6_day1," calcext:value-type="string">
            <text:p>@paf_md6_day1 = Run.create! race: @md6_day1,</text:p>
          </table:table-cell>
          <table:table-cell table:formula="of:=CONCATENATE(&quot;                           user: @&quot;;[.J77];&quot;,&quot;)" office:value-type="string" office:string-value="                           user: @paf," calcext:value-type="string">
            <text:p><text:s text:c="27"/>user: @paf,</text:p>
          </table:table-cell>
          <table:table-cell table:formula="of:=CONCATENATE(&quot;                           number: '&quot;;[.C77];&quot;',&quot;)" office:value-type="string" office:string-value="                           number: '125'," calcext:value-type="string">
            <text:p><text:s text:c="27"/>number: '125',</text:p>
          </table:table-cell>
          <table:table-cell table:formula="of:=IF([.R77]&gt;0;CONCATENATE(&quot;                           times: '{ &quot;&quot;final&quot;&quot;: &quot;;[.R77]+3600;&quot; }'&quot;);&quot;                           times: ''&quot;)" office:value-type="string" office:string-value="                           times: '{ &quot;final&quot;: 5868.2 }'" calcext:value-type="string">
            <text:p><text:s text:c="27"/>times: '{ "final": 5868.2 }'</text:p>
          </table:table-cell>
          <table:table-cell table:formula="of:=CONCATENATE([.Q77];&quot;2 = Run.create! race: @&quot;;LOWER([.A77]);&quot;_day2,&quot;)" office:value-type="string" office:string-value="@paf_md6_day2 = Run.create! race: @md6_day2," calcext:value-type="string">
            <text:p>@paf_md6_day2 = Run.create! race: @md6_day2,</text:p>
          </table:table-cell>
          <table:table-cell table:formula="of:=IF([.S76]&gt;0;CONCATENATE(&quot;                           times: '{ &quot;&quot;start_timestamp&quot;&quot;: &quot;&quot;&quot;;TEXT([.AC77];&quot;YYYY-MM-DDTHH:MM:SS.000Z&quot;);&quot;&quot;&quot; }'&quot;);&quot;                           times: ''&quot;)" office:value-type="string" office:string-value="                           times: '{ &quot;start_timestamp&quot;: &quot;2014-04-13T11:06:00.000Z&quot; }'" calcext:value-type="string">
            <text:p><text:s text:c="27"/>times: '{ "start_timestamp": "2014-04-13T11:06:00.000Z" }'</text:p>
          </table:table-cell>
          <table:table-cell/>
          <table:table-cell table:formula="of:=[.A77]" office:value-type="string" office:string-value="MD6" calcext:value-type="string">
            <text:p>MD6</text:p>
          </table:table-cell>
          <table:table-cell/>
          <table:table-cell table:style-name="ce5" office:value-type="date" office:date-value="2014-04-13T11:06:00.000007" calcext:value-type="date">
            <text:p>2014-04-13T11:06:00.000Z</text:p>
          </table:table-cell>
          <table:table-cell table:style-name="ce6" table:formula="of:=[.AB76]/4+RAND()*100" office:value-type="float" office:value="1503.71279942989" calcext:value-type="float">
            <text:p>1503.7</text:p>
          </table:table-cell>
          <table:table-cell table:style-name="ce6" table:number-columns-repeated="2"/>
          <table:table-cell table:style-name="ce5" table:formula="of:=[.$AC77]+[.AD77]/(24*60*60)" office:value-type="date" office:date-value="2014-04-13T11:31:03.712807" calcext:value-type="date">
            <text:p>2014-04-13T11:31:03.713Z</text:p>
          </table:table-cell>
          <table:table-cell table:style-name="ce5" table:number-columns-repeated="6"/>
          <table:table-cell table:style-name="ce7" table:number-columns-repeated="2"/>
        </table:table-row>
        <table:table-row table:style-name="ro3" table:number-rows-repeated="332">
          <table:table-cell table:number-columns-repeated="11"/>
          <table:table-cell table:style-name="ce4" table:number-columns-repeated="4"/>
          <table:table-cell table:number-columns-repeated="26"/>
        </table:table-row>
        <table:table-row table:style-name="ro3" table:number-rows-repeated="1048166">
          <table:table-cell table:number-columns-repeated="41"/>
        </table:table-row>
        <table:table-row table:style-name="ro3">
          <table:table-cell table:number-columns-repeated="41"/>
        </table:table-row>
        <calcext:conditional-formats>
          <calcext:conditional-format calcext:target-range-address="'raw data'.J1:'raw data'.J77">
            <calcext:condition calcext:apply-style-name="Untitled1" calcext:value="duplicate" calcext:base-cell-address="'raw data'.J1"/>
          </calcext:conditional-format>
        </calcext:conditional-formats>
      </table:table>
      <table:table table:name="User seeds" table:style-name="ta1">
        <table:table-column table:style-name="co1" table:number-columns-repeated="12" table:default-cell-style-name="Default"/>
        <table:table-row table:style-name="ro3">
          <table:table-cell table:formula="of:=OFFSET(['raw data'.$K$1];(ROW()-1)/[.$L$1];0;1;1)" office:value-type="string" office:string-value="@amf ||= User.create! email: 'antti.mäkiaho@example.com'," calcext:value-type="string">
            <text:p>@amf ||= User.create! email: 'antti.mäkiaho@example.com',</text:p>
          </table:table-cell>
          <table:table-cell table:number-columns-repeated="8"/>
          <table:table-cell office:value-type="string" calcext:value-type="string">
            <text:p>Number of rows: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4" table:formula="of:=OFFSET(['raw data'.$K$1];(ROW()-1)/[.$L$1];1;1;1)" office:value-type="string" office:string-value="                  password: 'Antti1234567'," calcext:value-type="string">
            <text:p><text:s text:c="18"/>password: 'Antti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Antti1234567'," calcext:value-type="string">
            <text:p><text:s text:c="18"/>password_confirmation: 'Antti1234567',</text:p>
          </table:table-cell>
          <table:table-cell table:number-columns-repeated="8"/>
          <table:table-cell office:value-type="string" calcext:value-type="string">
            <text:p>Source:</text:p>
          </table:table-cell>
          <table:table-cell office:value-type="string" calcext:value-type="string">
            <text:p>http://ec2014.vul.fi/skiresults.html</text:p>
          </table:table-cell>
          <table:table-cell/>
        </table:table-row>
        <table:table-row table:style-name="ro3">
          <table:table-cell table:formula="of:=OFFSET(['raw data'.$K$1];(ROW()-1)/[.$L$1];3;1;1)" office:value-type="string" office:string-value="                  display_name: 'Antti Mäkiaho'," calcext:value-type="string">
            <text:p><text:s text:c="18"/>display_name: 'Antti Mäkiaho',</text:p>
          </table:table-cell>
          <table:table-cell table:number-columns-repeated="8"/>
          <table:table-cell office:value-type="string" calcext:value-type="string">
            <text:p>http://ec2014.vul.fi/nomeresults.html</text:p>
          </table:table-cell>
          <table:table-cell table:number-columns-repeated="2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itp ||= User.create! email: 'igor.tracz@example.com'," calcext:value-type="string">
            <text:p>@itp ||= User.create! email: 'igor.tracz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Igor1234567'," calcext:value-type="string">
            <text:p><text:s text:c="18"/>password: 'Igor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Igor1234567'," calcext:value-type="string">
            <text:p><text:s text:c="18"/>password_confirmation: 'Igor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Igor Tracz'," calcext:value-type="string">
            <text:p><text:s text:c="18"/>display_name: 'Igor Tracz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poland" calcext:value-type="string">
            <text:p><text:s text:c="18"/>nationality: :po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ehf ||= User.create! email: 'essi.hytönen@example.com'," calcext:value-type="string">
            <text:p>@ehf ||= User.create! email: 'essi.hytönen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Essi1234567'," calcext:value-type="string">
            <text:p><text:s text:c="18"/>password: 'Essi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Essi1234567'," calcext:value-type="string">
            <text:p><text:s text:c="18"/>password_confirmation: 'Essi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Essi Hytönen'," calcext:value-type="string">
            <text:p><text:s text:c="18"/>display_name: 'Essi Hytönen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ebs ||= User.create! email: 'elin.björk@example.com'," calcext:value-type="string">
            <text:p>@ebs ||= User.create! email: 'elin.björk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Elin1234567'," calcext:value-type="string">
            <text:p><text:s text:c="18"/>password: 'Elin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Elin1234567'," calcext:value-type="string">
            <text:p><text:s text:c="18"/>password_confirmation: 'Elin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Elin Björk'," calcext:value-type="string">
            <text:p><text:s text:c="18"/>display_name: 'Elin Björk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sweden" calcext:value-type="string">
            <text:p><text:s text:c="18"/>nationality: :sweden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rvc ||= User.create! email: 'renata.válková@example.com'," calcext:value-type="string">
            <text:p>@rvc ||= User.create! email: 'renata.válková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Renata1234567'," calcext:value-type="string">
            <text:p><text:s text:c="18"/>password: 'Renata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Renata1234567'," calcext:value-type="string">
            <text:p><text:s text:c="18"/>password_confirmation: 'Renata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Renata Válková'," calcext:value-type="string">
            <text:p><text:s text:c="18"/>display_name: 'Renata Válková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czechrepublic" calcext:value-type="string">
            <text:p><text:s text:c="18"/>nationality: :czechrepublic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arp ||= User.create! email: 'agnieszka.rychwalska@example.com'," calcext:value-type="string">
            <text:p>@arp ||= User.create! email: 'agnieszka.rychwalska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Agnieszka1234567'," calcext:value-type="string">
            <text:p><text:s text:c="18"/>password: 'Agnieszka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Agnieszka1234567'," calcext:value-type="string">
            <text:p><text:s text:c="18"/>password_confirmation: 'Agnieszka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Agnieszka Rychwalska'," calcext:value-type="string">
            <text:p><text:s text:c="18"/>display_name: 'Agnieszka Rychwalska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poland" calcext:value-type="string">
            <text:p><text:s text:c="18"/>nationality: :po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mhs ||= User.create! email: 'mikael.högberg@example.com'," calcext:value-type="string">
            <text:p>@mhs ||= User.create! email: 'mikael.högberg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Mikael1234567'," calcext:value-type="string">
            <text:p><text:s text:c="18"/>password: 'Mikael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Mikael1234567'," calcext:value-type="string">
            <text:p><text:s text:c="18"/>password_confirmation: 'Mikael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Mikael Högberg'," calcext:value-type="string">
            <text:p><text:s text:c="18"/>display_name: 'Mikael Högberg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sweden" calcext:value-type="string">
            <text:p><text:s text:c="18"/>nationality: :sweden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css ||= User.create! email: 'catarina.södersten@example.com'," calcext:value-type="string">
            <text:p>@css ||= User.create! email: 'catarina.södersten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Catarina1234567'," calcext:value-type="string">
            <text:p><text:s text:c="18"/>password: 'Catarina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Catarina1234567'," calcext:value-type="string">
            <text:p><text:s text:c="18"/>password_confirmation: 'Catarina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Catarina Södersten'," calcext:value-type="string">
            <text:p><text:s text:c="18"/>display_name: 'Catarina Södersten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sweden" calcext:value-type="string">
            <text:p><text:s text:c="18"/>nationality: :sweden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hhg ||= User.create! email: 'herbert.hiermeier@example.com'," calcext:value-type="string">
            <text:p>@hhg ||= User.create! email: 'herbert.hiermeier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Herbert1234567'," calcext:value-type="string">
            <text:p><text:s text:c="18"/>password: 'Herbert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Herbert1234567'," calcext:value-type="string">
            <text:p><text:s text:c="18"/>password_confirmation: 'Herbert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Herbert Hiermeier'," calcext:value-type="string">
            <text:p><text:s text:c="18"/>display_name: 'Herbert Hiermeier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germany" calcext:value-type="string">
            <text:p><text:s text:c="18"/>nationality: :germany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kkn ||= User.create! email: 'krisztianroland.kiss@example.com'," calcext:value-type="string">
            <text:p>@kkn ||= User.create! email: 'krisztianroland.kiss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KrisztianRoland1234567'," calcext:value-type="string">
            <text:p><text:s text:c="18"/>password: 'KrisztianRoland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KrisztianRoland1234567'," calcext:value-type="string">
            <text:p><text:s text:c="18"/>password_confirmation: 'KrisztianRoland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KrisztianRoland Kiss'," calcext:value-type="string">
            <text:p><text:s text:c="18"/>display_name: 'KrisztianRoland Kiss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norway" calcext:value-type="string">
            <text:p><text:s text:c="18"/>nationality: :norway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sgs ||= User.create! email: 'sussie.grönberg@example.com'," calcext:value-type="string">
            <text:p>@sgs ||= User.create! email: 'sussie.grönberg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Sussie1234567'," calcext:value-type="string">
            <text:p><text:s text:c="18"/>password: 'Sussie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Sussie1234567'," calcext:value-type="string">
            <text:p><text:s text:c="18"/>password_confirmation: 'Sussie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Sussie Grönberg'," calcext:value-type="string">
            <text:p><text:s text:c="18"/>display_name: 'Sussie Grönberg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sweden" calcext:value-type="string">
            <text:p><text:s text:c="18"/>nationality: :sweden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hlf ||= User.create! email: 'heta.lehtomäki@example.com'," calcext:value-type="string">
            <text:p>@hlf ||= User.create! email: 'heta.lehtomäki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Heta1234567'," calcext:value-type="string">
            <text:p><text:s text:c="18"/>password: 'Heta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Heta1234567'," calcext:value-type="string">
            <text:p><text:s text:c="18"/>password_confirmation: 'Heta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Heta Lehtomäki'," calcext:value-type="string">
            <text:p><text:s text:c="18"/>display_name: 'Heta Lehtomäki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lpp ||= User.create! email: 'lukasz.paczynski@example.com'," calcext:value-type="string">
            <text:p>@lpp ||= User.create! email: 'lukasz.paczynski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Lukasz1234567'," calcext:value-type="string">
            <text:p><text:s text:c="18"/>password: 'Lukasz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Lukasz1234567'," calcext:value-type="string">
            <text:p><text:s text:c="18"/>password_confirmation: 'Lukasz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Lukasz Paczynski'," calcext:value-type="string">
            <text:p><text:s text:c="18"/>display_name: 'Lukasz Paczynski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poland" calcext:value-type="string">
            <text:p><text:s text:c="18"/>nationality: :po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dnc ||= User.create! email: 'dagmar.nesnerová@example.com'," calcext:value-type="string">
            <text:p>@dnc ||= User.create! email: 'dagmar.nesnerová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Dagmar1234567'," calcext:value-type="string">
            <text:p><text:s text:c="18"/>password: 'Dagmar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Dagmar1234567'," calcext:value-type="string">
            <text:p><text:s text:c="18"/>password_confirmation: 'Dagmar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Dagmar Nesnerová'," calcext:value-type="string">
            <text:p><text:s text:c="18"/>display_name: 'Dagmar Nesnerová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czechrepublic" calcext:value-type="string">
            <text:p><text:s text:c="18"/>nationality: :czechrepublic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apf ||= User.create! email: 'anu.parikka@example.com'," calcext:value-type="string">
            <text:p>@apf ||= User.create! email: 'anu.parikka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Anu1234567'," calcext:value-type="string">
            <text:p><text:s text:c="18"/>password: 'Anu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Anu1234567'," calcext:value-type="string">
            <text:p><text:s text:c="18"/>password_confirmation: 'Anu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Anu Parikka'," calcext:value-type="string">
            <text:p><text:s text:c="18"/>display_name: 'Anu Parikka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sbf ||= User.create! email: 'susanna.bürkland@example.com'," calcext:value-type="string">
            <text:p>@sbf ||= User.create! email: 'susanna.bürkland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Susanna1234567'," calcext:value-type="string">
            <text:p><text:s text:c="18"/>password: 'Susanna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Susanna1234567'," calcext:value-type="string">
            <text:p><text:s text:c="18"/>password_confirmation: 'Susanna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Susanna Bürkland'," calcext:value-type="string">
            <text:p><text:s text:c="18"/>display_name: 'Susanna Bürkland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mkl ||= User.create! email: 'martins.kristons@example.com'," calcext:value-type="string">
            <text:p>@mkl ||= User.create! email: 'martins.kristons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Martins1234567'," calcext:value-type="string">
            <text:p><text:s text:c="18"/>password: 'Martins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Martins1234567'," calcext:value-type="string">
            <text:p><text:s text:c="18"/>password_confirmation: 'Martins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Martins Kristons'," calcext:value-type="string">
            <text:p><text:s text:c="18"/>display_name: 'Martins Kristons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latvia" calcext:value-type="string">
            <text:p><text:s text:c="18"/>nationality: :latvia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ahf ||= User.create! email: 'alain.hercher@example.com'," calcext:value-type="string">
            <text:p>@ahf ||= User.create! email: 'alain.hercher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Alain1234567'," calcext:value-type="string">
            <text:p><text:s text:c="18"/>password: 'Alain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Alain1234567'," calcext:value-type="string">
            <text:p><text:s text:c="18"/>password_confirmation: 'Alain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Alain Hercher'," calcext:value-type="string">
            <text:p><text:s text:c="18"/>display_name: 'Alain Hercher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rance" calcext:value-type="string">
            <text:p><text:s text:c="18"/>nationality: :france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tnf ||= User.create! email: 'tuomas.notko@example.com'," calcext:value-type="string">
            <text:p>@tnf ||= User.create! email: 'tuomas.notko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Tuomas1234567'," calcext:value-type="string">
            <text:p><text:s text:c="18"/>password: 'Tuomas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Tuomas1234567'," calcext:value-type="string">
            <text:p><text:s text:c="18"/>password_confirmation: 'Tuomas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Tuomas Notko'," calcext:value-type="string">
            <text:p><text:s text:c="18"/>display_name: 'Tuomas Notko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por ||= User.create! email: 'pavel.otbetkin@example.com'," calcext:value-type="string">
            <text:p>@por ||= User.create! email: 'pavel.otbetkin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Pavel1234567'," calcext:value-type="string">
            <text:p><text:s text:c="18"/>password: 'Pavel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Pavel1234567'," calcext:value-type="string">
            <text:p><text:s text:c="18"/>password_confirmation: 'Pavel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Pavel Otbetkin'," calcext:value-type="string">
            <text:p><text:s text:c="18"/>display_name: 'Pavel Otbetkin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russia" calcext:value-type="string">
            <text:p><text:s text:c="18"/>nationality: :russia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spc ||= User.create! email: 'slavomir.pavlik@example.com'," calcext:value-type="string">
            <text:p>@spc ||= User.create! email: 'slavomir.pavlik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Slavomir1234567'," calcext:value-type="string">
            <text:p><text:s text:c="18"/>password: 'Slavomir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Slavomir1234567'," calcext:value-type="string">
            <text:p><text:s text:c="18"/>password_confirmation: 'Slavomir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Slavomir Pavlik'," calcext:value-type="string">
            <text:p><text:s text:c="18"/>display_name: 'Slavomir Pavlik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czechrepublic" calcext:value-type="string">
            <text:p><text:s text:c="18"/>nationality: :czechrepublic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jhn ||= User.create! email: 'julieboysen.hillestad@example.com'," calcext:value-type="string">
            <text:p>@jhn ||= User.create! email: 'julieboysen.hillestad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JulieBoysen1234567'," calcext:value-type="string">
            <text:p><text:s text:c="18"/>password: 'JulieBoysen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JulieBoysen1234567'," calcext:value-type="string">
            <text:p><text:s text:c="18"/>password_confirmation: 'JulieBoysen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JulieBoysen Hillestad'," calcext:value-type="string">
            <text:p><text:s text:c="18"/>display_name: 'JulieBoysen Hillestad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norway" calcext:value-type="string">
            <text:p><text:s text:c="18"/>nationality: :norway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acf ||= User.create! email: 'axel.coste@example.com'," calcext:value-type="string">
            <text:p>@acf ||= User.create! email: 'axel.coste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Axel1234567'," calcext:value-type="string">
            <text:p><text:s text:c="18"/>password: 'Axel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Axel1234567'," calcext:value-type="string">
            <text:p><text:s text:c="18"/>password_confirmation: 'Axel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Axel Coste'," calcext:value-type="string">
            <text:p><text:s text:c="18"/>display_name: 'Axel Coste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rance" calcext:value-type="string">
            <text:p><text:s text:c="18"/>nationality: :france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vlf ||= User.create! email: 'vilma.laitinen@example.com'," calcext:value-type="string">
            <text:p>@vlf ||= User.create! email: 'vilma.laitinen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Vilma1234567'," calcext:value-type="string">
            <text:p><text:s text:c="18"/>password: 'Vilma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Vilma1234567'," calcext:value-type="string">
            <text:p><text:s text:c="18"/>password_confirmation: 'Vilma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Vilma Laitinen'," calcext:value-type="string">
            <text:p><text:s text:c="18"/>display_name: 'Vilma Laitinen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khf ||= User.create! email: 'kimmo.hytönen@example.com'," calcext:value-type="string">
            <text:p>@khf ||= User.create! email: 'kimmo.hytönen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Kimmo1234567'," calcext:value-type="string">
            <text:p><text:s text:c="18"/>password: 'Kimmo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Kimmo1234567'," calcext:value-type="string">
            <text:p><text:s text:c="18"/>password_confirmation: 'Kimmo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Kimmo Hytönen'," calcext:value-type="string">
            <text:p><text:s text:c="18"/>display_name: 'Kimmo Hytönen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cts ||= User.create! email: 'conny.töyrä@example.com'," calcext:value-type="string">
            <text:p>@cts ||= User.create! email: 'conny.töyrä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Conny1234567'," calcext:value-type="string">
            <text:p><text:s text:c="18"/>password: 'Conny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Conny1234567'," calcext:value-type="string">
            <text:p><text:s text:c="18"/>password_confirmation: 'Conny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Conny Töyrä'," calcext:value-type="string">
            <text:p><text:s text:c="18"/>display_name: 'Conny Töyrä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sweden" calcext:value-type="string">
            <text:p><text:s text:c="18"/>nationality: :sweden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tkf ||= User.create! email: 'teemu.kaivola@example.com'," calcext:value-type="string">
            <text:p>@tkf ||= User.create! email: 'teemu.kaivola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Teemu1234567'," calcext:value-type="string">
            <text:p><text:s text:c="18"/>password: 'Teemu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Teemu1234567'," calcext:value-type="string">
            <text:p><text:s text:c="18"/>password_confirmation: 'Teemu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Teemu Kaivola'," calcext:value-type="string">
            <text:p><text:s text:c="18"/>display_name: 'Teemu Kaivola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ton ||= User.create! email: 'trine.olsen@example.com'," calcext:value-type="string">
            <text:p>@ton ||= User.create! email: 'trine.olsen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Trine1234567'," calcext:value-type="string">
            <text:p><text:s text:c="18"/>password: 'Trine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Trine1234567'," calcext:value-type="string">
            <text:p><text:s text:c="18"/>password_confirmation: 'Trine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Trine Olsen'," calcext:value-type="string">
            <text:p><text:s text:c="18"/>display_name: 'Trine Olsen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norway" calcext:value-type="string">
            <text:p><text:s text:c="18"/>nationality: :norway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rkf ||= User.create! email: 'riitta.kempe@example.com'," calcext:value-type="string">
            <text:p>@rkf ||= User.create! email: 'riitta.kempe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Riitta1234567'," calcext:value-type="string">
            <text:p><text:s text:c="18"/>password: 'Riitta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Riitta1234567'," calcext:value-type="string">
            <text:p><text:s text:c="18"/>password_confirmation: 'Riitta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Riitta Kempe'," calcext:value-type="string">
            <text:p><text:s text:c="18"/>display_name: 'Riitta Kempe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vlf2 ||= User.create! email: 'vesa-pekka.lehtomäki@example.com'," calcext:value-type="string">
            <text:p>@vlf2 ||= User.create! email: 'vesa-pekka.lehtomäki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Vesa-Pekka1234567'," calcext:value-type="string">
            <text:p><text:s text:c="18"/>password: 'Vesa-Pekka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Vesa-Pekka1234567'," calcext:value-type="string">
            <text:p><text:s text:c="18"/>password_confirmation: 'Vesa-Pekka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Vesa-Pekka Lehtomäki'," calcext:value-type="string">
            <text:p><text:s text:c="18"/>display_name: 'Vesa-Pekka Lehtomäki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jtc ||= User.create! email: 'jirí.trnka@example.com'," calcext:value-type="string">
            <text:p>@jtc ||= User.create! email: 'jirí.trnka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Jirí1234567'," calcext:value-type="string">
            <text:p><text:s text:c="18"/>password: 'Jirí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Jirí1234567'," calcext:value-type="string">
            <text:p><text:s text:c="18"/>password_confirmation: 'Jirí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Jirí Trnka'," calcext:value-type="string">
            <text:p><text:s text:c="18"/>display_name: 'Jirí Trnka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czechrepublic" calcext:value-type="string">
            <text:p><text:s text:c="18"/>nationality: :czechrepublic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jkf ||= User.create! email: 'jenni.kreivi@example.com'," calcext:value-type="string">
            <text:p>@jkf ||= User.create! email: 'jenni.kreivi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Jenni1234567'," calcext:value-type="string">
            <text:p><text:s text:c="18"/>password: 'Jenni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Jenni1234567'," calcext:value-type="string">
            <text:p><text:s text:c="18"/>password_confirmation: 'Jenni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Jenni Kreivi'," calcext:value-type="string">
            <text:p><text:s text:c="18"/>display_name: 'Jenni Kreivi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idl ||= User.create! email: 'indre.daujotiene@example.com'," calcext:value-type="string">
            <text:p>@idl ||= User.create! email: 'indre.daujotiene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Indre1234567'," calcext:value-type="string">
            <text:p><text:s text:c="18"/>password: 'Indre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Indre1234567'," calcext:value-type="string">
            <text:p><text:s text:c="18"/>password_confirmation: 'Indre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Indre Daujotiene'," calcext:value-type="string">
            <text:p><text:s text:c="18"/>display_name: 'Indre Daujotiene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lithuania" calcext:value-type="string">
            <text:p><text:s text:c="18"/>nationality: :lithuania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mbg ||= User.create! email: 'michael.beck@example.com'," calcext:value-type="string">
            <text:p>@mbg ||= User.create! email: 'michael.beck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Michael1234567'," calcext:value-type="string">
            <text:p><text:s text:c="18"/>password: 'Michael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Michael1234567'," calcext:value-type="string">
            <text:p><text:s text:c="18"/>password_confirmation: 'Michael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Michael Beck'," calcext:value-type="string">
            <text:p><text:s text:c="18"/>display_name: 'Michael Beck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germany" calcext:value-type="string">
            <text:p><text:s text:c="18"/>nationality: :germany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mcs ||= User.create! email: 'montse.claverol@example.com'," calcext:value-type="string">
            <text:p>@mcs ||= User.create! email: 'montse.claverol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Montse1234567'," calcext:value-type="string">
            <text:p><text:s text:c="18"/>password: 'Montse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Montse1234567'," calcext:value-type="string">
            <text:p><text:s text:c="18"/>password_confirmation: 'Montse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Montse Claverol'," calcext:value-type="string">
            <text:p><text:s text:c="18"/>display_name: 'Montse Claverol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spain" calcext:value-type="string">
            <text:p><text:s text:c="18"/>nationality: :spain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amf ||= User.create! email: 'antti.mäkiaho@example.com'," calcext:value-type="string">
            <text:p>@amf ||= User.create! email: 'antti.mäkiaho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Antti1234567'," calcext:value-type="string">
            <text:p><text:s text:c="18"/>password: 'Antti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Antti1234567'," calcext:value-type="string">
            <text:p><text:s text:c="18"/>password_confirmation: 'Antti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Antti Mäkiaho'," calcext:value-type="string">
            <text:p><text:s text:c="18"/>display_name: 'Antti Mäkiaho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mcc ||= User.create! email: 'michael.chovanec@example.com'," calcext:value-type="string">
            <text:p>@mcc ||= User.create! email: 'michael.chovanec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Michael1234567'," calcext:value-type="string">
            <text:p><text:s text:c="18"/>password: 'Michael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Michael1234567'," calcext:value-type="string">
            <text:p><text:s text:c="18"/>password_confirmation: 'Michael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Michael Chovanec'," calcext:value-type="string">
            <text:p><text:s text:c="18"/>display_name: 'Michael Chovanec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czechrepublic" calcext:value-type="string">
            <text:p><text:s text:c="18"/>nationality: :czechrepublic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abp ||= User.create! email: 'anna.bajer@example.com'," calcext:value-type="string">
            <text:p>@abp ||= User.create! email: 'anna.bajer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Anna1234567'," calcext:value-type="string">
            <text:p><text:s text:c="18"/>password: 'Anna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Anna1234567'," calcext:value-type="string">
            <text:p><text:s text:c="18"/>password_confirmation: 'Anna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Anna Bajer'," calcext:value-type="string">
            <text:p><text:s text:c="18"/>display_name: 'Anna Bajer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poland" calcext:value-type="string">
            <text:p><text:s text:c="18"/>nationality: :po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atf ||= User.create! email: 'anttoni.tolvi@example.com'," calcext:value-type="string">
            <text:p>@atf ||= User.create! email: 'anttoni.tolvi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Anttoni1234567'," calcext:value-type="string">
            <text:p><text:s text:c="18"/>password: 'Anttoni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Anttoni1234567'," calcext:value-type="string">
            <text:p><text:s text:c="18"/>password_confirmation: 'Anttoni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Anttoni Tolvi'," calcext:value-type="string">
            <text:p><text:s text:c="18"/>display_name: 'Anttoni Tolvi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lpp ||= User.create! email: 'lukasz.paczynski@example.com'," calcext:value-type="string">
            <text:p>@lpp ||= User.create! email: 'lukasz.paczynski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Lukasz1234567'," calcext:value-type="string">
            <text:p><text:s text:c="18"/>password: 'Lukasz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Lukasz1234567'," calcext:value-type="string">
            <text:p><text:s text:c="18"/>password_confirmation: 'Lukasz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Lukasz Paczynski'," calcext:value-type="string">
            <text:p><text:s text:c="18"/>display_name: 'Lukasz Paczynski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poland" calcext:value-type="string">
            <text:p><text:s text:c="18"/>nationality: :po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phf ||= User.create! email: 'pasi.heinonen@example.com'," calcext:value-type="string">
            <text:p>@phf ||= User.create! email: 'pasi.heinonen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Pasi1234567'," calcext:value-type="string">
            <text:p><text:s text:c="18"/>password: 'Pasi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Pasi1234567'," calcext:value-type="string">
            <text:p><text:s text:c="18"/>password_confirmation: 'Pasi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Pasi Heinonen'," calcext:value-type="string">
            <text:p><text:s text:c="18"/>display_name: 'Pasi Heinonen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rsf ||= User.create! email: 'riku.setälä@example.com'," calcext:value-type="string">
            <text:p>@rsf ||= User.create! email: 'riku.setälä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Riku1234567'," calcext:value-type="string">
            <text:p><text:s text:c="18"/>password: 'Riku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Riku1234567'," calcext:value-type="string">
            <text:p><text:s text:c="18"/>password_confirmation: 'Riku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Riku Setälä'," calcext:value-type="string">
            <text:p><text:s text:c="18"/>display_name: 'Riku Setälä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akg ||= User.create! email: 'alexandra.kathan@example.com'," calcext:value-type="string">
            <text:p>@akg ||= User.create! email: 'alexandra.kathan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Alexandra1234567'," calcext:value-type="string">
            <text:p><text:s text:c="18"/>password: 'Alexandra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Alexandra1234567'," calcext:value-type="string">
            <text:p><text:s text:c="18"/>password_confirmation: 'Alexandra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Alexandra Kathan'," calcext:value-type="string">
            <text:p><text:s text:c="18"/>display_name: 'Alexandra Kathan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germany" calcext:value-type="string">
            <text:p><text:s text:c="18"/>nationality: :germany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cws ||= User.create! email: 'carl-johan.waller@example.com'," calcext:value-type="string">
            <text:p>@cws ||= User.create! email: 'carl-johan.waller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Carl-Johan1234567'," calcext:value-type="string">
            <text:p><text:s text:c="18"/>password: 'Carl-Johan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Carl-Johan1234567'," calcext:value-type="string">
            <text:p><text:s text:c="18"/>password_confirmation: 'Carl-Johan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Carl-Johan Waller'," calcext:value-type="string">
            <text:p><text:s text:c="18"/>display_name: 'Carl-Johan Waller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sweden" calcext:value-type="string">
            <text:p><text:s text:c="18"/>nationality: :sweden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hhg ||= User.create! email: 'herbert.hiermeier@example.com'," calcext:value-type="string">
            <text:p>@hhg ||= User.create! email: 'herbert.hiermeier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Herbert1234567'," calcext:value-type="string">
            <text:p><text:s text:c="18"/>password: 'Herbert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Herbert1234567'," calcext:value-type="string">
            <text:p><text:s text:c="18"/>password_confirmation: 'Herbert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Herbert Hiermeier'," calcext:value-type="string">
            <text:p><text:s text:c="18"/>display_name: 'Herbert Hiermeier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germany" calcext:value-type="string">
            <text:p><text:s text:c="18"/>nationality: :germany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mtg ||= User.create! email: 'michael.tetzner@example.com'," calcext:value-type="string">
            <text:p>@mtg ||= User.create! email: 'michael.tetzner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Michael1234567'," calcext:value-type="string">
            <text:p><text:s text:c="18"/>password: 'Michael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Michael1234567'," calcext:value-type="string">
            <text:p><text:s text:c="18"/>password_confirmation: 'Michael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Michael Tetzner'," calcext:value-type="string">
            <text:p><text:s text:c="18"/>display_name: 'Michael Tetzner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germany" calcext:value-type="string">
            <text:p><text:s text:c="18"/>nationality: :germany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vhf ||= User.create! email: 'ville.halme@example.com'," calcext:value-type="string">
            <text:p>@vhf ||= User.create! email: 'ville.halme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Ville1234567'," calcext:value-type="string">
            <text:p><text:s text:c="18"/>password: 'Ville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Ville1234567'," calcext:value-type="string">
            <text:p><text:s text:c="18"/>password_confirmation: 'Ville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Ville Halme'," calcext:value-type="string">
            <text:p><text:s text:c="18"/>display_name: 'Ville Halme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egl ||= User.create! email: 'eduard.grobinsch@example.com'," calcext:value-type="string">
            <text:p>@egl ||= User.create! email: 'eduard.grobinsch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Eduard1234567'," calcext:value-type="string">
            <text:p><text:s text:c="18"/>password: 'Eduard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Eduard1234567'," calcext:value-type="string">
            <text:p><text:s text:c="18"/>password_confirmation: 'Eduard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Eduard Grobinsch'," calcext:value-type="string">
            <text:p><text:s text:c="18"/>display_name: 'Eduard Grobinsch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latvia" calcext:value-type="string">
            <text:p><text:s text:c="18"/>nationality: :latvia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svh ||= User.create! email: 'sophie.verla@example.com'," calcext:value-type="string">
            <text:p>@svh ||= User.create! email: 'sophie.verla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Sophie1234567'," calcext:value-type="string">
            <text:p><text:s text:c="18"/>password: 'Sophie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Sophie1234567'," calcext:value-type="string">
            <text:p><text:s text:c="18"/>password_confirmation: 'Sophie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Sophie Verla'," calcext:value-type="string">
            <text:p><text:s text:c="18"/>display_name: 'Sophie Verla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hungary" calcext:value-type="string">
            <text:p><text:s text:c="18"/>nationality: :hungary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mtp ||= User.create! email: 'maciej.tomaszewski@example.com'," calcext:value-type="string">
            <text:p>@mtp ||= User.create! email: 'maciej.tomaszewski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Maciej1234567'," calcext:value-type="string">
            <text:p><text:s text:c="18"/>password: 'Maciej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Maciej1234567'," calcext:value-type="string">
            <text:p><text:s text:c="18"/>password_confirmation: 'Maciej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Maciej Tomaszewski'," calcext:value-type="string">
            <text:p><text:s text:c="18"/>display_name: 'Maciej Tomaszewski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poland" calcext:value-type="string">
            <text:p><text:s text:c="18"/>nationality: :po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klf ||= User.create! email: 'kaisa.lehto@example.com'," calcext:value-type="string">
            <text:p>@klf ||= User.create! email: 'kaisa.lehto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Kaisa1234567'," calcext:value-type="string">
            <text:p><text:s text:c="18"/>password: 'Kaisa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Kaisa1234567'," calcext:value-type="string">
            <text:p><text:s text:c="18"/>password_confirmation: 'Kaisa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Kaisa Lehto'," calcext:value-type="string">
            <text:p><text:s text:c="18"/>display_name: 'Kaisa Lehto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fhn ||= User.create! email: 'frode.haugan@example.com'," calcext:value-type="string">
            <text:p>@fhn ||= User.create! email: 'frode.haugan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Frode1234567'," calcext:value-type="string">
            <text:p><text:s text:c="18"/>password: 'Frode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Frode1234567'," calcext:value-type="string">
            <text:p><text:s text:c="18"/>password_confirmation: 'Frode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Frode Haugan'," calcext:value-type="string">
            <text:p><text:s text:c="18"/>display_name: 'Frode Haugan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norway" calcext:value-type="string">
            <text:p><text:s text:c="18"/>nationality: :norway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amr ||= User.create! email: 'aleksandr.moskvichev@example.com'," calcext:value-type="string">
            <text:p>@amr ||= User.create! email: 'aleksandr.moskvichev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Aleksandr1234567'," calcext:value-type="string">
            <text:p><text:s text:c="18"/>password: 'Aleksandr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Aleksandr1234567'," calcext:value-type="string">
            <text:p><text:s text:c="18"/>password_confirmation: 'Aleksandr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Aleksandr Moskvichev'," calcext:value-type="string">
            <text:p><text:s text:c="18"/>display_name: 'Aleksandr Moskvichev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russia" calcext:value-type="string">
            <text:p><text:s text:c="18"/>nationality: :russia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jbn ||= User.create! email: 'jos.broers@example.com'," calcext:value-type="string">
            <text:p>@jbn ||= User.create! email: 'jos.broers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Jos1234567'," calcext:value-type="string">
            <text:p><text:s text:c="18"/>password: 'Jos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Jos1234567'," calcext:value-type="string">
            <text:p><text:s text:c="18"/>password_confirmation: 'Jos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Jos Broers'," calcext:value-type="string">
            <text:p><text:s text:c="18"/>display_name: 'Jos Broers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netherlands" calcext:value-type="string">
            <text:p><text:s text:c="18"/>nationality: :netherlands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hin ||= User.create! email: 'hege.ingerigtsen@example.com'," calcext:value-type="string">
            <text:p>@hin ||= User.create! email: 'hege.ingerigtsen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Hege1234567'," calcext:value-type="string">
            <text:p><text:s text:c="18"/>password: 'Hege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Hege1234567'," calcext:value-type="string">
            <text:p><text:s text:c="18"/>password_confirmation: 'Hege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Hege Ingerigtsen'," calcext:value-type="string">
            <text:p><text:s text:c="18"/>display_name: 'Hege Ingerigtsen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norway" calcext:value-type="string">
            <text:p><text:s text:c="18"/>nationality: :norway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kzs ||= User.create! email: 'kurt.zwingli@example.com'," calcext:value-type="string">
            <text:p>@kzs ||= User.create! email: 'kurt.zwingli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Kurt1234567'," calcext:value-type="string">
            <text:p><text:s text:c="18"/>password: 'Kurt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Kurt1234567'," calcext:value-type="string">
            <text:p><text:s text:c="18"/>password_confirmation: 'Kurt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Kurt Zwingli'," calcext:value-type="string">
            <text:p><text:s text:c="18"/>display_name: 'Kurt Zwingli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switzerland" calcext:value-type="string">
            <text:p><text:s text:c="18"/>nationality: :switzer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mtg ||= User.create! email: 'michael.tetzner@example.com'," calcext:value-type="string">
            <text:p>@mtg ||= User.create! email: 'michael.tetzner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Michael1234567'," calcext:value-type="string">
            <text:p><text:s text:c="18"/>password: 'Michael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Michael1234567'," calcext:value-type="string">
            <text:p><text:s text:c="18"/>password_confirmation: 'Michael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Michael Tetzner'," calcext:value-type="string">
            <text:p><text:s text:c="18"/>display_name: 'Michael Tetzner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germany" calcext:value-type="string">
            <text:p><text:s text:c="18"/>nationality: :germany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tsg ||= User.create! email: 'tamara.schlemmer@example.com'," calcext:value-type="string">
            <text:p>@tsg ||= User.create! email: 'tamara.schlemmer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Tamara1234567'," calcext:value-type="string">
            <text:p><text:s text:c="18"/>password: 'Tamara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Tamara1234567'," calcext:value-type="string">
            <text:p><text:s text:c="18"/>password_confirmation: 'Tamara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Tamara Schlemmer'," calcext:value-type="string">
            <text:p><text:s text:c="18"/>display_name: 'Tamara Schlemmer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germany" calcext:value-type="string">
            <text:p><text:s text:c="18"/>nationality: :germany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alf ||= User.create! email: 'ari.laitinen@example.com'," calcext:value-type="string">
            <text:p>@alf ||= User.create! email: 'ari.laitinen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Ari1234567'," calcext:value-type="string">
            <text:p><text:s text:c="18"/>password: 'Ari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Ari1234567'," calcext:value-type="string">
            <text:p><text:s text:c="18"/>password_confirmation: 'Ari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Ari Laitinen'," calcext:value-type="string">
            <text:p><text:s text:c="18"/>display_name: 'Ari Laitinen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ksg ||= User.create! email: 'klaus.starflinger@example.com'," calcext:value-type="string">
            <text:p>@ksg ||= User.create! email: 'klaus.starflinger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Klaus1234567'," calcext:value-type="string">
            <text:p><text:s text:c="18"/>password: 'Klaus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Klaus1234567'," calcext:value-type="string">
            <text:p><text:s text:c="18"/>password_confirmation: 'Klaus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Klaus Starflinger'," calcext:value-type="string">
            <text:p><text:s text:c="18"/>display_name: 'Klaus Starflinger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germany" calcext:value-type="string">
            <text:p><text:s text:c="18"/>nationality: :germany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crs ||= User.create! email: 'cari.rörström@example.com'," calcext:value-type="string">
            <text:p>@crs ||= User.create! email: 'cari.rörström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Cari1234567'," calcext:value-type="string">
            <text:p><text:s text:c="18"/>password: 'Cari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Cari1234567'," calcext:value-type="string">
            <text:p><text:s text:c="18"/>password_confirmation: 'Cari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Cari Rörström'," calcext:value-type="string">
            <text:p><text:s text:c="18"/>display_name: 'Cari Rörström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sweden" calcext:value-type="string">
            <text:p><text:s text:c="18"/>nationality: :sweden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rcf ||= User.create! email: 'remy.coster@example.com'," calcext:value-type="string">
            <text:p>@rcf ||= User.create! email: 'remy.coster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Remy1234567'," calcext:value-type="string">
            <text:p><text:s text:c="18"/>password: 'Remy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Remy1234567'," calcext:value-type="string">
            <text:p><text:s text:c="18"/>password_confirmation: 'Remy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Remy Coster'," calcext:value-type="string">
            <text:p><text:s text:c="18"/>display_name: 'Remy Coster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rance" calcext:value-type="string">
            <text:p><text:s text:c="18"/>nationality: :france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ads ||= User.create! email: 'alister.dunlop@example.com'," calcext:value-type="string">
            <text:p>@ads ||= User.create! email: 'alister.dunlop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Alister1234567'," calcext:value-type="string">
            <text:p><text:s text:c="18"/>password: 'Alister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Alister1234567'," calcext:value-type="string">
            <text:p><text:s text:c="18"/>password_confirmation: 'Alister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Alister Dunlop'," calcext:value-type="string">
            <text:p><text:s text:c="18"/>display_name: 'Alister Dunlop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scotland" calcext:value-type="string">
            <text:p><text:s text:c="18"/>nationality: :scot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psf ||= User.create! email: 'panu.sipilä@example.com'," calcext:value-type="string">
            <text:p>@psf ||= User.create! email: 'panu.sipilä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Panu1234567'," calcext:value-type="string">
            <text:p><text:s text:c="18"/>password: 'Panu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Panu1234567'," calcext:value-type="string">
            <text:p><text:s text:c="18"/>password_confirmation: 'Panu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Panu Sipilä'," calcext:value-type="string">
            <text:p><text:s text:c="18"/>display_name: 'Panu Sipilä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rrg ||= User.create! email: 'rudi.ropertz@example.com'," calcext:value-type="string">
            <text:p>@rrg ||= User.create! email: 'rudi.ropertz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Rudi1234567'," calcext:value-type="string">
            <text:p><text:s text:c="18"/>password: 'Rudi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Rudi1234567'," calcext:value-type="string">
            <text:p><text:s text:c="18"/>password_confirmation: 'Rudi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Rudi Ropertz'," calcext:value-type="string">
            <text:p><text:s text:c="18"/>display_name: 'Rudi Ropertz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germany" calcext:value-type="string">
            <text:p><text:s text:c="18"/>nationality: :germany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ppc ||= User.create! email: 'pavel.pfeifer@example.com'," calcext:value-type="string">
            <text:p>@ppc ||= User.create! email: 'pavel.pfeifer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Pavel1234567'," calcext:value-type="string">
            <text:p><text:s text:c="18"/>password: 'Pavel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Pavel1234567'," calcext:value-type="string">
            <text:p><text:s text:c="18"/>password_confirmation: 'Pavel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Pavel Pfeifer'," calcext:value-type="string">
            <text:p><text:s text:c="18"/>display_name: 'Pavel Pfeifer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czechrepublic" calcext:value-type="string">
            <text:p><text:s text:c="18"/>nationality: :czechrepublic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pkf ||= User.create! email: 'pauliina.kiiski@example.com'," calcext:value-type="string">
            <text:p>@pkf ||= User.create! email: 'pauliina.kiiski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Pauliina1234567'," calcext:value-type="string">
            <text:p><text:s text:c="18"/>password: 'Pauliina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Pauliina1234567'," calcext:value-type="string">
            <text:p><text:s text:c="18"/>password_confirmation: 'Pauliina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Pauliina Kiiski'," calcext:value-type="string">
            <text:p><text:s text:c="18"/>display_name: 'Pauliina Kiiski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asr ||= User.create! email: 'aleksandr.stoliarov@example.com'," calcext:value-type="string">
            <text:p>@asr ||= User.create! email: 'aleksandr.stoliarov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Aleksandr1234567'," calcext:value-type="string">
            <text:p><text:s text:c="18"/>password: 'Aleksandr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Aleksandr1234567'," calcext:value-type="string">
            <text:p><text:s text:c="18"/>password_confirmation: 'Aleksandr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Aleksandr Stoliarov'," calcext:value-type="string">
            <text:p><text:s text:c="18"/>display_name: 'Aleksandr Stoliarov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russia" calcext:value-type="string">
            <text:p><text:s text:c="18"/>nationality: :russia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mvc ||= User.create! email: 'martin.vrtel@example.com'," calcext:value-type="string">
            <text:p>@mvc ||= User.create! email: 'martin.vrtel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Martin1234567'," calcext:value-type="string">
            <text:p><text:s text:c="18"/>password: 'Martin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Martin1234567'," calcext:value-type="string">
            <text:p><text:s text:c="18"/>password_confirmation: 'Martin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Martin Vrtel'," calcext:value-type="string">
            <text:p><text:s text:c="18"/>display_name: 'Martin Vrtel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czechrepublic" calcext:value-type="string">
            <text:p><text:s text:c="18"/>nationality: :czechrepublic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gbp ||= User.create! email: 'grzegorz.burzynski@example.com'," calcext:value-type="string">
            <text:p>@gbp ||= User.create! email: 'grzegorz.burzynski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Grzegorz1234567'," calcext:value-type="string">
            <text:p><text:s text:c="18"/>password: 'Grzegorz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Grzegorz1234567'," calcext:value-type="string">
            <text:p><text:s text:c="18"/>password_confirmation: 'Grzegorz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Grzegorz Burzynski'," calcext:value-type="string">
            <text:p><text:s text:c="18"/>display_name: 'Grzegorz Burzynski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poland" calcext:value-type="string">
            <text:p><text:s text:c="18"/>nationality: :po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hma ||= User.create! email: 'horst.maas@example.com'," calcext:value-type="string">
            <text:p>@hma ||= User.create! email: 'horst.maas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Horst1234567'," calcext:value-type="string">
            <text:p><text:s text:c="18"/>password: 'Horst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Horst1234567'," calcext:value-type="string">
            <text:p><text:s text:c="18"/>password_confirmation: 'Horst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Horst Maas'," calcext:value-type="string">
            <text:p><text:s text:c="18"/>display_name: 'Horst Maas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austria" calcext:value-type="string">
            <text:p><text:s text:c="18"/>nationality: :austria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jss ||= User.create! email: 'johan.sernheim@example.com'," calcext:value-type="string">
            <text:p>@jss ||= User.create! email: 'johan.sernheim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Johan1234567'," calcext:value-type="string">
            <text:p><text:s text:c="18"/>password: 'Johan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Johan1234567'," calcext:value-type="string">
            <text:p><text:s text:c="18"/>password_confirmation: 'Johan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Johan Sernheim'," calcext:value-type="string">
            <text:p><text:s text:c="18"/>display_name: 'Johan Sernheim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sweden" calcext:value-type="string">
            <text:p><text:s text:c="18"/>nationality: :sweden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jef ||= User.create! email: 'joni.elomaa@example.com'," calcext:value-type="string">
            <text:p>@jef ||= User.create! email: 'joni.elomaa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Joni1234567'," calcext:value-type="string">
            <text:p><text:s text:c="18"/>password: 'Joni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Joni1234567'," calcext:value-type="string">
            <text:p><text:s text:c="18"/>password_confirmation: 'Joni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Joni Elomaa'," calcext:value-type="string">
            <text:p><text:s text:c="18"/>display_name: 'Joni Elomaa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kkf ||= User.create! email: 'kati.kumpulainen@example.com'," calcext:value-type="string">
            <text:p>@kkf ||= User.create! email: 'kati.kumpulainen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Kati1234567'," calcext:value-type="string">
            <text:p><text:s text:c="18"/>password: 'Kati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Kati1234567'," calcext:value-type="string">
            <text:p><text:s text:c="18"/>password_confirmation: 'Kati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Kati Kumpulainen'," calcext:value-type="string">
            <text:p><text:s text:c="18"/>display_name: 'Kati Kumpulainen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slf ||= User.create! email: 'suvi.lahtinen@example.com'," calcext:value-type="string">
            <text:p>@slf ||= User.create! email: 'suvi.lahtinen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Suvi1234567'," calcext:value-type="string">
            <text:p><text:s text:c="18"/>password: 'Suvi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Suvi1234567'," calcext:value-type="string">
            <text:p><text:s text:c="18"/>password_confirmation: 'Suvi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Suvi Lahtinen'," calcext:value-type="string">
            <text:p><text:s text:c="18"/>display_name: 'Suvi Lahtinen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gzc ||= User.create! email: 'gregor.zdenek@example.com'," calcext:value-type="string">
            <text:p>@gzc ||= User.create! email: 'gregor.zdenek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Gregor1234567'," calcext:value-type="string">
            <text:p><text:s text:c="18"/>password: 'Gregor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Gregor1234567'," calcext:value-type="string">
            <text:p><text:s text:c="18"/>password_confirmation: 'Gregor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Gregor Zdenek'," calcext:value-type="string">
            <text:p><text:s text:c="18"/>display_name: 'Gregor Zdenek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czechrepublic" calcext:value-type="string">
            <text:p><text:s text:c="18"/>nationality: :czechrepublic</text:p>
          </table:table-cell>
          <table:table-cell table:number-columns-repeated="11"/>
        </table:table-row>
        <table:table-row table:style-name="ro3">
          <table:table-cell table:formula="of:=OFFSET(['raw data'.$K$1];(ROW()-1)/[.$L$1];0;1;1)" office:value-type="string" office:string-value="@paf ||= User.create! email: 'pia.alpua@example.com'," calcext:value-type="string">
            <text:p>@paf ||= User.create! email: 'pia.alpua@example.com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1;1;1)" office:value-type="string" office:string-value="                  password: 'Pia1234567'," calcext:value-type="string">
            <text:p><text:s text:c="18"/>password: 'Pia1234567',</text:p>
          </table:table-cell>
          <table:table-cell table:number-columns-repeated="11"/>
        </table:table-row>
        <table:table-row table:style-name="ro3">
          <table:table-cell table:style-name="ce4" table:formula="of:=OFFSET(['raw data'.$K$1];(ROW()-1)/[.$L$1];2;1;1)" office:value-type="string" office:string-value="                  password_confirmation: 'Pia1234567'," calcext:value-type="string">
            <text:p><text:s text:c="18"/>password_confirmation: 'Pia1234567',</text:p>
          </table:table-cell>
          <table:table-cell table:number-columns-repeated="11"/>
        </table:table-row>
        <table:table-row table:style-name="ro3">
          <table:table-cell table:formula="of:=OFFSET(['raw data'.$K$1];(ROW()-1)/[.$L$1];3;1;1)" office:value-type="string" office:string-value="                  display_name: 'Pia Alpua'," calcext:value-type="string">
            <text:p><text:s text:c="18"/>display_name: 'Pia Alpua',</text:p>
          </table:table-cell>
          <table:table-cell table:number-columns-repeated="11"/>
        </table:table-row>
        <table:table-row table:style-name="ro3">
          <table:table-cell table:formula="of:=OFFSET(['raw data'.$K$1];(ROW()-1)/[.$L$1];4;1;1)" office:value-type="string" office:string-value="                  nationality: :finland" calcext:value-type="string">
            <text:p><text:s text:c="18"/>nationality: :finland</text:p>
          </table:table-cell>
          <table:table-cell table:number-columns-repeated="11"/>
        </table:table-row>
        <table:table-row table:style-name="ro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3">
          <table:table-cell table:number-columns-repeated="12"/>
        </table:table-row>
        <table:table-row table:style-name="ro3" table:number-rows-repeated="2">
          <table:table-cell table:style-name="ce4"/>
          <table:table-cell table:number-columns-repeated="11"/>
        </table:table-row>
        <table:table-row table:style-name="ro3" table:number-rows-repeated="101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runs" table:style-name="ta1">
        <table:table-column table:style-name="co1" table:number-columns-repeated="7" table:default-cell-style-name="Default"/>
        <table:table-row table:style-name="ro3">
          <table:table-cell table:formula="of:=CONCATENATE(OFFSET(['raw data'.$T$1];(ROW()-1)/[.$G$1];0;1;1))" office:value-type="string" office:string-value="@amf_sp4_day1 = Run.create! race: @sp4_day1," calcext:value-type="string">
            <text:p>@amf_sp4_day1 = Run.create! race: @sp4_day1,</text:p>
          </table:table-cell>
          <table:table-cell table:number-columns-repeated="4"/>
          <table:table-cell office:value-type="string" calcext:value-type="string">
            <text:p>line count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table:formula="of:=CONCATENATE(OFFSET(['raw data'.$T$1];(ROW()-1)/[.$G$1];1;1;1))" office:value-type="string" office:string-value="                           user: @amf," calcext:value-type="string">
            <text:p><text:s text:c="27"/>user: @am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56'," calcext:value-type="string">
            <text:p><text:s text:c="27"/>number: '56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804.5 }'" calcext:value-type="string">
            <text:p><text:s text:c="27"/>times: '{ "final": 804.5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amf_sp4_day2 = Run.create! race: @sp4_day2," calcext:value-type="string">
            <text:p>@amf_sp4_day2 = Run.create! race: @sp4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mf," calcext:value-type="string">
            <text:p><text:s text:c="27"/>user: @am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56'," calcext:value-type="string">
            <text:p><text:s text:c="27"/>number: '56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itp_sp4_day1 = Run.create! race: @sp4_day1," calcext:value-type="string">
            <text:p>@itp_sp4_day1 = Run.create! race: @sp4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itp," calcext:value-type="string">
            <text:p><text:s text:c="27"/>user: @itp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59'," calcext:value-type="string">
            <text:p><text:s text:c="27"/>number: '59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816.2 }'" calcext:value-type="string">
            <text:p><text:s text:c="27"/>times: '{ "final": 816.2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itp_sp4_day2 = Run.create! race: @sp4_day2," calcext:value-type="string">
            <text:p>@itp_sp4_day2 = Run.create! race: @sp4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itp," calcext:value-type="string">
            <text:p><text:s text:c="27"/>user: @itp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59'," calcext:value-type="string">
            <text:p><text:s text:c="27"/>number: '59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ehf_sp4_day1 = Run.create! race: @sp4_day1," calcext:value-type="string">
            <text:p>@ehf_sp4_day1 = Run.create! race: @sp4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ehf," calcext:value-type="string">
            <text:p><text:s text:c="27"/>user: @eh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53'," calcext:value-type="string">
            <text:p><text:s text:c="27"/>number: '53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826.8 }'" calcext:value-type="string">
            <text:p><text:s text:c="27"/>times: '{ "final": 826.8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ehf_sp4_day2 = Run.create! race: @sp4_day2," calcext:value-type="string">
            <text:p>@ehf_sp4_day2 = Run.create! race: @sp4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ehf," calcext:value-type="string">
            <text:p><text:s text:c="27"/>user: @eh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53'," calcext:value-type="string">
            <text:p><text:s text:c="27"/>number: '53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ebs_sp4_day1 = Run.create! race: @sp4_day1," calcext:value-type="string">
            <text:p>@ebs_sp4_day1 = Run.create! race: @sp4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ebs," calcext:value-type="string">
            <text:p><text:s text:c="27"/>user: @ebs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55'," calcext:value-type="string">
            <text:p><text:s text:c="27"/>number: '55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864.4 }'" calcext:value-type="string">
            <text:p><text:s text:c="27"/>times: '{ "final": 864.4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ebs_sp4_day2 = Run.create! race: @sp4_day2," calcext:value-type="string">
            <text:p>@ebs_sp4_day2 = Run.create! race: @sp4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ebs," calcext:value-type="string">
            <text:p><text:s text:c="27"/>user: @ebs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55'," calcext:value-type="string">
            <text:p><text:s text:c="27"/>number: '55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rvc_sp4_day1 = Run.create! race: @sp4_day1," calcext:value-type="string">
            <text:p>@rvc_sp4_day1 = Run.create! race: @sp4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rvc," calcext:value-type="string">
            <text:p><text:s text:c="27"/>user: @rvc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57'," calcext:value-type="string">
            <text:p><text:s text:c="27"/>number: '57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845.8 }'" calcext:value-type="string">
            <text:p><text:s text:c="27"/>times: '{ "final": 845.8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rvc_sp4_day2 = Run.create! race: @sp4_day2," calcext:value-type="string">
            <text:p>@rvc_sp4_day2 = Run.create! race: @sp4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rvc," calcext:value-type="string">
            <text:p><text:s text:c="27"/>user: @rvc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57'," calcext:value-type="string">
            <text:p><text:s text:c="27"/>number: '57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arp_sp4_day1 = Run.create! race: @sp4_day1," calcext:value-type="string">
            <text:p>@arp_sp4_day1 = Run.create! race: @sp4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rp," calcext:value-type="string">
            <text:p><text:s text:c="27"/>user: @arp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63'," calcext:value-type="string">
            <text:p><text:s text:c="27"/>number: '63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846.3 }'" calcext:value-type="string">
            <text:p><text:s text:c="27"/>times: '{ "final": 846.3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arp_sp4_day2 = Run.create! race: @sp4_day2," calcext:value-type="string">
            <text:p>@arp_sp4_day2 = Run.create! race: @sp4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rp," calcext:value-type="string">
            <text:p><text:s text:c="27"/>user: @arp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63'," calcext:value-type="string">
            <text:p><text:s text:c="27"/>number: '63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mhs_sp4_day1 = Run.create! race: @sp4_day1," calcext:value-type="string">
            <text:p>@mhs_sp4_day1 = Run.create! race: @sp4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mhs," calcext:value-type="string">
            <text:p><text:s text:c="27"/>user: @mhs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68'," calcext:value-type="string">
            <text:p><text:s text:c="27"/>number: '68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826 }'" calcext:value-type="string">
            <text:p><text:s text:c="27"/>times: '{ "final": 826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mhs_sp4_day2 = Run.create! race: @sp4_day2," calcext:value-type="string">
            <text:p>@mhs_sp4_day2 = Run.create! race: @sp4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mhs," calcext:value-type="string">
            <text:p><text:s text:c="27"/>user: @mhs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68'," calcext:value-type="string">
            <text:p><text:s text:c="27"/>number: '68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css_sp4_day1 = Run.create! race: @sp4_day1," calcext:value-type="string">
            <text:p>@css_sp4_day1 = Run.create! race: @sp4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css," calcext:value-type="string">
            <text:p><text:s text:c="27"/>user: @css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67'," calcext:value-type="string">
            <text:p><text:s text:c="27"/>number: '67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855.2 }'" calcext:value-type="string">
            <text:p><text:s text:c="27"/>times: '{ "final": 855.2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css_sp4_day2 = Run.create! race: @sp4_day2," calcext:value-type="string">
            <text:p>@css_sp4_day2 = Run.create! race: @sp4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css," calcext:value-type="string">
            <text:p><text:s text:c="27"/>user: @css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67'," calcext:value-type="string">
            <text:p><text:s text:c="27"/>number: '67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hhg_sp4_day1 = Run.create! race: @sp4_day1," calcext:value-type="string">
            <text:p>@hhg_sp4_day1 = Run.create! race: @sp4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hhg," calcext:value-type="string">
            <text:p><text:s text:c="27"/>user: @hhg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65'," calcext:value-type="string">
            <text:p><text:s text:c="27"/>number: '65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854.1 }'" calcext:value-type="string">
            <text:p><text:s text:c="27"/>times: '{ "final": 854.1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hhg_sp4_day2 = Run.create! race: @sp4_day2," calcext:value-type="string">
            <text:p>@hhg_sp4_day2 = Run.create! race: @sp4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hhg," calcext:value-type="string">
            <text:p><text:s text:c="27"/>user: @hhg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65'," calcext:value-type="string">
            <text:p><text:s text:c="27"/>number: '65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kkn_sp4_day1 = Run.create! race: @sp4_day1," calcext:value-type="string">
            <text:p>@kkn_sp4_day1 = Run.create! race: @sp4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kkn," calcext:value-type="string">
            <text:p><text:s text:c="27"/>user: @kkn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69'," calcext:value-type="string">
            <text:p><text:s text:c="27"/>number: '69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861.5 }'" calcext:value-type="string">
            <text:p><text:s text:c="27"/>times: '{ "final": 861.5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kkn_sp4_day2 = Run.create! race: @sp4_day2," calcext:value-type="string">
            <text:p>@kkn_sp4_day2 = Run.create! race: @sp4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kkn," calcext:value-type="string">
            <text:p><text:s text:c="27"/>user: @kkn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69'," calcext:value-type="string">
            <text:p><text:s text:c="27"/>number: '69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sgs_sp4_day1 = Run.create! race: @sp4_day1," calcext:value-type="string">
            <text:p>@sgs_sp4_day1 = Run.create! race: @sp4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sgs," calcext:value-type="string">
            <text:p><text:s text:c="27"/>user: @sgs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60'," calcext:value-type="string">
            <text:p><text:s text:c="27"/>number: '60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867.5 }'" calcext:value-type="string">
            <text:p><text:s text:c="27"/>times: '{ "final": 867.5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sgs_sp4_day2 = Run.create! race: @sp4_day2," calcext:value-type="string">
            <text:p>@sgs_sp4_day2 = Run.create! race: @sp4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sgs," calcext:value-type="string">
            <text:p><text:s text:c="27"/>user: @sgs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60'," calcext:value-type="string">
            <text:p><text:s text:c="27"/>number: '60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hlf_sp4_day1 = Run.create! race: @sp4_day1," calcext:value-type="string">
            <text:p>@hlf_sp4_day1 = Run.create! race: @sp4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hlf," calcext:value-type="string">
            <text:p><text:s text:c="27"/>user: @hl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66'," calcext:value-type="string">
            <text:p><text:s text:c="27"/>number: '66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919 }'" calcext:value-type="string">
            <text:p><text:s text:c="27"/>times: '{ "final": 919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hlf_sp4_day2 = Run.create! race: @sp4_day2," calcext:value-type="string">
            <text:p>@hlf_sp4_day2 = Run.create! race: @sp4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hlf," calcext:value-type="string">
            <text:p><text:s text:c="27"/>user: @hl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66'," calcext:value-type="string">
            <text:p><text:s text:c="27"/>number: '66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lpp_sp4_day1 = Run.create! race: @sp4_day1," calcext:value-type="string">
            <text:p>@lpp_sp4_day1 = Run.create! race: @sp4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lpp," calcext:value-type="string">
            <text:p><text:s text:c="27"/>user: @lpp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62'," calcext:value-type="string">
            <text:p><text:s text:c="27"/>number: '62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906.5 }'" calcext:value-type="string">
            <text:p><text:s text:c="27"/>times: '{ "final": 906.5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lpp_sp4_day2 = Run.create! race: @sp4_day2," calcext:value-type="string">
            <text:p>@lpp_sp4_day2 = Run.create! race: @sp4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lpp," calcext:value-type="string">
            <text:p><text:s text:c="27"/>user: @lpp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62'," calcext:value-type="string">
            <text:p><text:s text:c="27"/>number: '62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dnc_sp4_day1 = Run.create! race: @sp4_day1," calcext:value-type="string">
            <text:p>@dnc_sp4_day1 = Run.create! race: @sp4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dnc," calcext:value-type="string">
            <text:p><text:s text:c="27"/>user: @dnc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54'," calcext:value-type="string">
            <text:p><text:s text:c="27"/>number: '54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918.4 }'" calcext:value-type="string">
            <text:p><text:s text:c="27"/>times: '{ "final": 918.4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dnc_sp4_day2 = Run.create! race: @sp4_day2," calcext:value-type="string">
            <text:p>@dnc_sp4_day2 = Run.create! race: @sp4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dnc," calcext:value-type="string">
            <text:p><text:s text:c="27"/>user: @dnc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54'," calcext:value-type="string">
            <text:p><text:s text:c="27"/>number: '54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apf_sp4_day1 = Run.create! race: @sp4_day1," calcext:value-type="string">
            <text:p>@apf_sp4_day1 = Run.create! race: @sp4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pf," calcext:value-type="string">
            <text:p><text:s text:c="27"/>user: @ap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64'," calcext:value-type="string">
            <text:p><text:s text:c="27"/>number: '64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006.9 }'" calcext:value-type="string">
            <text:p><text:s text:c="27"/>times: '{ "final": 1006.9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apf_sp4_day2 = Run.create! race: @sp4_day2," calcext:value-type="string">
            <text:p>@apf_sp4_day2 = Run.create! race: @sp4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pf," calcext:value-type="string">
            <text:p><text:s text:c="27"/>user: @ap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64'," calcext:value-type="string">
            <text:p><text:s text:c="27"/>number: '64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sbf_sp4_day1 = Run.create! race: @sp4_day1," calcext:value-type="string">
            <text:p>@sbf_sp4_day1 = Run.create! race: @sp4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sbf," calcext:value-type="string">
            <text:p><text:s text:c="27"/>user: @sb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61'," calcext:value-type="string">
            <text:p><text:s text:c="27"/>number: '61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040.4 }'" calcext:value-type="string">
            <text:p><text:s text:c="27"/>times: '{ "final": 1040.4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sbf_sp4_day2 = Run.create! race: @sp4_day2," calcext:value-type="string">
            <text:p>@sbf_sp4_day2 = Run.create! race: @sp4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sbf," calcext:value-type="string">
            <text:p><text:s text:c="27"/>user: @sb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61'," calcext:value-type="string">
            <text:p><text:s text:c="27"/>number: '61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mkl_sp4_day1 = Run.create! race: @sp4_day1," calcext:value-type="string">
            <text:p>@mkl_sp4_day1 = Run.create! race: @sp4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mkl," calcext:value-type="string">
            <text:p><text:s text:c="27"/>user: @mkl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71'," calcext:value-type="string">
            <text:p><text:s text:c="27"/>number: '71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119.6 }'" calcext:value-type="string">
            <text:p><text:s text:c="27"/>times: '{ "final": 1119.6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mkl_sp4_day2 = Run.create! race: @sp4_day2," calcext:value-type="string">
            <text:p>@mkl_sp4_day2 = Run.create! race: @sp4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mkl," calcext:value-type="string">
            <text:p><text:s text:c="27"/>user: @mkl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71'," calcext:value-type="string">
            <text:p><text:s text:c="27"/>number: '71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ahf_sp4_day1 = Run.create! race: @sp4_day1," calcext:value-type="string">
            <text:p>@ahf_sp4_day1 = Run.create! race: @sp4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hf," calcext:value-type="string">
            <text:p><text:s text:c="27"/>user: @ah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51'," calcext:value-type="string">
            <text:p><text:s text:c="27"/>number: '51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262.3 }'" calcext:value-type="string">
            <text:p><text:s text:c="27"/>times: '{ "final": 1262.3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ahf_sp4_day2 = Run.create! race: @sp4_day2," calcext:value-type="string">
            <text:p>@ahf_sp4_day2 = Run.create! race: @sp4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hf," calcext:value-type="string">
            <text:p><text:s text:c="27"/>user: @ah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51'," calcext:value-type="string">
            <text:p><text:s text:c="27"/>number: '51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tnf_sp4_day1 = Run.create! race: @sp4_day1," calcext:value-type="string">
            <text:p>@tnf_sp4_day1 = Run.create! race: @sp4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tnf," calcext:value-type="string">
            <text:p><text:s text:c="27"/>user: @tn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70'," calcext:value-type="string">
            <text:p><text:s text:c="27"/>number: '70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tnf_sp4_day2 = Run.create! race: @sp4_day2," calcext:value-type="string">
            <text:p>@tnf_sp4_day2 = Run.create! race: @sp4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tnf," calcext:value-type="string">
            <text:p><text:s text:c="27"/>user: @tn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70'," calcext:value-type="string">
            <text:p><text:s text:c="27"/>number: '70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por_sp4_day1 = Run.create! race: @sp4_day1," calcext:value-type="string">
            <text:p>@por_sp4_day1 = Run.create! race: @sp4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por," calcext:value-type="string">
            <text:p><text:s text:c="27"/>user: @por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58'," calcext:value-type="string">
            <text:p><text:s text:c="27"/>number: '58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por_sp4_day2 = Run.create! race: @sp4_day2," calcext:value-type="string">
            <text:p>@por_sp4_day2 = Run.create! race: @sp4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por," calcext:value-type="string">
            <text:p><text:s text:c="27"/>user: @por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58'," calcext:value-type="string">
            <text:p><text:s text:c="27"/>number: '58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spc_sp4_day1 = Run.create! race: @sp4_day1," calcext:value-type="string">
            <text:p>@spc_sp4_day1 = Run.create! race: @sp4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spc," calcext:value-type="string">
            <text:p><text:s text:c="27"/>user: @spc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52'," calcext:value-type="string">
            <text:p><text:s text:c="27"/>number: '52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spc_sp4_day2 = Run.create! race: @sp4_day2," calcext:value-type="string">
            <text:p>@spc_sp4_day2 = Run.create! race: @sp4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spc," calcext:value-type="string">
            <text:p><text:s text:c="27"/>user: @spc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52'," calcext:value-type="string">
            <text:p><text:s text:c="27"/>number: '52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jhn_sp4j_day1 = Run.create! race: @sp4j_day1," calcext:value-type="string">
            <text:p>@jhn_sp4j_day1 = Run.create! race: @sp4j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jhn," calcext:value-type="string">
            <text:p><text:s text:c="27"/>user: @jhn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74'," calcext:value-type="string">
            <text:p><text:s text:c="27"/>number: '74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808.2 }'" calcext:value-type="string">
            <text:p><text:s text:c="27"/>times: '{ "final": 808.2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jhn_sp4j_day2 = Run.create! race: @sp4j_day2," calcext:value-type="string">
            <text:p>@jhn_sp4j_day2 = Run.create! race: @sp4j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jhn," calcext:value-type="string">
            <text:p><text:s text:c="27"/>user: @jhn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74'," calcext:value-type="string">
            <text:p><text:s text:c="27"/>number: '74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final&quot;: 892.8 }'" calcext:value-type="string">
            <text:p><text:s text:c="27"/>times: '{ "final": 892.8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acf_sp4j_day1 = Run.create! race: @sp4j_day1," calcext:value-type="string">
            <text:p>@acf_sp4j_day1 = Run.create! race: @sp4j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cf," calcext:value-type="string">
            <text:p><text:s text:c="27"/>user: @ac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72'," calcext:value-type="string">
            <text:p><text:s text:c="27"/>number: '72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909.6 }'" calcext:value-type="string">
            <text:p><text:s text:c="27"/>times: '{ "final": 909.6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acf_sp4j_day2 = Run.create! race: @sp4j_day2," calcext:value-type="string">
            <text:p>@acf_sp4j_day2 = Run.create! race: @sp4j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cf," calcext:value-type="string">
            <text:p><text:s text:c="27"/>user: @ac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72'," calcext:value-type="string">
            <text:p><text:s text:c="27"/>number: '72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final&quot;: 982.6 }'" calcext:value-type="string">
            <text:p><text:s text:c="27"/>times: '{ "final": 982.6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vlf_sp4j_day1 = Run.create! race: @sp4j_day1," calcext:value-type="string">
            <text:p>@vlf_sp4j_day1 = Run.create! race: @sp4j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vlf," calcext:value-type="string">
            <text:p><text:s text:c="27"/>user: @vl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73'," calcext:value-type="string">
            <text:p><text:s text:c="27"/>number: '73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936.5 }'" calcext:value-type="string">
            <text:p><text:s text:c="27"/>times: '{ "final": 936.5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vlf_sp4j_day2 = Run.create! race: @sp4j_day2," calcext:value-type="string">
            <text:p>@vlf_sp4j_day2 = Run.create! race: @sp4j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vlf," calcext:value-type="string">
            <text:p><text:s text:c="27"/>user: @vl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73'," calcext:value-type="string">
            <text:p><text:s text:c="27"/>number: '73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final&quot;: 1029.1 }'" calcext:value-type="string">
            <text:p><text:s text:c="27"/>times: '{ "final": 1029.1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khf_sp6_day1 = Run.create! race: @sp6_day1," calcext:value-type="string">
            <text:p>@khf_sp6_day1 = Run.create! race: @sp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khf," calcext:value-type="string">
            <text:p><text:s text:c="27"/>user: @kh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78'," calcext:value-type="string">
            <text:p><text:s text:c="27"/>number: '78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076.3 }'" calcext:value-type="string">
            <text:p><text:s text:c="27"/>times: '{ "final": 1076.3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khf_sp6_day2 = Run.create! race: @sp6_day2," calcext:value-type="string">
            <text:p>@khf_sp6_day2 = Run.create! race: @sp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khf," calcext:value-type="string">
            <text:p><text:s text:c="27"/>user: @kh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78'," calcext:value-type="string">
            <text:p><text:s text:c="27"/>number: '78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cts_sp6_day1 = Run.create! race: @sp6_day1," calcext:value-type="string">
            <text:p>@cts_sp6_day1 = Run.create! race: @sp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cts," calcext:value-type="string">
            <text:p><text:s text:c="27"/>user: @cts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75'," calcext:value-type="string">
            <text:p><text:s text:c="27"/>number: '75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129.1 }'" calcext:value-type="string">
            <text:p><text:s text:c="27"/>times: '{ "final": 1129.1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cts_sp6_day2 = Run.create! race: @sp6_day2," calcext:value-type="string">
            <text:p>@cts_sp6_day2 = Run.create! race: @sp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cts," calcext:value-type="string">
            <text:p><text:s text:c="27"/>user: @cts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75'," calcext:value-type="string">
            <text:p><text:s text:c="27"/>number: '75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tkf_sp6_day1 = Run.create! race: @sp6_day1," calcext:value-type="string">
            <text:p>@tkf_sp6_day1 = Run.create! race: @sp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tkf," calcext:value-type="string">
            <text:p><text:s text:c="27"/>user: @tk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76'," calcext:value-type="string">
            <text:p><text:s text:c="27"/>number: '76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127.8 }'" calcext:value-type="string">
            <text:p><text:s text:c="27"/>times: '{ "final": 1127.8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tkf_sp6_day2 = Run.create! race: @sp6_day2," calcext:value-type="string">
            <text:p>@tkf_sp6_day2 = Run.create! race: @sp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tkf," calcext:value-type="string">
            <text:p><text:s text:c="27"/>user: @tk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76'," calcext:value-type="string">
            <text:p><text:s text:c="27"/>number: '76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ton_sp6_day1 = Run.create! race: @sp6_day1," calcext:value-type="string">
            <text:p>@ton_sp6_day1 = Run.create! race: @sp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ton," calcext:value-type="string">
            <text:p><text:s text:c="27"/>user: @ton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80'," calcext:value-type="string">
            <text:p><text:s text:c="27"/>number: '80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156.7 }'" calcext:value-type="string">
            <text:p><text:s text:c="27"/>times: '{ "final": 1156.7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ton_sp6_day2 = Run.create! race: @sp6_day2," calcext:value-type="string">
            <text:p>@ton_sp6_day2 = Run.create! race: @sp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ton," calcext:value-type="string">
            <text:p><text:s text:c="27"/>user: @ton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80'," calcext:value-type="string">
            <text:p><text:s text:c="27"/>number: '80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rkf_sp6_day1 = Run.create! race: @sp6_day1," calcext:value-type="string">
            <text:p>@rkf_sp6_day1 = Run.create! race: @sp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rkf," calcext:value-type="string">
            <text:p><text:s text:c="27"/>user: @rk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87'," calcext:value-type="string">
            <text:p><text:s text:c="27"/>number: '87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148.7 }'" calcext:value-type="string">
            <text:p><text:s text:c="27"/>times: '{ "final": 1148.7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rkf_sp6_day2 = Run.create! race: @sp6_day2," calcext:value-type="string">
            <text:p>@rkf_sp6_day2 = Run.create! race: @sp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rkf," calcext:value-type="string">
            <text:p><text:s text:c="27"/>user: @rk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87'," calcext:value-type="string">
            <text:p><text:s text:c="27"/>number: '87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vlf2_sp6_day1 = Run.create! race: @sp6_day1," calcext:value-type="string">
            <text:p>@vlf2_sp6_day1 = Run.create! race: @sp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vlf2," calcext:value-type="string">
            <text:p><text:s text:c="27"/>user: @vlf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90'," calcext:value-type="string">
            <text:p><text:s text:c="27"/>number: '90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176.3 }'" calcext:value-type="string">
            <text:p><text:s text:c="27"/>times: '{ "final": 1176.3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vlf2_sp6_day2 = Run.create! race: @sp6_day2," calcext:value-type="string">
            <text:p>@vlf2_sp6_day2 = Run.create! race: @sp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vlf2," calcext:value-type="string">
            <text:p><text:s text:c="27"/>user: @vlf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90'," calcext:value-type="string">
            <text:p><text:s text:c="27"/>number: '90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jtc_sp6_day1 = Run.create! race: @sp6_day1," calcext:value-type="string">
            <text:p>@jtc_sp6_day1 = Run.create! race: @sp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jtc," calcext:value-type="string">
            <text:p><text:s text:c="27"/>user: @jtc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77'," calcext:value-type="string">
            <text:p><text:s text:c="27"/>number: '77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191.9 }'" calcext:value-type="string">
            <text:p><text:s text:c="27"/>times: '{ "final": 1191.9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jtc_sp6_day2 = Run.create! race: @sp6_day2," calcext:value-type="string">
            <text:p>@jtc_sp6_day2 = Run.create! race: @sp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jtc," calcext:value-type="string">
            <text:p><text:s text:c="27"/>user: @jtc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77'," calcext:value-type="string">
            <text:p><text:s text:c="27"/>number: '77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jkf_sp6_day1 = Run.create! race: @sp6_day1," calcext:value-type="string">
            <text:p>@jkf_sp6_day1 = Run.create! race: @sp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jkf," calcext:value-type="string">
            <text:p><text:s text:c="27"/>user: @jk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84'," calcext:value-type="string">
            <text:p><text:s text:c="27"/>number: '84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239 }'" calcext:value-type="string">
            <text:p><text:s text:c="27"/>times: '{ "final": 1239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jkf_sp6_day2 = Run.create! race: @sp6_day2," calcext:value-type="string">
            <text:p>@jkf_sp6_day2 = Run.create! race: @sp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jkf," calcext:value-type="string">
            <text:p><text:s text:c="27"/>user: @jk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84'," calcext:value-type="string">
            <text:p><text:s text:c="27"/>number: '84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idl_sp6_day1 = Run.create! race: @sp6_day1," calcext:value-type="string">
            <text:p>@idl_sp6_day1 = Run.create! race: @sp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idl," calcext:value-type="string">
            <text:p><text:s text:c="27"/>user: @idl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85'," calcext:value-type="string">
            <text:p><text:s text:c="27"/>number: '85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204.4 }'" calcext:value-type="string">
            <text:p><text:s text:c="27"/>times: '{ "final": 1204.4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idl_sp6_day2 = Run.create! race: @sp6_day2," calcext:value-type="string">
            <text:p>@idl_sp6_day2 = Run.create! race: @sp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idl," calcext:value-type="string">
            <text:p><text:s text:c="27"/>user: @idl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85'," calcext:value-type="string">
            <text:p><text:s text:c="27"/>number: '85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mbg_sp6_day1 = Run.create! race: @sp6_day1," calcext:value-type="string">
            <text:p>@mbg_sp6_day1 = Run.create! race: @sp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mbg," calcext:value-type="string">
            <text:p><text:s text:c="27"/>user: @mbg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81'," calcext:value-type="string">
            <text:p><text:s text:c="27"/>number: '81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233.1 }'" calcext:value-type="string">
            <text:p><text:s text:c="27"/>times: '{ "final": 1233.1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mbg_sp6_day2 = Run.create! race: @sp6_day2," calcext:value-type="string">
            <text:p>@mbg_sp6_day2 = Run.create! race: @sp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mbg," calcext:value-type="string">
            <text:p><text:s text:c="27"/>user: @mbg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81'," calcext:value-type="string">
            <text:p><text:s text:c="27"/>number: '81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mcs_sp6_day1 = Run.create! race: @sp6_day1," calcext:value-type="string">
            <text:p>@mcs_sp6_day1 = Run.create! race: @sp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mcs," calcext:value-type="string">
            <text:p><text:s text:c="27"/>user: @mcs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82'," calcext:value-type="string">
            <text:p><text:s text:c="27"/>number: '82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275.8 }'" calcext:value-type="string">
            <text:p><text:s text:c="27"/>times: '{ "final": 1275.8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mcs_sp6_day2 = Run.create! race: @sp6_day2," calcext:value-type="string">
            <text:p>@mcs_sp6_day2 = Run.create! race: @sp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mcs," calcext:value-type="string">
            <text:p><text:s text:c="27"/>user: @mcs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82'," calcext:value-type="string">
            <text:p><text:s text:c="27"/>number: '82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amf_sp6_day1 = Run.create! race: @sp6_day1," calcext:value-type="string">
            <text:p>@amf_sp6_day1 = Run.create! race: @sp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mf," calcext:value-type="string">
            <text:p><text:s text:c="27"/>user: @am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83'," calcext:value-type="string">
            <text:p><text:s text:c="27"/>number: '83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271.6 }'" calcext:value-type="string">
            <text:p><text:s text:c="27"/>times: '{ "final": 1271.6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amf_sp6_day2 = Run.create! race: @sp6_day2," calcext:value-type="string">
            <text:p>@amf_sp6_day2 = Run.create! race: @sp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mf," calcext:value-type="string">
            <text:p><text:s text:c="27"/>user: @am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83'," calcext:value-type="string">
            <text:p><text:s text:c="27"/>number: '83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mcc_sp6_day1 = Run.create! race: @sp6_day1," calcext:value-type="string">
            <text:p>@mcc_sp6_day1 = Run.create! race: @sp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mcc," calcext:value-type="string">
            <text:p><text:s text:c="27"/>user: @mcc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79'," calcext:value-type="string">
            <text:p><text:s text:c="27"/>number: '79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341 }'" calcext:value-type="string">
            <text:p><text:s text:c="27"/>times: '{ "final": 1341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mcc_sp6_day2 = Run.create! race: @sp6_day2," calcext:value-type="string">
            <text:p>@mcc_sp6_day2 = Run.create! race: @sp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mcc," calcext:value-type="string">
            <text:p><text:s text:c="27"/>user: @mcc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79'," calcext:value-type="string">
            <text:p><text:s text:c="27"/>number: '79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abp_sp6_day1 = Run.create! race: @sp6_day1," calcext:value-type="string">
            <text:p>@abp_sp6_day1 = Run.create! race: @sp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bp," calcext:value-type="string">
            <text:p><text:s text:c="27"/>user: @abp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86'," calcext:value-type="string">
            <text:p><text:s text:c="27"/>number: '86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430.3 }'" calcext:value-type="string">
            <text:p><text:s text:c="27"/>times: '{ "final": 1430.3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abp_sp6_day2 = Run.create! race: @sp6_day2," calcext:value-type="string">
            <text:p>@abp_sp6_day2 = Run.create! race: @sp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bp," calcext:value-type="string">
            <text:p><text:s text:c="27"/>user: @abp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86'," calcext:value-type="string">
            <text:p><text:s text:c="27"/>number: '86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atf_sp6_day1 = Run.create! race: @sp6_day1," calcext:value-type="string">
            <text:p>@atf_sp6_day1 = Run.create! race: @sp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tf," calcext:value-type="string">
            <text:p><text:s text:c="27"/>user: @at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89'," calcext:value-type="string">
            <text:p><text:s text:c="27"/>number: '89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686.4 }'" calcext:value-type="string">
            <text:p><text:s text:c="27"/>times: '{ "final": 1686.4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atf_sp6_day2 = Run.create! race: @sp6_day2," calcext:value-type="string">
            <text:p>@atf_sp6_day2 = Run.create! race: @sp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tf," calcext:value-type="string">
            <text:p><text:s text:c="27"/>user: @at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89'," calcext:value-type="string">
            <text:p><text:s text:c="27"/>number: '89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lpp_sp6_day1 = Run.create! race: @sp6_day1," calcext:value-type="string">
            <text:p>@lpp_sp6_day1 = Run.create! race: @sp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lpp," calcext:value-type="string">
            <text:p><text:s text:c="27"/>user: @lpp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88'," calcext:value-type="string">
            <text:p><text:s text:c="27"/>number: '88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315.6 }'" calcext:value-type="string">
            <text:p><text:s text:c="27"/>times: '{ "final": 1315.6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lpp_sp6_day2 = Run.create! race: @sp6_day2," calcext:value-type="string">
            <text:p>@lpp_sp6_day2 = Run.create! race: @sp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lpp," calcext:value-type="string">
            <text:p><text:s text:c="27"/>user: @lpp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88'," calcext:value-type="string">
            <text:p><text:s text:c="27"/>number: '88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phf_sp8_day1 = Run.create! race: @sp8_day1," calcext:value-type="string">
            <text:p>@phf_sp8_day1 = Run.create! race: @sp8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phf," calcext:value-type="string">
            <text:p><text:s text:c="27"/>user: @ph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92'," calcext:value-type="string">
            <text:p><text:s text:c="27"/>number: '92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536.8 }'" calcext:value-type="string">
            <text:p><text:s text:c="27"/>times: '{ "final": 1536.8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phf_sp8_day2 = Run.create! race: @sp8_day2," calcext:value-type="string">
            <text:p>@phf_sp8_day2 = Run.create! race: @sp8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phf," calcext:value-type="string">
            <text:p><text:s text:c="27"/>user: @ph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92'," calcext:value-type="string">
            <text:p><text:s text:c="27"/>number: '92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3-08T10:30:00.000Z&quot; }'" calcext:value-type="string">
            <text:p><text:s text:c="27"/>times: '{ "start_timestamp": "2014-03-08T10:30:00.000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rsf_sp8_day1 = Run.create! race: @sp8_day1," calcext:value-type="string">
            <text:p>@rsf_sp8_day1 = Run.create! race: @sp8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rsf," calcext:value-type="string">
            <text:p><text:s text:c="27"/>user: @rs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02'," calcext:value-type="string">
            <text:p><text:s text:c="27"/>number: '102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537.1 }'" calcext:value-type="string">
            <text:p><text:s text:c="27"/>times: '{ "final": 1537.1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rsf_sp8_day2 = Run.create! race: @sp8_day2," calcext:value-type="string">
            <text:p>@rsf_sp8_day2 = Run.create! race: @sp8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rsf," calcext:value-type="string">
            <text:p><text:s text:c="27"/>user: @rs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02'," calcext:value-type="string">
            <text:p><text:s text:c="27"/>number: '102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3-09T10:31:00.000Z&quot; }'" calcext:value-type="string">
            <text:p><text:s text:c="27"/>times: '{ "start_timestamp": "2014-03-09T10:31:00.000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akg_sp8_day1 = Run.create! race: @sp8_day1," calcext:value-type="string">
            <text:p>@akg_sp8_day1 = Run.create! race: @sp8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kg," calcext:value-type="string">
            <text:p><text:s text:c="27"/>user: @akg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00'," calcext:value-type="string">
            <text:p><text:s text:c="27"/>number: '100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555.8 }'" calcext:value-type="string">
            <text:p><text:s text:c="27"/>times: '{ "final": 1555.8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akg_sp8_day2 = Run.create! race: @sp8_day2," calcext:value-type="string">
            <text:p>@akg_sp8_day2 = Run.create! race: @sp8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kg," calcext:value-type="string">
            <text:p><text:s text:c="27"/>user: @akg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00'," calcext:value-type="string">
            <text:p><text:s text:c="27"/>number: '100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3-10T10:32:00.000Z&quot; }'" calcext:value-type="string">
            <text:p><text:s text:c="27"/>times: '{ "start_timestamp": "2014-03-10T10:32:00.000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cws_sp8_day1 = Run.create! race: @sp8_day1," calcext:value-type="string">
            <text:p>@cws_sp8_day1 = Run.create! race: @sp8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cws," calcext:value-type="string">
            <text:p><text:s text:c="27"/>user: @cws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93'," calcext:value-type="string">
            <text:p><text:s text:c="27"/>number: '93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609.5 }'" calcext:value-type="string">
            <text:p><text:s text:c="27"/>times: '{ "final": 1609.5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cws_sp8_day2 = Run.create! race: @sp8_day2," calcext:value-type="string">
            <text:p>@cws_sp8_day2 = Run.create! race: @sp8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cws," calcext:value-type="string">
            <text:p><text:s text:c="27"/>user: @cws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93'," calcext:value-type="string">
            <text:p><text:s text:c="27"/>number: '93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3-11T10:33:00.000Z&quot; }'" calcext:value-type="string">
            <text:p><text:s text:c="27"/>times: '{ "start_timestamp": "2014-03-11T10:33:00.000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hhg_sp8_day1 = Run.create! race: @sp8_day1," calcext:value-type="string">
            <text:p>@hhg_sp8_day1 = Run.create! race: @sp8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hhg," calcext:value-type="string">
            <text:p><text:s text:c="27"/>user: @hhg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91'," calcext:value-type="string">
            <text:p><text:s text:c="27"/>number: '91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588.5 }'" calcext:value-type="string">
            <text:p><text:s text:c="27"/>times: '{ "final": 1588.5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hhg_sp8_day2 = Run.create! race: @sp8_day2," calcext:value-type="string">
            <text:p>@hhg_sp8_day2 = Run.create! race: @sp8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hhg," calcext:value-type="string">
            <text:p><text:s text:c="27"/>user: @hhg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91'," calcext:value-type="string">
            <text:p><text:s text:c="27"/>number: '91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3-12T10:34:00.000Z&quot; }'" calcext:value-type="string">
            <text:p><text:s text:c="27"/>times: '{ "start_timestamp": "2014-03-12T10:34:00.000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mtg_sp8_day1 = Run.create! race: @sp8_day1," calcext:value-type="string">
            <text:p>@mtg_sp8_day1 = Run.create! race: @sp8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mtg," calcext:value-type="string">
            <text:p><text:s text:c="27"/>user: @mtg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97'," calcext:value-type="string">
            <text:p><text:s text:c="27"/>number: '97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637.8 }'" calcext:value-type="string">
            <text:p><text:s text:c="27"/>times: '{ "final": 1637.8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mtg_sp8_day2 = Run.create! race: @sp8_day2," calcext:value-type="string">
            <text:p>@mtg_sp8_day2 = Run.create! race: @sp8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mtg," calcext:value-type="string">
            <text:p><text:s text:c="27"/>user: @mtg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97'," calcext:value-type="string">
            <text:p><text:s text:c="27"/>number: '97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3-13T10:35:00.000Z&quot; }'" calcext:value-type="string">
            <text:p><text:s text:c="27"/>times: '{ "start_timestamp": "2014-03-13T10:35:00.000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vhf_sp8_day1 = Run.create! race: @sp8_day1," calcext:value-type="string">
            <text:p>@vhf_sp8_day1 = Run.create! race: @sp8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vhf," calcext:value-type="string">
            <text:p><text:s text:c="27"/>user: @vh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99'," calcext:value-type="string">
            <text:p><text:s text:c="27"/>number: '99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695 }'" calcext:value-type="string">
            <text:p><text:s text:c="27"/>times: '{ "final": 1695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vhf_sp8_day2 = Run.create! race: @sp8_day2," calcext:value-type="string">
            <text:p>@vhf_sp8_day2 = Run.create! race: @sp8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vhf," calcext:value-type="string">
            <text:p><text:s text:c="27"/>user: @vh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99'," calcext:value-type="string">
            <text:p><text:s text:c="27"/>number: '99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3-14T10:36:00.000Z&quot; }'" calcext:value-type="string">
            <text:p><text:s text:c="27"/>times: '{ "start_timestamp": "2014-03-14T10:36:00.000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egl_sp8_day1 = Run.create! race: @sp8_day1," calcext:value-type="string">
            <text:p>@egl_sp8_day1 = Run.create! race: @sp8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egl," calcext:value-type="string">
            <text:p><text:s text:c="27"/>user: @egl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01'," calcext:value-type="string">
            <text:p><text:s text:c="27"/>number: '101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686.1 }'" calcext:value-type="string">
            <text:p><text:s text:c="27"/>times: '{ "final": 1686.1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egl_sp8_day2 = Run.create! race: @sp8_day2," calcext:value-type="string">
            <text:p>@egl_sp8_day2 = Run.create! race: @sp8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egl," calcext:value-type="string">
            <text:p><text:s text:c="27"/>user: @egl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01'," calcext:value-type="string">
            <text:p><text:s text:c="27"/>number: '101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3-15T10:37:00.000Z&quot; }'" calcext:value-type="string">
            <text:p><text:s text:c="27"/>times: '{ "start_timestamp": "2014-03-15T10:37:00.000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svh_sp8_day1 = Run.create! race: @sp8_day1," calcext:value-type="string">
            <text:p>@svh_sp8_day1 = Run.create! race: @sp8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svh," calcext:value-type="string">
            <text:p><text:s text:c="27"/>user: @svh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04'," calcext:value-type="string">
            <text:p><text:s text:c="27"/>number: '104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1941.5 }'" calcext:value-type="string">
            <text:p><text:s text:c="27"/>times: '{ "final": 1941.5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svh_sp8_day2 = Run.create! race: @sp8_day2," calcext:value-type="string">
            <text:p>@svh_sp8_day2 = Run.create! race: @sp8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svh," calcext:value-type="string">
            <text:p><text:s text:c="27"/>user: @svh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04'," calcext:value-type="string">
            <text:p><text:s text:c="27"/>number: '104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3-16T10:38:00.000Z&quot; }'" calcext:value-type="string">
            <text:p><text:s text:c="27"/>times: '{ "start_timestamp": "2014-03-16T10:38:00.000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mtp_sp8_day1 = Run.create! race: @sp8_day1," calcext:value-type="string">
            <text:p>@mtp_sp8_day1 = Run.create! race: @sp8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mtp," calcext:value-type="string">
            <text:p><text:s text:c="27"/>user: @mtp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95'," calcext:value-type="string">
            <text:p><text:s text:c="27"/>number: '95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2232.3 }'" calcext:value-type="string">
            <text:p><text:s text:c="27"/>times: '{ "final": 2232.3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mtp_sp8_day2 = Run.create! race: @sp8_day2," calcext:value-type="string">
            <text:p>@mtp_sp8_day2 = Run.create! race: @sp8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mtp," calcext:value-type="string">
            <text:p><text:s text:c="27"/>user: @mtp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95'," calcext:value-type="string">
            <text:p><text:s text:c="27"/>number: '95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3-17T10:39:00.000Z&quot; }'" calcext:value-type="string">
            <text:p><text:s text:c="27"/>times: '{ "start_timestamp": "2014-03-17T10:39:00.000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klf_sp8_day1 = Run.create! race: @sp8_day1," calcext:value-type="string">
            <text:p>@klf_sp8_day1 = Run.create! race: @sp8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klf," calcext:value-type="string">
            <text:p><text:s text:c="27"/>user: @kl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03'," calcext:value-type="string">
            <text:p><text:s text:c="27"/>number: '103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2331.9 }'" calcext:value-type="string">
            <text:p><text:s text:c="27"/>times: '{ "final": 2331.9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klf_sp8_day2 = Run.create! race: @sp8_day2," calcext:value-type="string">
            <text:p>@klf_sp8_day2 = Run.create! race: @sp8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klf," calcext:value-type="string">
            <text:p><text:s text:c="27"/>user: @kl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03'," calcext:value-type="string">
            <text:p><text:s text:c="27"/>number: '103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fhn_sp8_day1 = Run.create! race: @sp8_day1," calcext:value-type="string">
            <text:p>@fhn_sp8_day1 = Run.create! race: @sp8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fhn," calcext:value-type="string">
            <text:p><text:s text:c="27"/>user: @fhn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98'," calcext:value-type="string">
            <text:p><text:s text:c="27"/>number: '98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2598.3 }'" calcext:value-type="string">
            <text:p><text:s text:c="27"/>times: '{ "final": 2598.3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fhn_sp8_day2 = Run.create! race: @sp8_day2," calcext:value-type="string">
            <text:p>@fhn_sp8_day2 = Run.create! race: @sp8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fhn," calcext:value-type="string">
            <text:p><text:s text:c="27"/>user: @fhn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98'," calcext:value-type="string">
            <text:p><text:s text:c="27"/>number: '98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amr_sp8_day1 = Run.create! race: @sp8_day1," calcext:value-type="string">
            <text:p>@amr_sp8_day1 = Run.create! race: @sp8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mr," calcext:value-type="string">
            <text:p><text:s text:c="27"/>user: @amr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96'," calcext:value-type="string">
            <text:p><text:s text:c="27"/>number: '96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amr_sp8_day2 = Run.create! race: @sp8_day2," calcext:value-type="string">
            <text:p>@amr_sp8_day2 = Run.create! race: @sp8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mr," calcext:value-type="string">
            <text:p><text:s text:c="27"/>user: @amr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96'," calcext:value-type="string">
            <text:p><text:s text:c="27"/>number: '96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jbn_sp8_day1 = Run.create! race: @sp8_day1," calcext:value-type="string">
            <text:p>@jbn_sp8_day1 = Run.create! race: @sp8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jbn," calcext:value-type="string">
            <text:p><text:s text:c="27"/>user: @jbn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94'," calcext:value-type="string">
            <text:p><text:s text:c="27"/>number: '94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jbn_sp8_day2 = Run.create! race: @sp8_day2," calcext:value-type="string">
            <text:p>@jbn_sp8_day2 = Run.create! race: @sp8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jbn," calcext:value-type="string">
            <text:p><text:s text:c="27"/>user: @jbn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94'," calcext:value-type="string">
            <text:p><text:s text:c="27"/>number: '94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hin_spu_day1 = Run.create! race: @spu_day1," calcext:value-type="string">
            <text:p>@hin_spu_day1 = Run.create! race: @spu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hin," calcext:value-type="string">
            <text:p><text:s text:c="27"/>user: @hin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06'," calcext:value-type="string">
            <text:p><text:s text:c="27"/>number: '106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3003.5 }'" calcext:value-type="string">
            <text:p><text:s text:c="27"/>times: '{ "final": 3003.5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hin_spu_day2 = Run.create! race: @spu_day2," calcext:value-type="string">
            <text:p>@hin_spu_day2 = Run.create! race: @spu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hin," calcext:value-type="string">
            <text:p><text:s text:c="27"/>user: @hin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06'," calcext:value-type="string">
            <text:p><text:s text:c="27"/>number: '106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3-22T10:44:00.000Z&quot;, &quot;5km_timestamp&quot;: &quot;2014-03-22T10:53:54.743Z&quot; }'" calcext:value-type="string">
            <text:p><text:s text:c="27"/>times: '{ "start_timestamp": "2014-03-22T10:44:00.000Z", "5km_timestamp": "2014-03-22T10:53:54.743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kzs_spu_day1 = Run.create! race: @spu_day1," calcext:value-type="string">
            <text:p>@kzs_spu_day1 = Run.create! race: @spu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kzs," calcext:value-type="string">
            <text:p><text:s text:c="27"/>user: @kzs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08'," calcext:value-type="string">
            <text:p><text:s text:c="27"/>number: '108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2946.2 }'" calcext:value-type="string">
            <text:p><text:s text:c="27"/>times: '{ "final": 2946.2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kzs_spu_day2 = Run.create! race: @spu_day2," calcext:value-type="string">
            <text:p>@kzs_spu_day2 = Run.create! race: @spu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kzs," calcext:value-type="string">
            <text:p><text:s text:c="27"/>user: @kzs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08'," calcext:value-type="string">
            <text:p><text:s text:c="27"/>number: '108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3-23T10:45:00.000Z&quot;, &quot;5km_timestamp&quot;: &quot;2014-03-23T10:54:31.680Z&quot; }'" calcext:value-type="string">
            <text:p><text:s text:c="27"/>times: '{ "start_timestamp": "2014-03-23T10:45:00.000Z", "5km_timestamp": "2014-03-23T10:54:31.680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mtg_spu_day1 = Run.create! race: @spu_day1," calcext:value-type="string">
            <text:p>@mtg_spu_day1 = Run.create! race: @spu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mtg," calcext:value-type="string">
            <text:p><text:s text:c="27"/>user: @mtg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09'," calcext:value-type="string">
            <text:p><text:s text:c="27"/>number: '109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3134.2 }'" calcext:value-type="string">
            <text:p><text:s text:c="27"/>times: '{ "final": 3134.2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mtg_spu_day2 = Run.create! race: @spu_day2," calcext:value-type="string">
            <text:p>@mtg_spu_day2 = Run.create! race: @spu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mtg," calcext:value-type="string">
            <text:p><text:s text:c="27"/>user: @mtg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09'," calcext:value-type="string">
            <text:p><text:s text:c="27"/>number: '109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3-24T10:46:00.000Z&quot;, &quot;5km_timestamp&quot;: &quot;2014-03-24T10:55:19.800Z&quot; }'" calcext:value-type="string">
            <text:p><text:s text:c="27"/>times: '{ "start_timestamp": "2014-03-24T10:46:00.000Z", "5km_timestamp": "2014-03-24T10:55:19.800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tsg_spu_day1 = Run.create! race: @spu_day1," calcext:value-type="string">
            <text:p>@tsg_spu_day1 = Run.create! race: @spu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tsg," calcext:value-type="string">
            <text:p><text:s text:c="27"/>user: @tsg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10'," calcext:value-type="string">
            <text:p><text:s text:c="27"/>number: '110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3810 }'" calcext:value-type="string">
            <text:p><text:s text:c="27"/>times: '{ "final": 3810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tsg_spu_day2 = Run.create! race: @spu_day2," calcext:value-type="string">
            <text:p>@tsg_spu_day2 = Run.create! race: @spu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tsg," calcext:value-type="string">
            <text:p><text:s text:c="27"/>user: @tsg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10'," calcext:value-type="string">
            <text:p><text:s text:c="27"/>number: '110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3-25T10:47:00.000Z&quot;, &quot;5km_timestamp&quot;: &quot;2014-03-25T10:56:28.775Z&quot; }'" calcext:value-type="string">
            <text:p><text:s text:c="27"/>times: '{ "start_timestamp": "2014-03-25T10:47:00.000Z", "5km_timestamp": "2014-03-25T10:56:28.775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alf_spu_day1 = Run.create! race: @spu_day1," calcext:value-type="string">
            <text:p>@alf_spu_day1 = Run.create! race: @spu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lf," calcext:value-type="string">
            <text:p><text:s text:c="27"/>user: @al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07'," calcext:value-type="string">
            <text:p><text:s text:c="27"/>number: '107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alf_spu_day2 = Run.create! race: @spu_day2," calcext:value-type="string">
            <text:p>@alf_spu_day2 = Run.create! race: @spu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lf," calcext:value-type="string">
            <text:p><text:s text:c="27"/>user: @al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07'," calcext:value-type="string">
            <text:p><text:s text:c="27"/>number: '107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ksg_spu_day1 = Run.create! race: @spu_day1," calcext:value-type="string">
            <text:p>@ksg_spu_day1 = Run.create! race: @spu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ksg," calcext:value-type="string">
            <text:p><text:s text:c="27"/>user: @ksg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05'," calcext:value-type="string">
            <text:p><text:s text:c="27"/>number: '105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ksg_spu_day2 = Run.create! race: @spu_day2," calcext:value-type="string">
            <text:p>@ksg_spu_day2 = Run.create! race: @spu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ksg," calcext:value-type="string">
            <text:p><text:s text:c="27"/>user: @ksg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05'," calcext:value-type="string">
            <text:p><text:s text:c="27"/>number: '105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crs_md12_day1 = Run.create! race: @md12_day1," calcext:value-type="string">
            <text:p>@crs_md12_day1 = Run.create! race: @md12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crs," calcext:value-type="string">
            <text:p><text:s text:c="27"/>user: @crs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11'," calcext:value-type="string">
            <text:p><text:s text:c="27"/>number: '111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2546 }'" calcext:value-type="string">
            <text:p><text:s text:c="27"/>times: '{ "final": 2546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crs_md12_day2 = Run.create! race: @md12_day2," calcext:value-type="string">
            <text:p>@crs_md12_day2 = Run.create! race: @md12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crs," calcext:value-type="string">
            <text:p><text:s text:c="27"/>user: @crs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11'," calcext:value-type="string">
            <text:p><text:s text:c="27"/>number: '111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3-28T10:50:00.000Z&quot;, &quot;5km_timestamp&quot;: &quot;2014-03-28T11:03:56.288Z&quot;, &quot;10km_timestamp&quot;: &quot;2014-03-28T11:15:31.435Z&quot;, &quot;15km_timestamp&quot;: &quot;2014-03-28T11:29:08.128Z&quot; }'" calcext:value-type="string">
            <text:p><text:s text:c="27"/>times: '{ "start_timestamp": "2014-03-28T10:50:00.000Z", "5km_timestamp": "2014-03-28T11:03:56.288Z", "10km_timestamp": "2014-03-28T11:15:31.435Z", "15km_timestamp": "2014-03-28T11:29:08.128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rcf_md12_day1 = Run.create! race: @md12_day1," calcext:value-type="string">
            <text:p>@rcf_md12_day1 = Run.create! race: @md12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rcf," calcext:value-type="string">
            <text:p><text:s text:c="27"/>user: @rc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12'," calcext:value-type="string">
            <text:p><text:s text:c="27"/>number: '112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2847.9 }'" calcext:value-type="string">
            <text:p><text:s text:c="27"/>times: '{ "final": 2847.9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rcf_md12_day2 = Run.create! race: @md12_day2," calcext:value-type="string">
            <text:p>@rcf_md12_day2 = Run.create! race: @md12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rcf," calcext:value-type="string">
            <text:p><text:s text:c="27"/>user: @rc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12'," calcext:value-type="string">
            <text:p><text:s text:c="27"/>number: '112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3-29T10:51:00.000Z&quot;, &quot;5km_timestamp&quot;: &quot;2014-03-29T11:06:15.735Z&quot;, &quot;10km_timestamp&quot;: &quot;2014-03-29T11:21:41.543Z&quot;, &quot;15km_timestamp&quot;: &quot;2014-03-29T11:36:29.946Z&quot; }'" calcext:value-type="string">
            <text:p><text:s text:c="27"/>times: '{ "start_timestamp": "2014-03-29T10:51:00.000Z", "5km_timestamp": "2014-03-29T11:06:15.735Z", "10km_timestamp": "2014-03-29T11:21:41.543Z", "15km_timestamp": "2014-03-29T11:36:29.946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ads_md12_day1 = Run.create! race: @md12_day1," calcext:value-type="string">
            <text:p>@ads_md12_day1 = Run.create! race: @md12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ds," calcext:value-type="string">
            <text:p><text:s text:c="27"/>user: @ads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15'," calcext:value-type="string">
            <text:p><text:s text:c="27"/>number: '115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3697.6 }'" calcext:value-type="string">
            <text:p><text:s text:c="27"/>times: '{ "final": 3697.6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ads_md12_day2 = Run.create! race: @md12_day2," calcext:value-type="string">
            <text:p>@ads_md12_day2 = Run.create! race: @md12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ds," calcext:value-type="string">
            <text:p><text:s text:c="27"/>user: @ads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15'," calcext:value-type="string">
            <text:p><text:s text:c="27"/>number: '115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3-30T10:52:00.000Z&quot;, &quot;5km_timestamp&quot;: &quot;2014-03-30T11:10:36.178Z&quot;, &quot;10km_timestamp&quot;: &quot;2014-03-30T11:27:53.385Z&quot;, &quot;15km_timestamp&quot;: &quot;2014-03-30T11:45:23.973Z&quot; }'" calcext:value-type="string">
            <text:p><text:s text:c="27"/>times: '{ "start_timestamp": "2014-03-30T10:52:00.000Z", "5km_timestamp": "2014-03-30T11:10:36.178Z", "10km_timestamp": "2014-03-30T11:27:53.385Z", "15km_timestamp": "2014-03-30T11:45:23.973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psf_md12_day1 = Run.create! race: @md12_day1," calcext:value-type="string">
            <text:p>@psf_md12_day1 = Run.create! race: @md12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psf," calcext:value-type="string">
            <text:p><text:s text:c="27"/>user: @ps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16'," calcext:value-type="string">
            <text:p><text:s text:c="27"/>number: '116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5518.2 }'" calcext:value-type="string">
            <text:p><text:s text:c="27"/>times: '{ "final": 5518.2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psf_md12_day2 = Run.create! race: @md12_day2," calcext:value-type="string">
            <text:p>@psf_md12_day2 = Run.create! race: @md12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psf," calcext:value-type="string">
            <text:p><text:s text:c="27"/>user: @ps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16'," calcext:value-type="string">
            <text:p><text:s text:c="27"/>number: '116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3-31T10:53:00.000Z&quot;, &quot;5km_timestamp&quot;: &quot;2014-03-31T11:10:49.438Z&quot;, &quot;10km_timestamp&quot;: &quot;2014-03-31T11:29:04.378Z&quot;, &quot;15km_timestamp&quot;: &quot;2014-03-31T11:46:22.255Z&quot; }'" calcext:value-type="string">
            <text:p><text:s text:c="27"/>times: '{ "start_timestamp": "2014-03-31T10:53:00.000Z", "5km_timestamp": "2014-03-31T11:10:49.438Z", "10km_timestamp": "2014-03-31T11:29:04.378Z", "15km_timestamp": "2014-03-31T11:46:22.255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rrg_md12_day1 = Run.create! race: @md12_day1," calcext:value-type="string">
            <text:p>@rrg_md12_day1 = Run.create! race: @md12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rrg," calcext:value-type="string">
            <text:p><text:s text:c="27"/>user: @rrg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14'," calcext:value-type="string">
            <text:p><text:s text:c="27"/>number: '114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6497.1 }'" calcext:value-type="string">
            <text:p><text:s text:c="27"/>times: '{ "final": 6497.1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rrg_md12_day2 = Run.create! race: @md12_day2," calcext:value-type="string">
            <text:p>@rrg_md12_day2 = Run.create! race: @md12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rrg," calcext:value-type="string">
            <text:p><text:s text:c="27"/>user: @rrg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14'," calcext:value-type="string">
            <text:p><text:s text:c="27"/>number: '114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4-01T10:54:00.000Z&quot;, &quot;5km_timestamp&quot;: &quot;2014-04-01T11:13:02.276Z&quot;, &quot;10km_timestamp&quot;: &quot;2014-04-01T11:30:21.140Z&quot; }'" calcext:value-type="string">
            <text:p><text:s text:c="27"/>times: '{ "start_timestamp": "2014-04-01T10:54:00.000Z", "5km_timestamp": "2014-04-01T11:13:02.276Z", "10km_timestamp": "2014-04-01T11:30:21.140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ppc_md12_day1 = Run.create! race: @md12_day1," calcext:value-type="string">
            <text:p>@ppc_md12_day1 = Run.create! race: @md12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ppc," calcext:value-type="string">
            <text:p><text:s text:c="27"/>user: @ppc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13'," calcext:value-type="string">
            <text:p><text:s text:c="27"/>number: '113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ppc_md12_day2 = Run.create! race: @md12_day2," calcext:value-type="string">
            <text:p>@ppc_md12_day2 = Run.create! race: @md12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ppc," calcext:value-type="string">
            <text:p><text:s text:c="27"/>user: @ppc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13'," calcext:value-type="string">
            <text:p><text:s text:c="27"/>number: '113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'" calcext:value-type="string">
            <text:p><text:s text:c="27"/>times: '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pkf_md6_day1 = Run.create! race: @md6_day1," calcext:value-type="string">
            <text:p>@pkf_md6_day1 = Run.create! race: @md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pkf," calcext:value-type="string">
            <text:p><text:s text:c="27"/>user: @pk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19'," calcext:value-type="string">
            <text:p><text:s text:c="27"/>number: '119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3027.6 }'" calcext:value-type="string">
            <text:p><text:s text:c="27"/>times: '{ "final": 3027.6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pkf_md6_day2 = Run.create! race: @md6_day2," calcext:value-type="string">
            <text:p>@pkf_md6_day2 = Run.create! race: @md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pkf," calcext:value-type="string">
            <text:p><text:s text:c="27"/>user: @pk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19'," calcext:value-type="string">
            <text:p><text:s text:c="27"/>number: '119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4-03T10:56:00.000Z&quot;, &quot;5km_timestamp&quot;: &quot;2014-04-03T11:11:40.940Z&quot;, &quot;10km_timestamp&quot;: &quot;2014-04-03T11:26:59.045Z&quot;, &quot;15km_timestamp&quot;: &quot;2014-04-03T11:41:09.856Z&quot;, &quot;finish_timestamp&quot;: &quot;2014-04-03T11:55:38.742Z&quot; }'" calcext:value-type="string">
            <text:p><text:s text:c="27"/>times: '{ "start_timestamp": "2014-04-03T10:56:00.000Z", "5km_timestamp": "2014-04-03T11:11:40.940Z", "10km_timestamp": "2014-04-03T11:26:59.045Z", "15km_timestamp": "2014-04-03T11:41:09.856Z", "finish_timestamp": "2014-04-03T11:55:38.742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asr_md6_day1 = Run.create! race: @md6_day1," calcext:value-type="string">
            <text:p>@asr_md6_day1 = Run.create! race: @md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sr," calcext:value-type="string">
            <text:p><text:s text:c="27"/>user: @asr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23'," calcext:value-type="string">
            <text:p><text:s text:c="27"/>number: '123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3353.2 }'" calcext:value-type="string">
            <text:p><text:s text:c="27"/>times: '{ "final": 3353.2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asr_md6_day2 = Run.create! race: @md6_day2," calcext:value-type="string">
            <text:p>@asr_md6_day2 = Run.create! race: @md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asr," calcext:value-type="string">
            <text:p><text:s text:c="27"/>user: @asr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23'," calcext:value-type="string">
            <text:p><text:s text:c="27"/>number: '123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4-04T10:57:00.000Z&quot;, &quot;5km_timestamp&quot;: &quot;2014-04-04T11:14:56.157Z&quot;, &quot;10km_timestamp&quot;: &quot;2014-04-04T11:31:29.807Z&quot;, &quot;15km_timestamp&quot;: &quot;2014-04-04T11:48:17.337Z&quot;, &quot;finish_timestamp&quot;: &quot;2014-04-04T12:04:16.288Z&quot; }'" calcext:value-type="string">
            <text:p><text:s text:c="27"/>times: '{ "start_timestamp": "2014-04-04T10:57:00.000Z", "5km_timestamp": "2014-04-04T11:14:56.157Z", "10km_timestamp": "2014-04-04T11:31:29.807Z", "15km_timestamp": "2014-04-04T11:48:17.337Z", "finish_timestamp": "2014-04-04T12:04:16.288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mvc_md6_day1 = Run.create! race: @md6_day1," calcext:value-type="string">
            <text:p>@mvc_md6_day1 = Run.create! race: @md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mvc," calcext:value-type="string">
            <text:p><text:s text:c="27"/>user: @mvc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20'," calcext:value-type="string">
            <text:p><text:s text:c="27"/>number: '120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3301 }'" calcext:value-type="string">
            <text:p><text:s text:c="27"/>times: '{ "final": 3301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mvc_md6_day2 = Run.create! race: @md6_day2," calcext:value-type="string">
            <text:p>@mvc_md6_day2 = Run.create! race: @md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mvc," calcext:value-type="string">
            <text:p><text:s text:c="27"/>user: @mvc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20'," calcext:value-type="string">
            <text:p><text:s text:c="27"/>number: '120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4-05T10:58:00.000Z&quot;, &quot;5km_timestamp&quot;: &quot;2014-04-05T11:16:18.322Z&quot;, &quot;10km_timestamp&quot;: &quot;2014-04-05T11:34:14.752Z&quot;, &quot;15km_timestamp&quot;: &quot;2014-04-05T11:51:07.039Z&quot;, &quot;finish_timestamp&quot;: &quot;2014-04-05T12:07:21.184Z&quot; }'" calcext:value-type="string">
            <text:p><text:s text:c="27"/>times: '{ "start_timestamp": "2014-04-05T10:58:00.000Z", "5km_timestamp": "2014-04-05T11:16:18.322Z", "10km_timestamp": "2014-04-05T11:34:14.752Z", "15km_timestamp": "2014-04-05T11:51:07.039Z", "finish_timestamp": "2014-04-05T12:07:21.184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gbp_md6_day1 = Run.create! race: @md6_day1," calcext:value-type="string">
            <text:p>@gbp_md6_day1 = Run.create! race: @md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gbp," calcext:value-type="string">
            <text:p><text:s text:c="27"/>user: @gbp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22'," calcext:value-type="string">
            <text:p><text:s text:c="27"/>number: '122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3670.4 }'" calcext:value-type="string">
            <text:p><text:s text:c="27"/>times: '{ "final": 3670.4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gbp_md6_day2 = Run.create! race: @md6_day2," calcext:value-type="string">
            <text:p>@gbp_md6_day2 = Run.create! race: @md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gbp," calcext:value-type="string">
            <text:p><text:s text:c="27"/>user: @gbp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22'," calcext:value-type="string">
            <text:p><text:s text:c="27"/>number: '122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4-06T10:59:00.000Z&quot;, &quot;5km_timestamp&quot;: &quot;2014-04-06T11:17:52.434Z&quot;, &quot;10km_timestamp&quot;: &quot;2014-04-06T11:37:34.689Z&quot;, &quot;15km_timestamp&quot;: &quot;2014-04-06T11:56:06.723Z&quot;, &quot;finish_timestamp&quot;: &quot;2014-04-06T12:13:29.118Z&quot; }'" calcext:value-type="string">
            <text:p><text:s text:c="27"/>times: '{ "start_timestamp": "2014-04-06T10:59:00.000Z", "5km_timestamp": "2014-04-06T11:17:52.434Z", "10km_timestamp": "2014-04-06T11:37:34.689Z", "15km_timestamp": "2014-04-06T11:56:06.723Z", "finish_timestamp": "2014-04-06T12:13:29.118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hma_md6_day1 = Run.create! race: @md6_day1," calcext:value-type="string">
            <text:p>@hma_md6_day1 = Run.create! race: @md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hma," calcext:value-type="string">
            <text:p><text:s text:c="27"/>user: @hma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26'," calcext:value-type="string">
            <text:p><text:s text:c="27"/>number: '126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3968.8 }'" calcext:value-type="string">
            <text:p><text:s text:c="27"/>times: '{ "final": 3968.8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hma_md6_day2 = Run.create! race: @md6_day2," calcext:value-type="string">
            <text:p>@hma_md6_day2 = Run.create! race: @md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hma," calcext:value-type="string">
            <text:p><text:s text:c="27"/>user: @hma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26'," calcext:value-type="string">
            <text:p><text:s text:c="27"/>number: '126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4-07T11:00:00.000Z&quot;, &quot;5km_timestamp&quot;: &quot;2014-04-07T11:18:52.585Z&quot;, &quot;10km_timestamp&quot;: &quot;2014-04-07T11:35:17.889Z&quot;, &quot;15km_timestamp&quot;: &quot;2014-04-07T11:53:17.965Z&quot;, &quot;finish_timestamp&quot;: &quot;2014-04-07T12:09:57.588Z&quot; }'" calcext:value-type="string">
            <text:p><text:s text:c="27"/>times: '{ "start_timestamp": "2014-04-07T11:00:00.000Z", "5km_timestamp": "2014-04-07T11:18:52.585Z", "10km_timestamp": "2014-04-07T11:35:17.889Z", "15km_timestamp": "2014-04-07T11:53:17.965Z", "finish_timestamp": "2014-04-07T12:09:57.588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jss_md6_day1 = Run.create! race: @md6_day1," calcext:value-type="string">
            <text:p>@jss_md6_day1 = Run.create! race: @md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jss," calcext:value-type="string">
            <text:p><text:s text:c="27"/>user: @jss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18'," calcext:value-type="string">
            <text:p><text:s text:c="27"/>number: '118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3648.7 }'" calcext:value-type="string">
            <text:p><text:s text:c="27"/>times: '{ "final": 3648.7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jss_md6_day2 = Run.create! race: @md6_day2," calcext:value-type="string">
            <text:p>@jss_md6_day2 = Run.create! race: @md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jss," calcext:value-type="string">
            <text:p><text:s text:c="27"/>user: @jss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18'," calcext:value-type="string">
            <text:p><text:s text:c="27"/>number: '118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4-08T11:01:00.000Z&quot;, &quot;5km_timestamp&quot;: &quot;2014-04-08T11:22:04.009Z&quot;, &quot;10km_timestamp&quot;: &quot;2014-04-08T11:40:52.255Z&quot;, &quot;15km_timestamp&quot;: &quot;2014-04-08T12:00:02.588Z&quot;, &quot;finish_timestamp&quot;: &quot;2014-04-08T12:19:27.225Z&quot; }'" calcext:value-type="string">
            <text:p><text:s text:c="27"/>times: '{ "start_timestamp": "2014-04-08T11:01:00.000Z", "5km_timestamp": "2014-04-08T11:22:04.009Z", "10km_timestamp": "2014-04-08T11:40:52.255Z", "15km_timestamp": "2014-04-08T12:00:02.588Z", "finish_timestamp": "2014-04-08T12:19:27.225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jef_md6_day1 = Run.create! race: @md6_day1," calcext:value-type="string">
            <text:p>@jef_md6_day1 = Run.create! race: @md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jef," calcext:value-type="string">
            <text:p><text:s text:c="27"/>user: @je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17'," calcext:value-type="string">
            <text:p><text:s text:c="27"/>number: '117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3493.6 }'" calcext:value-type="string">
            <text:p><text:s text:c="27"/>times: '{ "final": 3493.6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jef_md6_day2 = Run.create! race: @md6_day2," calcext:value-type="string">
            <text:p>@jef_md6_day2 = Run.create! race: @md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jef," calcext:value-type="string">
            <text:p><text:s text:c="27"/>user: @je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17'," calcext:value-type="string">
            <text:p><text:s text:c="27"/>number: '117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4-09T11:02:00.000Z&quot;, &quot;5km_timestamp&quot;: &quot;2014-04-09T11:24:03.669Z&quot;, &quot;10km_timestamp&quot;: &quot;2014-04-09T11:43:31.258Z&quot;, &quot;15km_timestamp&quot;: &quot;2014-04-09T12:03:57.343Z&quot;, &quot;finish_timestamp&quot;: &quot;2014-04-09T12:23:46.894Z&quot; }'" calcext:value-type="string">
            <text:p><text:s text:c="27"/>times: '{ "start_timestamp": "2014-04-09T11:02:00.000Z", "5km_timestamp": "2014-04-09T11:24:03.669Z", "10km_timestamp": "2014-04-09T11:43:31.258Z", "15km_timestamp": "2014-04-09T12:03:57.343Z", "finish_timestamp": "2014-04-09T12:23:46.894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kkf_md6_day1 = Run.create! race: @md6_day1," calcext:value-type="string">
            <text:p>@kkf_md6_day1 = Run.create! race: @md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kkf," calcext:value-type="string">
            <text:p><text:s text:c="27"/>user: @kk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24'," calcext:value-type="string">
            <text:p><text:s text:c="27"/>number: '124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4091.8 }'" calcext:value-type="string">
            <text:p><text:s text:c="27"/>times: '{ "final": 4091.8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kkf_md6_day2 = Run.create! race: @md6_day2," calcext:value-type="string">
            <text:p>@kkf_md6_day2 = Run.create! race: @md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kkf," calcext:value-type="string">
            <text:p><text:s text:c="27"/>user: @kk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24'," calcext:value-type="string">
            <text:p><text:s text:c="27"/>number: '124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4-10T11:03:00.000Z&quot;, &quot;5km_timestamp&quot;: &quot;2014-04-10T11:21:41.231Z&quot;, &quot;10km_timestamp&quot;: &quot;2014-04-10T11:40:31.543Z&quot;, &quot;15km_timestamp&quot;: &quot;2014-04-10T11:58:59.583Z&quot;, &quot;finish_timestamp&quot;: &quot;2014-04-10T12:15:37.806Z&quot; }'" calcext:value-type="string">
            <text:p><text:s text:c="27"/>times: '{ "start_timestamp": "2014-04-10T11:03:00.000Z", "5km_timestamp": "2014-04-10T11:21:41.231Z", "10km_timestamp": "2014-04-10T11:40:31.543Z", "15km_timestamp": "2014-04-10T11:58:59.583Z", "finish_timestamp": "2014-04-10T12:15:37.806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slf_md6_day1 = Run.create! race: @md6_day1," calcext:value-type="string">
            <text:p>@slf_md6_day1 = Run.create! race: @md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slf," calcext:value-type="string">
            <text:p><text:s text:c="27"/>user: @sl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27'," calcext:value-type="string">
            <text:p><text:s text:c="27"/>number: '127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4426.8 }'" calcext:value-type="string">
            <text:p><text:s text:c="27"/>times: '{ "final": 4426.8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slf_md6_day2 = Run.create! race: @md6_day2," calcext:value-type="string">
            <text:p>@slf_md6_day2 = Run.create! race: @md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slf," calcext:value-type="string">
            <text:p><text:s text:c="27"/>user: @sl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27'," calcext:value-type="string">
            <text:p><text:s text:c="27"/>number: '127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4-11T11:04:00.000Z&quot;, &quot;5km_timestamp&quot;: &quot;2014-04-11T11:25:52.626Z&quot;, &quot;10km_timestamp&quot;: &quot;2014-04-11T11:47:01.345Z&quot;, &quot;15km_timestamp&quot;: &quot;2014-04-11T12:06:56.952Z&quot;, &quot;finish_timestamp&quot;: &quot;2014-04-11T12:27:58.241Z&quot; }'" calcext:value-type="string">
            <text:p><text:s text:c="27"/>times: '{ "start_timestamp": "2014-04-11T11:04:00.000Z", "5km_timestamp": "2014-04-11T11:25:52.626Z", "10km_timestamp": "2014-04-11T11:47:01.345Z", "15km_timestamp": "2014-04-11T12:06:56.952Z", "finish_timestamp": "2014-04-11T12:27:58.241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gzc_md6_day1 = Run.create! race: @md6_day1," calcext:value-type="string">
            <text:p>@gzc_md6_day1 = Run.create! race: @md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gzc," calcext:value-type="string">
            <text:p><text:s text:c="27"/>user: @gzc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21'," calcext:value-type="string">
            <text:p><text:s text:c="27"/>number: '121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4659.7 }'" calcext:value-type="string">
            <text:p><text:s text:c="27"/>times: '{ "final": 4659.7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gzc_md6_day2 = Run.create! race: @md6_day2," calcext:value-type="string">
            <text:p>@gzc_md6_day2 = Run.create! race: @md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gzc," calcext:value-type="string">
            <text:p><text:s text:c="27"/>user: @gzc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21'," calcext:value-type="string">
            <text:p><text:s text:c="27"/>number: '121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4-12T11:05:00.000Z&quot;, &quot;5km_timestamp&quot;: &quot;2014-04-12T11:29:00.825Z&quot;, &quot;10km_timestamp&quot;: &quot;2014-04-12T11:51:57.976Z&quot;, &quot;15km_timestamp&quot;: &quot;2014-04-12T12:16:10.356Z&quot;, &quot;finish_timestamp&quot;: &quot;2014-04-12T12:38:56.204Z&quot; }'" calcext:value-type="string">
            <text:p><text:s text:c="27"/>times: '{ "start_timestamp": "2014-04-12T11:05:00.000Z", "5km_timestamp": "2014-04-12T11:29:00.825Z", "10km_timestamp": "2014-04-12T11:51:57.976Z", "15km_timestamp": "2014-04-12T12:16:10.356Z", "finish_timestamp": "2014-04-12T12:38:56.204Z"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0;1;1))" office:value-type="string" office:string-value="@paf_md6_day1 = Run.create! race: @md6_day1," calcext:value-type="string">
            <text:p>@paf_md6_day1 = Run.create! race: @md6_day1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paf," calcext:value-type="string">
            <text:p><text:s text:c="27"/>user: @pa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25'," calcext:value-type="string">
            <text:p><text:s text:c="27"/>number: '125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3;1;1))" office:value-type="string" office:string-value="                           times: '{ &quot;final&quot;: 5868.2 }'" calcext:value-type="string">
            <text:p><text:s text:c="27"/>times: '{ "final": 5868.2 }'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4;1;1))" office:value-type="string" office:string-value="@paf_md6_day2 = Run.create! race: @md6_day2," calcext:value-type="string">
            <text:p>@paf_md6_day2 = Run.create! race: @md6_day2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1;1;1))" office:value-type="string" office:string-value="                           user: @paf," calcext:value-type="string">
            <text:p><text:s text:c="27"/>user: @paf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2;1;1))" office:value-type="string" office:string-value="                           number: '125'," calcext:value-type="string">
            <text:p><text:s text:c="27"/>number: '125',</text:p>
          </table:table-cell>
          <table:table-cell table:number-columns-repeated="6"/>
        </table:table-row>
        <table:table-row table:style-name="ro3">
          <table:table-cell table:formula="of:=CONCATENATE(OFFSET(['raw data'.$T$1];(ROW()-1)/[.$G$1];5;1;1))" office:value-type="string" office:string-value="                           times: '{ &quot;start_timestamp&quot;: &quot;2014-04-13T11:06:00.000Z&quot; }'" calcext:value-type="string">
            <text:p><text:s text:c="27"/>times: '{ "start_timestamp": "2014-04-13T11:06:00.000Z" }'</text:p>
          </table:table-cell>
          <table:table-cell table:number-columns-repeated="6"/>
        </table:table-row>
        <table:table-row table:style-name="ro3" table:number-rows-repeated="53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new_ta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4" table:default-cell-style-name="Default"/>
        <table:table-row table:style-name="ro4">
          <table:table-cell office:value-type="string" calcext:value-type="string">
            <text:p>Sp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ntti</text:p>
          </table:table-cell>
          <table:table-cell table:style-name="ce1" office:value-type="string" calcext:value-type="string">
            <text:p>Mäkiaho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27:58,2</text:p>
          </table:table-cell>
          <table:table-cell table:style-name="ce1" office:value-type="string" calcext:value-type="string">
            <text:p>13:24,5</text:p>
          </table:table-cell>
          <table:table-cell table:style-name="ce1" office:value-type="string" calcext:value-type="string">
            <text:p>14:33,7</text:p>
          </table:table-cell>
          <table:table-cell table:style-name="ce8" table:formula="of:=CONCATENATE(LOWER(LEFT([.D1]));LOWER(LEFT([.E1]));LOWER(LEFT([.F1])))" office:value-type="string" office:string-value="amf" calcext:value-type="string">
            <text:p>amf</text:p>
          </table:table-cell>
          <table:table-cell table:formula="of:=CONCATENATE(&quot;@ec14_&quot;;LOWER([.A1]);&quot;_&quot;;LOWER([.J1]);&quot; = @ec14_&quot;;LOWER([.A1]);&quot;.competitors.create! user: @&quot;;[.J1];&quot;, number: &quot;;[.C1])" office:value-type="string" office:string-value="@ec14_sp4_amf = @ec14_sp4.competitors.create! user: @amf, number: 56" calcext:value-type="string">
            <text:p>@ec14_sp4_amf = @ec14_sp4.competitors.create! user: @amf, number: 56</text:p>
          </table:table-cell>
          <table:table-cell table:formula="of:=IFERROR( CONCATENATE(&quot;result_time: &quot;;TEXT(VALUE(LEFT([.H1];2))*60+VALUE(MID(REPLACE([.H1];6;1;&quot;.&quot;);4;4));&quot;0.0##&quot;)) ;CONCATENATE(&quot;verdict: :&quot;;LOWER([.H1])))" office:value-type="string" office:string-value="result_time: 804.5" calcext:value-type="string">
            <text:p>result_time: 804.5</text:p>
          </table:table-cell>
          <table:table-cell table:formula="of:=CONCATENATE(&quot;@ec14_&quot;;LOWER([.$A1]);&quot;_day1_&quot;;[.$J1];&quot; = @ec14_&quot;;LOWER([.$A1]);&quot;_&quot;;[.$J1];&quot;.runs.create! race: @ec14_&quot;;LOWER([.$A1]);&quot;_day1, number: &quot;;[.$C1];&quot;, &quot;;[.L1])" office:value-type="string" office:string-value="@ec14_sp4_day1_amf = @ec14_sp4_amf.runs.create! race: @ec14_sp4_day1, number: 56, result_time: 804.5" calcext:value-type="string">
            <text:p>@ec14_sp4_day1_amf = @ec14_sp4_amf.runs.create! race: @ec14_sp4_day1, number: 56, result_time: 804.5</text:p>
          </table:table-cell>
          <table:table-cell table:formula="of:=IFERROR( CONCATENATE(&quot;result_time: &quot;;TEXT(VALUE(LEFT([.I1];2))*60+VALUE(MID(REPLACE([.I1];6;1;&quot;.&quot;);4;4));&quot;0.0##&quot;)) ;CONCATENATE(&quot;verdict: :&quot;;LOWER([.I1])))" office:value-type="string" office:string-value="result_time: 873.7" calcext:value-type="string">
            <text:p>result_time: 873.7</text:p>
          </table:table-cell>
          <table:table-cell table:formula="of:=CONCATENATE(&quot;@ec14_&quot;;LOWER([.$A1]);&quot;_day2_&quot;;[.$J1];&quot; = @ec14_&quot;;LOWER([.$A1]);&quot;_&quot;;[.$J1];&quot;.runs.create! race: @ec14_&quot;;LOWER([.$A1]);&quot;_day2, number: &quot;;[.$C1];&quot;, &quot;;[.N1])" office:value-type="string" office:string-value="@ec14_sp4_day2_amf = @ec14_sp4_amf.runs.create! race: @ec14_sp4_day2, number: 56, result_time: 873.7" calcext:value-type="string">
            <text:p>@ec14_sp4_day2_amf = @ec14_sp4_amf.runs.create! race: @ec14_sp4_day2, number: 56, result_time: 873.7</text:p>
          </table:table-cell>
          <table:table-cell table:number-columns-repeated="26"/>
        </table:table-row>
        <table:table-row table:style-name="ro4">
          <table:table-cell table:formula="of:=[.A1]" office:value-type="string" office:string-value="Sp4" calcext:value-type="string">
            <text:p>Sp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Igor</text:p>
          </table:table-cell>
          <table:table-cell table:style-name="ce1" office:value-type="string" calcext:value-type="string">
            <text:p>Tracz</text:p>
          </table:table-cell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28:09,2</text:p>
          </table:table-cell>
          <table:table-cell table:style-name="ce1" office:value-type="string" calcext:value-type="string">
            <text:p>13:36,2</text:p>
          </table:table-cell>
          <table:table-cell table:style-name="ce1" office:value-type="string" calcext:value-type="string">
            <text:p>14:33,0</text:p>
          </table:table-cell>
          <table:table-cell table:style-name="ce9" table:formula="of:=CONCATENATE(LOWER(LEFT([.D2]));LOWER(LEFT([.E2]));LOWER(LEFT([.F2])))" office:value-type="string" office:string-value="itp" calcext:value-type="string">
            <text:p>itp</text:p>
          </table:table-cell>
          <table:table-cell table:formula="of:=CONCATENATE(&quot;@ec14_&quot;;LOWER([.A2]);&quot;_&quot;;LOWER([.J2]);&quot; = @ec14_&quot;;LOWER([.A2]);&quot;.competitors.create! user: @&quot;;[.J2];&quot;, number: &quot;;[.C2])" office:value-type="string" office:string-value="@ec14_sp4_itp = @ec14_sp4.competitors.create! user: @itp, number: 59" calcext:value-type="string">
            <text:p>@ec14_sp4_itp = @ec14_sp4.competitors.create! user: @itp, number: 59</text:p>
          </table:table-cell>
          <table:table-cell table:formula="of:=IFERROR( CONCATENATE(&quot;result_time: &quot;;TEXT(VALUE(LEFT([.H2];2))*60+VALUE(MID(REPLACE([.H2];6;1;&quot;.&quot;);4;4));&quot;0.0##&quot;)) ;CONCATENATE(&quot;verdict: :&quot;;LOWER([.H2])))" office:value-type="string" office:string-value="result_time: 816.2" calcext:value-type="string">
            <text:p>result_time: 816.2</text:p>
          </table:table-cell>
          <table:table-cell table:formula="of:=CONCATENATE(&quot;@ec14_&quot;;LOWER([.$A2]);&quot;_day1_&quot;;[.$J2];&quot; = @ec14_&quot;;LOWER([.$A2]);&quot;_&quot;;[.$J2];&quot;.runs.create! race: @ec14_&quot;;LOWER([.$A2]);&quot;_day1, number: &quot;;[.$C2];&quot;, &quot;;[.L2])" office:value-type="string" office:string-value="@ec14_sp4_day1_itp = @ec14_sp4_itp.runs.create! race: @ec14_sp4_day1, number: 59, result_time: 816.2" calcext:value-type="string">
            <text:p>@ec14_sp4_day1_itp = @ec14_sp4_itp.runs.create! race: @ec14_sp4_day1, number: 59, result_time: 816.2</text:p>
          </table:table-cell>
          <table:table-cell table:formula="of:=IFERROR( CONCATENATE(&quot;result_time: &quot;;TEXT(VALUE(LEFT([.I2];2))*60+VALUE(MID(REPLACE([.I2];6;1;&quot;.&quot;);4;4));&quot;0.0##&quot;)) ;CONCATENATE(&quot;verdict: :&quot;;LOWER([.I2])))" office:value-type="string" office:string-value="result_time: 873.0" calcext:value-type="string">
            <text:p>result_time: 873.0</text:p>
          </table:table-cell>
          <table:table-cell table:formula="of:=CONCATENATE(&quot;@ec14_&quot;;LOWER([.$A2]);&quot;_day2_&quot;;[.$J2];&quot; = @ec14_&quot;;LOWER([.$A2]);&quot;_&quot;;[.$J2];&quot;.runs.create! race: @ec14_&quot;;LOWER([.$A2]);&quot;_day2, number: &quot;;[.$C2];&quot;, &quot;;[.N2])" office:value-type="string" office:string-value="@ec14_sp4_day2_itp = @ec14_sp4_itp.runs.create! race: @ec14_sp4_day2, number: 59, result_time: 873.0" calcext:value-type="string">
            <text:p>@ec14_sp4_day2_itp = @ec14_sp4_itp.runs.create! race: @ec14_sp4_day2, number: 59, result_time: 873.0</text:p>
          </table:table-cell>
          <table:table-cell table:number-columns-repeated="26"/>
        </table:table-row>
        <table:table-row table:style-name="ro4">
          <table:table-cell table:formula="of:=[.A2]" office:value-type="string" office:string-value="Sp4" calcext:value-type="string">
            <text:p>Sp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Essi</text:p>
          </table:table-cell>
          <table:table-cell table:style-name="ce1" office:value-type="string" calcext:value-type="string">
            <text:p>Hytönen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28:23,5</text:p>
          </table:table-cell>
          <table:table-cell table:style-name="ce1" office:value-type="string" calcext:value-type="string">
            <text:p>13:46,8</text:p>
          </table:table-cell>
          <table:table-cell table:style-name="ce1" office:value-type="string" calcext:value-type="string">
            <text:p>14:36,7</text:p>
          </table:table-cell>
          <table:table-cell table:style-name="ce9" table:formula="of:=CONCATENATE(LOWER(LEFT([.D3]));LOWER(LEFT([.E3]));LOWER(LEFT([.F3])))" office:value-type="string" office:string-value="ehf" calcext:value-type="string">
            <text:p>ehf</text:p>
          </table:table-cell>
          <table:table-cell table:formula="of:=CONCATENATE(&quot;@ec14_&quot;;LOWER([.A3]);&quot;_&quot;;LOWER([.J3]);&quot; = @ec14_&quot;;LOWER([.A3]);&quot;.competitors.create! user: @&quot;;[.J3];&quot;, number: &quot;;[.C3])" office:value-type="string" office:string-value="@ec14_sp4_ehf = @ec14_sp4.competitors.create! user: @ehf, number: 53" calcext:value-type="string">
            <text:p>@ec14_sp4_ehf = @ec14_sp4.competitors.create! user: @ehf, number: 53</text:p>
          </table:table-cell>
          <table:table-cell table:formula="of:=IFERROR( CONCATENATE(&quot;result_time: &quot;;TEXT(VALUE(LEFT([.H3];2))*60+VALUE(MID(REPLACE([.H3];6;1;&quot;.&quot;);4;4));&quot;0.0##&quot;)) ;CONCATENATE(&quot;verdict: :&quot;;LOWER([.H3])))" office:value-type="string" office:string-value="result_time: 826.8" calcext:value-type="string">
            <text:p>result_time: 826.8</text:p>
          </table:table-cell>
          <table:table-cell table:formula="of:=CONCATENATE(&quot;@ec14_&quot;;LOWER([.$A3]);&quot;_day1_&quot;;[.$J3];&quot; = @ec14_&quot;;LOWER([.$A3]);&quot;_&quot;;[.$J3];&quot;.runs.create! race: @ec14_&quot;;LOWER([.$A3]);&quot;_day1, number: &quot;;[.$C3];&quot;, &quot;;[.L3])" office:value-type="string" office:string-value="@ec14_sp4_day1_ehf = @ec14_sp4_ehf.runs.create! race: @ec14_sp4_day1, number: 53, result_time: 826.8" calcext:value-type="string">
            <text:p>@ec14_sp4_day1_ehf = @ec14_sp4_ehf.runs.create! race: @ec14_sp4_day1, number: 53, result_time: 826.8</text:p>
          </table:table-cell>
          <table:table-cell table:formula="of:=IFERROR( CONCATENATE(&quot;result_time: &quot;;TEXT(VALUE(LEFT([.I3];2))*60+VALUE(MID(REPLACE([.I3];6;1;&quot;.&quot;);4;4));&quot;0.0##&quot;)) ;CONCATENATE(&quot;verdict: :&quot;;LOWER([.I3])))" office:value-type="string" office:string-value="result_time: 876.7" calcext:value-type="string">
            <text:p>result_time: 876.7</text:p>
          </table:table-cell>
          <table:table-cell table:formula="of:=CONCATENATE(&quot;@ec14_&quot;;LOWER([.$A3]);&quot;_day2_&quot;;[.$J3];&quot; = @ec14_&quot;;LOWER([.$A3]);&quot;_&quot;;[.$J3];&quot;.runs.create! race: @ec14_&quot;;LOWER([.$A3]);&quot;_day2, number: &quot;;[.$C3];&quot;, &quot;;[.N3])" office:value-type="string" office:string-value="@ec14_sp4_day2_ehf = @ec14_sp4_ehf.runs.create! race: @ec14_sp4_day2, number: 53, result_time: 876.7" calcext:value-type="string">
            <text:p>@ec14_sp4_day2_ehf = @ec14_sp4_ehf.runs.create! race: @ec14_sp4_day2, number: 53, result_time: 876.7</text:p>
          </table:table-cell>
          <table:table-cell table:number-columns-repeated="26"/>
        </table:table-row>
        <table:table-row table:style-name="ro4">
          <table:table-cell table:formula="of:=[.A3]" office:value-type="string" office:string-value="Sp4" calcext:value-type="string">
            <text:p>Sp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Elin</text:p>
          </table:table-cell>
          <table:table-cell table:style-name="ce1" office:value-type="string" calcext:value-type="string">
            <text:p>Björk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string" calcext:value-type="string">
            <text:p>29:12,2</text:p>
          </table:table-cell>
          <table:table-cell table:style-name="ce1" office:value-type="string" calcext:value-type="string">
            <text:p>14:24,4</text:p>
          </table:table-cell>
          <table:table-cell table:style-name="ce1" office:value-type="string" calcext:value-type="string">
            <text:p>14:47,8</text:p>
          </table:table-cell>
          <table:table-cell table:style-name="ce9" table:formula="of:=CONCATENATE(LOWER(LEFT([.D4]));LOWER(LEFT([.E4]));LOWER(LEFT([.F4])))" office:value-type="string" office:string-value="ebs" calcext:value-type="string">
            <text:p>ebs</text:p>
          </table:table-cell>
          <table:table-cell table:formula="of:=CONCATENATE(&quot;@ec14_&quot;;LOWER([.A4]);&quot;_&quot;;LOWER([.J4]);&quot; = @ec14_&quot;;LOWER([.A4]);&quot;.competitors.create! user: @&quot;;[.J4];&quot;, number: &quot;;[.C4])" office:value-type="string" office:string-value="@ec14_sp4_ebs = @ec14_sp4.competitors.create! user: @ebs, number: 55" calcext:value-type="string">
            <text:p>@ec14_sp4_ebs = @ec14_sp4.competitors.create! user: @ebs, number: 55</text:p>
          </table:table-cell>
          <table:table-cell table:formula="of:=IFERROR( CONCATENATE(&quot;result_time: &quot;;TEXT(VALUE(LEFT([.H4];2))*60+VALUE(MID(REPLACE([.H4];6;1;&quot;.&quot;);4;4));&quot;0.0##&quot;)) ;CONCATENATE(&quot;verdict: :&quot;;LOWER([.H4])))" office:value-type="string" office:string-value="result_time: 864.4" calcext:value-type="string">
            <text:p>result_time: 864.4</text:p>
          </table:table-cell>
          <table:table-cell table:formula="of:=CONCATENATE(&quot;@ec14_&quot;;LOWER([.$A4]);&quot;_day1_&quot;;[.$J4];&quot; = @ec14_&quot;;LOWER([.$A4]);&quot;_&quot;;[.$J4];&quot;.runs.create! race: @ec14_&quot;;LOWER([.$A4]);&quot;_day1, number: &quot;;[.$C4];&quot;, &quot;;[.L4])" office:value-type="string" office:string-value="@ec14_sp4_day1_ebs = @ec14_sp4_ebs.runs.create! race: @ec14_sp4_day1, number: 55, result_time: 864.4" calcext:value-type="string">
            <text:p>@ec14_sp4_day1_ebs = @ec14_sp4_ebs.runs.create! race: @ec14_sp4_day1, number: 55, result_time: 864.4</text:p>
          </table:table-cell>
          <table:table-cell table:formula="of:=IFERROR( CONCATENATE(&quot;result_time: &quot;;TEXT(VALUE(LEFT([.I4];2))*60+VALUE(MID(REPLACE([.I4];6;1;&quot;.&quot;);4;4));&quot;0.0##&quot;)) ;CONCATENATE(&quot;verdict: :&quot;;LOWER([.I4])))" office:value-type="string" office:string-value="result_time: 887.8" calcext:value-type="string">
            <text:p>result_time: 887.8</text:p>
          </table:table-cell>
          <table:table-cell table:formula="of:=CONCATENATE(&quot;@ec14_&quot;;LOWER([.$A4]);&quot;_day2_&quot;;[.$J4];&quot; = @ec14_&quot;;LOWER([.$A4]);&quot;_&quot;;[.$J4];&quot;.runs.create! race: @ec14_&quot;;LOWER([.$A4]);&quot;_day2, number: &quot;;[.$C4];&quot;, &quot;;[.N4])" office:value-type="string" office:string-value="@ec14_sp4_day2_ebs = @ec14_sp4_ebs.runs.create! race: @ec14_sp4_day2, number: 55, result_time: 887.8" calcext:value-type="string">
            <text:p>@ec14_sp4_day2_ebs = @ec14_sp4_ebs.runs.create! race: @ec14_sp4_day2, number: 55, result_time: 887.8</text:p>
          </table:table-cell>
          <table:table-cell table:number-columns-repeated="26"/>
        </table:table-row>
        <table:table-row table:style-name="ro4">
          <table:table-cell table:formula="of:=[.A4]" office:value-type="string" office:string-value="Sp4" calcext:value-type="string">
            <text:p>Sp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Renata</text:p>
          </table:table-cell>
          <table:table-cell table:style-name="ce1" office:value-type="string" calcext:value-type="string">
            <text:p>Válková</text:p>
          </table:table-cell>
          <table:table-cell table:style-name="ce1" office:value-type="string" calcext:value-type="string">
            <text:p>CzechRepublic</text:p>
          </table:table-cell>
          <table:table-cell table:style-name="ce1" office:value-type="string" calcext:value-type="string">
            <text:p>29:16,1</text:p>
          </table:table-cell>
          <table:table-cell table:style-name="ce1" office:value-type="string" calcext:value-type="string">
            <text:p>14:05,8</text:p>
          </table:table-cell>
          <table:table-cell table:style-name="ce1" office:value-type="string" calcext:value-type="string">
            <text:p>15:10,3</text:p>
          </table:table-cell>
          <table:table-cell table:style-name="ce9" table:formula="of:=CONCATENATE(LOWER(LEFT([.D5]));LOWER(LEFT([.E5]));LOWER(LEFT([.F5])))" office:value-type="string" office:string-value="rvc" calcext:value-type="string">
            <text:p>rvc</text:p>
          </table:table-cell>
          <table:table-cell table:formula="of:=CONCATENATE(&quot;@ec14_&quot;;LOWER([.A5]);&quot;_&quot;;LOWER([.J5]);&quot; = @ec14_&quot;;LOWER([.A5]);&quot;.competitors.create! user: @&quot;;[.J5];&quot;, number: &quot;;[.C5])" office:value-type="string" office:string-value="@ec14_sp4_rvc = @ec14_sp4.competitors.create! user: @rvc, number: 57" calcext:value-type="string">
            <text:p>@ec14_sp4_rvc = @ec14_sp4.competitors.create! user: @rvc, number: 57</text:p>
          </table:table-cell>
          <table:table-cell table:formula="of:=IFERROR( CONCATENATE(&quot;result_time: &quot;;TEXT(VALUE(LEFT([.H5];2))*60+VALUE(MID(REPLACE([.H5];6;1;&quot;.&quot;);4;4));&quot;0.0##&quot;)) ;CONCATENATE(&quot;verdict: :&quot;;LOWER([.H5])))" office:value-type="string" office:string-value="result_time: 845.8" calcext:value-type="string">
            <text:p>result_time: 845.8</text:p>
          </table:table-cell>
          <table:table-cell table:formula="of:=CONCATENATE(&quot;@ec14_&quot;;LOWER([.$A5]);&quot;_day1_&quot;;[.$J5];&quot; = @ec14_&quot;;LOWER([.$A5]);&quot;_&quot;;[.$J5];&quot;.runs.create! race: @ec14_&quot;;LOWER([.$A5]);&quot;_day1, number: &quot;;[.$C5];&quot;, &quot;;[.L5])" office:value-type="string" office:string-value="@ec14_sp4_day1_rvc = @ec14_sp4_rvc.runs.create! race: @ec14_sp4_day1, number: 57, result_time: 845.8" calcext:value-type="string">
            <text:p>@ec14_sp4_day1_rvc = @ec14_sp4_rvc.runs.create! race: @ec14_sp4_day1, number: 57, result_time: 845.8</text:p>
          </table:table-cell>
          <table:table-cell table:formula="of:=IFERROR( CONCATENATE(&quot;result_time: &quot;;TEXT(VALUE(LEFT([.I5];2))*60+VALUE(MID(REPLACE([.I5];6;1;&quot;.&quot;);4;4));&quot;0.0##&quot;)) ;CONCATENATE(&quot;verdict: :&quot;;LOWER([.I5])))" office:value-type="string" office:string-value="result_time: 910.3" calcext:value-type="string">
            <text:p>result_time: 910.3</text:p>
          </table:table-cell>
          <table:table-cell table:formula="of:=CONCATENATE(&quot;@ec14_&quot;;LOWER([.$A5]);&quot;_day2_&quot;;[.$J5];&quot; = @ec14_&quot;;LOWER([.$A5]);&quot;_&quot;;[.$J5];&quot;.runs.create! race: @ec14_&quot;;LOWER([.$A5]);&quot;_day2, number: &quot;;[.$C5];&quot;, &quot;;[.N5])" office:value-type="string" office:string-value="@ec14_sp4_day2_rvc = @ec14_sp4_rvc.runs.create! race: @ec14_sp4_day2, number: 57, result_time: 910.3" calcext:value-type="string">
            <text:p>@ec14_sp4_day2_rvc = @ec14_sp4_rvc.runs.create! race: @ec14_sp4_day2, number: 57, result_time: 910.3</text:p>
          </table:table-cell>
          <table:table-cell table:number-columns-repeated="26"/>
        </table:table-row>
        <table:table-row table:style-name="ro4">
          <table:table-cell table:formula="of:=[.A5]" office:value-type="string" office:string-value="Sp4" calcext:value-type="string">
            <text:p>Sp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Agnieszka</text:p>
          </table:table-cell>
          <table:table-cell table:style-name="ce1" office:value-type="string" calcext:value-type="string">
            <text:p>Rychwalska</text:p>
          </table:table-cell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29:16,5</text:p>
          </table:table-cell>
          <table:table-cell table:style-name="ce1" office:value-type="string" calcext:value-type="string">
            <text:p>14:06,3</text:p>
          </table:table-cell>
          <table:table-cell table:style-name="ce1" office:value-type="string" calcext:value-type="string">
            <text:p>15:10,2</text:p>
          </table:table-cell>
          <table:table-cell table:style-name="ce9" table:formula="of:=CONCATENATE(LOWER(LEFT([.D6]));LOWER(LEFT([.E6]));LOWER(LEFT([.F6])))" office:value-type="string" office:string-value="arp" calcext:value-type="string">
            <text:p>arp</text:p>
          </table:table-cell>
          <table:table-cell table:formula="of:=CONCATENATE(&quot;@ec14_&quot;;LOWER([.A6]);&quot;_&quot;;LOWER([.J6]);&quot; = @ec14_&quot;;LOWER([.A6]);&quot;.competitors.create! user: @&quot;;[.J6];&quot;, number: &quot;;[.C6])" office:value-type="string" office:string-value="@ec14_sp4_arp = @ec14_sp4.competitors.create! user: @arp, number: 63" calcext:value-type="string">
            <text:p>@ec14_sp4_arp = @ec14_sp4.competitors.create! user: @arp, number: 63</text:p>
          </table:table-cell>
          <table:table-cell table:formula="of:=IFERROR( CONCATENATE(&quot;result_time: &quot;;TEXT(VALUE(LEFT([.H6];2))*60+VALUE(MID(REPLACE([.H6];6;1;&quot;.&quot;);4;4));&quot;0.0##&quot;)) ;CONCATENATE(&quot;verdict: :&quot;;LOWER([.H6])))" office:value-type="string" office:string-value="result_time: 846.3" calcext:value-type="string">
            <text:p>result_time: 846.3</text:p>
          </table:table-cell>
          <table:table-cell table:formula="of:=CONCATENATE(&quot;@ec14_&quot;;LOWER([.$A6]);&quot;_day1_&quot;;[.$J6];&quot; = @ec14_&quot;;LOWER([.$A6]);&quot;_&quot;;[.$J6];&quot;.runs.create! race: @ec14_&quot;;LOWER([.$A6]);&quot;_day1, number: &quot;;[.$C6];&quot;, &quot;;[.L6])" office:value-type="string" office:string-value="@ec14_sp4_day1_arp = @ec14_sp4_arp.runs.create! race: @ec14_sp4_day1, number: 63, result_time: 846.3" calcext:value-type="string">
            <text:p>@ec14_sp4_day1_arp = @ec14_sp4_arp.runs.create! race: @ec14_sp4_day1, number: 63, result_time: 846.3</text:p>
          </table:table-cell>
          <table:table-cell table:formula="of:=IFERROR( CONCATENATE(&quot;result_time: &quot;;TEXT(VALUE(LEFT([.I6];2))*60+VALUE(MID(REPLACE([.I6];6;1;&quot;.&quot;);4;4));&quot;0.0##&quot;)) ;CONCATENATE(&quot;verdict: :&quot;;LOWER([.I6])))" office:value-type="string" office:string-value="result_time: 910.2" calcext:value-type="string">
            <text:p>result_time: 910.2</text:p>
          </table:table-cell>
          <table:table-cell table:formula="of:=CONCATENATE(&quot;@ec14_&quot;;LOWER([.$A6]);&quot;_day2_&quot;;[.$J6];&quot; = @ec14_&quot;;LOWER([.$A6]);&quot;_&quot;;[.$J6];&quot;.runs.create! race: @ec14_&quot;;LOWER([.$A6]);&quot;_day2, number: &quot;;[.$C6];&quot;, &quot;;[.N6])" office:value-type="string" office:string-value="@ec14_sp4_day2_arp = @ec14_sp4_arp.runs.create! race: @ec14_sp4_day2, number: 63, result_time: 910.2" calcext:value-type="string">
            <text:p>@ec14_sp4_day2_arp = @ec14_sp4_arp.runs.create! race: @ec14_sp4_day2, number: 63, result_time: 910.2</text:p>
          </table:table-cell>
          <table:table-cell table:number-columns-repeated="26"/>
        </table:table-row>
        <table:table-row table:style-name="ro4">
          <table:table-cell table:formula="of:=[.A6]" office:value-type="string" office:string-value="Sp4" calcext:value-type="string">
            <text:p>Sp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Mikael</text:p>
          </table:table-cell>
          <table:table-cell table:style-name="ce1" office:value-type="string" calcext:value-type="string">
            <text:p>Högberg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string" calcext:value-type="string">
            <text:p>29:22,9</text:p>
          </table:table-cell>
          <table:table-cell table:style-name="ce1" office:value-type="string" calcext:value-type="string">
            <text:p>13:46,0</text:p>
          </table:table-cell>
          <table:table-cell table:style-name="ce1" office:value-type="string" calcext:value-type="string">
            <text:p>15:36,9</text:p>
          </table:table-cell>
          <table:table-cell table:style-name="ce9" table:formula="of:=CONCATENATE(LOWER(LEFT([.D7]));LOWER(LEFT([.E7]));LOWER(LEFT([.F7])))" office:value-type="string" office:string-value="mhs" calcext:value-type="string">
            <text:p>mhs</text:p>
          </table:table-cell>
          <table:table-cell table:formula="of:=CONCATENATE(&quot;@ec14_&quot;;LOWER([.A7]);&quot;_&quot;;LOWER([.J7]);&quot; = @ec14_&quot;;LOWER([.A7]);&quot;.competitors.create! user: @&quot;;[.J7];&quot;, number: &quot;;[.C7])" office:value-type="string" office:string-value="@ec14_sp4_mhs = @ec14_sp4.competitors.create! user: @mhs, number: 68" calcext:value-type="string">
            <text:p>@ec14_sp4_mhs = @ec14_sp4.competitors.create! user: @mhs, number: 68</text:p>
          </table:table-cell>
          <table:table-cell table:formula="of:=IFERROR( CONCATENATE(&quot;result_time: &quot;;TEXT(VALUE(LEFT([.H7];2))*60+VALUE(MID(REPLACE([.H7];6;1;&quot;.&quot;);4;4));&quot;0.0##&quot;)) ;CONCATENATE(&quot;verdict: :&quot;;LOWER([.H7])))" office:value-type="string" office:string-value="result_time: 826.0" calcext:value-type="string">
            <text:p>result_time: 826.0</text:p>
          </table:table-cell>
          <table:table-cell table:formula="of:=CONCATENATE(&quot;@ec14_&quot;;LOWER([.$A7]);&quot;_day1_&quot;;[.$J7];&quot; = @ec14_&quot;;LOWER([.$A7]);&quot;_&quot;;[.$J7];&quot;.runs.create! race: @ec14_&quot;;LOWER([.$A7]);&quot;_day1, number: &quot;;[.$C7];&quot;, &quot;;[.L7])" office:value-type="string" office:string-value="@ec14_sp4_day1_mhs = @ec14_sp4_mhs.runs.create! race: @ec14_sp4_day1, number: 68, result_time: 826.0" calcext:value-type="string">
            <text:p>@ec14_sp4_day1_mhs = @ec14_sp4_mhs.runs.create! race: @ec14_sp4_day1, number: 68, result_time: 826.0</text:p>
          </table:table-cell>
          <table:table-cell table:formula="of:=IFERROR( CONCATENATE(&quot;result_time: &quot;;TEXT(VALUE(LEFT([.I7];2))*60+VALUE(MID(REPLACE([.I7];6;1;&quot;.&quot;);4;4));&quot;0.0##&quot;)) ;CONCATENATE(&quot;verdict: :&quot;;LOWER([.I7])))" office:value-type="string" office:string-value="result_time: 936.9" calcext:value-type="string">
            <text:p>result_time: 936.9</text:p>
          </table:table-cell>
          <table:table-cell table:formula="of:=CONCATENATE(&quot;@ec14_&quot;;LOWER([.$A7]);&quot;_day2_&quot;;[.$J7];&quot; = @ec14_&quot;;LOWER([.$A7]);&quot;_&quot;;[.$J7];&quot;.runs.create! race: @ec14_&quot;;LOWER([.$A7]);&quot;_day2, number: &quot;;[.$C7];&quot;, &quot;;[.N7])" office:value-type="string" office:string-value="@ec14_sp4_day2_mhs = @ec14_sp4_mhs.runs.create! race: @ec14_sp4_day2, number: 68, result_time: 936.9" calcext:value-type="string">
            <text:p>@ec14_sp4_day2_mhs = @ec14_sp4_mhs.runs.create! race: @ec14_sp4_day2, number: 68, result_time: 936.9</text:p>
          </table:table-cell>
          <table:table-cell table:number-columns-repeated="26"/>
        </table:table-row>
        <table:table-row table:style-name="ro4">
          <table:table-cell table:formula="of:=[.A7]" office:value-type="string" office:string-value="Sp4" calcext:value-type="string">
            <text:p>Sp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Catarina</text:p>
          </table:table-cell>
          <table:table-cell table:style-name="ce1" office:value-type="string" calcext:value-type="string">
            <text:p>Södersten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string" calcext:value-type="string">
            <text:p>29:25,2</text:p>
          </table:table-cell>
          <table:table-cell table:style-name="ce1" office:value-type="string" calcext:value-type="string">
            <text:p>14:15,2</text:p>
          </table:table-cell>
          <table:table-cell table:style-name="ce1" office:value-type="string" calcext:value-type="string">
            <text:p>15:10,0</text:p>
          </table:table-cell>
          <table:table-cell table:style-name="ce9" table:formula="of:=CONCATENATE(LOWER(LEFT([.D8]));LOWER(LEFT([.E8]));LOWER(LEFT([.F8])))" office:value-type="string" office:string-value="css" calcext:value-type="string">
            <text:p>css</text:p>
          </table:table-cell>
          <table:table-cell table:formula="of:=CONCATENATE(&quot;@ec14_&quot;;LOWER([.A8]);&quot;_&quot;;LOWER([.J8]);&quot; = @ec14_&quot;;LOWER([.A8]);&quot;.competitors.create! user: @&quot;;[.J8];&quot;, number: &quot;;[.C8])" office:value-type="string" office:string-value="@ec14_sp4_css = @ec14_sp4.competitors.create! user: @css, number: 67" calcext:value-type="string">
            <text:p>@ec14_sp4_css = @ec14_sp4.competitors.create! user: @css, number: 67</text:p>
          </table:table-cell>
          <table:table-cell table:formula="of:=IFERROR( CONCATENATE(&quot;result_time: &quot;;TEXT(VALUE(LEFT([.H8];2))*60+VALUE(MID(REPLACE([.H8];6;1;&quot;.&quot;);4;4));&quot;0.0##&quot;)) ;CONCATENATE(&quot;verdict: :&quot;;LOWER([.H8])))" office:value-type="string" office:string-value="result_time: 855.2" calcext:value-type="string">
            <text:p>result_time: 855.2</text:p>
          </table:table-cell>
          <table:table-cell table:formula="of:=CONCATENATE(&quot;@ec14_&quot;;LOWER([.$A8]);&quot;_day1_&quot;;[.$J8];&quot; = @ec14_&quot;;LOWER([.$A8]);&quot;_&quot;;[.$J8];&quot;.runs.create! race: @ec14_&quot;;LOWER([.$A8]);&quot;_day1, number: &quot;;[.$C8];&quot;, &quot;;[.L8])" office:value-type="string" office:string-value="@ec14_sp4_day1_css = @ec14_sp4_css.runs.create! race: @ec14_sp4_day1, number: 67, result_time: 855.2" calcext:value-type="string">
            <text:p>@ec14_sp4_day1_css = @ec14_sp4_css.runs.create! race: @ec14_sp4_day1, number: 67, result_time: 855.2</text:p>
          </table:table-cell>
          <table:table-cell table:formula="of:=IFERROR( CONCATENATE(&quot;result_time: &quot;;TEXT(VALUE(LEFT([.I8];2))*60+VALUE(MID(REPLACE([.I8];6;1;&quot;.&quot;);4;4));&quot;0.0##&quot;)) ;CONCATENATE(&quot;verdict: :&quot;;LOWER([.I8])))" office:value-type="string" office:string-value="result_time: 910.0" calcext:value-type="string">
            <text:p>result_time: 910.0</text:p>
          </table:table-cell>
          <table:table-cell table:formula="of:=CONCATENATE(&quot;@ec14_&quot;;LOWER([.$A8]);&quot;_day2_&quot;;[.$J8];&quot; = @ec14_&quot;;LOWER([.$A8]);&quot;_&quot;;[.$J8];&quot;.runs.create! race: @ec14_&quot;;LOWER([.$A8]);&quot;_day2, number: &quot;;[.$C8];&quot;, &quot;;[.N8])" office:value-type="string" office:string-value="@ec14_sp4_day2_css = @ec14_sp4_css.runs.create! race: @ec14_sp4_day2, number: 67, result_time: 910.0" calcext:value-type="string">
            <text:p>@ec14_sp4_day2_css = @ec14_sp4_css.runs.create! race: @ec14_sp4_day2, number: 67, result_time: 910.0</text:p>
          </table:table-cell>
          <table:table-cell table:number-columns-repeated="26"/>
        </table:table-row>
        <table:table-row table:style-name="ro4">
          <table:table-cell table:formula="of:=[.A8]" office:value-type="string" office:string-value="Sp4" calcext:value-type="string">
            <text:p>Sp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Herbert</text:p>
          </table:table-cell>
          <table:table-cell table:style-name="ce1" office:value-type="string" calcext:value-type="string">
            <text:p>Hiermeier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string" calcext:value-type="string">
            <text:p>29:45,9</text:p>
          </table:table-cell>
          <table:table-cell table:style-name="ce1" office:value-type="string" calcext:value-type="string">
            <text:p>14:14,1</text:p>
          </table:table-cell>
          <table:table-cell table:style-name="ce1" office:value-type="string" calcext:value-type="string">
            <text:p>15:31,8</text:p>
          </table:table-cell>
          <table:table-cell table:style-name="ce9" table:formula="of:=CONCATENATE(LOWER(LEFT([.D9]));LOWER(LEFT([.E9]));LOWER(LEFT([.F9])))" office:value-type="string" office:string-value="hhg" calcext:value-type="string">
            <text:p>hhg</text:p>
          </table:table-cell>
          <table:table-cell table:formula="of:=CONCATENATE(&quot;@ec14_&quot;;LOWER([.A9]);&quot;_&quot;;LOWER([.J9]);&quot; = @ec14_&quot;;LOWER([.A9]);&quot;.competitors.create! user: @&quot;;[.J9];&quot;, number: &quot;;[.C9])" office:value-type="string" office:string-value="@ec14_sp4_hhg = @ec14_sp4.competitors.create! user: @hhg, number: 65" calcext:value-type="string">
            <text:p>@ec14_sp4_hhg = @ec14_sp4.competitors.create! user: @hhg, number: 65</text:p>
          </table:table-cell>
          <table:table-cell table:formula="of:=IFERROR( CONCATENATE(&quot;result_time: &quot;;TEXT(VALUE(LEFT([.H9];2))*60+VALUE(MID(REPLACE([.H9];6;1;&quot;.&quot;);4;4));&quot;0.0##&quot;)) ;CONCATENATE(&quot;verdict: :&quot;;LOWER([.H9])))" office:value-type="string" office:string-value="result_time: 854.1" calcext:value-type="string">
            <text:p>result_time: 854.1</text:p>
          </table:table-cell>
          <table:table-cell table:formula="of:=CONCATENATE(&quot;@ec14_&quot;;LOWER([.$A9]);&quot;_day1_&quot;;[.$J9];&quot; = @ec14_&quot;;LOWER([.$A9]);&quot;_&quot;;[.$J9];&quot;.runs.create! race: @ec14_&quot;;LOWER([.$A9]);&quot;_day1, number: &quot;;[.$C9];&quot;, &quot;;[.L9])" office:value-type="string" office:string-value="@ec14_sp4_day1_hhg = @ec14_sp4_hhg.runs.create! race: @ec14_sp4_day1, number: 65, result_time: 854.1" calcext:value-type="string">
            <text:p>@ec14_sp4_day1_hhg = @ec14_sp4_hhg.runs.create! race: @ec14_sp4_day1, number: 65, result_time: 854.1</text:p>
          </table:table-cell>
          <table:table-cell table:formula="of:=IFERROR( CONCATENATE(&quot;result_time: &quot;;TEXT(VALUE(LEFT([.I9];2))*60+VALUE(MID(REPLACE([.I9];6;1;&quot;.&quot;);4;4));&quot;0.0##&quot;)) ;CONCATENATE(&quot;verdict: :&quot;;LOWER([.I9])))" office:value-type="string" office:string-value="result_time: 931.8" calcext:value-type="string">
            <text:p>result_time: 931.8</text:p>
          </table:table-cell>
          <table:table-cell table:formula="of:=CONCATENATE(&quot;@ec14_&quot;;LOWER([.$A9]);&quot;_day2_&quot;;[.$J9];&quot; = @ec14_&quot;;LOWER([.$A9]);&quot;_&quot;;[.$J9];&quot;.runs.create! race: @ec14_&quot;;LOWER([.$A9]);&quot;_day2, number: &quot;;[.$C9];&quot;, &quot;;[.N9])" office:value-type="string" office:string-value="@ec14_sp4_day2_hhg = @ec14_sp4_hhg.runs.create! race: @ec14_sp4_day2, number: 65, result_time: 931.8" calcext:value-type="string">
            <text:p>@ec14_sp4_day2_hhg = @ec14_sp4_hhg.runs.create! race: @ec14_sp4_day2, number: 65, result_time: 931.8</text:p>
          </table:table-cell>
          <table:table-cell table:number-columns-repeated="26"/>
        </table:table-row>
        <table:table-row table:style-name="ro4">
          <table:table-cell table:formula="of:=[.A9]" office:value-type="string" office:string-value="Sp4" calcext:value-type="string">
            <text:p>Sp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KrisztianRoland</text:p>
          </table:table-cell>
          <table:table-cell table:style-name="ce1" office:value-type="string" calcext:value-type="string">
            <text:p>Kiss</text:p>
          </table:table-cell>
          <table:table-cell table:style-name="ce1" office:value-type="string" calcext:value-type="string">
            <text:p>Norway</text:p>
          </table:table-cell>
          <table:table-cell table:style-name="ce1" office:value-type="string" calcext:value-type="string">
            <text:p>29:52,4</text:p>
          </table:table-cell>
          <table:table-cell table:style-name="ce1" office:value-type="string" calcext:value-type="string">
            <text:p>14:21,5</text:p>
          </table:table-cell>
          <table:table-cell table:style-name="ce1" office:value-type="string" calcext:value-type="string">
            <text:p>15:30,9</text:p>
          </table:table-cell>
          <table:table-cell table:style-name="ce9" table:formula="of:=CONCATENATE(LOWER(LEFT([.D10]));LOWER(LEFT([.E10]));LOWER(LEFT([.F10])))" office:value-type="string" office:string-value="kkn" calcext:value-type="string">
            <text:p>kkn</text:p>
          </table:table-cell>
          <table:table-cell table:formula="of:=CONCATENATE(&quot;@ec14_&quot;;LOWER([.A10]);&quot;_&quot;;LOWER([.J10]);&quot; = @ec14_&quot;;LOWER([.A10]);&quot;.competitors.create! user: @&quot;;[.J10];&quot;, number: &quot;;[.C10])" office:value-type="string" office:string-value="@ec14_sp4_kkn = @ec14_sp4.competitors.create! user: @kkn, number: 69" calcext:value-type="string">
            <text:p>@ec14_sp4_kkn = @ec14_sp4.competitors.create! user: @kkn, number: 69</text:p>
          </table:table-cell>
          <table:table-cell table:formula="of:=IFERROR( CONCATENATE(&quot;result_time: &quot;;TEXT(VALUE(LEFT([.H10];2))*60+VALUE(MID(REPLACE([.H10];6;1;&quot;.&quot;);4;4));&quot;0.0##&quot;)) ;CONCATENATE(&quot;verdict: :&quot;;LOWER([.H10])))" office:value-type="string" office:string-value="result_time: 861.5" calcext:value-type="string">
            <text:p>result_time: 861.5</text:p>
          </table:table-cell>
          <table:table-cell table:formula="of:=CONCATENATE(&quot;@ec14_&quot;;LOWER([.$A10]);&quot;_day1_&quot;;[.$J10];&quot; = @ec14_&quot;;LOWER([.$A10]);&quot;_&quot;;[.$J10];&quot;.runs.create! race: @ec14_&quot;;LOWER([.$A10]);&quot;_day1, number: &quot;;[.$C10];&quot;, &quot;;[.L10])" office:value-type="string" office:string-value="@ec14_sp4_day1_kkn = @ec14_sp4_kkn.runs.create! race: @ec14_sp4_day1, number: 69, result_time: 861.5" calcext:value-type="string">
            <text:p>@ec14_sp4_day1_kkn = @ec14_sp4_kkn.runs.create! race: @ec14_sp4_day1, number: 69, result_time: 861.5</text:p>
          </table:table-cell>
          <table:table-cell table:formula="of:=IFERROR( CONCATENATE(&quot;result_time: &quot;;TEXT(VALUE(LEFT([.I10];2))*60+VALUE(MID(REPLACE([.I10];6;1;&quot;.&quot;);4;4));&quot;0.0##&quot;)) ;CONCATENATE(&quot;verdict: :&quot;;LOWER([.I10])))" office:value-type="string" office:string-value="result_time: 930.9" calcext:value-type="string">
            <text:p>result_time: 930.9</text:p>
          </table:table-cell>
          <table:table-cell table:formula="of:=CONCATENATE(&quot;@ec14_&quot;;LOWER([.$A10]);&quot;_day2_&quot;;[.$J10];&quot; = @ec14_&quot;;LOWER([.$A10]);&quot;_&quot;;[.$J10];&quot;.runs.create! race: @ec14_&quot;;LOWER([.$A10]);&quot;_day2, number: &quot;;[.$C10];&quot;, &quot;;[.N10])" office:value-type="string" office:string-value="@ec14_sp4_day2_kkn = @ec14_sp4_kkn.runs.create! race: @ec14_sp4_day2, number: 69, result_time: 930.9" calcext:value-type="string">
            <text:p>@ec14_sp4_day2_kkn = @ec14_sp4_kkn.runs.create! race: @ec14_sp4_day2, number: 69, result_time: 930.9</text:p>
          </table:table-cell>
          <table:table-cell table:number-columns-repeated="26"/>
        </table:table-row>
        <table:table-row table:style-name="ro4">
          <table:table-cell table:formula="of:=[.A10]" office:value-type="string" office:string-value="Sp4" calcext:value-type="string">
            <text:p>Sp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Sussie</text:p>
          </table:table-cell>
          <table:table-cell table:style-name="ce1" office:value-type="string" calcext:value-type="string">
            <text:p>Grönberg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string" calcext:value-type="string">
            <text:p>29:55,2</text:p>
          </table:table-cell>
          <table:table-cell table:style-name="ce1" office:value-type="string" calcext:value-type="string">
            <text:p>14:27,5</text:p>
          </table:table-cell>
          <table:table-cell table:style-name="ce1" office:value-type="string" calcext:value-type="string">
            <text:p>15:27,7</text:p>
          </table:table-cell>
          <table:table-cell table:style-name="ce9" table:formula="of:=CONCATENATE(LOWER(LEFT([.D11]));LOWER(LEFT([.E11]));LOWER(LEFT([.F11])))" office:value-type="string" office:string-value="sgs" calcext:value-type="string">
            <text:p>sgs</text:p>
          </table:table-cell>
          <table:table-cell table:formula="of:=CONCATENATE(&quot;@ec14_&quot;;LOWER([.A11]);&quot;_&quot;;LOWER([.J11]);&quot; = @ec14_&quot;;LOWER([.A11]);&quot;.competitors.create! user: @&quot;;[.J11];&quot;, number: &quot;;[.C11])" office:value-type="string" office:string-value="@ec14_sp4_sgs = @ec14_sp4.competitors.create! user: @sgs, number: 60" calcext:value-type="string">
            <text:p>@ec14_sp4_sgs = @ec14_sp4.competitors.create! user: @sgs, number: 60</text:p>
          </table:table-cell>
          <table:table-cell table:formula="of:=IFERROR( CONCATENATE(&quot;result_time: &quot;;TEXT(VALUE(LEFT([.H11];2))*60+VALUE(MID(REPLACE([.H11];6;1;&quot;.&quot;);4;4));&quot;0.0##&quot;)) ;CONCATENATE(&quot;verdict: :&quot;;LOWER([.H11])))" office:value-type="string" office:string-value="result_time: 867.5" calcext:value-type="string">
            <text:p>result_time: 867.5</text:p>
          </table:table-cell>
          <table:table-cell table:formula="of:=CONCATENATE(&quot;@ec14_&quot;;LOWER([.$A11]);&quot;_day1_&quot;;[.$J11];&quot; = @ec14_&quot;;LOWER([.$A11]);&quot;_&quot;;[.$J11];&quot;.runs.create! race: @ec14_&quot;;LOWER([.$A11]);&quot;_day1, number: &quot;;[.$C11];&quot;, &quot;;[.L11])" office:value-type="string" office:string-value="@ec14_sp4_day1_sgs = @ec14_sp4_sgs.runs.create! race: @ec14_sp4_day1, number: 60, result_time: 867.5" calcext:value-type="string">
            <text:p>@ec14_sp4_day1_sgs = @ec14_sp4_sgs.runs.create! race: @ec14_sp4_day1, number: 60, result_time: 867.5</text:p>
          </table:table-cell>
          <table:table-cell table:formula="of:=IFERROR( CONCATENATE(&quot;result_time: &quot;;TEXT(VALUE(LEFT([.I11];2))*60+VALUE(MID(REPLACE([.I11];6;1;&quot;.&quot;);4;4));&quot;0.0##&quot;)) ;CONCATENATE(&quot;verdict: :&quot;;LOWER([.I11])))" office:value-type="string" office:string-value="result_time: 927.7" calcext:value-type="string">
            <text:p>result_time: 927.7</text:p>
          </table:table-cell>
          <table:table-cell table:formula="of:=CONCATENATE(&quot;@ec14_&quot;;LOWER([.$A11]);&quot;_day2_&quot;;[.$J11];&quot; = @ec14_&quot;;LOWER([.$A11]);&quot;_&quot;;[.$J11];&quot;.runs.create! race: @ec14_&quot;;LOWER([.$A11]);&quot;_day2, number: &quot;;[.$C11];&quot;, &quot;;[.N11])" office:value-type="string" office:string-value="@ec14_sp4_day2_sgs = @ec14_sp4_sgs.runs.create! race: @ec14_sp4_day2, number: 60, result_time: 927.7" calcext:value-type="string">
            <text:p>@ec14_sp4_day2_sgs = @ec14_sp4_sgs.runs.create! race: @ec14_sp4_day2, number: 60, result_time: 927.7</text:p>
          </table:table-cell>
          <table:table-cell table:number-columns-repeated="26"/>
        </table:table-row>
        <table:table-row table:style-name="ro4">
          <table:table-cell table:formula="of:=[.A11]" office:value-type="string" office:string-value="Sp4" calcext:value-type="string">
            <text:p>Sp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Heta</text:p>
          </table:table-cell>
          <table:table-cell table:style-name="ce1" office:value-type="string" calcext:value-type="string">
            <text:p>Lehtomäki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31:01,9</text:p>
          </table:table-cell>
          <table:table-cell table:style-name="ce1" office:value-type="string" calcext:value-type="string">
            <text:p>15:19,0</text:p>
          </table:table-cell>
          <table:table-cell table:style-name="ce1" office:value-type="string" calcext:value-type="string">
            <text:p>15:42,9</text:p>
          </table:table-cell>
          <table:table-cell table:style-name="ce9" table:formula="of:=CONCATENATE(LOWER(LEFT([.D12]));LOWER(LEFT([.E12]));LOWER(LEFT([.F12])))" office:value-type="string" office:string-value="hlf" calcext:value-type="string">
            <text:p>hlf</text:p>
          </table:table-cell>
          <table:table-cell table:formula="of:=CONCATENATE(&quot;@ec14_&quot;;LOWER([.A12]);&quot;_&quot;;LOWER([.J12]);&quot; = @ec14_&quot;;LOWER([.A12]);&quot;.competitors.create! user: @&quot;;[.J12];&quot;, number: &quot;;[.C12])" office:value-type="string" office:string-value="@ec14_sp4_hlf = @ec14_sp4.competitors.create! user: @hlf, number: 66" calcext:value-type="string">
            <text:p>@ec14_sp4_hlf = @ec14_sp4.competitors.create! user: @hlf, number: 66</text:p>
          </table:table-cell>
          <table:table-cell table:formula="of:=IFERROR( CONCATENATE(&quot;result_time: &quot;;TEXT(VALUE(LEFT([.H12];2))*60+VALUE(MID(REPLACE([.H12];6;1;&quot;.&quot;);4;4));&quot;0.0##&quot;)) ;CONCATENATE(&quot;verdict: :&quot;;LOWER([.H12])))" office:value-type="string" office:string-value="result_time: 919.0" calcext:value-type="string">
            <text:p>result_time: 919.0</text:p>
          </table:table-cell>
          <table:table-cell table:formula="of:=CONCATENATE(&quot;@ec14_&quot;;LOWER([.$A12]);&quot;_day1_&quot;;[.$J12];&quot; = @ec14_&quot;;LOWER([.$A12]);&quot;_&quot;;[.$J12];&quot;.runs.create! race: @ec14_&quot;;LOWER([.$A12]);&quot;_day1, number: &quot;;[.$C12];&quot;, &quot;;[.L12])" office:value-type="string" office:string-value="@ec14_sp4_day1_hlf = @ec14_sp4_hlf.runs.create! race: @ec14_sp4_day1, number: 66, result_time: 919.0" calcext:value-type="string">
            <text:p>@ec14_sp4_day1_hlf = @ec14_sp4_hlf.runs.create! race: @ec14_sp4_day1, number: 66, result_time: 919.0</text:p>
          </table:table-cell>
          <table:table-cell table:formula="of:=IFERROR( CONCATENATE(&quot;result_time: &quot;;TEXT(VALUE(LEFT([.I12];2))*60+VALUE(MID(REPLACE([.I12];6;1;&quot;.&quot;);4;4));&quot;0.0##&quot;)) ;CONCATENATE(&quot;verdict: :&quot;;LOWER([.I12])))" office:value-type="string" office:string-value="result_time: 942.9" calcext:value-type="string">
            <text:p>result_time: 942.9</text:p>
          </table:table-cell>
          <table:table-cell table:formula="of:=CONCATENATE(&quot;@ec14_&quot;;LOWER([.$A12]);&quot;_day2_&quot;;[.$J12];&quot; = @ec14_&quot;;LOWER([.$A12]);&quot;_&quot;;[.$J12];&quot;.runs.create! race: @ec14_&quot;;LOWER([.$A12]);&quot;_day2, number: &quot;;[.$C12];&quot;, &quot;;[.N12])" office:value-type="string" office:string-value="@ec14_sp4_day2_hlf = @ec14_sp4_hlf.runs.create! race: @ec14_sp4_day2, number: 66, result_time: 942.9" calcext:value-type="string">
            <text:p>@ec14_sp4_day2_hlf = @ec14_sp4_hlf.runs.create! race: @ec14_sp4_day2, number: 66, result_time: 942.9</text:p>
          </table:table-cell>
          <table:table-cell table:number-columns-repeated="26"/>
        </table:table-row>
        <table:table-row table:style-name="ro1">
          <table:table-cell table:formula="of:=[.A12]" office:value-type="string" office:string-value="Sp4" calcext:value-type="string">
            <text:p>Sp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Lukasz</text:p>
          </table:table-cell>
          <table:table-cell table:style-name="ce1" office:value-type="string" calcext:value-type="string">
            <text:p>Paczynski</text:p>
          </table:table-cell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31:07,3</text:p>
          </table:table-cell>
          <table:table-cell table:style-name="ce1" office:value-type="string" calcext:value-type="string">
            <text:p>15:06,5</text:p>
          </table:table-cell>
          <table:table-cell table:style-name="ce1" office:value-type="string" calcext:value-type="string">
            <text:p>16:00,8</text:p>
          </table:table-cell>
          <table:table-cell table:style-name="ce9" table:formula="of:=CONCATENATE(LOWER(LEFT([.D13]));LOWER(LEFT([.E13]));LOWER(LEFT([.F13])))" office:value-type="string" office:string-value="lpp" calcext:value-type="string">
            <text:p>lpp</text:p>
          </table:table-cell>
          <table:table-cell table:formula="of:=CONCATENATE(&quot;@ec14_&quot;;LOWER([.A13]);&quot;_&quot;;LOWER([.J13]);&quot; = @ec14_&quot;;LOWER([.A13]);&quot;.competitors.create! user: @&quot;;[.J13];&quot;, number: &quot;;[.C13])" office:value-type="string" office:string-value="@ec14_sp4_lpp = @ec14_sp4.competitors.create! user: @lpp, number: 62" calcext:value-type="string">
            <text:p>@ec14_sp4_lpp = @ec14_sp4.competitors.create! user: @lpp, number: 62</text:p>
          </table:table-cell>
          <table:table-cell table:formula="of:=IFERROR( CONCATENATE(&quot;result_time: &quot;;TEXT(VALUE(LEFT([.H13];2))*60+VALUE(MID(REPLACE([.H13];6;1;&quot;.&quot;);4;4));&quot;0.0##&quot;)) ;CONCATENATE(&quot;verdict: :&quot;;LOWER([.H13])))" office:value-type="string" office:string-value="result_time: 906.5" calcext:value-type="string">
            <text:p>result_time: 906.5</text:p>
          </table:table-cell>
          <table:table-cell table:formula="of:=CONCATENATE(&quot;@ec14_&quot;;LOWER([.$A13]);&quot;_day1_&quot;;[.$J13];&quot; = @ec14_&quot;;LOWER([.$A13]);&quot;_&quot;;[.$J13];&quot;.runs.create! race: @ec14_&quot;;LOWER([.$A13]);&quot;_day1, number: &quot;;[.$C13];&quot;, &quot;;[.L13])" office:value-type="string" office:string-value="@ec14_sp4_day1_lpp = @ec14_sp4_lpp.runs.create! race: @ec14_sp4_day1, number: 62, result_time: 906.5" calcext:value-type="string">
            <text:p>@ec14_sp4_day1_lpp = @ec14_sp4_lpp.runs.create! race: @ec14_sp4_day1, number: 62, result_time: 906.5</text:p>
          </table:table-cell>
          <table:table-cell table:formula="of:=IFERROR( CONCATENATE(&quot;result_time: &quot;;TEXT(VALUE(LEFT([.I13];2))*60+VALUE(MID(REPLACE([.I13];6;1;&quot;.&quot;);4;4));&quot;0.0##&quot;)) ;CONCATENATE(&quot;verdict: :&quot;;LOWER([.I13])))" office:value-type="string" office:string-value="result_time: 960.8" calcext:value-type="string">
            <text:p>result_time: 960.8</text:p>
          </table:table-cell>
          <table:table-cell table:formula="of:=CONCATENATE(&quot;@ec14_&quot;;LOWER([.$A13]);&quot;_day2_&quot;;[.$J13];&quot; = @ec14_&quot;;LOWER([.$A13]);&quot;_&quot;;[.$J13];&quot;.runs.create! race: @ec14_&quot;;LOWER([.$A13]);&quot;_day2, number: &quot;;[.$C13];&quot;, &quot;;[.N13])" office:value-type="string" office:string-value="@ec14_sp4_day2_lpp = @ec14_sp4_lpp.runs.create! race: @ec14_sp4_day2, number: 62, result_time: 960.8" calcext:value-type="string">
            <text:p>@ec14_sp4_day2_lpp = @ec14_sp4_lpp.runs.create! race: @ec14_sp4_day2, number: 62, result_time: 960.8</text:p>
          </table:table-cell>
          <table:table-cell table:number-columns-repeated="26"/>
        </table:table-row>
        <table:table-row table:style-name="ro1">
          <table:table-cell table:formula="of:=[.A13]" office:value-type="string" office:string-value="Sp4" calcext:value-type="string">
            <text:p>Sp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Dagmar</text:p>
          </table:table-cell>
          <table:table-cell table:style-name="ce1" office:value-type="string" calcext:value-type="string">
            <text:p>Nesnerová</text:p>
          </table:table-cell>
          <table:table-cell table:style-name="ce1" office:value-type="string" calcext:value-type="string">
            <text:p>CzechRepublic</text:p>
          </table:table-cell>
          <table:table-cell table:style-name="ce1" office:value-type="string" calcext:value-type="string">
            <text:p>32:05,1</text:p>
          </table:table-cell>
          <table:table-cell table:style-name="ce1" office:value-type="string" calcext:value-type="string">
            <text:p>15:18,4</text:p>
          </table:table-cell>
          <table:table-cell table:style-name="ce1" office:value-type="string" calcext:value-type="string">
            <text:p>16:46,7</text:p>
          </table:table-cell>
          <table:table-cell table:style-name="ce9" table:formula="of:=CONCATENATE(LOWER(LEFT([.D14]));LOWER(LEFT([.E14]));LOWER(LEFT([.F14])))" office:value-type="string" office:string-value="dnc" calcext:value-type="string">
            <text:p>dnc</text:p>
          </table:table-cell>
          <table:table-cell table:formula="of:=CONCATENATE(&quot;@ec14_&quot;;LOWER([.A14]);&quot;_&quot;;LOWER([.J14]);&quot; = @ec14_&quot;;LOWER([.A14]);&quot;.competitors.create! user: @&quot;;[.J14];&quot;, number: &quot;;[.C14])" office:value-type="string" office:string-value="@ec14_sp4_dnc = @ec14_sp4.competitors.create! user: @dnc, number: 54" calcext:value-type="string">
            <text:p>@ec14_sp4_dnc = @ec14_sp4.competitors.create! user: @dnc, number: 54</text:p>
          </table:table-cell>
          <table:table-cell table:formula="of:=IFERROR( CONCATENATE(&quot;result_time: &quot;;TEXT(VALUE(LEFT([.H14];2))*60+VALUE(MID(REPLACE([.H14];6;1;&quot;.&quot;);4;4));&quot;0.0##&quot;)) ;CONCATENATE(&quot;verdict: :&quot;;LOWER([.H14])))" office:value-type="string" office:string-value="result_time: 918.4" calcext:value-type="string">
            <text:p>result_time: 918.4</text:p>
          </table:table-cell>
          <table:table-cell table:formula="of:=CONCATENATE(&quot;@ec14_&quot;;LOWER([.$A14]);&quot;_day1_&quot;;[.$J14];&quot; = @ec14_&quot;;LOWER([.$A14]);&quot;_&quot;;[.$J14];&quot;.runs.create! race: @ec14_&quot;;LOWER([.$A14]);&quot;_day1, number: &quot;;[.$C14];&quot;, &quot;;[.L14])" office:value-type="string" office:string-value="@ec14_sp4_day1_dnc = @ec14_sp4_dnc.runs.create! race: @ec14_sp4_day1, number: 54, result_time: 918.4" calcext:value-type="string">
            <text:p>@ec14_sp4_day1_dnc = @ec14_sp4_dnc.runs.create! race: @ec14_sp4_day1, number: 54, result_time: 918.4</text:p>
          </table:table-cell>
          <table:table-cell table:formula="of:=IFERROR( CONCATENATE(&quot;result_time: &quot;;TEXT(VALUE(LEFT([.I14];2))*60+VALUE(MID(REPLACE([.I14];6;1;&quot;.&quot;);4;4));&quot;0.0##&quot;)) ;CONCATENATE(&quot;verdict: :&quot;;LOWER([.I14])))" office:value-type="string" office:string-value="result_time: 1006.7" calcext:value-type="string">
            <text:p>result_time: 1006.7</text:p>
          </table:table-cell>
          <table:table-cell table:formula="of:=CONCATENATE(&quot;@ec14_&quot;;LOWER([.$A14]);&quot;_day2_&quot;;[.$J14];&quot; = @ec14_&quot;;LOWER([.$A14]);&quot;_&quot;;[.$J14];&quot;.runs.create! race: @ec14_&quot;;LOWER([.$A14]);&quot;_day2, number: &quot;;[.$C14];&quot;, &quot;;[.N14])" office:value-type="string" office:string-value="@ec14_sp4_day2_dnc = @ec14_sp4_dnc.runs.create! race: @ec14_sp4_day2, number: 54, result_time: 1006.7" calcext:value-type="string">
            <text:p>@ec14_sp4_day2_dnc = @ec14_sp4_dnc.runs.create! race: @ec14_sp4_day2, number: 54, result_time: 1006.7</text:p>
          </table:table-cell>
          <table:table-cell table:number-columns-repeated="26"/>
        </table:table-row>
        <table:table-row table:style-name="ro1">
          <table:table-cell table:formula="of:=[.A14]" office:value-type="string" office:string-value="Sp4" calcext:value-type="string">
            <text:p>Sp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Anu</text:p>
          </table:table-cell>
          <table:table-cell table:style-name="ce1" office:value-type="string" calcext:value-type="string">
            <text:p>Parikka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36:17,9</text:p>
          </table:table-cell>
          <table:table-cell table:style-name="ce1" office:value-type="string" calcext:value-type="string">
            <text:p>16:46,9</text:p>
          </table:table-cell>
          <table:table-cell table:style-name="ce1" office:value-type="string" calcext:value-type="string">
            <text:p>19:31,0</text:p>
          </table:table-cell>
          <table:table-cell table:style-name="ce9" table:formula="of:=CONCATENATE(LOWER(LEFT([.D15]));LOWER(LEFT([.E15]));LOWER(LEFT([.F15])))" office:value-type="string" office:string-value="apf" calcext:value-type="string">
            <text:p>apf</text:p>
          </table:table-cell>
          <table:table-cell table:formula="of:=CONCATENATE(&quot;@ec14_&quot;;LOWER([.A15]);&quot;_&quot;;LOWER([.J15]);&quot; = @ec14_&quot;;LOWER([.A15]);&quot;.competitors.create! user: @&quot;;[.J15];&quot;, number: &quot;;[.C15])" office:value-type="string" office:string-value="@ec14_sp4_apf = @ec14_sp4.competitors.create! user: @apf, number: 64" calcext:value-type="string">
            <text:p>@ec14_sp4_apf = @ec14_sp4.competitors.create! user: @apf, number: 64</text:p>
          </table:table-cell>
          <table:table-cell table:formula="of:=IFERROR( CONCATENATE(&quot;result_time: &quot;;TEXT(VALUE(LEFT([.H15];2))*60+VALUE(MID(REPLACE([.H15];6;1;&quot;.&quot;);4;4));&quot;0.0##&quot;)) ;CONCATENATE(&quot;verdict: :&quot;;LOWER([.H15])))" office:value-type="string" office:string-value="result_time: 1006.9" calcext:value-type="string">
            <text:p>result_time: 1006.9</text:p>
          </table:table-cell>
          <table:table-cell table:formula="of:=CONCATENATE(&quot;@ec14_&quot;;LOWER([.$A15]);&quot;_day1_&quot;;[.$J15];&quot; = @ec14_&quot;;LOWER([.$A15]);&quot;_&quot;;[.$J15];&quot;.runs.create! race: @ec14_&quot;;LOWER([.$A15]);&quot;_day1, number: &quot;;[.$C15];&quot;, &quot;;[.L15])" office:value-type="string" office:string-value="@ec14_sp4_day1_apf = @ec14_sp4_apf.runs.create! race: @ec14_sp4_day1, number: 64, result_time: 1006.9" calcext:value-type="string">
            <text:p>@ec14_sp4_day1_apf = @ec14_sp4_apf.runs.create! race: @ec14_sp4_day1, number: 64, result_time: 1006.9</text:p>
          </table:table-cell>
          <table:table-cell table:formula="of:=IFERROR( CONCATENATE(&quot;result_time: &quot;;TEXT(VALUE(LEFT([.I15];2))*60+VALUE(MID(REPLACE([.I15];6;1;&quot;.&quot;);4;4));&quot;0.0##&quot;)) ;CONCATENATE(&quot;verdict: :&quot;;LOWER([.I15])))" office:value-type="string" office:string-value="result_time: 1171.0" calcext:value-type="string">
            <text:p>result_time: 1171.0</text:p>
          </table:table-cell>
          <table:table-cell table:formula="of:=CONCATENATE(&quot;@ec14_&quot;;LOWER([.$A15]);&quot;_day2_&quot;;[.$J15];&quot; = @ec14_&quot;;LOWER([.$A15]);&quot;_&quot;;[.$J15];&quot;.runs.create! race: @ec14_&quot;;LOWER([.$A15]);&quot;_day2, number: &quot;;[.$C15];&quot;, &quot;;[.N15])" office:value-type="string" office:string-value="@ec14_sp4_day2_apf = @ec14_sp4_apf.runs.create! race: @ec14_sp4_day2, number: 64, result_time: 1171.0" calcext:value-type="string">
            <text:p>@ec14_sp4_day2_apf = @ec14_sp4_apf.runs.create! race: @ec14_sp4_day2, number: 64, result_time: 1171.0</text:p>
          </table:table-cell>
          <table:table-cell table:number-columns-repeated="26"/>
        </table:table-row>
        <table:table-row table:style-name="ro1">
          <table:table-cell table:formula="of:=[.A15]" office:value-type="string" office:string-value="Sp4" calcext:value-type="string">
            <text:p>Sp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Susanna</text:p>
          </table:table-cell>
          <table:table-cell table:style-name="ce1" office:value-type="string" calcext:value-type="string">
            <text:p>Bürkland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37:15,3</text:p>
          </table:table-cell>
          <table:table-cell table:style-name="ce1" office:value-type="string" calcext:value-type="string">
            <text:p>17:20,4</text:p>
          </table:table-cell>
          <table:table-cell table:style-name="ce1" office:value-type="string" calcext:value-type="string">
            <text:p>19:54,9</text:p>
          </table:table-cell>
          <table:table-cell table:style-name="ce9" table:formula="of:=CONCATENATE(LOWER(LEFT([.D16]));LOWER(LEFT([.E16]));LOWER(LEFT([.F16])))" office:value-type="string" office:string-value="sbf" calcext:value-type="string">
            <text:p>sbf</text:p>
          </table:table-cell>
          <table:table-cell table:formula="of:=CONCATENATE(&quot;@ec14_&quot;;LOWER([.A16]);&quot;_&quot;;LOWER([.J16]);&quot; = @ec14_&quot;;LOWER([.A16]);&quot;.competitors.create! user: @&quot;;[.J16];&quot;, number: &quot;;[.C16])" office:value-type="string" office:string-value="@ec14_sp4_sbf = @ec14_sp4.competitors.create! user: @sbf, number: 61" calcext:value-type="string">
            <text:p>@ec14_sp4_sbf = @ec14_sp4.competitors.create! user: @sbf, number: 61</text:p>
          </table:table-cell>
          <table:table-cell table:formula="of:=IFERROR( CONCATENATE(&quot;result_time: &quot;;TEXT(VALUE(LEFT([.H16];2))*60+VALUE(MID(REPLACE([.H16];6;1;&quot;.&quot;);4;4));&quot;0.0##&quot;)) ;CONCATENATE(&quot;verdict: :&quot;;LOWER([.H16])))" office:value-type="string" office:string-value="result_time: 1040.4" calcext:value-type="string">
            <text:p>result_time: 1040.4</text:p>
          </table:table-cell>
          <table:table-cell table:formula="of:=CONCATENATE(&quot;@ec14_&quot;;LOWER([.$A16]);&quot;_day1_&quot;;[.$J16];&quot; = @ec14_&quot;;LOWER([.$A16]);&quot;_&quot;;[.$J16];&quot;.runs.create! race: @ec14_&quot;;LOWER([.$A16]);&quot;_day1, number: &quot;;[.$C16];&quot;, &quot;;[.L16])" office:value-type="string" office:string-value="@ec14_sp4_day1_sbf = @ec14_sp4_sbf.runs.create! race: @ec14_sp4_day1, number: 61, result_time: 1040.4" calcext:value-type="string">
            <text:p>@ec14_sp4_day1_sbf = @ec14_sp4_sbf.runs.create! race: @ec14_sp4_day1, number: 61, result_time: 1040.4</text:p>
          </table:table-cell>
          <table:table-cell table:formula="of:=IFERROR( CONCATENATE(&quot;result_time: &quot;;TEXT(VALUE(LEFT([.I16];2))*60+VALUE(MID(REPLACE([.I16];6;1;&quot;.&quot;);4;4));&quot;0.0##&quot;)) ;CONCATENATE(&quot;verdict: :&quot;;LOWER([.I16])))" office:value-type="string" office:string-value="result_time: 1194.9" calcext:value-type="string">
            <text:p>result_time: 1194.9</text:p>
          </table:table-cell>
          <table:table-cell table:formula="of:=CONCATENATE(&quot;@ec14_&quot;;LOWER([.$A16]);&quot;_day2_&quot;;[.$J16];&quot; = @ec14_&quot;;LOWER([.$A16]);&quot;_&quot;;[.$J16];&quot;.runs.create! race: @ec14_&quot;;LOWER([.$A16]);&quot;_day2, number: &quot;;[.$C16];&quot;, &quot;;[.N16])" office:value-type="string" office:string-value="@ec14_sp4_day2_sbf = @ec14_sp4_sbf.runs.create! race: @ec14_sp4_day2, number: 61, result_time: 1194.9" calcext:value-type="string">
            <text:p>@ec14_sp4_day2_sbf = @ec14_sp4_sbf.runs.create! race: @ec14_sp4_day2, number: 61, result_time: 1194.9</text:p>
          </table:table-cell>
          <table:table-cell table:number-columns-repeated="26"/>
        </table:table-row>
        <table:table-row table:style-name="ro1">
          <table:table-cell table:formula="of:=[.A16]" office:value-type="string" office:string-value="Sp4" calcext:value-type="string">
            <text:p>Sp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Martins</text:p>
          </table:table-cell>
          <table:table-cell table:style-name="ce1" office:value-type="string" calcext:value-type="string">
            <text:p>Kristons</text:p>
          </table:table-cell>
          <table:table-cell table:style-name="ce1" office:value-type="string" calcext:value-type="string">
            <text:p>Latvia</text:p>
          </table:table-cell>
          <table:table-cell table:style-name="ce1" office:value-type="string" calcext:value-type="string">
            <text:p>38:31,9</text:p>
          </table:table-cell>
          <table:table-cell table:style-name="ce1" office:value-type="string" calcext:value-type="string">
            <text:p>18:39,6</text:p>
          </table:table-cell>
          <table:table-cell table:style-name="ce1" office:value-type="string" calcext:value-type="string">
            <text:p>19:52,3</text:p>
          </table:table-cell>
          <table:table-cell table:style-name="ce9" table:formula="of:=CONCATENATE(LOWER(LEFT([.D17]));LOWER(LEFT([.E17]));LOWER(LEFT([.F17])))" office:value-type="string" office:string-value="mkl" calcext:value-type="string">
            <text:p>mkl</text:p>
          </table:table-cell>
          <table:table-cell table:formula="of:=CONCATENATE(&quot;@ec14_&quot;;LOWER([.A17]);&quot;_&quot;;LOWER([.J17]);&quot; = @ec14_&quot;;LOWER([.A17]);&quot;.competitors.create! user: @&quot;;[.J17];&quot;, number: &quot;;[.C17])" office:value-type="string" office:string-value="@ec14_sp4_mkl = @ec14_sp4.competitors.create! user: @mkl, number: 71" calcext:value-type="string">
            <text:p>@ec14_sp4_mkl = @ec14_sp4.competitors.create! user: @mkl, number: 71</text:p>
          </table:table-cell>
          <table:table-cell table:formula="of:=IFERROR( CONCATENATE(&quot;result_time: &quot;;TEXT(VALUE(LEFT([.H17];2))*60+VALUE(MID(REPLACE([.H17];6;1;&quot;.&quot;);4;4));&quot;0.0##&quot;)) ;CONCATENATE(&quot;verdict: :&quot;;LOWER([.H17])))" office:value-type="string" office:string-value="result_time: 1119.6" calcext:value-type="string">
            <text:p>result_time: 1119.6</text:p>
          </table:table-cell>
          <table:table-cell table:formula="of:=CONCATENATE(&quot;@ec14_&quot;;LOWER([.$A17]);&quot;_day1_&quot;;[.$J17];&quot; = @ec14_&quot;;LOWER([.$A17]);&quot;_&quot;;[.$J17];&quot;.runs.create! race: @ec14_&quot;;LOWER([.$A17]);&quot;_day1, number: &quot;;[.$C17];&quot;, &quot;;[.L17])" office:value-type="string" office:string-value="@ec14_sp4_day1_mkl = @ec14_sp4_mkl.runs.create! race: @ec14_sp4_day1, number: 71, result_time: 1119.6" calcext:value-type="string">
            <text:p>@ec14_sp4_day1_mkl = @ec14_sp4_mkl.runs.create! race: @ec14_sp4_day1, number: 71, result_time: 1119.6</text:p>
          </table:table-cell>
          <table:table-cell table:formula="of:=IFERROR( CONCATENATE(&quot;result_time: &quot;;TEXT(VALUE(LEFT([.I17];2))*60+VALUE(MID(REPLACE([.I17];6;1;&quot;.&quot;);4;4));&quot;0.0##&quot;)) ;CONCATENATE(&quot;verdict: :&quot;;LOWER([.I17])))" office:value-type="string" office:string-value="result_time: 1192.3" calcext:value-type="string">
            <text:p>result_time: 1192.3</text:p>
          </table:table-cell>
          <table:table-cell table:formula="of:=CONCATENATE(&quot;@ec14_&quot;;LOWER([.$A17]);&quot;_day2_&quot;;[.$J17];&quot; = @ec14_&quot;;LOWER([.$A17]);&quot;_&quot;;[.$J17];&quot;.runs.create! race: @ec14_&quot;;LOWER([.$A17]);&quot;_day2, number: &quot;;[.$C17];&quot;, &quot;;[.N17])" office:value-type="string" office:string-value="@ec14_sp4_day2_mkl = @ec14_sp4_mkl.runs.create! race: @ec14_sp4_day2, number: 71, result_time: 1192.3" calcext:value-type="string">
            <text:p>@ec14_sp4_day2_mkl = @ec14_sp4_mkl.runs.create! race: @ec14_sp4_day2, number: 71, result_time: 1192.3</text:p>
          </table:table-cell>
          <table:table-cell table:number-columns-repeated="26"/>
        </table:table-row>
        <table:table-row table:style-name="ro1">
          <table:table-cell table:formula="of:=[.A17]" office:value-type="string" office:string-value="Sp4" calcext:value-type="string">
            <text:p>Sp4</text:p>
          </table:table-cell>
          <table:table-cell table:style-name="ce2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ain</text:p>
          </table:table-cell>
          <table:table-cell table:style-name="ce1" office:value-type="string" calcext:value-type="string">
            <text:p>Hercher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DNF</text:p>
          </table:table-cell>
          <table:table-cell table:style-name="ce1" office:value-type="string" calcext:value-type="string">
            <text:p>21:02,3</text:p>
          </table:table-cell>
          <table:table-cell table:style-name="ce1" office:value-type="string" calcext:value-type="string">
            <text:p>DNS</text:p>
          </table:table-cell>
          <table:table-cell table:style-name="ce9" table:formula="of:=CONCATENATE(LOWER(LEFT([.D18]));LOWER(LEFT([.E18]));LOWER(LEFT([.F18])))" office:value-type="string" office:string-value="ahf" calcext:value-type="string">
            <text:p>ahf</text:p>
          </table:table-cell>
          <table:table-cell table:formula="of:=CONCATENATE(&quot;@ec14_&quot;;LOWER([.A18]);&quot;_&quot;;LOWER([.J18]);&quot; = @ec14_&quot;;LOWER([.A18]);&quot;.competitors.create! user: @&quot;;[.J18];&quot;, number: &quot;;[.C18])" office:value-type="string" office:string-value="@ec14_sp4_ahf = @ec14_sp4.competitors.create! user: @ahf, number: 51" calcext:value-type="string">
            <text:p>@ec14_sp4_ahf = @ec14_sp4.competitors.create! user: @ahf, number: 51</text:p>
          </table:table-cell>
          <table:table-cell table:formula="of:=IFERROR( CONCATENATE(&quot;result_time: &quot;;TEXT(VALUE(LEFT([.H18];2))*60+VALUE(MID(REPLACE([.H18];6;1;&quot;.&quot;);4;4));&quot;0.0##&quot;)) ;CONCATENATE(&quot;verdict: :&quot;;LOWER([.H18])))" office:value-type="string" office:string-value="result_time: 1262.3" calcext:value-type="string">
            <text:p>result_time: 1262.3</text:p>
          </table:table-cell>
          <table:table-cell table:formula="of:=CONCATENATE(&quot;@ec14_&quot;;LOWER([.$A18]);&quot;_day1_&quot;;[.$J18];&quot; = @ec14_&quot;;LOWER([.$A18]);&quot;_&quot;;[.$J18];&quot;.runs.create! race: @ec14_&quot;;LOWER([.$A18]);&quot;_day1, number: &quot;;[.$C18];&quot;, &quot;;[.L18])" office:value-type="string" office:string-value="@ec14_sp4_day1_ahf = @ec14_sp4_ahf.runs.create! race: @ec14_sp4_day1, number: 51, result_time: 1262.3" calcext:value-type="string">
            <text:p>@ec14_sp4_day1_ahf = @ec14_sp4_ahf.runs.create! race: @ec14_sp4_day1, number: 51, result_time: 1262.3</text:p>
          </table:table-cell>
          <table:table-cell table:formula="of:=IFERROR( CONCATENATE(&quot;result_time: &quot;;TEXT(VALUE(LEFT([.I18];2))*60+VALUE(MID(REPLACE([.I18];6;1;&quot;.&quot;);4;4));&quot;0.0##&quot;)) ;CONCATENATE(&quot;verdict: :&quot;;LOWER([.I18])))" office:value-type="string" office:string-value="verdict: :dns" calcext:value-type="string">
            <text:p>verdict: :dns</text:p>
          </table:table-cell>
          <table:table-cell table:formula="of:=CONCATENATE(&quot;@ec14_&quot;;LOWER([.$A18]);&quot;_day2_&quot;;[.$J18];&quot; = @ec14_&quot;;LOWER([.$A18]);&quot;_&quot;;[.$J18];&quot;.runs.create! race: @ec14_&quot;;LOWER([.$A18]);&quot;_day2, number: &quot;;[.$C18];&quot;, &quot;;[.N18])" office:value-type="string" office:string-value="@ec14_sp4_day2_ahf = @ec14_sp4_ahf.runs.create! race: @ec14_sp4_day2, number: 51, verdict: :dns" calcext:value-type="string">
            <text:p>@ec14_sp4_day2_ahf = @ec14_sp4_ahf.runs.create! race: @ec14_sp4_day2, number: 51, verdict: :dns</text:p>
          </table:table-cell>
          <table:table-cell table:number-columns-repeated="26"/>
        </table:table-row>
        <table:table-row table:style-name="ro1">
          <table:table-cell table:formula="of:=[.A18]" office:value-type="string" office:string-value="Sp4" calcext:value-type="string">
            <text:p>Sp4</text:p>
          </table:table-cell>
          <table:table-cell table:style-name="ce2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Tuomas</text:p>
          </table:table-cell>
          <table:table-cell table:style-name="ce1" office:value-type="string" calcext:value-type="string">
            <text:p>Notko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------</text:p>
          </table:table-cell>
          <table:table-cell table:number-columns-repeated="2" table:style-name="ce1" office:value-type="string" calcext:value-type="string">
            <text:p>DNS</text:p>
          </table:table-cell>
          <table:table-cell table:style-name="ce9" table:formula="of:=CONCATENATE(LOWER(LEFT([.D19]));LOWER(LEFT([.E19]));LOWER(LEFT([.F19])))" office:value-type="string" office:string-value="tnf" calcext:value-type="string">
            <text:p>tnf</text:p>
          </table:table-cell>
          <table:table-cell table:formula="of:=CONCATENATE(&quot;@ec14_&quot;;LOWER([.A19]);&quot;_&quot;;LOWER([.J19]);&quot; = @ec14_&quot;;LOWER([.A19]);&quot;.competitors.create! user: @&quot;;[.J19];&quot;, number: &quot;;[.C19])" office:value-type="string" office:string-value="@ec14_sp4_tnf = @ec14_sp4.competitors.create! user: @tnf, number: 70" calcext:value-type="string">
            <text:p>@ec14_sp4_tnf = @ec14_sp4.competitors.create! user: @tnf, number: 70</text:p>
          </table:table-cell>
          <table:table-cell table:formula="of:=IFERROR( CONCATENATE(&quot;result_time: &quot;;TEXT(VALUE(LEFT([.H19];2))*60+VALUE(MID(REPLACE([.H19];6;1;&quot;.&quot;);4;4));&quot;0.0##&quot;)) ;CONCATENATE(&quot;verdict: :&quot;;LOWER([.H19])))" office:value-type="string" office:string-value="verdict: :dns" calcext:value-type="string">
            <text:p>verdict: :dns</text:p>
          </table:table-cell>
          <table:table-cell table:formula="of:=CONCATENATE(&quot;@ec14_&quot;;LOWER([.$A19]);&quot;_day1_&quot;;[.$J19];&quot; = @ec14_&quot;;LOWER([.$A19]);&quot;_&quot;;[.$J19];&quot;.runs.create! race: @ec14_&quot;;LOWER([.$A19]);&quot;_day1, number: &quot;;[.$C19];&quot;, &quot;;[.L19])" office:value-type="string" office:string-value="@ec14_sp4_day1_tnf = @ec14_sp4_tnf.runs.create! race: @ec14_sp4_day1, number: 70, verdict: :dns" calcext:value-type="string">
            <text:p>@ec14_sp4_day1_tnf = @ec14_sp4_tnf.runs.create! race: @ec14_sp4_day1, number: 70, verdict: :dns</text:p>
          </table:table-cell>
          <table:table-cell table:formula="of:=IFERROR( CONCATENATE(&quot;result_time: &quot;;TEXT(VALUE(LEFT([.I19];2))*60+VALUE(MID(REPLACE([.I19];6;1;&quot;.&quot;);4;4));&quot;0.0##&quot;)) ;CONCATENATE(&quot;verdict: :&quot;;LOWER([.I19])))" office:value-type="string" office:string-value="verdict: :dns" calcext:value-type="string">
            <text:p>verdict: :dns</text:p>
          </table:table-cell>
          <table:table-cell table:formula="of:=CONCATENATE(&quot;@ec14_&quot;;LOWER([.$A19]);&quot;_day2_&quot;;[.$J19];&quot; = @ec14_&quot;;LOWER([.$A19]);&quot;_&quot;;[.$J19];&quot;.runs.create! race: @ec14_&quot;;LOWER([.$A19]);&quot;_day2, number: &quot;;[.$C19];&quot;, &quot;;[.N19])" office:value-type="string" office:string-value="@ec14_sp4_day2_tnf = @ec14_sp4_tnf.runs.create! race: @ec14_sp4_day2, number: 70, verdict: :dns" calcext:value-type="string">
            <text:p>@ec14_sp4_day2_tnf = @ec14_sp4_tnf.runs.create! race: @ec14_sp4_day2, number: 70, verdict: :dns</text:p>
          </table:table-cell>
          <table:table-cell table:number-columns-repeated="26"/>
        </table:table-row>
        <table:table-row table:style-name="ro1">
          <table:table-cell table:formula="of:=[.A19]" office:value-type="string" office:string-value="Sp4" calcext:value-type="string">
            <text:p>Sp4</text:p>
          </table:table-cell>
          <table:table-cell table:style-name="ce2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Pavel</text:p>
          </table:table-cell>
          <table:table-cell table:style-name="ce1" office:value-type="string" calcext:value-type="string">
            <text:p>Otbetkin</text:p>
          </table:table-cell>
          <table:table-cell table:style-name="ce1" office:value-type="string" calcext:value-type="string">
            <text:p>Russia</text:p>
          </table:table-cell>
          <table:table-cell table:style-name="ce1" office:value-type="string" calcext:value-type="string">
            <text:p>------</text:p>
          </table:table-cell>
          <table:table-cell table:number-columns-repeated="2" table:style-name="ce1" office:value-type="string" calcext:value-type="string">
            <text:p>DNS</text:p>
          </table:table-cell>
          <table:table-cell table:style-name="ce9" table:formula="of:=CONCATENATE(LOWER(LEFT([.D20]));LOWER(LEFT([.E20]));LOWER(LEFT([.F20])))" office:value-type="string" office:string-value="por" calcext:value-type="string">
            <text:p>por</text:p>
          </table:table-cell>
          <table:table-cell table:formula="of:=CONCATENATE(&quot;@ec14_&quot;;LOWER([.A20]);&quot;_&quot;;LOWER([.J20]);&quot; = @ec14_&quot;;LOWER([.A20]);&quot;.competitors.create! user: @&quot;;[.J20];&quot;, number: &quot;;[.C20])" office:value-type="string" office:string-value="@ec14_sp4_por = @ec14_sp4.competitors.create! user: @por, number: 58" calcext:value-type="string">
            <text:p>@ec14_sp4_por = @ec14_sp4.competitors.create! user: @por, number: 58</text:p>
          </table:table-cell>
          <table:table-cell table:formula="of:=IFERROR( CONCATENATE(&quot;result_time: &quot;;TEXT(VALUE(LEFT([.H20];2))*60+VALUE(MID(REPLACE([.H20];6;1;&quot;.&quot;);4;4));&quot;0.0##&quot;)) ;CONCATENATE(&quot;verdict: :&quot;;LOWER([.H20])))" office:value-type="string" office:string-value="verdict: :dns" calcext:value-type="string">
            <text:p>verdict: :dns</text:p>
          </table:table-cell>
          <table:table-cell table:formula="of:=CONCATENATE(&quot;@ec14_&quot;;LOWER([.$A20]);&quot;_day1_&quot;;[.$J20];&quot; = @ec14_&quot;;LOWER([.$A20]);&quot;_&quot;;[.$J20];&quot;.runs.create! race: @ec14_&quot;;LOWER([.$A20]);&quot;_day1, number: &quot;;[.$C20];&quot;, &quot;;[.L20])" office:value-type="string" office:string-value="@ec14_sp4_day1_por = @ec14_sp4_por.runs.create! race: @ec14_sp4_day1, number: 58, verdict: :dns" calcext:value-type="string">
            <text:p>@ec14_sp4_day1_por = @ec14_sp4_por.runs.create! race: @ec14_sp4_day1, number: 58, verdict: :dns</text:p>
          </table:table-cell>
          <table:table-cell table:formula="of:=IFERROR( CONCATENATE(&quot;result_time: &quot;;TEXT(VALUE(LEFT([.I20];2))*60+VALUE(MID(REPLACE([.I20];6;1;&quot;.&quot;);4;4));&quot;0.0##&quot;)) ;CONCATENATE(&quot;verdict: :&quot;;LOWER([.I20])))" office:value-type="string" office:string-value="verdict: :dns" calcext:value-type="string">
            <text:p>verdict: :dns</text:p>
          </table:table-cell>
          <table:table-cell table:formula="of:=CONCATENATE(&quot;@ec14_&quot;;LOWER([.$A20]);&quot;_day2_&quot;;[.$J20];&quot; = @ec14_&quot;;LOWER([.$A20]);&quot;_&quot;;[.$J20];&quot;.runs.create! race: @ec14_&quot;;LOWER([.$A20]);&quot;_day2, number: &quot;;[.$C20];&quot;, &quot;;[.N20])" office:value-type="string" office:string-value="@ec14_sp4_day2_por = @ec14_sp4_por.runs.create! race: @ec14_sp4_day2, number: 58, verdict: :dns" calcext:value-type="string">
            <text:p>@ec14_sp4_day2_por = @ec14_sp4_por.runs.create! race: @ec14_sp4_day2, number: 58, verdict: :dns</text:p>
          </table:table-cell>
          <table:table-cell table:number-columns-repeated="26"/>
        </table:table-row>
        <table:table-row table:style-name="ro1">
          <table:table-cell table:formula="of:=[.A20]" office:value-type="string" office:string-value="Sp4" calcext:value-type="string">
            <text:p>Sp4</text:p>
          </table:table-cell>
          <table:table-cell table:style-name="ce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Slavomir</text:p>
          </table:table-cell>
          <table:table-cell table:style-name="ce1" office:value-type="string" calcext:value-type="string">
            <text:p>Pavlik</text:p>
          </table:table-cell>
          <table:table-cell table:style-name="ce1" office:value-type="string" calcext:value-type="string">
            <text:p>CzechRepublic</text:p>
          </table:table-cell>
          <table:table-cell table:style-name="ce1" office:value-type="string" calcext:value-type="string">
            <text:p>------</text:p>
          </table:table-cell>
          <table:table-cell table:number-columns-repeated="2" table:style-name="ce1" office:value-type="string" calcext:value-type="string">
            <text:p>DNS</text:p>
          </table:table-cell>
          <table:table-cell table:style-name="ce9" table:formula="of:=CONCATENATE(LOWER(LEFT([.D21]));LOWER(LEFT([.E21]));LOWER(LEFT([.F21])))" office:value-type="string" office:string-value="spc" calcext:value-type="string">
            <text:p>spc</text:p>
          </table:table-cell>
          <table:table-cell table:formula="of:=CONCATENATE(&quot;@ec14_&quot;;LOWER([.A21]);&quot;_&quot;;LOWER([.J21]);&quot; = @ec14_&quot;;LOWER([.A21]);&quot;.competitors.create! user: @&quot;;[.J21];&quot;, number: &quot;;[.C21])" office:value-type="string" office:string-value="@ec14_sp4_spc = @ec14_sp4.competitors.create! user: @spc, number: 52" calcext:value-type="string">
            <text:p>@ec14_sp4_spc = @ec14_sp4.competitors.create! user: @spc, number: 52</text:p>
          </table:table-cell>
          <table:table-cell table:formula="of:=IFERROR( CONCATENATE(&quot;result_time: &quot;;TEXT(VALUE(LEFT([.H21];2))*60+VALUE(MID(REPLACE([.H21];6;1;&quot;.&quot;);4;4));&quot;0.0##&quot;)) ;CONCATENATE(&quot;verdict: :&quot;;LOWER([.H21])))" office:value-type="string" office:string-value="verdict: :dns" calcext:value-type="string">
            <text:p>verdict: :dns</text:p>
          </table:table-cell>
          <table:table-cell table:formula="of:=CONCATENATE(&quot;@ec14_&quot;;LOWER([.$A21]);&quot;_day1_&quot;;[.$J21];&quot; = @ec14_&quot;;LOWER([.$A21]);&quot;_&quot;;[.$J21];&quot;.runs.create! race: @ec14_&quot;;LOWER([.$A21]);&quot;_day1, number: &quot;;[.$C21];&quot;, &quot;;[.L21])" office:value-type="string" office:string-value="@ec14_sp4_day1_spc = @ec14_sp4_spc.runs.create! race: @ec14_sp4_day1, number: 52, verdict: :dns" calcext:value-type="string">
            <text:p>@ec14_sp4_day1_spc = @ec14_sp4_spc.runs.create! race: @ec14_sp4_day1, number: 52, verdict: :dns</text:p>
          </table:table-cell>
          <table:table-cell table:formula="of:=IFERROR( CONCATENATE(&quot;result_time: &quot;;TEXT(VALUE(LEFT([.I21];2))*60+VALUE(MID(REPLACE([.I21];6;1;&quot;.&quot;);4;4));&quot;0.0##&quot;)) ;CONCATENATE(&quot;verdict: :&quot;;LOWER([.I21])))" office:value-type="string" office:string-value="verdict: :dns" calcext:value-type="string">
            <text:p>verdict: :dns</text:p>
          </table:table-cell>
          <table:table-cell table:formula="of:=CONCATENATE(&quot;@ec14_&quot;;LOWER([.$A21]);&quot;_day2_&quot;;[.$J21];&quot; = @ec14_&quot;;LOWER([.$A21]);&quot;_&quot;;[.$J21];&quot;.runs.create! race: @ec14_&quot;;LOWER([.$A21]);&quot;_day2, number: &quot;;[.$C21];&quot;, &quot;;[.N21])" office:value-type="string" office:string-value="@ec14_sp4_day2_spc = @ec14_sp4_spc.runs.create! race: @ec14_sp4_day2, number: 52, verdict: :dns" calcext:value-type="string">
            <text:p>@ec14_sp4_day2_spc = @ec14_sp4_spc.runs.create! race: @ec14_sp4_day2, number: 52, verdict: :d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p4J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ulieBoysen</text:p>
          </table:table-cell>
          <table:table-cell table:style-name="ce1" office:value-type="string" calcext:value-type="string">
            <text:p>Hillestad</text:p>
          </table:table-cell>
          <table:table-cell table:style-name="ce1" office:value-type="string" calcext:value-type="string">
            <text:p>Norway</text:p>
          </table:table-cell>
          <table:table-cell table:style-name="ce1" office:value-type="string" calcext:value-type="string">
            <text:p>28:21,0</text:p>
          </table:table-cell>
          <table:table-cell table:style-name="ce1" office:value-type="string" calcext:value-type="string">
            <text:p>13:28,2</text:p>
          </table:table-cell>
          <table:table-cell table:style-name="ce1" office:value-type="string" calcext:value-type="string">
            <text:p>14:52,8</text:p>
          </table:table-cell>
          <table:table-cell table:style-name="ce9" table:formula="of:=CONCATENATE(LOWER(LEFT([.D22]));LOWER(LEFT([.E22]));LOWER(LEFT([.F22])))" office:value-type="string" office:string-value="jhn" calcext:value-type="string">
            <text:p>jhn</text:p>
          </table:table-cell>
          <table:table-cell table:formula="of:=CONCATENATE(&quot;@ec14_&quot;;LOWER([.A22]);&quot;_&quot;;LOWER([.J22]);&quot; = @ec14_&quot;;LOWER([.A22]);&quot;.competitors.create! user: @&quot;;[.J22];&quot;, number: &quot;;[.C22])" office:value-type="string" office:string-value="@ec14_sp4j_jhn = @ec14_sp4j.competitors.create! user: @jhn, number: 74" calcext:value-type="string">
            <text:p>@ec14_sp4j_jhn = @ec14_sp4j.competitors.create! user: @jhn, number: 74</text:p>
          </table:table-cell>
          <table:table-cell table:formula="of:=IFERROR( CONCATENATE(&quot;result_time: &quot;;TEXT(VALUE(LEFT([.H22];2))*60+VALUE(MID(REPLACE([.H22];6;1;&quot;.&quot;);4;4));&quot;0.0##&quot;)) ;CONCATENATE(&quot;verdict: :&quot;;LOWER([.H22])))" office:value-type="string" office:string-value="result_time: 808.2" calcext:value-type="string">
            <text:p>result_time: 808.2</text:p>
          </table:table-cell>
          <table:table-cell table:formula="of:=CONCATENATE(&quot;@ec14_&quot;;LOWER([.$A22]);&quot;_day1_&quot;;[.$J22];&quot; = @ec14_&quot;;LOWER([.$A22]);&quot;_&quot;;[.$J22];&quot;.runs.create! race: @ec14_&quot;;LOWER([.$A22]);&quot;_day1, number: &quot;;[.$C22];&quot;, &quot;;[.L22])" office:value-type="string" office:string-value="@ec14_sp4j_day1_jhn = @ec14_sp4j_jhn.runs.create! race: @ec14_sp4j_day1, number: 74, result_time: 808.2" calcext:value-type="string">
            <text:p>@ec14_sp4j_day1_jhn = @ec14_sp4j_jhn.runs.create! race: @ec14_sp4j_day1, number: 74, result_time: 808.2</text:p>
          </table:table-cell>
          <table:table-cell table:formula="of:=IFERROR( CONCATENATE(&quot;result_time: &quot;;TEXT(VALUE(LEFT([.I22];2))*60+VALUE(MID(REPLACE([.I22];6;1;&quot;.&quot;);4;4));&quot;0.0##&quot;)) ;CONCATENATE(&quot;verdict: :&quot;;LOWER([.I22])))" office:value-type="string" office:string-value="result_time: 892.8" calcext:value-type="string">
            <text:p>result_time: 892.8</text:p>
          </table:table-cell>
          <table:table-cell table:formula="of:=CONCATENATE(&quot;@ec14_&quot;;LOWER([.$A22]);&quot;_day2_&quot;;[.$J22];&quot; = @ec14_&quot;;LOWER([.$A22]);&quot;_&quot;;[.$J22];&quot;.runs.create! race: @ec14_&quot;;LOWER([.$A22]);&quot;_day2, number: &quot;;[.$C22];&quot;, &quot;;[.N22])" office:value-type="string" office:string-value="@ec14_sp4j_day2_jhn = @ec14_sp4j_jhn.runs.create! race: @ec14_sp4j_day2, number: 74, result_time: 892.8" calcext:value-type="string">
            <text:p>@ec14_sp4j_day2_jhn = @ec14_sp4j_jhn.runs.create! race: @ec14_sp4j_day2, number: 74, result_time: 892.8</text:p>
          </table:table-cell>
          <table:table-cell table:number-columns-repeated="26"/>
        </table:table-row>
        <table:table-row table:style-name="ro1">
          <table:table-cell table:formula="of:=[.A22]" office:value-type="string" office:string-value="Sp4J" calcext:value-type="string">
            <text:p>Sp4J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xel</text:p>
          </table:table-cell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31:32,2</text:p>
          </table:table-cell>
          <table:table-cell table:style-name="ce1" office:value-type="string" calcext:value-type="string">
            <text:p>15:09,6</text:p>
          </table:table-cell>
          <table:table-cell table:style-name="ce1" office:value-type="string" calcext:value-type="string">
            <text:p>16:22,6</text:p>
          </table:table-cell>
          <table:table-cell table:style-name="ce9" table:formula="of:=CONCATENATE(LOWER(LEFT([.D23]));LOWER(LEFT([.E23]));LOWER(LEFT([.F23])))" office:value-type="string" office:string-value="acf" calcext:value-type="string">
            <text:p>acf</text:p>
          </table:table-cell>
          <table:table-cell table:formula="of:=CONCATENATE(&quot;@ec14_&quot;;LOWER([.A23]);&quot;_&quot;;LOWER([.J23]);&quot; = @ec14_&quot;;LOWER([.A23]);&quot;.competitors.create! user: @&quot;;[.J23];&quot;, number: &quot;;[.C23])" office:value-type="string" office:string-value="@ec14_sp4j_acf = @ec14_sp4j.competitors.create! user: @acf, number: 72" calcext:value-type="string">
            <text:p>@ec14_sp4j_acf = @ec14_sp4j.competitors.create! user: @acf, number: 72</text:p>
          </table:table-cell>
          <table:table-cell table:formula="of:=IFERROR( CONCATENATE(&quot;result_time: &quot;;TEXT(VALUE(LEFT([.H23];2))*60+VALUE(MID(REPLACE([.H23];6;1;&quot;.&quot;);4;4));&quot;0.0##&quot;)) ;CONCATENATE(&quot;verdict: :&quot;;LOWER([.H23])))" office:value-type="string" office:string-value="result_time: 909.6" calcext:value-type="string">
            <text:p>result_time: 909.6</text:p>
          </table:table-cell>
          <table:table-cell table:formula="of:=CONCATENATE(&quot;@ec14_&quot;;LOWER([.$A23]);&quot;_day1_&quot;;[.$J23];&quot; = @ec14_&quot;;LOWER([.$A23]);&quot;_&quot;;[.$J23];&quot;.runs.create! race: @ec14_&quot;;LOWER([.$A23]);&quot;_day1, number: &quot;;[.$C23];&quot;, &quot;;[.L23])" office:value-type="string" office:string-value="@ec14_sp4j_day1_acf = @ec14_sp4j_acf.runs.create! race: @ec14_sp4j_day1, number: 72, result_time: 909.6" calcext:value-type="string">
            <text:p>@ec14_sp4j_day1_acf = @ec14_sp4j_acf.runs.create! race: @ec14_sp4j_day1, number: 72, result_time: 909.6</text:p>
          </table:table-cell>
          <table:table-cell table:formula="of:=IFERROR( CONCATENATE(&quot;result_time: &quot;;TEXT(VALUE(LEFT([.I23];2))*60+VALUE(MID(REPLACE([.I23];6;1;&quot;.&quot;);4;4));&quot;0.0##&quot;)) ;CONCATENATE(&quot;verdict: :&quot;;LOWER([.I23])))" office:value-type="string" office:string-value="result_time: 982.6" calcext:value-type="string">
            <text:p>result_time: 982.6</text:p>
          </table:table-cell>
          <table:table-cell table:formula="of:=CONCATENATE(&quot;@ec14_&quot;;LOWER([.$A23]);&quot;_day2_&quot;;[.$J23];&quot; = @ec14_&quot;;LOWER([.$A23]);&quot;_&quot;;[.$J23];&quot;.runs.create! race: @ec14_&quot;;LOWER([.$A23]);&quot;_day2, number: &quot;;[.$C23];&quot;, &quot;;[.N23])" office:value-type="string" office:string-value="@ec14_sp4j_day2_acf = @ec14_sp4j_acf.runs.create! race: @ec14_sp4j_day2, number: 72, result_time: 982.6" calcext:value-type="string">
            <text:p>@ec14_sp4j_day2_acf = @ec14_sp4j_acf.runs.create! race: @ec14_sp4j_day2, number: 72, result_time: 982.6</text:p>
          </table:table-cell>
          <table:table-cell table:number-columns-repeated="26"/>
        </table:table-row>
        <table:table-row table:style-name="ro1">
          <table:table-cell table:formula="of:=[.A23]" office:value-type="string" office:string-value="Sp4J" calcext:value-type="string">
            <text:p>Sp4J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Vilma</text:p>
          </table:table-cell>
          <table:table-cell table:style-name="ce1" office:value-type="string" calcext:value-type="string">
            <text:p>Laitinen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32:45,6</text:p>
          </table:table-cell>
          <table:table-cell table:style-name="ce1" office:value-type="string" calcext:value-type="string">
            <text:p>15:36,5</text:p>
          </table:table-cell>
          <table:table-cell table:style-name="ce1" office:value-type="string" calcext:value-type="string">
            <text:p>17:09,1</text:p>
          </table:table-cell>
          <table:table-cell table:style-name="ce9" table:formula="of:=CONCATENATE(LOWER(LEFT([.D24]));LOWER(LEFT([.E24]));LOWER(LEFT([.F24])))" office:value-type="string" office:string-value="vlf" calcext:value-type="string">
            <text:p>vlf</text:p>
          </table:table-cell>
          <table:table-cell table:formula="of:=CONCATENATE(&quot;@ec14_&quot;;LOWER([.A24]);&quot;_&quot;;LOWER([.J24]);&quot; = @ec14_&quot;;LOWER([.A24]);&quot;.competitors.create! user: @&quot;;[.J24];&quot;, number: &quot;;[.C24])" office:value-type="string" office:string-value="@ec14_sp4j_vlf = @ec14_sp4j.competitors.create! user: @vlf, number: 73" calcext:value-type="string">
            <text:p>@ec14_sp4j_vlf = @ec14_sp4j.competitors.create! user: @vlf, number: 73</text:p>
          </table:table-cell>
          <table:table-cell table:formula="of:=IFERROR( CONCATENATE(&quot;result_time: &quot;;TEXT(VALUE(LEFT([.H24];2))*60+VALUE(MID(REPLACE([.H24];6;1;&quot;.&quot;);4;4));&quot;0.0##&quot;)) ;CONCATENATE(&quot;verdict: :&quot;;LOWER([.H24])))" office:value-type="string" office:string-value="result_time: 936.5" calcext:value-type="string">
            <text:p>result_time: 936.5</text:p>
          </table:table-cell>
          <table:table-cell table:formula="of:=CONCATENATE(&quot;@ec14_&quot;;LOWER([.$A24]);&quot;_day1_&quot;;[.$J24];&quot; = @ec14_&quot;;LOWER([.$A24]);&quot;_&quot;;[.$J24];&quot;.runs.create! race: @ec14_&quot;;LOWER([.$A24]);&quot;_day1, number: &quot;;[.$C24];&quot;, &quot;;[.L24])" office:value-type="string" office:string-value="@ec14_sp4j_day1_vlf = @ec14_sp4j_vlf.runs.create! race: @ec14_sp4j_day1, number: 73, result_time: 936.5" calcext:value-type="string">
            <text:p>@ec14_sp4j_day1_vlf = @ec14_sp4j_vlf.runs.create! race: @ec14_sp4j_day1, number: 73, result_time: 936.5</text:p>
          </table:table-cell>
          <table:table-cell table:formula="of:=IFERROR( CONCATENATE(&quot;result_time: &quot;;TEXT(VALUE(LEFT([.I24];2))*60+VALUE(MID(REPLACE([.I24];6;1;&quot;.&quot;);4;4));&quot;0.0##&quot;)) ;CONCATENATE(&quot;verdict: :&quot;;LOWER([.I24])))" office:value-type="string" office:string-value="result_time: 1029.1" calcext:value-type="string">
            <text:p>result_time: 1029.1</text:p>
          </table:table-cell>
          <table:table-cell table:formula="of:=CONCATENATE(&quot;@ec14_&quot;;LOWER([.$A24]);&quot;_day2_&quot;;[.$J24];&quot; = @ec14_&quot;;LOWER([.$A24]);&quot;_&quot;;[.$J24];&quot;.runs.create! race: @ec14_&quot;;LOWER([.$A24]);&quot;_day2, number: &quot;;[.$C24];&quot;, &quot;;[.N24])" office:value-type="string" office:string-value="@ec14_sp4j_day2_vlf = @ec14_sp4j_vlf.runs.create! race: @ec14_sp4j_day2, number: 73, result_time: 1029.1" calcext:value-type="string">
            <text:p>@ec14_sp4j_day2_vlf = @ec14_sp4j_vlf.runs.create! race: @ec14_sp4j_day2, number: 73, result_time: 1029.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p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Kimmo</text:p>
          </table:table-cell>
          <table:table-cell table:style-name="ce1" office:value-type="string" calcext:value-type="string">
            <text:p>Hytönen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37:47,9</text:p>
          </table:table-cell>
          <table:table-cell table:style-name="ce1" office:value-type="string" calcext:value-type="string">
            <text:p>17:56,3</text:p>
          </table:table-cell>
          <table:table-cell table:style-name="ce1" office:value-type="string" calcext:value-type="string">
            <text:p>19:51,6</text:p>
          </table:table-cell>
          <table:table-cell table:style-name="ce9" table:formula="of:=CONCATENATE(LOWER(LEFT([.D25]));LOWER(LEFT([.E25]));LOWER(LEFT([.F25])))" office:value-type="string" office:string-value="khf" calcext:value-type="string">
            <text:p>khf</text:p>
          </table:table-cell>
          <table:table-cell table:formula="of:=CONCATENATE(&quot;@ec14_&quot;;LOWER([.A25]);&quot;_&quot;;LOWER([.J25]);&quot; = @ec14_&quot;;LOWER([.A25]);&quot;.competitors.create! user: @&quot;;[.J25];&quot;, number: &quot;;[.C25])" office:value-type="string" office:string-value="@ec14_sp6_khf = @ec14_sp6.competitors.create! user: @khf, number: 78" calcext:value-type="string">
            <text:p>@ec14_sp6_khf = @ec14_sp6.competitors.create! user: @khf, number: 78</text:p>
          </table:table-cell>
          <table:table-cell table:formula="of:=IFERROR( CONCATENATE(&quot;result_time: &quot;;TEXT(VALUE(LEFT([.H25];2))*60+VALUE(MID(REPLACE([.H25];6;1;&quot;.&quot;);4;4));&quot;0.0##&quot;)) ;CONCATENATE(&quot;verdict: :&quot;;LOWER([.H25])))" office:value-type="string" office:string-value="result_time: 1076.3" calcext:value-type="string">
            <text:p>result_time: 1076.3</text:p>
          </table:table-cell>
          <table:table-cell table:formula="of:=CONCATENATE(&quot;@ec14_&quot;;LOWER([.$A25]);&quot;_day1_&quot;;[.$J25];&quot; = @ec14_&quot;;LOWER([.$A25]);&quot;_&quot;;[.$J25];&quot;.runs.create! race: @ec14_&quot;;LOWER([.$A25]);&quot;_day1, number: &quot;;[.$C25];&quot;, &quot;;[.L25])" office:value-type="string" office:string-value="@ec14_sp6_day1_khf = @ec14_sp6_khf.runs.create! race: @ec14_sp6_day1, number: 78, result_time: 1076.3" calcext:value-type="string">
            <text:p>@ec14_sp6_day1_khf = @ec14_sp6_khf.runs.create! race: @ec14_sp6_day1, number: 78, result_time: 1076.3</text:p>
          </table:table-cell>
          <table:table-cell table:formula="of:=IFERROR( CONCATENATE(&quot;result_time: &quot;;TEXT(VALUE(LEFT([.I25];2))*60+VALUE(MID(REPLACE([.I25];6;1;&quot;.&quot;);4;4));&quot;0.0##&quot;)) ;CONCATENATE(&quot;verdict: :&quot;;LOWER([.I25])))" office:value-type="string" office:string-value="result_time: 1191.6" calcext:value-type="string">
            <text:p>result_time: 1191.6</text:p>
          </table:table-cell>
          <table:table-cell table:formula="of:=CONCATENATE(&quot;@ec14_&quot;;LOWER([.$A25]);&quot;_day2_&quot;;[.$J25];&quot; = @ec14_&quot;;LOWER([.$A25]);&quot;_&quot;;[.$J25];&quot;.runs.create! race: @ec14_&quot;;LOWER([.$A25]);&quot;_day2, number: &quot;;[.$C25];&quot;, &quot;;[.N25])" office:value-type="string" office:string-value="@ec14_sp6_day2_khf = @ec14_sp6_khf.runs.create! race: @ec14_sp6_day2, number: 78, result_time: 1191.6" calcext:value-type="string">
            <text:p>@ec14_sp6_day2_khf = @ec14_sp6_khf.runs.create! race: @ec14_sp6_day2, number: 78, result_time: 1191.6</text:p>
          </table:table-cell>
          <table:table-cell table:number-columns-repeated="26"/>
        </table:table-row>
        <table:table-row table:style-name="ro1">
          <table:table-cell table:formula="of:=[.A25]" office:value-type="string" office:string-value="Sp6" calcext:value-type="string">
            <text:p>Sp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Conny</text:p>
          </table:table-cell>
          <table:table-cell table:style-name="ce1" office:value-type="string" calcext:value-type="string">
            <text:p>Töyrä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string" calcext:value-type="string">
            <text:p>38:23,2</text:p>
          </table:table-cell>
          <table:table-cell table:style-name="ce1" office:value-type="string" calcext:value-type="string">
            <text:p>18:49,1</text:p>
          </table:table-cell>
          <table:table-cell table:style-name="ce1" office:value-type="string" calcext:value-type="string">
            <text:p>19:34,1</text:p>
          </table:table-cell>
          <table:table-cell table:style-name="ce9" table:formula="of:=CONCATENATE(LOWER(LEFT([.D26]));LOWER(LEFT([.E26]));LOWER(LEFT([.F26])))" office:value-type="string" office:string-value="cts" calcext:value-type="string">
            <text:p>cts</text:p>
          </table:table-cell>
          <table:table-cell table:formula="of:=CONCATENATE(&quot;@ec14_&quot;;LOWER([.A26]);&quot;_&quot;;LOWER([.J26]);&quot; = @ec14_&quot;;LOWER([.A26]);&quot;.competitors.create! user: @&quot;;[.J26];&quot;, number: &quot;;[.C26])" office:value-type="string" office:string-value="@ec14_sp6_cts = @ec14_sp6.competitors.create! user: @cts, number: 75" calcext:value-type="string">
            <text:p>@ec14_sp6_cts = @ec14_sp6.competitors.create! user: @cts, number: 75</text:p>
          </table:table-cell>
          <table:table-cell table:formula="of:=IFERROR( CONCATENATE(&quot;result_time: &quot;;TEXT(VALUE(LEFT([.H26];2))*60+VALUE(MID(REPLACE([.H26];6;1;&quot;.&quot;);4;4));&quot;0.0##&quot;)) ;CONCATENATE(&quot;verdict: :&quot;;LOWER([.H26])))" office:value-type="string" office:string-value="result_time: 1129.1" calcext:value-type="string">
            <text:p>result_time: 1129.1</text:p>
          </table:table-cell>
          <table:table-cell table:formula="of:=CONCATENATE(&quot;@ec14_&quot;;LOWER([.$A26]);&quot;_day1_&quot;;[.$J26];&quot; = @ec14_&quot;;LOWER([.$A26]);&quot;_&quot;;[.$J26];&quot;.runs.create! race: @ec14_&quot;;LOWER([.$A26]);&quot;_day1, number: &quot;;[.$C26];&quot;, &quot;;[.L26])" office:value-type="string" office:string-value="@ec14_sp6_day1_cts = @ec14_sp6_cts.runs.create! race: @ec14_sp6_day1, number: 75, result_time: 1129.1" calcext:value-type="string">
            <text:p>@ec14_sp6_day1_cts = @ec14_sp6_cts.runs.create! race: @ec14_sp6_day1, number: 75, result_time: 1129.1</text:p>
          </table:table-cell>
          <table:table-cell table:formula="of:=IFERROR( CONCATENATE(&quot;result_time: &quot;;TEXT(VALUE(LEFT([.I26];2))*60+VALUE(MID(REPLACE([.I26];6;1;&quot;.&quot;);4;4));&quot;0.0##&quot;)) ;CONCATENATE(&quot;verdict: :&quot;;LOWER([.I26])))" office:value-type="string" office:string-value="result_time: 1174.1" calcext:value-type="string">
            <text:p>result_time: 1174.1</text:p>
          </table:table-cell>
          <table:table-cell table:formula="of:=CONCATENATE(&quot;@ec14_&quot;;LOWER([.$A26]);&quot;_day2_&quot;;[.$J26];&quot; = @ec14_&quot;;LOWER([.$A26]);&quot;_&quot;;[.$J26];&quot;.runs.create! race: @ec14_&quot;;LOWER([.$A26]);&quot;_day2, number: &quot;;[.$C26];&quot;, &quot;;[.N26])" office:value-type="string" office:string-value="@ec14_sp6_day2_cts = @ec14_sp6_cts.runs.create! race: @ec14_sp6_day2, number: 75, result_time: 1174.1" calcext:value-type="string">
            <text:p>@ec14_sp6_day2_cts = @ec14_sp6_cts.runs.create! race: @ec14_sp6_day2, number: 75, result_time: 1174.1</text:p>
          </table:table-cell>
          <table:table-cell table:number-columns-repeated="26"/>
        </table:table-row>
        <table:table-row table:style-name="ro1">
          <table:table-cell table:formula="of:=[.A26]" office:value-type="string" office:string-value="Sp6" calcext:value-type="string">
            <text:p>Sp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Teemu</text:p>
          </table:table-cell>
          <table:table-cell table:style-name="ce1" office:value-type="string" calcext:value-type="string">
            <text:p>Kaivola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38:55,7</text:p>
          </table:table-cell>
          <table:table-cell table:style-name="ce1" office:value-type="string" calcext:value-type="string">
            <text:p>18:47,8</text:p>
          </table:table-cell>
          <table:table-cell table:style-name="ce1" office:value-type="string" calcext:value-type="string">
            <text:p>20:07,9</text:p>
          </table:table-cell>
          <table:table-cell table:style-name="ce9" table:formula="of:=CONCATENATE(LOWER(LEFT([.D27]));LOWER(LEFT([.E27]));LOWER(LEFT([.F27])))" office:value-type="string" office:string-value="tkf" calcext:value-type="string">
            <text:p>tkf</text:p>
          </table:table-cell>
          <table:table-cell table:formula="of:=CONCATENATE(&quot;@ec14_&quot;;LOWER([.A27]);&quot;_&quot;;LOWER([.J27]);&quot; = @ec14_&quot;;LOWER([.A27]);&quot;.competitors.create! user: @&quot;;[.J27];&quot;, number: &quot;;[.C27])" office:value-type="string" office:string-value="@ec14_sp6_tkf = @ec14_sp6.competitors.create! user: @tkf, number: 76" calcext:value-type="string">
            <text:p>@ec14_sp6_tkf = @ec14_sp6.competitors.create! user: @tkf, number: 76</text:p>
          </table:table-cell>
          <table:table-cell table:formula="of:=IFERROR( CONCATENATE(&quot;result_time: &quot;;TEXT(VALUE(LEFT([.H27];2))*60+VALUE(MID(REPLACE([.H27];6;1;&quot;.&quot;);4;4));&quot;0.0##&quot;)) ;CONCATENATE(&quot;verdict: :&quot;;LOWER([.H27])))" office:value-type="string" office:string-value="result_time: 1127.8" calcext:value-type="string">
            <text:p>result_time: 1127.8</text:p>
          </table:table-cell>
          <table:table-cell table:formula="of:=CONCATENATE(&quot;@ec14_&quot;;LOWER([.$A27]);&quot;_day1_&quot;;[.$J27];&quot; = @ec14_&quot;;LOWER([.$A27]);&quot;_&quot;;[.$J27];&quot;.runs.create! race: @ec14_&quot;;LOWER([.$A27]);&quot;_day1, number: &quot;;[.$C27];&quot;, &quot;;[.L27])" office:value-type="string" office:string-value="@ec14_sp6_day1_tkf = @ec14_sp6_tkf.runs.create! race: @ec14_sp6_day1, number: 76, result_time: 1127.8" calcext:value-type="string">
            <text:p>@ec14_sp6_day1_tkf = @ec14_sp6_tkf.runs.create! race: @ec14_sp6_day1, number: 76, result_time: 1127.8</text:p>
          </table:table-cell>
          <table:table-cell table:formula="of:=IFERROR( CONCATENATE(&quot;result_time: &quot;;TEXT(VALUE(LEFT([.I27];2))*60+VALUE(MID(REPLACE([.I27];6;1;&quot;.&quot;);4;4));&quot;0.0##&quot;)) ;CONCATENATE(&quot;verdict: :&quot;;LOWER([.I27])))" office:value-type="string" office:string-value="result_time: 1207.9" calcext:value-type="string">
            <text:p>result_time: 1207.9</text:p>
          </table:table-cell>
          <table:table-cell table:formula="of:=CONCATENATE(&quot;@ec14_&quot;;LOWER([.$A27]);&quot;_day2_&quot;;[.$J27];&quot; = @ec14_&quot;;LOWER([.$A27]);&quot;_&quot;;[.$J27];&quot;.runs.create! race: @ec14_&quot;;LOWER([.$A27]);&quot;_day2, number: &quot;;[.$C27];&quot;, &quot;;[.N27])" office:value-type="string" office:string-value="@ec14_sp6_day2_tkf = @ec14_sp6_tkf.runs.create! race: @ec14_sp6_day2, number: 76, result_time: 1207.9" calcext:value-type="string">
            <text:p>@ec14_sp6_day2_tkf = @ec14_sp6_tkf.runs.create! race: @ec14_sp6_day2, number: 76, result_time: 1207.9</text:p>
          </table:table-cell>
          <table:table-cell table:number-columns-repeated="26"/>
        </table:table-row>
        <table:table-row table:style-name="ro1">
          <table:table-cell table:formula="of:=[.A27]" office:value-type="string" office:string-value="Sp6" calcext:value-type="string">
            <text:p>Sp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Trine</text:p>
          </table:table-cell>
          <table:table-cell table:style-name="ce1" office:value-type="string" calcext:value-type="string">
            <text:p>Olsen</text:p>
          </table:table-cell>
          <table:table-cell table:style-name="ce1" office:value-type="string" calcext:value-type="string">
            <text:p>Norway</text:p>
          </table:table-cell>
          <table:table-cell table:style-name="ce1" office:value-type="string" calcext:value-type="string">
            <text:p>39:41,9</text:p>
          </table:table-cell>
          <table:table-cell table:style-name="ce1" office:value-type="string" calcext:value-type="string">
            <text:p>19:16,7</text:p>
          </table:table-cell>
          <table:table-cell table:style-name="ce1" office:value-type="string" calcext:value-type="string">
            <text:p>20:25,2</text:p>
          </table:table-cell>
          <table:table-cell table:style-name="ce9" table:formula="of:=CONCATENATE(LOWER(LEFT([.D28]));LOWER(LEFT([.E28]));LOWER(LEFT([.F28])))" office:value-type="string" office:string-value="ton" calcext:value-type="string">
            <text:p>ton</text:p>
          </table:table-cell>
          <table:table-cell table:formula="of:=CONCATENATE(&quot;@ec14_&quot;;LOWER([.A28]);&quot;_&quot;;LOWER([.J28]);&quot; = @ec14_&quot;;LOWER([.A28]);&quot;.competitors.create! user: @&quot;;[.J28];&quot;, number: &quot;;[.C28])" office:value-type="string" office:string-value="@ec14_sp6_ton = @ec14_sp6.competitors.create! user: @ton, number: 80" calcext:value-type="string">
            <text:p>@ec14_sp6_ton = @ec14_sp6.competitors.create! user: @ton, number: 80</text:p>
          </table:table-cell>
          <table:table-cell table:formula="of:=IFERROR( CONCATENATE(&quot;result_time: &quot;;TEXT(VALUE(LEFT([.H28];2))*60+VALUE(MID(REPLACE([.H28];6;1;&quot;.&quot;);4;4));&quot;0.0##&quot;)) ;CONCATENATE(&quot;verdict: :&quot;;LOWER([.H28])))" office:value-type="string" office:string-value="result_time: 1156.7" calcext:value-type="string">
            <text:p>result_time: 1156.7</text:p>
          </table:table-cell>
          <table:table-cell table:formula="of:=CONCATENATE(&quot;@ec14_&quot;;LOWER([.$A28]);&quot;_day1_&quot;;[.$J28];&quot; = @ec14_&quot;;LOWER([.$A28]);&quot;_&quot;;[.$J28];&quot;.runs.create! race: @ec14_&quot;;LOWER([.$A28]);&quot;_day1, number: &quot;;[.$C28];&quot;, &quot;;[.L28])" office:value-type="string" office:string-value="@ec14_sp6_day1_ton = @ec14_sp6_ton.runs.create! race: @ec14_sp6_day1, number: 80, result_time: 1156.7" calcext:value-type="string">
            <text:p>@ec14_sp6_day1_ton = @ec14_sp6_ton.runs.create! race: @ec14_sp6_day1, number: 80, result_time: 1156.7</text:p>
          </table:table-cell>
          <table:table-cell table:formula="of:=IFERROR( CONCATENATE(&quot;result_time: &quot;;TEXT(VALUE(LEFT([.I28];2))*60+VALUE(MID(REPLACE([.I28];6;1;&quot;.&quot;);4;4));&quot;0.0##&quot;)) ;CONCATENATE(&quot;verdict: :&quot;;LOWER([.I28])))" office:value-type="string" office:string-value="result_time: 1225.2" calcext:value-type="string">
            <text:p>result_time: 1225.2</text:p>
          </table:table-cell>
          <table:table-cell table:formula="of:=CONCATENATE(&quot;@ec14_&quot;;LOWER([.$A28]);&quot;_day2_&quot;;[.$J28];&quot; = @ec14_&quot;;LOWER([.$A28]);&quot;_&quot;;[.$J28];&quot;.runs.create! race: @ec14_&quot;;LOWER([.$A28]);&quot;_day2, number: &quot;;[.$C28];&quot;, &quot;;[.N28])" office:value-type="string" office:string-value="@ec14_sp6_day2_ton = @ec14_sp6_ton.runs.create! race: @ec14_sp6_day2, number: 80, result_time: 1225.2" calcext:value-type="string">
            <text:p>@ec14_sp6_day2_ton = @ec14_sp6_ton.runs.create! race: @ec14_sp6_day2, number: 80, result_time: 1225.2</text:p>
          </table:table-cell>
          <table:table-cell table:number-columns-repeated="26"/>
        </table:table-row>
        <table:table-row table:style-name="ro1">
          <table:table-cell table:formula="of:=[.A28]" office:value-type="string" office:string-value="Sp6" calcext:value-type="string">
            <text:p>Sp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Riitta</text:p>
          </table:table-cell>
          <table:table-cell table:style-name="ce1" office:value-type="string" calcext:value-type="string">
            <text:p>Kempe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40:37,1</text:p>
          </table:table-cell>
          <table:table-cell table:style-name="ce1" office:value-type="string" calcext:value-type="string">
            <text:p>19:08,7</text:p>
          </table:table-cell>
          <table:table-cell table:style-name="ce1" office:value-type="string" calcext:value-type="string">
            <text:p>21:28,4</text:p>
          </table:table-cell>
          <table:table-cell table:style-name="ce9" table:formula="of:=CONCATENATE(LOWER(LEFT([.D29]));LOWER(LEFT([.E29]));LOWER(LEFT([.F29])))" office:value-type="string" office:string-value="rkf" calcext:value-type="string">
            <text:p>rkf</text:p>
          </table:table-cell>
          <table:table-cell table:formula="of:=CONCATENATE(&quot;@ec14_&quot;;LOWER([.A29]);&quot;_&quot;;LOWER([.J29]);&quot; = @ec14_&quot;;LOWER([.A29]);&quot;.competitors.create! user: @&quot;;[.J29];&quot;, number: &quot;;[.C29])" office:value-type="string" office:string-value="@ec14_sp6_rkf = @ec14_sp6.competitors.create! user: @rkf, number: 87" calcext:value-type="string">
            <text:p>@ec14_sp6_rkf = @ec14_sp6.competitors.create! user: @rkf, number: 87</text:p>
          </table:table-cell>
          <table:table-cell table:formula="of:=IFERROR( CONCATENATE(&quot;result_time: &quot;;TEXT(VALUE(LEFT([.H29];2))*60+VALUE(MID(REPLACE([.H29];6;1;&quot;.&quot;);4;4));&quot;0.0##&quot;)) ;CONCATENATE(&quot;verdict: :&quot;;LOWER([.H29])))" office:value-type="string" office:string-value="result_time: 1148.7" calcext:value-type="string">
            <text:p>result_time: 1148.7</text:p>
          </table:table-cell>
          <table:table-cell table:formula="of:=CONCATENATE(&quot;@ec14_&quot;;LOWER([.$A29]);&quot;_day1_&quot;;[.$J29];&quot; = @ec14_&quot;;LOWER([.$A29]);&quot;_&quot;;[.$J29];&quot;.runs.create! race: @ec14_&quot;;LOWER([.$A29]);&quot;_day1, number: &quot;;[.$C29];&quot;, &quot;;[.L29])" office:value-type="string" office:string-value="@ec14_sp6_day1_rkf = @ec14_sp6_rkf.runs.create! race: @ec14_sp6_day1, number: 87, result_time: 1148.7" calcext:value-type="string">
            <text:p>@ec14_sp6_day1_rkf = @ec14_sp6_rkf.runs.create! race: @ec14_sp6_day1, number: 87, result_time: 1148.7</text:p>
          </table:table-cell>
          <table:table-cell table:formula="of:=IFERROR( CONCATENATE(&quot;result_time: &quot;;TEXT(VALUE(LEFT([.I29];2))*60+VALUE(MID(REPLACE([.I29];6;1;&quot;.&quot;);4;4));&quot;0.0##&quot;)) ;CONCATENATE(&quot;verdict: :&quot;;LOWER([.I29])))" office:value-type="string" office:string-value="result_time: 1288.4" calcext:value-type="string">
            <text:p>result_time: 1288.4</text:p>
          </table:table-cell>
          <table:table-cell table:formula="of:=CONCATENATE(&quot;@ec14_&quot;;LOWER([.$A29]);&quot;_day2_&quot;;[.$J29];&quot; = @ec14_&quot;;LOWER([.$A29]);&quot;_&quot;;[.$J29];&quot;.runs.create! race: @ec14_&quot;;LOWER([.$A29]);&quot;_day2, number: &quot;;[.$C29];&quot;, &quot;;[.N29])" office:value-type="string" office:string-value="@ec14_sp6_day2_rkf = @ec14_sp6_rkf.runs.create! race: @ec14_sp6_day2, number: 87, result_time: 1288.4" calcext:value-type="string">
            <text:p>@ec14_sp6_day2_rkf = @ec14_sp6_rkf.runs.create! race: @ec14_sp6_day2, number: 87, result_time: 1288.4</text:p>
          </table:table-cell>
          <table:table-cell table:number-columns-repeated="26"/>
        </table:table-row>
        <table:table-row table:style-name="ro1">
          <table:table-cell table:formula="of:=[.A29]" office:value-type="string" office:string-value="Sp6" calcext:value-type="string">
            <text:p>Sp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Vesa-Pekka</text:p>
          </table:table-cell>
          <table:table-cell table:style-name="ce1" office:value-type="string" calcext:value-type="string">
            <text:p>Lehtomäki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40:42,3</text:p>
          </table:table-cell>
          <table:table-cell table:style-name="ce1" office:value-type="string" calcext:value-type="string">
            <text:p>19:36,3</text:p>
          </table:table-cell>
          <table:table-cell table:style-name="ce1" office:value-type="string" calcext:value-type="string">
            <text:p>21:06,0</text:p>
          </table:table-cell>
          <table:table-cell table:style-name="ce9" office:value-type="string" calcext:value-type="string">
            <text:p>vlf2</text:p>
          </table:table-cell>
          <table:table-cell table:formula="of:=CONCATENATE(&quot;@ec14_&quot;;LOWER([.A30]);&quot;_&quot;;LOWER([.J30]);&quot; = @ec14_&quot;;LOWER([.A30]);&quot;.competitors.create! user: @&quot;;[.J30];&quot;, number: &quot;;[.C30])" office:value-type="string" office:string-value="@ec14_sp6_vlf2 = @ec14_sp6.competitors.create! user: @vlf2, number: 90" calcext:value-type="string">
            <text:p>@ec14_sp6_vlf2 = @ec14_sp6.competitors.create! user: @vlf2, number: 90</text:p>
          </table:table-cell>
          <table:table-cell table:formula="of:=IFERROR( CONCATENATE(&quot;result_time: &quot;;TEXT(VALUE(LEFT([.H30];2))*60+VALUE(MID(REPLACE([.H30];6;1;&quot;.&quot;);4;4));&quot;0.0##&quot;)) ;CONCATENATE(&quot;verdict: :&quot;;LOWER([.H30])))" office:value-type="string" office:string-value="result_time: 1176.3" calcext:value-type="string">
            <text:p>result_time: 1176.3</text:p>
          </table:table-cell>
          <table:table-cell table:formula="of:=CONCATENATE(&quot;@ec14_&quot;;LOWER([.$A30]);&quot;_day1_&quot;;[.$J30];&quot; = @ec14_&quot;;LOWER([.$A30]);&quot;_&quot;;[.$J30];&quot;.runs.create! race: @ec14_&quot;;LOWER([.$A30]);&quot;_day1, number: &quot;;[.$C30];&quot;, &quot;;[.L30])" office:value-type="string" office:string-value="@ec14_sp6_day1_vlf2 = @ec14_sp6_vlf2.runs.create! race: @ec14_sp6_day1, number: 90, result_time: 1176.3" calcext:value-type="string">
            <text:p>@ec14_sp6_day1_vlf2 = @ec14_sp6_vlf2.runs.create! race: @ec14_sp6_day1, number: 90, result_time: 1176.3</text:p>
          </table:table-cell>
          <table:table-cell table:formula="of:=IFERROR( CONCATENATE(&quot;result_time: &quot;;TEXT(VALUE(LEFT([.I30];2))*60+VALUE(MID(REPLACE([.I30];6;1;&quot;.&quot;);4;4));&quot;0.0##&quot;)) ;CONCATENATE(&quot;verdict: :&quot;;LOWER([.I30])))" office:value-type="string" office:string-value="result_time: 1266.0" calcext:value-type="string">
            <text:p>result_time: 1266.0</text:p>
          </table:table-cell>
          <table:table-cell table:formula="of:=CONCATENATE(&quot;@ec14_&quot;;LOWER([.$A30]);&quot;_day2_&quot;;[.$J30];&quot; = @ec14_&quot;;LOWER([.$A30]);&quot;_&quot;;[.$J30];&quot;.runs.create! race: @ec14_&quot;;LOWER([.$A30]);&quot;_day2, number: &quot;;[.$C30];&quot;, &quot;;[.N30])" office:value-type="string" office:string-value="@ec14_sp6_day2_vlf2 = @ec14_sp6_vlf2.runs.create! race: @ec14_sp6_day2, number: 90, result_time: 1266.0" calcext:value-type="string">
            <text:p>@ec14_sp6_day2_vlf2 = @ec14_sp6_vlf2.runs.create! race: @ec14_sp6_day2, number: 90, result_time: 1266.0</text:p>
          </table:table-cell>
          <table:table-cell table:number-columns-repeated="26"/>
        </table:table-row>
        <table:table-row table:style-name="ro1">
          <table:table-cell table:formula="of:=[.A30]" office:value-type="string" office:string-value="Sp6" calcext:value-type="string">
            <text:p>Sp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Jirí</text:p>
          </table:table-cell>
          <table:table-cell table:style-name="ce1" office:value-type="string" calcext:value-type="string">
            <text:p>Trnka</text:p>
          </table:table-cell>
          <table:table-cell table:style-name="ce1" office:value-type="string" calcext:value-type="string">
            <text:p>CzechRepublic</text:p>
          </table:table-cell>
          <table:table-cell table:style-name="ce1" office:value-type="string" calcext:value-type="string">
            <text:p>41:11,7</text:p>
          </table:table-cell>
          <table:table-cell table:style-name="ce1" office:value-type="string" calcext:value-type="string">
            <text:p>19:51,9</text:p>
          </table:table-cell>
          <table:table-cell table:style-name="ce1" office:value-type="string" calcext:value-type="string">
            <text:p>21:19,8</text:p>
          </table:table-cell>
          <table:table-cell table:style-name="ce9" table:formula="of:=CONCATENATE(LOWER(LEFT([.D31]));LOWER(LEFT([.E31]));LOWER(LEFT([.F31])))" office:value-type="string" office:string-value="jtc" calcext:value-type="string">
            <text:p>jtc</text:p>
          </table:table-cell>
          <table:table-cell table:formula="of:=CONCATENATE(&quot;@ec14_&quot;;LOWER([.A31]);&quot;_&quot;;LOWER([.J31]);&quot; = @ec14_&quot;;LOWER([.A31]);&quot;.competitors.create! user: @&quot;;[.J31];&quot;, number: &quot;;[.C31])" office:value-type="string" office:string-value="@ec14_sp6_jtc = @ec14_sp6.competitors.create! user: @jtc, number: 77" calcext:value-type="string">
            <text:p>@ec14_sp6_jtc = @ec14_sp6.competitors.create! user: @jtc, number: 77</text:p>
          </table:table-cell>
          <table:table-cell table:formula="of:=IFERROR( CONCATENATE(&quot;result_time: &quot;;TEXT(VALUE(LEFT([.H31];2))*60+VALUE(MID(REPLACE([.H31];6;1;&quot;.&quot;);4;4));&quot;0.0##&quot;)) ;CONCATENATE(&quot;verdict: :&quot;;LOWER([.H31])))" office:value-type="string" office:string-value="result_time: 1191.9" calcext:value-type="string">
            <text:p>result_time: 1191.9</text:p>
          </table:table-cell>
          <table:table-cell table:formula="of:=CONCATENATE(&quot;@ec14_&quot;;LOWER([.$A31]);&quot;_day1_&quot;;[.$J31];&quot; = @ec14_&quot;;LOWER([.$A31]);&quot;_&quot;;[.$J31];&quot;.runs.create! race: @ec14_&quot;;LOWER([.$A31]);&quot;_day1, number: &quot;;[.$C31];&quot;, &quot;;[.L31])" office:value-type="string" office:string-value="@ec14_sp6_day1_jtc = @ec14_sp6_jtc.runs.create! race: @ec14_sp6_day1, number: 77, result_time: 1191.9" calcext:value-type="string">
            <text:p>@ec14_sp6_day1_jtc = @ec14_sp6_jtc.runs.create! race: @ec14_sp6_day1, number: 77, result_time: 1191.9</text:p>
          </table:table-cell>
          <table:table-cell table:formula="of:=IFERROR( CONCATENATE(&quot;result_time: &quot;;TEXT(VALUE(LEFT([.I31];2))*60+VALUE(MID(REPLACE([.I31];6;1;&quot;.&quot;);4;4));&quot;0.0##&quot;)) ;CONCATENATE(&quot;verdict: :&quot;;LOWER([.I31])))" office:value-type="string" office:string-value="result_time: 1279.8" calcext:value-type="string">
            <text:p>result_time: 1279.8</text:p>
          </table:table-cell>
          <table:table-cell table:formula="of:=CONCATENATE(&quot;@ec14_&quot;;LOWER([.$A31]);&quot;_day2_&quot;;[.$J31];&quot; = @ec14_&quot;;LOWER([.$A31]);&quot;_&quot;;[.$J31];&quot;.runs.create! race: @ec14_&quot;;LOWER([.$A31]);&quot;_day2, number: &quot;;[.$C31];&quot;, &quot;;[.N31])" office:value-type="string" office:string-value="@ec14_sp6_day2_jtc = @ec14_sp6_jtc.runs.create! race: @ec14_sp6_day2, number: 77, result_time: 1279.8" calcext:value-type="string">
            <text:p>@ec14_sp6_day2_jtc = @ec14_sp6_jtc.runs.create! race: @ec14_sp6_day2, number: 77, result_time: 1279.8</text:p>
          </table:table-cell>
          <table:table-cell table:number-columns-repeated="26"/>
        </table:table-row>
        <table:table-row table:style-name="ro1">
          <table:table-cell table:formula="of:=[.A31]" office:value-type="string" office:string-value="Sp6" calcext:value-type="string">
            <text:p>Sp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Jenni</text:p>
          </table:table-cell>
          <table:table-cell table:style-name="ce1" office:value-type="string" calcext:value-type="string">
            <text:p>Kreivi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41:38,6</text:p>
          </table:table-cell>
          <table:table-cell table:style-name="ce1" office:value-type="string" calcext:value-type="string">
            <text:p>20:39,0</text:p>
          </table:table-cell>
          <table:table-cell table:style-name="ce1" office:value-type="string" calcext:value-type="string">
            <text:p>20:59,6</text:p>
          </table:table-cell>
          <table:table-cell table:style-name="ce9" table:formula="of:=CONCATENATE(LOWER(LEFT([.D32]));LOWER(LEFT([.E32]));LOWER(LEFT([.F32])))" office:value-type="string" office:string-value="jkf" calcext:value-type="string">
            <text:p>jkf</text:p>
          </table:table-cell>
          <table:table-cell table:formula="of:=CONCATENATE(&quot;@ec14_&quot;;LOWER([.A32]);&quot;_&quot;;LOWER([.J32]);&quot; = @ec14_&quot;;LOWER([.A32]);&quot;.competitors.create! user: @&quot;;[.J32];&quot;, number: &quot;;[.C32])" office:value-type="string" office:string-value="@ec14_sp6_jkf = @ec14_sp6.competitors.create! user: @jkf, number: 84" calcext:value-type="string">
            <text:p>@ec14_sp6_jkf = @ec14_sp6.competitors.create! user: @jkf, number: 84</text:p>
          </table:table-cell>
          <table:table-cell table:formula="of:=IFERROR( CONCATENATE(&quot;result_time: &quot;;TEXT(VALUE(LEFT([.H32];2))*60+VALUE(MID(REPLACE([.H32];6;1;&quot;.&quot;);4;4));&quot;0.0##&quot;)) ;CONCATENATE(&quot;verdict: :&quot;;LOWER([.H32])))" office:value-type="string" office:string-value="result_time: 1239.0" calcext:value-type="string">
            <text:p>result_time: 1239.0</text:p>
          </table:table-cell>
          <table:table-cell table:formula="of:=CONCATENATE(&quot;@ec14_&quot;;LOWER([.$A32]);&quot;_day1_&quot;;[.$J32];&quot; = @ec14_&quot;;LOWER([.$A32]);&quot;_&quot;;[.$J32];&quot;.runs.create! race: @ec14_&quot;;LOWER([.$A32]);&quot;_day1, number: &quot;;[.$C32];&quot;, &quot;;[.L32])" office:value-type="string" office:string-value="@ec14_sp6_day1_jkf = @ec14_sp6_jkf.runs.create! race: @ec14_sp6_day1, number: 84, result_time: 1239.0" calcext:value-type="string">
            <text:p>@ec14_sp6_day1_jkf = @ec14_sp6_jkf.runs.create! race: @ec14_sp6_day1, number: 84, result_time: 1239.0</text:p>
          </table:table-cell>
          <table:table-cell table:formula="of:=IFERROR( CONCATENATE(&quot;result_time: &quot;;TEXT(VALUE(LEFT([.I32];2))*60+VALUE(MID(REPLACE([.I32];6;1;&quot;.&quot;);4;4));&quot;0.0##&quot;)) ;CONCATENATE(&quot;verdict: :&quot;;LOWER([.I32])))" office:value-type="string" office:string-value="result_time: 1259.6" calcext:value-type="string">
            <text:p>result_time: 1259.6</text:p>
          </table:table-cell>
          <table:table-cell table:formula="of:=CONCATENATE(&quot;@ec14_&quot;;LOWER([.$A32]);&quot;_day2_&quot;;[.$J32];&quot; = @ec14_&quot;;LOWER([.$A32]);&quot;_&quot;;[.$J32];&quot;.runs.create! race: @ec14_&quot;;LOWER([.$A32]);&quot;_day2, number: &quot;;[.$C32];&quot;, &quot;;[.N32])" office:value-type="string" office:string-value="@ec14_sp6_day2_jkf = @ec14_sp6_jkf.runs.create! race: @ec14_sp6_day2, number: 84, result_time: 1259.6" calcext:value-type="string">
            <text:p>@ec14_sp6_day2_jkf = @ec14_sp6_jkf.runs.create! race: @ec14_sp6_day2, number: 84, result_time: 1259.6</text:p>
          </table:table-cell>
          <table:table-cell table:number-columns-repeated="26"/>
        </table:table-row>
        <table:table-row table:style-name="ro1">
          <table:table-cell table:formula="of:=[.A32]" office:value-type="string" office:string-value="Sp6" calcext:value-type="string">
            <text:p>Sp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Indre</text:p>
          </table:table-cell>
          <table:table-cell table:style-name="ce1" office:value-type="string" calcext:value-type="string">
            <text:p>Daujotiene</text:p>
          </table:table-cell>
          <table:table-cell table:style-name="ce1" office:value-type="string" calcext:value-type="string">
            <text:p>Lithuania</text:p>
          </table:table-cell>
          <table:table-cell table:style-name="ce1" office:value-type="string" calcext:value-type="string">
            <text:p>42:14,4</text:p>
          </table:table-cell>
          <table:table-cell table:style-name="ce1" office:value-type="string" calcext:value-type="string">
            <text:p>20:04,4</text:p>
          </table:table-cell>
          <table:table-cell table:style-name="ce1" office:value-type="string" calcext:value-type="string">
            <text:p>22:10,0</text:p>
          </table:table-cell>
          <table:table-cell table:style-name="ce9" table:formula="of:=CONCATENATE(LOWER(LEFT([.D33]));LOWER(LEFT([.E33]));LOWER(LEFT([.F33])))" office:value-type="string" office:string-value="idl" calcext:value-type="string">
            <text:p>idl</text:p>
          </table:table-cell>
          <table:table-cell table:formula="of:=CONCATENATE(&quot;@ec14_&quot;;LOWER([.A33]);&quot;_&quot;;LOWER([.J33]);&quot; = @ec14_&quot;;LOWER([.A33]);&quot;.competitors.create! user: @&quot;;[.J33];&quot;, number: &quot;;[.C33])" office:value-type="string" office:string-value="@ec14_sp6_idl = @ec14_sp6.competitors.create! user: @idl, number: 85" calcext:value-type="string">
            <text:p>@ec14_sp6_idl = @ec14_sp6.competitors.create! user: @idl, number: 85</text:p>
          </table:table-cell>
          <table:table-cell table:formula="of:=IFERROR( CONCATENATE(&quot;result_time: &quot;;TEXT(VALUE(LEFT([.H33];2))*60+VALUE(MID(REPLACE([.H33];6;1;&quot;.&quot;);4;4));&quot;0.0##&quot;)) ;CONCATENATE(&quot;verdict: :&quot;;LOWER([.H33])))" office:value-type="string" office:string-value="result_time: 1204.4" calcext:value-type="string">
            <text:p>result_time: 1204.4</text:p>
          </table:table-cell>
          <table:table-cell table:formula="of:=CONCATENATE(&quot;@ec14_&quot;;LOWER([.$A33]);&quot;_day1_&quot;;[.$J33];&quot; = @ec14_&quot;;LOWER([.$A33]);&quot;_&quot;;[.$J33];&quot;.runs.create! race: @ec14_&quot;;LOWER([.$A33]);&quot;_day1, number: &quot;;[.$C33];&quot;, &quot;;[.L33])" office:value-type="string" office:string-value="@ec14_sp6_day1_idl = @ec14_sp6_idl.runs.create! race: @ec14_sp6_day1, number: 85, result_time: 1204.4" calcext:value-type="string">
            <text:p>@ec14_sp6_day1_idl = @ec14_sp6_idl.runs.create! race: @ec14_sp6_day1, number: 85, result_time: 1204.4</text:p>
          </table:table-cell>
          <table:table-cell table:formula="of:=IFERROR( CONCATENATE(&quot;result_time: &quot;;TEXT(VALUE(LEFT([.I33];2))*60+VALUE(MID(REPLACE([.I33];6;1;&quot;.&quot;);4;4));&quot;0.0##&quot;)) ;CONCATENATE(&quot;verdict: :&quot;;LOWER([.I33])))" office:value-type="string" office:string-value="result_time: 1330.0" calcext:value-type="string">
            <text:p>result_time: 1330.0</text:p>
          </table:table-cell>
          <table:table-cell table:formula="of:=CONCATENATE(&quot;@ec14_&quot;;LOWER([.$A33]);&quot;_day2_&quot;;[.$J33];&quot; = @ec14_&quot;;LOWER([.$A33]);&quot;_&quot;;[.$J33];&quot;.runs.create! race: @ec14_&quot;;LOWER([.$A33]);&quot;_day2, number: &quot;;[.$C33];&quot;, &quot;;[.N33])" office:value-type="string" office:string-value="@ec14_sp6_day2_idl = @ec14_sp6_idl.runs.create! race: @ec14_sp6_day2, number: 85, result_time: 1330.0" calcext:value-type="string">
            <text:p>@ec14_sp6_day2_idl = @ec14_sp6_idl.runs.create! race: @ec14_sp6_day2, number: 85, result_time: 1330.0</text:p>
          </table:table-cell>
          <table:table-cell table:number-columns-repeated="26"/>
        </table:table-row>
        <table:table-row table:style-name="ro1">
          <table:table-cell table:formula="of:=[.A33]" office:value-type="string" office:string-value="Sp6" calcext:value-type="string">
            <text:p>Sp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ichael</text:p>
          </table:table-cell>
          <table:table-cell table:style-name="ce1" office:value-type="string" calcext:value-type="string">
            <text:p>Beck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string" calcext:value-type="string">
            <text:p>43:25,4</text:p>
          </table:table-cell>
          <table:table-cell table:style-name="ce1" office:value-type="string" calcext:value-type="string">
            <text:p>20:33,1</text:p>
          </table:table-cell>
          <table:table-cell table:style-name="ce1" office:value-type="string" calcext:value-type="string">
            <text:p>22:52,3</text:p>
          </table:table-cell>
          <table:table-cell table:style-name="ce9" table:formula="of:=CONCATENATE(LOWER(LEFT([.D34]));LOWER(LEFT([.E34]));LOWER(LEFT([.F34])))" office:value-type="string" office:string-value="mbg" calcext:value-type="string">
            <text:p>mbg</text:p>
          </table:table-cell>
          <table:table-cell table:formula="of:=CONCATENATE(&quot;@ec14_&quot;;LOWER([.A34]);&quot;_&quot;;LOWER([.J34]);&quot; = @ec14_&quot;;LOWER([.A34]);&quot;.competitors.create! user: @&quot;;[.J34];&quot;, number: &quot;;[.C34])" office:value-type="string" office:string-value="@ec14_sp6_mbg = @ec14_sp6.competitors.create! user: @mbg, number: 81" calcext:value-type="string">
            <text:p>@ec14_sp6_mbg = @ec14_sp6.competitors.create! user: @mbg, number: 81</text:p>
          </table:table-cell>
          <table:table-cell table:formula="of:=IFERROR( CONCATENATE(&quot;result_time: &quot;;TEXT(VALUE(LEFT([.H34];2))*60+VALUE(MID(REPLACE([.H34];6;1;&quot;.&quot;);4;4));&quot;0.0##&quot;)) ;CONCATENATE(&quot;verdict: :&quot;;LOWER([.H34])))" office:value-type="string" office:string-value="result_time: 1233.1" calcext:value-type="string">
            <text:p>result_time: 1233.1</text:p>
          </table:table-cell>
          <table:table-cell table:formula="of:=CONCATENATE(&quot;@ec14_&quot;;LOWER([.$A34]);&quot;_day1_&quot;;[.$J34];&quot; = @ec14_&quot;;LOWER([.$A34]);&quot;_&quot;;[.$J34];&quot;.runs.create! race: @ec14_&quot;;LOWER([.$A34]);&quot;_day1, number: &quot;;[.$C34];&quot;, &quot;;[.L34])" office:value-type="string" office:string-value="@ec14_sp6_day1_mbg = @ec14_sp6_mbg.runs.create! race: @ec14_sp6_day1, number: 81, result_time: 1233.1" calcext:value-type="string">
            <text:p>@ec14_sp6_day1_mbg = @ec14_sp6_mbg.runs.create! race: @ec14_sp6_day1, number: 81, result_time: 1233.1</text:p>
          </table:table-cell>
          <table:table-cell table:formula="of:=IFERROR( CONCATENATE(&quot;result_time: &quot;;TEXT(VALUE(LEFT([.I34];2))*60+VALUE(MID(REPLACE([.I34];6;1;&quot;.&quot;);4;4));&quot;0.0##&quot;)) ;CONCATENATE(&quot;verdict: :&quot;;LOWER([.I34])))" office:value-type="string" office:string-value="result_time: 1372.3" calcext:value-type="string">
            <text:p>result_time: 1372.3</text:p>
          </table:table-cell>
          <table:table-cell table:formula="of:=CONCATENATE(&quot;@ec14_&quot;;LOWER([.$A34]);&quot;_day2_&quot;;[.$J34];&quot; = @ec14_&quot;;LOWER([.$A34]);&quot;_&quot;;[.$J34];&quot;.runs.create! race: @ec14_&quot;;LOWER([.$A34]);&quot;_day2, number: &quot;;[.$C34];&quot;, &quot;;[.N34])" office:value-type="string" office:string-value="@ec14_sp6_day2_mbg = @ec14_sp6_mbg.runs.create! race: @ec14_sp6_day2, number: 81, result_time: 1372.3" calcext:value-type="string">
            <text:p>@ec14_sp6_day2_mbg = @ec14_sp6_mbg.runs.create! race: @ec14_sp6_day2, number: 81, result_time: 1372.3</text:p>
          </table:table-cell>
          <table:table-cell table:number-columns-repeated="26"/>
        </table:table-row>
        <table:table-row table:style-name="ro1">
          <table:table-cell table:formula="of:=[.A34]" office:value-type="string" office:string-value="Sp6" calcext:value-type="string">
            <text:p>Sp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ntse</text:p>
          </table:table-cell>
          <table:table-cell table:style-name="ce1" office:value-type="string" calcext:value-type="string">
            <text:p>Claverol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44:07,7</text:p>
          </table:table-cell>
          <table:table-cell table:style-name="ce1" office:value-type="string" calcext:value-type="string">
            <text:p>21:15,8</text:p>
          </table:table-cell>
          <table:table-cell table:style-name="ce1" office:value-type="string" calcext:value-type="string">
            <text:p>22:51,9</text:p>
          </table:table-cell>
          <table:table-cell table:style-name="ce9" table:formula="of:=CONCATENATE(LOWER(LEFT([.D35]));LOWER(LEFT([.E35]));LOWER(LEFT([.F35])))" office:value-type="string" office:string-value="mcs" calcext:value-type="string">
            <text:p>mcs</text:p>
          </table:table-cell>
          <table:table-cell table:formula="of:=CONCATENATE(&quot;@ec14_&quot;;LOWER([.A35]);&quot;_&quot;;LOWER([.J35]);&quot; = @ec14_&quot;;LOWER([.A35]);&quot;.competitors.create! user: @&quot;;[.J35];&quot;, number: &quot;;[.C35])" office:value-type="string" office:string-value="@ec14_sp6_mcs = @ec14_sp6.competitors.create! user: @mcs, number: 82" calcext:value-type="string">
            <text:p>@ec14_sp6_mcs = @ec14_sp6.competitors.create! user: @mcs, number: 82</text:p>
          </table:table-cell>
          <table:table-cell table:formula="of:=IFERROR( CONCATENATE(&quot;result_time: &quot;;TEXT(VALUE(LEFT([.H35];2))*60+VALUE(MID(REPLACE([.H35];6;1;&quot;.&quot;);4;4));&quot;0.0##&quot;)) ;CONCATENATE(&quot;verdict: :&quot;;LOWER([.H35])))" office:value-type="string" office:string-value="result_time: 1275.8" calcext:value-type="string">
            <text:p>result_time: 1275.8</text:p>
          </table:table-cell>
          <table:table-cell table:formula="of:=CONCATENATE(&quot;@ec14_&quot;;LOWER([.$A35]);&quot;_day1_&quot;;[.$J35];&quot; = @ec14_&quot;;LOWER([.$A35]);&quot;_&quot;;[.$J35];&quot;.runs.create! race: @ec14_&quot;;LOWER([.$A35]);&quot;_day1, number: &quot;;[.$C35];&quot;, &quot;;[.L35])" office:value-type="string" office:string-value="@ec14_sp6_day1_mcs = @ec14_sp6_mcs.runs.create! race: @ec14_sp6_day1, number: 82, result_time: 1275.8" calcext:value-type="string">
            <text:p>@ec14_sp6_day1_mcs = @ec14_sp6_mcs.runs.create! race: @ec14_sp6_day1, number: 82, result_time: 1275.8</text:p>
          </table:table-cell>
          <table:table-cell table:formula="of:=IFERROR( CONCATENATE(&quot;result_time: &quot;;TEXT(VALUE(LEFT([.I35];2))*60+VALUE(MID(REPLACE([.I35];6;1;&quot;.&quot;);4;4));&quot;0.0##&quot;)) ;CONCATENATE(&quot;verdict: :&quot;;LOWER([.I35])))" office:value-type="string" office:string-value="result_time: 1371.9" calcext:value-type="string">
            <text:p>result_time: 1371.9</text:p>
          </table:table-cell>
          <table:table-cell table:formula="of:=CONCATENATE(&quot;@ec14_&quot;;LOWER([.$A35]);&quot;_day2_&quot;;[.$J35];&quot; = @ec14_&quot;;LOWER([.$A35]);&quot;_&quot;;[.$J35];&quot;.runs.create! race: @ec14_&quot;;LOWER([.$A35]);&quot;_day2, number: &quot;;[.$C35];&quot;, &quot;;[.N35])" office:value-type="string" office:string-value="@ec14_sp6_day2_mcs = @ec14_sp6_mcs.runs.create! race: @ec14_sp6_day2, number: 82, result_time: 1371.9" calcext:value-type="string">
            <text:p>@ec14_sp6_day2_mcs = @ec14_sp6_mcs.runs.create! race: @ec14_sp6_day2, number: 82, result_time: 1371.9</text:p>
          </table:table-cell>
          <table:table-cell table:number-columns-repeated="26"/>
        </table:table-row>
        <table:table-row table:style-name="ro1">
          <table:table-cell table:formula="of:=[.A35]" office:value-type="string" office:string-value="Sp6" calcext:value-type="string">
            <text:p>Sp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Antti</text:p>
          </table:table-cell>
          <table:table-cell table:style-name="ce1" office:value-type="string" calcext:value-type="string">
            <text:p>Mäkiaho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44:39,0</text:p>
          </table:table-cell>
          <table:table-cell table:style-name="ce1" office:value-type="string" calcext:value-type="string">
            <text:p>21:11,6</text:p>
          </table:table-cell>
          <table:table-cell table:style-name="ce1" office:value-type="string" calcext:value-type="string">
            <text:p>23:27,4</text:p>
          </table:table-cell>
          <table:table-cell table:style-name="ce9" table:formula="of:=CONCATENATE(LOWER(LEFT([.D36]));LOWER(LEFT([.E36]));LOWER(LEFT([.F36])))" office:value-type="string" office:string-value="amf" calcext:value-type="string">
            <text:p>amf</text:p>
          </table:table-cell>
          <table:table-cell table:formula="of:=CONCATENATE(&quot;@ec14_&quot;;LOWER([.A36]);&quot;_&quot;;LOWER([.J36]);&quot; = @ec14_&quot;;LOWER([.A36]);&quot;.competitors.create! user: @&quot;;[.J36];&quot;, number: &quot;;[.C36])" office:value-type="string" office:string-value="@ec14_sp6_amf = @ec14_sp6.competitors.create! user: @amf, number: 83" calcext:value-type="string">
            <text:p>@ec14_sp6_amf = @ec14_sp6.competitors.create! user: @amf, number: 83</text:p>
          </table:table-cell>
          <table:table-cell table:formula="of:=IFERROR( CONCATENATE(&quot;result_time: &quot;;TEXT(VALUE(LEFT([.H36];2))*60+VALUE(MID(REPLACE([.H36];6;1;&quot;.&quot;);4;4));&quot;0.0##&quot;)) ;CONCATENATE(&quot;verdict: :&quot;;LOWER([.H36])))" office:value-type="string" office:string-value="result_time: 1271.6" calcext:value-type="string">
            <text:p>result_time: 1271.6</text:p>
          </table:table-cell>
          <table:table-cell table:formula="of:=CONCATENATE(&quot;@ec14_&quot;;LOWER([.$A36]);&quot;_day1_&quot;;[.$J36];&quot; = @ec14_&quot;;LOWER([.$A36]);&quot;_&quot;;[.$J36];&quot;.runs.create! race: @ec14_&quot;;LOWER([.$A36]);&quot;_day1, number: &quot;;[.$C36];&quot;, &quot;;[.L36])" office:value-type="string" office:string-value="@ec14_sp6_day1_amf = @ec14_sp6_amf.runs.create! race: @ec14_sp6_day1, number: 83, result_time: 1271.6" calcext:value-type="string">
            <text:p>@ec14_sp6_day1_amf = @ec14_sp6_amf.runs.create! race: @ec14_sp6_day1, number: 83, result_time: 1271.6</text:p>
          </table:table-cell>
          <table:table-cell table:formula="of:=IFERROR( CONCATENATE(&quot;result_time: &quot;;TEXT(VALUE(LEFT([.I36];2))*60+VALUE(MID(REPLACE([.I36];6;1;&quot;.&quot;);4;4));&quot;0.0##&quot;)) ;CONCATENATE(&quot;verdict: :&quot;;LOWER([.I36])))" office:value-type="string" office:string-value="result_time: 1407.4" calcext:value-type="string">
            <text:p>result_time: 1407.4</text:p>
          </table:table-cell>
          <table:table-cell table:formula="of:=CONCATENATE(&quot;@ec14_&quot;;LOWER([.$A36]);&quot;_day2_&quot;;[.$J36];&quot; = @ec14_&quot;;LOWER([.$A36]);&quot;_&quot;;[.$J36];&quot;.runs.create! race: @ec14_&quot;;LOWER([.$A36]);&quot;_day2, number: &quot;;[.$C36];&quot;, &quot;;[.N36])" office:value-type="string" office:string-value="@ec14_sp6_day2_amf = @ec14_sp6_amf.runs.create! race: @ec14_sp6_day2, number: 83, result_time: 1407.4" calcext:value-type="string">
            <text:p>@ec14_sp6_day2_amf = @ec14_sp6_amf.runs.create! race: @ec14_sp6_day2, number: 83, result_time: 1407.4</text:p>
          </table:table-cell>
          <table:table-cell table:number-columns-repeated="26"/>
        </table:table-row>
        <table:table-row table:style-name="ro1">
          <table:table-cell table:formula="of:=[.A36]" office:value-type="string" office:string-value="Sp6" calcext:value-type="string">
            <text:p>Sp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ichael</text:p>
          </table:table-cell>
          <table:table-cell table:style-name="ce1" office:value-type="string" calcext:value-type="string">
            <text:p>Chovanec</text:p>
          </table:table-cell>
          <table:table-cell table:style-name="ce1" office:value-type="string" calcext:value-type="string">
            <text:p>CzechRepublic</text:p>
          </table:table-cell>
          <table:table-cell table:style-name="ce1" office:value-type="string" calcext:value-type="string">
            <text:p>47:41,9</text:p>
          </table:table-cell>
          <table:table-cell table:style-name="ce1" office:value-type="string" calcext:value-type="string">
            <text:p>22:21,0</text:p>
          </table:table-cell>
          <table:table-cell table:style-name="ce1" office:value-type="string" calcext:value-type="string">
            <text:p>25:20,9</text:p>
          </table:table-cell>
          <table:table-cell table:style-name="ce9" table:formula="of:=CONCATENATE(LOWER(LEFT([.D37]));LOWER(LEFT([.E37]));LOWER(LEFT([.F37])))" office:value-type="string" office:string-value="mcc" calcext:value-type="string">
            <text:p>mcc</text:p>
          </table:table-cell>
          <table:table-cell table:formula="of:=CONCATENATE(&quot;@ec14_&quot;;LOWER([.A37]);&quot;_&quot;;LOWER([.J37]);&quot; = @ec14_&quot;;LOWER([.A37]);&quot;.competitors.create! user: @&quot;;[.J37];&quot;, number: &quot;;[.C37])" office:value-type="string" office:string-value="@ec14_sp6_mcc = @ec14_sp6.competitors.create! user: @mcc, number: 79" calcext:value-type="string">
            <text:p>@ec14_sp6_mcc = @ec14_sp6.competitors.create! user: @mcc, number: 79</text:p>
          </table:table-cell>
          <table:table-cell table:formula="of:=IFERROR( CONCATENATE(&quot;result_time: &quot;;TEXT(VALUE(LEFT([.H37];2))*60+VALUE(MID(REPLACE([.H37];6;1;&quot;.&quot;);4;4));&quot;0.0##&quot;)) ;CONCATENATE(&quot;verdict: :&quot;;LOWER([.H37])))" office:value-type="string" office:string-value="result_time: 1341.0" calcext:value-type="string">
            <text:p>result_time: 1341.0</text:p>
          </table:table-cell>
          <table:table-cell table:formula="of:=CONCATENATE(&quot;@ec14_&quot;;LOWER([.$A37]);&quot;_day1_&quot;;[.$J37];&quot; = @ec14_&quot;;LOWER([.$A37]);&quot;_&quot;;[.$J37];&quot;.runs.create! race: @ec14_&quot;;LOWER([.$A37]);&quot;_day1, number: &quot;;[.$C37];&quot;, &quot;;[.L37])" office:value-type="string" office:string-value="@ec14_sp6_day1_mcc = @ec14_sp6_mcc.runs.create! race: @ec14_sp6_day1, number: 79, result_time: 1341.0" calcext:value-type="string">
            <text:p>@ec14_sp6_day1_mcc = @ec14_sp6_mcc.runs.create! race: @ec14_sp6_day1, number: 79, result_time: 1341.0</text:p>
          </table:table-cell>
          <table:table-cell table:formula="of:=IFERROR( CONCATENATE(&quot;result_time: &quot;;TEXT(VALUE(LEFT([.I37];2))*60+VALUE(MID(REPLACE([.I37];6;1;&quot;.&quot;);4;4));&quot;0.0##&quot;)) ;CONCATENATE(&quot;verdict: :&quot;;LOWER([.I37])))" office:value-type="string" office:string-value="result_time: 1520.9" calcext:value-type="string">
            <text:p>result_time: 1520.9</text:p>
          </table:table-cell>
          <table:table-cell table:formula="of:=CONCATENATE(&quot;@ec14_&quot;;LOWER([.$A37]);&quot;_day2_&quot;;[.$J37];&quot; = @ec14_&quot;;LOWER([.$A37]);&quot;_&quot;;[.$J37];&quot;.runs.create! race: @ec14_&quot;;LOWER([.$A37]);&quot;_day2, number: &quot;;[.$C37];&quot;, &quot;;[.N37])" office:value-type="string" office:string-value="@ec14_sp6_day2_mcc = @ec14_sp6_mcc.runs.create! race: @ec14_sp6_day2, number: 79, result_time: 1520.9" calcext:value-type="string">
            <text:p>@ec14_sp6_day2_mcc = @ec14_sp6_mcc.runs.create! race: @ec14_sp6_day2, number: 79, result_time: 1520.9</text:p>
          </table:table-cell>
          <table:table-cell table:number-columns-repeated="26"/>
        </table:table-row>
        <table:table-row table:style-name="ro1">
          <table:table-cell table:formula="of:=[.A37]" office:value-type="string" office:string-value="Sp6" calcext:value-type="string">
            <text:p>Sp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Anna</text:p>
          </table:table-cell>
          <table:table-cell table:style-name="ce1" office:value-type="string" calcext:value-type="string">
            <text:p>Bajer</text:p>
          </table:table-cell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50:49,7</text:p>
          </table:table-cell>
          <table:table-cell table:style-name="ce1" office:value-type="string" calcext:value-type="string">
            <text:p>23:50,3</text:p>
          </table:table-cell>
          <table:table-cell table:style-name="ce1" office:value-type="string" calcext:value-type="string">
            <text:p>26:59,4</text:p>
          </table:table-cell>
          <table:table-cell table:style-name="ce9" table:formula="of:=CONCATENATE(LOWER(LEFT([.D38]));LOWER(LEFT([.E38]));LOWER(LEFT([.F38])))" office:value-type="string" office:string-value="abp" calcext:value-type="string">
            <text:p>abp</text:p>
          </table:table-cell>
          <table:table-cell table:formula="of:=CONCATENATE(&quot;@ec14_&quot;;LOWER([.A38]);&quot;_&quot;;LOWER([.J38]);&quot; = @ec14_&quot;;LOWER([.A38]);&quot;.competitors.create! user: @&quot;;[.J38];&quot;, number: &quot;;[.C38])" office:value-type="string" office:string-value="@ec14_sp6_abp = @ec14_sp6.competitors.create! user: @abp, number: 86" calcext:value-type="string">
            <text:p>@ec14_sp6_abp = @ec14_sp6.competitors.create! user: @abp, number: 86</text:p>
          </table:table-cell>
          <table:table-cell table:formula="of:=IFERROR( CONCATENATE(&quot;result_time: &quot;;TEXT(VALUE(LEFT([.H38];2))*60+VALUE(MID(REPLACE([.H38];6;1;&quot;.&quot;);4;4));&quot;0.0##&quot;)) ;CONCATENATE(&quot;verdict: :&quot;;LOWER([.H38])))" office:value-type="string" office:string-value="result_time: 1430.3" calcext:value-type="string">
            <text:p>result_time: 1430.3</text:p>
          </table:table-cell>
          <table:table-cell table:formula="of:=CONCATENATE(&quot;@ec14_&quot;;LOWER([.$A38]);&quot;_day1_&quot;;[.$J38];&quot; = @ec14_&quot;;LOWER([.$A38]);&quot;_&quot;;[.$J38];&quot;.runs.create! race: @ec14_&quot;;LOWER([.$A38]);&quot;_day1, number: &quot;;[.$C38];&quot;, &quot;;[.L38])" office:value-type="string" office:string-value="@ec14_sp6_day1_abp = @ec14_sp6_abp.runs.create! race: @ec14_sp6_day1, number: 86, result_time: 1430.3" calcext:value-type="string">
            <text:p>@ec14_sp6_day1_abp = @ec14_sp6_abp.runs.create! race: @ec14_sp6_day1, number: 86, result_time: 1430.3</text:p>
          </table:table-cell>
          <table:table-cell table:formula="of:=IFERROR( CONCATENATE(&quot;result_time: &quot;;TEXT(VALUE(LEFT([.I38];2))*60+VALUE(MID(REPLACE([.I38];6;1;&quot;.&quot;);4;4));&quot;0.0##&quot;)) ;CONCATENATE(&quot;verdict: :&quot;;LOWER([.I38])))" office:value-type="string" office:string-value="result_time: 1619.4" calcext:value-type="string">
            <text:p>result_time: 1619.4</text:p>
          </table:table-cell>
          <table:table-cell table:formula="of:=CONCATENATE(&quot;@ec14_&quot;;LOWER([.$A38]);&quot;_day2_&quot;;[.$J38];&quot; = @ec14_&quot;;LOWER([.$A38]);&quot;_&quot;;[.$J38];&quot;.runs.create! race: @ec14_&quot;;LOWER([.$A38]);&quot;_day2, number: &quot;;[.$C38];&quot;, &quot;;[.N38])" office:value-type="string" office:string-value="@ec14_sp6_day2_abp = @ec14_sp6_abp.runs.create! race: @ec14_sp6_day2, number: 86, result_time: 1619.4" calcext:value-type="string">
            <text:p>@ec14_sp6_day2_abp = @ec14_sp6_abp.runs.create! race: @ec14_sp6_day2, number: 86, result_time: 1619.4</text:p>
          </table:table-cell>
          <table:table-cell table:number-columns-repeated="26"/>
        </table:table-row>
        <table:table-row table:style-name="ro1">
          <table:table-cell table:formula="of:=[.A38]" office:value-type="string" office:string-value="Sp6" calcext:value-type="string">
            <text:p>Sp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nttoni</text:p>
          </table:table-cell>
          <table:table-cell table:style-name="ce1" office:value-type="string" calcext:value-type="string">
            <text:p>Tolvi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57:24,5</text:p>
          </table:table-cell>
          <table:table-cell table:style-name="ce1" office:value-type="string" calcext:value-type="string">
            <text:p>28:06,4</text:p>
          </table:table-cell>
          <table:table-cell table:style-name="ce1" office:value-type="string" calcext:value-type="string">
            <text:p>29:18,1</text:p>
          </table:table-cell>
          <table:table-cell table:style-name="ce9" table:formula="of:=CONCATENATE(LOWER(LEFT([.D39]));LOWER(LEFT([.E39]));LOWER(LEFT([.F39])))" office:value-type="string" office:string-value="atf" calcext:value-type="string">
            <text:p>atf</text:p>
          </table:table-cell>
          <table:table-cell table:formula="of:=CONCATENATE(&quot;@ec14_&quot;;LOWER([.A39]);&quot;_&quot;;LOWER([.J39]);&quot; = @ec14_&quot;;LOWER([.A39]);&quot;.competitors.create! user: @&quot;;[.J39];&quot;, number: &quot;;[.C39])" office:value-type="string" office:string-value="@ec14_sp6_atf = @ec14_sp6.competitors.create! user: @atf, number: 89" calcext:value-type="string">
            <text:p>@ec14_sp6_atf = @ec14_sp6.competitors.create! user: @atf, number: 89</text:p>
          </table:table-cell>
          <table:table-cell table:formula="of:=IFERROR( CONCATENATE(&quot;result_time: &quot;;TEXT(VALUE(LEFT([.H39];2))*60+VALUE(MID(REPLACE([.H39];6;1;&quot;.&quot;);4;4));&quot;0.0##&quot;)) ;CONCATENATE(&quot;verdict: :&quot;;LOWER([.H39])))" office:value-type="string" office:string-value="result_time: 1686.4" calcext:value-type="string">
            <text:p>result_time: 1686.4</text:p>
          </table:table-cell>
          <table:table-cell table:formula="of:=CONCATENATE(&quot;@ec14_&quot;;LOWER([.$A39]);&quot;_day1_&quot;;[.$J39];&quot; = @ec14_&quot;;LOWER([.$A39]);&quot;_&quot;;[.$J39];&quot;.runs.create! race: @ec14_&quot;;LOWER([.$A39]);&quot;_day1, number: &quot;;[.$C39];&quot;, &quot;;[.L39])" office:value-type="string" office:string-value="@ec14_sp6_day1_atf = @ec14_sp6_atf.runs.create! race: @ec14_sp6_day1, number: 89, result_time: 1686.4" calcext:value-type="string">
            <text:p>@ec14_sp6_day1_atf = @ec14_sp6_atf.runs.create! race: @ec14_sp6_day1, number: 89, result_time: 1686.4</text:p>
          </table:table-cell>
          <table:table-cell table:formula="of:=IFERROR( CONCATENATE(&quot;result_time: &quot;;TEXT(VALUE(LEFT([.I39];2))*60+VALUE(MID(REPLACE([.I39];6;1;&quot;.&quot;);4;4));&quot;0.0##&quot;)) ;CONCATENATE(&quot;verdict: :&quot;;LOWER([.I39])))" office:value-type="string" office:string-value="result_time: 1758.1" calcext:value-type="string">
            <text:p>result_time: 1758.1</text:p>
          </table:table-cell>
          <table:table-cell table:formula="of:=CONCATENATE(&quot;@ec14_&quot;;LOWER([.$A39]);&quot;_day2_&quot;;[.$J39];&quot; = @ec14_&quot;;LOWER([.$A39]);&quot;_&quot;;[.$J39];&quot;.runs.create! race: @ec14_&quot;;LOWER([.$A39]);&quot;_day2, number: &quot;;[.$C39];&quot;, &quot;;[.N39])" office:value-type="string" office:string-value="@ec14_sp6_day2_atf = @ec14_sp6_atf.runs.create! race: @ec14_sp6_day2, number: 89, result_time: 1758.1" calcext:value-type="string">
            <text:p>@ec14_sp6_day2_atf = @ec14_sp6_atf.runs.create! race: @ec14_sp6_day2, number: 89, result_time: 1758.1</text:p>
          </table:table-cell>
          <table:table-cell table:number-columns-repeated="26"/>
        </table:table-row>
        <table:table-row table:style-name="ro1">
          <table:table-cell table:formula="of:=[.A39]" office:value-type="string" office:string-value="Sp6" calcext:value-type="string">
            <text:p>Sp6</text:p>
          </table:table-cell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Lukasz</text:p>
          </table:table-cell>
          <table:table-cell table:style-name="ce1" office:value-type="string" calcext:value-type="string">
            <text:p>Paczynski</text:p>
          </table:table-cell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DNF</text:p>
          </table:table-cell>
          <table:table-cell table:style-name="ce1" office:value-type="string" calcext:value-type="string">
            <text:p>21:55,6</text:p>
          </table:table-cell>
          <table:table-cell table:style-name="ce1" office:value-type="string" calcext:value-type="string">
            <text:p>DNS</text:p>
          </table:table-cell>
          <table:table-cell table:style-name="ce9" table:formula="of:=CONCATENATE(LOWER(LEFT([.D40]));LOWER(LEFT([.E40]));LOWER(LEFT([.F40])))" office:value-type="string" office:string-value="lpp" calcext:value-type="string">
            <text:p>lpp</text:p>
          </table:table-cell>
          <table:table-cell table:formula="of:=CONCATENATE(&quot;@ec14_&quot;;LOWER([.A40]);&quot;_&quot;;LOWER([.J40]);&quot; = @ec14_&quot;;LOWER([.A40]);&quot;.competitors.create! user: @&quot;;[.J40];&quot;, number: &quot;;[.C40])" office:value-type="string" office:string-value="@ec14_sp6_lpp = @ec14_sp6.competitors.create! user: @lpp, number: 88" calcext:value-type="string">
            <text:p>@ec14_sp6_lpp = @ec14_sp6.competitors.create! user: @lpp, number: 88</text:p>
          </table:table-cell>
          <table:table-cell table:formula="of:=IFERROR( CONCATENATE(&quot;result_time: &quot;;TEXT(VALUE(LEFT([.H40];2))*60+VALUE(MID(REPLACE([.H40];6;1;&quot;.&quot;);4;4));&quot;0.0##&quot;)) ;CONCATENATE(&quot;verdict: :&quot;;LOWER([.H40])))" office:value-type="string" office:string-value="result_time: 1315.6" calcext:value-type="string">
            <text:p>result_time: 1315.6</text:p>
          </table:table-cell>
          <table:table-cell table:formula="of:=CONCATENATE(&quot;@ec14_&quot;;LOWER([.$A40]);&quot;_day1_&quot;;[.$J40];&quot; = @ec14_&quot;;LOWER([.$A40]);&quot;_&quot;;[.$J40];&quot;.runs.create! race: @ec14_&quot;;LOWER([.$A40]);&quot;_day1, number: &quot;;[.$C40];&quot;, &quot;;[.L40])" office:value-type="string" office:string-value="@ec14_sp6_day1_lpp = @ec14_sp6_lpp.runs.create! race: @ec14_sp6_day1, number: 88, result_time: 1315.6" calcext:value-type="string">
            <text:p>@ec14_sp6_day1_lpp = @ec14_sp6_lpp.runs.create! race: @ec14_sp6_day1, number: 88, result_time: 1315.6</text:p>
          </table:table-cell>
          <table:table-cell table:formula="of:=IFERROR( CONCATENATE(&quot;result_time: &quot;;TEXT(VALUE(LEFT([.I40];2))*60+VALUE(MID(REPLACE([.I40];6;1;&quot;.&quot;);4;4));&quot;0.0##&quot;)) ;CONCATENATE(&quot;verdict: :&quot;;LOWER([.I40])))" office:value-type="string" office:string-value="verdict: :dns" calcext:value-type="string">
            <text:p>verdict: :dns</text:p>
          </table:table-cell>
          <table:table-cell table:formula="of:=CONCATENATE(&quot;@ec14_&quot;;LOWER([.$A40]);&quot;_day2_&quot;;[.$J40];&quot; = @ec14_&quot;;LOWER([.$A40]);&quot;_&quot;;[.$J40];&quot;.runs.create! race: @ec14_&quot;;LOWER([.$A40]);&quot;_day2, number: &quot;;[.$C40];&quot;, &quot;;[.N40])" office:value-type="string" office:string-value="@ec14_sp6_day2_lpp = @ec14_sp6_lpp.runs.create! race: @ec14_sp6_day2, number: 88, verdict: :dns" calcext:value-type="string">
            <text:p>@ec14_sp6_day2_lpp = @ec14_sp6_lpp.runs.create! race: @ec14_sp6_day2, number: 88, verdict: :dn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p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si</text:p>
          </table:table-cell>
          <table:table-cell table:style-name="ce1" office:value-type="string" calcext:value-type="string">
            <text:p>Heinonen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52:36,8</text:p>
          </table:table-cell>
          <table:table-cell table:style-name="ce1" office:value-type="string" calcext:value-type="string">
            <text:p>25:36,8</text:p>
          </table:table-cell>
          <table:table-cell table:style-name="ce1" office:value-type="string" calcext:value-type="string">
            <text:p>27:00,0</text:p>
          </table:table-cell>
          <table:table-cell table:style-name="ce9" table:formula="of:=CONCATENATE(LOWER(LEFT([.D41]));LOWER(LEFT([.E41]));LOWER(LEFT([.F41])))" office:value-type="string" office:string-value="phf" calcext:value-type="string">
            <text:p>phf</text:p>
          </table:table-cell>
          <table:table-cell table:formula="of:=CONCATENATE(&quot;@ec14_&quot;;LOWER([.A41]);&quot;_&quot;;LOWER([.J41]);&quot; = @ec14_&quot;;LOWER([.A41]);&quot;.competitors.create! user: @&quot;;[.J41];&quot;, number: &quot;;[.C41])" office:value-type="string" office:string-value="@ec14_sp8_phf = @ec14_sp8.competitors.create! user: @phf, number: 92" calcext:value-type="string">
            <text:p>@ec14_sp8_phf = @ec14_sp8.competitors.create! user: @phf, number: 92</text:p>
          </table:table-cell>
          <table:table-cell table:formula="of:=IFERROR( CONCATENATE(&quot;result_time: &quot;;TEXT(VALUE(LEFT([.H41];2))*60+VALUE(MID(REPLACE([.H41];6;1;&quot;.&quot;);4;4));&quot;0.0##&quot;)) ;CONCATENATE(&quot;verdict: :&quot;;LOWER([.H41])))" office:value-type="string" office:string-value="result_time: 1536.8" calcext:value-type="string">
            <text:p>result_time: 1536.8</text:p>
          </table:table-cell>
          <table:table-cell table:formula="of:=CONCATENATE(&quot;@ec14_&quot;;LOWER([.$A41]);&quot;_day1_&quot;;[.$J41];&quot; = @ec14_&quot;;LOWER([.$A41]);&quot;_&quot;;[.$J41];&quot;.runs.create! race: @ec14_&quot;;LOWER([.$A41]);&quot;_day1, number: &quot;;[.$C41];&quot;, &quot;;[.L41])" office:value-type="string" office:string-value="@ec14_sp8_day1_phf = @ec14_sp8_phf.runs.create! race: @ec14_sp8_day1, number: 92, result_time: 1536.8" calcext:value-type="string">
            <text:p>@ec14_sp8_day1_phf = @ec14_sp8_phf.runs.create! race: @ec14_sp8_day1, number: 92, result_time: 1536.8</text:p>
          </table:table-cell>
          <table:table-cell table:formula="of:=IFERROR( CONCATENATE(&quot;result_time: &quot;;TEXT(VALUE(LEFT([.I41];2))*60+VALUE(MID(REPLACE([.I41];6;1;&quot;.&quot;);4;4));&quot;0.0##&quot;)) ;CONCATENATE(&quot;verdict: :&quot;;LOWER([.I41])))" office:value-type="string" office:string-value="result_time: 1620.0" calcext:value-type="string">
            <text:p>result_time: 1620.0</text:p>
          </table:table-cell>
          <table:table-cell table:formula="of:=CONCATENATE(&quot;@ec14_&quot;;LOWER([.$A41]);&quot;_day2_&quot;;[.$J41];&quot; = @ec14_&quot;;LOWER([.$A41]);&quot;_&quot;;[.$J41];&quot;.runs.create! race: @ec14_&quot;;LOWER([.$A41]);&quot;_day2, number: &quot;;[.$C41];&quot;, &quot;;[.N41])" office:value-type="string" office:string-value="@ec14_sp8_day2_phf = @ec14_sp8_phf.runs.create! race: @ec14_sp8_day2, number: 92, result_time: 1620.0" calcext:value-type="string">
            <text:p>@ec14_sp8_day2_phf = @ec14_sp8_phf.runs.create! race: @ec14_sp8_day2, number: 92, result_time: 1620.0</text:p>
          </table:table-cell>
          <table:table-cell table:number-columns-repeated="13"/>
          <table:table-cell table:style-name="ce5"/>
          <table:table-cell table:number-columns-repeated="12"/>
        </table:table-row>
        <table:table-row table:style-name="ro1">
          <table:table-cell table:formula="of:=[.A41]" office:value-type="string" office:string-value="Sp8" calcext:value-type="string">
            <text:p>Sp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Riku</text:p>
          </table:table-cell>
          <table:table-cell table:style-name="ce1" office:value-type="string" calcext:value-type="string">
            <text:p>Setälä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52:59,9</text:p>
          </table:table-cell>
          <table:table-cell table:style-name="ce1" office:value-type="string" calcext:value-type="string">
            <text:p>25:37,1</text:p>
          </table:table-cell>
          <table:table-cell table:style-name="ce1" office:value-type="string" calcext:value-type="string">
            <text:p>27:22,8</text:p>
          </table:table-cell>
          <table:table-cell table:style-name="ce9" table:formula="of:=CONCATENATE(LOWER(LEFT([.D42]));LOWER(LEFT([.E42]));LOWER(LEFT([.F42])))" office:value-type="string" office:string-value="rsf" calcext:value-type="string">
            <text:p>rsf</text:p>
          </table:table-cell>
          <table:table-cell table:formula="of:=CONCATENATE(&quot;@ec14_&quot;;LOWER([.A42]);&quot;_&quot;;LOWER([.J42]);&quot; = @ec14_&quot;;LOWER([.A42]);&quot;.competitors.create! user: @&quot;;[.J42];&quot;, number: &quot;;[.C42])" office:value-type="string" office:string-value="@ec14_sp8_rsf = @ec14_sp8.competitors.create! user: @rsf, number: 102" calcext:value-type="string">
            <text:p>@ec14_sp8_rsf = @ec14_sp8.competitors.create! user: @rsf, number: 102</text:p>
          </table:table-cell>
          <table:table-cell table:formula="of:=IFERROR( CONCATENATE(&quot;result_time: &quot;;TEXT(VALUE(LEFT([.H42];2))*60+VALUE(MID(REPLACE([.H42];6;1;&quot;.&quot;);4;4));&quot;0.0##&quot;)) ;CONCATENATE(&quot;verdict: :&quot;;LOWER([.H42])))" office:value-type="string" office:string-value="result_time: 1537.1" calcext:value-type="string">
            <text:p>result_time: 1537.1</text:p>
          </table:table-cell>
          <table:table-cell table:formula="of:=CONCATENATE(&quot;@ec14_&quot;;LOWER([.$A42]);&quot;_day1_&quot;;[.$J42];&quot; = @ec14_&quot;;LOWER([.$A42]);&quot;_&quot;;[.$J42];&quot;.runs.create! race: @ec14_&quot;;LOWER([.$A42]);&quot;_day1, number: &quot;;[.$C42];&quot;, &quot;;[.L42])" office:value-type="string" office:string-value="@ec14_sp8_day1_rsf = @ec14_sp8_rsf.runs.create! race: @ec14_sp8_day1, number: 102, result_time: 1537.1" calcext:value-type="string">
            <text:p>@ec14_sp8_day1_rsf = @ec14_sp8_rsf.runs.create! race: @ec14_sp8_day1, number: 102, result_time: 1537.1</text:p>
          </table:table-cell>
          <table:table-cell table:formula="of:=IFERROR( CONCATENATE(&quot;result_time: &quot;;TEXT(VALUE(LEFT([.I42];2))*60+VALUE(MID(REPLACE([.I42];6;1;&quot;.&quot;);4;4));&quot;0.0##&quot;)) ;CONCATENATE(&quot;verdict: :&quot;;LOWER([.I42])))" office:value-type="string" office:string-value="result_time: 1642.8" calcext:value-type="string">
            <text:p>result_time: 1642.8</text:p>
          </table:table-cell>
          <table:table-cell table:formula="of:=CONCATENATE(&quot;@ec14_&quot;;LOWER([.$A42]);&quot;_day2_&quot;;[.$J42];&quot; = @ec14_&quot;;LOWER([.$A42]);&quot;_&quot;;[.$J42];&quot;.runs.create! race: @ec14_&quot;;LOWER([.$A42]);&quot;_day2, number: &quot;;[.$C42];&quot;, &quot;;[.N42])" office:value-type="string" office:string-value="@ec14_sp8_day2_rsf = @ec14_sp8_rsf.runs.create! race: @ec14_sp8_day2, number: 102, result_time: 1642.8" calcext:value-type="string">
            <text:p>@ec14_sp8_day2_rsf = @ec14_sp8_rsf.runs.create! race: @ec14_sp8_day2, number: 102, result_time: 1642.8</text:p>
          </table:table-cell>
          <table:table-cell table:number-columns-repeated="13"/>
          <table:table-cell table:style-name="ce5"/>
          <table:table-cell table:number-columns-repeated="12"/>
        </table:table-row>
        <table:table-row table:style-name="ro1">
          <table:table-cell table:formula="of:=[.A42]" office:value-type="string" office:string-value="Sp8" calcext:value-type="string">
            <text:p>Sp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Alexandra</text:p>
          </table:table-cell>
          <table:table-cell table:style-name="ce1" office:value-type="string" calcext:value-type="string">
            <text:p>Kathan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string" calcext:value-type="string">
            <text:p>53:14,3</text:p>
          </table:table-cell>
          <table:table-cell table:style-name="ce1" office:value-type="string" calcext:value-type="string">
            <text:p>25:55,8</text:p>
          </table:table-cell>
          <table:table-cell table:style-name="ce1" office:value-type="string" calcext:value-type="string">
            <text:p>27:18,5</text:p>
          </table:table-cell>
          <table:table-cell table:style-name="ce9" table:formula="of:=CONCATENATE(LOWER(LEFT([.D43]));LOWER(LEFT([.E43]));LOWER(LEFT([.F43])))" office:value-type="string" office:string-value="akg" calcext:value-type="string">
            <text:p>akg</text:p>
          </table:table-cell>
          <table:table-cell table:formula="of:=CONCATENATE(&quot;@ec14_&quot;;LOWER([.A43]);&quot;_&quot;;LOWER([.J43]);&quot; = @ec14_&quot;;LOWER([.A43]);&quot;.competitors.create! user: @&quot;;[.J43];&quot;, number: &quot;;[.C43])" office:value-type="string" office:string-value="@ec14_sp8_akg = @ec14_sp8.competitors.create! user: @akg, number: 100" calcext:value-type="string">
            <text:p>@ec14_sp8_akg = @ec14_sp8.competitors.create! user: @akg, number: 100</text:p>
          </table:table-cell>
          <table:table-cell table:formula="of:=IFERROR( CONCATENATE(&quot;result_time: &quot;;TEXT(VALUE(LEFT([.H43];2))*60+VALUE(MID(REPLACE([.H43];6;1;&quot;.&quot;);4;4));&quot;0.0##&quot;)) ;CONCATENATE(&quot;verdict: :&quot;;LOWER([.H43])))" office:value-type="string" office:string-value="result_time: 1555.8" calcext:value-type="string">
            <text:p>result_time: 1555.8</text:p>
          </table:table-cell>
          <table:table-cell table:formula="of:=CONCATENATE(&quot;@ec14_&quot;;LOWER([.$A43]);&quot;_day1_&quot;;[.$J43];&quot; = @ec14_&quot;;LOWER([.$A43]);&quot;_&quot;;[.$J43];&quot;.runs.create! race: @ec14_&quot;;LOWER([.$A43]);&quot;_day1, number: &quot;;[.$C43];&quot;, &quot;;[.L43])" office:value-type="string" office:string-value="@ec14_sp8_day1_akg = @ec14_sp8_akg.runs.create! race: @ec14_sp8_day1, number: 100, result_time: 1555.8" calcext:value-type="string">
            <text:p>@ec14_sp8_day1_akg = @ec14_sp8_akg.runs.create! race: @ec14_sp8_day1, number: 100, result_time: 1555.8</text:p>
          </table:table-cell>
          <table:table-cell table:formula="of:=IFERROR( CONCATENATE(&quot;result_time: &quot;;TEXT(VALUE(LEFT([.I43];2))*60+VALUE(MID(REPLACE([.I43];6;1;&quot;.&quot;);4;4));&quot;0.0##&quot;)) ;CONCATENATE(&quot;verdict: :&quot;;LOWER([.I43])))" office:value-type="string" office:string-value="result_time: 1638.5" calcext:value-type="string">
            <text:p>result_time: 1638.5</text:p>
          </table:table-cell>
          <table:table-cell table:formula="of:=CONCATENATE(&quot;@ec14_&quot;;LOWER([.$A43]);&quot;_day2_&quot;;[.$J43];&quot; = @ec14_&quot;;LOWER([.$A43]);&quot;_&quot;;[.$J43];&quot;.runs.create! race: @ec14_&quot;;LOWER([.$A43]);&quot;_day2, number: &quot;;[.$C43];&quot;, &quot;;[.N43])" office:value-type="string" office:string-value="@ec14_sp8_day2_akg = @ec14_sp8_akg.runs.create! race: @ec14_sp8_day2, number: 100, result_time: 1638.5" calcext:value-type="string">
            <text:p>@ec14_sp8_day2_akg = @ec14_sp8_akg.runs.create! race: @ec14_sp8_day2, number: 100, result_time: 1638.5</text:p>
          </table:table-cell>
          <table:table-cell table:number-columns-repeated="13"/>
          <table:table-cell table:style-name="ce5"/>
          <table:table-cell table:number-columns-repeated="12"/>
        </table:table-row>
        <table:table-row table:style-name="ro1">
          <table:table-cell table:formula="of:=[.A43]" office:value-type="string" office:string-value="Sp8" calcext:value-type="string">
            <text:p>Sp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Carl-Johan</text:p>
          </table:table-cell>
          <table:table-cell table:style-name="ce1" office:value-type="string" calcext:value-type="string">
            <text:p>Waller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string" calcext:value-type="string">
            <text:p>54:48,5</text:p>
          </table:table-cell>
          <table:table-cell table:style-name="ce1" office:value-type="string" calcext:value-type="string">
            <text:p>26:49,5</text:p>
          </table:table-cell>
          <table:table-cell table:style-name="ce1" office:value-type="string" calcext:value-type="string">
            <text:p>27:59,0</text:p>
          </table:table-cell>
          <table:table-cell table:style-name="ce9" table:formula="of:=CONCATENATE(LOWER(LEFT([.D44]));LOWER(LEFT([.E44]));LOWER(LEFT([.F44])))" office:value-type="string" office:string-value="cws" calcext:value-type="string">
            <text:p>cws</text:p>
          </table:table-cell>
          <table:table-cell table:formula="of:=CONCATENATE(&quot;@ec14_&quot;;LOWER([.A44]);&quot;_&quot;;LOWER([.J44]);&quot; = @ec14_&quot;;LOWER([.A44]);&quot;.competitors.create! user: @&quot;;[.J44];&quot;, number: &quot;;[.C44])" office:value-type="string" office:string-value="@ec14_sp8_cws = @ec14_sp8.competitors.create! user: @cws, number: 93" calcext:value-type="string">
            <text:p>@ec14_sp8_cws = @ec14_sp8.competitors.create! user: @cws, number: 93</text:p>
          </table:table-cell>
          <table:table-cell table:formula="of:=IFERROR( CONCATENATE(&quot;result_time: &quot;;TEXT(VALUE(LEFT([.H44];2))*60+VALUE(MID(REPLACE([.H44];6;1;&quot;.&quot;);4;4));&quot;0.0##&quot;)) ;CONCATENATE(&quot;verdict: :&quot;;LOWER([.H44])))" office:value-type="string" office:string-value="result_time: 1609.5" calcext:value-type="string">
            <text:p>result_time: 1609.5</text:p>
          </table:table-cell>
          <table:table-cell table:formula="of:=CONCATENATE(&quot;@ec14_&quot;;LOWER([.$A44]);&quot;_day1_&quot;;[.$J44];&quot; = @ec14_&quot;;LOWER([.$A44]);&quot;_&quot;;[.$J44];&quot;.runs.create! race: @ec14_&quot;;LOWER([.$A44]);&quot;_day1, number: &quot;;[.$C44];&quot;, &quot;;[.L44])" office:value-type="string" office:string-value="@ec14_sp8_day1_cws = @ec14_sp8_cws.runs.create! race: @ec14_sp8_day1, number: 93, result_time: 1609.5" calcext:value-type="string">
            <text:p>@ec14_sp8_day1_cws = @ec14_sp8_cws.runs.create! race: @ec14_sp8_day1, number: 93, result_time: 1609.5</text:p>
          </table:table-cell>
          <table:table-cell table:formula="of:=IFERROR( CONCATENATE(&quot;result_time: &quot;;TEXT(VALUE(LEFT([.I44];2))*60+VALUE(MID(REPLACE([.I44];6;1;&quot;.&quot;);4;4));&quot;0.0##&quot;)) ;CONCATENATE(&quot;verdict: :&quot;;LOWER([.I44])))" office:value-type="string" office:string-value="result_time: 1679.0" calcext:value-type="string">
            <text:p>result_time: 1679.0</text:p>
          </table:table-cell>
          <table:table-cell table:formula="of:=CONCATENATE(&quot;@ec14_&quot;;LOWER([.$A44]);&quot;_day2_&quot;;[.$J44];&quot; = @ec14_&quot;;LOWER([.$A44]);&quot;_&quot;;[.$J44];&quot;.runs.create! race: @ec14_&quot;;LOWER([.$A44]);&quot;_day2, number: &quot;;[.$C44];&quot;, &quot;;[.N44])" office:value-type="string" office:string-value="@ec14_sp8_day2_cws = @ec14_sp8_cws.runs.create! race: @ec14_sp8_day2, number: 93, result_time: 1679.0" calcext:value-type="string">
            <text:p>@ec14_sp8_day2_cws = @ec14_sp8_cws.runs.create! race: @ec14_sp8_day2, number: 93, result_time: 1679.0</text:p>
          </table:table-cell>
          <table:table-cell table:number-columns-repeated="13"/>
          <table:table-cell table:style-name="ce5"/>
          <table:table-cell table:number-columns-repeated="12"/>
        </table:table-row>
        <table:table-row table:style-name="ro1">
          <table:table-cell table:formula="of:=[.A44]" office:value-type="string" office:string-value="Sp8" calcext:value-type="string">
            <text:p>Sp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Herbert</text:p>
          </table:table-cell>
          <table:table-cell table:style-name="ce1" office:value-type="string" calcext:value-type="string">
            <text:p>Hiermeier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string" calcext:value-type="string">
            <text:p>55:31,6</text:p>
          </table:table-cell>
          <table:table-cell table:style-name="ce1" office:value-type="string" calcext:value-type="string">
            <text:p>26:28,5</text:p>
          </table:table-cell>
          <table:table-cell table:style-name="ce1" office:value-type="string" calcext:value-type="string">
            <text:p>29:03,1</text:p>
          </table:table-cell>
          <table:table-cell table:style-name="ce9" table:formula="of:=CONCATENATE(LOWER(LEFT([.D45]));LOWER(LEFT([.E45]));LOWER(LEFT([.F45])))" office:value-type="string" office:string-value="hhg" calcext:value-type="string">
            <text:p>hhg</text:p>
          </table:table-cell>
          <table:table-cell table:formula="of:=CONCATENATE(&quot;@ec14_&quot;;LOWER([.A45]);&quot;_&quot;;LOWER([.J45]);&quot; = @ec14_&quot;;LOWER([.A45]);&quot;.competitors.create! user: @&quot;;[.J45];&quot;, number: &quot;;[.C45])" office:value-type="string" office:string-value="@ec14_sp8_hhg = @ec14_sp8.competitors.create! user: @hhg, number: 91" calcext:value-type="string">
            <text:p>@ec14_sp8_hhg = @ec14_sp8.competitors.create! user: @hhg, number: 91</text:p>
          </table:table-cell>
          <table:table-cell table:formula="of:=IFERROR( CONCATENATE(&quot;result_time: &quot;;TEXT(VALUE(LEFT([.H45];2))*60+VALUE(MID(REPLACE([.H45];6;1;&quot;.&quot;);4;4));&quot;0.0##&quot;)) ;CONCATENATE(&quot;verdict: :&quot;;LOWER([.H45])))" office:value-type="string" office:string-value="result_time: 1588.5" calcext:value-type="string">
            <text:p>result_time: 1588.5</text:p>
          </table:table-cell>
          <table:table-cell table:formula="of:=CONCATENATE(&quot;@ec14_&quot;;LOWER([.$A45]);&quot;_day1_&quot;;[.$J45];&quot; = @ec14_&quot;;LOWER([.$A45]);&quot;_&quot;;[.$J45];&quot;.runs.create! race: @ec14_&quot;;LOWER([.$A45]);&quot;_day1, number: &quot;;[.$C45];&quot;, &quot;;[.L45])" office:value-type="string" office:string-value="@ec14_sp8_day1_hhg = @ec14_sp8_hhg.runs.create! race: @ec14_sp8_day1, number: 91, result_time: 1588.5" calcext:value-type="string">
            <text:p>@ec14_sp8_day1_hhg = @ec14_sp8_hhg.runs.create! race: @ec14_sp8_day1, number: 91, result_time: 1588.5</text:p>
          </table:table-cell>
          <table:table-cell table:formula="of:=IFERROR( CONCATENATE(&quot;result_time: &quot;;TEXT(VALUE(LEFT([.I45];2))*60+VALUE(MID(REPLACE([.I45];6;1;&quot;.&quot;);4;4));&quot;0.0##&quot;)) ;CONCATENATE(&quot;verdict: :&quot;;LOWER([.I45])))" office:value-type="string" office:string-value="result_time: 1743.1" calcext:value-type="string">
            <text:p>result_time: 1743.1</text:p>
          </table:table-cell>
          <table:table-cell table:formula="of:=CONCATENATE(&quot;@ec14_&quot;;LOWER([.$A45]);&quot;_day2_&quot;;[.$J45];&quot; = @ec14_&quot;;LOWER([.$A45]);&quot;_&quot;;[.$J45];&quot;.runs.create! race: @ec14_&quot;;LOWER([.$A45]);&quot;_day2, number: &quot;;[.$C45];&quot;, &quot;;[.N45])" office:value-type="string" office:string-value="@ec14_sp8_day2_hhg = @ec14_sp8_hhg.runs.create! race: @ec14_sp8_day2, number: 91, result_time: 1743.1" calcext:value-type="string">
            <text:p>@ec14_sp8_day2_hhg = @ec14_sp8_hhg.runs.create! race: @ec14_sp8_day2, number: 91, result_time: 1743.1</text:p>
          </table:table-cell>
          <table:table-cell table:number-columns-repeated="13"/>
          <table:table-cell table:style-name="ce5"/>
          <table:table-cell table:number-columns-repeated="12"/>
        </table:table-row>
        <table:table-row table:style-name="ro1">
          <table:table-cell table:formula="of:=[.A45]" office:value-type="string" office:string-value="Sp8" calcext:value-type="string">
            <text:p>Sp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Michael</text:p>
          </table:table-cell>
          <table:table-cell table:style-name="ce1" office:value-type="string" calcext:value-type="string">
            <text:p>Tetzner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string" calcext:value-type="string">
            <text:p>56:30,8</text:p>
          </table:table-cell>
          <table:table-cell table:style-name="ce1" office:value-type="string" calcext:value-type="string">
            <text:p>27:17,8</text:p>
          </table:table-cell>
          <table:table-cell table:style-name="ce1" office:value-type="string" calcext:value-type="string">
            <text:p>29:13,0</text:p>
          </table:table-cell>
          <table:table-cell table:style-name="ce9" table:formula="of:=CONCATENATE(LOWER(LEFT([.D46]));LOWER(LEFT([.E46]));LOWER(LEFT([.F46])))" office:value-type="string" office:string-value="mtg" calcext:value-type="string">
            <text:p>mtg</text:p>
          </table:table-cell>
          <table:table-cell table:formula="of:=CONCATENATE(&quot;@ec14_&quot;;LOWER([.A46]);&quot;_&quot;;LOWER([.J46]);&quot; = @ec14_&quot;;LOWER([.A46]);&quot;.competitors.create! user: @&quot;;[.J46];&quot;, number: &quot;;[.C46])" office:value-type="string" office:string-value="@ec14_sp8_mtg = @ec14_sp8.competitors.create! user: @mtg, number: 97" calcext:value-type="string">
            <text:p>@ec14_sp8_mtg = @ec14_sp8.competitors.create! user: @mtg, number: 97</text:p>
          </table:table-cell>
          <table:table-cell table:formula="of:=IFERROR( CONCATENATE(&quot;result_time: &quot;;TEXT(VALUE(LEFT([.H46];2))*60+VALUE(MID(REPLACE([.H46];6;1;&quot;.&quot;);4;4));&quot;0.0##&quot;)) ;CONCATENATE(&quot;verdict: :&quot;;LOWER([.H46])))" office:value-type="string" office:string-value="result_time: 1637.8" calcext:value-type="string">
            <text:p>result_time: 1637.8</text:p>
          </table:table-cell>
          <table:table-cell table:formula="of:=CONCATENATE(&quot;@ec14_&quot;;LOWER([.$A46]);&quot;_day1_&quot;;[.$J46];&quot; = @ec14_&quot;;LOWER([.$A46]);&quot;_&quot;;[.$J46];&quot;.runs.create! race: @ec14_&quot;;LOWER([.$A46]);&quot;_day1, number: &quot;;[.$C46];&quot;, &quot;;[.L46])" office:value-type="string" office:string-value="@ec14_sp8_day1_mtg = @ec14_sp8_mtg.runs.create! race: @ec14_sp8_day1, number: 97, result_time: 1637.8" calcext:value-type="string">
            <text:p>@ec14_sp8_day1_mtg = @ec14_sp8_mtg.runs.create! race: @ec14_sp8_day1, number: 97, result_time: 1637.8</text:p>
          </table:table-cell>
          <table:table-cell table:formula="of:=IFERROR( CONCATENATE(&quot;result_time: &quot;;TEXT(VALUE(LEFT([.I46];2))*60+VALUE(MID(REPLACE([.I46];6;1;&quot;.&quot;);4;4));&quot;0.0##&quot;)) ;CONCATENATE(&quot;verdict: :&quot;;LOWER([.I46])))" office:value-type="string" office:string-value="result_time: 1753.0" calcext:value-type="string">
            <text:p>result_time: 1753.0</text:p>
          </table:table-cell>
          <table:table-cell table:formula="of:=CONCATENATE(&quot;@ec14_&quot;;LOWER([.$A46]);&quot;_day2_&quot;;[.$J46];&quot; = @ec14_&quot;;LOWER([.$A46]);&quot;_&quot;;[.$J46];&quot;.runs.create! race: @ec14_&quot;;LOWER([.$A46]);&quot;_day2, number: &quot;;[.$C46];&quot;, &quot;;[.N46])" office:value-type="string" office:string-value="@ec14_sp8_day2_mtg = @ec14_sp8_mtg.runs.create! race: @ec14_sp8_day2, number: 97, result_time: 1753.0" calcext:value-type="string">
            <text:p>@ec14_sp8_day2_mtg = @ec14_sp8_mtg.runs.create! race: @ec14_sp8_day2, number: 97, result_time: 1753.0</text:p>
          </table:table-cell>
          <table:table-cell table:number-columns-repeated="13"/>
          <table:table-cell table:style-name="ce5"/>
          <table:table-cell table:number-columns-repeated="12"/>
        </table:table-row>
        <table:table-row table:style-name="ro1">
          <table:table-cell table:formula="of:=[.A46]" office:value-type="string" office:string-value="Sp8" calcext:value-type="string">
            <text:p>Sp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Halme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58:08,3</text:p>
          </table:table-cell>
          <table:table-cell table:style-name="ce1" office:value-type="string" calcext:value-type="string">
            <text:p>28:15,0</text:p>
          </table:table-cell>
          <table:table-cell table:style-name="ce1" office:value-type="string" calcext:value-type="string">
            <text:p>29:53,3</text:p>
          </table:table-cell>
          <table:table-cell table:style-name="ce9" table:formula="of:=CONCATENATE(LOWER(LEFT([.D47]));LOWER(LEFT([.E47]));LOWER(LEFT([.F47])))" office:value-type="string" office:string-value="vhf" calcext:value-type="string">
            <text:p>vhf</text:p>
          </table:table-cell>
          <table:table-cell table:formula="of:=CONCATENATE(&quot;@ec14_&quot;;LOWER([.A47]);&quot;_&quot;;LOWER([.J47]);&quot; = @ec14_&quot;;LOWER([.A47]);&quot;.competitors.create! user: @&quot;;[.J47];&quot;, number: &quot;;[.C47])" office:value-type="string" office:string-value="@ec14_sp8_vhf = @ec14_sp8.competitors.create! user: @vhf, number: 99" calcext:value-type="string">
            <text:p>@ec14_sp8_vhf = @ec14_sp8.competitors.create! user: @vhf, number: 99</text:p>
          </table:table-cell>
          <table:table-cell table:formula="of:=IFERROR( CONCATENATE(&quot;result_time: &quot;;TEXT(VALUE(LEFT([.H47];2))*60+VALUE(MID(REPLACE([.H47];6;1;&quot;.&quot;);4;4));&quot;0.0##&quot;)) ;CONCATENATE(&quot;verdict: :&quot;;LOWER([.H47])))" office:value-type="string" office:string-value="result_time: 1695.0" calcext:value-type="string">
            <text:p>result_time: 1695.0</text:p>
          </table:table-cell>
          <table:table-cell table:formula="of:=CONCATENATE(&quot;@ec14_&quot;;LOWER([.$A47]);&quot;_day1_&quot;;[.$J47];&quot; = @ec14_&quot;;LOWER([.$A47]);&quot;_&quot;;[.$J47];&quot;.runs.create! race: @ec14_&quot;;LOWER([.$A47]);&quot;_day1, number: &quot;;[.$C47];&quot;, &quot;;[.L47])" office:value-type="string" office:string-value="@ec14_sp8_day1_vhf = @ec14_sp8_vhf.runs.create! race: @ec14_sp8_day1, number: 99, result_time: 1695.0" calcext:value-type="string">
            <text:p>@ec14_sp8_day1_vhf = @ec14_sp8_vhf.runs.create! race: @ec14_sp8_day1, number: 99, result_time: 1695.0</text:p>
          </table:table-cell>
          <table:table-cell table:formula="of:=IFERROR( CONCATENATE(&quot;result_time: &quot;;TEXT(VALUE(LEFT([.I47];2))*60+VALUE(MID(REPLACE([.I47];6;1;&quot;.&quot;);4;4));&quot;0.0##&quot;)) ;CONCATENATE(&quot;verdict: :&quot;;LOWER([.I47])))" office:value-type="string" office:string-value="result_time: 1793.3" calcext:value-type="string">
            <text:p>result_time: 1793.3</text:p>
          </table:table-cell>
          <table:table-cell table:formula="of:=CONCATENATE(&quot;@ec14_&quot;;LOWER([.$A47]);&quot;_day2_&quot;;[.$J47];&quot; = @ec14_&quot;;LOWER([.$A47]);&quot;_&quot;;[.$J47];&quot;.runs.create! race: @ec14_&quot;;LOWER([.$A47]);&quot;_day2, number: &quot;;[.$C47];&quot;, &quot;;[.N47])" office:value-type="string" office:string-value="@ec14_sp8_day2_vhf = @ec14_sp8_vhf.runs.create! race: @ec14_sp8_day2, number: 99, result_time: 1793.3" calcext:value-type="string">
            <text:p>@ec14_sp8_day2_vhf = @ec14_sp8_vhf.runs.create! race: @ec14_sp8_day2, number: 99, result_time: 1793.3</text:p>
          </table:table-cell>
          <table:table-cell table:number-columns-repeated="13"/>
          <table:table-cell table:style-name="ce5"/>
          <table:table-cell table:number-columns-repeated="12"/>
        </table:table-row>
        <table:table-row table:style-name="ro1">
          <table:table-cell table:formula="of:=[.A47]" office:value-type="string" office:string-value="Sp8" calcext:value-type="string">
            <text:p>Sp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Eduard</text:p>
          </table:table-cell>
          <table:table-cell table:style-name="ce1" office:value-type="string" calcext:value-type="string">
            <text:p>Grobinsch</text:p>
          </table:table-cell>
          <table:table-cell table:style-name="ce1" office:value-type="string" calcext:value-type="string">
            <text:p>Latvia</text:p>
          </table:table-cell>
          <table:table-cell table:style-name="ce1" office:value-type="string" calcext:value-type="string">
            <text:p>59:48,1</text:p>
          </table:table-cell>
          <table:table-cell table:style-name="ce1" office:value-type="string" calcext:value-type="string">
            <text:p>28:06,1</text:p>
          </table:table-cell>
          <table:table-cell table:style-name="ce1" office:value-type="string" calcext:value-type="string">
            <text:p>31:42,0</text:p>
          </table:table-cell>
          <table:table-cell table:style-name="ce9" table:formula="of:=CONCATENATE(LOWER(LEFT([.D48]));LOWER(LEFT([.E48]));LOWER(LEFT([.F48])))" office:value-type="string" office:string-value="egl" calcext:value-type="string">
            <text:p>egl</text:p>
          </table:table-cell>
          <table:table-cell table:formula="of:=CONCATENATE(&quot;@ec14_&quot;;LOWER([.A48]);&quot;_&quot;;LOWER([.J48]);&quot; = @ec14_&quot;;LOWER([.A48]);&quot;.competitors.create! user: @&quot;;[.J48];&quot;, number: &quot;;[.C48])" office:value-type="string" office:string-value="@ec14_sp8_egl = @ec14_sp8.competitors.create! user: @egl, number: 101" calcext:value-type="string">
            <text:p>@ec14_sp8_egl = @ec14_sp8.competitors.create! user: @egl, number: 101</text:p>
          </table:table-cell>
          <table:table-cell table:formula="of:=IFERROR( CONCATENATE(&quot;result_time: &quot;;TEXT(VALUE(LEFT([.H48];2))*60+VALUE(MID(REPLACE([.H48];6;1;&quot;.&quot;);4;4));&quot;0.0##&quot;)) ;CONCATENATE(&quot;verdict: :&quot;;LOWER([.H48])))" office:value-type="string" office:string-value="result_time: 1686.1" calcext:value-type="string">
            <text:p>result_time: 1686.1</text:p>
          </table:table-cell>
          <table:table-cell table:formula="of:=CONCATENATE(&quot;@ec14_&quot;;LOWER([.$A48]);&quot;_day1_&quot;;[.$J48];&quot; = @ec14_&quot;;LOWER([.$A48]);&quot;_&quot;;[.$J48];&quot;.runs.create! race: @ec14_&quot;;LOWER([.$A48]);&quot;_day1, number: &quot;;[.$C48];&quot;, &quot;;[.L48])" office:value-type="string" office:string-value="@ec14_sp8_day1_egl = @ec14_sp8_egl.runs.create! race: @ec14_sp8_day1, number: 101, result_time: 1686.1" calcext:value-type="string">
            <text:p>@ec14_sp8_day1_egl = @ec14_sp8_egl.runs.create! race: @ec14_sp8_day1, number: 101, result_time: 1686.1</text:p>
          </table:table-cell>
          <table:table-cell table:formula="of:=IFERROR( CONCATENATE(&quot;result_time: &quot;;TEXT(VALUE(LEFT([.I48];2))*60+VALUE(MID(REPLACE([.I48];6;1;&quot;.&quot;);4;4));&quot;0.0##&quot;)) ;CONCATENATE(&quot;verdict: :&quot;;LOWER([.I48])))" office:value-type="string" office:string-value="result_time: 1902.0" calcext:value-type="string">
            <text:p>result_time: 1902.0</text:p>
          </table:table-cell>
          <table:table-cell table:formula="of:=CONCATENATE(&quot;@ec14_&quot;;LOWER([.$A48]);&quot;_day2_&quot;;[.$J48];&quot; = @ec14_&quot;;LOWER([.$A48]);&quot;_&quot;;[.$J48];&quot;.runs.create! race: @ec14_&quot;;LOWER([.$A48]);&quot;_day2, number: &quot;;[.$C48];&quot;, &quot;;[.N48])" office:value-type="string" office:string-value="@ec14_sp8_day2_egl = @ec14_sp8_egl.runs.create! race: @ec14_sp8_day2, number: 101, result_time: 1902.0" calcext:value-type="string">
            <text:p>@ec14_sp8_day2_egl = @ec14_sp8_egl.runs.create! race: @ec14_sp8_day2, number: 101, result_time: 1902.0</text:p>
          </table:table-cell>
          <table:table-cell table:number-columns-repeated="13"/>
          <table:table-cell table:style-name="ce5"/>
          <table:table-cell table:number-columns-repeated="12"/>
        </table:table-row>
        <table:table-row table:style-name="ro1">
          <table:table-cell table:formula="of:=[.A48]" office:value-type="string" office:string-value="Sp8" calcext:value-type="string">
            <text:p>Sp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Sophie</text:p>
          </table:table-cell>
          <table:table-cell table:style-name="ce1" office:value-type="string" calcext:value-type="string">
            <text:p>Verla</text:p>
          </table:table-cell>
          <table:table-cell table:style-name="ce1" office:value-type="string" calcext:value-type="string">
            <text:p>Hungary</text:p>
          </table:table-cell>
          <table:table-cell table:style-name="ce1" office:value-type="string" calcext:value-type="string">
            <text:p>06:43,5</text:p>
          </table:table-cell>
          <table:table-cell table:style-name="ce1" office:value-type="string" calcext:value-type="string">
            <text:p>32:21,5</text:p>
          </table:table-cell>
          <table:table-cell table:style-name="ce1" office:value-type="string" calcext:value-type="string">
            <text:p>34:22,0</text:p>
          </table:table-cell>
          <table:table-cell table:style-name="ce9" table:formula="of:=CONCATENATE(LOWER(LEFT([.D49]));LOWER(LEFT([.E49]));LOWER(LEFT([.F49])))" office:value-type="string" office:string-value="svh" calcext:value-type="string">
            <text:p>svh</text:p>
          </table:table-cell>
          <table:table-cell table:formula="of:=CONCATENATE(&quot;@ec14_&quot;;LOWER([.A49]);&quot;_&quot;;LOWER([.J49]);&quot; = @ec14_&quot;;LOWER([.A49]);&quot;.competitors.create! user: @&quot;;[.J49];&quot;, number: &quot;;[.C49])" office:value-type="string" office:string-value="@ec14_sp8_svh = @ec14_sp8.competitors.create! user: @svh, number: 104" calcext:value-type="string">
            <text:p>@ec14_sp8_svh = @ec14_sp8.competitors.create! user: @svh, number: 104</text:p>
          </table:table-cell>
          <table:table-cell table:formula="of:=IFERROR( CONCATENATE(&quot;result_time: &quot;;TEXT(VALUE(LEFT([.H49];2))*60+VALUE(MID(REPLACE([.H49];6;1;&quot;.&quot;);4;4));&quot;0.0##&quot;)) ;CONCATENATE(&quot;verdict: :&quot;;LOWER([.H49])))" office:value-type="string" office:string-value="result_time: 1941.5" calcext:value-type="string">
            <text:p>result_time: 1941.5</text:p>
          </table:table-cell>
          <table:table-cell table:formula="of:=CONCATENATE(&quot;@ec14_&quot;;LOWER([.$A49]);&quot;_day1_&quot;;[.$J49];&quot; = @ec14_&quot;;LOWER([.$A49]);&quot;_&quot;;[.$J49];&quot;.runs.create! race: @ec14_&quot;;LOWER([.$A49]);&quot;_day1, number: &quot;;[.$C49];&quot;, &quot;;[.L49])" office:value-type="string" office:string-value="@ec14_sp8_day1_svh = @ec14_sp8_svh.runs.create! race: @ec14_sp8_day1, number: 104, result_time: 1941.5" calcext:value-type="string">
            <text:p>@ec14_sp8_day1_svh = @ec14_sp8_svh.runs.create! race: @ec14_sp8_day1, number: 104, result_time: 1941.5</text:p>
          </table:table-cell>
          <table:table-cell table:formula="of:=IFERROR( CONCATENATE(&quot;result_time: &quot;;TEXT(VALUE(LEFT([.I49];2))*60+VALUE(MID(REPLACE([.I49];6;1;&quot;.&quot;);4;4));&quot;0.0##&quot;)) ;CONCATENATE(&quot;verdict: :&quot;;LOWER([.I49])))" office:value-type="string" office:string-value="result_time: 2062.0" calcext:value-type="string">
            <text:p>result_time: 2062.0</text:p>
          </table:table-cell>
          <table:table-cell table:formula="of:=CONCATENATE(&quot;@ec14_&quot;;LOWER([.$A49]);&quot;_day2_&quot;;[.$J49];&quot; = @ec14_&quot;;LOWER([.$A49]);&quot;_&quot;;[.$J49];&quot;.runs.create! race: @ec14_&quot;;LOWER([.$A49]);&quot;_day2, number: &quot;;[.$C49];&quot;, &quot;;[.N49])" office:value-type="string" office:string-value="@ec14_sp8_day2_svh = @ec14_sp8_svh.runs.create! race: @ec14_sp8_day2, number: 104, result_time: 2062.0" calcext:value-type="string">
            <text:p>@ec14_sp8_day2_svh = @ec14_sp8_svh.runs.create! race: @ec14_sp8_day2, number: 104, result_time: 2062.0</text:p>
          </table:table-cell>
          <table:table-cell table:number-columns-repeated="13"/>
          <table:table-cell table:style-name="ce5"/>
          <table:table-cell table:number-columns-repeated="12"/>
        </table:table-row>
        <table:table-row table:style-name="ro4">
          <table:table-cell table:formula="of:=[.A49]" office:value-type="string" office:string-value="Sp8" calcext:value-type="string">
            <text:p>Sp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Maciej</text:p>
          </table:table-cell>
          <table:table-cell table:style-name="ce1" office:value-type="string" calcext:value-type="string">
            <text:p>Tomaszewski</text:p>
          </table:table-cell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09:13,7</text:p>
          </table:table-cell>
          <table:table-cell table:style-name="ce1" office:value-type="string" calcext:value-type="string">
            <text:p>37:12,3</text:p>
          </table:table-cell>
          <table:table-cell table:style-name="ce1" office:value-type="string" calcext:value-type="string">
            <text:p>32:01,4</text:p>
          </table:table-cell>
          <table:table-cell table:style-name="ce9" table:formula="of:=CONCATENATE(LOWER(LEFT([.D50]));LOWER(LEFT([.E50]));LOWER(LEFT([.F50])))" office:value-type="string" office:string-value="mtp" calcext:value-type="string">
            <text:p>mtp</text:p>
          </table:table-cell>
          <table:table-cell table:formula="of:=CONCATENATE(&quot;@ec14_&quot;;LOWER([.A50]);&quot;_&quot;;LOWER([.J50]);&quot; = @ec14_&quot;;LOWER([.A50]);&quot;.competitors.create! user: @&quot;;[.J50];&quot;, number: &quot;;[.C50])" office:value-type="string" office:string-value="@ec14_sp8_mtp = @ec14_sp8.competitors.create! user: @mtp, number: 95" calcext:value-type="string">
            <text:p>@ec14_sp8_mtp = @ec14_sp8.competitors.create! user: @mtp, number: 95</text:p>
          </table:table-cell>
          <table:table-cell table:formula="of:=IFERROR( CONCATENATE(&quot;result_time: &quot;;TEXT(VALUE(LEFT([.H50];2))*60+VALUE(MID(REPLACE([.H50];6;1;&quot;.&quot;);4;4));&quot;0.0##&quot;)) ;CONCATENATE(&quot;verdict: :&quot;;LOWER([.H50])))" office:value-type="string" office:string-value="result_time: 2232.3" calcext:value-type="string">
            <text:p>result_time: 2232.3</text:p>
          </table:table-cell>
          <table:table-cell table:formula="of:=CONCATENATE(&quot;@ec14_&quot;;LOWER([.$A50]);&quot;_day1_&quot;;[.$J50];&quot; = @ec14_&quot;;LOWER([.$A50]);&quot;_&quot;;[.$J50];&quot;.runs.create! race: @ec14_&quot;;LOWER([.$A50]);&quot;_day1, number: &quot;;[.$C50];&quot;, &quot;;[.L50])" office:value-type="string" office:string-value="@ec14_sp8_day1_mtp = @ec14_sp8_mtp.runs.create! race: @ec14_sp8_day1, number: 95, result_time: 2232.3" calcext:value-type="string">
            <text:p>@ec14_sp8_day1_mtp = @ec14_sp8_mtp.runs.create! race: @ec14_sp8_day1, number: 95, result_time: 2232.3</text:p>
          </table:table-cell>
          <table:table-cell table:formula="of:=IFERROR( CONCATENATE(&quot;result_time: &quot;;TEXT(VALUE(LEFT([.I50];2))*60+VALUE(MID(REPLACE([.I50];6;1;&quot;.&quot;);4;4));&quot;0.0##&quot;)) ;CONCATENATE(&quot;verdict: :&quot;;LOWER([.I50])))" office:value-type="string" office:string-value="result_time: 1921.4" calcext:value-type="string">
            <text:p>result_time: 1921.4</text:p>
          </table:table-cell>
          <table:table-cell table:formula="of:=CONCATENATE(&quot;@ec14_&quot;;LOWER([.$A50]);&quot;_day2_&quot;;[.$J50];&quot; = @ec14_&quot;;LOWER([.$A50]);&quot;_&quot;;[.$J50];&quot;.runs.create! race: @ec14_&quot;;LOWER([.$A50]);&quot;_day2, number: &quot;;[.$C50];&quot;, &quot;;[.N50])" office:value-type="string" office:string-value="@ec14_sp8_day2_mtp = @ec14_sp8_mtp.runs.create! race: @ec14_sp8_day2, number: 95, result_time: 1921.4" calcext:value-type="string">
            <text:p>@ec14_sp8_day2_mtp = @ec14_sp8_mtp.runs.create! race: @ec14_sp8_day2, number: 95, result_time: 1921.4</text:p>
          </table:table-cell>
          <table:table-cell table:number-columns-repeated="13"/>
          <table:table-cell table:style-name="ce5"/>
          <table:table-cell table:number-columns-repeated="12"/>
        </table:table-row>
        <table:table-row table:style-name="ro1">
          <table:table-cell table:formula="of:=[.A50]" office:value-type="string" office:string-value="Sp8" calcext:value-type="string">
            <text:p>Sp8</text:p>
          </table:table-cell>
          <table:table-cell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Kaisa</text:p>
          </table:table-cell>
          <table:table-cell table:style-name="ce1" office:value-type="string" calcext:value-type="string">
            <text:p>Lehto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DNF</text:p>
          </table:table-cell>
          <table:table-cell table:style-name="ce1" office:value-type="string" calcext:value-type="string">
            <text:p>38:51,9</text:p>
          </table:table-cell>
          <table:table-cell table:style-name="ce1" office:value-type="string" calcext:value-type="string">
            <text:p>DNS</text:p>
          </table:table-cell>
          <table:table-cell table:style-name="ce9" table:formula="of:=CONCATENATE(LOWER(LEFT([.D51]));LOWER(LEFT([.E51]));LOWER(LEFT([.F51])))" office:value-type="string" office:string-value="klf" calcext:value-type="string">
            <text:p>klf</text:p>
          </table:table-cell>
          <table:table-cell table:formula="of:=CONCATENATE(&quot;@ec14_&quot;;LOWER([.A51]);&quot;_&quot;;LOWER([.J51]);&quot; = @ec14_&quot;;LOWER([.A51]);&quot;.competitors.create! user: @&quot;;[.J51];&quot;, number: &quot;;[.C51])" office:value-type="string" office:string-value="@ec14_sp8_klf = @ec14_sp8.competitors.create! user: @klf, number: 103" calcext:value-type="string">
            <text:p>@ec14_sp8_klf = @ec14_sp8.competitors.create! user: @klf, number: 103</text:p>
          </table:table-cell>
          <table:table-cell table:formula="of:=IFERROR( CONCATENATE(&quot;result_time: &quot;;TEXT(VALUE(LEFT([.H51];2))*60+VALUE(MID(REPLACE([.H51];6;1;&quot;.&quot;);4;4));&quot;0.0##&quot;)) ;CONCATENATE(&quot;verdict: :&quot;;LOWER([.H51])))" office:value-type="string" office:string-value="result_time: 2331.9" calcext:value-type="string">
            <text:p>result_time: 2331.9</text:p>
          </table:table-cell>
          <table:table-cell table:formula="of:=CONCATENATE(&quot;@ec14_&quot;;LOWER([.$A51]);&quot;_day1_&quot;;[.$J51];&quot; = @ec14_&quot;;LOWER([.$A51]);&quot;_&quot;;[.$J51];&quot;.runs.create! race: @ec14_&quot;;LOWER([.$A51]);&quot;_day1, number: &quot;;[.$C51];&quot;, &quot;;[.L51])" office:value-type="string" office:string-value="@ec14_sp8_day1_klf = @ec14_sp8_klf.runs.create! race: @ec14_sp8_day1, number: 103, result_time: 2331.9" calcext:value-type="string">
            <text:p>@ec14_sp8_day1_klf = @ec14_sp8_klf.runs.create! race: @ec14_sp8_day1, number: 103, result_time: 2331.9</text:p>
          </table:table-cell>
          <table:table-cell table:formula="of:=IFERROR( CONCATENATE(&quot;result_time: &quot;;TEXT(VALUE(LEFT([.I51];2))*60+VALUE(MID(REPLACE([.I51];6;1;&quot;.&quot;);4;4));&quot;0.0##&quot;)) ;CONCATENATE(&quot;verdict: :&quot;;LOWER([.I51])))" office:value-type="string" office:string-value="verdict: :dns" calcext:value-type="string">
            <text:p>verdict: :dns</text:p>
          </table:table-cell>
          <table:table-cell table:formula="of:=CONCATENATE(&quot;@ec14_&quot;;LOWER([.$A51]);&quot;_day2_&quot;;[.$J51];&quot; = @ec14_&quot;;LOWER([.$A51]);&quot;_&quot;;[.$J51];&quot;.runs.create! race: @ec14_&quot;;LOWER([.$A51]);&quot;_day2, number: &quot;;[.$C51];&quot;, &quot;;[.N51])" office:value-type="string" office:string-value="@ec14_sp8_day2_klf = @ec14_sp8_klf.runs.create! race: @ec14_sp8_day2, number: 103, verdict: :dns" calcext:value-type="string">
            <text:p>@ec14_sp8_day2_klf = @ec14_sp8_klf.runs.create! race: @ec14_sp8_day2, number: 103, verdict: :dns</text:p>
          </table:table-cell>
          <table:table-cell table:number-columns-repeated="13"/>
          <table:table-cell table:style-name="ce5"/>
          <table:table-cell table:number-columns-repeated="12"/>
        </table:table-row>
        <table:table-row table:style-name="ro4">
          <table:table-cell table:formula="of:=[.A51]" office:value-type="string" office:string-value="Sp8" calcext:value-type="string">
            <text:p>Sp8</text:p>
          </table:table-cell>
          <table:table-cell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Frode</text:p>
          </table:table-cell>
          <table:table-cell table:style-name="ce1" office:value-type="string" calcext:value-type="string">
            <text:p>Haugan</text:p>
          </table:table-cell>
          <table:table-cell table:style-name="ce1" office:value-type="string" calcext:value-type="string">
            <text:p>Norway</text:p>
          </table:table-cell>
          <table:table-cell table:style-name="ce1" office:value-type="string" calcext:value-type="string">
            <text:p>DNF</text:p>
          </table:table-cell>
          <table:table-cell table:style-name="ce1" office:value-type="string" calcext:value-type="string">
            <text:p>43:18,3</text:p>
          </table:table-cell>
          <table:table-cell table:style-name="ce1" office:value-type="string" calcext:value-type="string">
            <text:p>DNS</text:p>
          </table:table-cell>
          <table:table-cell table:style-name="ce9" table:formula="of:=CONCATENATE(LOWER(LEFT([.D52]));LOWER(LEFT([.E52]));LOWER(LEFT([.F52])))" office:value-type="string" office:string-value="fhn" calcext:value-type="string">
            <text:p>fhn</text:p>
          </table:table-cell>
          <table:table-cell table:formula="of:=CONCATENATE(&quot;@ec14_&quot;;LOWER([.A52]);&quot;_&quot;;LOWER([.J52]);&quot; = @ec14_&quot;;LOWER([.A52]);&quot;.competitors.create! user: @&quot;;[.J52];&quot;, number: &quot;;[.C52])" office:value-type="string" office:string-value="@ec14_sp8_fhn = @ec14_sp8.competitors.create! user: @fhn, number: 98" calcext:value-type="string">
            <text:p>@ec14_sp8_fhn = @ec14_sp8.competitors.create! user: @fhn, number: 98</text:p>
          </table:table-cell>
          <table:table-cell table:formula="of:=IFERROR( CONCATENATE(&quot;result_time: &quot;;TEXT(VALUE(LEFT([.H52];2))*60+VALUE(MID(REPLACE([.H52];6;1;&quot;.&quot;);4;4));&quot;0.0##&quot;)) ;CONCATENATE(&quot;verdict: :&quot;;LOWER([.H52])))" office:value-type="string" office:string-value="result_time: 2598.3" calcext:value-type="string">
            <text:p>result_time: 2598.3</text:p>
          </table:table-cell>
          <table:table-cell table:formula="of:=CONCATENATE(&quot;@ec14_&quot;;LOWER([.$A52]);&quot;_day1_&quot;;[.$J52];&quot; = @ec14_&quot;;LOWER([.$A52]);&quot;_&quot;;[.$J52];&quot;.runs.create! race: @ec14_&quot;;LOWER([.$A52]);&quot;_day1, number: &quot;;[.$C52];&quot;, &quot;;[.L52])" office:value-type="string" office:string-value="@ec14_sp8_day1_fhn = @ec14_sp8_fhn.runs.create! race: @ec14_sp8_day1, number: 98, result_time: 2598.3" calcext:value-type="string">
            <text:p>@ec14_sp8_day1_fhn = @ec14_sp8_fhn.runs.create! race: @ec14_sp8_day1, number: 98, result_time: 2598.3</text:p>
          </table:table-cell>
          <table:table-cell table:formula="of:=IFERROR( CONCATENATE(&quot;result_time: &quot;;TEXT(VALUE(LEFT([.I52];2))*60+VALUE(MID(REPLACE([.I52];6;1;&quot;.&quot;);4;4));&quot;0.0##&quot;)) ;CONCATENATE(&quot;verdict: :&quot;;LOWER([.I52])))" office:value-type="string" office:string-value="verdict: :dns" calcext:value-type="string">
            <text:p>verdict: :dns</text:p>
          </table:table-cell>
          <table:table-cell table:formula="of:=CONCATENATE(&quot;@ec14_&quot;;LOWER([.$A52]);&quot;_day2_&quot;;[.$J52];&quot; = @ec14_&quot;;LOWER([.$A52]);&quot;_&quot;;[.$J52];&quot;.runs.create! race: @ec14_&quot;;LOWER([.$A52]);&quot;_day2, number: &quot;;[.$C52];&quot;, &quot;;[.N52])" office:value-type="string" office:string-value="@ec14_sp8_day2_fhn = @ec14_sp8_fhn.runs.create! race: @ec14_sp8_day2, number: 98, verdict: :dns" calcext:value-type="string">
            <text:p>@ec14_sp8_day2_fhn = @ec14_sp8_fhn.runs.create! race: @ec14_sp8_day2, number: 98, verdict: :dns</text:p>
          </table:table-cell>
          <table:table-cell table:number-columns-repeated="13"/>
          <table:table-cell table:style-name="ce5"/>
          <table:table-cell table:number-columns-repeated="12"/>
        </table:table-row>
        <table:table-row table:style-name="ro4">
          <table:table-cell table:formula="of:=[.A52]" office:value-type="string" office:string-value="Sp8" calcext:value-type="string">
            <text:p>Sp8</text:p>
          </table:table-cell>
          <table:table-cell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Aleksandr</text:p>
          </table:table-cell>
          <table:table-cell table:style-name="ce1" office:value-type="string" calcext:value-type="string">
            <text:p>Moskvichev</text:p>
          </table:table-cell>
          <table:table-cell table:style-name="ce1" office:value-type="string" calcext:value-type="string">
            <text:p>Russia</text:p>
          </table:table-cell>
          <table:table-cell table:style-name="ce1" office:value-type="string" calcext:value-type="string">
            <text:p>DQ</text:p>
          </table:table-cell>
          <table:table-cell table:number-columns-repeated="2" table:style-name="ce2" office:value-type="string" calcext:value-type="string">
            <text:p>DQ</text:p>
          </table:table-cell>
          <table:table-cell table:style-name="ce9" table:formula="of:=CONCATENATE(LOWER(LEFT([.D53]));LOWER(LEFT([.E53]));LOWER(LEFT([.F53])))" office:value-type="string" office:string-value="amr" calcext:value-type="string">
            <text:p>amr</text:p>
          </table:table-cell>
          <table:table-cell table:formula="of:=CONCATENATE(&quot;@ec14_&quot;;LOWER([.A53]);&quot;_&quot;;LOWER([.J53]);&quot; = @ec14_&quot;;LOWER([.A53]);&quot;.competitors.create! user: @&quot;;[.J53];&quot;, number: &quot;;[.C53])" office:value-type="string" office:string-value="@ec14_sp8_amr = @ec14_sp8.competitors.create! user: @amr, number: 96" calcext:value-type="string">
            <text:p>@ec14_sp8_amr = @ec14_sp8.competitors.create! user: @amr, number: 96</text:p>
          </table:table-cell>
          <table:table-cell table:formula="of:=IFERROR( CONCATENATE(&quot;result_time: &quot;;TEXT(VALUE(LEFT([.H53];2))*60+VALUE(MID(REPLACE([.H53];6;1;&quot;.&quot;);4;4));&quot;0.0##&quot;)) ;CONCATENATE(&quot;verdict: :&quot;;LOWER([.H53])))" office:value-type="string" office:string-value="verdict: :dq" calcext:value-type="string">
            <text:p>verdict: :dq</text:p>
          </table:table-cell>
          <table:table-cell table:formula="of:=CONCATENATE(&quot;@ec14_&quot;;LOWER([.$A53]);&quot;_day1_&quot;;[.$J53];&quot; = @ec14_&quot;;LOWER([.$A53]);&quot;_&quot;;[.$J53];&quot;.runs.create! race: @ec14_&quot;;LOWER([.$A53]);&quot;_day1, number: &quot;;[.$C53];&quot;, &quot;;[.L53])" office:value-type="string" office:string-value="@ec14_sp8_day1_amr = @ec14_sp8_amr.runs.create! race: @ec14_sp8_day1, number: 96, verdict: :dq" calcext:value-type="string">
            <text:p>@ec14_sp8_day1_amr = @ec14_sp8_amr.runs.create! race: @ec14_sp8_day1, number: 96, verdict: :dq</text:p>
          </table:table-cell>
          <table:table-cell table:formula="of:=IFERROR( CONCATENATE(&quot;result_time: &quot;;TEXT(VALUE(LEFT([.I53];2))*60+VALUE(MID(REPLACE([.I53];6;1;&quot;.&quot;);4;4));&quot;0.0##&quot;)) ;CONCATENATE(&quot;verdict: :&quot;;LOWER([.I53])))" office:value-type="string" office:string-value="verdict: :dq" calcext:value-type="string">
            <text:p>verdict: :dq</text:p>
          </table:table-cell>
          <table:table-cell table:formula="of:=CONCATENATE(&quot;@ec14_&quot;;LOWER([.$A53]);&quot;_day2_&quot;;[.$J53];&quot; = @ec14_&quot;;LOWER([.$A53]);&quot;_&quot;;[.$J53];&quot;.runs.create! race: @ec14_&quot;;LOWER([.$A53]);&quot;_day2, number: &quot;;[.$C53];&quot;, &quot;;[.N53])" office:value-type="string" office:string-value="@ec14_sp8_day2_amr = @ec14_sp8_amr.runs.create! race: @ec14_sp8_day2, number: 96, verdict: :dq" calcext:value-type="string">
            <text:p>@ec14_sp8_day2_amr = @ec14_sp8_amr.runs.create! race: @ec14_sp8_day2, number: 96, verdict: :dq</text:p>
          </table:table-cell>
          <table:table-cell table:number-columns-repeated="13"/>
          <table:table-cell table:style-name="ce5"/>
          <table:table-cell table:number-columns-repeated="12"/>
        </table:table-row>
        <table:table-row table:style-name="ro4">
          <table:table-cell table:formula="of:=[.A53]" office:value-type="string" office:string-value="Sp8" calcext:value-type="string">
            <text:p>Sp8</text:p>
          </table:table-cell>
          <table:table-cell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Jos</text:p>
          </table:table-cell>
          <table:table-cell table:style-name="ce1" office:value-type="string" calcext:value-type="string">
            <text:p>Broers</text:p>
          </table:table-cell>
          <table:table-cell table:style-name="ce1" office:value-type="string" calcext:value-type="string">
            <text:p>Netherlands</text:p>
          </table:table-cell>
          <table:table-cell table:style-name="ce1" office:value-type="string" calcext:value-type="string">
            <text:p>DNS</text:p>
          </table:table-cell>
          <table:table-cell table:number-columns-repeated="2" table:style-name="ce2" office:value-type="string" calcext:value-type="string">
            <text:p>DNS</text:p>
          </table:table-cell>
          <table:table-cell table:style-name="ce9" table:formula="of:=CONCATENATE(LOWER(LEFT([.D54]));LOWER(LEFT([.E54]));LOWER(LEFT([.F54])))" office:value-type="string" office:string-value="jbn" calcext:value-type="string">
            <text:p>jbn</text:p>
          </table:table-cell>
          <table:table-cell table:formula="of:=CONCATENATE(&quot;@ec14_&quot;;LOWER([.A54]);&quot;_&quot;;LOWER([.J54]);&quot; = @ec14_&quot;;LOWER([.A54]);&quot;.competitors.create! user: @&quot;;[.J54];&quot;, number: &quot;;[.C54])" office:value-type="string" office:string-value="@ec14_sp8_jbn = @ec14_sp8.competitors.create! user: @jbn, number: 94" calcext:value-type="string">
            <text:p>@ec14_sp8_jbn = @ec14_sp8.competitors.create! user: @jbn, number: 94</text:p>
          </table:table-cell>
          <table:table-cell table:formula="of:=IFERROR( CONCATENATE(&quot;result_time: &quot;;TEXT(VALUE(LEFT([.H54];2))*60+VALUE(MID(REPLACE([.H54];6;1;&quot;.&quot;);4;4));&quot;0.0##&quot;)) ;CONCATENATE(&quot;verdict: :&quot;;LOWER([.H54])))" office:value-type="string" office:string-value="verdict: :dns" calcext:value-type="string">
            <text:p>verdict: :dns</text:p>
          </table:table-cell>
          <table:table-cell table:formula="of:=CONCATENATE(&quot;@ec14_&quot;;LOWER([.$A54]);&quot;_day1_&quot;;[.$J54];&quot; = @ec14_&quot;;LOWER([.$A54]);&quot;_&quot;;[.$J54];&quot;.runs.create! race: @ec14_&quot;;LOWER([.$A54]);&quot;_day1, number: &quot;;[.$C54];&quot;, &quot;;[.L54])" office:value-type="string" office:string-value="@ec14_sp8_day1_jbn = @ec14_sp8_jbn.runs.create! race: @ec14_sp8_day1, number: 94, verdict: :dns" calcext:value-type="string">
            <text:p>@ec14_sp8_day1_jbn = @ec14_sp8_jbn.runs.create! race: @ec14_sp8_day1, number: 94, verdict: :dns</text:p>
          </table:table-cell>
          <table:table-cell table:formula="of:=IFERROR( CONCATENATE(&quot;result_time: &quot;;TEXT(VALUE(LEFT([.I54];2))*60+VALUE(MID(REPLACE([.I54];6;1;&quot;.&quot;);4;4));&quot;0.0##&quot;)) ;CONCATENATE(&quot;verdict: :&quot;;LOWER([.I54])))" office:value-type="string" office:string-value="verdict: :dns" calcext:value-type="string">
            <text:p>verdict: :dns</text:p>
          </table:table-cell>
          <table:table-cell table:formula="of:=CONCATENATE(&quot;@ec14_&quot;;LOWER([.$A54]);&quot;_day2_&quot;;[.$J54];&quot; = @ec14_&quot;;LOWER([.$A54]);&quot;_&quot;;[.$J54];&quot;.runs.create! race: @ec14_&quot;;LOWER([.$A54]);&quot;_day2, number: &quot;;[.$C54];&quot;, &quot;;[.N54])" office:value-type="string" office:string-value="@ec14_sp8_day2_jbn = @ec14_sp8_jbn.runs.create! race: @ec14_sp8_day2, number: 94, verdict: :dns" calcext:value-type="string">
            <text:p>@ec14_sp8_day2_jbn = @ec14_sp8_jbn.runs.create! race: @ec14_sp8_day2, number: 94, verdict: :dns</text:p>
          </table:table-cell>
          <table:table-cell table:number-columns-repeated="13"/>
          <table:table-cell table:style-name="ce5"/>
          <table:table-cell table:number-columns-repeated="12"/>
        </table:table-row>
        <table:table-row table:style-name="ro4">
          <table:table-cell office:value-type="string" calcext:value-type="string">
            <text:p>Sp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Hege</text:p>
          </table:table-cell>
          <table:table-cell table:style-name="ce1" office:value-type="string" calcext:value-type="string">
            <text:p>Ingerigtsen</text:p>
          </table:table-cell>
          <table:table-cell table:style-name="ce1" office:value-type="string" calcext:value-type="string">
            <text:p>Norway</text:p>
          </table:table-cell>
          <table:table-cell table:style-name="ce1" office:value-type="string" calcext:value-type="string">
            <text:p>38:35,5</text:p>
          </table:table-cell>
          <table:table-cell table:style-name="ce1" office:value-type="string" calcext:value-type="string">
            <text:p>50:03,5</text:p>
          </table:table-cell>
          <table:table-cell table:style-name="ce1" office:value-type="string" calcext:value-type="string">
            <text:p>48:32,0</text:p>
          </table:table-cell>
          <table:table-cell table:style-name="ce9" table:formula="of:=CONCATENATE(LOWER(LEFT([.D55]));LOWER(LEFT([.E55]));LOWER(LEFT([.F55])))" office:value-type="string" office:string-value="hin" calcext:value-type="string">
            <text:p>hin</text:p>
          </table:table-cell>
          <table:table-cell table:formula="of:=CONCATENATE(&quot;@ec14_&quot;;LOWER([.A55]);&quot;_&quot;;LOWER([.J55]);&quot; = @ec14_&quot;;LOWER([.A55]);&quot;.competitors.create! user: @&quot;;[.J55];&quot;, number: &quot;;[.C55])" office:value-type="string" office:string-value="@ec14_spu_hin = @ec14_spu.competitors.create! user: @hin, number: 106" calcext:value-type="string">
            <text:p>@ec14_spu_hin = @ec14_spu.competitors.create! user: @hin, number: 106</text:p>
          </table:table-cell>
          <table:table-cell table:formula="of:=IFERROR( CONCATENATE(&quot;result_time: &quot;;TEXT(VALUE(LEFT([.H55];2))*60+VALUE(MID(REPLACE([.H55];6;1;&quot;.&quot;);4;4));&quot;0.0##&quot;)) ;CONCATENATE(&quot;verdict: :&quot;;LOWER([.H55])))" office:value-type="string" office:string-value="result_time: 3003.5" calcext:value-type="string">
            <text:p>result_time: 3003.5</text:p>
          </table:table-cell>
          <table:table-cell table:formula="of:=CONCATENATE(&quot;@ec14_&quot;;LOWER([.$A55]);&quot;_day1_&quot;;[.$J55];&quot; = @ec14_&quot;;LOWER([.$A55]);&quot;_&quot;;[.$J55];&quot;.runs.create! race: @ec14_&quot;;LOWER([.$A55]);&quot;_day1, number: &quot;;[.$C55];&quot;, &quot;;[.L55])" office:value-type="string" office:string-value="@ec14_spu_day1_hin = @ec14_spu_hin.runs.create! race: @ec14_spu_day1, number: 106, result_time: 3003.5" calcext:value-type="string">
            <text:p>@ec14_spu_day1_hin = @ec14_spu_hin.runs.create! race: @ec14_spu_day1, number: 106, result_time: 3003.5</text:p>
          </table:table-cell>
          <table:table-cell table:formula="of:=IFERROR( CONCATENATE(&quot;result_time: &quot;;TEXT(VALUE(LEFT([.I55];2))*60+VALUE(MID(REPLACE([.I55];6;1;&quot;.&quot;);4;4));&quot;0.0##&quot;)) ;CONCATENATE(&quot;verdict: :&quot;;LOWER([.I55])))" office:value-type="string" office:string-value="result_time: 2912.0" calcext:value-type="string">
            <text:p>result_time: 2912.0</text:p>
          </table:table-cell>
          <table:table-cell table:formula="of:=CONCATENATE(&quot;@ec14_&quot;;LOWER([.$A55]);&quot;_day2_&quot;;[.$J55];&quot; = @ec14_&quot;;LOWER([.$A55]);&quot;_&quot;;[.$J55];&quot;.runs.create! race: @ec14_&quot;;LOWER([.$A55]);&quot;_day2, number: &quot;;[.$C55];&quot;, &quot;;[.N55])" office:value-type="string" office:string-value="@ec14_spu_day2_hin = @ec14_spu_hin.runs.create! race: @ec14_spu_day2, number: 106, result_time: 2912.0" calcext:value-type="string">
            <text:p>@ec14_spu_day2_hin = @ec14_spu_hin.runs.create! race: @ec14_spu_day2, number: 106, result_time: 2912.0</text:p>
          </table:table-cell>
          <table:table-cell table:number-columns-repeated="13"/>
          <table:table-cell table:style-name="ce5"/>
          <table:table-cell table:style-name="ce6"/>
          <table:table-cell table:number-columns-repeated="2"/>
          <table:table-cell table:style-name="ce5" table:number-columns-repeated="7"/>
          <table:table-cell table:style-name="ce7" table:number-columns-repeated="2"/>
        </table:table-row>
        <table:table-row table:style-name="ro4">
          <table:table-cell table:formula="of:=[.A55]" office:value-type="string" office:string-value="SpU" calcext:value-type="string">
            <text:p>SpU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Kurt</text:p>
          </table:table-cell>
          <table:table-cell table:style-name="ce1" office:value-type="string" calcext:value-type="string">
            <text:p>Zwingli</text:p>
          </table:table-cell>
          <table:table-cell table:style-name="ce1" office:value-type="string" calcext:value-type="string">
            <text:p>Switzerland</text:p>
          </table:table-cell>
          <table:table-cell table:style-name="ce1" office:value-type="string" calcext:value-type="string">
            <text:p>40:47,2</text:p>
          </table:table-cell>
          <table:table-cell table:style-name="ce1" office:value-type="string" calcext:value-type="string">
            <text:p>49:06,2</text:p>
          </table:table-cell>
          <table:table-cell table:style-name="ce1" office:value-type="string" calcext:value-type="string">
            <text:p>51:41,0</text:p>
          </table:table-cell>
          <table:table-cell table:style-name="ce9" table:formula="of:=CONCATENATE(LOWER(LEFT([.D56]));LOWER(LEFT([.E56]));LOWER(LEFT([.F56])))" office:value-type="string" office:string-value="kzs" calcext:value-type="string">
            <text:p>kzs</text:p>
          </table:table-cell>
          <table:table-cell table:formula="of:=CONCATENATE(&quot;@ec14_&quot;;LOWER([.A56]);&quot;_&quot;;LOWER([.J56]);&quot; = @ec14_&quot;;LOWER([.A56]);&quot;.competitors.create! user: @&quot;;[.J56];&quot;, number: &quot;;[.C56])" office:value-type="string" office:string-value="@ec14_spu_kzs = @ec14_spu.competitors.create! user: @kzs, number: 108" calcext:value-type="string">
            <text:p>@ec14_spu_kzs = @ec14_spu.competitors.create! user: @kzs, number: 108</text:p>
          </table:table-cell>
          <table:table-cell table:formula="of:=IFERROR( CONCATENATE(&quot;result_time: &quot;;TEXT(VALUE(LEFT([.H56];2))*60+VALUE(MID(REPLACE([.H56];6;1;&quot;.&quot;);4;4));&quot;0.0##&quot;)) ;CONCATENATE(&quot;verdict: :&quot;;LOWER([.H56])))" office:value-type="string" office:string-value="result_time: 2946.2" calcext:value-type="string">
            <text:p>result_time: 2946.2</text:p>
          </table:table-cell>
          <table:table-cell table:formula="of:=CONCATENATE(&quot;@ec14_&quot;;LOWER([.$A56]);&quot;_day1_&quot;;[.$J56];&quot; = @ec14_&quot;;LOWER([.$A56]);&quot;_&quot;;[.$J56];&quot;.runs.create! race: @ec14_&quot;;LOWER([.$A56]);&quot;_day1, number: &quot;;[.$C56];&quot;, &quot;;[.L56])" office:value-type="string" office:string-value="@ec14_spu_day1_kzs = @ec14_spu_kzs.runs.create! race: @ec14_spu_day1, number: 108, result_time: 2946.2" calcext:value-type="string">
            <text:p>@ec14_spu_day1_kzs = @ec14_spu_kzs.runs.create! race: @ec14_spu_day1, number: 108, result_time: 2946.2</text:p>
          </table:table-cell>
          <table:table-cell table:formula="of:=IFERROR( CONCATENATE(&quot;result_time: &quot;;TEXT(VALUE(LEFT([.I56];2))*60+VALUE(MID(REPLACE([.I56];6;1;&quot;.&quot;);4;4));&quot;0.0##&quot;)) ;CONCATENATE(&quot;verdict: :&quot;;LOWER([.I56])))" office:value-type="string" office:string-value="result_time: 3101.0" calcext:value-type="string">
            <text:p>result_time: 3101.0</text:p>
          </table:table-cell>
          <table:table-cell table:formula="of:=CONCATENATE(&quot;@ec14_&quot;;LOWER([.$A56]);&quot;_day2_&quot;;[.$J56];&quot; = @ec14_&quot;;LOWER([.$A56]);&quot;_&quot;;[.$J56];&quot;.runs.create! race: @ec14_&quot;;LOWER([.$A56]);&quot;_day2, number: &quot;;[.$C56];&quot;, &quot;;[.N56])" office:value-type="string" office:string-value="@ec14_spu_day2_kzs = @ec14_spu_kzs.runs.create! race: @ec14_spu_day2, number: 108, result_time: 3101.0" calcext:value-type="string">
            <text:p>@ec14_spu_day2_kzs = @ec14_spu_kzs.runs.create! race: @ec14_spu_day2, number: 108, result_time: 3101.0</text:p>
          </table:table-cell>
          <table:table-cell table:number-columns-repeated="13"/>
          <table:table-cell table:style-name="ce5"/>
          <table:table-cell table:style-name="ce6"/>
          <table:table-cell table:number-columns-repeated="2"/>
          <table:table-cell table:style-name="ce5" table:number-columns-repeated="7"/>
          <table:table-cell table:style-name="ce7" table:number-columns-repeated="2"/>
        </table:table-row>
        <table:table-row table:style-name="ro4">
          <table:table-cell table:formula="of:=[.A56]" office:value-type="string" office:string-value="SpU" calcext:value-type="string">
            <text:p>SpU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Michael</text:p>
          </table:table-cell>
          <table:table-cell table:style-name="ce1" office:value-type="string" calcext:value-type="string">
            <text:p>Tetzner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string" calcext:value-type="string">
            <text:p>45:54,8</text:p>
          </table:table-cell>
          <table:table-cell table:style-name="ce1" office:value-type="string" calcext:value-type="string">
            <text:p>52:14,2</text:p>
          </table:table-cell>
          <table:table-cell table:style-name="ce1" office:value-type="string" calcext:value-type="string">
            <text:p>53:40,6</text:p>
          </table:table-cell>
          <table:table-cell table:style-name="ce9" table:formula="of:=CONCATENATE(LOWER(LEFT([.D57]));LOWER(LEFT([.E57]));LOWER(LEFT([.F57])))" office:value-type="string" office:string-value="mtg" calcext:value-type="string">
            <text:p>mtg</text:p>
          </table:table-cell>
          <table:table-cell table:formula="of:=CONCATENATE(&quot;@ec14_&quot;;LOWER([.A57]);&quot;_&quot;;LOWER([.J57]);&quot; = @ec14_&quot;;LOWER([.A57]);&quot;.competitors.create! user: @&quot;;[.J57];&quot;, number: &quot;;[.C57])" office:value-type="string" office:string-value="@ec14_spu_mtg = @ec14_spu.competitors.create! user: @mtg, number: 109" calcext:value-type="string">
            <text:p>@ec14_spu_mtg = @ec14_spu.competitors.create! user: @mtg, number: 109</text:p>
          </table:table-cell>
          <table:table-cell table:formula="of:=IFERROR( CONCATENATE(&quot;result_time: &quot;;TEXT(VALUE(LEFT([.H57];2))*60+VALUE(MID(REPLACE([.H57];6;1;&quot;.&quot;);4;4));&quot;0.0##&quot;)) ;CONCATENATE(&quot;verdict: :&quot;;LOWER([.H57])))" office:value-type="string" office:string-value="result_time: 3134.2" calcext:value-type="string">
            <text:p>result_time: 3134.2</text:p>
          </table:table-cell>
          <table:table-cell table:formula="of:=CONCATENATE(&quot;@ec14_&quot;;LOWER([.$A57]);&quot;_day1_&quot;;[.$J57];&quot; = @ec14_&quot;;LOWER([.$A57]);&quot;_&quot;;[.$J57];&quot;.runs.create! race: @ec14_&quot;;LOWER([.$A57]);&quot;_day1, number: &quot;;[.$C57];&quot;, &quot;;[.L57])" office:value-type="string" office:string-value="@ec14_spu_day1_mtg = @ec14_spu_mtg.runs.create! race: @ec14_spu_day1, number: 109, result_time: 3134.2" calcext:value-type="string">
            <text:p>@ec14_spu_day1_mtg = @ec14_spu_mtg.runs.create! race: @ec14_spu_day1, number: 109, result_time: 3134.2</text:p>
          </table:table-cell>
          <table:table-cell table:formula="of:=IFERROR( CONCATENATE(&quot;result_time: &quot;;TEXT(VALUE(LEFT([.I57];2))*60+VALUE(MID(REPLACE([.I57];6;1;&quot;.&quot;);4;4));&quot;0.0##&quot;)) ;CONCATENATE(&quot;verdict: :&quot;;LOWER([.I57])))" office:value-type="string" office:string-value="result_time: 3220.6" calcext:value-type="string">
            <text:p>result_time: 3220.6</text:p>
          </table:table-cell>
          <table:table-cell table:formula="of:=CONCATENATE(&quot;@ec14_&quot;;LOWER([.$A57]);&quot;_day2_&quot;;[.$J57];&quot; = @ec14_&quot;;LOWER([.$A57]);&quot;_&quot;;[.$J57];&quot;.runs.create! race: @ec14_&quot;;LOWER([.$A57]);&quot;_day2, number: &quot;;[.$C57];&quot;, &quot;;[.N57])" office:value-type="string" office:string-value="@ec14_spu_day2_mtg = @ec14_spu_mtg.runs.create! race: @ec14_spu_day2, number: 109, result_time: 3220.6" calcext:value-type="string">
            <text:p>@ec14_spu_day2_mtg = @ec14_spu_mtg.runs.create! race: @ec14_spu_day2, number: 109, result_time: 3220.6</text:p>
          </table:table-cell>
          <table:table-cell table:number-columns-repeated="13"/>
          <table:table-cell table:style-name="ce5"/>
          <table:table-cell table:style-name="ce6"/>
          <table:table-cell table:number-columns-repeated="2"/>
          <table:table-cell table:style-name="ce5" table:number-columns-repeated="7"/>
          <table:table-cell table:style-name="ce7" table:number-columns-repeated="2"/>
        </table:table-row>
        <table:table-row table:style-name="ro4">
          <table:table-cell table:formula="of:=[.A57]" office:value-type="string" office:string-value="SpU" calcext:value-type="string">
            <text:p>SpU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Tamara</text:p>
          </table:table-cell>
          <table:table-cell table:style-name="ce1" office:value-type="string" calcext:value-type="string">
            <text:p>Schlemmer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string" calcext:value-type="string">
            <text:p>09:01,5</text:p>
          </table:table-cell>
          <table:table-cell table:style-name="ce1" office:value-type="string" calcext:value-type="string">
            <text:p>03:30,0</text:p>
          </table:table-cell>
          <table:table-cell table:style-name="ce1" office:value-type="string" calcext:value-type="string">
            <text:p>05:31,5</text:p>
          </table:table-cell>
          <table:table-cell table:style-name="ce9" table:formula="of:=CONCATENATE(LOWER(LEFT([.D58]));LOWER(LEFT([.E58]));LOWER(LEFT([.F58])))" office:value-type="string" office:string-value="tsg" calcext:value-type="string">
            <text:p>tsg</text:p>
          </table:table-cell>
          <table:table-cell table:formula="of:=CONCATENATE(&quot;@ec14_&quot;;LOWER([.A58]);&quot;_&quot;;LOWER([.J58]);&quot; = @ec14_&quot;;LOWER([.A58]);&quot;.competitors.create! user: @&quot;;[.J58];&quot;, number: &quot;;[.C58])" office:value-type="string" office:string-value="@ec14_spu_tsg = @ec14_spu.competitors.create! user: @tsg, number: 110" calcext:value-type="string">
            <text:p>@ec14_spu_tsg = @ec14_spu.competitors.create! user: @tsg, number: 110</text:p>
          </table:table-cell>
          <table:table-cell table:formula="of:=IFERROR( CONCATENATE(&quot;result_time: &quot;;TEXT(VALUE(LEFT([.H58];2))*60+VALUE(MID(REPLACE([.H58];6;1;&quot;.&quot;);4;4));&quot;0.0##&quot;)) ;CONCATENATE(&quot;verdict: :&quot;;LOWER([.H58])))" office:value-type="string" office:string-value="result_time: 210.0" calcext:value-type="string">
            <text:p>result_time: 210.0</text:p>
          </table:table-cell>
          <table:table-cell table:formula="of:=CONCATENATE(&quot;@ec14_&quot;;LOWER([.$A58]);&quot;_day1_&quot;;[.$J58];&quot; = @ec14_&quot;;LOWER([.$A58]);&quot;_&quot;;[.$J58];&quot;.runs.create! race: @ec14_&quot;;LOWER([.$A58]);&quot;_day1, number: &quot;;[.$C58];&quot;, &quot;;[.L58])" office:value-type="string" office:string-value="@ec14_spu_day1_tsg = @ec14_spu_tsg.runs.create! race: @ec14_spu_day1, number: 110, result_time: 210.0" calcext:value-type="string">
            <text:p>@ec14_spu_day1_tsg = @ec14_spu_tsg.runs.create! race: @ec14_spu_day1, number: 110, result_time: 210.0</text:p>
          </table:table-cell>
          <table:table-cell table:formula="of:=IFERROR( CONCATENATE(&quot;result_time: &quot;;TEXT(VALUE(LEFT([.I58];2))*60+VALUE(MID(REPLACE([.I58];6;1;&quot;.&quot;);4;4));&quot;0.0##&quot;)) ;CONCATENATE(&quot;verdict: :&quot;;LOWER([.I58])))" office:value-type="string" office:string-value="result_time: 331.5" calcext:value-type="string">
            <text:p>result_time: 331.5</text:p>
          </table:table-cell>
          <table:table-cell table:formula="of:=CONCATENATE(&quot;@ec14_&quot;;LOWER([.$A58]);&quot;_day2_&quot;;[.$J58];&quot; = @ec14_&quot;;LOWER([.$A58]);&quot;_&quot;;[.$J58];&quot;.runs.create! race: @ec14_&quot;;LOWER([.$A58]);&quot;_day2, number: &quot;;[.$C58];&quot;, &quot;;[.N58])" office:value-type="string" office:string-value="@ec14_spu_day2_tsg = @ec14_spu_tsg.runs.create! race: @ec14_spu_day2, number: 110, result_time: 331.5" calcext:value-type="string">
            <text:p>@ec14_spu_day2_tsg = @ec14_spu_tsg.runs.create! race: @ec14_spu_day2, number: 110, result_time: 331.5</text:p>
          </table:table-cell>
          <table:table-cell table:number-columns-repeated="13"/>
          <table:table-cell table:style-name="ce5"/>
          <table:table-cell table:style-name="ce6"/>
          <table:table-cell table:number-columns-repeated="2"/>
          <table:table-cell table:style-name="ce5" table:number-columns-repeated="7"/>
          <table:table-cell table:style-name="ce7" table:number-columns-repeated="2"/>
        </table:table-row>
        <table:table-row table:style-name="ro4">
          <table:table-cell table:formula="of:=[.A58]" office:value-type="string" office:string-value="SpU" calcext:value-type="string">
            <text:p>SpU</text:p>
          </table:table-cell>
          <table:table-cell table:style-name="ce2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Ari</text:p>
          </table:table-cell>
          <table:table-cell table:style-name="ce1" office:value-type="string" calcext:value-type="string">
            <text:p>Laitinen</text:p>
          </table:table-cell>
          <table:table-cell table:style-name="ce1" office:value-type="string" calcext:value-type="string">
            <text:p>Finland</text:p>
          </table:table-cell>
          <table:table-cell table:style-name="ce2"/>
          <table:table-cell table:style-name="ce1" office:value-type="string" calcext:value-type="string">
            <text:p>DQ</text:p>
          </table:table-cell>
          <table:table-cell table:style-name="ce2" office:value-type="string" calcext:value-type="string">
            <text:p>DQ</text:p>
          </table:table-cell>
          <table:table-cell table:style-name="ce9" table:formula="of:=CONCATENATE(LOWER(LEFT([.D59]));LOWER(LEFT([.E59]));LOWER(LEFT([.F59])))" office:value-type="string" office:string-value="alf" calcext:value-type="string">
            <text:p>alf</text:p>
          </table:table-cell>
          <table:table-cell table:formula="of:=CONCATENATE(&quot;@ec14_&quot;;LOWER([.A59]);&quot;_&quot;;LOWER([.J59]);&quot; = @ec14_&quot;;LOWER([.A59]);&quot;.competitors.create! user: @&quot;;[.J59];&quot;, number: &quot;;[.C59])" office:value-type="string" office:string-value="@ec14_spu_alf = @ec14_spu.competitors.create! user: @alf, number: 107" calcext:value-type="string">
            <text:p>@ec14_spu_alf = @ec14_spu.competitors.create! user: @alf, number: 107</text:p>
          </table:table-cell>
          <table:table-cell table:formula="of:=IFERROR( CONCATENATE(&quot;result_time: &quot;;TEXT(VALUE(LEFT([.H59];2))*60+VALUE(MID(REPLACE([.H59];6;1;&quot;.&quot;);4;4));&quot;0.0##&quot;)) ;CONCATENATE(&quot;verdict: :&quot;;LOWER([.H59])))" office:value-type="string" office:string-value="verdict: :dq" calcext:value-type="string">
            <text:p>verdict: :dq</text:p>
          </table:table-cell>
          <table:table-cell table:formula="of:=CONCATENATE(&quot;@ec14_&quot;;LOWER([.$A59]);&quot;_day1_&quot;;[.$J59];&quot; = @ec14_&quot;;LOWER([.$A59]);&quot;_&quot;;[.$J59];&quot;.runs.create! race: @ec14_&quot;;LOWER([.$A59]);&quot;_day1, number: &quot;;[.$C59];&quot;, &quot;;[.L59])" office:value-type="string" office:string-value="@ec14_spu_day1_alf = @ec14_spu_alf.runs.create! race: @ec14_spu_day1, number: 107, verdict: :dq" calcext:value-type="string">
            <text:p>@ec14_spu_day1_alf = @ec14_spu_alf.runs.create! race: @ec14_spu_day1, number: 107, verdict: :dq</text:p>
          </table:table-cell>
          <table:table-cell table:formula="of:=IFERROR( CONCATENATE(&quot;result_time: &quot;;TEXT(VALUE(LEFT([.I59];2))*60+VALUE(MID(REPLACE([.I59];6;1;&quot;.&quot;);4;4));&quot;0.0##&quot;)) ;CONCATENATE(&quot;verdict: :&quot;;LOWER([.I59])))" office:value-type="string" office:string-value="verdict: :dq" calcext:value-type="string">
            <text:p>verdict: :dq</text:p>
          </table:table-cell>
          <table:table-cell table:formula="of:=CONCATENATE(&quot;@ec14_&quot;;LOWER([.$A59]);&quot;_day2_&quot;;[.$J59];&quot; = @ec14_&quot;;LOWER([.$A59]);&quot;_&quot;;[.$J59];&quot;.runs.create! race: @ec14_&quot;;LOWER([.$A59]);&quot;_day2, number: &quot;;[.$C59];&quot;, &quot;;[.N59])" office:value-type="string" office:string-value="@ec14_spu_day2_alf = @ec14_spu_alf.runs.create! race: @ec14_spu_day2, number: 107, verdict: :dq" calcext:value-type="string">
            <text:p>@ec14_spu_day2_alf = @ec14_spu_alf.runs.create! race: @ec14_spu_day2, number: 107, verdict: :dq</text:p>
          </table:table-cell>
          <table:table-cell table:number-columns-repeated="13"/>
          <table:table-cell table:style-name="ce5"/>
          <table:table-cell table:style-name="ce6"/>
          <table:table-cell table:number-columns-repeated="2"/>
          <table:table-cell table:style-name="ce5" table:number-columns-repeated="7"/>
          <table:table-cell table:style-name="ce7" table:number-columns-repeated="2"/>
        </table:table-row>
        <table:table-row table:style-name="ro4">
          <table:table-cell table:formula="of:=[.A59]" office:value-type="string" office:string-value="SpU" calcext:value-type="string">
            <text:p>SpU</text:p>
          </table:table-cell>
          <table:table-cell table:style-name="ce2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Klaus</text:p>
          </table:table-cell>
          <table:table-cell table:style-name="ce1" office:value-type="string" calcext:value-type="string">
            <text:p>Starflinger</text:p>
          </table:table-cell>
          <table:table-cell table:style-name="ce1" office:value-type="string" calcext:value-type="string">
            <text:p>Germany</text:p>
          </table:table-cell>
          <table:table-cell table:style-name="ce2"/>
          <table:table-cell table:style-name="ce1" office:value-type="string" calcext:value-type="string">
            <text:p>DNS</text:p>
          </table:table-cell>
          <table:table-cell office:value-type="string" calcext:value-type="string">
            <text:p>DNS</text:p>
          </table:table-cell>
          <table:table-cell table:style-name="ce9" table:formula="of:=CONCATENATE(LOWER(LEFT([.D60]));LOWER(LEFT([.E60]));LOWER(LEFT([.F60])))" office:value-type="string" office:string-value="ksg" calcext:value-type="string">
            <text:p>ksg</text:p>
          </table:table-cell>
          <table:table-cell table:formula="of:=CONCATENATE(&quot;@ec14_&quot;;LOWER([.A60]);&quot;_&quot;;LOWER([.J60]);&quot; = @ec14_&quot;;LOWER([.A60]);&quot;.competitors.create! user: @&quot;;[.J60];&quot;, number: &quot;;[.C60])" office:value-type="string" office:string-value="@ec14_spu_ksg = @ec14_spu.competitors.create! user: @ksg, number: 105" calcext:value-type="string">
            <text:p>@ec14_spu_ksg = @ec14_spu.competitors.create! user: @ksg, number: 105</text:p>
          </table:table-cell>
          <table:table-cell table:formula="of:=IFERROR( CONCATENATE(&quot;result_time: &quot;;TEXT(VALUE(LEFT([.H60];2))*60+VALUE(MID(REPLACE([.H60];6;1;&quot;.&quot;);4;4));&quot;0.0##&quot;)) ;CONCATENATE(&quot;verdict: :&quot;;LOWER([.H60])))" office:value-type="string" office:string-value="verdict: :dns" calcext:value-type="string">
            <text:p>verdict: :dns</text:p>
          </table:table-cell>
          <table:table-cell table:formula="of:=CONCATENATE(&quot;@ec14_&quot;;LOWER([.$A60]);&quot;_day1_&quot;;[.$J60];&quot; = @ec14_&quot;;LOWER([.$A60]);&quot;_&quot;;[.$J60];&quot;.runs.create! race: @ec14_&quot;;LOWER([.$A60]);&quot;_day1, number: &quot;;[.$C60];&quot;, &quot;;[.L60])" office:value-type="string" office:string-value="@ec14_spu_day1_ksg = @ec14_spu_ksg.runs.create! race: @ec14_spu_day1, number: 105, verdict: :dns" calcext:value-type="string">
            <text:p>@ec14_spu_day1_ksg = @ec14_spu_ksg.runs.create! race: @ec14_spu_day1, number: 105, verdict: :dns</text:p>
          </table:table-cell>
          <table:table-cell table:formula="of:=IFERROR( CONCATENATE(&quot;result_time: &quot;;TEXT(VALUE(LEFT([.I60];2))*60+VALUE(MID(REPLACE([.I60];6;1;&quot;.&quot;);4;4));&quot;0.0##&quot;)) ;CONCATENATE(&quot;verdict: :&quot;;LOWER([.I60])))" office:value-type="string" office:string-value="verdict: :dns" calcext:value-type="string">
            <text:p>verdict: :dns</text:p>
          </table:table-cell>
          <table:table-cell table:formula="of:=CONCATENATE(&quot;@ec14_&quot;;LOWER([.$A60]);&quot;_day2_&quot;;[.$J60];&quot; = @ec14_&quot;;LOWER([.$A60]);&quot;_&quot;;[.$J60];&quot;.runs.create! race: @ec14_&quot;;LOWER([.$A60]);&quot;_day2, number: &quot;;[.$C60];&quot;, &quot;;[.N60])" office:value-type="string" office:string-value="@ec14_spu_day2_ksg = @ec14_spu_ksg.runs.create! race: @ec14_spu_day2, number: 105, verdict: :dns" calcext:value-type="string">
            <text:p>@ec14_spu_day2_ksg = @ec14_spu_ksg.runs.create! race: @ec14_spu_day2, number: 105, verdict: :dns</text:p>
          </table:table-cell>
          <table:table-cell table:number-columns-repeated="13"/>
          <table:table-cell table:style-name="ce5"/>
          <table:table-cell table:style-name="ce6"/>
          <table:table-cell table:number-columns-repeated="2"/>
          <table:table-cell table:style-name="ce5" table:number-columns-repeated="7"/>
          <table:table-cell table:style-name="ce7" table:number-columns-repeated="2"/>
        </table:table-row>
        <table:table-row table:style-name="ro4">
          <table:table-cell office:value-type="string" calcext:value-type="string">
            <text:p>MD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Cari</text:p>
          </table:table-cell>
          <table:table-cell table:style-name="ce1" office:value-type="string" calcext:value-type="string">
            <text:p>Rörström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string" calcext:value-type="string">
            <text:p>3:32:52,5</text:p>
          </table:table-cell>
          <table:table-cell table:style-name="ce1" office:value-type="string" calcext:value-type="string">
            <text:p>42:26,0</text:p>
          </table:table-cell>
          <table:table-cell table:style-name="ce1" office:value-type="string" calcext:value-type="string">
            <text:p>50:26,5</text:p>
          </table:table-cell>
          <table:table-cell table:style-name="ce9" table:formula="of:=CONCATENATE(LOWER(LEFT([.D61]));LOWER(LEFT([.E61]));LOWER(LEFT([.F61])))" office:value-type="string" office:string-value="crs" calcext:value-type="string">
            <text:p>crs</text:p>
          </table:table-cell>
          <table:table-cell table:formula="of:=CONCATENATE(&quot;@ec14_&quot;;LOWER([.A61]);&quot;_&quot;;LOWER([.J61]);&quot; = @ec14_&quot;;LOWER([.A61]);&quot;.competitors.create! user: @&quot;;[.J61];&quot;, number: &quot;;[.C61])" office:value-type="string" office:string-value="@ec14_md12_crs = @ec14_md12.competitors.create! user: @crs, number: 111" calcext:value-type="string">
            <text:p>@ec14_md12_crs = @ec14_md12.competitors.create! user: @crs, number: 111</text:p>
          </table:table-cell>
          <table:table-cell table:formula="of:=IFERROR( CONCATENATE(&quot;result_time: &quot;;TEXT(VALUE(LEFT([.H61];2))*60+VALUE(MID(REPLACE([.H61];6;1;&quot;.&quot;);4;4));&quot;0.0##&quot;)) ;CONCATENATE(&quot;verdict: :&quot;;LOWER([.H61])))" office:value-type="string" office:string-value="result_time: 2546.0" calcext:value-type="string">
            <text:p>result_time: 2546.0</text:p>
          </table:table-cell>
          <table:table-cell table:formula="of:=CONCATENATE(&quot;@ec14_&quot;;LOWER([.$A61]);&quot;_day1_&quot;;[.$J61];&quot; = @ec14_&quot;;LOWER([.$A61]);&quot;_&quot;;[.$J61];&quot;.runs.create! race: @ec14_&quot;;LOWER([.$A61]);&quot;_day1, number: &quot;;[.$C61];&quot;, &quot;;[.L61])" office:value-type="string" office:string-value="@ec14_md12_day1_crs = @ec14_md12_crs.runs.create! race: @ec14_md12_day1, number: 111, result_time: 2546.0" calcext:value-type="string">
            <text:p>@ec14_md12_day1_crs = @ec14_md12_crs.runs.create! race: @ec14_md12_day1, number: 111, result_time: 2546.0</text:p>
          </table:table-cell>
          <table:table-cell table:formula="of:=IFERROR( CONCATENATE(&quot;result_time: &quot;;TEXT(VALUE(LEFT([.I61];2))*60+VALUE(MID(REPLACE([.I61];6;1;&quot;.&quot;);4;4));&quot;0.0##&quot;)) ;CONCATENATE(&quot;verdict: :&quot;;LOWER([.I61])))" office:value-type="string" office:string-value="result_time: 3026.5" calcext:value-type="string">
            <text:p>result_time: 3026.5</text:p>
          </table:table-cell>
          <table:table-cell table:formula="of:=CONCATENATE(&quot;@ec14_&quot;;LOWER([.$A61]);&quot;_day2_&quot;;[.$J61];&quot; = @ec14_&quot;;LOWER([.$A61]);&quot;_&quot;;[.$J61];&quot;.runs.create! race: @ec14_&quot;;LOWER([.$A61]);&quot;_day2, number: &quot;;[.$C61];&quot;, &quot;;[.N61])" office:value-type="string" office:string-value="@ec14_md12_day2_crs = @ec14_md12_crs.runs.create! race: @ec14_md12_day2, number: 111, result_time: 3026.5" calcext:value-type="string">
            <text:p>@ec14_md12_day2_crs = @ec14_md12_crs.runs.create! race: @ec14_md12_day2, number: 111, result_time: 3026.5</text:p>
          </table:table-cell>
          <table:table-cell table:number-columns-repeated="13"/>
          <table:table-cell table:style-name="ce5"/>
          <table:table-cell table:style-name="ce6" table:number-columns-repeated="3"/>
          <table:table-cell table:style-name="ce5" table:number-columns-repeated="7"/>
          <table:table-cell table:style-name="ce7" table:number-columns-repeated="2"/>
        </table:table-row>
        <table:table-row table:style-name="ro4">
          <table:table-cell table:formula="of:=[.A61]" office:value-type="string" office:string-value="MD12" calcext:value-type="string">
            <text:p>MD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emy</text:p>
          </table:table-cell>
          <table:table-cell table:style-name="ce1" office:value-type="string" calcext:value-type="string">
            <text:p>Coster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3:46:32,6</text:p>
          </table:table-cell>
          <table:table-cell table:style-name="ce1" office:value-type="string" calcext:value-type="string">
            <text:p>47:27,9</text:p>
          </table:table-cell>
          <table:table-cell table:style-name="ce1" office:value-type="string" calcext:value-type="string">
            <text:p>59:04,7</text:p>
          </table:table-cell>
          <table:table-cell table:style-name="ce9" table:formula="of:=CONCATENATE(LOWER(LEFT([.D62]));LOWER(LEFT([.E62]));LOWER(LEFT([.F62])))" office:value-type="string" office:string-value="rcf" calcext:value-type="string">
            <text:p>rcf</text:p>
          </table:table-cell>
          <table:table-cell table:formula="of:=CONCATENATE(&quot;@ec14_&quot;;LOWER([.A62]);&quot;_&quot;;LOWER([.J62]);&quot; = @ec14_&quot;;LOWER([.A62]);&quot;.competitors.create! user: @&quot;;[.J62];&quot;, number: &quot;;[.C62])" office:value-type="string" office:string-value="@ec14_md12_rcf = @ec14_md12.competitors.create! user: @rcf, number: 112" calcext:value-type="string">
            <text:p>@ec14_md12_rcf = @ec14_md12.competitors.create! user: @rcf, number: 112</text:p>
          </table:table-cell>
          <table:table-cell table:formula="of:=IFERROR( CONCATENATE(&quot;result_time: &quot;;TEXT(VALUE(LEFT([.H62];2))*60+VALUE(MID(REPLACE([.H62];6;1;&quot;.&quot;);4;4));&quot;0.0##&quot;)) ;CONCATENATE(&quot;verdict: :&quot;;LOWER([.H62])))" office:value-type="string" office:string-value="result_time: 2847.9" calcext:value-type="string">
            <text:p>result_time: 2847.9</text:p>
          </table:table-cell>
          <table:table-cell table:formula="of:=CONCATENATE(&quot;@ec14_&quot;;LOWER([.$A62]);&quot;_day1_&quot;;[.$J62];&quot; = @ec14_&quot;;LOWER([.$A62]);&quot;_&quot;;[.$J62];&quot;.runs.create! race: @ec14_&quot;;LOWER([.$A62]);&quot;_day1, number: &quot;;[.$C62];&quot;, &quot;;[.L62])" office:value-type="string" office:string-value="@ec14_md12_day1_rcf = @ec14_md12_rcf.runs.create! race: @ec14_md12_day1, number: 112, result_time: 2847.9" calcext:value-type="string">
            <text:p>@ec14_md12_day1_rcf = @ec14_md12_rcf.runs.create! race: @ec14_md12_day1, number: 112, result_time: 2847.9</text:p>
          </table:table-cell>
          <table:table-cell table:formula="of:=IFERROR( CONCATENATE(&quot;result_time: &quot;;TEXT(VALUE(LEFT([.I62];2))*60+VALUE(MID(REPLACE([.I62];6;1;&quot;.&quot;);4;4));&quot;0.0##&quot;)) ;CONCATENATE(&quot;verdict: :&quot;;LOWER([.I62])))" office:value-type="string" office:string-value="result_time: 3544.7" calcext:value-type="string">
            <text:p>result_time: 3544.7</text:p>
          </table:table-cell>
          <table:table-cell table:formula="of:=CONCATENATE(&quot;@ec14_&quot;;LOWER([.$A62]);&quot;_day2_&quot;;[.$J62];&quot; = @ec14_&quot;;LOWER([.$A62]);&quot;_&quot;;[.$J62];&quot;.runs.create! race: @ec14_&quot;;LOWER([.$A62]);&quot;_day2, number: &quot;;[.$C62];&quot;, &quot;;[.N62])" office:value-type="string" office:string-value="@ec14_md12_day2_rcf = @ec14_md12_rcf.runs.create! race: @ec14_md12_day2, number: 112, result_time: 3544.7" calcext:value-type="string">
            <text:p>@ec14_md12_day2_rcf = @ec14_md12_rcf.runs.create! race: @ec14_md12_day2, number: 112, result_time: 3544.7</text:p>
          </table:table-cell>
          <table:table-cell table:number-columns-repeated="13"/>
          <table:table-cell table:style-name="ce5"/>
          <table:table-cell table:style-name="ce6" table:number-columns-repeated="3"/>
          <table:table-cell table:style-name="ce5" table:number-columns-repeated="7"/>
          <table:table-cell table:style-name="ce7" table:number-columns-repeated="2"/>
        </table:table-row>
        <table:table-row table:style-name="ro4">
          <table:table-cell table:formula="of:=[.A62]" office:value-type="string" office:string-value="MD12" calcext:value-type="string">
            <text:p>MD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Alister</text:p>
          </table:table-cell>
          <table:table-cell table:style-name="ce1" office:value-type="string" calcext:value-type="string">
            <text:p>Dunlop</text:p>
          </table:table-cell>
          <table:table-cell table:style-name="ce1" office:value-type="string" calcext:value-type="string">
            <text:p>Scotland</text:p>
          </table:table-cell>
          <table:table-cell table:style-name="ce1" office:value-type="string" calcext:value-type="string">
            <text:p>4:11:49,0</text:p>
          </table:table-cell>
          <table:table-cell table:style-name="ce1" office:value-type="string" calcext:value-type="string">
            <text:p>01:37,6</text:p>
          </table:table-cell>
          <table:table-cell table:style-name="ce1" office:value-type="string" calcext:value-type="string">
            <text:p>10:11,4</text:p>
          </table:table-cell>
          <table:table-cell table:style-name="ce9" table:formula="of:=CONCATENATE(LOWER(LEFT([.D63]));LOWER(LEFT([.E63]));LOWER(LEFT([.F63])))" office:value-type="string" office:string-value="ads" calcext:value-type="string">
            <text:p>ads</text:p>
          </table:table-cell>
          <table:table-cell table:formula="of:=CONCATENATE(&quot;@ec14_&quot;;LOWER([.A63]);&quot;_&quot;;LOWER([.J63]);&quot; = @ec14_&quot;;LOWER([.A63]);&quot;.competitors.create! user: @&quot;;[.J63];&quot;, number: &quot;;[.C63])" office:value-type="string" office:string-value="@ec14_md12_ads = @ec14_md12.competitors.create! user: @ads, number: 115" calcext:value-type="string">
            <text:p>@ec14_md12_ads = @ec14_md12.competitors.create! user: @ads, number: 115</text:p>
          </table:table-cell>
          <table:table-cell table:formula="of:=IFERROR( CONCATENATE(&quot;result_time: &quot;;TEXT(VALUE(LEFT([.H63];2))*60+VALUE(MID(REPLACE([.H63];6;1;&quot;.&quot;);4;4));&quot;0.0##&quot;)) ;CONCATENATE(&quot;verdict: :&quot;;LOWER([.H63])))" office:value-type="string" office:string-value="result_time: 97.6" calcext:value-type="string">
            <text:p>result_time: 97.6</text:p>
          </table:table-cell>
          <table:table-cell table:formula="of:=CONCATENATE(&quot;@ec14_&quot;;LOWER([.$A63]);&quot;_day1_&quot;;[.$J63];&quot; = @ec14_&quot;;LOWER([.$A63]);&quot;_&quot;;[.$J63];&quot;.runs.create! race: @ec14_&quot;;LOWER([.$A63]);&quot;_day1, number: &quot;;[.$C63];&quot;, &quot;;[.L63])" office:value-type="string" office:string-value="@ec14_md12_day1_ads = @ec14_md12_ads.runs.create! race: @ec14_md12_day1, number: 115, result_time: 97.6" calcext:value-type="string">
            <text:p>@ec14_md12_day1_ads = @ec14_md12_ads.runs.create! race: @ec14_md12_day1, number: 115, result_time: 97.6</text:p>
          </table:table-cell>
          <table:table-cell table:formula="of:=IFERROR( CONCATENATE(&quot;result_time: &quot;;TEXT(VALUE(LEFT([.I63];2))*60+VALUE(MID(REPLACE([.I63];6;1;&quot;.&quot;);4;4));&quot;0.0##&quot;)) ;CONCATENATE(&quot;verdict: :&quot;;LOWER([.I63])))" office:value-type="string" office:string-value="result_time: 611.4" calcext:value-type="string">
            <text:p>result_time: 611.4</text:p>
          </table:table-cell>
          <table:table-cell table:formula="of:=CONCATENATE(&quot;@ec14_&quot;;LOWER([.$A63]);&quot;_day2_&quot;;[.$J63];&quot; = @ec14_&quot;;LOWER([.$A63]);&quot;_&quot;;[.$J63];&quot;.runs.create! race: @ec14_&quot;;LOWER([.$A63]);&quot;_day2, number: &quot;;[.$C63];&quot;, &quot;;[.N63])" office:value-type="string" office:string-value="@ec14_md12_day2_ads = @ec14_md12_ads.runs.create! race: @ec14_md12_day2, number: 115, result_time: 611.4" calcext:value-type="string">
            <text:p>@ec14_md12_day2_ads = @ec14_md12_ads.runs.create! race: @ec14_md12_day2, number: 115, result_time: 611.4</text:p>
          </table:table-cell>
          <table:table-cell table:number-columns-repeated="13"/>
          <table:table-cell table:style-name="ce5"/>
          <table:table-cell table:style-name="ce6" table:number-columns-repeated="3"/>
          <table:table-cell table:style-name="ce5" table:number-columns-repeated="7"/>
          <table:table-cell table:style-name="ce7" table:number-columns-repeated="2"/>
        </table:table-row>
        <table:table-row table:style-name="ro4">
          <table:table-cell table:formula="of:=[.A63]" office:value-type="string" office:string-value="MD12" calcext:value-type="string">
            <text:p>MD12</text:p>
          </table:table-cell>
          <table:table-cell table:style-name="ce2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Panu</text:p>
          </table:table-cell>
          <table:table-cell table:style-name="ce1" office:value-type="string" calcext:value-type="string">
            <text:p>Sipilä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DNF</text:p>
          </table:table-cell>
          <table:table-cell table:style-name="ce1" office:value-type="string" calcext:value-type="string">
            <text:p>31:58,2</text:p>
          </table:table-cell>
          <table:table-cell table:style-name="ce1" office:value-type="string" calcext:value-type="string">
            <text:p>DNS</text:p>
          </table:table-cell>
          <table:table-cell table:style-name="ce9" table:formula="of:=CONCATENATE(LOWER(LEFT([.D64]));LOWER(LEFT([.E64]));LOWER(LEFT([.F64])))" office:value-type="string" office:string-value="psf" calcext:value-type="string">
            <text:p>psf</text:p>
          </table:table-cell>
          <table:table-cell table:formula="of:=CONCATENATE(&quot;@ec14_&quot;;LOWER([.A64]);&quot;_&quot;;LOWER([.J64]);&quot; = @ec14_&quot;;LOWER([.A64]);&quot;.competitors.create! user: @&quot;;[.J64];&quot;, number: &quot;;[.C64])" office:value-type="string" office:string-value="@ec14_md12_psf = @ec14_md12.competitors.create! user: @psf, number: 116" calcext:value-type="string">
            <text:p>@ec14_md12_psf = @ec14_md12.competitors.create! user: @psf, number: 116</text:p>
          </table:table-cell>
          <table:table-cell table:formula="of:=IFERROR( CONCATENATE(&quot;result_time: &quot;;TEXT(VALUE(LEFT([.H64];2))*60+VALUE(MID(REPLACE([.H64];6;1;&quot;.&quot;);4;4));&quot;0.0##&quot;)) ;CONCATENATE(&quot;verdict: :&quot;;LOWER([.H64])))" office:value-type="string" office:string-value="result_time: 1918.2" calcext:value-type="string">
            <text:p>result_time: 1918.2</text:p>
          </table:table-cell>
          <table:table-cell table:formula="of:=CONCATENATE(&quot;@ec14_&quot;;LOWER([.$A64]);&quot;_day1_&quot;;[.$J64];&quot; = @ec14_&quot;;LOWER([.$A64]);&quot;_&quot;;[.$J64];&quot;.runs.create! race: @ec14_&quot;;LOWER([.$A64]);&quot;_day1, number: &quot;;[.$C64];&quot;, &quot;;[.L64])" office:value-type="string" office:string-value="@ec14_md12_day1_psf = @ec14_md12_psf.runs.create! race: @ec14_md12_day1, number: 116, result_time: 1918.2" calcext:value-type="string">
            <text:p>@ec14_md12_day1_psf = @ec14_md12_psf.runs.create! race: @ec14_md12_day1, number: 116, result_time: 1918.2</text:p>
          </table:table-cell>
          <table:table-cell table:formula="of:=IFERROR( CONCATENATE(&quot;result_time: &quot;;TEXT(VALUE(LEFT([.I64];2))*60+VALUE(MID(REPLACE([.I64];6;1;&quot;.&quot;);4;4));&quot;0.0##&quot;)) ;CONCATENATE(&quot;verdict: :&quot;;LOWER([.I64])))" office:value-type="string" office:string-value="verdict: :dns" calcext:value-type="string">
            <text:p>verdict: :dns</text:p>
          </table:table-cell>
          <table:table-cell table:formula="of:=CONCATENATE(&quot;@ec14_&quot;;LOWER([.$A64]);&quot;_day2_&quot;;[.$J64];&quot; = @ec14_&quot;;LOWER([.$A64]);&quot;_&quot;;[.$J64];&quot;.runs.create! race: @ec14_&quot;;LOWER([.$A64]);&quot;_day2, number: &quot;;[.$C64];&quot;, &quot;;[.N64])" office:value-type="string" office:string-value="@ec14_md12_day2_psf = @ec14_md12_psf.runs.create! race: @ec14_md12_day2, number: 116, verdict: :dns" calcext:value-type="string">
            <text:p>@ec14_md12_day2_psf = @ec14_md12_psf.runs.create! race: @ec14_md12_day2, number: 116, verdict: :dns</text:p>
          </table:table-cell>
          <table:table-cell table:number-columns-repeated="13"/>
          <table:table-cell table:style-name="ce5"/>
          <table:table-cell table:style-name="ce6" table:number-columns-repeated="3"/>
          <table:table-cell table:style-name="ce5" table:number-columns-repeated="7"/>
          <table:table-cell table:style-name="ce7" table:number-columns-repeated="2"/>
        </table:table-row>
        <table:table-row table:style-name="ro4">
          <table:table-cell table:formula="of:=[.A64]" office:value-type="string" office:string-value="MD12" calcext:value-type="string">
            <text:p>MD12</text:p>
          </table:table-cell>
          <table:table-cell table:style-name="ce2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udi</text:p>
          </table:table-cell>
          <table:table-cell table:style-name="ce1" office:value-type="string" calcext:value-type="string">
            <text:p>Ropertz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string" calcext:value-type="string">
            <text:p>DNF</text:p>
          </table:table-cell>
          <table:table-cell table:style-name="ce1" office:value-type="string" calcext:value-type="string">
            <text:p>48:17,1</text:p>
          </table:table-cell>
          <table:table-cell table:style-name="ce1" office:value-type="string" calcext:value-type="string">
            <text:p>DNS</text:p>
          </table:table-cell>
          <table:table-cell table:style-name="ce9" table:formula="of:=CONCATENATE(LOWER(LEFT([.D65]));LOWER(LEFT([.E65]));LOWER(LEFT([.F65])))" office:value-type="string" office:string-value="rrg" calcext:value-type="string">
            <text:p>rrg</text:p>
          </table:table-cell>
          <table:table-cell table:formula="of:=CONCATENATE(&quot;@ec14_&quot;;LOWER([.A65]);&quot;_&quot;;LOWER([.J65]);&quot; = @ec14_&quot;;LOWER([.A65]);&quot;.competitors.create! user: @&quot;;[.J65];&quot;, number: &quot;;[.C65])" office:value-type="string" office:string-value="@ec14_md12_rrg = @ec14_md12.competitors.create! user: @rrg, number: 114" calcext:value-type="string">
            <text:p>@ec14_md12_rrg = @ec14_md12.competitors.create! user: @rrg, number: 114</text:p>
          </table:table-cell>
          <table:table-cell table:formula="of:=IFERROR( CONCATENATE(&quot;result_time: &quot;;TEXT(VALUE(LEFT([.H65];2))*60+VALUE(MID(REPLACE([.H65];6;1;&quot;.&quot;);4;4));&quot;0.0##&quot;)) ;CONCATENATE(&quot;verdict: :&quot;;LOWER([.H65])))" office:value-type="string" office:string-value="result_time: 2897.1" calcext:value-type="string">
            <text:p>result_time: 2897.1</text:p>
          </table:table-cell>
          <table:table-cell table:formula="of:=CONCATENATE(&quot;@ec14_&quot;;LOWER([.$A65]);&quot;_day1_&quot;;[.$J65];&quot; = @ec14_&quot;;LOWER([.$A65]);&quot;_&quot;;[.$J65];&quot;.runs.create! race: @ec14_&quot;;LOWER([.$A65]);&quot;_day1, number: &quot;;[.$C65];&quot;, &quot;;[.L65])" office:value-type="string" office:string-value="@ec14_md12_day1_rrg = @ec14_md12_rrg.runs.create! race: @ec14_md12_day1, number: 114, result_time: 2897.1" calcext:value-type="string">
            <text:p>@ec14_md12_day1_rrg = @ec14_md12_rrg.runs.create! race: @ec14_md12_day1, number: 114, result_time: 2897.1</text:p>
          </table:table-cell>
          <table:table-cell table:formula="of:=IFERROR( CONCATENATE(&quot;result_time: &quot;;TEXT(VALUE(LEFT([.I65];2))*60+VALUE(MID(REPLACE([.I65];6;1;&quot;.&quot;);4;4));&quot;0.0##&quot;)) ;CONCATENATE(&quot;verdict: :&quot;;LOWER([.I65])))" office:value-type="string" office:string-value="verdict: :dns" calcext:value-type="string">
            <text:p>verdict: :dns</text:p>
          </table:table-cell>
          <table:table-cell table:formula="of:=CONCATENATE(&quot;@ec14_&quot;;LOWER([.$A65]);&quot;_day2_&quot;;[.$J65];&quot; = @ec14_&quot;;LOWER([.$A65]);&quot;_&quot;;[.$J65];&quot;.runs.create! race: @ec14_&quot;;LOWER([.$A65]);&quot;_day2, number: &quot;;[.$C65];&quot;, &quot;;[.N65])" office:value-type="string" office:string-value="@ec14_md12_day2_rrg = @ec14_md12_rrg.runs.create! race: @ec14_md12_day2, number: 114, verdict: :dns" calcext:value-type="string">
            <text:p>@ec14_md12_day2_rrg = @ec14_md12_rrg.runs.create! race: @ec14_md12_day2, number: 114, verdict: :dns</text:p>
          </table:table-cell>
          <table:table-cell table:number-columns-repeated="9"/>
          <table:table-cell table:style-name="ce4"/>
          <table:table-cell table:number-columns-repeated="3"/>
          <table:table-cell table:style-name="ce5"/>
          <table:table-cell table:style-name="ce6" table:number-columns-repeated="3"/>
          <table:table-cell table:style-name="ce5" table:number-columns-repeated="7"/>
          <table:table-cell table:style-name="ce7" table:number-columns-repeated="2"/>
        </table:table-row>
        <table:table-row table:style-name="ro1">
          <table:table-cell table:formula="of:=[.A65]" office:value-type="string" office:string-value="MD12" calcext:value-type="string">
            <text:p>MD12</text:p>
          </table:table-cell>
          <table:table-cell table:style-name="ce2"/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Pavel</text:p>
          </table:table-cell>
          <table:table-cell table:style-name="ce1" office:value-type="string" calcext:value-type="string">
            <text:p>Pfeifer</text:p>
          </table:table-cell>
          <table:table-cell table:style-name="ce1" office:value-type="string" calcext:value-type="string">
            <text:p>CzechRepublic</text:p>
          </table:table-cell>
          <table:table-cell table:style-name="ce1" office:value-type="string" calcext:value-type="string">
            <text:p>DNS</text:p>
          </table:table-cell>
          <table:table-cell table:number-columns-repeated="2" office:value-type="string" calcext:value-type="string">
            <text:p>DNS</text:p>
          </table:table-cell>
          <table:table-cell table:style-name="ce9" table:formula="of:=CONCATENATE(LOWER(LEFT([.D66]));LOWER(LEFT([.E66]));LOWER(LEFT([.F66])))" office:value-type="string" office:string-value="ppc" calcext:value-type="string">
            <text:p>ppc</text:p>
          </table:table-cell>
          <table:table-cell table:formula="of:=CONCATENATE(&quot;@ec14_&quot;;LOWER([.A66]);&quot;_&quot;;LOWER([.J66]);&quot; = @ec14_&quot;;LOWER([.A66]);&quot;.competitors.create! user: @&quot;;[.J66];&quot;, number: &quot;;[.C66])" office:value-type="string" office:string-value="@ec14_md12_ppc = @ec14_md12.competitors.create! user: @ppc, number: 113" calcext:value-type="string">
            <text:p>@ec14_md12_ppc = @ec14_md12.competitors.create! user: @ppc, number: 113</text:p>
          </table:table-cell>
          <table:table-cell table:formula="of:=IFERROR( CONCATENATE(&quot;result_time: &quot;;TEXT(VALUE(LEFT([.H66];2))*60+VALUE(MID(REPLACE([.H66];6;1;&quot;.&quot;);4;4));&quot;0.0##&quot;)) ;CONCATENATE(&quot;verdict: :&quot;;LOWER([.H66])))" office:value-type="string" office:string-value="verdict: :dns" calcext:value-type="string">
            <text:p>verdict: :dns</text:p>
          </table:table-cell>
          <table:table-cell table:formula="of:=CONCATENATE(&quot;@ec14_&quot;;LOWER([.$A66]);&quot;_day1_&quot;;[.$J66];&quot; = @ec14_&quot;;LOWER([.$A66]);&quot;_&quot;;[.$J66];&quot;.runs.create! race: @ec14_&quot;;LOWER([.$A66]);&quot;_day1, number: &quot;;[.$C66];&quot;, &quot;;[.L66])" office:value-type="string" office:string-value="@ec14_md12_day1_ppc = @ec14_md12_ppc.runs.create! race: @ec14_md12_day1, number: 113, verdict: :dns" calcext:value-type="string">
            <text:p>@ec14_md12_day1_ppc = @ec14_md12_ppc.runs.create! race: @ec14_md12_day1, number: 113, verdict: :dns</text:p>
          </table:table-cell>
          <table:table-cell table:formula="of:=IFERROR( CONCATENATE(&quot;result_time: &quot;;TEXT(VALUE(LEFT([.I66];2))*60+VALUE(MID(REPLACE([.I66];6;1;&quot;.&quot;);4;4));&quot;0.0##&quot;)) ;CONCATENATE(&quot;verdict: :&quot;;LOWER([.I66])))" office:value-type="string" office:string-value="verdict: :dns" calcext:value-type="string">
            <text:p>verdict: :dns</text:p>
          </table:table-cell>
          <table:table-cell table:formula="of:=CONCATENATE(&quot;@ec14_&quot;;LOWER([.$A66]);&quot;_day2_&quot;;[.$J66];&quot; = @ec14_&quot;;LOWER([.$A66]);&quot;_&quot;;[.$J66];&quot;.runs.create! race: @ec14_&quot;;LOWER([.$A66]);&quot;_day2, number: &quot;;[.$C66];&quot;, &quot;;[.N66])" office:value-type="string" office:string-value="@ec14_md12_day2_ppc = @ec14_md12_ppc.runs.create! race: @ec14_md12_day2, number: 113, verdict: :dns" calcext:value-type="string">
            <text:p>@ec14_md12_day2_ppc = @ec14_md12_ppc.runs.create! race: @ec14_md12_day2, number: 113, verdict: :dns</text:p>
          </table:table-cell>
          <table:table-cell table:number-columns-repeated="13"/>
          <table:table-cell table:style-name="ce5"/>
          <table:table-cell table:style-name="ce6" table:number-columns-repeated="3"/>
          <table:table-cell table:style-name="ce5" table:number-columns-repeated="7"/>
          <table:table-cell table:style-name="ce7" table:number-columns-repeated="2"/>
        </table:table-row>
        <table:table-row table:style-name="ro1">
          <table:table-cell office:value-type="string" calcext:value-type="string">
            <text:p>MD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Pauliina</text:p>
          </table:table-cell>
          <table:table-cell table:style-name="ce1" office:value-type="string" calcext:value-type="string">
            <text:p>Kiiski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3:50:04,5</text:p>
          </table:table-cell>
          <table:table-cell table:style-name="ce1" office:value-type="string" calcext:value-type="string">
            <text:p>50:27,6</text:p>
          </table:table-cell>
          <table:table-cell table:style-name="ce1" office:value-type="string" calcext:value-type="string">
            <text:p>59:36,9</text:p>
          </table:table-cell>
          <table:table-cell table:style-name="ce9" table:formula="of:=CONCATENATE(LOWER(LEFT([.D67]));LOWER(LEFT([.E67]));LOWER(LEFT([.F67])))" office:value-type="string" office:string-value="pkf" calcext:value-type="string">
            <text:p>pkf</text:p>
          </table:table-cell>
          <table:table-cell table:formula="of:=CONCATENATE(&quot;@ec14_&quot;;LOWER([.A67]);&quot;_&quot;;LOWER([.J67]);&quot; = @ec14_&quot;;LOWER([.A67]);&quot;.competitors.create! user: @&quot;;[.J67];&quot;, number: &quot;;[.C67])" office:value-type="string" office:string-value="@ec14_md6_pkf = @ec14_md6.competitors.create! user: @pkf, number: 119" calcext:value-type="string">
            <text:p>@ec14_md6_pkf = @ec14_md6.competitors.create! user: @pkf, number: 119</text:p>
          </table:table-cell>
          <table:table-cell table:formula="of:=IFERROR( CONCATENATE(&quot;result_time: &quot;;TEXT(VALUE(LEFT([.H67];2))*60+VALUE(MID(REPLACE([.H67];6;1;&quot;.&quot;);4;4));&quot;0.0##&quot;)) ;CONCATENATE(&quot;verdict: :&quot;;LOWER([.H67])))" office:value-type="string" office:string-value="result_time: 3027.6" calcext:value-type="string">
            <text:p>result_time: 3027.6</text:p>
          </table:table-cell>
          <table:table-cell table:formula="of:=CONCATENATE(&quot;@ec14_&quot;;LOWER([.$A67]);&quot;_day1_&quot;;[.$J67];&quot; = @ec14_&quot;;LOWER([.$A67]);&quot;_&quot;;[.$J67];&quot;.runs.create! race: @ec14_&quot;;LOWER([.$A67]);&quot;_day1, number: &quot;;[.$C67];&quot;, &quot;;[.L67])" office:value-type="string" office:string-value="@ec14_md6_day1_pkf = @ec14_md6_pkf.runs.create! race: @ec14_md6_day1, number: 119, result_time: 3027.6" calcext:value-type="string">
            <text:p>@ec14_md6_day1_pkf = @ec14_md6_pkf.runs.create! race: @ec14_md6_day1, number: 119, result_time: 3027.6</text:p>
          </table:table-cell>
          <table:table-cell table:formula="of:=IFERROR( CONCATENATE(&quot;result_time: &quot;;TEXT(VALUE(LEFT([.I67];2))*60+VALUE(MID(REPLACE([.I67];6;1;&quot;.&quot;);4;4));&quot;0.0##&quot;)) ;CONCATENATE(&quot;verdict: :&quot;;LOWER([.I67])))" office:value-type="string" office:string-value="result_time: 3576.9" calcext:value-type="string">
            <text:p>result_time: 3576.9</text:p>
          </table:table-cell>
          <table:table-cell table:formula="of:=CONCATENATE(&quot;@ec14_&quot;;LOWER([.$A67]);&quot;_day2_&quot;;[.$J67];&quot; = @ec14_&quot;;LOWER([.$A67]);&quot;_&quot;;[.$J67];&quot;.runs.create! race: @ec14_&quot;;LOWER([.$A67]);&quot;_day2, number: &quot;;[.$C67];&quot;, &quot;;[.N67])" office:value-type="string" office:string-value="@ec14_md6_day2_pkf = @ec14_md6_pkf.runs.create! race: @ec14_md6_day2, number: 119, result_time: 3576.9" calcext:value-type="string">
            <text:p>@ec14_md6_day2_pkf = @ec14_md6_pkf.runs.create! race: @ec14_md6_day2, number: 119, result_time: 3576.9</text:p>
          </table:table-cell>
          <table:table-cell table:number-columns-repeated="13"/>
          <table:table-cell table:style-name="ce5"/>
          <table:table-cell table:style-name="ce6" table:number-columns-repeated="3"/>
          <table:table-cell table:style-name="ce5" table:number-columns-repeated="7"/>
          <table:table-cell table:style-name="ce7" table:number-columns-repeated="2"/>
        </table:table-row>
        <table:table-row table:style-name="ro1">
          <table:table-cell table:formula="of:=[.A67]" office:value-type="string" office:string-value="MD6" calcext:value-type="string">
            <text:p>MD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Aleksandr</text:p>
          </table:table-cell>
          <table:table-cell table:style-name="ce1" office:value-type="string" calcext:value-type="string">
            <text:p>Stoliarov</text:p>
          </table:table-cell>
          <table:table-cell table:style-name="ce1" office:value-type="string" calcext:value-type="string">
            <text:p>Russia</text:p>
          </table:table-cell>
          <table:table-cell table:style-name="ce1" office:value-type="string" calcext:value-type="string">
            <text:p>4:03:07,7</text:p>
          </table:table-cell>
          <table:table-cell table:style-name="ce1" office:value-type="string" calcext:value-type="string">
            <text:p>55:53,2</text:p>
          </table:table-cell>
          <table:table-cell table:style-name="ce1" office:value-type="string" calcext:value-type="string">
            <text:p>07:14,5</text:p>
          </table:table-cell>
          <table:table-cell table:style-name="ce9" table:formula="of:=CONCATENATE(LOWER(LEFT([.D68]));LOWER(LEFT([.E68]));LOWER(LEFT([.F68])))" office:value-type="string" office:string-value="asr" calcext:value-type="string">
            <text:p>asr</text:p>
          </table:table-cell>
          <table:table-cell table:formula="of:=CONCATENATE(&quot;@ec14_&quot;;LOWER([.A68]);&quot;_&quot;;LOWER([.J68]);&quot; = @ec14_&quot;;LOWER([.A68]);&quot;.competitors.create! user: @&quot;;[.J68];&quot;, number: &quot;;[.C68])" office:value-type="string" office:string-value="@ec14_md6_asr = @ec14_md6.competitors.create! user: @asr, number: 123" calcext:value-type="string">
            <text:p>@ec14_md6_asr = @ec14_md6.competitors.create! user: @asr, number: 123</text:p>
          </table:table-cell>
          <table:table-cell table:formula="of:=IFERROR( CONCATENATE(&quot;result_time: &quot;;TEXT(VALUE(LEFT([.H68];2))*60+VALUE(MID(REPLACE([.H68];6;1;&quot;.&quot;);4;4));&quot;0.0##&quot;)) ;CONCATENATE(&quot;verdict: :&quot;;LOWER([.H68])))" office:value-type="string" office:string-value="result_time: 3353.2" calcext:value-type="string">
            <text:p>result_time: 3353.2</text:p>
          </table:table-cell>
          <table:table-cell table:formula="of:=CONCATENATE(&quot;@ec14_&quot;;LOWER([.$A68]);&quot;_day1_&quot;;[.$J68];&quot; = @ec14_&quot;;LOWER([.$A68]);&quot;_&quot;;[.$J68];&quot;.runs.create! race: @ec14_&quot;;LOWER([.$A68]);&quot;_day1, number: &quot;;[.$C68];&quot;, &quot;;[.L68])" office:value-type="string" office:string-value="@ec14_md6_day1_asr = @ec14_md6_asr.runs.create! race: @ec14_md6_day1, number: 123, result_time: 3353.2" calcext:value-type="string">
            <text:p>@ec14_md6_day1_asr = @ec14_md6_asr.runs.create! race: @ec14_md6_day1, number: 123, result_time: 3353.2</text:p>
          </table:table-cell>
          <table:table-cell table:formula="of:=IFERROR( CONCATENATE(&quot;result_time: &quot;;TEXT(VALUE(LEFT([.I68];2))*60+VALUE(MID(REPLACE([.I68];6;1;&quot;.&quot;);4;4));&quot;0.0##&quot;)) ;CONCATENATE(&quot;verdict: :&quot;;LOWER([.I68])))" office:value-type="string" office:string-value="result_time: 434.5" calcext:value-type="string">
            <text:p>result_time: 434.5</text:p>
          </table:table-cell>
          <table:table-cell table:formula="of:=CONCATENATE(&quot;@ec14_&quot;;LOWER([.$A68]);&quot;_day2_&quot;;[.$J68];&quot; = @ec14_&quot;;LOWER([.$A68]);&quot;_&quot;;[.$J68];&quot;.runs.create! race: @ec14_&quot;;LOWER([.$A68]);&quot;_day2, number: &quot;;[.$C68];&quot;, &quot;;[.N68])" office:value-type="string" office:string-value="@ec14_md6_day2_asr = @ec14_md6_asr.runs.create! race: @ec14_md6_day2, number: 123, result_time: 434.5" calcext:value-type="string">
            <text:p>@ec14_md6_day2_asr = @ec14_md6_asr.runs.create! race: @ec14_md6_day2, number: 123, result_time: 434.5</text:p>
          </table:table-cell>
          <table:table-cell table:number-columns-repeated="13"/>
          <table:table-cell table:style-name="ce5"/>
          <table:table-cell table:style-name="ce6" table:number-columns-repeated="3"/>
          <table:table-cell table:style-name="ce5" table:number-columns-repeated="7"/>
          <table:table-cell table:style-name="ce7" table:number-columns-repeated="2"/>
        </table:table-row>
        <table:table-row table:style-name="ro1">
          <table:table-cell table:formula="of:=[.A68]" office:value-type="string" office:string-value="MD6" calcext:value-type="string">
            <text:p>MD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Martin</text:p>
          </table:table-cell>
          <table:table-cell table:style-name="ce1" office:value-type="string" calcext:value-type="string">
            <text:p>Vrtel</text:p>
          </table:table-cell>
          <table:table-cell table:style-name="ce1" office:value-type="string" calcext:value-type="string">
            <text:p>CzechRepublic</text:p>
          </table:table-cell>
          <table:table-cell table:style-name="ce1" office:value-type="string" calcext:value-type="string">
            <text:p>4:04:20,2</text:p>
          </table:table-cell>
          <table:table-cell table:style-name="ce1" office:value-type="string" calcext:value-type="string">
            <text:p>55:01,0</text:p>
          </table:table-cell>
          <table:table-cell table:style-name="ce1" office:value-type="string" calcext:value-type="string">
            <text:p>09:19,2</text:p>
          </table:table-cell>
          <table:table-cell table:style-name="ce9" table:formula="of:=CONCATENATE(LOWER(LEFT([.D69]));LOWER(LEFT([.E69]));LOWER(LEFT([.F69])))" office:value-type="string" office:string-value="mvc" calcext:value-type="string">
            <text:p>mvc</text:p>
          </table:table-cell>
          <table:table-cell table:formula="of:=CONCATENATE(&quot;@ec14_&quot;;LOWER([.A69]);&quot;_&quot;;LOWER([.J69]);&quot; = @ec14_&quot;;LOWER([.A69]);&quot;.competitors.create! user: @&quot;;[.J69];&quot;, number: &quot;;[.C69])" office:value-type="string" office:string-value="@ec14_md6_mvc = @ec14_md6.competitors.create! user: @mvc, number: 120" calcext:value-type="string">
            <text:p>@ec14_md6_mvc = @ec14_md6.competitors.create! user: @mvc, number: 120</text:p>
          </table:table-cell>
          <table:table-cell table:formula="of:=IFERROR( CONCATENATE(&quot;result_time: &quot;;TEXT(VALUE(LEFT([.H69];2))*60+VALUE(MID(REPLACE([.H69];6;1;&quot;.&quot;);4;4));&quot;0.0##&quot;)) ;CONCATENATE(&quot;verdict: :&quot;;LOWER([.H69])))" office:value-type="string" office:string-value="result_time: 3301.0" calcext:value-type="string">
            <text:p>result_time: 3301.0</text:p>
          </table:table-cell>
          <table:table-cell table:formula="of:=CONCATENATE(&quot;@ec14_&quot;;LOWER([.$A69]);&quot;_day1_&quot;;[.$J69];&quot; = @ec14_&quot;;LOWER([.$A69]);&quot;_&quot;;[.$J69];&quot;.runs.create! race: @ec14_&quot;;LOWER([.$A69]);&quot;_day1, number: &quot;;[.$C69];&quot;, &quot;;[.L69])" office:value-type="string" office:string-value="@ec14_md6_day1_mvc = @ec14_md6_mvc.runs.create! race: @ec14_md6_day1, number: 120, result_time: 3301.0" calcext:value-type="string">
            <text:p>@ec14_md6_day1_mvc = @ec14_md6_mvc.runs.create! race: @ec14_md6_day1, number: 120, result_time: 3301.0</text:p>
          </table:table-cell>
          <table:table-cell table:formula="of:=IFERROR( CONCATENATE(&quot;result_time: &quot;;TEXT(VALUE(LEFT([.I69];2))*60+VALUE(MID(REPLACE([.I69];6;1;&quot;.&quot;);4;4));&quot;0.0##&quot;)) ;CONCATENATE(&quot;verdict: :&quot;;LOWER([.I69])))" office:value-type="string" office:string-value="result_time: 559.2" calcext:value-type="string">
            <text:p>result_time: 559.2</text:p>
          </table:table-cell>
          <table:table-cell table:formula="of:=CONCATENATE(&quot;@ec14_&quot;;LOWER([.$A69]);&quot;_day2_&quot;;[.$J69];&quot; = @ec14_&quot;;LOWER([.$A69]);&quot;_&quot;;[.$J69];&quot;.runs.create! race: @ec14_&quot;;LOWER([.$A69]);&quot;_day2, number: &quot;;[.$C69];&quot;, &quot;;[.N69])" office:value-type="string" office:string-value="@ec14_md6_day2_mvc = @ec14_md6_mvc.runs.create! race: @ec14_md6_day2, number: 120, result_time: 559.2" calcext:value-type="string">
            <text:p>@ec14_md6_day2_mvc = @ec14_md6_mvc.runs.create! race: @ec14_md6_day2, number: 120, result_time: 559.2</text:p>
          </table:table-cell>
          <table:table-cell table:number-columns-repeated="13"/>
          <table:table-cell table:style-name="ce5"/>
          <table:table-cell table:style-name="ce6" table:number-columns-repeated="3"/>
          <table:table-cell table:style-name="ce5" table:number-columns-repeated="7"/>
          <table:table-cell table:style-name="ce7" table:number-columns-repeated="2"/>
        </table:table-row>
        <table:table-row table:style-name="ro1">
          <table:table-cell table:formula="of:=[.A69]" office:value-type="string" office:string-value="MD6" calcext:value-type="string">
            <text:p>MD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Grzegorz</text:p>
          </table:table-cell>
          <table:table-cell table:style-name="ce1" office:value-type="string" calcext:value-type="string">
            <text:p>Burzynski</text:p>
          </table:table-cell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4:15:38,9</text:p>
          </table:table-cell>
          <table:table-cell table:style-name="ce1" office:value-type="string" calcext:value-type="string">
            <text:p>01:10,4</text:p>
          </table:table-cell>
          <table:table-cell table:style-name="ce1" office:value-type="string" calcext:value-type="string">
            <text:p>14:28,5</text:p>
          </table:table-cell>
          <table:table-cell table:style-name="ce9" table:formula="of:=CONCATENATE(LOWER(LEFT([.D70]));LOWER(LEFT([.E70]));LOWER(LEFT([.F70])))" office:value-type="string" office:string-value="gbp" calcext:value-type="string">
            <text:p>gbp</text:p>
          </table:table-cell>
          <table:table-cell table:formula="of:=CONCATENATE(&quot;@ec14_&quot;;LOWER([.A70]);&quot;_&quot;;LOWER([.J70]);&quot; = @ec14_&quot;;LOWER([.A70]);&quot;.competitors.create! user: @&quot;;[.J70];&quot;, number: &quot;;[.C70])" office:value-type="string" office:string-value="@ec14_md6_gbp = @ec14_md6.competitors.create! user: @gbp, number: 122" calcext:value-type="string">
            <text:p>@ec14_md6_gbp = @ec14_md6.competitors.create! user: @gbp, number: 122</text:p>
          </table:table-cell>
          <table:table-cell table:formula="of:=IFERROR( CONCATENATE(&quot;result_time: &quot;;TEXT(VALUE(LEFT([.H70];2))*60+VALUE(MID(REPLACE([.H70];6;1;&quot;.&quot;);4;4));&quot;0.0##&quot;)) ;CONCATENATE(&quot;verdict: :&quot;;LOWER([.H70])))" office:value-type="string" office:string-value="result_time: 70.4" calcext:value-type="string">
            <text:p>result_time: 70.4</text:p>
          </table:table-cell>
          <table:table-cell table:formula="of:=CONCATENATE(&quot;@ec14_&quot;;LOWER([.$A70]);&quot;_day1_&quot;;[.$J70];&quot; = @ec14_&quot;;LOWER([.$A70]);&quot;_&quot;;[.$J70];&quot;.runs.create! race: @ec14_&quot;;LOWER([.$A70]);&quot;_day1, number: &quot;;[.$C70];&quot;, &quot;;[.L70])" office:value-type="string" office:string-value="@ec14_md6_day1_gbp = @ec14_md6_gbp.runs.create! race: @ec14_md6_day1, number: 122, result_time: 70.4" calcext:value-type="string">
            <text:p>@ec14_md6_day1_gbp = @ec14_md6_gbp.runs.create! race: @ec14_md6_day1, number: 122, result_time: 70.4</text:p>
          </table:table-cell>
          <table:table-cell table:formula="of:=IFERROR( CONCATENATE(&quot;result_time: &quot;;TEXT(VALUE(LEFT([.I70];2))*60+VALUE(MID(REPLACE([.I70];6;1;&quot;.&quot;);4;4));&quot;0.0##&quot;)) ;CONCATENATE(&quot;verdict: :&quot;;LOWER([.I70])))" office:value-type="string" office:string-value="result_time: 868.5" calcext:value-type="string">
            <text:p>result_time: 868.5</text:p>
          </table:table-cell>
          <table:table-cell table:formula="of:=CONCATENATE(&quot;@ec14_&quot;;LOWER([.$A70]);&quot;_day2_&quot;;[.$J70];&quot; = @ec14_&quot;;LOWER([.$A70]);&quot;_&quot;;[.$J70];&quot;.runs.create! race: @ec14_&quot;;LOWER([.$A70]);&quot;_day2, number: &quot;;[.$C70];&quot;, &quot;;[.N70])" office:value-type="string" office:string-value="@ec14_md6_day2_gbp = @ec14_md6_gbp.runs.create! race: @ec14_md6_day2, number: 122, result_time: 868.5" calcext:value-type="string">
            <text:p>@ec14_md6_day2_gbp = @ec14_md6_gbp.runs.create! race: @ec14_md6_day2, number: 122, result_time: 868.5</text:p>
          </table:table-cell>
          <table:table-cell table:number-columns-repeated="13"/>
          <table:table-cell table:style-name="ce5"/>
          <table:table-cell table:style-name="ce6" table:number-columns-repeated="3"/>
          <table:table-cell table:style-name="ce5" table:number-columns-repeated="7"/>
          <table:table-cell table:style-name="ce7" table:number-columns-repeated="2"/>
        </table:table-row>
        <table:table-row table:style-name="ro1">
          <table:table-cell table:formula="of:=[.A70]" office:value-type="string" office:string-value="MD6" calcext:value-type="string">
            <text:p>MD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Horst</text:p>
          </table:table-cell>
          <table:table-cell table:style-name="ce1" office:value-type="string" calcext:value-type="string">
            <text:p>Maas</text:p>
          </table:table-cell>
          <table:table-cell table:style-name="ce1" office:value-type="string" calcext:value-type="string">
            <text:p>Austria</text:p>
          </table:table-cell>
          <table:table-cell table:style-name="ce1" office:value-type="string" calcext:value-type="string">
            <text:p>4:16:05,7</text:p>
          </table:table-cell>
          <table:table-cell table:style-name="ce1" office:value-type="string" calcext:value-type="string">
            <text:p>06:08,8</text:p>
          </table:table-cell>
          <table:table-cell table:style-name="ce1" office:value-type="string" calcext:value-type="string">
            <text:p>09:56,9</text:p>
          </table:table-cell>
          <table:table-cell table:style-name="ce9" table:formula="of:=CONCATENATE(LOWER(LEFT([.D71]));LOWER(LEFT([.E71]));LOWER(LEFT([.F71])))" office:value-type="string" office:string-value="hma" calcext:value-type="string">
            <text:p>hma</text:p>
          </table:table-cell>
          <table:table-cell table:formula="of:=CONCATENATE(&quot;@ec14_&quot;;LOWER([.A71]);&quot;_&quot;;LOWER([.J71]);&quot; = @ec14_&quot;;LOWER([.A71]);&quot;.competitors.create! user: @&quot;;[.J71];&quot;, number: &quot;;[.C71])" office:value-type="string" office:string-value="@ec14_md6_hma = @ec14_md6.competitors.create! user: @hma, number: 126" calcext:value-type="string">
            <text:p>@ec14_md6_hma = @ec14_md6.competitors.create! user: @hma, number: 126</text:p>
          </table:table-cell>
          <table:table-cell table:formula="of:=IFERROR( CONCATENATE(&quot;result_time: &quot;;TEXT(VALUE(LEFT([.H71];2))*60+VALUE(MID(REPLACE([.H71];6;1;&quot;.&quot;);4;4));&quot;0.0##&quot;)) ;CONCATENATE(&quot;verdict: :&quot;;LOWER([.H71])))" office:value-type="string" office:string-value="result_time: 368.8" calcext:value-type="string">
            <text:p>result_time: 368.8</text:p>
          </table:table-cell>
          <table:table-cell table:formula="of:=CONCATENATE(&quot;@ec14_&quot;;LOWER([.$A71]);&quot;_day1_&quot;;[.$J71];&quot; = @ec14_&quot;;LOWER([.$A71]);&quot;_&quot;;[.$J71];&quot;.runs.create! race: @ec14_&quot;;LOWER([.$A71]);&quot;_day1, number: &quot;;[.$C71];&quot;, &quot;;[.L71])" office:value-type="string" office:string-value="@ec14_md6_day1_hma = @ec14_md6_hma.runs.create! race: @ec14_md6_day1, number: 126, result_time: 368.8" calcext:value-type="string">
            <text:p>@ec14_md6_day1_hma = @ec14_md6_hma.runs.create! race: @ec14_md6_day1, number: 126, result_time: 368.8</text:p>
          </table:table-cell>
          <table:table-cell table:formula="of:=IFERROR( CONCATENATE(&quot;result_time: &quot;;TEXT(VALUE(LEFT([.I71];2))*60+VALUE(MID(REPLACE([.I71];6;1;&quot;.&quot;);4;4));&quot;0.0##&quot;)) ;CONCATENATE(&quot;verdict: :&quot;;LOWER([.I71])))" office:value-type="string" office:string-value="result_time: 596.9" calcext:value-type="string">
            <text:p>result_time: 596.9</text:p>
          </table:table-cell>
          <table:table-cell table:formula="of:=CONCATENATE(&quot;@ec14_&quot;;LOWER([.$A71]);&quot;_day2_&quot;;[.$J71];&quot; = @ec14_&quot;;LOWER([.$A71]);&quot;_&quot;;[.$J71];&quot;.runs.create! race: @ec14_&quot;;LOWER([.$A71]);&quot;_day2, number: &quot;;[.$C71];&quot;, &quot;;[.N71])" office:value-type="string" office:string-value="@ec14_md6_day2_hma = @ec14_md6_hma.runs.create! race: @ec14_md6_day2, number: 126, result_time: 596.9" calcext:value-type="string">
            <text:p>@ec14_md6_day2_hma = @ec14_md6_hma.runs.create! race: @ec14_md6_day2, number: 126, result_time: 596.9</text:p>
          </table:table-cell>
          <table:table-cell table:number-columns-repeated="13"/>
          <table:table-cell table:style-name="ce5"/>
          <table:table-cell table:style-name="ce6" table:number-columns-repeated="3"/>
          <table:table-cell table:style-name="ce5" table:number-columns-repeated="7"/>
          <table:table-cell table:style-name="ce7" table:number-columns-repeated="2"/>
        </table:table-row>
        <table:table-row table:style-name="ro1">
          <table:table-cell table:formula="of:=[.A71]" office:value-type="string" office:string-value="MD6" calcext:value-type="string">
            <text:p>MD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Johan</text:p>
          </table:table-cell>
          <table:table-cell table:style-name="ce1" office:value-type="string" calcext:value-type="string">
            <text:p>Sernheim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string" calcext:value-type="string">
            <text:p>4:19:14,1</text:p>
          </table:table-cell>
          <table:table-cell table:style-name="ce1" office:value-type="string" calcext:value-type="string">
            <text:p>00:48,7</text:p>
          </table:table-cell>
          <table:table-cell table:style-name="ce1" office:value-type="string" calcext:value-type="string">
            <text:p>18:25,4</text:p>
          </table:table-cell>
          <table:table-cell table:style-name="ce9" table:formula="of:=CONCATENATE(LOWER(LEFT([.D72]));LOWER(LEFT([.E72]));LOWER(LEFT([.F72])))" office:value-type="string" office:string-value="jss" calcext:value-type="string">
            <text:p>jss</text:p>
          </table:table-cell>
          <table:table-cell table:formula="of:=CONCATENATE(&quot;@ec14_&quot;;LOWER([.A72]);&quot;_&quot;;LOWER([.J72]);&quot; = @ec14_&quot;;LOWER([.A72]);&quot;.competitors.create! user: @&quot;;[.J72];&quot;, number: &quot;;[.C72])" office:value-type="string" office:string-value="@ec14_md6_jss = @ec14_md6.competitors.create! user: @jss, number: 118" calcext:value-type="string">
            <text:p>@ec14_md6_jss = @ec14_md6.competitors.create! user: @jss, number: 118</text:p>
          </table:table-cell>
          <table:table-cell table:formula="of:=IFERROR( CONCATENATE(&quot;result_time: &quot;;TEXT(VALUE(LEFT([.H72];2))*60+VALUE(MID(REPLACE([.H72];6;1;&quot;.&quot;);4;4));&quot;0.0##&quot;)) ;CONCATENATE(&quot;verdict: :&quot;;LOWER([.H72])))" office:value-type="string" office:string-value="result_time: 48.7" calcext:value-type="string">
            <text:p>result_time: 48.7</text:p>
          </table:table-cell>
          <table:table-cell table:formula="of:=CONCATENATE(&quot;@ec14_&quot;;LOWER([.$A72]);&quot;_day1_&quot;;[.$J72];&quot; = @ec14_&quot;;LOWER([.$A72]);&quot;_&quot;;[.$J72];&quot;.runs.create! race: @ec14_&quot;;LOWER([.$A72]);&quot;_day1, number: &quot;;[.$C72];&quot;, &quot;;[.L72])" office:value-type="string" office:string-value="@ec14_md6_day1_jss = @ec14_md6_jss.runs.create! race: @ec14_md6_day1, number: 118, result_time: 48.7" calcext:value-type="string">
            <text:p>@ec14_md6_day1_jss = @ec14_md6_jss.runs.create! race: @ec14_md6_day1, number: 118, result_time: 48.7</text:p>
          </table:table-cell>
          <table:table-cell table:formula="of:=IFERROR( CONCATENATE(&quot;result_time: &quot;;TEXT(VALUE(LEFT([.I72];2))*60+VALUE(MID(REPLACE([.I72];6;1;&quot;.&quot;);4;4));&quot;0.0##&quot;)) ;CONCATENATE(&quot;verdict: :&quot;;LOWER([.I72])))" office:value-type="string" office:string-value="result_time: 1105.4" calcext:value-type="string">
            <text:p>result_time: 1105.4</text:p>
          </table:table-cell>
          <table:table-cell table:formula="of:=CONCATENATE(&quot;@ec14_&quot;;LOWER([.$A72]);&quot;_day2_&quot;;[.$J72];&quot; = @ec14_&quot;;LOWER([.$A72]);&quot;_&quot;;[.$J72];&quot;.runs.create! race: @ec14_&quot;;LOWER([.$A72]);&quot;_day2, number: &quot;;[.$C72];&quot;, &quot;;[.N72])" office:value-type="string" office:string-value="@ec14_md6_day2_jss = @ec14_md6_jss.runs.create! race: @ec14_md6_day2, number: 118, result_time: 1105.4" calcext:value-type="string">
            <text:p>@ec14_md6_day2_jss = @ec14_md6_jss.runs.create! race: @ec14_md6_day2, number: 118, result_time: 1105.4</text:p>
          </table:table-cell>
          <table:table-cell table:number-columns-repeated="13"/>
          <table:table-cell table:style-name="ce5"/>
          <table:table-cell table:style-name="ce6" table:number-columns-repeated="3"/>
          <table:table-cell table:style-name="ce5" table:number-columns-repeated="7"/>
          <table:table-cell table:style-name="ce7" table:number-columns-repeated="2"/>
        </table:table-row>
        <table:table-row table:style-name="ro1">
          <table:table-cell table:formula="of:=[.A72]" office:value-type="string" office:string-value="MD6" calcext:value-type="string">
            <text:p>MD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Joni</text:p>
          </table:table-cell>
          <table:table-cell table:style-name="ce1" office:value-type="string" calcext:value-type="string">
            <text:p>Elomaa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4:19:58,2</text:p>
          </table:table-cell>
          <table:table-cell table:style-name="ce1" office:value-type="string" calcext:value-type="string">
            <text:p>58:13,6</text:p>
          </table:table-cell>
          <table:table-cell table:style-name="ce1" office:value-type="string" calcext:value-type="string">
            <text:p>21:44,6</text:p>
          </table:table-cell>
          <table:table-cell table:style-name="ce9" table:formula="of:=CONCATENATE(LOWER(LEFT([.D73]));LOWER(LEFT([.E73]));LOWER(LEFT([.F73])))" office:value-type="string" office:string-value="jef" calcext:value-type="string">
            <text:p>jef</text:p>
          </table:table-cell>
          <table:table-cell table:formula="of:=CONCATENATE(&quot;@ec14_&quot;;LOWER([.A73]);&quot;_&quot;;LOWER([.J73]);&quot; = @ec14_&quot;;LOWER([.A73]);&quot;.competitors.create! user: @&quot;;[.J73];&quot;, number: &quot;;[.C73])" office:value-type="string" office:string-value="@ec14_md6_jef = @ec14_md6.competitors.create! user: @jef, number: 117" calcext:value-type="string">
            <text:p>@ec14_md6_jef = @ec14_md6.competitors.create! user: @jef, number: 117</text:p>
          </table:table-cell>
          <table:table-cell table:formula="of:=IFERROR( CONCATENATE(&quot;result_time: &quot;;TEXT(VALUE(LEFT([.H73];2))*60+VALUE(MID(REPLACE([.H73];6;1;&quot;.&quot;);4;4));&quot;0.0##&quot;)) ;CONCATENATE(&quot;verdict: :&quot;;LOWER([.H73])))" office:value-type="string" office:string-value="result_time: 3493.6" calcext:value-type="string">
            <text:p>result_time: 3493.6</text:p>
          </table:table-cell>
          <table:table-cell table:formula="of:=CONCATENATE(&quot;@ec14_&quot;;LOWER([.$A73]);&quot;_day1_&quot;;[.$J73];&quot; = @ec14_&quot;;LOWER([.$A73]);&quot;_&quot;;[.$J73];&quot;.runs.create! race: @ec14_&quot;;LOWER([.$A73]);&quot;_day1, number: &quot;;[.$C73];&quot;, &quot;;[.L73])" office:value-type="string" office:string-value="@ec14_md6_day1_jef = @ec14_md6_jef.runs.create! race: @ec14_md6_day1, number: 117, result_time: 3493.6" calcext:value-type="string">
            <text:p>@ec14_md6_day1_jef = @ec14_md6_jef.runs.create! race: @ec14_md6_day1, number: 117, result_time: 3493.6</text:p>
          </table:table-cell>
          <table:table-cell table:formula="of:=IFERROR( CONCATENATE(&quot;result_time: &quot;;TEXT(VALUE(LEFT([.I73];2))*60+VALUE(MID(REPLACE([.I73];6;1;&quot;.&quot;);4;4));&quot;0.0##&quot;)) ;CONCATENATE(&quot;verdict: :&quot;;LOWER([.I73])))" office:value-type="string" office:string-value="result_time: 1304.6" calcext:value-type="string">
            <text:p>result_time: 1304.6</text:p>
          </table:table-cell>
          <table:table-cell table:formula="of:=CONCATENATE(&quot;@ec14_&quot;;LOWER([.$A73]);&quot;_day2_&quot;;[.$J73];&quot; = @ec14_&quot;;LOWER([.$A73]);&quot;_&quot;;[.$J73];&quot;.runs.create! race: @ec14_&quot;;LOWER([.$A73]);&quot;_day2, number: &quot;;[.$C73];&quot;, &quot;;[.N73])" office:value-type="string" office:string-value="@ec14_md6_day2_jef = @ec14_md6_jef.runs.create! race: @ec14_md6_day2, number: 117, result_time: 1304.6" calcext:value-type="string">
            <text:p>@ec14_md6_day2_jef = @ec14_md6_jef.runs.create! race: @ec14_md6_day2, number: 117, result_time: 1304.6</text:p>
          </table:table-cell>
          <table:table-cell table:number-columns-repeated="13"/>
          <table:table-cell table:style-name="ce5"/>
          <table:table-cell table:style-name="ce6" table:number-columns-repeated="3"/>
          <table:table-cell table:style-name="ce5" table:number-columns-repeated="7"/>
          <table:table-cell table:style-name="ce7" table:number-columns-repeated="2"/>
        </table:table-row>
        <table:table-row table:style-name="ro1">
          <table:table-cell table:formula="of:=[.A73]" office:value-type="string" office:string-value="MD6" calcext:value-type="string">
            <text:p>MD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Kati</text:p>
          </table:table-cell>
          <table:table-cell table:style-name="ce1" office:value-type="string" calcext:value-type="string">
            <text:p>Kumpulainen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4:20:47,4</text:p>
          </table:table-cell>
          <table:table-cell table:style-name="ce1" office:value-type="string" calcext:value-type="string">
            <text:p>08:11,8</text:p>
          </table:table-cell>
          <table:table-cell table:style-name="ce1" office:value-type="string" calcext:value-type="string">
            <text:p>12:35,6</text:p>
          </table:table-cell>
          <table:table-cell table:style-name="ce9" table:formula="of:=CONCATENATE(LOWER(LEFT([.D74]));LOWER(LEFT([.E74]));LOWER(LEFT([.F74])))" office:value-type="string" office:string-value="kkf" calcext:value-type="string">
            <text:p>kkf</text:p>
          </table:table-cell>
          <table:table-cell table:formula="of:=CONCATENATE(&quot;@ec14_&quot;;LOWER([.A74]);&quot;_&quot;;LOWER([.J74]);&quot; = @ec14_&quot;;LOWER([.A74]);&quot;.competitors.create! user: @&quot;;[.J74];&quot;, number: &quot;;[.C74])" office:value-type="string" office:string-value="@ec14_md6_kkf = @ec14_md6.competitors.create! user: @kkf, number: 124" calcext:value-type="string">
            <text:p>@ec14_md6_kkf = @ec14_md6.competitors.create! user: @kkf, number: 124</text:p>
          </table:table-cell>
          <table:table-cell table:formula="of:=IFERROR( CONCATENATE(&quot;result_time: &quot;;TEXT(VALUE(LEFT([.H74];2))*60+VALUE(MID(REPLACE([.H74];6;1;&quot;.&quot;);4;4));&quot;0.0##&quot;)) ;CONCATENATE(&quot;verdict: :&quot;;LOWER([.H74])))" office:value-type="string" office:string-value="result_time: 491.8" calcext:value-type="string">
            <text:p>result_time: 491.8</text:p>
          </table:table-cell>
          <table:table-cell table:formula="of:=CONCATENATE(&quot;@ec14_&quot;;LOWER([.$A74]);&quot;_day1_&quot;;[.$J74];&quot; = @ec14_&quot;;LOWER([.$A74]);&quot;_&quot;;[.$J74];&quot;.runs.create! race: @ec14_&quot;;LOWER([.$A74]);&quot;_day1, number: &quot;;[.$C74];&quot;, &quot;;[.L74])" office:value-type="string" office:string-value="@ec14_md6_day1_kkf = @ec14_md6_kkf.runs.create! race: @ec14_md6_day1, number: 124, result_time: 491.8" calcext:value-type="string">
            <text:p>@ec14_md6_day1_kkf = @ec14_md6_kkf.runs.create! race: @ec14_md6_day1, number: 124, result_time: 491.8</text:p>
          </table:table-cell>
          <table:table-cell table:formula="of:=IFERROR( CONCATENATE(&quot;result_time: &quot;;TEXT(VALUE(LEFT([.I74];2))*60+VALUE(MID(REPLACE([.I74];6;1;&quot;.&quot;);4;4));&quot;0.0##&quot;)) ;CONCATENATE(&quot;verdict: :&quot;;LOWER([.I74])))" office:value-type="string" office:string-value="result_time: 755.6" calcext:value-type="string">
            <text:p>result_time: 755.6</text:p>
          </table:table-cell>
          <table:table-cell table:formula="of:=CONCATENATE(&quot;@ec14_&quot;;LOWER([.$A74]);&quot;_day2_&quot;;[.$J74];&quot; = @ec14_&quot;;LOWER([.$A74]);&quot;_&quot;;[.$J74];&quot;.runs.create! race: @ec14_&quot;;LOWER([.$A74]);&quot;_day2, number: &quot;;[.$C74];&quot;, &quot;;[.N74])" office:value-type="string" office:string-value="@ec14_md6_day2_kkf = @ec14_md6_kkf.runs.create! race: @ec14_md6_day2, number: 124, result_time: 755.6" calcext:value-type="string">
            <text:p>@ec14_md6_day2_kkf = @ec14_md6_kkf.runs.create! race: @ec14_md6_day2, number: 124, result_time: 755.6</text:p>
          </table:table-cell>
          <table:table-cell table:number-columns-repeated="13"/>
          <table:table-cell table:style-name="ce5"/>
          <table:table-cell table:style-name="ce6" table:number-columns-repeated="3"/>
          <table:table-cell table:style-name="ce5" table:number-columns-repeated="7"/>
          <table:table-cell table:style-name="ce7" table:number-columns-repeated="2"/>
        </table:table-row>
        <table:table-row table:style-name="ro1">
          <table:table-cell table:formula="of:=[.A74]" office:value-type="string" office:string-value="MD6" calcext:value-type="string">
            <text:p>MD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Suvi</text:p>
          </table:table-cell>
          <table:table-cell table:style-name="ce1" office:value-type="string" calcext:value-type="string">
            <text:p>Lahtinen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4:37:42,1</text:p>
          </table:table-cell>
          <table:table-cell table:style-name="ce1" office:value-type="string" calcext:value-type="string">
            <text:p>13:46,8</text:p>
          </table:table-cell>
          <table:table-cell table:style-name="ce1" office:value-type="string" calcext:value-type="string">
            <text:p>23:55,3</text:p>
          </table:table-cell>
          <table:table-cell table:style-name="ce9" table:formula="of:=CONCATENATE(LOWER(LEFT([.D75]));LOWER(LEFT([.E75]));LOWER(LEFT([.F75])))" office:value-type="string" office:string-value="slf" calcext:value-type="string">
            <text:p>slf</text:p>
          </table:table-cell>
          <table:table-cell table:formula="of:=CONCATENATE(&quot;@ec14_&quot;;LOWER([.A75]);&quot;_&quot;;LOWER([.J75]);&quot; = @ec14_&quot;;LOWER([.A75]);&quot;.competitors.create! user: @&quot;;[.J75];&quot;, number: &quot;;[.C75])" office:value-type="string" office:string-value="@ec14_md6_slf = @ec14_md6.competitors.create! user: @slf, number: 127" calcext:value-type="string">
            <text:p>@ec14_md6_slf = @ec14_md6.competitors.create! user: @slf, number: 127</text:p>
          </table:table-cell>
          <table:table-cell table:formula="of:=IFERROR( CONCATENATE(&quot;result_time: &quot;;TEXT(VALUE(LEFT([.H75];2))*60+VALUE(MID(REPLACE([.H75];6;1;&quot;.&quot;);4;4));&quot;0.0##&quot;)) ;CONCATENATE(&quot;verdict: :&quot;;LOWER([.H75])))" office:value-type="string" office:string-value="result_time: 826.8" calcext:value-type="string">
            <text:p>result_time: 826.8</text:p>
          </table:table-cell>
          <table:table-cell table:formula="of:=CONCATENATE(&quot;@ec14_&quot;;LOWER([.$A75]);&quot;_day1_&quot;;[.$J75];&quot; = @ec14_&quot;;LOWER([.$A75]);&quot;_&quot;;[.$J75];&quot;.runs.create! race: @ec14_&quot;;LOWER([.$A75]);&quot;_day1, number: &quot;;[.$C75];&quot;, &quot;;[.L75])" office:value-type="string" office:string-value="@ec14_md6_day1_slf = @ec14_md6_slf.runs.create! race: @ec14_md6_day1, number: 127, result_time: 826.8" calcext:value-type="string">
            <text:p>@ec14_md6_day1_slf = @ec14_md6_slf.runs.create! race: @ec14_md6_day1, number: 127, result_time: 826.8</text:p>
          </table:table-cell>
          <table:table-cell table:formula="of:=IFERROR( CONCATENATE(&quot;result_time: &quot;;TEXT(VALUE(LEFT([.I75];2))*60+VALUE(MID(REPLACE([.I75];6;1;&quot;.&quot;);4;4));&quot;0.0##&quot;)) ;CONCATENATE(&quot;verdict: :&quot;;LOWER([.I75])))" office:value-type="string" office:string-value="result_time: 1435.3" calcext:value-type="string">
            <text:p>result_time: 1435.3</text:p>
          </table:table-cell>
          <table:table-cell table:formula="of:=CONCATENATE(&quot;@ec14_&quot;;LOWER([.$A75]);&quot;_day2_&quot;;[.$J75];&quot; = @ec14_&quot;;LOWER([.$A75]);&quot;_&quot;;[.$J75];&quot;.runs.create! race: @ec14_&quot;;LOWER([.$A75]);&quot;_day2, number: &quot;;[.$C75];&quot;, &quot;;[.N75])" office:value-type="string" office:string-value="@ec14_md6_day2_slf = @ec14_md6_slf.runs.create! race: @ec14_md6_day2, number: 127, result_time: 1435.3" calcext:value-type="string">
            <text:p>@ec14_md6_day2_slf = @ec14_md6_slf.runs.create! race: @ec14_md6_day2, number: 127, result_time: 1435.3</text:p>
          </table:table-cell>
          <table:table-cell table:number-columns-repeated="13"/>
          <table:table-cell table:style-name="ce5"/>
          <table:table-cell table:style-name="ce6" table:number-columns-repeated="3"/>
          <table:table-cell table:style-name="ce5" table:number-columns-repeated="7"/>
          <table:table-cell table:style-name="ce7" table:number-columns-repeated="2"/>
        </table:table-row>
        <table:table-row table:style-name="ro1">
          <table:table-cell table:formula="of:=[.A75]" office:value-type="string" office:string-value="MD6" calcext:value-type="string">
            <text:p>MD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Gregor</text:p>
          </table:table-cell>
          <table:table-cell table:style-name="ce1" office:value-type="string" calcext:value-type="string">
            <text:p>Zdenek</text:p>
          </table:table-cell>
          <table:table-cell table:style-name="ce1" office:value-type="string" calcext:value-type="string">
            <text:p>CzechRepublic</text:p>
          </table:table-cell>
          <table:table-cell table:style-name="ce1" office:value-type="string" calcext:value-type="string">
            <text:p>4:51:34,2</text:p>
          </table:table-cell>
          <table:table-cell table:style-name="ce1" office:value-type="string" calcext:value-type="string">
            <text:p>17:39,7</text:p>
          </table:table-cell>
          <table:table-cell table:style-name="ce1" office:value-type="string" calcext:value-type="string">
            <text:p>33:54,5</text:p>
          </table:table-cell>
          <table:table-cell table:style-name="ce9" table:formula="of:=CONCATENATE(LOWER(LEFT([.D76]));LOWER(LEFT([.E76]));LOWER(LEFT([.F76])))" office:value-type="string" office:string-value="gzc" calcext:value-type="string">
            <text:p>gzc</text:p>
          </table:table-cell>
          <table:table-cell table:formula="of:=CONCATENATE(&quot;@ec14_&quot;;LOWER([.A76]);&quot;_&quot;;LOWER([.J76]);&quot; = @ec14_&quot;;LOWER([.A76]);&quot;.competitors.create! user: @&quot;;[.J76];&quot;, number: &quot;;[.C76])" office:value-type="string" office:string-value="@ec14_md6_gzc = @ec14_md6.competitors.create! user: @gzc, number: 121" calcext:value-type="string">
            <text:p>@ec14_md6_gzc = @ec14_md6.competitors.create! user: @gzc, number: 121</text:p>
          </table:table-cell>
          <table:table-cell table:formula="of:=IFERROR( CONCATENATE(&quot;result_time: &quot;;TEXT(VALUE(LEFT([.H76];2))*60+VALUE(MID(REPLACE([.H76];6;1;&quot;.&quot;);4;4));&quot;0.0##&quot;)) ;CONCATENATE(&quot;verdict: :&quot;;LOWER([.H76])))" office:value-type="string" office:string-value="result_time: 1059.7" calcext:value-type="string">
            <text:p>result_time: 1059.7</text:p>
          </table:table-cell>
          <table:table-cell table:formula="of:=CONCATENATE(&quot;@ec14_&quot;;LOWER([.$A76]);&quot;_day1_&quot;;[.$J76];&quot; = @ec14_&quot;;LOWER([.$A76]);&quot;_&quot;;[.$J76];&quot;.runs.create! race: @ec14_&quot;;LOWER([.$A76]);&quot;_day1, number: &quot;;[.$C76];&quot;, &quot;;[.L76])" office:value-type="string" office:string-value="@ec14_md6_day1_gzc = @ec14_md6_gzc.runs.create! race: @ec14_md6_day1, number: 121, result_time: 1059.7" calcext:value-type="string">
            <text:p>@ec14_md6_day1_gzc = @ec14_md6_gzc.runs.create! race: @ec14_md6_day1, number: 121, result_time: 1059.7</text:p>
          </table:table-cell>
          <table:table-cell table:formula="of:=IFERROR( CONCATENATE(&quot;result_time: &quot;;TEXT(VALUE(LEFT([.I76];2))*60+VALUE(MID(REPLACE([.I76];6;1;&quot;.&quot;);4;4));&quot;0.0##&quot;)) ;CONCATENATE(&quot;verdict: :&quot;;LOWER([.I76])))" office:value-type="string" office:string-value="result_time: 2034.5" calcext:value-type="string">
            <text:p>result_time: 2034.5</text:p>
          </table:table-cell>
          <table:table-cell table:formula="of:=CONCATENATE(&quot;@ec14_&quot;;LOWER([.$A76]);&quot;_day2_&quot;;[.$J76];&quot; = @ec14_&quot;;LOWER([.$A76]);&quot;_&quot;;[.$J76];&quot;.runs.create! race: @ec14_&quot;;LOWER([.$A76]);&quot;_day2, number: &quot;;[.$C76];&quot;, &quot;;[.N76])" office:value-type="string" office:string-value="@ec14_md6_day2_gzc = @ec14_md6_gzc.runs.create! race: @ec14_md6_day2, number: 121, result_time: 2034.5" calcext:value-type="string">
            <text:p>@ec14_md6_day2_gzc = @ec14_md6_gzc.runs.create! race: @ec14_md6_day2, number: 121, result_time: 2034.5</text:p>
          </table:table-cell>
          <table:table-cell table:number-columns-repeated="13"/>
          <table:table-cell table:style-name="ce5"/>
          <table:table-cell table:style-name="ce6" table:number-columns-repeated="3"/>
          <table:table-cell table:style-name="ce5" table:number-columns-repeated="7"/>
          <table:table-cell table:style-name="ce7" table:number-columns-repeated="2"/>
        </table:table-row>
        <table:table-row table:style-name="ro1">
          <table:table-cell table:formula="of:=[.A76]" office:value-type="string" office:string-value="MD6" calcext:value-type="string">
            <text:p>MD6</text:p>
          </table:table-cell>
          <table:table-cell table:style-name="ce2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Pia</text:p>
          </table:table-cell>
          <table:table-cell table:style-name="ce1" office:value-type="string" calcext:value-type="string">
            <text:p>Alpua</text:p>
          </table:table-cell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DNF</text:p>
          </table:table-cell>
          <table:table-cell table:style-name="ce1" office:value-type="string" calcext:value-type="string">
            <text:p>37:48,2</text:p>
          </table:table-cell>
          <table:table-cell table:style-name="ce1" office:value-type="string" calcext:value-type="string">
            <text:p>DNS</text:p>
          </table:table-cell>
          <table:table-cell table:style-name="ce9" table:formula="of:=CONCATENATE(LOWER(LEFT([.D77]));LOWER(LEFT([.E77]));LOWER(LEFT([.F77])))" office:value-type="string" office:string-value="paf" calcext:value-type="string">
            <text:p>paf</text:p>
          </table:table-cell>
          <table:table-cell table:formula="of:=CONCATENATE(&quot;@ec14_&quot;;LOWER([.A77]);&quot;_&quot;;LOWER([.J77]);&quot; = @ec14_&quot;;LOWER([.A77]);&quot;.competitors.create! user: @&quot;;[.J77];&quot;, number: &quot;;[.C77])" office:value-type="string" office:string-value="@ec14_md6_paf = @ec14_md6.competitors.create! user: @paf, number: 125" calcext:value-type="string">
            <text:p>@ec14_md6_paf = @ec14_md6.competitors.create! user: @paf, number: 125</text:p>
          </table:table-cell>
          <table:table-cell table:formula="of:=IFERROR( CONCATENATE(&quot;result_time: &quot;;TEXT(VALUE(LEFT([.H77];2))*60+VALUE(MID(REPLACE([.H77];6;1;&quot;.&quot;);4;4));&quot;0.0##&quot;)) ;CONCATENATE(&quot;verdict: :&quot;;LOWER([.H77])))" office:value-type="string" office:string-value="result_time: 2268.2" calcext:value-type="string">
            <text:p>result_time: 2268.2</text:p>
          </table:table-cell>
          <table:table-cell table:formula="of:=CONCATENATE(&quot;@ec14_&quot;;LOWER([.$A77]);&quot;_day1_&quot;;[.$J77];&quot; = @ec14_&quot;;LOWER([.$A77]);&quot;_&quot;;[.$J77];&quot;.runs.create! race: @ec14_&quot;;LOWER([.$A77]);&quot;_day1, number: &quot;;[.$C77];&quot;, &quot;;[.L77])" office:value-type="string" office:string-value="@ec14_md6_day1_paf = @ec14_md6_paf.runs.create! race: @ec14_md6_day1, number: 125, result_time: 2268.2" calcext:value-type="string">
            <text:p>@ec14_md6_day1_paf = @ec14_md6_paf.runs.create! race: @ec14_md6_day1, number: 125, result_time: 2268.2</text:p>
          </table:table-cell>
          <table:table-cell table:formula="of:=IFERROR( CONCATENATE(&quot;result_time: &quot;;TEXT(VALUE(LEFT([.I77];2))*60+VALUE(MID(REPLACE([.I77];6;1;&quot;.&quot;);4;4));&quot;0.0##&quot;)) ;CONCATENATE(&quot;verdict: :&quot;;LOWER([.I77])))" office:value-type="string" office:string-value="verdict: :dns" calcext:value-type="string">
            <text:p>verdict: :dns</text:p>
          </table:table-cell>
          <table:table-cell table:formula="of:=CONCATENATE(&quot;@ec14_&quot;;LOWER([.$A77]);&quot;_day2_&quot;;[.$J77];&quot; = @ec14_&quot;;LOWER([.$A77]);&quot;_&quot;;[.$J77];&quot;.runs.create! race: @ec14_&quot;;LOWER([.$A77]);&quot;_day2, number: &quot;;[.$C77];&quot;, &quot;;[.N77])" office:value-type="string" office:string-value="@ec14_md6_day2_paf = @ec14_md6_paf.runs.create! race: @ec14_md6_day2, number: 125, verdict: :dns" calcext:value-type="string">
            <text:p>@ec14_md6_day2_paf = @ec14_md6_paf.runs.create! race: @ec14_md6_day2, number: 125, verdict: :dns</text:p>
          </table:table-cell>
          <table:table-cell table:number-columns-repeated="13"/>
          <table:table-cell table:style-name="ce5"/>
          <table:table-cell table:style-name="ce6" table:number-columns-repeated="3"/>
          <table:table-cell table:style-name="ce5" table:number-columns-repeated="7"/>
          <table:table-cell table:style-name="ce7" table:number-columns-repeated="2"/>
        </table:table-row>
        <table:table-row table:style-name="ro1" table:number-rows-repeated="331">
          <table:table-cell table:number-columns-repeated="41"/>
        </table:table-row>
        <table:table-row table:style-name="ro1">
          <table:table-cell table:number-columns-repeated="41"/>
        </table:table-row>
        <calcext:conditional-formats>
          <calcext:conditional-format calcext:target-range-address="new_table.J1:new_table.J77">
            <calcext:condition calcext:apply-style-name="Untitled1" calcext:value="duplicate" calcext:base-cell-address="new_table.J1"/>
          </calcext:conditional-format>
        </calcext:conditional-formats>
      </table:table>
      <table:table table:name="Sheet5" table:style-name="ta1"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p4</text:p>
          </table:table-cell>
          <table:table-cell table:formula="of:=CONCATENATE(&quot;@ec14_&quot;;LOWER([.A1]);&quot;_day1 = @ec14_&quot;;[.A1];&quot;.races.create! name: 'Sp4 7,2km Day 1', status: :closed, race_format: @rf_tt&quot;)" office:value-type="string" office:string-value="@ec14_sp4_day1 = @ec14_sp4.races.create! name: 'Sp4 7,2km Day 1', status: :closed, race_format: @rf_tt" calcext:value-type="string">
            <text:p>@ec14_sp4_day1 = @ec14_sp4.races.create! name: 'Sp4 7,2km Day 1', status: :closed, race_format: @rf_tt</text:p>
          </table:table-cell>
          <table:table-cell table:formula="of:=CONCATENATE(&quot;@ec14_&quot;;LOWER([.A1]);&quot;_day2 = @ec14_&quot;;[.A1];&quot;.races.create! name: 'Sp4 7,2km Day 2', status: :closed, race_format: @rf_tt&quot;)" office:value-type="string" office:string-value="@ec14_sp4_day2 = @ec14_sp4.races.create! name: 'Sp4 7,2km Day 2', status: :closed, race_format: @rf_tt" calcext:value-type="string">
            <text:p>@ec14_sp4_day2 = @ec14_sp4.races.create! name: 'Sp4 7,2km Day 2', status: :closed, race_format: @rf_tt</text:p>
          </table:table-cell>
        </table:table-row>
        <table:table-row table:style-name="ro1">
          <table:table-cell office:value-type="string" calcext:value-type="string">
            <text:p>sp4j</text:p>
          </table:table-cell>
          <table:table-cell table:formula="of:=CONCATENATE(&quot;@ec14_&quot;;LOWER([.A2]);&quot;_day1 = @ec14_&quot;;[.A2];&quot;.races.create! name: 'Sp4 7,2km Day 1', status: :closed, race_format: @rf_tt&quot;)" office:value-type="string" office:string-value="@ec14_sp4j_day1 = @ec14_sp4j.races.create! name: 'Sp4 7,2km Day 1', status: :closed, race_format: @rf_tt" calcext:value-type="string">
            <text:p>@ec14_sp4j_day1 = @ec14_sp4j.races.create! name: 'Sp4 7,2km Day 1', status: :closed, race_format: @rf_tt</text:p>
          </table:table-cell>
          <table:table-cell table:formula="of:=CONCATENATE(&quot;@ec14_&quot;;LOWER([.A2]);&quot;_day2 = @ec14_&quot;;[.A2];&quot;.races.create! name: 'Sp4 7,2km Day 2', status: :closed, race_format: @rf_tt&quot;)" office:value-type="string" office:string-value="@ec14_sp4j_day2 = @ec14_sp4j.races.create! name: 'Sp4 7,2km Day 2', status: :closed, race_format: @rf_tt" calcext:value-type="string">
            <text:p>@ec14_sp4j_day2 = @ec14_sp4j.races.create! name: 'Sp4 7,2km Day 2', status: :closed, race_format: @rf_tt</text:p>
          </table:table-cell>
        </table:table-row>
        <table:table-row table:style-name="ro1">
          <table:table-cell office:value-type="string" calcext:value-type="string">
            <text:p>sp6</text:p>
          </table:table-cell>
          <table:table-cell table:formula="of:=CONCATENATE(&quot;@ec14_&quot;;LOWER([.A3]);&quot;_day1 = @ec14_&quot;;[.A3];&quot;.races.create! name: 'Sp4 7,2km Day 1', status: :closed, race_format: @rf_tt&quot;)" office:value-type="string" office:string-value="@ec14_sp6_day1 = @ec14_sp6.races.create! name: 'Sp4 7,2km Day 1', status: :closed, race_format: @rf_tt" calcext:value-type="string">
            <text:p>@ec14_sp6_day1 = @ec14_sp6.races.create! name: 'Sp4 7,2km Day 1', status: :closed, race_format: @rf_tt</text:p>
          </table:table-cell>
          <table:table-cell table:formula="of:=CONCATENATE(&quot;@ec14_&quot;;LOWER([.A3]);&quot;_day2 = @ec14_&quot;;[.A3];&quot;.races.create! name: 'Sp4 7,2km Day 2', status: :closed, race_format: @rf_tt&quot;)" office:value-type="string" office:string-value="@ec14_sp6_day2 = @ec14_sp6.races.create! name: 'Sp4 7,2km Day 2', status: :closed, race_format: @rf_tt" calcext:value-type="string">
            <text:p>@ec14_sp6_day2 = @ec14_sp6.races.create! name: 'Sp4 7,2km Day 2', status: :closed, race_format: @rf_tt</text:p>
          </table:table-cell>
        </table:table-row>
        <table:table-row table:style-name="ro1">
          <table:table-cell office:value-type="string" calcext:value-type="string">
            <text:p>sp8</text:p>
          </table:table-cell>
          <table:table-cell table:formula="of:=CONCATENATE(&quot;@ec14_&quot;;LOWER([.A4]);&quot;_day1 = @ec14_&quot;;[.A4];&quot;.races.create! name: 'Sp4 7,2km Day 1', status: :closed, race_format: @rf_tt&quot;)" office:value-type="string" office:string-value="@ec14_sp8_day1 = @ec14_sp8.races.create! name: 'Sp4 7,2km Day 1', status: :closed, race_format: @rf_tt" calcext:value-type="string">
            <text:p>@ec14_sp8_day1 = @ec14_sp8.races.create! name: 'Sp4 7,2km Day 1', status: :closed, race_format: @rf_tt</text:p>
          </table:table-cell>
          <table:table-cell table:formula="of:=CONCATENATE(&quot;@ec14_&quot;;LOWER([.A4]);&quot;_day2 = @ec14_&quot;;[.A4];&quot;.races.create! name: 'Sp4 7,2km Day 2', status: :closed, race_format: @rf_tt&quot;)" office:value-type="string" office:string-value="@ec14_sp8_day2 = @ec14_sp8.races.create! name: 'Sp4 7,2km Day 2', status: :closed, race_format: @rf_tt" calcext:value-type="string">
            <text:p>@ec14_sp8_day2 = @ec14_sp8.races.create! name: 'Sp4 7,2km Day 2', status: :closed, race_format: @rf_tt</text:p>
          </table:table-cell>
        </table:table-row>
        <table:table-row table:style-name="ro1">
          <table:table-cell office:value-type="string" calcext:value-type="string">
            <text:p>spu</text:p>
          </table:table-cell>
          <table:table-cell table:formula="of:=CONCATENATE(&quot;@ec14_&quot;;LOWER([.A5]);&quot;_day1 = @ec14_&quot;;[.A5];&quot;.races.create! name: 'Sp4 7,2km Day 1', status: :closed, race_format: @rf_tt&quot;)" office:value-type="string" office:string-value="@ec14_spu_day1 = @ec14_spu.races.create! name: 'Sp4 7,2km Day 1', status: :closed, race_format: @rf_tt" calcext:value-type="string">
            <text:p>@ec14_spu_day1 = @ec14_spu.races.create! name: 'Sp4 7,2km Day 1', status: :closed, race_format: @rf_tt</text:p>
          </table:table-cell>
          <table:table-cell table:formula="of:=CONCATENATE(&quot;@ec14_&quot;;LOWER([.A5]);&quot;_day2 = @ec14_&quot;;[.A5];&quot;.races.create! name: 'Sp4 7,2km Day 2', status: :closed, race_format: @rf_tt&quot;)" office:value-type="string" office:string-value="@ec14_spu_day2 = @ec14_spu.races.create! name: 'Sp4 7,2km Day 2', status: :closed, race_format: @rf_tt" calcext:value-type="string">
            <text:p>@ec14_spu_day2 = @ec14_spu.races.create! name: 'Sp4 7,2km Day 2', status: :closed, race_format: @rf_tt</text:p>
          </table:table-cell>
        </table:table-row>
        <table:table-row table:style-name="ro1">
          <table:table-cell office:value-type="string" calcext:value-type="string">
            <text:p>md12</text:p>
          </table:table-cell>
          <table:table-cell table:formula="of:=CONCATENATE(&quot;@ec14_&quot;;LOWER([.A6]);&quot;_day1 = @ec14_&quot;;[.A6];&quot;.races.create! name: 'Sp4 7,2km Day 1', status: :closed, race_format: @rf_tt&quot;)" office:value-type="string" office:string-value="@ec14_md12_day1 = @ec14_md12.races.create! name: 'Sp4 7,2km Day 1', status: :closed, race_format: @rf_tt" calcext:value-type="string">
            <text:p>@ec14_md12_day1 = @ec14_md12.races.create! name: 'Sp4 7,2km Day 1', status: :closed, race_format: @rf_tt</text:p>
          </table:table-cell>
          <table:table-cell table:formula="of:=CONCATENATE(&quot;@ec14_&quot;;LOWER([.A6]);&quot;_day2 = @ec14_&quot;;[.A6];&quot;.races.create! name: 'Sp4 7,2km Day 2', status: :closed, race_format: @rf_tt&quot;)" office:value-type="string" office:string-value="@ec14_md12_day2 = @ec14_md12.races.create! name: 'Sp4 7,2km Day 2', status: :closed, race_format: @rf_tt" calcext:value-type="string">
            <text:p>@ec14_md12_day2 = @ec14_md12.races.create! name: 'Sp4 7,2km Day 2', status: :closed, race_format: @rf_tt</text:p>
          </table:table-cell>
        </table:table-row>
        <table:table-row table:style-name="ro1">
          <table:table-cell office:value-type="string" calcext:value-type="string">
            <text:p>md6</text:p>
          </table:table-cell>
          <table:table-cell table:formula="of:=CONCATENATE(&quot;@ec14_&quot;;LOWER([.A7]);&quot;_day1 = @ec14_&quot;;[.A7];&quot;.races.create! name: 'Sp4 7,2km Day 1', status: :closed, race_format: @rf_tt&quot;)" office:value-type="string" office:string-value="@ec14_md6_day1 = @ec14_md6.races.create! name: 'Sp4 7,2km Day 1', status: :closed, race_format: @rf_tt" calcext:value-type="string">
            <text:p>@ec14_md6_day1 = @ec14_md6.races.create! name: 'Sp4 7,2km Day 1', status: :closed, race_format: @rf_tt</text:p>
          </table:table-cell>
          <table:table-cell table:formula="of:=CONCATENATE(&quot;@ec14_&quot;;LOWER([.A7]);&quot;_day2 = @ec14_&quot;;[.A7];&quot;.races.create! name: 'Sp4 7,2km Day 2', status: :closed, race_format: @rf_tt&quot;)" office:value-type="string" office:string-value="@ec14_md6_day2 = @ec14_md6.races.create! name: 'Sp4 7,2km Day 2', status: :closed, race_format: @rf_tt" calcext:value-type="string">
            <text:p>@ec14_md6_day2 = @ec14_md6.races.create! name: 'Sp4 7,2km Day 2', status: :closed, race_format: @rf_tt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nm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rel</text:p>
          </table:table-cell>
          <table:table-cell table:number-columns-repeated="2"/>
        </table:table-row>
      </table:table>
      <table:table table:name="ec14 ski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10"/>
        <table:table-column table:style-name="co1" table:default-cell-style-name="ce1"/>
        <table:table-column table:style-name="co30" table:default-cell-style-name="ce1"/>
        <table:table-column table:style-name="co1" table:default-cell-style-name="ce1"/>
        <table:table-column table:style-name="co1" table:default-cell-style-name="ce10"/>
        <table:table-column table:style-name="co1" table:default-cell-style-name="ce1"/>
        <table:table-column table:style-name="co1" table:default-cell-style-name="ce11"/>
        <table:table-column table:style-name="co31" table:default-cell-style-name="ce4"/>
        <table:table-column table:style-name="co2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MS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:23:00</text:p>
          </table:table-cell>
          <table:table-cell office:value-type="string" calcext:value-type="string">
            <text:p>Eskil</text:p>
          </table:table-cell>
          <table:table-cell office:value-type="string" calcext:value-type="string">
            <text:p>Knag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32:04:00</text:p>
          </table:table-cell>
          <table:table-cell office:value-type="float" office:value="1" calcext:value-type="float">
            <text:p>1</text:p>
          </table:table-cell>
          <table:table-cell table:formula="of:=CONCATENATE(LOWER(LEFT([.D1]));LOWER(LEFT([.E1]));LOWER(LEFT([.F1])))" office:value-type="string" office:string-value="ekn" calcext:value-type="string">
            <text:p>ekn</text:p>
          </table:table-cell>
          <table:table-cell table:formula="of:=IFERROR( CONCATENATE(&quot;result_time: &quot;;TEXT(VALUE(LEFT([.G1];2))*60+VALUE(MID(REPLACE([.G1];6;1;&quot;.&quot;);4;4));&quot;0.0##&quot;)) ;CONCATENATE(&quot;verdict: :&quot;;LOWER([.G1])))" office:value-type="string" office:string-value="result_time: 1924.0" calcext:value-type="string">
            <text:p>result_time: 1924.0</text:p>
          </table:table-cell>
          <table:table-cell table:formula="of:=CONCATENATE(&quot;@ec14_&quot;;LOWER([.A1]);&quot;_&quot;;[.I1];&quot; = @ec14_&quot;;LOWER([.A1]);&quot;.competitors.create! user: @&quot;;[.I1];&quot;, number: &quot;;[.B1])" office:value-type="string" office:string-value="@ec14_nms1_ekn = @ec14_nms1.competitors.create! user: @ekn, number: 19" calcext:value-type="string">
            <text:p>@ec14_nms1_ekn = @ec14_nms1.competitors.create! user: @ekn, number: 19</text:p>
          </table:table-cell>
          <table:table-cell table:formula="of:=CONCATENATE(&quot;@ec14_&quot;;LOWER([.A1]);&quot;_r_&quot;;[.I1];&quot; = @ec14_&quot;;LOWER([.A1]);&quot;_&quot;;[.I1];&quot;.runs.create! race: @ec14_&quot;;LOWER([.A1]);&quot;_r, number: &quot;;[.B1];&quot;, &quot;; [.J1])" office:value-type="string" office:string-value="@ec14_nms1_r_ekn = @ec14_nms1_ekn.runs.create! race: @ec14_nms1_r, number: 19, result_time: 1924.0" calcext:value-type="string">
            <text:p>@ec14_nms1_r_ekn = @ec14_nms1_ekn.runs.create! race: @ec14_nms1_r, number: 19, result_time: 1924.0</text:p>
          </table:table-cell>
        </table:table-row>
        <table:table-row table:style-name="ro1">
          <table:table-cell office:value-type="string" calcext:value-type="string">
            <text:p>NMS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:22:00</text:p>
          </table:table-cell>
          <table:table-cell office:value-type="string" calcext:value-type="string">
            <text:p>Vesa-Pekka</text:p>
          </table:table-cell>
          <table:table-cell office:value-type="string" calcext:value-type="string">
            <text:p>Jurvel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32:11:00</text:p>
          </table:table-cell>
          <table:table-cell office:value-type="float" office:value="2" calcext:value-type="float">
            <text:p>2</text:p>
          </table:table-cell>
          <table:table-cell table:formula="of:=CONCATENATE(LOWER(LEFT([.D2]));LOWER(LEFT([.E2]));LOWER(LEFT([.F2])))" office:value-type="string" office:string-value="vjf" calcext:value-type="string">
            <text:p>vjf</text:p>
          </table:table-cell>
          <table:table-cell table:formula="of:=IFERROR( CONCATENATE(&quot;result_time: &quot;;TEXT(VALUE(LEFT([.G2];2))*60+VALUE(MID(REPLACE([.G2];6;1;&quot;.&quot;);4;4));&quot;0.0##&quot;)) ;CONCATENATE(&quot;verdict: :&quot;;LOWER([.G2])))" office:value-type="string" office:string-value="result_time: 1931.0" calcext:value-type="string">
            <text:p>result_time: 1931.0</text:p>
          </table:table-cell>
          <table:table-cell table:formula="of:=CONCATENATE(&quot;@ec14_&quot;;LOWER([.A2]);&quot;_&quot;;[.I2];&quot; = @ec14_&quot;;LOWER([.A2]);&quot;.competitors.create! user: @&quot;;[.I2];&quot;, number: &quot;;[.B2])" office:value-type="string" office:string-value="@ec14_nms1_vjf = @ec14_nms1.competitors.create! user: @vjf, number: 17" calcext:value-type="string">
            <text:p>@ec14_nms1_vjf = @ec14_nms1.competitors.create! user: @vjf, number: 17</text:p>
          </table:table-cell>
          <table:table-cell table:formula="of:=CONCATENATE(&quot;@ec14_&quot;;LOWER([.A2]);&quot;_r_&quot;;[.I2];&quot; = @ec14_&quot;;LOWER([.A2]);&quot;_&quot;;[.I2];&quot;.runs.create! race: @ec14_&quot;;LOWER([.A2]);&quot;_r, number: &quot;;[.B2];&quot;, &quot;; [.J2])" office:value-type="string" office:string-value="@ec14_nms1_r_vjf = @ec14_nms1_vjf.runs.create! race: @ec14_nms1_r, number: 17, result_time: 1931.0" calcext:value-type="string">
            <text:p>@ec14_nms1_r_vjf = @ec14_nms1_vjf.runs.create! race: @ec14_nms1_r, number: 17, result_time: 1931.0</text:p>
          </table:table-cell>
        </table:table-row>
        <table:table-row table:style-name="ro1">
          <table:table-cell office:value-type="string" calcext:value-type="string">
            <text:p>NMS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:27:00</text:p>
          </table:table-cell>
          <table:table-cell office:value-type="string" calcext:value-type="string">
            <text:p>Yngve</text:p>
          </table:table-cell>
          <table:table-cell office:value-type="string" calcext:value-type="string">
            <text:p>Hoe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32:24:00</text:p>
          </table:table-cell>
          <table:table-cell office:value-type="float" office:value="3" calcext:value-type="float">
            <text:p>3</text:p>
          </table:table-cell>
          <table:table-cell table:formula="of:=CONCATENATE(LOWER(LEFT([.D3]));LOWER(LEFT([.E3]));LOWER(LEFT([.F3])))" office:value-type="string" office:string-value="yhn" calcext:value-type="string">
            <text:p>yhn</text:p>
          </table:table-cell>
          <table:table-cell table:formula="of:=IFERROR( CONCATENATE(&quot;result_time: &quot;;TEXT(VALUE(LEFT([.G3];2))*60+VALUE(MID(REPLACE([.G3];6;1;&quot;.&quot;);4;4));&quot;0.0##&quot;)) ;CONCATENATE(&quot;verdict: :&quot;;LOWER([.G3])))" office:value-type="string" office:string-value="result_time: 1944.0" calcext:value-type="string">
            <text:p>result_time: 1944.0</text:p>
          </table:table-cell>
          <table:table-cell table:formula="of:=CONCATENATE(&quot;@ec14_&quot;;LOWER([.A3]);&quot;_&quot;;[.I3];&quot; = @ec14_&quot;;LOWER([.A3]);&quot;.competitors.create! user: @&quot;;[.I3];&quot;, number: &quot;;[.B3])" office:value-type="string" office:string-value="@ec14_nms1_yhn = @ec14_nms1.competitors.create! user: @yhn, number: 27" calcext:value-type="string">
            <text:p>@ec14_nms1_yhn = @ec14_nms1.competitors.create! user: @yhn, number: 27</text:p>
          </table:table-cell>
          <table:table-cell table:formula="of:=CONCATENATE(&quot;@ec14_&quot;;LOWER([.A3]);&quot;_r_&quot;;[.I3];&quot; = @ec14_&quot;;LOWER([.A3]);&quot;_&quot;;[.I3];&quot;.runs.create! race: @ec14_&quot;;LOWER([.A3]);&quot;_r, number: &quot;;[.B3];&quot;, &quot;; [.J3])" office:value-type="string" office:string-value="@ec14_nms1_r_yhn = @ec14_nms1_yhn.runs.create! race: @ec14_nms1_r, number: 27, result_time: 1944.0" calcext:value-type="string">
            <text:p>@ec14_nms1_r_yhn = @ec14_nms1_yhn.runs.create! race: @ec14_nms1_r, number: 27, result_time: 1944.0</text:p>
          </table:table-cell>
        </table:table-row>
        <table:table-row table:style-name="ro1">
          <table:table-cell office:value-type="string" calcext:value-type="string">
            <text:p>NMS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1:25:00</text:p>
          </table:table-cell>
          <table:table-cell office:value-type="string" calcext:value-type="string">
            <text:p>Maurin</text:p>
          </table:table-cell>
          <table:table-cell office:value-type="string" calcext:value-type="string">
            <text:p>Kerst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33:14:00</text:p>
          </table:table-cell>
          <table:table-cell office:value-type="float" office:value="4" calcext:value-type="float">
            <text:p>4</text:p>
          </table:table-cell>
          <table:table-cell table:formula="of:=CONCATENATE(LOWER(LEFT([.D4]));LOWER(LEFT([.E4]));LOWER(LEFT([.F4])))" office:value-type="string" office:string-value="mks" calcext:value-type="string">
            <text:p>mks</text:p>
          </table:table-cell>
          <table:table-cell table:formula="of:=IFERROR( CONCATENATE(&quot;result_time: &quot;;TEXT(VALUE(LEFT([.G4];2))*60+VALUE(MID(REPLACE([.G4];6;1;&quot;.&quot;);4;4));&quot;0.0##&quot;)) ;CONCATENATE(&quot;verdict: :&quot;;LOWER([.G4])))" office:value-type="string" office:string-value="result_time: 1994.0" calcext:value-type="string">
            <text:p>result_time: 1994.0</text:p>
          </table:table-cell>
          <table:table-cell table:formula="of:=CONCATENATE(&quot;@ec14_&quot;;LOWER([.A4]);&quot;_&quot;;[.I4];&quot; = @ec14_&quot;;LOWER([.A4]);&quot;.competitors.create! user: @&quot;;[.I4];&quot;, number: &quot;;[.B4])" office:value-type="string" office:string-value="@ec14_nms1_mks = @ec14_nms1.competitors.create! user: @mks, number: 23" calcext:value-type="string">
            <text:p>@ec14_nms1_mks = @ec14_nms1.competitors.create! user: @mks, number: 23</text:p>
          </table:table-cell>
          <table:table-cell table:formula="of:=CONCATENATE(&quot;@ec14_&quot;;LOWER([.A4]);&quot;_r_&quot;;[.I4];&quot; = @ec14_&quot;;LOWER([.A4]);&quot;_&quot;;[.I4];&quot;.runs.create! race: @ec14_&quot;;LOWER([.A4]);&quot;_r, number: &quot;;[.B4];&quot;, &quot;; [.J4])" office:value-type="string" office:string-value="@ec14_nms1_r_mks = @ec14_nms1_mks.runs.create! race: @ec14_nms1_r, number: 23, result_time: 1994.0" calcext:value-type="string">
            <text:p>@ec14_nms1_r_mks = @ec14_nms1_mks.runs.create! race: @ec14_nms1_r, number: 23, result_time: 1994.0</text:p>
          </table:table-cell>
        </table:table-row>
        <table:table-row table:style-name="ro1">
          <table:table-cell office:value-type="string" calcext:value-type="string">
            <text:p>NMS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1:26:00</text:p>
          </table:table-cell>
          <table:table-cell office:value-type="string" calcext:value-type="string">
            <text:p>Trond Are</text:p>
          </table:table-cell>
          <table:table-cell office:value-type="string" calcext:value-type="string">
            <text:p>Hoe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33:58:00</text:p>
          </table:table-cell>
          <table:table-cell office:value-type="float" office:value="5" calcext:value-type="float">
            <text:p>5</text:p>
          </table:table-cell>
          <table:table-cell table:formula="of:=CONCATENATE(LOWER(LEFT([.D5]));LOWER(LEFT([.E5]));LOWER(LEFT([.F5])))" office:value-type="string" office:string-value="thn" calcext:value-type="string">
            <text:p>thn</text:p>
          </table:table-cell>
          <table:table-cell table:formula="of:=IFERROR( CONCATENATE(&quot;result_time: &quot;;TEXT(VALUE(LEFT([.G5];2))*60+VALUE(MID(REPLACE([.G5];6;1;&quot;.&quot;);4;4));&quot;0.0##&quot;)) ;CONCATENATE(&quot;verdict: :&quot;;LOWER([.G5])))" office:value-type="string" office:string-value="result_time: 2038.0" calcext:value-type="string">
            <text:p>result_time: 2038.0</text:p>
          </table:table-cell>
          <table:table-cell table:formula="of:=CONCATENATE(&quot;@ec14_&quot;;LOWER([.A5]);&quot;_&quot;;[.I5];&quot; = @ec14_&quot;;LOWER([.A5]);&quot;.competitors.create! user: @&quot;;[.I5];&quot;, number: &quot;;[.B5])" office:value-type="string" office:string-value="@ec14_nms1_thn = @ec14_nms1.competitors.create! user: @thn, number: 25" calcext:value-type="string">
            <text:p>@ec14_nms1_thn = @ec14_nms1.competitors.create! user: @thn, number: 25</text:p>
          </table:table-cell>
          <table:table-cell table:formula="of:=CONCATENATE(&quot;@ec14_&quot;;LOWER([.A5]);&quot;_r_&quot;;[.I5];&quot; = @ec14_&quot;;LOWER([.A5]);&quot;_&quot;;[.I5];&quot;.runs.create! race: @ec14_&quot;;LOWER([.A5]);&quot;_r, number: &quot;;[.B5];&quot;, &quot;; [.J5])" office:value-type="string" office:string-value="@ec14_nms1_r_thn = @ec14_nms1_thn.runs.create! race: @ec14_nms1_r, number: 25, result_time: 2038.0" calcext:value-type="string">
            <text:p>@ec14_nms1_r_thn = @ec14_nms1_thn.runs.create! race: @ec14_nms1_r, number: 25, result_time: 2038.0</text:p>
          </table:table-cell>
        </table:table-row>
        <table:table-row table:style-name="ro1">
          <table:table-cell office:value-type="string" calcext:value-type="string">
            <text:p>NMS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1:24:00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Meissne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34:11:00</text:p>
          </table:table-cell>
          <table:table-cell office:value-type="float" office:value="6" calcext:value-type="float">
            <text:p>6</text:p>
          </table:table-cell>
          <table:table-cell table:formula="of:=CONCATENATE(LOWER(LEFT([.D6]));LOWER(LEFT([.E6]));LOWER(LEFT([.F6])))" office:value-type="string" office:string-value="ams" calcext:value-type="string">
            <text:p>ams</text:p>
          </table:table-cell>
          <table:table-cell table:formula="of:=IFERROR( CONCATENATE(&quot;result_time: &quot;;TEXT(VALUE(LEFT([.G6];2))*60+VALUE(MID(REPLACE([.G6];6;1;&quot;.&quot;);4;4));&quot;0.0##&quot;)) ;CONCATENATE(&quot;verdict: :&quot;;LOWER([.G6])))" office:value-type="string" office:string-value="result_time: 2051.0" calcext:value-type="string">
            <text:p>result_time: 2051.0</text:p>
          </table:table-cell>
          <table:table-cell table:formula="of:=CONCATENATE(&quot;@ec14_&quot;;LOWER([.A6]);&quot;_&quot;;[.I6];&quot; = @ec14_&quot;;LOWER([.A6]);&quot;.competitors.create! user: @&quot;;[.I6];&quot;, number: &quot;;[.B6])" office:value-type="string" office:string-value="@ec14_nms1_ams = @ec14_nms1.competitors.create! user: @ams, number: 21" calcext:value-type="string">
            <text:p>@ec14_nms1_ams = @ec14_nms1.competitors.create! user: @ams, number: 21</text:p>
          </table:table-cell>
          <table:table-cell table:formula="of:=CONCATENATE(&quot;@ec14_&quot;;LOWER([.A6]);&quot;_r_&quot;;[.I6];&quot; = @ec14_&quot;;LOWER([.A6]);&quot;_&quot;;[.I6];&quot;.runs.create! race: @ec14_&quot;;LOWER([.A6]);&quot;_r, number: &quot;;[.B6];&quot;, &quot;; [.J6])" office:value-type="string" office:string-value="@ec14_nms1_r_ams = @ec14_nms1_ams.runs.create! race: @ec14_nms1_r, number: 21, result_time: 2051.0" calcext:value-type="string">
            <text:p>@ec14_nms1_r_ams = @ec14_nms1_ams.runs.create! race: @ec14_nms1_r, number: 21, result_time: 2051.0</text:p>
          </table:table-cell>
        </table:table-row>
        <table:table-row table:style-name="ro1">
          <table:table-cell office:value-type="string" calcext:value-type="string">
            <text:p>NMS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:21:30</text:p>
          </table:table-cell>
          <table:table-cell office:value-type="string" calcext:value-type="string">
            <text:p>Yann</text:p>
          </table:table-cell>
          <table:table-cell office:value-type="string" calcext:value-type="string">
            <text:p>Latrompet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34:24:00</text:p>
          </table:table-cell>
          <table:table-cell office:value-type="float" office:value="7" calcext:value-type="float">
            <text:p>7</text:p>
          </table:table-cell>
          <table:table-cell table:formula="of:=CONCATENATE(LOWER(LEFT([.D7]));LOWER(LEFT([.E7]));LOWER(LEFT([.F7])))" office:value-type="string" office:string-value="ylf" calcext:value-type="string">
            <text:p>ylf</text:p>
          </table:table-cell>
          <table:table-cell table:formula="of:=IFERROR( CONCATENATE(&quot;result_time: &quot;;TEXT(VALUE(LEFT([.G7];2))*60+VALUE(MID(REPLACE([.G7];6;1;&quot;.&quot;);4;4));&quot;0.0##&quot;)) ;CONCATENATE(&quot;verdict: :&quot;;LOWER([.G7])))" office:value-type="string" office:string-value="result_time: 2064.0" calcext:value-type="string">
            <text:p>result_time: 2064.0</text:p>
          </table:table-cell>
          <table:table-cell table:formula="of:=CONCATENATE(&quot;@ec14_&quot;;LOWER([.A7]);&quot;_&quot;;[.I7];&quot; = @ec14_&quot;;LOWER([.A7]);&quot;.competitors.create! user: @&quot;;[.I7];&quot;, number: &quot;;[.B7])" office:value-type="string" office:string-value="@ec14_nms1_ylf = @ec14_nms1.competitors.create! user: @ylf, number: 16" calcext:value-type="string">
            <text:p>@ec14_nms1_ylf = @ec14_nms1.competitors.create! user: @ylf, number: 16</text:p>
          </table:table-cell>
          <table:table-cell table:formula="of:=CONCATENATE(&quot;@ec14_&quot;;LOWER([.A7]);&quot;_r_&quot;;[.I7];&quot; = @ec14_&quot;;LOWER([.A7]);&quot;_&quot;;[.I7];&quot;.runs.create! race: @ec14_&quot;;LOWER([.A7]);&quot;_r, number: &quot;;[.B7];&quot;, &quot;; [.J7])" office:value-type="string" office:string-value="@ec14_nms1_r_ylf = @ec14_nms1_ylf.runs.create! race: @ec14_nms1_r, number: 16, result_time: 2064.0" calcext:value-type="string">
            <text:p>@ec14_nms1_r_ylf = @ec14_nms1_ylf.runs.create! race: @ec14_nms1_r, number: 16, result_time: 2064.0</text:p>
          </table:table-cell>
        </table:table-row>
        <table:table-row table:style-name="ro1">
          <table:table-cell office:value-type="string" calcext:value-type="string">
            <text:p>NMS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1:28:00</text:p>
          </table:table-cell>
          <table:table-cell office:value-type="string" calcext:value-type="string">
            <text:p>Marko</text:p>
          </table:table-cell>
          <table:table-cell office:value-type="string" calcext:value-type="string">
            <text:p>Törmäne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34:31:00</text:p>
          </table:table-cell>
          <table:table-cell office:value-type="float" office:value="8" calcext:value-type="float">
            <text:p>8</text:p>
          </table:table-cell>
          <table:table-cell table:formula="of:=CONCATENATE(LOWER(LEFT([.D8]));LOWER(LEFT([.E8]));LOWER(LEFT([.F8])))" office:value-type="string" office:string-value="mtf" calcext:value-type="string">
            <text:p>mtf</text:p>
          </table:table-cell>
          <table:table-cell table:formula="of:=IFERROR( CONCATENATE(&quot;result_time: &quot;;TEXT(VALUE(LEFT([.G8];2))*60+VALUE(MID(REPLACE([.G8];6;1;&quot;.&quot;);4;4));&quot;0.0##&quot;)) ;CONCATENATE(&quot;verdict: :&quot;;LOWER([.G8])))" office:value-type="string" office:string-value="result_time: 2071.0" calcext:value-type="string">
            <text:p>result_time: 2071.0</text:p>
          </table:table-cell>
          <table:table-cell table:formula="of:=CONCATENATE(&quot;@ec14_&quot;;LOWER([.A8]);&quot;_&quot;;[.I8];&quot; = @ec14_&quot;;LOWER([.A8]);&quot;.competitors.create! user: @&quot;;[.I8];&quot;, number: &quot;;[.B8])" office:value-type="string" office:string-value="@ec14_nms1_mtf = @ec14_nms1.competitors.create! user: @mtf, number: 29" calcext:value-type="string">
            <text:p>@ec14_nms1_mtf = @ec14_nms1.competitors.create! user: @mtf, number: 29</text:p>
          </table:table-cell>
          <table:table-cell table:formula="of:=CONCATENATE(&quot;@ec14_&quot;;LOWER([.A8]);&quot;_r_&quot;;[.I8];&quot; = @ec14_&quot;;LOWER([.A8]);&quot;_&quot;;[.I8];&quot;.runs.create! race: @ec14_&quot;;LOWER([.A8]);&quot;_r, number: &quot;;[.B8];&quot;, &quot;; [.J8])" office:value-type="string" office:string-value="@ec14_nms1_r_mtf = @ec14_nms1_mtf.runs.create! race: @ec14_nms1_r, number: 29, result_time: 2071.0" calcext:value-type="string">
            <text:p>@ec14_nms1_r_mtf = @ec14_nms1_mtf.runs.create! race: @ec14_nms1_r, number: 29, result_time: 2071.0</text:p>
          </table:table-cell>
        </table:table-row>
        <table:table-row table:style-name="ro1">
          <table:table-cell office:value-type="string" calcext:value-type="string">
            <text:p>NMS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:20:30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Lillestu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34:34:00</text:p>
          </table:table-cell>
          <table:table-cell office:value-type="float" office:value="9" calcext:value-type="float">
            <text:p>9</text:p>
          </table:table-cell>
          <table:table-cell table:formula="of:=CONCATENATE(LOWER(LEFT([.D9]));LOWER(LEFT([.E9]));LOWER(LEFT([.F9])))" office:value-type="string" office:string-value="mln" calcext:value-type="string">
            <text:p>mln</text:p>
          </table:table-cell>
          <table:table-cell table:formula="of:=IFERROR( CONCATENATE(&quot;result_time: &quot;;TEXT(VALUE(LEFT([.G9];2))*60+VALUE(MID(REPLACE([.G9];6;1;&quot;.&quot;);4;4));&quot;0.0##&quot;)) ;CONCATENATE(&quot;verdict: :&quot;;LOWER([.G9])))" office:value-type="string" office:string-value="result_time: 2074.0" calcext:value-type="string">
            <text:p>result_time: 2074.0</text:p>
          </table:table-cell>
          <table:table-cell table:formula="of:=CONCATENATE(&quot;@ec14_&quot;;LOWER([.A9]);&quot;_&quot;;[.I9];&quot; = @ec14_&quot;;LOWER([.A9]);&quot;.competitors.create! user: @&quot;;[.I9];&quot;, number: &quot;;[.B9])" office:value-type="string" office:string-value="@ec14_nms1_mln = @ec14_nms1.competitors.create! user: @mln, number: 14" calcext:value-type="string">
            <text:p>@ec14_nms1_mln = @ec14_nms1.competitors.create! user: @mln, number: 14</text:p>
          </table:table-cell>
          <table:table-cell table:formula="of:=CONCATENATE(&quot;@ec14_&quot;;LOWER([.A9]);&quot;_r_&quot;;[.I9];&quot; = @ec14_&quot;;LOWER([.A9]);&quot;_&quot;;[.I9];&quot;.runs.create! race: @ec14_&quot;;LOWER([.A9]);&quot;_r, number: &quot;;[.B9];&quot;, &quot;; [.J9])" office:value-type="string" office:string-value="@ec14_nms1_r_mln = @ec14_nms1_mln.runs.create! race: @ec14_nms1_r, number: 14, result_time: 2074.0" calcext:value-type="string">
            <text:p>@ec14_nms1_r_mln = @ec14_nms1_mln.runs.create! race: @ec14_nms1_r, number: 14, result_time: 2074.0</text:p>
          </table:table-cell>
        </table:table-row>
        <table:table-row table:style-name="ro1">
          <table:table-cell office:value-type="string" calcext:value-type="string">
            <text:p>NMS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1:21:00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Carrasc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35:00:00</text:p>
          </table:table-cell>
          <table:table-cell office:value-type="float" office:value="10" calcext:value-type="float">
            <text:p>10</text:p>
          </table:table-cell>
          <table:table-cell table:formula="of:=CONCATENATE(LOWER(LEFT([.D10]));LOWER(LEFT([.E10]));LOWER(LEFT([.F10])))" office:value-type="string" office:string-value="vcs" calcext:value-type="string">
            <text:p>vcs</text:p>
          </table:table-cell>
          <table:table-cell table:formula="of:=IFERROR( CONCATENATE(&quot;result_time: &quot;;TEXT(VALUE(LEFT([.G10];2))*60+VALUE(MID(REPLACE([.G10];6;1;&quot;.&quot;);4;4));&quot;0.0##&quot;)) ;CONCATENATE(&quot;verdict: :&quot;;LOWER([.G10])))" office:value-type="string" office:string-value="result_time: 2100.0" calcext:value-type="string">
            <text:p>result_time: 2100.0</text:p>
          </table:table-cell>
          <table:table-cell table:formula="of:=CONCATENATE(&quot;@ec14_&quot;;LOWER([.A10]);&quot;_&quot;;[.I10];&quot; = @ec14_&quot;;LOWER([.A10]);&quot;.competitors.create! user: @&quot;;[.I10];&quot;, number: &quot;;[.B10])" office:value-type="string" office:string-value="@ec14_nms1_vcs = @ec14_nms1.competitors.create! user: @vcs, number: 15" calcext:value-type="string">
            <text:p>@ec14_nms1_vcs = @ec14_nms1.competitors.create! user: @vcs, number: 15</text:p>
          </table:table-cell>
          <table:table-cell table:formula="of:=CONCATENATE(&quot;@ec14_&quot;;LOWER([.A10]);&quot;_r_&quot;;[.I10];&quot; = @ec14_&quot;;LOWER([.A10]);&quot;_&quot;;[.I10];&quot;.runs.create! race: @ec14_&quot;;LOWER([.A10]);&quot;_r, number: &quot;;[.B10];&quot;, &quot;; [.J10])" office:value-type="string" office:string-value="@ec14_nms1_r_vcs = @ec14_nms1_vcs.runs.create! race: @ec14_nms1_r, number: 15, result_time: 2100.0" calcext:value-type="string">
            <text:p>@ec14_nms1_r_vcs = @ec14_nms1_vcs.runs.create! race: @ec14_nms1_r, number: 15, result_time: 2100.0</text:p>
          </table:table-cell>
        </table:table-row>
        <table:table-row table:style-name="ro1">
          <table:table-cell office:value-type="string" calcext:value-type="string">
            <text:p>NMS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:22:30</text:p>
          </table:table-cell>
          <table:table-cell office:value-type="string" calcext:value-type="string">
            <text:p>Micael</text:p>
          </table:table-cell>
          <table:table-cell office:value-type="string" calcext:value-type="string">
            <text:p>Petterss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35:29:00</text:p>
          </table:table-cell>
          <table:table-cell office:value-type="float" office:value="11" calcext:value-type="float">
            <text:p>11</text:p>
          </table:table-cell>
          <table:table-cell table:formula="of:=CONCATENATE(LOWER(LEFT([.D11]));LOWER(LEFT([.E11]));LOWER(LEFT([.F11])))" office:value-type="string" office:string-value="mps" calcext:value-type="string">
            <text:p>mps</text:p>
          </table:table-cell>
          <table:table-cell table:formula="of:=IFERROR( CONCATENATE(&quot;result_time: &quot;;TEXT(VALUE(LEFT([.G11];2))*60+VALUE(MID(REPLACE([.G11];6;1;&quot;.&quot;);4;4));&quot;0.0##&quot;)) ;CONCATENATE(&quot;verdict: :&quot;;LOWER([.G11])))" office:value-type="string" office:string-value="result_time: 2129.0" calcext:value-type="string">
            <text:p>result_time: 2129.0</text:p>
          </table:table-cell>
          <table:table-cell table:formula="of:=CONCATENATE(&quot;@ec14_&quot;;LOWER([.A11]);&quot;_&quot;;[.I11];&quot; = @ec14_&quot;;LOWER([.A11]);&quot;.competitors.create! user: @&quot;;[.I11];&quot;, number: &quot;;[.B11])" office:value-type="string" office:string-value="@ec14_nms1_mps = @ec14_nms1.competitors.create! user: @mps, number: 18" calcext:value-type="string">
            <text:p>@ec14_nms1_mps = @ec14_nms1.competitors.create! user: @mps, number: 18</text:p>
          </table:table-cell>
          <table:table-cell table:formula="of:=CONCATENATE(&quot;@ec14_&quot;;LOWER([.A11]);&quot;_r_&quot;;[.I11];&quot; = @ec14_&quot;;LOWER([.A11]);&quot;_&quot;;[.I11];&quot;.runs.create! race: @ec14_&quot;;LOWER([.A11]);&quot;_r, number: &quot;;[.B11];&quot;, &quot;; [.J11])" office:value-type="string" office:string-value="@ec14_nms1_r_mps = @ec14_nms1_mps.runs.create! race: @ec14_nms1_r, number: 18, result_time: 2129.0" calcext:value-type="string">
            <text:p>@ec14_nms1_r_mps = @ec14_nms1_mps.runs.create! race: @ec14_nms1_r, number: 18, result_time: 2129.0</text:p>
          </table:table-cell>
        </table:table-row>
        <table:table-row table:style-name="ro1">
          <table:table-cell office:value-type="string" calcext:value-type="string">
            <text:p>NMS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:28:30</text:p>
          </table:table-cell>
          <table:table-cell office:value-type="string" calcext:value-type="string">
            <text:p>Ludovic</text:p>
          </table:table-cell>
          <table:table-cell office:value-type="string" calcext:value-type="string">
            <text:p>Coulaux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35:52:00</text:p>
          </table:table-cell>
          <table:table-cell office:value-type="float" office:value="12" calcext:value-type="float">
            <text:p>12</text:p>
          </table:table-cell>
          <table:table-cell table:formula="of:=CONCATENATE(LOWER(LEFT([.D12]));LOWER(LEFT([.E12]));LOWER(LEFT([.F12])))" office:value-type="string" office:string-value="lcf" calcext:value-type="string">
            <text:p>lcf</text:p>
          </table:table-cell>
          <table:table-cell table:formula="of:=IFERROR( CONCATENATE(&quot;result_time: &quot;;TEXT(VALUE(LEFT([.G12];2))*60+VALUE(MID(REPLACE([.G12];6;1;&quot;.&quot;);4;4));&quot;0.0##&quot;)) ;CONCATENATE(&quot;verdict: :&quot;;LOWER([.G12])))" office:value-type="string" office:string-value="result_time: 2152.0" calcext:value-type="string">
            <text:p>result_time: 2152.0</text:p>
          </table:table-cell>
          <table:table-cell table:formula="of:=CONCATENATE(&quot;@ec14_&quot;;LOWER([.A12]);&quot;_&quot;;[.I12];&quot; = @ec14_&quot;;LOWER([.A12]);&quot;.competitors.create! user: @&quot;;[.I12];&quot;, number: &quot;;[.B12])" office:value-type="string" office:string-value="@ec14_nms1_lcf = @ec14_nms1.competitors.create! user: @lcf, number: 30" calcext:value-type="string">
            <text:p>@ec14_nms1_lcf = @ec14_nms1.competitors.create! user: @lcf, number: 30</text:p>
          </table:table-cell>
          <table:table-cell table:formula="of:=CONCATENATE(&quot;@ec14_&quot;;LOWER([.A12]);&quot;_r_&quot;;[.I12];&quot; = @ec14_&quot;;LOWER([.A12]);&quot;_&quot;;[.I12];&quot;.runs.create! race: @ec14_&quot;;LOWER([.A12]);&quot;_r, number: &quot;;[.B12];&quot;, &quot;; [.J12])" office:value-type="string" office:string-value="@ec14_nms1_r_lcf = @ec14_nms1_lcf.runs.create! race: @ec14_nms1_r, number: 30, result_time: 2152.0" calcext:value-type="string">
            <text:p>@ec14_nms1_r_lcf = @ec14_nms1_lcf.runs.create! race: @ec14_nms1_r, number: 30, result_time: 2152.0</text:p>
          </table:table-cell>
        </table:table-row>
        <table:table-row table:style-name="ro1">
          <table:table-cell office:value-type="string" calcext:value-type="string">
            <text:p>NMS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1:23:30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Perss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35:55:00</text:p>
          </table:table-cell>
          <table:table-cell office:value-type="float" office:value="13" calcext:value-type="float">
            <text:p>13</text:p>
          </table:table-cell>
          <table:table-cell table:formula="of:=CONCATENATE(LOWER(LEFT([.D13]));LOWER(LEFT([.E13]));LOWER(LEFT([.F13])))" office:value-type="string" office:string-value="jps" calcext:value-type="string">
            <text:p>jps</text:p>
          </table:table-cell>
          <table:table-cell table:formula="of:=IFERROR( CONCATENATE(&quot;result_time: &quot;;TEXT(VALUE(LEFT([.G13];2))*60+VALUE(MID(REPLACE([.G13];6;1;&quot;.&quot;);4;4));&quot;0.0##&quot;)) ;CONCATENATE(&quot;verdict: :&quot;;LOWER([.G13])))" office:value-type="string" office:string-value="result_time: 2155.0" calcext:value-type="string">
            <text:p>result_time: 2155.0</text:p>
          </table:table-cell>
          <table:table-cell table:formula="of:=CONCATENATE(&quot;@ec14_&quot;;LOWER([.A13]);&quot;_&quot;;[.I13];&quot; = @ec14_&quot;;LOWER([.A13]);&quot;.competitors.create! user: @&quot;;[.I13];&quot;, number: &quot;;[.B13])" office:value-type="string" office:string-value="@ec14_nms1_jps = @ec14_nms1.competitors.create! user: @jps, number: 20" calcext:value-type="string">
            <text:p>@ec14_nms1_jps = @ec14_nms1.competitors.create! user: @jps, number: 20</text:p>
          </table:table-cell>
          <table:table-cell table:formula="of:=CONCATENATE(&quot;@ec14_&quot;;LOWER([.A13]);&quot;_r_&quot;;[.I13];&quot; = @ec14_&quot;;LOWER([.A13]);&quot;_&quot;;[.I13];&quot;.runs.create! race: @ec14_&quot;;LOWER([.A13]);&quot;_r, number: &quot;;[.B13];&quot;, &quot;; [.J13])" office:value-type="string" office:string-value="@ec14_nms1_r_jps = @ec14_nms1_jps.runs.create! race: @ec14_nms1_r, number: 20, result_time: 2155.0" calcext:value-type="string">
            <text:p>@ec14_nms1_r_jps = @ec14_nms1_jps.runs.create! race: @ec14_nms1_r, number: 20, result_time: 2155.0</text:p>
          </table:table-cell>
        </table:table-row>
        <table:table-row table:style-name="ro1">
          <table:table-cell office:value-type="string" calcext:value-type="string">
            <text:p>NMS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:26:30</text:p>
          </table:table-cell>
          <table:table-cell office:value-type="string" calcext:value-type="string">
            <text:p>Marko</text:p>
          </table:table-cell>
          <table:table-cell office:value-type="string" calcext:value-type="string">
            <text:p>Viitahalm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36:04:00</text:p>
          </table:table-cell>
          <table:table-cell office:value-type="float" office:value="14" calcext:value-type="float">
            <text:p>14</text:p>
          </table:table-cell>
          <table:table-cell table:formula="of:=CONCATENATE(LOWER(LEFT([.D14]));LOWER(LEFT([.E14]));LOWER(LEFT([.F14])))" office:value-type="string" office:string-value="mvf" calcext:value-type="string">
            <text:p>mvf</text:p>
          </table:table-cell>
          <table:table-cell table:formula="of:=IFERROR( CONCATENATE(&quot;result_time: &quot;;TEXT(VALUE(LEFT([.G14];2))*60+VALUE(MID(REPLACE([.G14];6;1;&quot;.&quot;);4;4));&quot;0.0##&quot;)) ;CONCATENATE(&quot;verdict: :&quot;;LOWER([.G14])))" office:value-type="string" office:string-value="result_time: 2164.0" calcext:value-type="string">
            <text:p>result_time: 2164.0</text:p>
          </table:table-cell>
          <table:table-cell table:formula="of:=CONCATENATE(&quot;@ec14_&quot;;LOWER([.A14]);&quot;_&quot;;[.I14];&quot; = @ec14_&quot;;LOWER([.A14]);&quot;.competitors.create! user: @&quot;;[.I14];&quot;, number: &quot;;[.B14])" office:value-type="string" office:string-value="@ec14_nms1_mvf = @ec14_nms1.competitors.create! user: @mvf, number: 26" calcext:value-type="string">
            <text:p>@ec14_nms1_mvf = @ec14_nms1.competitors.create! user: @mvf, number: 26</text:p>
          </table:table-cell>
          <table:table-cell table:formula="of:=CONCATENATE(&quot;@ec14_&quot;;LOWER([.A14]);&quot;_r_&quot;;[.I14];&quot; = @ec14_&quot;;LOWER([.A14]);&quot;_&quot;;[.I14];&quot;.runs.create! race: @ec14_&quot;;LOWER([.A14]);&quot;_r, number: &quot;;[.B14];&quot;, &quot;; [.J14])" office:value-type="string" office:string-value="@ec14_nms1_r_mvf = @ec14_nms1_mvf.runs.create! race: @ec14_nms1_r, number: 26, result_time: 2164.0" calcext:value-type="string">
            <text:p>@ec14_nms1_r_mvf = @ec14_nms1_mvf.runs.create! race: @ec14_nms1_r, number: 26, result_time: 2164.0</text:p>
          </table:table-cell>
        </table:table-row>
        <table:table-row table:style-name="ro1">
          <table:table-cell office:value-type="string" calcext:value-type="string">
            <text:p>NMS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:24:30</text:p>
          </table:table-cell>
          <table:table-cell office:value-type="string" calcext:value-type="string">
            <text:p>Samuli</text:p>
          </table:table-cell>
          <table:table-cell office:value-type="string" calcext:value-type="string">
            <text:p>Nissine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38:23:00</text:p>
          </table:table-cell>
          <table:table-cell office:value-type="float" office:value="15" calcext:value-type="float">
            <text:p>15</text:p>
          </table:table-cell>
          <table:table-cell table:formula="of:=CONCATENATE(LOWER(LEFT([.D15]));LOWER(LEFT([.E15]));LOWER(LEFT([.F15])))" office:value-type="string" office:string-value="snf" calcext:value-type="string">
            <text:p>snf</text:p>
          </table:table-cell>
          <table:table-cell table:formula="of:=IFERROR( CONCATENATE(&quot;result_time: &quot;;TEXT(VALUE(LEFT([.G15];2))*60+VALUE(MID(REPLACE([.G15];6;1;&quot;.&quot;);4;4));&quot;0.0##&quot;)) ;CONCATENATE(&quot;verdict: :&quot;;LOWER([.G15])))" office:value-type="string" office:string-value="result_time: 2303.0" calcext:value-type="string">
            <text:p>result_time: 2303.0</text:p>
          </table:table-cell>
          <table:table-cell table:formula="of:=CONCATENATE(&quot;@ec14_&quot;;LOWER([.A15]);&quot;_&quot;;[.I15];&quot; = @ec14_&quot;;LOWER([.A15]);&quot;.competitors.create! user: @&quot;;[.I15];&quot;, number: &quot;;[.B15])" office:value-type="string" office:string-value="@ec14_nms1_snf = @ec14_nms1.competitors.create! user: @snf, number: 22" calcext:value-type="string">
            <text:p>@ec14_nms1_snf = @ec14_nms1.competitors.create! user: @snf, number: 22</text:p>
          </table:table-cell>
          <table:table-cell table:formula="of:=CONCATENATE(&quot;@ec14_&quot;;LOWER([.A15]);&quot;_r_&quot;;[.I15];&quot; = @ec14_&quot;;LOWER([.A15]);&quot;_&quot;;[.I15];&quot;.runs.create! race: @ec14_&quot;;LOWER([.A15]);&quot;_r, number: &quot;;[.B15];&quot;, &quot;; [.J15])" office:value-type="string" office:string-value="@ec14_nms1_r_snf = @ec14_nms1_snf.runs.create! race: @ec14_nms1_r, number: 22, result_time: 2303.0" calcext:value-type="string">
            <text:p>@ec14_nms1_r_snf = @ec14_nms1_snf.runs.create! race: @ec14_nms1_r, number: 22, result_time: 2303.0</text:p>
          </table:table-cell>
        </table:table-row>
        <table:table-row table:style-name="ro1">
          <table:table-cell office:value-type="string" calcext:value-type="string">
            <text:p>NMS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1:27:30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Immone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38:30:00</text:p>
          </table:table-cell>
          <table:table-cell office:value-type="float" office:value="16" calcext:value-type="float">
            <text:p>16</text:p>
          </table:table-cell>
          <table:table-cell table:formula="of:=CONCATENATE(LOWER(LEFT([.D16]));LOWER(LEFT([.E16]));LOWER(LEFT([.F16])))" office:value-type="string" office:string-value="kif" calcext:value-type="string">
            <text:p>kif</text:p>
          </table:table-cell>
          <table:table-cell table:formula="of:=IFERROR( CONCATENATE(&quot;result_time: &quot;;TEXT(VALUE(LEFT([.G16];2))*60+VALUE(MID(REPLACE([.G16];6;1;&quot;.&quot;);4;4));&quot;0.0##&quot;)) ;CONCATENATE(&quot;verdict: :&quot;;LOWER([.G16])))" office:value-type="string" office:string-value="result_time: 2310.0" calcext:value-type="string">
            <text:p>result_time: 2310.0</text:p>
          </table:table-cell>
          <table:table-cell table:formula="of:=CONCATENATE(&quot;@ec14_&quot;;LOWER([.A16]);&quot;_&quot;;[.I16];&quot; = @ec14_&quot;;LOWER([.A16]);&quot;.competitors.create! user: @&quot;;[.I16];&quot;, number: &quot;;[.B16])" office:value-type="string" office:string-value="@ec14_nms1_kif = @ec14_nms1.competitors.create! user: @kif, number: 28" calcext:value-type="string">
            <text:p>@ec14_nms1_kif = @ec14_nms1.competitors.create! user: @kif, number: 28</text:p>
          </table:table-cell>
          <table:table-cell table:formula="of:=CONCATENATE(&quot;@ec14_&quot;;LOWER([.A16]);&quot;_r_&quot;;[.I16];&quot; = @ec14_&quot;;LOWER([.A16]);&quot;_&quot;;[.I16];&quot;.runs.create! race: @ec14_&quot;;LOWER([.A16]);&quot;_r, number: &quot;;[.B16];&quot;, &quot;; [.J16])" office:value-type="string" office:string-value="@ec14_nms1_r_kif = @ec14_nms1_kif.runs.create! race: @ec14_nms1_r, number: 28, result_time: 2310.0" calcext:value-type="string">
            <text:p>@ec14_nms1_r_kif = @ec14_nms1_kif.runs.create! race: @ec14_nms1_r, number: 28, result_time: 2310.0</text:p>
          </table:table-cell>
        </table:table-row>
        <table:table-row table:style-name="ro1">
          <table:table-cell office:value-type="string" calcext:value-type="string">
            <text:p>NMS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1:25:30</text:p>
          </table:table-cell>
          <table:table-cell office:value-type="string" calcext:value-type="string">
            <text:p>Petri </text:p>
          </table:table-cell>
          <table:table-cell office:value-type="string" calcext:value-type="string">
            <text:p>Kiisk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39:20:00</text:p>
          </table:table-cell>
          <table:table-cell office:value-type="float" office:value="17" calcext:value-type="float">
            <text:p>17</text:p>
          </table:table-cell>
          <table:table-cell table:formula="of:=CONCATENATE(LOWER(LEFT([.D17]));LOWER(LEFT([.E17]));LOWER(LEFT([.F17])))" office:value-type="string" office:string-value="pkf" calcext:value-type="string">
            <text:p>pkf</text:p>
          </table:table-cell>
          <table:table-cell table:formula="of:=IFERROR( CONCATENATE(&quot;result_time: &quot;;TEXT(VALUE(LEFT([.G17];2))*60+VALUE(MID(REPLACE([.G17];6;1;&quot;.&quot;);4;4));&quot;0.0##&quot;)) ;CONCATENATE(&quot;verdict: :&quot;;LOWER([.G17])))" office:value-type="string" office:string-value="result_time: 2360.0" calcext:value-type="string">
            <text:p>result_time: 2360.0</text:p>
          </table:table-cell>
          <table:table-cell table:formula="of:=CONCATENATE(&quot;@ec14_&quot;;LOWER([.A17]);&quot;_&quot;;[.I17];&quot; = @ec14_&quot;;LOWER([.A17]);&quot;.competitors.create! user: @&quot;;[.I17];&quot;, number: &quot;;[.B17])" office:value-type="string" office:string-value="@ec14_nms1_pkf = @ec14_nms1.competitors.create! user: @pkf, number: 24" calcext:value-type="string">
            <text:p>@ec14_nms1_pkf = @ec14_nms1.competitors.create! user: @pkf, number: 24</text:p>
          </table:table-cell>
          <table:table-cell table:formula="of:=CONCATENATE(&quot;@ec14_&quot;;LOWER([.A17]);&quot;_r_&quot;;[.I17];&quot; = @ec14_&quot;;LOWER([.A17]);&quot;_&quot;;[.I17];&quot;.runs.create! race: @ec14_&quot;;LOWER([.A17]);&quot;_r, number: &quot;;[.B17];&quot;, &quot;; [.J17])" office:value-type="string" office:string-value="@ec14_nms1_r_pkf = @ec14_nms1_pkf.runs.create! race: @ec14_nms1_r, number: 24, result_time: 2360.0" calcext:value-type="string">
            <text:p>@ec14_nms1_r_pkf = @ec14_nms1_pkf.runs.create! race: @ec14_nms1_r, number: 24, result_time: 2360.0</text:p>
          </table:table-cell>
        </table:table-row>
        <table:table-row table:style-name="ro1">
          <table:table-cell office:value-type="string" calcext:value-type="string">
            <text:p>NMS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:20:00</text:p>
          </table:table-cell>
          <table:table-cell office:value-type="string" calcext:value-type="string">
            <text:p>Stephane</text:p>
          </table:table-cell>
          <table:table-cell office:value-type="string" calcext:value-type="string">
            <text:p>Ettwill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8:57:00</text:p>
          </table:table-cell>
          <table:table-cell office:value-type="float" office:value="18" calcext:value-type="float">
            <text:p>18</text:p>
          </table:table-cell>
          <table:table-cell table:formula="of:=CONCATENATE(LOWER(LEFT([.D18]));LOWER(LEFT([.E18]));LOWER(LEFT([.F18])))" office:value-type="string" office:string-value="sef" calcext:value-type="string">
            <text:p>sef</text:p>
          </table:table-cell>
          <table:table-cell table:formula="of:=IFERROR( CONCATENATE(&quot;result_time: &quot;;TEXT(VALUE(LEFT([.G18];2))*60+VALUE(MID(REPLACE([.G18];6;1;&quot;.&quot;);4;4));&quot;0.0##&quot;)) ;CONCATENATE(&quot;verdict: :&quot;;LOWER([.G18])))" office:value-type="string" office:string-value="result_time: 2937.0" calcext:value-type="string">
            <text:p>result_time: 2937.0</text:p>
          </table:table-cell>
          <table:table-cell table:formula="of:=CONCATENATE(&quot;@ec14_&quot;;LOWER([.A18]);&quot;_&quot;;[.I18];&quot; = @ec14_&quot;;LOWER([.A18]);&quot;.competitors.create! user: @&quot;;[.I18];&quot;, number: &quot;;[.B18])" office:value-type="string" office:string-value="@ec14_nms1_sef = @ec14_nms1.competitors.create! user: @sef, number: 13" calcext:value-type="string">
            <text:p>@ec14_nms1_sef = @ec14_nms1.competitors.create! user: @sef, number: 13</text:p>
          </table:table-cell>
          <table:table-cell table:formula="of:=CONCATENATE(&quot;@ec14_&quot;;LOWER([.A18]);&quot;_r_&quot;;[.I18];&quot; = @ec14_&quot;;LOWER([.A18]);&quot;_&quot;;[.I18];&quot;.runs.create! race: @ec14_&quot;;LOWER([.A18]);&quot;_r, number: &quot;;[.B18];&quot;, &quot;; [.J18])" office:value-type="string" office:string-value="@ec14_nms1_r_sef = @ec14_nms1_sef.runs.create! race: @ec14_nms1_r, number: 13, result_time: 2937.0" calcext:value-type="string">
            <text:p>@ec14_nms1_r_sef = @ec14_nms1_sef.runs.create! race: @ec14_nms1_r, number: 13, result_time: 2937.0</text:p>
          </table:table-cell>
        </table:table-row>
        <table:table-row table:style-name="ro1">
          <table:table-cell office:value-type="string" calcext:value-type="string">
            <text:p>NWS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:46:30</text:p>
          </table:table-cell>
          <table:table-cell office:value-type="string" calcext:value-type="string">
            <text:p>Maija</text:p>
          </table:table-cell>
          <table:table-cell office:value-type="string" calcext:value-type="string">
            <text:p>Nival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24:17:00</text:p>
          </table:table-cell>
          <table:table-cell office:value-type="float" office:value="1" calcext:value-type="float">
            <text:p>1</text:p>
          </table:table-cell>
          <table:table-cell table:formula="of:=CONCATENATE(LOWER(LEFT([.D19]));LOWER(LEFT([.E19]));LOWER(LEFT([.F19])))" office:value-type="string" office:string-value="mnf" calcext:value-type="string">
            <text:p>mnf</text:p>
          </table:table-cell>
          <table:table-cell table:formula="of:=IFERROR( CONCATENATE(&quot;result_time: &quot;;TEXT(VALUE(LEFT([.G19];2))*60+VALUE(MID(REPLACE([.G19];6;1;&quot;.&quot;);4;4));&quot;0.0##&quot;)) ;CONCATENATE(&quot;verdict: :&quot;;LOWER([.G19])))" office:value-type="string" office:string-value="result_time: 1457.0" calcext:value-type="string">
            <text:p>result_time: 1457.0</text:p>
          </table:table-cell>
          <table:table-cell table:formula="of:=CONCATENATE(&quot;@ec14_&quot;;LOWER([.A19]);&quot;_&quot;;[.I19];&quot; = @ec14_&quot;;LOWER([.A19]);&quot;.competitors.create! user: @&quot;;[.I19];&quot;, number: &quot;;[.B19])" office:value-type="string" office:string-value="@ec14_nws1_mnf = @ec14_nws1.competitors.create! user: @mnf, number: 44" calcext:value-type="string">
            <text:p>@ec14_nws1_mnf = @ec14_nws1.competitors.create! user: @mnf, number: 44</text:p>
          </table:table-cell>
          <table:table-cell table:formula="of:=CONCATENATE(&quot;@ec14_&quot;;LOWER([.A19]);&quot;_r_&quot;;[.I19];&quot; = @ec14_&quot;;LOWER([.A19]);&quot;_&quot;;[.I19];&quot;.runs.create! race: @ec14_&quot;;LOWER([.A19]);&quot;_r, number: &quot;;[.B19];&quot;, &quot;; [.J19])" office:value-type="string" office:string-value="@ec14_nws1_r_mnf = @ec14_nws1_mnf.runs.create! race: @ec14_nws1_r, number: 44, result_time: 1457.0" calcext:value-type="string">
            <text:p>@ec14_nws1_r_mnf = @ec14_nws1_mnf.runs.create! race: @ec14_nws1_r, number: 44, result_time: 1457.0</text:p>
          </table:table-cell>
        </table:table-row>
        <table:table-row table:style-name="ro1">
          <table:table-cell office:value-type="string" calcext:value-type="string">
            <text:p>NWS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:46:00</text:p>
          </table:table-cell>
          <table:table-cell office:value-type="string" calcext:value-type="string">
            <text:p>Carina Aas</text:p>
          </table:table-cell>
          <table:table-cell office:value-type="string" calcext:value-type="string">
            <text:p>Nils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24:26:00</text:p>
          </table:table-cell>
          <table:table-cell office:value-type="float" office:value="2" calcext:value-type="float">
            <text:p>2</text:p>
          </table:table-cell>
          <table:table-cell table:formula="of:=CONCATENATE(LOWER(LEFT([.D20]));LOWER(LEFT([.E20]));LOWER(LEFT([.F20])))" office:value-type="string" office:string-value="cnn" calcext:value-type="string">
            <text:p>cnn</text:p>
          </table:table-cell>
          <table:table-cell table:formula="of:=IFERROR( CONCATENATE(&quot;result_time: &quot;;TEXT(VALUE(LEFT([.G20];2))*60+VALUE(MID(REPLACE([.G20];6;1;&quot;.&quot;);4;4));&quot;0.0##&quot;)) ;CONCATENATE(&quot;verdict: :&quot;;LOWER([.G20])))" office:value-type="string" office:string-value="result_time: 1466.0" calcext:value-type="string">
            <text:p>result_time: 1466.0</text:p>
          </table:table-cell>
          <table:table-cell table:formula="of:=CONCATENATE(&quot;@ec14_&quot;;LOWER([.A20]);&quot;_&quot;;[.I20];&quot; = @ec14_&quot;;LOWER([.A20]);&quot;.competitors.create! user: @&quot;;[.I20];&quot;, number: &quot;;[.B20])" office:value-type="string" office:string-value="@ec14_nws1_cnn = @ec14_nws1.competitors.create! user: @cnn, number: 43" calcext:value-type="string">
            <text:p>@ec14_nws1_cnn = @ec14_nws1.competitors.create! user: @cnn, number: 43</text:p>
          </table:table-cell>
          <table:table-cell table:formula="of:=CONCATENATE(&quot;@ec14_&quot;;LOWER([.A20]);&quot;_r_&quot;;[.I20];&quot; = @ec14_&quot;;LOWER([.A20]);&quot;_&quot;;[.I20];&quot;.runs.create! race: @ec14_&quot;;LOWER([.A20]);&quot;_r, number: &quot;;[.B20];&quot;, &quot;; [.J20])" office:value-type="string" office:string-value="@ec14_nws1_r_cnn = @ec14_nws1_cnn.runs.create! race: @ec14_nws1_r, number: 43, result_time: 1466.0" calcext:value-type="string">
            <text:p>@ec14_nws1_r_cnn = @ec14_nws1_cnn.runs.create! race: @ec14_nws1_r, number: 43, result_time: 1466.0</text:p>
          </table:table-cell>
        </table:table-row>
        <table:table-row table:style-name="ro1">
          <table:table-cell office:value-type="string" calcext:value-type="string">
            <text:p>NWS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:45:00</text:p>
          </table:table-cell>
          <table:table-cell office:value-type="string" calcext:value-type="string">
            <text:p>Minna</text:p>
          </table:table-cell>
          <table:table-cell office:value-type="string" calcext:value-type="string">
            <text:p>Viid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24:57:00</text:p>
          </table:table-cell>
          <table:table-cell office:value-type="float" office:value="3" calcext:value-type="float">
            <text:p>3</text:p>
          </table:table-cell>
          <table:table-cell table:formula="of:=CONCATENATE(LOWER(LEFT([.D21]));LOWER(LEFT([.E21]));LOWER(LEFT([.F21])))" office:value-type="string" office:string-value="mvf" calcext:value-type="string">
            <text:p>mvf</text:p>
          </table:table-cell>
          <table:table-cell table:formula="of:=IFERROR( CONCATENATE(&quot;result_time: &quot;;TEXT(VALUE(LEFT([.G21];2))*60+VALUE(MID(REPLACE([.G21];6;1;&quot;.&quot;);4;4));&quot;0.0##&quot;)) ;CONCATENATE(&quot;verdict: :&quot;;LOWER([.G21])))" office:value-type="string" office:string-value="result_time: 1497.0" calcext:value-type="string">
            <text:p>result_time: 1497.0</text:p>
          </table:table-cell>
          <table:table-cell table:formula="of:=CONCATENATE(&quot;@ec14_&quot;;LOWER([.A21]);&quot;_&quot;;[.I21];&quot; = @ec14_&quot;;LOWER([.A21]);&quot;.competitors.create! user: @&quot;;[.I21];&quot;, number: &quot;;[.B21])" office:value-type="string" office:string-value="@ec14_nws1_mvf = @ec14_nws1.competitors.create! user: @mvf, number: 41" calcext:value-type="string">
            <text:p>@ec14_nws1_mvf = @ec14_nws1.competitors.create! user: @mvf, number: 41</text:p>
          </table:table-cell>
          <table:table-cell table:formula="of:=CONCATENATE(&quot;@ec14_&quot;;LOWER([.A21]);&quot;_r_&quot;;[.I21];&quot; = @ec14_&quot;;LOWER([.A21]);&quot;_&quot;;[.I21];&quot;.runs.create! race: @ec14_&quot;;LOWER([.A21]);&quot;_r, number: &quot;;[.B21];&quot;, &quot;; [.J21])" office:value-type="string" office:string-value="@ec14_nws1_r_mvf = @ec14_nws1_mvf.runs.create! race: @ec14_nws1_r, number: 41, result_time: 1497.0" calcext:value-type="string">
            <text:p>@ec14_nws1_r_mvf = @ec14_nws1_mvf.runs.create! race: @ec14_nws1_r, number: 41, result_time: 1497.0</text:p>
          </table:table-cell>
        </table:table-row>
        <table:table-row table:style-name="ro1">
          <table:table-cell office:value-type="string" calcext:value-type="string">
            <text:p>NWS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:44:30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Tiiper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25:17:00</text:p>
          </table:table-cell>
          <table:table-cell office:value-type="float" office:value="4" calcext:value-type="float">
            <text:p>4</text:p>
          </table:table-cell>
          <table:table-cell table:formula="of:=CONCATENATE(LOWER(LEFT([.D22]));LOWER(LEFT([.E22]));LOWER(LEFT([.F22])))" office:value-type="string" office:string-value="mtf" calcext:value-type="string">
            <text:p>mtf</text:p>
          </table:table-cell>
          <table:table-cell table:formula="of:=IFERROR( CONCATENATE(&quot;result_time: &quot;;TEXT(VALUE(LEFT([.G22];2))*60+VALUE(MID(REPLACE([.G22];6;1;&quot;.&quot;);4;4));&quot;0.0##&quot;)) ;CONCATENATE(&quot;verdict: :&quot;;LOWER([.G22])))" office:value-type="string" office:string-value="result_time: 1517.0" calcext:value-type="string">
            <text:p>result_time: 1517.0</text:p>
          </table:table-cell>
          <table:table-cell table:formula="of:=CONCATENATE(&quot;@ec14_&quot;;LOWER([.A22]);&quot;_&quot;;[.I22];&quot; = @ec14_&quot;;LOWER([.A22]);&quot;.competitors.create! user: @&quot;;[.I22];&quot;, number: &quot;;[.B22])" office:value-type="string" office:string-value="@ec14_nws1_mtf = @ec14_nws1.competitors.create! user: @mtf, number: 40" calcext:value-type="string">
            <text:p>@ec14_nws1_mtf = @ec14_nws1.competitors.create! user: @mtf, number: 40</text:p>
          </table:table-cell>
          <table:table-cell table:formula="of:=CONCATENATE(&quot;@ec14_&quot;;LOWER([.A22]);&quot;_r_&quot;;[.I22];&quot; = @ec14_&quot;;LOWER([.A22]);&quot;_&quot;;[.I22];&quot;.runs.create! race: @ec14_&quot;;LOWER([.A22]);&quot;_r, number: &quot;;[.B22];&quot;, &quot;; [.J22])" office:value-type="string" office:string-value="@ec14_nws1_r_mtf = @ec14_nws1_mtf.runs.create! race: @ec14_nws1_r, number: 40, result_time: 1517.0" calcext:value-type="string">
            <text:p>@ec14_nws1_r_mtf = @ec14_nws1_mtf.runs.create! race: @ec14_nws1_r, number: 40, result_time: 1517.0</text:p>
          </table:table-cell>
        </table:table-row>
        <table:table-row table:style-name="ro1">
          <table:table-cell office:value-type="string" calcext:value-type="string">
            <text:p>NWS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1:41:30</text:p>
          </table:table-cell>
          <table:table-cell office:value-type="string" calcext:value-type="string">
            <text:p>Kati</text:p>
          </table:table-cell>
          <table:table-cell office:value-type="string" calcext:value-type="string">
            <text:p>Mansikkasalo-Jurvel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25:18:00</text:p>
          </table:table-cell>
          <table:table-cell office:value-type="float" office:value="5" calcext:value-type="float">
            <text:p>5</text:p>
          </table:table-cell>
          <table:table-cell table:formula="of:=CONCATENATE(LOWER(LEFT([.D23]));LOWER(LEFT([.E23]));LOWER(LEFT([.F23])))" office:value-type="string" office:string-value="kmf" calcext:value-type="string">
            <text:p>kmf</text:p>
          </table:table-cell>
          <table:table-cell table:formula="of:=IFERROR( CONCATENATE(&quot;result_time: &quot;;TEXT(VALUE(LEFT([.G23];2))*60+VALUE(MID(REPLACE([.G23];6;1;&quot;.&quot;);4;4));&quot;0.0##&quot;)) ;CONCATENATE(&quot;verdict: :&quot;;LOWER([.G23])))" office:value-type="string" office:string-value="result_time: 1518.0" calcext:value-type="string">
            <text:p>result_time: 1518.0</text:p>
          </table:table-cell>
          <table:table-cell table:formula="of:=CONCATENATE(&quot;@ec14_&quot;;LOWER([.A23]);&quot;_&quot;;[.I23];&quot; = @ec14_&quot;;LOWER([.A23]);&quot;.competitors.create! user: @&quot;;[.I23];&quot;, number: &quot;;[.B23])" office:value-type="string" office:string-value="@ec14_nws1_kmf = @ec14_nws1.competitors.create! user: @kmf, number: 34" calcext:value-type="string">
            <text:p>@ec14_nws1_kmf = @ec14_nws1.competitors.create! user: @kmf, number: 34</text:p>
          </table:table-cell>
          <table:table-cell table:formula="of:=CONCATENATE(&quot;@ec14_&quot;;LOWER([.A23]);&quot;_r_&quot;;[.I23];&quot; = @ec14_&quot;;LOWER([.A23]);&quot;_&quot;;[.I23];&quot;.runs.create! race: @ec14_&quot;;LOWER([.A23]);&quot;_r, number: &quot;;[.B23];&quot;, &quot;; [.J23])" office:value-type="string" office:string-value="@ec14_nws1_r_kmf = @ec14_nws1_kmf.runs.create! race: @ec14_nws1_r, number: 34, result_time: 1518.0" calcext:value-type="string">
            <text:p>@ec14_nws1_r_kmf = @ec14_nws1_kmf.runs.create! race: @ec14_nws1_r, number: 34, result_time: 1518.0</text:p>
          </table:table-cell>
        </table:table-row>
        <table:table-row table:style-name="ro1">
          <table:table-cell office:value-type="string" calcext:value-type="string">
            <text:p>NWS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:43:30</text:p>
          </table:table-cell>
          <table:table-cell office:value-type="string" calcext:value-type="string">
            <text:p>Saara</text:p>
          </table:table-cell>
          <table:table-cell office:value-type="string" calcext:value-type="string">
            <text:p>Loukkol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25:21:00</text:p>
          </table:table-cell>
          <table:table-cell office:value-type="float" office:value="6" calcext:value-type="float">
            <text:p>6</text:p>
          </table:table-cell>
          <table:table-cell table:formula="of:=CONCATENATE(LOWER(LEFT([.D24]));LOWER(LEFT([.E24]));LOWER(LEFT([.F24])))" office:value-type="string" office:string-value="slf" calcext:value-type="string">
            <text:p>slf</text:p>
          </table:table-cell>
          <table:table-cell table:formula="of:=IFERROR( CONCATENATE(&quot;result_time: &quot;;TEXT(VALUE(LEFT([.G24];2))*60+VALUE(MID(REPLACE([.G24];6;1;&quot;.&quot;);4;4));&quot;0.0##&quot;)) ;CONCATENATE(&quot;verdict: :&quot;;LOWER([.G24])))" office:value-type="string" office:string-value="result_time: 1521.0" calcext:value-type="string">
            <text:p>result_time: 1521.0</text:p>
          </table:table-cell>
          <table:table-cell table:formula="of:=CONCATENATE(&quot;@ec14_&quot;;LOWER([.A24]);&quot;_&quot;;[.I24];&quot; = @ec14_&quot;;LOWER([.A24]);&quot;.competitors.create! user: @&quot;;[.I24];&quot;, number: &quot;;[.B24])" office:value-type="string" office:string-value="@ec14_nws1_slf = @ec14_nws1.competitors.create! user: @slf, number: 38" calcext:value-type="string">
            <text:p>@ec14_nws1_slf = @ec14_nws1.competitors.create! user: @slf, number: 38</text:p>
          </table:table-cell>
          <table:table-cell table:formula="of:=CONCATENATE(&quot;@ec14_&quot;;LOWER([.A24]);&quot;_r_&quot;;[.I24];&quot; = @ec14_&quot;;LOWER([.A24]);&quot;_&quot;;[.I24];&quot;.runs.create! race: @ec14_&quot;;LOWER([.A24]);&quot;_r, number: &quot;;[.B24];&quot;, &quot;; [.J24])" office:value-type="string" office:string-value="@ec14_nws1_r_slf = @ec14_nws1_slf.runs.create! race: @ec14_nws1_r, number: 38, result_time: 1521.0" calcext:value-type="string">
            <text:p>@ec14_nws1_r_slf = @ec14_nws1_slf.runs.create! race: @ec14_nws1_r, number: 38, result_time: 1521.0</text:p>
          </table:table-cell>
        </table:table-row>
        <table:table-row table:style-name="ro1">
          <table:table-cell office:value-type="string" calcext:value-type="string">
            <text:p>NWS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1:41:00</text:p>
          </table:table-cell>
          <table:table-cell office:value-type="string" calcext:value-type="string">
            <text:p>Tiina</text:p>
          </table:table-cell>
          <table:table-cell office:value-type="string" calcext:value-type="string">
            <text:p>Blom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25:46:00</text:p>
          </table:table-cell>
          <table:table-cell office:value-type="float" office:value="7" calcext:value-type="float">
            <text:p>7</text:p>
          </table:table-cell>
          <table:table-cell table:formula="of:=CONCATENATE(LOWER(LEFT([.D25]));LOWER(LEFT([.E25]));LOWER(LEFT([.F25])))" office:value-type="string" office:string-value="tbs" calcext:value-type="string">
            <text:p>tbs</text:p>
          </table:table-cell>
          <table:table-cell table:formula="of:=IFERROR( CONCATENATE(&quot;result_time: &quot;;TEXT(VALUE(LEFT([.G25];2))*60+VALUE(MID(REPLACE([.G25];6;1;&quot;.&quot;);4;4));&quot;0.0##&quot;)) ;CONCATENATE(&quot;verdict: :&quot;;LOWER([.G25])))" office:value-type="string" office:string-value="result_time: 1546.0" calcext:value-type="string">
            <text:p>result_time: 1546.0</text:p>
          </table:table-cell>
          <table:table-cell table:formula="of:=CONCATENATE(&quot;@ec14_&quot;;LOWER([.A25]);&quot;_&quot;;[.I25];&quot; = @ec14_&quot;;LOWER([.A25]);&quot;.competitors.create! user: @&quot;;[.I25];&quot;, number: &quot;;[.B25])" office:value-type="string" office:string-value="@ec14_nws1_tbs = @ec14_nws1.competitors.create! user: @tbs, number: 33" calcext:value-type="string">
            <text:p>@ec14_nws1_tbs = @ec14_nws1.competitors.create! user: @tbs, number: 33</text:p>
          </table:table-cell>
          <table:table-cell table:formula="of:=CONCATENATE(&quot;@ec14_&quot;;LOWER([.A25]);&quot;_r_&quot;;[.I25];&quot; = @ec14_&quot;;LOWER([.A25]);&quot;_&quot;;[.I25];&quot;.runs.create! race: @ec14_&quot;;LOWER([.A25]);&quot;_r, number: &quot;;[.B25];&quot;, &quot;; [.J25])" office:value-type="string" office:string-value="@ec14_nws1_r_tbs = @ec14_nws1_tbs.runs.create! race: @ec14_nws1_r, number: 33, result_time: 1546.0" calcext:value-type="string">
            <text:p>@ec14_nws1_r_tbs = @ec14_nws1_tbs.runs.create! race: @ec14_nws1_r, number: 33, result_time: 1546.0</text:p>
          </table:table-cell>
        </table:table-row>
        <table:table-row table:style-name="ro1">
          <table:table-cell office:value-type="string" calcext:value-type="string">
            <text:p>NWS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:42:30</text:p>
          </table:table-cell>
          <table:table-cell office:value-type="string" calcext:value-type="string">
            <text:p>Solveig K.</text:p>
          </table:table-cell>
          <table:table-cell office:value-type="string" calcext:value-type="string">
            <text:p>Aaseby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26:03:00</text:p>
          </table:table-cell>
          <table:table-cell office:value-type="float" office:value="8" calcext:value-type="float">
            <text:p>8</text:p>
          </table:table-cell>
          <table:table-cell table:formula="of:=CONCATENATE(LOWER(LEFT([.D26]));LOWER(LEFT([.E26]));LOWER(LEFT([.F26])))" office:value-type="string" office:string-value="san" calcext:value-type="string">
            <text:p>san</text:p>
          </table:table-cell>
          <table:table-cell table:formula="of:=IFERROR( CONCATENATE(&quot;result_time: &quot;;TEXT(VALUE(LEFT([.G26];2))*60+VALUE(MID(REPLACE([.G26];6;1;&quot;.&quot;);4;4));&quot;0.0##&quot;)) ;CONCATENATE(&quot;verdict: :&quot;;LOWER([.G26])))" office:value-type="string" office:string-value="result_time: 1563.0" calcext:value-type="string">
            <text:p>result_time: 1563.0</text:p>
          </table:table-cell>
          <table:table-cell table:formula="of:=CONCATENATE(&quot;@ec14_&quot;;LOWER([.A26]);&quot;_&quot;;[.I26];&quot; = @ec14_&quot;;LOWER([.A26]);&quot;.competitors.create! user: @&quot;;[.I26];&quot;, number: &quot;;[.B26])" office:value-type="string" office:string-value="@ec14_nws1_san = @ec14_nws1.competitors.create! user: @san, number: 36" calcext:value-type="string">
            <text:p>@ec14_nws1_san = @ec14_nws1.competitors.create! user: @san, number: 36</text:p>
          </table:table-cell>
          <table:table-cell table:formula="of:=CONCATENATE(&quot;@ec14_&quot;;LOWER([.A26]);&quot;_r_&quot;;[.I26];&quot; = @ec14_&quot;;LOWER([.A26]);&quot;_&quot;;[.I26];&quot;.runs.create! race: @ec14_&quot;;LOWER([.A26]);&quot;_r, number: &quot;;[.B26];&quot;, &quot;; [.J26])" office:value-type="string" office:string-value="@ec14_nws1_r_san = @ec14_nws1_san.runs.create! race: @ec14_nws1_r, number: 36, result_time: 1563.0" calcext:value-type="string">
            <text:p>@ec14_nws1_r_san = @ec14_nws1_san.runs.create! race: @ec14_nws1_r, number: 36, result_time: 1563.0</text:p>
          </table:table-cell>
        </table:table-row>
        <table:table-row table:style-name="ro1">
          <table:table-cell office:value-type="string" calcext:value-type="string">
            <text:p>NWS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:44:00</text:p>
          </table:table-cell>
          <table:table-cell office:value-type="string" calcext:value-type="string">
            <text:p>Åsa</text:p>
          </table:table-cell>
          <table:table-cell office:value-type="string" calcext:value-type="string">
            <text:p>Nordgr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26:12:00</text:p>
          </table:table-cell>
          <table:table-cell office:value-type="float" office:value="9" calcext:value-type="float">
            <text:p>9</text:p>
          </table:table-cell>
          <table:table-cell table:formula="of:=CONCATENATE(LOWER(LEFT([.D27]));LOWER(LEFT([.E27]));LOWER(LEFT([.F27])))" office:value-type="string" office:string-value="åns" calcext:value-type="string">
            <text:p>åns</text:p>
          </table:table-cell>
          <table:table-cell table:formula="of:=IFERROR( CONCATENATE(&quot;result_time: &quot;;TEXT(VALUE(LEFT([.G27];2))*60+VALUE(MID(REPLACE([.G27];6;1;&quot;.&quot;);4;4));&quot;0.0##&quot;)) ;CONCATENATE(&quot;verdict: :&quot;;LOWER([.G27])))" office:value-type="string" office:string-value="result_time: 1572.0" calcext:value-type="string">
            <text:p>result_time: 1572.0</text:p>
          </table:table-cell>
          <table:table-cell table:formula="of:=CONCATENATE(&quot;@ec14_&quot;;LOWER([.A27]);&quot;_&quot;;[.I27];&quot; = @ec14_&quot;;LOWER([.A27]);&quot;.competitors.create! user: @&quot;;[.I27];&quot;, number: &quot;;[.B27])" office:value-type="string" office:string-value="@ec14_nws1_åns = @ec14_nws1.competitors.create! user: @åns, number: 39" calcext:value-type="string">
            <text:p>@ec14_nws1_åns = @ec14_nws1.competitors.create! user: @åns, number: 39</text:p>
          </table:table-cell>
          <table:table-cell table:formula="of:=CONCATENATE(&quot;@ec14_&quot;;LOWER([.A27]);&quot;_r_&quot;;[.I27];&quot; = @ec14_&quot;;LOWER([.A27]);&quot;_&quot;;[.I27];&quot;.runs.create! race: @ec14_&quot;;LOWER([.A27]);&quot;_r, number: &quot;;[.B27];&quot;, &quot;; [.J27])" office:value-type="string" office:string-value="@ec14_nws1_r_åns = @ec14_nws1_åns.runs.create! race: @ec14_nws1_r, number: 39, result_time: 1572.0" calcext:value-type="string">
            <text:p>@ec14_nws1_r_åns = @ec14_nws1_åns.runs.create! race: @ec14_nws1_r, number: 39, result_time: 1572.0</text:p>
          </table:table-cell>
        </table:table-row>
        <table:table-row table:style-name="ro1">
          <table:table-cell office:value-type="string" calcext:value-type="string">
            <text:p>NWS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:45:30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Viitahalm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27:16:00</text:p>
          </table:table-cell>
          <table:table-cell office:value-type="float" office:value="10" calcext:value-type="float">
            <text:p>10</text:p>
          </table:table-cell>
          <table:table-cell table:formula="of:=CONCATENATE(LOWER(LEFT([.D28]));LOWER(LEFT([.E28]));LOWER(LEFT([.F28])))" office:value-type="string" office:string-value="mvf" calcext:value-type="string">
            <text:p>mvf</text:p>
          </table:table-cell>
          <table:table-cell table:formula="of:=IFERROR( CONCATENATE(&quot;result_time: &quot;;TEXT(VALUE(LEFT([.G28];2))*60+VALUE(MID(REPLACE([.G28];6;1;&quot;.&quot;);4;4));&quot;0.0##&quot;)) ;CONCATENATE(&quot;verdict: :&quot;;LOWER([.G28])))" office:value-type="string" office:string-value="result_time: 1636.0" calcext:value-type="string">
            <text:p>result_time: 1636.0</text:p>
          </table:table-cell>
          <table:table-cell table:formula="of:=CONCATENATE(&quot;@ec14_&quot;;LOWER([.A28]);&quot;_&quot;;[.I28];&quot; = @ec14_&quot;;LOWER([.A28]);&quot;.competitors.create! user: @&quot;;[.I28];&quot;, number: &quot;;[.B28])" office:value-type="string" office:string-value="@ec14_nws1_mvf = @ec14_nws1.competitors.create! user: @mvf, number: 42" calcext:value-type="string">
            <text:p>@ec14_nws1_mvf = @ec14_nws1.competitors.create! user: @mvf, number: 42</text:p>
          </table:table-cell>
          <table:table-cell table:formula="of:=CONCATENATE(&quot;@ec14_&quot;;LOWER([.A28]);&quot;_r_&quot;;[.I28];&quot; = @ec14_&quot;;LOWER([.A28]);&quot;_&quot;;[.I28];&quot;.runs.create! race: @ec14_&quot;;LOWER([.A28]);&quot;_r, number: &quot;;[.B28];&quot;, &quot;; [.J28])" office:value-type="string" office:string-value="@ec14_nws1_r_mvf = @ec14_nws1_mvf.runs.create! race: @ec14_nws1_r, number: 42, result_time: 1636.0" calcext:value-type="string">
            <text:p>@ec14_nws1_r_mvf = @ec14_nws1_mvf.runs.create! race: @ec14_nws1_r, number: 42, result_time: 1636.0</text:p>
          </table:table-cell>
        </table:table-row>
        <table:table-row table:style-name="ro1">
          <table:table-cell office:value-type="string" calcext:value-type="string">
            <text:p>NWS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:40:30</text:p>
          </table:table-cell>
          <table:table-cell office:value-type="string" calcext:value-type="string">
            <text:p>Svetlana</text:p>
          </table:table-cell>
          <table:table-cell office:value-type="string" calcext:value-type="string">
            <text:p>Muravskay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28:35:00</text:p>
          </table:table-cell>
          <table:table-cell office:value-type="float" office:value="11" calcext:value-type="float">
            <text:p>11</text:p>
          </table:table-cell>
          <table:table-cell table:formula="of:=CONCATENATE(LOWER(LEFT([.D29]));LOWER(LEFT([.E29]));LOWER(LEFT([.F29])))" office:value-type="string" office:string-value="smr" calcext:value-type="string">
            <text:p>smr</text:p>
          </table:table-cell>
          <table:table-cell table:formula="of:=IFERROR( CONCATENATE(&quot;result_time: &quot;;TEXT(VALUE(LEFT([.G29];2))*60+VALUE(MID(REPLACE([.G29];6;1;&quot;.&quot;);4;4));&quot;0.0##&quot;)) ;CONCATENATE(&quot;verdict: :&quot;;LOWER([.G29])))" office:value-type="string" office:string-value="result_time: 1715.0" calcext:value-type="string">
            <text:p>result_time: 1715.0</text:p>
          </table:table-cell>
          <table:table-cell table:formula="of:=CONCATENATE(&quot;@ec14_&quot;;LOWER([.A29]);&quot;_&quot;;[.I29];&quot; = @ec14_&quot;;LOWER([.A29]);&quot;.competitors.create! user: @&quot;;[.I29];&quot;, number: &quot;;[.B29])" office:value-type="string" office:string-value="@ec14_nws1_smr = @ec14_nws1.competitors.create! user: @smr, number: 32" calcext:value-type="string">
            <text:p>@ec14_nws1_smr = @ec14_nws1.competitors.create! user: @smr, number: 32</text:p>
          </table:table-cell>
          <table:table-cell table:formula="of:=CONCATENATE(&quot;@ec14_&quot;;LOWER([.A29]);&quot;_r_&quot;;[.I29];&quot; = @ec14_&quot;;LOWER([.A29]);&quot;_&quot;;[.I29];&quot;.runs.create! race: @ec14_&quot;;LOWER([.A29]);&quot;_r, number: &quot;;[.B29];&quot;, &quot;; [.J29])" office:value-type="string" office:string-value="@ec14_nws1_r_smr = @ec14_nws1_smr.runs.create! race: @ec14_nws1_r, number: 32, result_time: 1715.0" calcext:value-type="string">
            <text:p>@ec14_nws1_r_smr = @ec14_nws1_smr.runs.create! race: @ec14_nws1_r, number: 32, result_time: 1715.0</text:p>
          </table:table-cell>
        </table:table-row>
        <table:table-row table:style-name="ro1">
          <table:table-cell office:value-type="string" calcext:value-type="string">
            <text:p>NWS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1:48:00</text:p>
          </table:table-cell>
          <table:table-cell office:value-type="string" calcext:value-type="string">
            <text:p>Heidi</text:p>
          </table:table-cell>
          <table:table-cell office:value-type="string" calcext:value-type="string">
            <text:p>Kyyröne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29:31:00</text:p>
          </table:table-cell>
          <table:table-cell office:value-type="float" office:value="12" calcext:value-type="float">
            <text:p>12</text:p>
          </table:table-cell>
          <table:table-cell table:formula="of:=CONCATENATE(LOWER(LEFT([.D30]));LOWER(LEFT([.E30]));LOWER(LEFT([.F30])))" office:value-type="string" office:string-value="hkf" calcext:value-type="string">
            <text:p>hkf</text:p>
          </table:table-cell>
          <table:table-cell table:formula="of:=IFERROR( CONCATENATE(&quot;result_time: &quot;;TEXT(VALUE(LEFT([.G30];2))*60+VALUE(MID(REPLACE([.G30];6;1;&quot;.&quot;);4;4));&quot;0.0##&quot;)) ;CONCATENATE(&quot;verdict: :&quot;;LOWER([.G30])))" office:value-type="string" office:string-value="result_time: 1771.0" calcext:value-type="string">
            <text:p>result_time: 1771.0</text:p>
          </table:table-cell>
          <table:table-cell table:formula="of:=CONCATENATE(&quot;@ec14_&quot;;LOWER([.A30]);&quot;_&quot;;[.I30];&quot; = @ec14_&quot;;LOWER([.A30]);&quot;.competitors.create! user: @&quot;;[.I30];&quot;, number: &quot;;[.B30])" office:value-type="string" office:string-value="@ec14_nws1_hkf = @ec14_nws1.competitors.create! user: @hkf, number: 47" calcext:value-type="string">
            <text:p>@ec14_nws1_hkf = @ec14_nws1.competitors.create! user: @hkf, number: 47</text:p>
          </table:table-cell>
          <table:table-cell table:formula="of:=CONCATENATE(&quot;@ec14_&quot;;LOWER([.A30]);&quot;_r_&quot;;[.I30];&quot; = @ec14_&quot;;LOWER([.A30]);&quot;_&quot;;[.I30];&quot;.runs.create! race: @ec14_&quot;;LOWER([.A30]);&quot;_r, number: &quot;;[.B30];&quot;, &quot;; [.J30])" office:value-type="string" office:string-value="@ec14_nws1_r_hkf = @ec14_nws1_hkf.runs.create! race: @ec14_nws1_r, number: 47, result_time: 1771.0" calcext:value-type="string">
            <text:p>@ec14_nws1_r_hkf = @ec14_nws1_hkf.runs.create! race: @ec14_nws1_r, number: 47, result_time: 1771.0</text:p>
          </table:table-cell>
        </table:table-row>
        <table:table-row table:style-name="ro1">
          <table:table-cell office:value-type="string" calcext:value-type="string">
            <text:p>NWS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:40:00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aipiaine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31:52:00</text:p>
          </table:table-cell>
          <table:table-cell office:value-type="float" office:value="13" calcext:value-type="float">
            <text:p>13</text:p>
          </table:table-cell>
          <table:table-cell table:formula="of:=CONCATENATE(LOWER(LEFT([.D31]));LOWER(LEFT([.E31]));LOWER(LEFT([.F31])))" office:value-type="string" office:string-value="hkf" calcext:value-type="string">
            <text:p>hkf</text:p>
          </table:table-cell>
          <table:table-cell table:formula="of:=IFERROR( CONCATENATE(&quot;result_time: &quot;;TEXT(VALUE(LEFT([.G31];2))*60+VALUE(MID(REPLACE([.G31];6;1;&quot;.&quot;);4;4));&quot;0.0##&quot;)) ;CONCATENATE(&quot;verdict: :&quot;;LOWER([.G31])))" office:value-type="string" office:string-value="result_time: 1912.0" calcext:value-type="string">
            <text:p>result_time: 1912.0</text:p>
          </table:table-cell>
          <table:table-cell table:formula="of:=CONCATENATE(&quot;@ec14_&quot;;LOWER([.A31]);&quot;_&quot;;[.I31];&quot; = @ec14_&quot;;LOWER([.A31]);&quot;.competitors.create! user: @&quot;;[.I31];&quot;, number: &quot;;[.B31])" office:value-type="string" office:string-value="@ec14_nws1_hkf = @ec14_nws1.competitors.create! user: @hkf, number: 31" calcext:value-type="string">
            <text:p>@ec14_nws1_hkf = @ec14_nws1.competitors.create! user: @hkf, number: 31</text:p>
          </table:table-cell>
          <table:table-cell table:formula="of:=CONCATENATE(&quot;@ec14_&quot;;LOWER([.A31]);&quot;_r_&quot;;[.I31];&quot; = @ec14_&quot;;LOWER([.A31]);&quot;_&quot;;[.I31];&quot;.runs.create! race: @ec14_&quot;;LOWER([.A31]);&quot;_r, number: &quot;;[.B31];&quot;, &quot;; [.J31])" office:value-type="string" office:string-value="@ec14_nws1_r_hkf = @ec14_nws1_hkf.runs.create! race: @ec14_nws1_r, number: 31, result_time: 1912.0" calcext:value-type="string">
            <text:p>@ec14_nws1_r_hkf = @ec14_nws1_hkf.runs.create! race: @ec14_nws1_r, number: 31, result_time: 1912.0</text:p>
          </table:table-cell>
        </table:table-row>
        <table:table-row table:style-name="ro1">
          <table:table-cell office:value-type="string" calcext:value-type="string">
            <text:p>NWS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:47:30</text:p>
          </table:table-cell>
          <table:table-cell office:value-type="string" calcext:value-type="string">
            <text:p>Kirsi</text:p>
          </table:table-cell>
          <table:table-cell office:value-type="string" calcext:value-type="string">
            <text:p>Käyhty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34:27:00</text:p>
          </table:table-cell>
          <table:table-cell office:value-type="float" office:value="14" calcext:value-type="float">
            <text:p>14</text:p>
          </table:table-cell>
          <table:table-cell table:formula="of:=CONCATENATE(LOWER(LEFT([.D32]));LOWER(LEFT([.E32]));LOWER(LEFT([.F32])))" office:value-type="string" office:string-value="kkf" calcext:value-type="string">
            <text:p>kkf</text:p>
          </table:table-cell>
          <table:table-cell table:formula="of:=IFERROR( CONCATENATE(&quot;result_time: &quot;;TEXT(VALUE(LEFT([.G32];2))*60+VALUE(MID(REPLACE([.G32];6;1;&quot;.&quot;);4;4));&quot;0.0##&quot;)) ;CONCATENATE(&quot;verdict: :&quot;;LOWER([.G32])))" office:value-type="string" office:string-value="result_time: 2067.0" calcext:value-type="string">
            <text:p>result_time: 2067.0</text:p>
          </table:table-cell>
          <table:table-cell table:formula="of:=CONCATENATE(&quot;@ec14_&quot;;LOWER([.A32]);&quot;_&quot;;[.I32];&quot; = @ec14_&quot;;LOWER([.A32]);&quot;.competitors.create! user: @&quot;;[.I32];&quot;, number: &quot;;[.B32])" office:value-type="string" office:string-value="@ec14_nws1_kkf = @ec14_nws1.competitors.create! user: @kkf, number: 46" calcext:value-type="string">
            <text:p>@ec14_nws1_kkf = @ec14_nws1.competitors.create! user: @kkf, number: 46</text:p>
          </table:table-cell>
          <table:table-cell table:formula="of:=CONCATENATE(&quot;@ec14_&quot;;LOWER([.A32]);&quot;_r_&quot;;[.I32];&quot; = @ec14_&quot;;LOWER([.A32]);&quot;_&quot;;[.I32];&quot;.runs.create! race: @ec14_&quot;;LOWER([.A32]);&quot;_r, number: &quot;;[.B32];&quot;, &quot;; [.J32])" office:value-type="string" office:string-value="@ec14_nws1_r_kkf = @ec14_nws1_kkf.runs.create! race: @ec14_nws1_r, number: 46, result_time: 2067.0" calcext:value-type="string">
            <text:p>@ec14_nws1_r_kkf = @ec14_nws1_kkf.runs.create! race: @ec14_nws1_r, number: 46, result_time: 2067.0</text:p>
          </table:table-cell>
        </table:table-row>
        <table:table-row table:style-name="ro1">
          <table:table-cell office:value-type="string" calcext:value-type="string">
            <text:p>NWS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:42:00</text:p>
          </table:table-cell>
          <table:table-cell office:value-type="string" calcext:value-type="string">
            <text:p>Svetlana</text:p>
          </table:table-cell>
          <table:table-cell office:value-type="string" calcext:value-type="string">
            <text:p>Tikhonova</text:p>
          </table:table-cell>
          <table:table-cell office:value-type="string" calcext:value-type="string">
            <text:p>Russia</text:p>
          </table:table-cell>
          <table:table-cell table:style-name="ce1" office:value-type="string" calcext:value-type="string">
            <text:p>DNS</text:p>
          </table:table-cell>
          <table:table-cell office:value-type="string" calcext:value-type="string">
            <text:p>DNS</text:p>
          </table:table-cell>
          <table:table-cell table:formula="of:=CONCATENATE(LOWER(LEFT([.D33]));LOWER(LEFT([.E33]));LOWER(LEFT([.F33])))" office:value-type="string" office:string-value="str" calcext:value-type="string">
            <text:p>str</text:p>
          </table:table-cell>
          <table:table-cell table:formula="of:=IFERROR( CONCATENATE(&quot;result_time: &quot;;TEXT(VALUE(LEFT([.G33];2))*60+VALUE(MID(REPLACE([.G33];6;1;&quot;.&quot;);4;4));&quot;0.0##&quot;)) ;CONCATENATE(&quot;verdict: :&quot;;LOWER([.G33])))" office:value-type="string" office:string-value="verdict: :dns" calcext:value-type="string">
            <text:p>verdict: :dns</text:p>
          </table:table-cell>
          <table:table-cell table:formula="of:=CONCATENATE(&quot;@ec14_&quot;;LOWER([.A33]);&quot;_&quot;;[.I33];&quot; = @ec14_&quot;;LOWER([.A33]);&quot;.competitors.create! user: @&quot;;[.I33];&quot;, number: &quot;;[.B33])" office:value-type="string" office:string-value="@ec14_nws1_str = @ec14_nws1.competitors.create! user: @str, number: 35" calcext:value-type="string">
            <text:p>@ec14_nws1_str = @ec14_nws1.competitors.create! user: @str, number: 35</text:p>
          </table:table-cell>
          <table:table-cell table:formula="of:=CONCATENATE(&quot;@ec14_&quot;;LOWER([.A33]);&quot;_r_&quot;;[.I33];&quot; = @ec14_&quot;;LOWER([.A33]);&quot;_&quot;;[.I33];&quot;.runs.create! race: @ec14_&quot;;LOWER([.A33]);&quot;_r, number: &quot;;[.B33];&quot;, &quot;; [.J33])" office:value-type="string" office:string-value="@ec14_nws1_r_str = @ec14_nws1_str.runs.create! race: @ec14_nws1_r, number: 35, verdict: :dns" calcext:value-type="string">
            <text:p>@ec14_nws1_r_str = @ec14_nws1_str.runs.create! race: @ec14_nws1_r, number: 35, verdict: :dns</text:p>
          </table:table-cell>
        </table:table-row>
        <table:table-row table:style-name="ro1">
          <table:table-cell office:value-type="string" calcext:value-type="string">
            <text:p>NWS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:43:00</text:p>
          </table:table-cell>
          <table:table-cell office:value-type="string" calcext:value-type="string">
            <text:p>Cajsa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Sweden</text:p>
          </table:table-cell>
          <table:table-cell table:style-name="ce1" office:value-type="string" calcext:value-type="string">
            <text:p>DNS</text:p>
          </table:table-cell>
          <table:table-cell office:value-type="string" calcext:value-type="string">
            <text:p>DNS</text:p>
          </table:table-cell>
          <table:table-cell table:formula="of:=CONCATENATE(LOWER(LEFT([.D34]));LOWER(LEFT([.E34]));LOWER(LEFT([.F34])))" office:value-type="string" office:string-value="cgs" calcext:value-type="string">
            <text:p>cgs</text:p>
          </table:table-cell>
          <table:table-cell table:formula="of:=IFERROR( CONCATENATE(&quot;result_time: &quot;;TEXT(VALUE(LEFT([.G34];2))*60+VALUE(MID(REPLACE([.G34];6;1;&quot;.&quot;);4;4));&quot;0.0##&quot;)) ;CONCATENATE(&quot;verdict: :&quot;;LOWER([.G34])))" office:value-type="string" office:string-value="verdict: :dns" calcext:value-type="string">
            <text:p>verdict: :dns</text:p>
          </table:table-cell>
          <table:table-cell table:formula="of:=CONCATENATE(&quot;@ec14_&quot;;LOWER([.A34]);&quot;_&quot;;[.I34];&quot; = @ec14_&quot;;LOWER([.A34]);&quot;.competitors.create! user: @&quot;;[.I34];&quot;, number: &quot;;[.B34])" office:value-type="string" office:string-value="@ec14_nws1_cgs = @ec14_nws1.competitors.create! user: @cgs, number: 37" calcext:value-type="string">
            <text:p>@ec14_nws1_cgs = @ec14_nws1.competitors.create! user: @cgs, number: 37</text:p>
          </table:table-cell>
          <table:table-cell table:formula="of:=CONCATENATE(&quot;@ec14_&quot;;LOWER([.A34]);&quot;_r_&quot;;[.I34];&quot; = @ec14_&quot;;LOWER([.A34]);&quot;_&quot;;[.I34];&quot;.runs.create! race: @ec14_&quot;;LOWER([.A34]);&quot;_r, number: &quot;;[.B34];&quot;, &quot;; [.J34])" office:value-type="string" office:string-value="@ec14_nws1_r_cgs = @ec14_nws1_cgs.runs.create! race: @ec14_nws1_r, number: 37, verdict: :dns" calcext:value-type="string">
            <text:p>@ec14_nws1_r_cgs = @ec14_nws1_cgs.runs.create! race: @ec14_nws1_r, number: 37, verdict: :dns</text:p>
          </table:table-cell>
        </table:table-row>
        <table:table-row table:style-name="ro1">
          <table:table-cell office:value-type="string" calcext:value-type="string">
            <text:p>NWS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1:47:00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Hoel</text:p>
          </table:table-cell>
          <table:table-cell office:value-type="string" calcext:value-type="string">
            <text:p>Norway</text:p>
          </table:table-cell>
          <table:table-cell table:style-name="ce1" office:value-type="string" calcext:value-type="string">
            <text:p>DNS</text:p>
          </table:table-cell>
          <table:table-cell office:value-type="string" calcext:value-type="string">
            <text:p>DNS</text:p>
          </table:table-cell>
          <table:table-cell table:formula="of:=CONCATENATE(LOWER(LEFT([.D35]));LOWER(LEFT([.E35]));LOWER(LEFT([.F35])))" office:value-type="string" office:string-value="yhn" calcext:value-type="string">
            <text:p>yhn</text:p>
          </table:table-cell>
          <table:table-cell table:formula="of:=IFERROR( CONCATENATE(&quot;result_time: &quot;;TEXT(VALUE(LEFT([.G35];2))*60+VALUE(MID(REPLACE([.G35];6;1;&quot;.&quot;);4;4));&quot;0.0##&quot;)) ;CONCATENATE(&quot;verdict: :&quot;;LOWER([.G35])))" office:value-type="string" office:string-value="verdict: :dns" calcext:value-type="string">
            <text:p>verdict: :dns</text:p>
          </table:table-cell>
          <table:table-cell table:formula="of:=CONCATENATE(&quot;@ec14_&quot;;LOWER([.A35]);&quot;_&quot;;[.I35];&quot; = @ec14_&quot;;LOWER([.A35]);&quot;.competitors.create! user: @&quot;;[.I35];&quot;, number: &quot;;[.B35])" office:value-type="string" office:string-value="@ec14_nws1_yhn = @ec14_nws1.competitors.create! user: @yhn, number: 45" calcext:value-type="string">
            <text:p>@ec14_nws1_yhn = @ec14_nws1.competitors.create! user: @yhn, number: 45</text:p>
          </table:table-cell>
          <table:table-cell table:formula="of:=CONCATENATE(&quot;@ec14_&quot;;LOWER([.A35]);&quot;_r_&quot;;[.I35];&quot; = @ec14_&quot;;LOWER([.A35]);&quot;_&quot;;[.I35];&quot;.runs.create! race: @ec14_&quot;;LOWER([.A35]);&quot;_r, number: &quot;;[.B35];&quot;, &quot;; [.J35])" office:value-type="string" office:string-value="@ec14_nws1_r_yhn = @ec14_nws1_yhn.runs.create! race: @ec14_nws1_r, number: 45, verdict: :dns" calcext:value-type="string">
            <text:p>@ec14_nws1_r_yhn = @ec14_nws1_yhn.runs.create! race: @ec14_nws1_r, number: 45, verdict: :dns</text:p>
          </table:table-cell>
        </table:table-row>
        <table:table-row table:style-name="ro1">
          <table:table-cell office:value-type="string" calcext:value-type="string">
            <text:p>NMSJ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1:02:00</text:p>
          </table:table-cell>
          <table:table-cell office:value-type="string" calcext:value-type="string">
            <text:p>Corentin</text:p>
          </table:table-cell>
          <table:table-cell office:value-type="string" calcext:value-type="string">
            <text:p>Cos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19:50:00</text:p>
          </table:table-cell>
          <table:table-cell office:value-type="float" office:value="1" calcext:value-type="float">
            <text:p>1</text:p>
          </table:table-cell>
          <table:table-cell table:formula="of:=CONCATENATE(LOWER(LEFT([.D36]));LOWER(LEFT([.E36]));LOWER(LEFT([.F36])))" office:value-type="string" office:string-value="ccf" calcext:value-type="string">
            <text:p>ccf</text:p>
          </table:table-cell>
          <table:table-cell table:formula="of:=IFERROR( CONCATENATE(&quot;result_time: &quot;;TEXT(VALUE(LEFT([.G36];2))*60+VALUE(MID(REPLACE([.G36];6;1;&quot;.&quot;);4;4));&quot;0.0##&quot;)) ;CONCATENATE(&quot;verdict: :&quot;;LOWER([.G36])))" office:value-type="string" office:string-value="result_time: 1190.0" calcext:value-type="string">
            <text:p>result_time: 1190.0</text:p>
          </table:table-cell>
          <table:table-cell table:formula="of:=CONCATENATE(&quot;@ec14_&quot;;LOWER([.A36]);&quot;_&quot;;[.I36];&quot; = @ec14_&quot;;LOWER([.A36]);&quot;.competitors.create! user: @&quot;;[.I36];&quot;, number: &quot;;[.B36])" office:value-type="string" office:string-value="@ec14_nmsj_ccf = @ec14_nmsj.competitors.create! user: @ccf, number: 203" calcext:value-type="string">
            <text:p>@ec14_nmsj_ccf = @ec14_nmsj.competitors.create! user: @ccf, number: 203</text:p>
          </table:table-cell>
          <table:table-cell table:formula="of:=CONCATENATE(&quot;@ec14_&quot;;LOWER([.A36]);&quot;_r_&quot;;[.I36];&quot; = @ec14_&quot;;LOWER([.A36]);&quot;_&quot;;[.I36];&quot;.runs.create! race: @ec14_&quot;;LOWER([.A36]);&quot;_r, number: &quot;;[.B36];&quot;, &quot;; [.J36])" office:value-type="string" office:string-value="@ec14_nmsj_r_ccf = @ec14_nmsj_ccf.runs.create! race: @ec14_nmsj_r, number: 203, result_time: 1190.0" calcext:value-type="string">
            <text:p>@ec14_nmsj_r_ccf = @ec14_nmsj_ccf.runs.create! race: @ec14_nmsj_r, number: 203, result_time: 1190.0</text:p>
          </table:table-cell>
        </table:table-row>
        <table:table-row table:style-name="ro1">
          <table:table-cell office:value-type="string" calcext:value-type="string">
            <text:p>NMS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:01:00</text:p>
          </table:table-cell>
          <table:table-cell office:value-type="string" calcext:value-type="string">
            <text:p>Alexei</text:p>
          </table:table-cell>
          <table:table-cell office:value-type="string" calcext:value-type="string">
            <text:p>Burashov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20:49:00</text:p>
          </table:table-cell>
          <table:table-cell office:value-type="float" office:value="2" calcext:value-type="float">
            <text:p>2</text:p>
          </table:table-cell>
          <table:table-cell table:formula="of:=CONCATENATE(LOWER(LEFT([.D37]));LOWER(LEFT([.E37]));LOWER(LEFT([.F37])))" office:value-type="string" office:string-value="abr" calcext:value-type="string">
            <text:p>abr</text:p>
          </table:table-cell>
          <table:table-cell table:formula="of:=IFERROR( CONCATENATE(&quot;result_time: &quot;;TEXT(VALUE(LEFT([.G37];2))*60+VALUE(MID(REPLACE([.G37];6;1;&quot;.&quot;);4;4));&quot;0.0##&quot;)) ;CONCATENATE(&quot;verdict: :&quot;;LOWER([.G37])))" office:value-type="string" office:string-value="result_time: 1249.0" calcext:value-type="string">
            <text:p>result_time: 1249.0</text:p>
          </table:table-cell>
          <table:table-cell table:formula="of:=CONCATENATE(&quot;@ec14_&quot;;LOWER([.A37]);&quot;_&quot;;[.I37];&quot; = @ec14_&quot;;LOWER([.A37]);&quot;.competitors.create! user: @&quot;;[.I37];&quot;, number: &quot;;[.B37])" office:value-type="string" office:string-value="@ec14_nmsj_abr = @ec14_nmsj.competitors.create! user: @abr, number: 1" calcext:value-type="string">
            <text:p>@ec14_nmsj_abr = @ec14_nmsj.competitors.create! user: @abr, number: 1</text:p>
          </table:table-cell>
          <table:table-cell table:formula="of:=CONCATENATE(&quot;@ec14_&quot;;LOWER([.A37]);&quot;_r_&quot;;[.I37];&quot; = @ec14_&quot;;LOWER([.A37]);&quot;_&quot;;[.I37];&quot;.runs.create! race: @ec14_&quot;;LOWER([.A37]);&quot;_r, number: &quot;;[.B37];&quot;, &quot;; [.J37])" office:value-type="string" office:string-value="@ec14_nmsj_r_abr = @ec14_nmsj_abr.runs.create! race: @ec14_nmsj_r, number: 1, result_time: 1249.0" calcext:value-type="string">
            <text:p>@ec14_nmsj_r_abr = @ec14_nmsj_abr.runs.create! race: @ec14_nmsj_r, number: 1, result_time: 1249.0</text:p>
          </table:table-cell>
        </table:table-row>
        <table:table-row table:style-name="ro1">
          <table:table-cell office:value-type="string" calcext:value-type="string">
            <text:p>NMS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:01:30</text:p>
          </table:table-cell>
          <table:table-cell office:value-type="string" calcext:value-type="string">
            <text:p>Tuomas </text:p>
          </table:table-cell>
          <table:table-cell office:value-type="string" calcext:value-type="string">
            <text:p>Notko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24:21:00</text:p>
          </table:table-cell>
          <table:table-cell office:value-type="float" office:value="3" calcext:value-type="float">
            <text:p>3</text:p>
          </table:table-cell>
          <table:table-cell table:formula="of:=CONCATENATE(LOWER(LEFT([.D38]));LOWER(LEFT([.E38]));LOWER(LEFT([.F38])))" office:value-type="string" office:string-value="tnf" calcext:value-type="string">
            <text:p>tnf</text:p>
          </table:table-cell>
          <table:table-cell table:formula="of:=IFERROR( CONCATENATE(&quot;result_time: &quot;;TEXT(VALUE(LEFT([.G38];2))*60+VALUE(MID(REPLACE([.G38];6;1;&quot;.&quot;);4;4));&quot;0.0##&quot;)) ;CONCATENATE(&quot;verdict: :&quot;;LOWER([.G38])))" office:value-type="string" office:string-value="result_time: 1461.0" calcext:value-type="string">
            <text:p>result_time: 1461.0</text:p>
          </table:table-cell>
          <table:table-cell table:formula="of:=CONCATENATE(&quot;@ec14_&quot;;LOWER([.A38]);&quot;_&quot;;[.I38];&quot; = @ec14_&quot;;LOWER([.A38]);&quot;.competitors.create! user: @&quot;;[.I38];&quot;, number: &quot;;[.B38])" office:value-type="string" office:string-value="@ec14_nmsj_tnf = @ec14_nmsj.competitors.create! user: @tnf, number: 2" calcext:value-type="string">
            <text:p>@ec14_nmsj_tnf = @ec14_nmsj.competitors.create! user: @tnf, number: 2</text:p>
          </table:table-cell>
          <table:table-cell table:formula="of:=CONCATENATE(&quot;@ec14_&quot;;LOWER([.A38]);&quot;_r_&quot;;[.I38];&quot; = @ec14_&quot;;LOWER([.A38]);&quot;_&quot;;[.I38];&quot;.runs.create! race: @ec14_&quot;;LOWER([.A38]);&quot;_r, number: &quot;;[.B38];&quot;, &quot;; [.J38])" office:value-type="string" office:string-value="@ec14_nmsj_r_tnf = @ec14_nmsj_tnf.runs.create! race: @ec14_nmsj_r, number: 2, result_time: 1461.0" calcext:value-type="string">
            <text:p>@ec14_nmsj_r_tnf = @ec14_nmsj_tnf.runs.create! race: @ec14_nmsj_r, number: 2, result_time: 1461.0</text:p>
          </table:table-cell>
        </table:table-row>
        <table:table-row table:style-name="ro1">
          <table:table-cell office:value-type="string" calcext:value-type="string">
            <text:p>NWSJ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:08:00</text:p>
          </table:table-cell>
          <table:table-cell office:value-type="string" calcext:value-type="string">
            <text:p>Eira</text:p>
          </table:table-cell>
          <table:table-cell office:value-type="string" calcext:value-type="string">
            <text:p>Aaseby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18:57:00</text:p>
          </table:table-cell>
          <table:table-cell office:value-type="float" office:value="1" calcext:value-type="float">
            <text:p>1</text:p>
          </table:table-cell>
          <table:table-cell table:formula="of:=CONCATENATE(LOWER(LEFT([.D39]));LOWER(LEFT([.E39]));LOWER(LEFT([.F39])))" office:value-type="string" office:string-value="ean" calcext:value-type="string">
            <text:p>ean</text:p>
          </table:table-cell>
          <table:table-cell table:formula="of:=IFERROR( CONCATENATE(&quot;result_time: &quot;;TEXT(VALUE(LEFT([.G39];2))*60+VALUE(MID(REPLACE([.G39];6;1;&quot;.&quot;);4;4));&quot;0.0##&quot;)) ;CONCATENATE(&quot;verdict: :&quot;;LOWER([.G39])))" office:value-type="string" office:string-value="result_time: 1137.0" calcext:value-type="string">
            <text:p>result_time: 1137.0</text:p>
          </table:table-cell>
          <table:table-cell table:formula="of:=CONCATENATE(&quot;@ec14_&quot;;LOWER([.A39]);&quot;_&quot;;[.I39];&quot; = @ec14_&quot;;LOWER([.A39]);&quot;.competitors.create! user: @&quot;;[.I39];&quot;, number: &quot;;[.B39])" office:value-type="string" office:string-value="@ec14_nwsj_ean = @ec14_nwsj.competitors.create! user: @ean, number: 9" calcext:value-type="string">
            <text:p>@ec14_nwsj_ean = @ec14_nwsj.competitors.create! user: @ean, number: 9</text:p>
          </table:table-cell>
          <table:table-cell table:formula="of:=CONCATENATE(&quot;@ec14_&quot;;LOWER([.A39]);&quot;_r_&quot;;[.I39];&quot; = @ec14_&quot;;LOWER([.A39]);&quot;_&quot;;[.I39];&quot;.runs.create! race: @ec14_&quot;;LOWER([.A39]);&quot;_r, number: &quot;;[.B39];&quot;, &quot;; [.J39])" office:value-type="string" office:string-value="@ec14_nwsj_r_ean = @ec14_nwsj_ean.runs.create! race: @ec14_nwsj_r, number: 9, result_time: 1137.0" calcext:value-type="string">
            <text:p>@ec14_nwsj_r_ean = @ec14_nwsj_ean.runs.create! race: @ec14_nwsj_r, number: 9, result_time: 1137.0</text:p>
          </table:table-cell>
        </table:table-row>
        <table:table-row table:style-name="ro1">
          <table:table-cell office:value-type="string" calcext:value-type="string">
            <text:p>NWS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:09:30</text:p>
          </table:table-cell>
          <table:table-cell office:value-type="string" calcext:value-type="string">
            <text:p>Madelene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19:44:00</text:p>
          </table:table-cell>
          <table:table-cell office:value-type="float" office:value="2" calcext:value-type="float">
            <text:p>2</text:p>
          </table:table-cell>
          <table:table-cell table:formula="of:=CONCATENATE(LOWER(LEFT([.D40]));LOWER(LEFT([.E40]));LOWER(LEFT([.F40])))" office:value-type="string" office:string-value="mns" calcext:value-type="string">
            <text:p>mns</text:p>
          </table:table-cell>
          <table:table-cell table:formula="of:=IFERROR( CONCATENATE(&quot;result_time: &quot;;TEXT(VALUE(LEFT([.G40];2))*60+VALUE(MID(REPLACE([.G40];6;1;&quot;.&quot;);4;4));&quot;0.0##&quot;)) ;CONCATENATE(&quot;verdict: :&quot;;LOWER([.G40])))" office:value-type="string" office:string-value="result_time: 1184.0" calcext:value-type="string">
            <text:p>result_time: 1184.0</text:p>
          </table:table-cell>
          <table:table-cell table:formula="of:=CONCATENATE(&quot;@ec14_&quot;;LOWER([.A40]);&quot;_&quot;;[.I40];&quot; = @ec14_&quot;;LOWER([.A40]);&quot;.competitors.create! user: @&quot;;[.I40];&quot;, number: &quot;;[.B40])" office:value-type="string" office:string-value="@ec14_nwsj_mns = @ec14_nwsj.competitors.create! user: @mns, number: 12" calcext:value-type="string">
            <text:p>@ec14_nwsj_mns = @ec14_nwsj.competitors.create! user: @mns, number: 12</text:p>
          </table:table-cell>
          <table:table-cell table:formula="of:=CONCATENATE(&quot;@ec14_&quot;;LOWER([.A40]);&quot;_r_&quot;;[.I40];&quot; = @ec14_&quot;;LOWER([.A40]);&quot;_&quot;;[.I40];&quot;.runs.create! race: @ec14_&quot;;LOWER([.A40]);&quot;_r, number: &quot;;[.B40];&quot;, &quot;; [.J40])" office:value-type="string" office:string-value="@ec14_nwsj_r_mns = @ec14_nwsj_mns.runs.create! race: @ec14_nwsj_r, number: 12, result_time: 1184.0" calcext:value-type="string">
            <text:p>@ec14_nwsj_r_mns = @ec14_nwsj_mns.runs.create! race: @ec14_nwsj_r, number: 12, result_time: 1184.0</text:p>
          </table:table-cell>
        </table:table-row>
        <table:table-row table:style-name="ro1">
          <table:table-cell office:value-type="string" calcext:value-type="string">
            <text:p>NWS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:05:30</text:p>
          </table:table-cell>
          <table:table-cell office:value-type="string" calcext:value-type="string">
            <text:p>Oda Foss</text:p>
          </table:table-cell>
          <table:table-cell office:value-type="string" calcext:value-type="string">
            <text:p>Almqvist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19:48:00</text:p>
          </table:table-cell>
          <table:table-cell office:value-type="float" office:value="3" calcext:value-type="float">
            <text:p>3</text:p>
          </table:table-cell>
          <table:table-cell table:formula="of:=CONCATENATE(LOWER(LEFT([.D41]));LOWER(LEFT([.E41]));LOWER(LEFT([.F41])))" office:value-type="string" office:string-value="oan" calcext:value-type="string">
            <text:p>oan</text:p>
          </table:table-cell>
          <table:table-cell table:formula="of:=IFERROR( CONCATENATE(&quot;result_time: &quot;;TEXT(VALUE(LEFT([.G41];2))*60+VALUE(MID(REPLACE([.G41];6;1;&quot;.&quot;);4;4));&quot;0.0##&quot;)) ;CONCATENATE(&quot;verdict: :&quot;;LOWER([.G41])))" office:value-type="string" office:string-value="result_time: 1188.0" calcext:value-type="string">
            <text:p>result_time: 1188.0</text:p>
          </table:table-cell>
          <table:table-cell table:formula="of:=CONCATENATE(&quot;@ec14_&quot;;LOWER([.A41]);&quot;_&quot;;[.I41];&quot; = @ec14_&quot;;LOWER([.A41]);&quot;.competitors.create! user: @&quot;;[.I41];&quot;, number: &quot;;[.B41])" office:value-type="string" office:string-value="@ec14_nwsj_oan = @ec14_nwsj.competitors.create! user: @oan, number: 4" calcext:value-type="string">
            <text:p>@ec14_nwsj_oan = @ec14_nwsj.competitors.create! user: @oan, number: 4</text:p>
          </table:table-cell>
          <table:table-cell table:formula="of:=CONCATENATE(&quot;@ec14_&quot;;LOWER([.A41]);&quot;_r_&quot;;[.I41];&quot; = @ec14_&quot;;LOWER([.A41]);&quot;_&quot;;[.I41];&quot;.runs.create! race: @ec14_&quot;;LOWER([.A41]);&quot;_r, number: &quot;;[.B41];&quot;, &quot;; [.J41])" office:value-type="string" office:string-value="@ec14_nwsj_r_oan = @ec14_nwsj_oan.runs.create! race: @ec14_nwsj_r, number: 4, result_time: 1188.0" calcext:value-type="string">
            <text:p>@ec14_nwsj_r_oan = @ec14_nwsj_oan.runs.create! race: @ec14_nwsj_r, number: 4, result_time: 1188.0</text:p>
          </table:table-cell>
        </table:table-row>
        <table:table-row table:style-name="ro1">
          <table:table-cell office:value-type="string" calcext:value-type="string">
            <text:p>NWS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:06:00</text:p>
          </table:table-cell>
          <table:table-cell office:value-type="string" calcext:value-type="string">
            <text:p>Sanna</text:p>
          </table:table-cell>
          <table:table-cell office:value-type="string" calcext:value-type="string">
            <text:p>Näslun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20:00:00</text:p>
          </table:table-cell>
          <table:table-cell office:value-type="float" office:value="4" calcext:value-type="float">
            <text:p>4</text:p>
          </table:table-cell>
          <table:table-cell table:formula="of:=CONCATENATE(LOWER(LEFT([.D42]));LOWER(LEFT([.E42]));LOWER(LEFT([.F42])))" office:value-type="string" office:string-value="sns" calcext:value-type="string">
            <text:p>sns</text:p>
          </table:table-cell>
          <table:table-cell table:formula="of:=IFERROR( CONCATENATE(&quot;result_time: &quot;;TEXT(VALUE(LEFT([.G42];2))*60+VALUE(MID(REPLACE([.G42];6;1;&quot;.&quot;);4;4));&quot;0.0##&quot;)) ;CONCATENATE(&quot;verdict: :&quot;;LOWER([.G42])))" office:value-type="string" office:string-value="result_time: 1200.0" calcext:value-type="string">
            <text:p>result_time: 1200.0</text:p>
          </table:table-cell>
          <table:table-cell table:formula="of:=CONCATENATE(&quot;@ec14_&quot;;LOWER([.A42]);&quot;_&quot;;[.I42];&quot; = @ec14_&quot;;LOWER([.A42]);&quot;.competitors.create! user: @&quot;;[.I42];&quot;, number: &quot;;[.B42])" office:value-type="string" office:string-value="@ec14_nwsj_sns = @ec14_nwsj.competitors.create! user: @sns, number: 5" calcext:value-type="string">
            <text:p>@ec14_nwsj_sns = @ec14_nwsj.competitors.create! user: @sns, number: 5</text:p>
          </table:table-cell>
          <table:table-cell table:formula="of:=CONCATENATE(&quot;@ec14_&quot;;LOWER([.A42]);&quot;_r_&quot;;[.I42];&quot; = @ec14_&quot;;LOWER([.A42]);&quot;_&quot;;[.I42];&quot;.runs.create! race: @ec14_&quot;;LOWER([.A42]);&quot;_r, number: &quot;;[.B42];&quot;, &quot;; [.J42])" office:value-type="string" office:string-value="@ec14_nwsj_r_sns = @ec14_nwsj_sns.runs.create! race: @ec14_nwsj_r, number: 5, result_time: 1200.0" calcext:value-type="string">
            <text:p>@ec14_nwsj_r_sns = @ec14_nwsj_sns.runs.create! race: @ec14_nwsj_r, number: 5, result_time: 1200.0</text:p>
          </table:table-cell>
        </table:table-row>
        <table:table-row table:style-name="ro1">
          <table:table-cell office:value-type="string" calcext:value-type="string">
            <text:p>NWSJ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:09:00</text:p>
          </table:table-cell>
          <table:table-cell office:value-type="string" calcext:value-type="string">
            <text:p>Anna Kristine</text:p>
          </table:table-cell>
          <table:table-cell office:value-type="string" calcext:value-type="string">
            <text:p>Amundru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20:11:00</text:p>
          </table:table-cell>
          <table:table-cell office:value-type="float" office:value="5" calcext:value-type="float">
            <text:p>5</text:p>
          </table:table-cell>
          <table:table-cell table:formula="of:=CONCATENATE(LOWER(LEFT([.D43]));LOWER(LEFT([.E43]));LOWER(LEFT([.F43])))" office:value-type="string" office:string-value="aan" calcext:value-type="string">
            <text:p>aan</text:p>
          </table:table-cell>
          <table:table-cell table:formula="of:=IFERROR( CONCATENATE(&quot;result_time: &quot;;TEXT(VALUE(LEFT([.G43];2))*60+VALUE(MID(REPLACE([.G43];6;1;&quot;.&quot;);4;4));&quot;0.0##&quot;)) ;CONCATENATE(&quot;verdict: :&quot;;LOWER([.G43])))" office:value-type="string" office:string-value="result_time: 1211.0" calcext:value-type="string">
            <text:p>result_time: 1211.0</text:p>
          </table:table-cell>
          <table:table-cell table:formula="of:=CONCATENATE(&quot;@ec14_&quot;;LOWER([.A43]);&quot;_&quot;;[.I43];&quot; = @ec14_&quot;;LOWER([.A43]);&quot;.competitors.create! user: @&quot;;[.I43];&quot;, number: &quot;;[.B43])" office:value-type="string" office:string-value="@ec14_nwsj_aan = @ec14_nwsj.competitors.create! user: @aan, number: 11" calcext:value-type="string">
            <text:p>@ec14_nwsj_aan = @ec14_nwsj.competitors.create! user: @aan, number: 11</text:p>
          </table:table-cell>
          <table:table-cell table:formula="of:=CONCATENATE(&quot;@ec14_&quot;;LOWER([.A43]);&quot;_r_&quot;;[.I43];&quot; = @ec14_&quot;;LOWER([.A43]);&quot;_&quot;;[.I43];&quot;.runs.create! race: @ec14_&quot;;LOWER([.A43]);&quot;_r, number: &quot;;[.B43];&quot;, &quot;; [.J43])" office:value-type="string" office:string-value="@ec14_nwsj_r_aan = @ec14_nwsj_aan.runs.create! race: @ec14_nwsj_r, number: 11, result_time: 1211.0" calcext:value-type="string">
            <text:p>@ec14_nwsj_r_aan = @ec14_nwsj_aan.runs.create! race: @ec14_nwsj_r, number: 11, result_time: 1211.0</text:p>
          </table:table-cell>
        </table:table-row>
        <table:table-row table:style-name="ro1">
          <table:table-cell office:value-type="string" calcext:value-type="string">
            <text:p>NWSJ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:07:00</text:p>
          </table:table-cell>
          <table:table-cell office:value-type="string" calcext:value-type="string">
            <text:p>Jonna</text:p>
          </table:table-cell>
          <table:table-cell office:value-type="string" calcext:value-type="string">
            <text:p>Lippone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25:41:00</text:p>
          </table:table-cell>
          <table:table-cell office:value-type="float" office:value="6" calcext:value-type="float">
            <text:p>6</text:p>
          </table:table-cell>
          <table:table-cell table:formula="of:=CONCATENATE(LOWER(LEFT([.D44]));LOWER(LEFT([.E44]));LOWER(LEFT([.F44])))" office:value-type="string" office:string-value="jlf" calcext:value-type="string">
            <text:p>jlf</text:p>
          </table:table-cell>
          <table:table-cell table:formula="of:=IFERROR( CONCATENATE(&quot;result_time: &quot;;TEXT(VALUE(LEFT([.G44];2))*60+VALUE(MID(REPLACE([.G44];6;1;&quot;.&quot;);4;4));&quot;0.0##&quot;)) ;CONCATENATE(&quot;verdict: :&quot;;LOWER([.G44])))" office:value-type="string" office:string-value="result_time: 1541.0" calcext:value-type="string">
            <text:p>result_time: 1541.0</text:p>
          </table:table-cell>
          <table:table-cell table:formula="of:=CONCATENATE(&quot;@ec14_&quot;;LOWER([.A44]);&quot;_&quot;;[.I44];&quot; = @ec14_&quot;;LOWER([.A44]);&quot;.competitors.create! user: @&quot;;[.I44];&quot;, number: &quot;;[.B44])" office:value-type="string" office:string-value="@ec14_nwsj_jlf = @ec14_nwsj.competitors.create! user: @jlf, number: 7" calcext:value-type="string">
            <text:p>@ec14_nwsj_jlf = @ec14_nwsj.competitors.create! user: @jlf, number: 7</text:p>
          </table:table-cell>
          <table:table-cell table:formula="of:=CONCATENATE(&quot;@ec14_&quot;;LOWER([.A44]);&quot;_r_&quot;;[.I44];&quot; = @ec14_&quot;;LOWER([.A44]);&quot;_&quot;;[.I44];&quot;.runs.create! race: @ec14_&quot;;LOWER([.A44]);&quot;_r, number: &quot;;[.B44];&quot;, &quot;; [.J44])" office:value-type="string" office:string-value="@ec14_nwsj_r_jlf = @ec14_nwsj_jlf.runs.create! race: @ec14_nwsj_r, number: 7, result_time: 1541.0" calcext:value-type="string">
            <text:p>@ec14_nwsj_r_jlf = @ec14_nwsj_jlf.runs.create! race: @ec14_nwsj_r, number: 7, result_time: 1541.0</text:p>
          </table:table-cell>
        </table:table-row>
        <table:table-row table:style-name="ro1">
          <table:table-cell office:value-type="string" calcext:value-type="string">
            <text:p>NWSJ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:08:30</text:p>
          </table:table-cell>
          <table:table-cell office:value-type="string" calcext:value-type="string">
            <text:p>Tanja 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26:45:00</text:p>
          </table:table-cell>
          <table:table-cell office:value-type="float" office:value="7" calcext:value-type="float">
            <text:p>7</text:p>
          </table:table-cell>
          <table:table-cell table:formula="of:=CONCATENATE(LOWER(LEFT([.D45]));LOWER(LEFT([.E45]));LOWER(LEFT([.F45])))" office:value-type="string" office:string-value="tif" calcext:value-type="string">
            <text:p>tif</text:p>
          </table:table-cell>
          <table:table-cell table:formula="of:=IFERROR( CONCATENATE(&quot;result_time: &quot;;TEXT(VALUE(LEFT([.G45];2))*60+VALUE(MID(REPLACE([.G45];6;1;&quot;.&quot;);4;4));&quot;0.0##&quot;)) ;CONCATENATE(&quot;verdict: :&quot;;LOWER([.G45])))" office:value-type="string" office:string-value="result_time: 1605.0" calcext:value-type="string">
            <text:p>result_time: 1605.0</text:p>
          </table:table-cell>
          <table:table-cell table:formula="of:=CONCATENATE(&quot;@ec14_&quot;;LOWER([.A45]);&quot;_&quot;;[.I45];&quot; = @ec14_&quot;;LOWER([.A45]);&quot;.competitors.create! user: @&quot;;[.I45];&quot;, number: &quot;;[.B45])" office:value-type="string" office:string-value="@ec14_nwsj_tif = @ec14_nwsj.competitors.create! user: @tif, number: 10" calcext:value-type="string">
            <text:p>@ec14_nwsj_tif = @ec14_nwsj.competitors.create! user: @tif, number: 10</text:p>
          </table:table-cell>
          <table:table-cell table:formula="of:=CONCATENATE(&quot;@ec14_&quot;;LOWER([.A45]);&quot;_r_&quot;;[.I45];&quot; = @ec14_&quot;;LOWER([.A45]);&quot;_&quot;;[.I45];&quot;.runs.create! race: @ec14_&quot;;LOWER([.A45]);&quot;_r, number: &quot;;[.B45];&quot;, &quot;; [.J45])" office:value-type="string" office:string-value="@ec14_nwsj_r_tif = @ec14_nwsj_tif.runs.create! race: @ec14_nwsj_r, number: 10, result_time: 1605.0" calcext:value-type="string">
            <text:p>@ec14_nwsj_r_tif = @ec14_nwsj_tif.runs.create! race: @ec14_nwsj_r, number: 10, result_time: 1605.0</text:p>
          </table:table-cell>
        </table:table-row>
        <table:table-row table:style-name="ro1">
          <table:table-cell office:value-type="string" calcext:value-type="string">
            <text:p>NWS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:05:00</text:p>
          </table:table-cell>
          <table:table-cell office:value-type="string" calcext:value-type="string">
            <text:p>Vera 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37:56:00</text:p>
          </table:table-cell>
          <table:table-cell office:value-type="float" office:value="8" calcext:value-type="float">
            <text:p>8</text:p>
          </table:table-cell>
          <table:table-cell table:formula="of:=CONCATENATE(LOWER(LEFT([.D46]));LOWER(LEFT([.E46]));LOWER(LEFT([.F46])))" office:value-type="string" office:string-value="vif" calcext:value-type="string">
            <text:p>vif</text:p>
          </table:table-cell>
          <table:table-cell table:formula="of:=IFERROR( CONCATENATE(&quot;result_time: &quot;;TEXT(VALUE(LEFT([.G46];2))*60+VALUE(MID(REPLACE([.G46];6;1;&quot;.&quot;);4;4));&quot;0.0##&quot;)) ;CONCATENATE(&quot;verdict: :&quot;;LOWER([.G46])))" office:value-type="string" office:string-value="result_time: 2276.0" calcext:value-type="string">
            <text:p>result_time: 2276.0</text:p>
          </table:table-cell>
          <table:table-cell table:formula="of:=CONCATENATE(&quot;@ec14_&quot;;LOWER([.A46]);&quot;_&quot;;[.I46];&quot; = @ec14_&quot;;LOWER([.A46]);&quot;.competitors.create! user: @&quot;;[.I46];&quot;, number: &quot;;[.B46])" office:value-type="string" office:string-value="@ec14_nwsj_vif = @ec14_nwsj.competitors.create! user: @vif, number: 3" calcext:value-type="string">
            <text:p>@ec14_nwsj_vif = @ec14_nwsj.competitors.create! user: @vif, number: 3</text:p>
          </table:table-cell>
          <table:table-cell table:formula="of:=CONCATENATE(&quot;@ec14_&quot;;LOWER([.A46]);&quot;_r_&quot;;[.I46];&quot; = @ec14_&quot;;LOWER([.A46]);&quot;_&quot;;[.I46];&quot;.runs.create! race: @ec14_&quot;;LOWER([.A46]);&quot;_r, number: &quot;;[.B46];&quot;, &quot;; [.J46])" office:value-type="string" office:string-value="@ec14_nwsj_r_vif = @ec14_nwsj_vif.runs.create! race: @ec14_nwsj_r, number: 3, result_time: 2276.0" calcext:value-type="string">
            <text:p>@ec14_nwsj_r_vif = @ec14_nwsj_vif.runs.create! race: @ec14_nwsj_r, number: 3, result_time: 2276.0</text:p>
          </table:table-cell>
        </table:table-row>
        <table:table-row table:style-name="ro1">
          <table:table-cell office:value-type="string" calcext:value-type="string">
            <text:p>NWSJ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:06:3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livanova</text:p>
          </table:table-cell>
          <table:table-cell office:value-type="string" calcext:value-type="string">
            <text:p>Russia</text:p>
          </table:table-cell>
          <table:table-cell table:style-name="ce1" office:value-type="string" calcext:value-type="string">
            <text:p>DNS</text:p>
          </table:table-cell>
          <table:table-cell office:value-type="string" calcext:value-type="string">
            <text:p>DNS</text:p>
          </table:table-cell>
          <table:table-cell table:formula="of:=CONCATENATE(LOWER(LEFT([.D47]));LOWER(LEFT([.E47]));LOWER(LEFT([.F47])))" office:value-type="string" office:string-value="asr" calcext:value-type="string">
            <text:p>asr</text:p>
          </table:table-cell>
          <table:table-cell table:formula="of:=IFERROR( CONCATENATE(&quot;result_time: &quot;;TEXT(VALUE(LEFT([.G47];2))*60+VALUE(MID(REPLACE([.G47];6;1;&quot;.&quot;);4;4));&quot;0.0##&quot;)) ;CONCATENATE(&quot;verdict: :&quot;;LOWER([.G47])))" office:value-type="string" office:string-value="verdict: :dns" calcext:value-type="string">
            <text:p>verdict: :dns</text:p>
          </table:table-cell>
          <table:table-cell table:formula="of:=CONCATENATE(&quot;@ec14_&quot;;LOWER([.A47]);&quot;_&quot;;[.I47];&quot; = @ec14_&quot;;LOWER([.A47]);&quot;.competitors.create! user: @&quot;;[.I47];&quot;, number: &quot;;[.B47])" office:value-type="string" office:string-value="@ec14_nwsj_asr = @ec14_nwsj.competitors.create! user: @asr, number: 6" calcext:value-type="string">
            <text:p>@ec14_nwsj_asr = @ec14_nwsj.competitors.create! user: @asr, number: 6</text:p>
          </table:table-cell>
          <table:table-cell table:formula="of:=CONCATENATE(&quot;@ec14_&quot;;LOWER([.A47]);&quot;_r_&quot;;[.I47];&quot; = @ec14_&quot;;LOWER([.A47]);&quot;_&quot;;[.I47];&quot;.runs.create! race: @ec14_&quot;;LOWER([.A47]);&quot;_r, number: &quot;;[.B47];&quot;, &quot;; [.J47])" office:value-type="string" office:string-value="@ec14_nwsj_r_asr = @ec14_nwsj_asr.runs.create! race: @ec14_nwsj_r, number: 6, verdict: :dns" calcext:value-type="string">
            <text:p>@ec14_nwsj_r_asr = @ec14_nwsj_asr.runs.create! race: @ec14_nwsj_r, number: 6, verdict: :dns</text:p>
          </table:table-cell>
        </table:table-row>
        <table:table-row table:style-name="ro1">
          <table:table-cell office:value-type="string" calcext:value-type="string">
            <text:p>NWSJ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:07:30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Johansson</text:p>
          </table:table-cell>
          <table:table-cell office:value-type="string" calcext:value-type="string">
            <text:p>Sweden</text:p>
          </table:table-cell>
          <table:table-cell table:style-name="ce1" office:value-type="string" calcext:value-type="string">
            <text:p>DNS</text:p>
          </table:table-cell>
          <table:table-cell office:value-type="string" calcext:value-type="string">
            <text:p>DNS</text:p>
          </table:table-cell>
          <table:table-cell table:formula="of:=CONCATENATE(LOWER(LEFT([.D48]));LOWER(LEFT([.E48]));LOWER(LEFT([.F48])))" office:value-type="string" office:string-value="jjs" calcext:value-type="string">
            <text:p>jjs</text:p>
          </table:table-cell>
          <table:table-cell table:formula="of:=IFERROR( CONCATENATE(&quot;result_time: &quot;;TEXT(VALUE(LEFT([.G48];2))*60+VALUE(MID(REPLACE([.G48];6;1;&quot;.&quot;);4;4));&quot;0.0##&quot;)) ;CONCATENATE(&quot;verdict: :&quot;;LOWER([.G48])))" office:value-type="string" office:string-value="verdict: :dns" calcext:value-type="string">
            <text:p>verdict: :dns</text:p>
          </table:table-cell>
          <table:table-cell table:formula="of:=CONCATENATE(&quot;@ec14_&quot;;LOWER([.A48]);&quot;_&quot;;[.I48];&quot; = @ec14_&quot;;LOWER([.A48]);&quot;.competitors.create! user: @&quot;;[.I48];&quot;, number: &quot;;[.B48])" office:value-type="string" office:string-value="@ec14_nwsj_jjs = @ec14_nwsj.competitors.create! user: @jjs, number: 8" calcext:value-type="string">
            <text:p>@ec14_nwsj_jjs = @ec14_nwsj.competitors.create! user: @jjs, number: 8</text:p>
          </table:table-cell>
          <table:table-cell table:formula="of:=CONCATENATE(&quot;@ec14_&quot;;LOWER([.A48]);&quot;_r_&quot;;[.I48];&quot; = @ec14_&quot;;LOWER([.A48]);&quot;_&quot;;[.I48];&quot;.runs.create! race: @ec14_&quot;;LOWER([.A48]);&quot;_r, number: &quot;;[.B48];&quot;, &quot;; [.J48])" office:value-type="string" office:string-value="@ec14_nwsj_r_jjs = @ec14_nwsj_jjs.runs.create! race: @ec14_nwsj_r, number: 8, verdict: :dns" calcext:value-type="string">
            <text:p>@ec14_nwsj_r_jjs = @ec14_nwsj_jjs.runs.create! race: @ec14_nwsj_r, number: 8, verdict: :dns</text:p>
          </table:table-cell>
        </table:table-row>
        <table:table-row table:style-name="ro1">
          <table:table-cell office:value-type="string" calcext:value-type="string">
            <text:p>NWCJ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1:00:00</text:p>
          </table:table-cell>
          <table:table-cell office:value-type="string" calcext:value-type="string">
            <text:p>Eira</text:p>
          </table:table-cell>
          <table:table-cell office:value-type="string" calcext:value-type="string">
            <text:p>Aaseby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23:34:00</text:p>
          </table:table-cell>
          <table:table-cell office:value-type="float" office:value="1" calcext:value-type="float">
            <text:p>1</text:p>
          </table:table-cell>
          <table:table-cell table:formula="of:=CONCATENATE(LOWER(LEFT([.D49]));LOWER(LEFT([.E49]));LOWER(LEFT([.F49])))" office:value-type="string" office:string-value="ean" calcext:value-type="string">
            <text:p>ean</text:p>
          </table:table-cell>
          <table:table-cell table:formula="of:=IFERROR( CONCATENATE(&quot;result_time: &quot;;TEXT(VALUE(LEFT([.G49];2))*60+VALUE(MID(REPLACE([.G49];6;1;&quot;.&quot;);4;4));&quot;0.0##&quot;)) ;CONCATENATE(&quot;verdict: :&quot;;LOWER([.G49])))" office:value-type="string" office:string-value="result_time: 1414.0" calcext:value-type="string">
            <text:p>result_time: 1414.0</text:p>
          </table:table-cell>
          <table:table-cell table:formula="of:=CONCATENATE(&quot;@ec14_&quot;;LOWER([.A49]);&quot;_&quot;;[.I49];&quot; = @ec14_&quot;;LOWER([.A49]);&quot;.competitors.create! user: @&quot;;[.I49];&quot;, number: &quot;;[.B49])" office:value-type="string" office:string-value="@ec14_nwcj_ean = @ec14_nwcj.competitors.create! user: @ean, number: 145" calcext:value-type="string">
            <text:p>@ec14_nwcj_ean = @ec14_nwcj.competitors.create! user: @ean, number: 145</text:p>
          </table:table-cell>
          <table:table-cell table:formula="of:=CONCATENATE(&quot;@ec14_&quot;;LOWER([.A49]);&quot;_r_&quot;;[.I49];&quot; = @ec14_&quot;;LOWER([.A49]);&quot;_&quot;;[.I49];&quot;.runs.create! race: @ec14_&quot;;LOWER([.A49]);&quot;_r, number: &quot;;[.B49];&quot;, &quot;; [.J49])" office:value-type="string" office:string-value="@ec14_nwcj_r_ean = @ec14_nwcj_ean.runs.create! race: @ec14_nwcj_r, number: 145, result_time: 1414.0" calcext:value-type="string">
            <text:p>@ec14_nwcj_r_ean = @ec14_nwcj_ean.runs.create! race: @ec14_nwcj_r, number: 145, result_time: 1414.0</text:p>
          </table:table-cell>
        </table:table-row>
        <table:table-row table:style-name="ro1">
          <table:table-cell table:formula="of:=[.A49]" office:value-type="string" office:string-value="NWCJ" calcext:value-type="string">
            <text:p>NWCJ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1:00:00</text:p>
          </table:table-cell>
          <table:table-cell office:value-type="string" calcext:value-type="string">
            <text:p>Sanna</text:p>
          </table:table-cell>
          <table:table-cell office:value-type="string" calcext:value-type="string">
            <text:p>Näslun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24:04:00</text:p>
          </table:table-cell>
          <table:table-cell office:value-type="float" office:value="2" calcext:value-type="float">
            <text:p>2</text:p>
          </table:table-cell>
          <table:table-cell table:formula="of:=CONCATENATE(LOWER(LEFT([.D50]));LOWER(LEFT([.E50]));LOWER(LEFT([.F50])))" office:value-type="string" office:string-value="sns" calcext:value-type="string">
            <text:p>sns</text:p>
          </table:table-cell>
          <table:table-cell table:formula="of:=IFERROR( CONCATENATE(&quot;result_time: &quot;;TEXT(VALUE(LEFT([.G50];2))*60+VALUE(MID(REPLACE([.G50];6;1;&quot;.&quot;);4;4));&quot;0.0##&quot;)) ;CONCATENATE(&quot;verdict: :&quot;;LOWER([.G50])))" office:value-type="string" office:string-value="result_time: 1444.0" calcext:value-type="string">
            <text:p>result_time: 1444.0</text:p>
          </table:table-cell>
          <table:table-cell table:formula="of:=CONCATENATE(&quot;@ec14_&quot;;LOWER([.A50]);&quot;_&quot;;[.I50];&quot; = @ec14_&quot;;LOWER([.A50]);&quot;.competitors.create! user: @&quot;;[.I50];&quot;, number: &quot;;[.B50])" office:value-type="string" office:string-value="@ec14_nwcj_sns = @ec14_nwcj.competitors.create! user: @sns, number: 140" calcext:value-type="string">
            <text:p>@ec14_nwcj_sns = @ec14_nwcj.competitors.create! user: @sns, number: 140</text:p>
          </table:table-cell>
          <table:table-cell table:formula="of:=CONCATENATE(&quot;@ec14_&quot;;LOWER([.A50]);&quot;_r_&quot;;[.I50];&quot; = @ec14_&quot;;LOWER([.A50]);&quot;_&quot;;[.I50];&quot;.runs.create! race: @ec14_&quot;;LOWER([.A50]);&quot;_r, number: &quot;;[.B50];&quot;, &quot;; [.J50])" office:value-type="string" office:string-value="@ec14_nwcj_r_sns = @ec14_nwcj_sns.runs.create! race: @ec14_nwcj_r, number: 140, result_time: 1444.0" calcext:value-type="string">
            <text:p>@ec14_nwcj_r_sns = @ec14_nwcj_sns.runs.create! race: @ec14_nwcj_r, number: 140, result_time: 1444.0</text:p>
          </table:table-cell>
        </table:table-row>
        <table:table-row table:style-name="ro1">
          <table:table-cell table:formula="of:=[.A50]" office:value-type="string" office:string-value="NWCJ" calcext:value-type="string">
            <text:p>NWCJ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1:00:00</text:p>
          </table:table-cell>
          <table:table-cell office:value-type="string" calcext:value-type="string">
            <text:p>Oda Foss</text:p>
          </table:table-cell>
          <table:table-cell office:value-type="string" calcext:value-type="string">
            <text:p>Almqvist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24:46:00</text:p>
          </table:table-cell>
          <table:table-cell office:value-type="float" office:value="3" calcext:value-type="float">
            <text:p>3</text:p>
          </table:table-cell>
          <table:table-cell table:formula="of:=CONCATENATE(LOWER(LEFT([.D51]));LOWER(LEFT([.E51]));LOWER(LEFT([.F51])))" office:value-type="string" office:string-value="oan" calcext:value-type="string">
            <text:p>oan</text:p>
          </table:table-cell>
          <table:table-cell table:formula="of:=IFERROR( CONCATENATE(&quot;result_time: &quot;;TEXT(VALUE(LEFT([.G51];2))*60+VALUE(MID(REPLACE([.G51];6;1;&quot;.&quot;);4;4));&quot;0.0##&quot;)) ;CONCATENATE(&quot;verdict: :&quot;;LOWER([.G51])))" office:value-type="string" office:string-value="result_time: 1486.0" calcext:value-type="string">
            <text:p>result_time: 1486.0</text:p>
          </table:table-cell>
          <table:table-cell table:formula="of:=CONCATENATE(&quot;@ec14_&quot;;LOWER([.A51]);&quot;_&quot;;[.I51];&quot; = @ec14_&quot;;LOWER([.A51]);&quot;.competitors.create! user: @&quot;;[.I51];&quot;, number: &quot;;[.B51])" office:value-type="string" office:string-value="@ec14_nwcj_oan = @ec14_nwcj.competitors.create! user: @oan, number: 142" calcext:value-type="string">
            <text:p>@ec14_nwcj_oan = @ec14_nwcj.competitors.create! user: @oan, number: 142</text:p>
          </table:table-cell>
          <table:table-cell table:formula="of:=CONCATENATE(&quot;@ec14_&quot;;LOWER([.A51]);&quot;_r_&quot;;[.I51];&quot; = @ec14_&quot;;LOWER([.A51]);&quot;_&quot;;[.I51];&quot;.runs.create! race: @ec14_&quot;;LOWER([.A51]);&quot;_r, number: &quot;;[.B51];&quot;, &quot;; [.J51])" office:value-type="string" office:string-value="@ec14_nwcj_r_oan = @ec14_nwcj_oan.runs.create! race: @ec14_nwcj_r, number: 142, result_time: 1486.0" calcext:value-type="string">
            <text:p>@ec14_nwcj_r_oan = @ec14_nwcj_oan.runs.create! race: @ec14_nwcj_r, number: 142, result_time: 1486.0</text:p>
          </table:table-cell>
        </table:table-row>
        <table:table-row table:style-name="ro1">
          <table:table-cell table:formula="of:=[.A51]" office:value-type="string" office:string-value="NWCJ" calcext:value-type="string">
            <text:p>NWCJ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1:00:00</text:p>
          </table:table-cell>
          <table:table-cell office:value-type="string" calcext:value-type="string">
            <text:p>Anna Kristine</text:p>
          </table:table-cell>
          <table:table-cell office:value-type="string" calcext:value-type="string">
            <text:p>Amundrud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24:47:00</text:p>
          </table:table-cell>
          <table:table-cell office:value-type="float" office:value="4" calcext:value-type="float">
            <text:p>4</text:p>
          </table:table-cell>
          <table:table-cell table:formula="of:=CONCATENATE(LOWER(LEFT([.D52]));LOWER(LEFT([.E52]));LOWER(LEFT([.F52])))" office:value-type="string" office:string-value="aan" calcext:value-type="string">
            <text:p>aan</text:p>
          </table:table-cell>
          <table:table-cell table:formula="of:=IFERROR( CONCATENATE(&quot;result_time: &quot;;TEXT(VALUE(LEFT([.G52];2))*60+VALUE(MID(REPLACE([.G52];6;1;&quot;.&quot;);4;4));&quot;0.0##&quot;)) ;CONCATENATE(&quot;verdict: :&quot;;LOWER([.G52])))" office:value-type="string" office:string-value="result_time: 1487.0" calcext:value-type="string">
            <text:p>result_time: 1487.0</text:p>
          </table:table-cell>
          <table:table-cell table:formula="of:=CONCATENATE(&quot;@ec14_&quot;;LOWER([.A52]);&quot;_&quot;;[.I52];&quot; = @ec14_&quot;;LOWER([.A52]);&quot;.competitors.create! user: @&quot;;[.I52];&quot;, number: &quot;;[.B52])" office:value-type="string" office:string-value="@ec14_nwcj_aan = @ec14_nwcj.competitors.create! user: @aan, number: 143" calcext:value-type="string">
            <text:p>@ec14_nwcj_aan = @ec14_nwcj.competitors.create! user: @aan, number: 143</text:p>
          </table:table-cell>
          <table:table-cell table:formula="of:=CONCATENATE(&quot;@ec14_&quot;;LOWER([.A52]);&quot;_r_&quot;;[.I52];&quot; = @ec14_&quot;;LOWER([.A52]);&quot;_&quot;;[.I52];&quot;.runs.create! race: @ec14_&quot;;LOWER([.A52]);&quot;_r, number: &quot;;[.B52];&quot;, &quot;; [.J52])" office:value-type="string" office:string-value="@ec14_nwcj_r_aan = @ec14_nwcj_aan.runs.create! race: @ec14_nwcj_r, number: 143, result_time: 1487.0" calcext:value-type="string">
            <text:p>@ec14_nwcj_r_aan = @ec14_nwcj_aan.runs.create! race: @ec14_nwcj_r, number: 143, result_time: 1487.0</text:p>
          </table:table-cell>
        </table:table-row>
        <table:table-row table:style-name="ro1">
          <table:table-cell table:formula="of:=[.A52]" office:value-type="string" office:string-value="NWCJ" calcext:value-type="string">
            <text:p>NWCJ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1:00:00</text:p>
          </table:table-cell>
          <table:table-cell office:value-type="string" calcext:value-type="string">
            <text:p>Madelene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27:42:00</text:p>
          </table:table-cell>
          <table:table-cell office:value-type="float" office:value="5" calcext:value-type="float">
            <text:p>5</text:p>
          </table:table-cell>
          <table:table-cell table:formula="of:=CONCATENATE(LOWER(LEFT([.D53]));LOWER(LEFT([.E53]));LOWER(LEFT([.F53])))" office:value-type="string" office:string-value="mns" calcext:value-type="string">
            <text:p>mns</text:p>
          </table:table-cell>
          <table:table-cell table:formula="of:=IFERROR( CONCATENATE(&quot;result_time: &quot;;TEXT(VALUE(LEFT([.G53];2))*60+VALUE(MID(REPLACE([.G53];6;1;&quot;.&quot;);4;4));&quot;0.0##&quot;)) ;CONCATENATE(&quot;verdict: :&quot;;LOWER([.G53])))" office:value-type="string" office:string-value="result_time: 1662.0" calcext:value-type="string">
            <text:p>result_time: 1662.0</text:p>
          </table:table-cell>
          <table:table-cell table:formula="of:=CONCATENATE(&quot;@ec14_&quot;;LOWER([.A53]);&quot;_&quot;;[.I53];&quot; = @ec14_&quot;;LOWER([.A53]);&quot;.competitors.create! user: @&quot;;[.I53];&quot;, number: &quot;;[.B53])" office:value-type="string" office:string-value="@ec14_nwcj_mns = @ec14_nwcj.competitors.create! user: @mns, number: 144" calcext:value-type="string">
            <text:p>@ec14_nwcj_mns = @ec14_nwcj.competitors.create! user: @mns, number: 144</text:p>
          </table:table-cell>
          <table:table-cell table:formula="of:=CONCATENATE(&quot;@ec14_&quot;;LOWER([.A53]);&quot;_r_&quot;;[.I53];&quot; = @ec14_&quot;;LOWER([.A53]);&quot;_&quot;;[.I53];&quot;.runs.create! race: @ec14_&quot;;LOWER([.A53]);&quot;_r, number: &quot;;[.B53];&quot;, &quot;; [.J53])" office:value-type="string" office:string-value="@ec14_nwcj_r_mns = @ec14_nwcj_mns.runs.create! race: @ec14_nwcj_r, number: 144, result_time: 1662.0" calcext:value-type="string">
            <text:p>@ec14_nwcj_r_mns = @ec14_nwcj_mns.runs.create! race: @ec14_nwcj_r, number: 144, result_time: 1662.0</text:p>
          </table:table-cell>
        </table:table-row>
        <table:table-row table:style-name="ro1">
          <table:table-cell table:formula="of:=[.A53]" office:value-type="string" office:string-value="NWCJ" calcext:value-type="string">
            <text:p>NWCJ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1:00:0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livanova</text:p>
          </table:table-cell>
          <table:table-cell office:value-type="string" calcext:value-type="string">
            <text:p>Russia</text:p>
          </table:table-cell>
          <table:table-cell table:style-name="ce1" office:value-type="string" calcext:value-type="string">
            <text:p>DNS</text:p>
          </table:table-cell>
          <table:table-cell office:value-type="string" calcext:value-type="string">
            <text:p>DNS</text:p>
          </table:table-cell>
          <table:table-cell table:formula="of:=CONCATENATE(LOWER(LEFT([.D54]));LOWER(LEFT([.E54]));LOWER(LEFT([.F54])))" office:value-type="string" office:string-value="asr" calcext:value-type="string">
            <text:p>asr</text:p>
          </table:table-cell>
          <table:table-cell table:formula="of:=IFERROR( CONCATENATE(&quot;result_time: &quot;;TEXT(VALUE(LEFT([.G54];2))*60+VALUE(MID(REPLACE([.G54];6;1;&quot;.&quot;);4;4));&quot;0.0##&quot;)) ;CONCATENATE(&quot;verdict: :&quot;;LOWER([.G54])))" office:value-type="string" office:string-value="verdict: :dns" calcext:value-type="string">
            <text:p>verdict: :dns</text:p>
          </table:table-cell>
          <table:table-cell table:formula="of:=CONCATENATE(&quot;@ec14_&quot;;LOWER([.A54]);&quot;_&quot;;[.I54];&quot; = @ec14_&quot;;LOWER([.A54]);&quot;.competitors.create! user: @&quot;;[.I54];&quot;, number: &quot;;[.B54])" office:value-type="string" office:string-value="@ec14_nwcj_asr = @ec14_nwcj.competitors.create! user: @asr, number: 141" calcext:value-type="string">
            <text:p>@ec14_nwcj_asr = @ec14_nwcj.competitors.create! user: @asr, number: 141</text:p>
          </table:table-cell>
          <table:table-cell table:formula="of:=CONCATENATE(&quot;@ec14_&quot;;LOWER([.A54]);&quot;_r_&quot;;[.I54];&quot; = @ec14_&quot;;LOWER([.A54]);&quot;_&quot;;[.I54];&quot;.runs.create! race: @ec14_&quot;;LOWER([.A54]);&quot;_r, number: &quot;;[.B54];&quot;, &quot;; [.J54])" office:value-type="string" office:string-value="@ec14_nwcj_r_asr = @ec14_nwcj_asr.runs.create! race: @ec14_nwcj_r, number: 141, verdict: :dns" calcext:value-type="string">
            <text:p>@ec14_nwcj_r_asr = @ec14_nwcj_asr.runs.create! race: @ec14_nwcj_r, number: 141, verdict: :dns</text:p>
          </table:table-cell>
        </table:table-row>
        <table:table-row table:style-name="ro1">
          <table:table-cell table:formula="of:=[.A54]" office:value-type="string" office:string-value="NWCJ" calcext:value-type="string">
            <text:p>NWCJ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1:00:00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Johansson</text:p>
          </table:table-cell>
          <table:table-cell office:value-type="string" calcext:value-type="string">
            <text:p>Sweden</text:p>
          </table:table-cell>
          <table:table-cell table:style-name="ce1" office:value-type="string" calcext:value-type="string">
            <text:p>DNS</text:p>
          </table:table-cell>
          <table:table-cell office:value-type="string" calcext:value-type="string">
            <text:p>DNS</text:p>
          </table:table-cell>
          <table:table-cell table:formula="of:=CONCATENATE(LOWER(LEFT([.D55]));LOWER(LEFT([.E55]));LOWER(LEFT([.F55])))" office:value-type="string" office:string-value="jjs" calcext:value-type="string">
            <text:p>jjs</text:p>
          </table:table-cell>
          <table:table-cell table:formula="of:=IFERROR( CONCATENATE(&quot;result_time: &quot;;TEXT(VALUE(LEFT([.G55];2))*60+VALUE(MID(REPLACE([.G55];6;1;&quot;.&quot;);4;4));&quot;0.0##&quot;)) ;CONCATENATE(&quot;verdict: :&quot;;LOWER([.G55])))" office:value-type="string" office:string-value="verdict: :dns" calcext:value-type="string">
            <text:p>verdict: :dns</text:p>
          </table:table-cell>
          <table:table-cell table:formula="of:=CONCATENATE(&quot;@ec14_&quot;;LOWER([.A55]);&quot;_&quot;;[.I55];&quot; = @ec14_&quot;;LOWER([.A55]);&quot;.competitors.create! user: @&quot;;[.I55];&quot;, number: &quot;;[.B55])" office:value-type="string" office:string-value="@ec14_nwcj_jjs = @ec14_nwcj.competitors.create! user: @jjs, number: 146" calcext:value-type="string">
            <text:p>@ec14_nwcj_jjs = @ec14_nwcj.competitors.create! user: @jjs, number: 146</text:p>
          </table:table-cell>
          <table:table-cell table:formula="of:=CONCATENATE(&quot;@ec14_&quot;;LOWER([.A55]);&quot;_r_&quot;;[.I55];&quot; = @ec14_&quot;;LOWER([.A55]);&quot;_&quot;;[.I55];&quot;.runs.create! race: @ec14_&quot;;LOWER([.A55]);&quot;_r, number: &quot;;[.B55];&quot;, &quot;; [.J55])" office:value-type="string" office:string-value="@ec14_nwcj_r_jjs = @ec14_nwcj_jjs.runs.create! race: @ec14_nwcj_r, number: 146, verdict: :dns" calcext:value-type="string">
            <text:p>@ec14_nwcj_r_jjs = @ec14_nwcj_jjs.runs.create! race: @ec14_nwcj_r, number: 146, verdict: :dns</text:p>
          </table:table-cell>
        </table:table-row>
        <table:table-row table:style-name="ro1">
          <table:table-cell office:value-type="string" calcext:value-type="string">
            <text:p>NW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Carina Aas</text:p>
          </table:table-cell>
          <table:table-cell office:value-type="string" calcext:value-type="string">
            <text:p>Nilse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33:30:00</text:p>
          </table:table-cell>
          <table:table-cell office:value-type="float" office:value="1" calcext:value-type="float">
            <text:p>1</text:p>
          </table:table-cell>
          <table:table-cell table:formula="of:=CONCATENATE(LOWER(LEFT([.D56]));LOWER(LEFT([.E56]));LOWER(LEFT([.F56])))" office:value-type="string" office:string-value="cnn" calcext:value-type="string">
            <text:p>cnn</text:p>
          </table:table-cell>
          <table:table-cell table:formula="of:=IFERROR( CONCATENATE(&quot;result_time: &quot;;TEXT(VALUE(LEFT([.G56];2))*60+VALUE(MID(REPLACE([.G56];6;1;&quot;.&quot;);4;4));&quot;0.0##&quot;)) ;CONCATENATE(&quot;verdict: :&quot;;LOWER([.G56])))" office:value-type="string" office:string-value="result_time: 2010.0" calcext:value-type="string">
            <text:p>result_time: 2010.0</text:p>
          </table:table-cell>
          <table:table-cell table:formula="of:=CONCATENATE(&quot;@ec14_&quot;;LOWER([.A56]);&quot;_&quot;;[.I56];&quot; = @ec14_&quot;;LOWER([.A56]);&quot;.competitors.create! user: @&quot;;[.I56];&quot;, number: &quot;;[.B56])" office:value-type="string" office:string-value="@ec14_nwc_cnn = @ec14_nwc.competitors.create! user: @cnn, number: 150" calcext:value-type="string">
            <text:p>@ec14_nwc_cnn = @ec14_nwc.competitors.create! user: @cnn, number: 150</text:p>
          </table:table-cell>
          <table:table-cell table:formula="of:=CONCATENATE(&quot;@ec14_&quot;;LOWER([.A56]);&quot;_r_&quot;;[.I56];&quot; = @ec14_&quot;;LOWER([.A56]);&quot;_&quot;;[.I56];&quot;.runs.create! race: @ec14_&quot;;LOWER([.A56]);&quot;_r, number: &quot;;[.B56];&quot;, &quot;; [.J56])" office:value-type="string" office:string-value="@ec14_nwc_r_cnn = @ec14_nwc_cnn.runs.create! race: @ec14_nwc_r, number: 150, result_time: 2010.0" calcext:value-type="string">
            <text:p>@ec14_nwc_r_cnn = @ec14_nwc_cnn.runs.create! race: @ec14_nwc_r, number: 150, result_time: 2010.0</text:p>
          </table:table-cell>
        </table:table-row>
        <table:table-row table:style-name="ro1">
          <table:table-cell table:formula="of:=[.A56]" office:value-type="string" office:string-value="NWC" calcext:value-type="string">
            <text:p>NWC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Solveig K.</text:p>
          </table:table-cell>
          <table:table-cell office:value-type="string" calcext:value-type="string">
            <text:p>Aaseby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33:42:00</text:p>
          </table:table-cell>
          <table:table-cell office:value-type="float" office:value="2" calcext:value-type="float">
            <text:p>2</text:p>
          </table:table-cell>
          <table:table-cell table:formula="of:=CONCATENATE(LOWER(LEFT([.D57]));LOWER(LEFT([.E57]));LOWER(LEFT([.F57])))" office:value-type="string" office:string-value="san" calcext:value-type="string">
            <text:p>san</text:p>
          </table:table-cell>
          <table:table-cell table:formula="of:=IFERROR( CONCATENATE(&quot;result_time: &quot;;TEXT(VALUE(LEFT([.G57];2))*60+VALUE(MID(REPLACE([.G57];6;1;&quot;.&quot;);4;4));&quot;0.0##&quot;)) ;CONCATENATE(&quot;verdict: :&quot;;LOWER([.G57])))" office:value-type="string" office:string-value="result_time: 2022.0" calcext:value-type="string">
            <text:p>result_time: 2022.0</text:p>
          </table:table-cell>
          <table:table-cell table:formula="of:=CONCATENATE(&quot;@ec14_&quot;;LOWER([.A57]);&quot;_&quot;;[.I57];&quot; = @ec14_&quot;;LOWER([.A57]);&quot;.competitors.create! user: @&quot;;[.I57];&quot;, number: &quot;;[.B57])" office:value-type="string" office:string-value="@ec14_nwc_san = @ec14_nwc.competitors.create! user: @san, number: 153" calcext:value-type="string">
            <text:p>@ec14_nwc_san = @ec14_nwc.competitors.create! user: @san, number: 153</text:p>
          </table:table-cell>
          <table:table-cell table:formula="of:=CONCATENATE(&quot;@ec14_&quot;;LOWER([.A57]);&quot;_r_&quot;;[.I57];&quot; = @ec14_&quot;;LOWER([.A57]);&quot;_&quot;;[.I57];&quot;.runs.create! race: @ec14_&quot;;LOWER([.A57]);&quot;_r, number: &quot;;[.B57];&quot;, &quot;; [.J57])" office:value-type="string" office:string-value="@ec14_nwc_r_san = @ec14_nwc_san.runs.create! race: @ec14_nwc_r, number: 153, result_time: 2022.0" calcext:value-type="string">
            <text:p>@ec14_nwc_r_san = @ec14_nwc_san.runs.create! race: @ec14_nwc_r, number: 153, result_time: 2022.0</text:p>
          </table:table-cell>
        </table:table-row>
        <table:table-row table:style-name="ro1">
          <table:table-cell table:formula="of:=[.A57]" office:value-type="string" office:string-value="NWC" calcext:value-type="string">
            <text:p>NWC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Maija</text:p>
          </table:table-cell>
          <table:table-cell office:value-type="string" calcext:value-type="string">
            <text:p>Nivala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34:04:00</text:p>
          </table:table-cell>
          <table:table-cell office:value-type="float" office:value="3" calcext:value-type="float">
            <text:p>3</text:p>
          </table:table-cell>
          <table:table-cell table:formula="of:=CONCATENATE(LOWER(LEFT([.D58]));LOWER(LEFT([.E58]));LOWER(LEFT([.F58])))" office:value-type="string" office:string-value="mnf" calcext:value-type="string">
            <text:p>mnf</text:p>
          </table:table-cell>
          <table:table-cell table:formula="of:=IFERROR( CONCATENATE(&quot;result_time: &quot;;TEXT(VALUE(LEFT([.G58];2))*60+VALUE(MID(REPLACE([.G58];6;1;&quot;.&quot;);4;4));&quot;0.0##&quot;)) ;CONCATENATE(&quot;verdict: :&quot;;LOWER([.G58])))" office:value-type="string" office:string-value="result_time: 2044.0" calcext:value-type="string">
            <text:p>result_time: 2044.0</text:p>
          </table:table-cell>
          <table:table-cell table:formula="of:=CONCATENATE(&quot;@ec14_&quot;;LOWER([.A58]);&quot;_&quot;;[.I58];&quot; = @ec14_&quot;;LOWER([.A58]);&quot;.competitors.create! user: @&quot;;[.I58];&quot;, number: &quot;;[.B58])" office:value-type="string" office:string-value="@ec14_nwc_mnf = @ec14_nwc.competitors.create! user: @mnf, number: 147" calcext:value-type="string">
            <text:p>@ec14_nwc_mnf = @ec14_nwc.competitors.create! user: @mnf, number: 147</text:p>
          </table:table-cell>
          <table:table-cell table:formula="of:=CONCATENATE(&quot;@ec14_&quot;;LOWER([.A58]);&quot;_r_&quot;;[.I58];&quot; = @ec14_&quot;;LOWER([.A58]);&quot;_&quot;;[.I58];&quot;.runs.create! race: @ec14_&quot;;LOWER([.A58]);&quot;_r, number: &quot;;[.B58];&quot;, &quot;; [.J58])" office:value-type="string" office:string-value="@ec14_nwc_r_mnf = @ec14_nwc_mnf.runs.create! race: @ec14_nwc_r, number: 147, result_time: 2044.0" calcext:value-type="string">
            <text:p>@ec14_nwc_r_mnf = @ec14_nwc_mnf.runs.create! race: @ec14_nwc_r, number: 147, result_time: 2044.0</text:p>
          </table:table-cell>
        </table:table-row>
        <table:table-row table:style-name="ro1">
          <table:table-cell table:formula="of:=[.A58]" office:value-type="string" office:string-value="NWC" calcext:value-type="string">
            <text:p>NWC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Tiina</text:p>
          </table:table-cell>
          <table:table-cell office:value-type="string" calcext:value-type="string">
            <text:p>Blom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35:31:00</text:p>
          </table:table-cell>
          <table:table-cell office:value-type="float" office:value="4" calcext:value-type="float">
            <text:p>4</text:p>
          </table:table-cell>
          <table:table-cell table:formula="of:=CONCATENATE(LOWER(LEFT([.D59]));LOWER(LEFT([.E59]));LOWER(LEFT([.F59])))" office:value-type="string" office:string-value="tbs" calcext:value-type="string">
            <text:p>tbs</text:p>
          </table:table-cell>
          <table:table-cell table:formula="of:=IFERROR( CONCATENATE(&quot;result_time: &quot;;TEXT(VALUE(LEFT([.G59];2))*60+VALUE(MID(REPLACE([.G59];6;1;&quot;.&quot;);4;4));&quot;0.0##&quot;)) ;CONCATENATE(&quot;verdict: :&quot;;LOWER([.G59])))" office:value-type="string" office:string-value="result_time: 2131.0" calcext:value-type="string">
            <text:p>result_time: 2131.0</text:p>
          </table:table-cell>
          <table:table-cell table:formula="of:=CONCATENATE(&quot;@ec14_&quot;;LOWER([.A59]);&quot;_&quot;;[.I59];&quot; = @ec14_&quot;;LOWER([.A59]);&quot;.competitors.create! user: @&quot;;[.I59];&quot;, number: &quot;;[.B59])" office:value-type="string" office:string-value="@ec14_nwc_tbs = @ec14_nwc.competitors.create! user: @tbs, number: 154" calcext:value-type="string">
            <text:p>@ec14_nwc_tbs = @ec14_nwc.competitors.create! user: @tbs, number: 154</text:p>
          </table:table-cell>
          <table:table-cell table:formula="of:=CONCATENATE(&quot;@ec14_&quot;;LOWER([.A59]);&quot;_r_&quot;;[.I59];&quot; = @ec14_&quot;;LOWER([.A59]);&quot;_&quot;;[.I59];&quot;.runs.create! race: @ec14_&quot;;LOWER([.A59]);&quot;_r, number: &quot;;[.B59];&quot;, &quot;; [.J59])" office:value-type="string" office:string-value="@ec14_nwc_r_tbs = @ec14_nwc_tbs.runs.create! race: @ec14_nwc_r, number: 154, result_time: 2131.0" calcext:value-type="string">
            <text:p>@ec14_nwc_r_tbs = @ec14_nwc_tbs.runs.create! race: @ec14_nwc_r, number: 154, result_time: 2131.0</text:p>
          </table:table-cell>
        </table:table-row>
        <table:table-row table:style-name="ro1">
          <table:table-cell table:formula="of:=[.A59]" office:value-type="string" office:string-value="NWC" calcext:value-type="string">
            <text:p>NWC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Tiiper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36:31:00</text:p>
          </table:table-cell>
          <table:table-cell office:value-type="float" office:value="5" calcext:value-type="float">
            <text:p>5</text:p>
          </table:table-cell>
          <table:table-cell table:formula="of:=CONCATENATE(LOWER(LEFT([.D60]));LOWER(LEFT([.E60]));LOWER(LEFT([.F60])))" office:value-type="string" office:string-value="mtf" calcext:value-type="string">
            <text:p>mtf</text:p>
          </table:table-cell>
          <table:table-cell table:formula="of:=IFERROR( CONCATENATE(&quot;result_time: &quot;;TEXT(VALUE(LEFT([.G60];2))*60+VALUE(MID(REPLACE([.G60];6;1;&quot;.&quot;);4;4));&quot;0.0##&quot;)) ;CONCATENATE(&quot;verdict: :&quot;;LOWER([.G60])))" office:value-type="string" office:string-value="result_time: 2191.0" calcext:value-type="string">
            <text:p>result_time: 2191.0</text:p>
          </table:table-cell>
          <table:table-cell table:formula="of:=CONCATENATE(&quot;@ec14_&quot;;LOWER([.A60]);&quot;_&quot;;[.I60];&quot; = @ec14_&quot;;LOWER([.A60]);&quot;.competitors.create! user: @&quot;;[.I60];&quot;, number: &quot;;[.B60])" office:value-type="string" office:string-value="@ec14_nwc_mtf = @ec14_nwc.competitors.create! user: @mtf, number: 149" calcext:value-type="string">
            <text:p>@ec14_nwc_mtf = @ec14_nwc.competitors.create! user: @mtf, number: 149</text:p>
          </table:table-cell>
          <table:table-cell table:formula="of:=CONCATENATE(&quot;@ec14_&quot;;LOWER([.A60]);&quot;_r_&quot;;[.I60];&quot; = @ec14_&quot;;LOWER([.A60]);&quot;_&quot;;[.I60];&quot;.runs.create! race: @ec14_&quot;;LOWER([.A60]);&quot;_r, number: &quot;;[.B60];&quot;, &quot;; [.J60])" office:value-type="string" office:string-value="@ec14_nwc_r_mtf = @ec14_nwc_mtf.runs.create! race: @ec14_nwc_r, number: 149, result_time: 2191.0" calcext:value-type="string">
            <text:p>@ec14_nwc_r_mtf = @ec14_nwc_mtf.runs.create! race: @ec14_nwc_r, number: 149, result_time: 2191.0</text:p>
          </table:table-cell>
        </table:table-row>
        <table:table-row table:style-name="ro1">
          <table:table-cell table:formula="of:=[.A60]" office:value-type="string" office:string-value="NWC" calcext:value-type="string">
            <text:p>NWC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Åsa</text:p>
          </table:table-cell>
          <table:table-cell office:value-type="string" calcext:value-type="string">
            <text:p>Nordgren</text:p>
          </table:table-cell>
          <table:table-cell office:value-type="string" calcext:value-type="string">
            <text:p>Sweden</text:p>
          </table:table-cell>
          <table:table-cell table:style-name="ce1" office:value-type="string" calcext:value-type="string">
            <text:p>DNF</text:p>
          </table:table-cell>
          <table:table-cell office:value-type="string" calcext:value-type="string">
            <text:p>DNF</text:p>
          </table:table-cell>
          <table:table-cell table:formula="of:=CONCATENATE(LOWER(LEFT([.D61]));LOWER(LEFT([.E61]));LOWER(LEFT([.F61])))" office:value-type="string" office:string-value="åns" calcext:value-type="string">
            <text:p>åns</text:p>
          </table:table-cell>
          <table:table-cell table:formula="of:=IFERROR( CONCATENATE(&quot;result_time: &quot;;TEXT(VALUE(LEFT([.G61];2))*60+VALUE(MID(REPLACE([.G61];6;1;&quot;.&quot;);4;4));&quot;0.0##&quot;)) ;CONCATENATE(&quot;verdict: :&quot;;LOWER([.G61])))" office:value-type="string" office:string-value="verdict: :dnf" calcext:value-type="string">
            <text:p>verdict: :dnf</text:p>
          </table:table-cell>
          <table:table-cell table:formula="of:=CONCATENATE(&quot;@ec14_&quot;;LOWER([.A61]);&quot;_&quot;;[.I61];&quot; = @ec14_&quot;;LOWER([.A61]);&quot;.competitors.create! user: @&quot;;[.I61];&quot;, number: &quot;;[.B61])" office:value-type="string" office:string-value="@ec14_nwc_åns = @ec14_nwc.competitors.create! user: @åns, number: 152" calcext:value-type="string">
            <text:p>@ec14_nwc_åns = @ec14_nwc.competitors.create! user: @åns, number: 152</text:p>
          </table:table-cell>
          <table:table-cell table:formula="of:=CONCATENATE(&quot;@ec14_&quot;;LOWER([.A61]);&quot;_r_&quot;;[.I61];&quot; = @ec14_&quot;;LOWER([.A61]);&quot;_&quot;;[.I61];&quot;.runs.create! race: @ec14_&quot;;LOWER([.A61]);&quot;_r, number: &quot;;[.B61];&quot;, &quot;; [.J61])" office:value-type="string" office:string-value="@ec14_nwc_r_åns = @ec14_nwc_åns.runs.create! race: @ec14_nwc_r, number: 152, verdict: :dnf" calcext:value-type="string">
            <text:p>@ec14_nwc_r_åns = @ec14_nwc_åns.runs.create! race: @ec14_nwc_r, number: 152, verdict: :dnf</text:p>
          </table:table-cell>
        </table:table-row>
        <table:table-row table:style-name="ro1">
          <table:table-cell table:formula="of:=[.A61]" office:value-type="string" office:string-value="NWC" calcext:value-type="string">
            <text:p>NWC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Kati</text:p>
          </table:table-cell>
          <table:table-cell office:value-type="string" calcext:value-type="string">
            <text:p>Mansikkasalo-Jurvelin</text:p>
          </table:table-cell>
          <table:table-cell office:value-type="string" calcext:value-type="string">
            <text:p>Finland</text:p>
          </table:table-cell>
          <table:table-cell table:style-name="ce1" office:value-type="string" calcext:value-type="string">
            <text:p>DNF</text:p>
          </table:table-cell>
          <table:table-cell office:value-type="string" calcext:value-type="string">
            <text:p>DNF</text:p>
          </table:table-cell>
          <table:table-cell table:formula="of:=CONCATENATE(LOWER(LEFT([.D62]));LOWER(LEFT([.E62]));LOWER(LEFT([.F62])))" office:value-type="string" office:string-value="kmf" calcext:value-type="string">
            <text:p>kmf</text:p>
          </table:table-cell>
          <table:table-cell table:formula="of:=IFERROR( CONCATENATE(&quot;result_time: &quot;;TEXT(VALUE(LEFT([.G62];2))*60+VALUE(MID(REPLACE([.G62];6;1;&quot;.&quot;);4;4));&quot;0.0##&quot;)) ;CONCATENATE(&quot;verdict: :&quot;;LOWER([.G62])))" office:value-type="string" office:string-value="verdict: :dnf" calcext:value-type="string">
            <text:p>verdict: :dnf</text:p>
          </table:table-cell>
          <table:table-cell table:formula="of:=CONCATENATE(&quot;@ec14_&quot;;LOWER([.A62]);&quot;_&quot;;[.I62];&quot; = @ec14_&quot;;LOWER([.A62]);&quot;.competitors.create! user: @&quot;;[.I62];&quot;, number: &quot;;[.B62])" office:value-type="string" office:string-value="@ec14_nwc_kmf = @ec14_nwc.competitors.create! user: @kmf, number: 155" calcext:value-type="string">
            <text:p>@ec14_nwc_kmf = @ec14_nwc.competitors.create! user: @kmf, number: 155</text:p>
          </table:table-cell>
          <table:table-cell table:formula="of:=CONCATENATE(&quot;@ec14_&quot;;LOWER([.A62]);&quot;_r_&quot;;[.I62];&quot; = @ec14_&quot;;LOWER([.A62]);&quot;_&quot;;[.I62];&quot;.runs.create! race: @ec14_&quot;;LOWER([.A62]);&quot;_r, number: &quot;;[.B62];&quot;, &quot;; [.J62])" office:value-type="string" office:string-value="@ec14_nwc_r_kmf = @ec14_nwc_kmf.runs.create! race: @ec14_nwc_r, number: 155, verdict: :dnf" calcext:value-type="string">
            <text:p>@ec14_nwc_r_kmf = @ec14_nwc_kmf.runs.create! race: @ec14_nwc_r, number: 155, verdict: :dnf</text:p>
          </table:table-cell>
        </table:table-row>
        <table:table-row table:style-name="ro1">
          <table:table-cell table:formula="of:=[.A62]" office:value-type="string" office:string-value="NWC" calcext:value-type="string">
            <text:p>NWC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Viitahalme</text:p>
          </table:table-cell>
          <table:table-cell office:value-type="string" calcext:value-type="string">
            <text:p>Finland</text:p>
          </table:table-cell>
          <table:table-cell table:style-name="ce1" office:value-type="string" calcext:value-type="string">
            <text:p>DNF</text:p>
          </table:table-cell>
          <table:table-cell office:value-type="string" calcext:value-type="string">
            <text:p>DNF</text:p>
          </table:table-cell>
          <table:table-cell table:formula="of:=CONCATENATE(LOWER(LEFT([.D63]));LOWER(LEFT([.E63]));LOWER(LEFT([.F63])))" office:value-type="string" office:string-value="mvf" calcext:value-type="string">
            <text:p>mvf</text:p>
          </table:table-cell>
          <table:table-cell table:formula="of:=IFERROR( CONCATENATE(&quot;result_time: &quot;;TEXT(VALUE(LEFT([.G63];2))*60+VALUE(MID(REPLACE([.G63];6;1;&quot;.&quot;);4;4));&quot;0.0##&quot;)) ;CONCATENATE(&quot;verdict: :&quot;;LOWER([.G63])))" office:value-type="string" office:string-value="verdict: :dnf" calcext:value-type="string">
            <text:p>verdict: :dnf</text:p>
          </table:table-cell>
          <table:table-cell table:formula="of:=CONCATENATE(&quot;@ec14_&quot;;LOWER([.A63]);&quot;_&quot;;[.I63];&quot; = @ec14_&quot;;LOWER([.A63]);&quot;.competitors.create! user: @&quot;;[.I63];&quot;, number: &quot;;[.B63])" office:value-type="string" office:string-value="@ec14_nwc_mvf = @ec14_nwc.competitors.create! user: @mvf, number: 156" calcext:value-type="string">
            <text:p>@ec14_nwc_mvf = @ec14_nwc.competitors.create! user: @mvf, number: 156</text:p>
          </table:table-cell>
          <table:table-cell table:formula="of:=CONCATENATE(&quot;@ec14_&quot;;LOWER([.A63]);&quot;_r_&quot;;[.I63];&quot; = @ec14_&quot;;LOWER([.A63]);&quot;_&quot;;[.I63];&quot;.runs.create! race: @ec14_&quot;;LOWER([.A63]);&quot;_r, number: &quot;;[.B63];&quot;, &quot;; [.J63])" office:value-type="string" office:string-value="@ec14_nwc_r_mvf = @ec14_nwc_mvf.runs.create! race: @ec14_nwc_r, number: 156, verdict: :dnf" calcext:value-type="string">
            <text:p>@ec14_nwc_r_mvf = @ec14_nwc_mvf.runs.create! race: @ec14_nwc_r, number: 156, verdict: :dnf</text:p>
          </table:table-cell>
        </table:table-row>
        <table:table-row table:style-name="ro1">
          <table:table-cell table:formula="of:=[.A63]" office:value-type="string" office:string-value="NWC" calcext:value-type="string">
            <text:p>NWC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Hoel</text:p>
          </table:table-cell>
          <table:table-cell office:value-type="string" calcext:value-type="string">
            <text:p>Norway</text:p>
          </table:table-cell>
          <table:table-cell table:style-name="ce1" office:value-type="string" calcext:value-type="string">
            <text:p>DNS</text:p>
          </table:table-cell>
          <table:table-cell office:value-type="string" calcext:value-type="string">
            <text:p>DNS</text:p>
          </table:table-cell>
          <table:table-cell table:formula="of:=CONCATENATE(LOWER(LEFT([.D64]));LOWER(LEFT([.E64]));LOWER(LEFT([.F64])))" office:value-type="string" office:string-value="yhn" calcext:value-type="string">
            <text:p>yhn</text:p>
          </table:table-cell>
          <table:table-cell table:formula="of:=IFERROR( CONCATENATE(&quot;result_time: &quot;;TEXT(VALUE(LEFT([.G64];2))*60+VALUE(MID(REPLACE([.G64];6;1;&quot;.&quot;);4;4));&quot;0.0##&quot;)) ;CONCATENATE(&quot;verdict: :&quot;;LOWER([.G64])))" office:value-type="string" office:string-value="verdict: :dns" calcext:value-type="string">
            <text:p>verdict: :dns</text:p>
          </table:table-cell>
          <table:table-cell table:formula="of:=CONCATENATE(&quot;@ec14_&quot;;LOWER([.A64]);&quot;_&quot;;[.I64];&quot; = @ec14_&quot;;LOWER([.A64]);&quot;.competitors.create! user: @&quot;;[.I64];&quot;, number: &quot;;[.B64])" office:value-type="string" office:string-value="@ec14_nwc_yhn = @ec14_nwc.competitors.create! user: @yhn, number: 148" calcext:value-type="string">
            <text:p>@ec14_nwc_yhn = @ec14_nwc.competitors.create! user: @yhn, number: 148</text:p>
          </table:table-cell>
          <table:table-cell table:formula="of:=CONCATENATE(&quot;@ec14_&quot;;LOWER([.A64]);&quot;_r_&quot;;[.I64];&quot; = @ec14_&quot;;LOWER([.A64]);&quot;_&quot;;[.I64];&quot;.runs.create! race: @ec14_&quot;;LOWER([.A64]);&quot;_r, number: &quot;;[.B64];&quot;, &quot;; [.J64])" office:value-type="string" office:string-value="@ec14_nwc_r_yhn = @ec14_nwc_yhn.runs.create! race: @ec14_nwc_r, number: 148, verdict: :dns" calcext:value-type="string">
            <text:p>@ec14_nwc_r_yhn = @ec14_nwc_yhn.runs.create! race: @ec14_nwc_r, number: 148, verdict: :dns</text:p>
          </table:table-cell>
        </table:table-row>
        <table:table-row table:style-name="ro1">
          <table:table-cell table:formula="of:=[.A64]" office:value-type="string" office:string-value="NWC" calcext:value-type="string">
            <text:p>NWC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Minna </text:p>
          </table:table-cell>
          <table:table-cell office:value-type="string" calcext:value-type="string">
            <text:p>Viide</text:p>
          </table:table-cell>
          <table:table-cell office:value-type="string" calcext:value-type="string">
            <text:p>Finland</text:p>
          </table:table-cell>
          <table:table-cell table:style-name="ce1" office:value-type="string" calcext:value-type="string">
            <text:p>DNS</text:p>
          </table:table-cell>
          <table:table-cell office:value-type="string" calcext:value-type="string">
            <text:p>DNS</text:p>
          </table:table-cell>
          <table:table-cell table:formula="of:=CONCATENATE(LOWER(LEFT([.D65]));LOWER(LEFT([.E65]));LOWER(LEFT([.F65])))" office:value-type="string" office:string-value="mvf" calcext:value-type="string">
            <text:p>mvf</text:p>
          </table:table-cell>
          <table:table-cell table:formula="of:=IFERROR( CONCATENATE(&quot;result_time: &quot;;TEXT(VALUE(LEFT([.G65];2))*60+VALUE(MID(REPLACE([.G65];6;1;&quot;.&quot;);4;4));&quot;0.0##&quot;)) ;CONCATENATE(&quot;verdict: :&quot;;LOWER([.G65])))" office:value-type="string" office:string-value="verdict: :dns" calcext:value-type="string">
            <text:p>verdict: :dns</text:p>
          </table:table-cell>
          <table:table-cell table:formula="of:=CONCATENATE(&quot;@ec14_&quot;;LOWER([.A65]);&quot;_&quot;;[.I65];&quot; = @ec14_&quot;;LOWER([.A65]);&quot;.competitors.create! user: @&quot;;[.I65];&quot;, number: &quot;;[.B65])" office:value-type="string" office:string-value="@ec14_nwc_mvf = @ec14_nwc.competitors.create! user: @mvf, number: 151" calcext:value-type="string">
            <text:p>@ec14_nwc_mvf = @ec14_nwc.competitors.create! user: @mvf, number: 151</text:p>
          </table:table-cell>
          <table:table-cell table:formula="of:=CONCATENATE(&quot;@ec14_&quot;;LOWER([.A65]);&quot;_r_&quot;;[.I65];&quot; = @ec14_&quot;;LOWER([.A65]);&quot;_&quot;;[.I65];&quot;.runs.create! race: @ec14_&quot;;LOWER([.A65]);&quot;_r, number: &quot;;[.B65];&quot;, &quot;; [.J65])" office:value-type="string" office:string-value="@ec14_nwc_r_mvf = @ec14_nwc_mvf.runs.create! race: @ec14_nwc_r, number: 151, verdict: :dns" calcext:value-type="string">
            <text:p>@ec14_nwc_r_mvf = @ec14_nwc_mvf.runs.create! race: @ec14_nwc_r, number: 151, verdict: :dns</text:p>
          </table:table-cell>
        </table:table-row>
        <table:table-row table:style-name="ro1">
          <table:table-cell office:value-type="string" calcext:value-type="string">
            <text:p>NMC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Yngve</text:p>
          </table:table-cell>
          <table:table-cell office:value-type="string" calcext:value-type="string">
            <text:p>Hoe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31:25:00</text:p>
          </table:table-cell>
          <table:table-cell office:value-type="float" office:value="1" calcext:value-type="float">
            <text:p>1</text:p>
          </table:table-cell>
          <table:table-cell table:formula="of:=CONCATENATE(LOWER(LEFT([.D66]));LOWER(LEFT([.E66]));LOWER(LEFT([.F66])))" office:value-type="string" office:string-value="yhn" calcext:value-type="string">
            <text:p>yhn</text:p>
          </table:table-cell>
          <table:table-cell table:formula="of:=IFERROR( CONCATENATE(&quot;result_time: &quot;;TEXT(VALUE(LEFT([.G66];2))*60+VALUE(MID(REPLACE([.G66];6;1;&quot;.&quot;);4;4));&quot;0.0##&quot;)) ;CONCATENATE(&quot;verdict: :&quot;;LOWER([.G66])))" office:value-type="string" office:string-value="result_time: 1885.0" calcext:value-type="string">
            <text:p>result_time: 1885.0</text:p>
          </table:table-cell>
          <table:table-cell table:formula="of:=CONCATENATE(&quot;@ec14_&quot;;LOWER([.A66]);&quot;_&quot;;[.I66];&quot; = @ec14_&quot;;LOWER([.A66]);&quot;.competitors.create! user: @&quot;;[.I66];&quot;, number: &quot;;[.B66])" office:value-type="string" office:string-value="@ec14_nmc_yhn = @ec14_nmc.competitors.create! user: @yhn, number: 167" calcext:value-type="string">
            <text:p>@ec14_nmc_yhn = @ec14_nmc.competitors.create! user: @yhn, number: 167</text:p>
          </table:table-cell>
          <table:table-cell table:formula="of:=CONCATENATE(&quot;@ec14_&quot;;LOWER([.A66]);&quot;_r_&quot;;[.I66];&quot; = @ec14_&quot;;LOWER([.A66]);&quot;_&quot;;[.I66];&quot;.runs.create! race: @ec14_&quot;;LOWER([.A66]);&quot;_r, number: &quot;;[.B66];&quot;, &quot;; [.J66])" office:value-type="string" office:string-value="@ec14_nmc_r_yhn = @ec14_nmc_yhn.runs.create! race: @ec14_nmc_r, number: 167, result_time: 1885.0" calcext:value-type="string">
            <text:p>@ec14_nmc_r_yhn = @ec14_nmc_yhn.runs.create! race: @ec14_nmc_r, number: 167, result_time: 1885.0</text:p>
          </table:table-cell>
        </table:table-row>
        <table:table-row table:style-name="ro1">
          <table:table-cell table:formula="of:=[.A66]" office:value-type="string" office:string-value="NMC" calcext:value-type="string">
            <text:p>NMC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Vesa-Pekka</text:p>
          </table:table-cell>
          <table:table-cell office:value-type="string" calcext:value-type="string">
            <text:p>Jurvel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31:26:00</text:p>
          </table:table-cell>
          <table:table-cell office:value-type="float" office:value="2" calcext:value-type="float">
            <text:p>2</text:p>
          </table:table-cell>
          <table:table-cell table:formula="of:=CONCATENATE(LOWER(LEFT([.D67]));LOWER(LEFT([.E67]));LOWER(LEFT([.F67])))" office:value-type="string" office:string-value="vjf" calcext:value-type="string">
            <text:p>vjf</text:p>
          </table:table-cell>
          <table:table-cell table:formula="of:=IFERROR( CONCATENATE(&quot;result_time: &quot;;TEXT(VALUE(LEFT([.G67];2))*60+VALUE(MID(REPLACE([.G67];6;1;&quot;.&quot;);4;4));&quot;0.0##&quot;)) ;CONCATENATE(&quot;verdict: :&quot;;LOWER([.G67])))" office:value-type="string" office:string-value="result_time: 1886.0" calcext:value-type="string">
            <text:p>result_time: 1886.0</text:p>
          </table:table-cell>
          <table:table-cell table:formula="of:=CONCATENATE(&quot;@ec14_&quot;;LOWER([.A67]);&quot;_&quot;;[.I67];&quot; = @ec14_&quot;;LOWER([.A67]);&quot;.competitors.create! user: @&quot;;[.I67];&quot;, number: &quot;;[.B67])" office:value-type="string" office:string-value="@ec14_nmc_vjf = @ec14_nmc.competitors.create! user: @vjf, number: 158" calcext:value-type="string">
            <text:p>@ec14_nmc_vjf = @ec14_nmc.competitors.create! user: @vjf, number: 158</text:p>
          </table:table-cell>
          <table:table-cell table:formula="of:=CONCATENATE(&quot;@ec14_&quot;;LOWER([.A67]);&quot;_r_&quot;;[.I67];&quot; = @ec14_&quot;;LOWER([.A67]);&quot;_&quot;;[.I67];&quot;.runs.create! race: @ec14_&quot;;LOWER([.A67]);&quot;_r, number: &quot;;[.B67];&quot;, &quot;; [.J67])" office:value-type="string" office:string-value="@ec14_nmc_r_vjf = @ec14_nmc_vjf.runs.create! race: @ec14_nmc_r, number: 158, result_time: 1886.0" calcext:value-type="string">
            <text:p>@ec14_nmc_r_vjf = @ec14_nmc_vjf.runs.create! race: @ec14_nmc_r, number: 158, result_time: 1886.0</text:p>
          </table:table-cell>
        </table:table-row>
        <table:table-row table:style-name="ro1">
          <table:table-cell table:formula="of:=[.A67]" office:value-type="string" office:string-value="NMC" calcext:value-type="string">
            <text:p>NMC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Eskil</text:p>
          </table:table-cell>
          <table:table-cell office:value-type="string" calcext:value-type="string">
            <text:p>Knag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31:54:00</text:p>
          </table:table-cell>
          <table:table-cell office:value-type="float" office:value="3" calcext:value-type="float">
            <text:p>3</text:p>
          </table:table-cell>
          <table:table-cell table:formula="of:=CONCATENATE(LOWER(LEFT([.D68]));LOWER(LEFT([.E68]));LOWER(LEFT([.F68])))" office:value-type="string" office:string-value="ekn" calcext:value-type="string">
            <text:p>ekn</text:p>
          </table:table-cell>
          <table:table-cell table:formula="of:=IFERROR( CONCATENATE(&quot;result_time: &quot;;TEXT(VALUE(LEFT([.G68];2))*60+VALUE(MID(REPLACE([.G68];6;1;&quot;.&quot;);4;4));&quot;0.0##&quot;)) ;CONCATENATE(&quot;verdict: :&quot;;LOWER([.G68])))" office:value-type="string" office:string-value="result_time: 1914.0" calcext:value-type="string">
            <text:p>result_time: 1914.0</text:p>
          </table:table-cell>
          <table:table-cell table:formula="of:=CONCATENATE(&quot;@ec14_&quot;;LOWER([.A68]);&quot;_&quot;;[.I68];&quot; = @ec14_&quot;;LOWER([.A68]);&quot;.competitors.create! user: @&quot;;[.I68];&quot;, number: &quot;;[.B68])" office:value-type="string" office:string-value="@ec14_nmc_ekn = @ec14_nmc.competitors.create! user: @ekn, number: 171" calcext:value-type="string">
            <text:p>@ec14_nmc_ekn = @ec14_nmc.competitors.create! user: @ekn, number: 171</text:p>
          </table:table-cell>
          <table:table-cell table:formula="of:=CONCATENATE(&quot;@ec14_&quot;;LOWER([.A68]);&quot;_r_&quot;;[.I68];&quot; = @ec14_&quot;;LOWER([.A68]);&quot;_&quot;;[.I68];&quot;.runs.create! race: @ec14_&quot;;LOWER([.A68]);&quot;_r, number: &quot;;[.B68];&quot;, &quot;; [.J68])" office:value-type="string" office:string-value="@ec14_nmc_r_ekn = @ec14_nmc_ekn.runs.create! race: @ec14_nmc_r, number: 171, result_time: 1914.0" calcext:value-type="string">
            <text:p>@ec14_nmc_r_ekn = @ec14_nmc_ekn.runs.create! race: @ec14_nmc_r, number: 171, result_time: 1914.0</text:p>
          </table:table-cell>
        </table:table-row>
        <table:table-row table:style-name="ro1">
          <table:table-cell table:formula="of:=[.A68]" office:value-type="string" office:string-value="NMC" calcext:value-type="string">
            <text:p>NMC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Magnus</text:p>
          </table:table-cell>
          <table:table-cell office:value-type="string" calcext:value-type="string">
            <text:p>Westerlun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32:06:00</text:p>
          </table:table-cell>
          <table:table-cell office:value-type="float" office:value="4" calcext:value-type="float">
            <text:p>4</text:p>
          </table:table-cell>
          <table:table-cell table:formula="of:=CONCATENATE(LOWER(LEFT([.D69]));LOWER(LEFT([.E69]));LOWER(LEFT([.F69])))" office:value-type="string" office:string-value="mws" calcext:value-type="string">
            <text:p>mws</text:p>
          </table:table-cell>
          <table:table-cell table:formula="of:=IFERROR( CONCATENATE(&quot;result_time: &quot;;TEXT(VALUE(LEFT([.G69];2))*60+VALUE(MID(REPLACE([.G69];6;1;&quot;.&quot;);4;4));&quot;0.0##&quot;)) ;CONCATENATE(&quot;verdict: :&quot;;LOWER([.G69])))" office:value-type="string" office:string-value="result_time: 1926.0" calcext:value-type="string">
            <text:p>result_time: 1926.0</text:p>
          </table:table-cell>
          <table:table-cell table:formula="of:=CONCATENATE(&quot;@ec14_&quot;;LOWER([.A69]);&quot;_&quot;;[.I69];&quot; = @ec14_&quot;;LOWER([.A69]);&quot;.competitors.create! user: @&quot;;[.I69];&quot;, number: &quot;;[.B69])" office:value-type="string" office:string-value="@ec14_nmc_mws = @ec14_nmc.competitors.create! user: @mws, number: 159" calcext:value-type="string">
            <text:p>@ec14_nmc_mws = @ec14_nmc.competitors.create! user: @mws, number: 159</text:p>
          </table:table-cell>
          <table:table-cell table:formula="of:=CONCATENATE(&quot;@ec14_&quot;;LOWER([.A69]);&quot;_r_&quot;;[.I69];&quot; = @ec14_&quot;;LOWER([.A69]);&quot;_&quot;;[.I69];&quot;.runs.create! race: @ec14_&quot;;LOWER([.A69]);&quot;_r, number: &quot;;[.B69];&quot;, &quot;; [.J69])" office:value-type="string" office:string-value="@ec14_nmc_r_mws = @ec14_nmc_mws.runs.create! race: @ec14_nmc_r, number: 159, result_time: 1926.0" calcext:value-type="string">
            <text:p>@ec14_nmc_r_mws = @ec14_nmc_mws.runs.create! race: @ec14_nmc_r, number: 159, result_time: 1926.0</text:p>
          </table:table-cell>
        </table:table-row>
        <table:table-row table:style-name="ro1">
          <table:table-cell table:formula="of:=[.A69]" office:value-type="string" office:string-value="NMC" calcext:value-type="string">
            <text:p>NMC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Lillestu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32:09:00</text:p>
          </table:table-cell>
          <table:table-cell office:value-type="float" office:value="5" calcext:value-type="float">
            <text:p>5</text:p>
          </table:table-cell>
          <table:table-cell table:formula="of:=CONCATENATE(LOWER(LEFT([.D70]));LOWER(LEFT([.E70]));LOWER(LEFT([.F70])))" office:value-type="string" office:string-value="mln" calcext:value-type="string">
            <text:p>mln</text:p>
          </table:table-cell>
          <table:table-cell table:formula="of:=IFERROR( CONCATENATE(&quot;result_time: &quot;;TEXT(VALUE(LEFT([.G70];2))*60+VALUE(MID(REPLACE([.G70];6;1;&quot;.&quot;);4;4));&quot;0.0##&quot;)) ;CONCATENATE(&quot;verdict: :&quot;;LOWER([.G70])))" office:value-type="string" office:string-value="result_time: 1929.0" calcext:value-type="string">
            <text:p>result_time: 1929.0</text:p>
          </table:table-cell>
          <table:table-cell table:formula="of:=CONCATENATE(&quot;@ec14_&quot;;LOWER([.A70]);&quot;_&quot;;[.I70];&quot; = @ec14_&quot;;LOWER([.A70]);&quot;.competitors.create! user: @&quot;;[.I70];&quot;, number: &quot;;[.B70])" office:value-type="string" office:string-value="@ec14_nmc_mln = @ec14_nmc.competitors.create! user: @mln, number: 157" calcext:value-type="string">
            <text:p>@ec14_nmc_mln = @ec14_nmc.competitors.create! user: @mln, number: 157</text:p>
          </table:table-cell>
          <table:table-cell table:formula="of:=CONCATENATE(&quot;@ec14_&quot;;LOWER([.A70]);&quot;_r_&quot;;[.I70];&quot; = @ec14_&quot;;LOWER([.A70]);&quot;_&quot;;[.I70];&quot;.runs.create! race: @ec14_&quot;;LOWER([.A70]);&quot;_r, number: &quot;;[.B70];&quot;, &quot;; [.J70])" office:value-type="string" office:string-value="@ec14_nmc_r_mln = @ec14_nmc_mln.runs.create! race: @ec14_nmc_r, number: 157, result_time: 1929.0" calcext:value-type="string">
            <text:p>@ec14_nmc_r_mln = @ec14_nmc_mln.runs.create! race: @ec14_nmc_r, number: 157, result_time: 1929.0</text:p>
          </table:table-cell>
        </table:table-row>
        <table:table-row table:style-name="ro1">
          <table:table-cell table:formula="of:=[.A70]" office:value-type="string" office:string-value="NMC" calcext:value-type="string">
            <text:p>NMC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Persso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32:54:00</text:p>
          </table:table-cell>
          <table:table-cell office:value-type="float" office:value="6" calcext:value-type="float">
            <text:p>6</text:p>
          </table:table-cell>
          <table:table-cell table:formula="of:=CONCATENATE(LOWER(LEFT([.D71]));LOWER(LEFT([.E71]));LOWER(LEFT([.F71])))" office:value-type="string" office:string-value="jps" calcext:value-type="string">
            <text:p>jps</text:p>
          </table:table-cell>
          <table:table-cell table:formula="of:=IFERROR( CONCATENATE(&quot;result_time: &quot;;TEXT(VALUE(LEFT([.G71];2))*60+VALUE(MID(REPLACE([.G71];6;1;&quot;.&quot;);4;4));&quot;0.0##&quot;)) ;CONCATENATE(&quot;verdict: :&quot;;LOWER([.G71])))" office:value-type="string" office:string-value="result_time: 1974.0" calcext:value-type="string">
            <text:p>result_time: 1974.0</text:p>
          </table:table-cell>
          <table:table-cell table:formula="of:=CONCATENATE(&quot;@ec14_&quot;;LOWER([.A71]);&quot;_&quot;;[.I71];&quot; = @ec14_&quot;;LOWER([.A71]);&quot;.competitors.create! user: @&quot;;[.I71];&quot;, number: &quot;;[.B71])" office:value-type="string" office:string-value="@ec14_nmc_jps = @ec14_nmc.competitors.create! user: @jps, number: 161" calcext:value-type="string">
            <text:p>@ec14_nmc_jps = @ec14_nmc.competitors.create! user: @jps, number: 161</text:p>
          </table:table-cell>
          <table:table-cell table:formula="of:=CONCATENATE(&quot;@ec14_&quot;;LOWER([.A71]);&quot;_r_&quot;;[.I71];&quot; = @ec14_&quot;;LOWER([.A71]);&quot;_&quot;;[.I71];&quot;.runs.create! race: @ec14_&quot;;LOWER([.A71]);&quot;_r, number: &quot;;[.B71];&quot;, &quot;; [.J71])" office:value-type="string" office:string-value="@ec14_nmc_r_jps = @ec14_nmc_jps.runs.create! race: @ec14_nmc_r, number: 161, result_time: 1974.0" calcext:value-type="string">
            <text:p>@ec14_nmc_r_jps = @ec14_nmc_jps.runs.create! race: @ec14_nmc_r, number: 161, result_time: 1974.0</text:p>
          </table:table-cell>
        </table:table-row>
        <table:table-row table:style-name="ro1">
          <table:table-cell table:formula="of:=[.A71]" office:value-type="string" office:string-value="NMC" calcext:value-type="string">
            <text:p>NMC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Trond Are</text:p>
          </table:table-cell>
          <table:table-cell office:value-type="string" calcext:value-type="string">
            <text:p>Hoel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34:20:00</text:p>
          </table:table-cell>
          <table:table-cell office:value-type="float" office:value="7" calcext:value-type="float">
            <text:p>7</text:p>
          </table:table-cell>
          <table:table-cell table:formula="of:=CONCATENATE(LOWER(LEFT([.D72]));LOWER(LEFT([.E72]));LOWER(LEFT([.F72])))" office:value-type="string" office:string-value="thn" calcext:value-type="string">
            <text:p>thn</text:p>
          </table:table-cell>
          <table:table-cell table:formula="of:=IFERROR( CONCATENATE(&quot;result_time: &quot;;TEXT(VALUE(LEFT([.G72];2))*60+VALUE(MID(REPLACE([.G72];6;1;&quot;.&quot;);4;4));&quot;0.0##&quot;)) ;CONCATENATE(&quot;verdict: :&quot;;LOWER([.G72])))" office:value-type="string" office:string-value="result_time: 2060.0" calcext:value-type="string">
            <text:p>result_time: 2060.0</text:p>
          </table:table-cell>
          <table:table-cell table:formula="of:=CONCATENATE(&quot;@ec14_&quot;;LOWER([.A72]);&quot;_&quot;;[.I72];&quot; = @ec14_&quot;;LOWER([.A72]);&quot;.competitors.create! user: @&quot;;[.I72];&quot;, number: &quot;;[.B72])" office:value-type="string" office:string-value="@ec14_nmc_thn = @ec14_nmc.competitors.create! user: @thn, number: 170" calcext:value-type="string">
            <text:p>@ec14_nmc_thn = @ec14_nmc.competitors.create! user: @thn, number: 170</text:p>
          </table:table-cell>
          <table:table-cell table:formula="of:=CONCATENATE(&quot;@ec14_&quot;;LOWER([.A72]);&quot;_r_&quot;;[.I72];&quot; = @ec14_&quot;;LOWER([.A72]);&quot;_&quot;;[.I72];&quot;.runs.create! race: @ec14_&quot;;LOWER([.A72]);&quot;_r, number: &quot;;[.B72];&quot;, &quot;; [.J72])" office:value-type="string" office:string-value="@ec14_nmc_r_thn = @ec14_nmc_thn.runs.create! race: @ec14_nmc_r, number: 170, result_time: 2060.0" calcext:value-type="string">
            <text:p>@ec14_nmc_r_thn = @ec14_nmc_thn.runs.create! race: @ec14_nmc_r, number: 170, result_time: 2060.0</text:p>
          </table:table-cell>
        </table:table-row>
        <table:table-row table:style-name="ro1">
          <table:table-cell table:formula="of:=[.A72]" office:value-type="string" office:string-value="NMC" calcext:value-type="string">
            <text:p>NMC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Yann</text:p>
          </table:table-cell>
          <table:table-cell office:value-type="string" calcext:value-type="string">
            <text:p>Latrompett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34:56:00</text:p>
          </table:table-cell>
          <table:table-cell office:value-type="float" office:value="8" calcext:value-type="float">
            <text:p>8</text:p>
          </table:table-cell>
          <table:table-cell table:formula="of:=CONCATENATE(LOWER(LEFT([.D73]));LOWER(LEFT([.E73]));LOWER(LEFT([.F73])))" office:value-type="string" office:string-value="ylf" calcext:value-type="string">
            <text:p>ylf</text:p>
          </table:table-cell>
          <table:table-cell table:formula="of:=IFERROR( CONCATENATE(&quot;result_time: &quot;;TEXT(VALUE(LEFT([.G73];2))*60+VALUE(MID(REPLACE([.G73];6;1;&quot;.&quot;);4;4));&quot;0.0##&quot;)) ;CONCATENATE(&quot;verdict: :&quot;;LOWER([.G73])))" office:value-type="string" office:string-value="result_time: 2096.0" calcext:value-type="string">
            <text:p>result_time: 2096.0</text:p>
          </table:table-cell>
          <table:table-cell table:formula="of:=CONCATENATE(&quot;@ec14_&quot;;LOWER([.A73]);&quot;_&quot;;[.I73];&quot; = @ec14_&quot;;LOWER([.A73]);&quot;.competitors.create! user: @&quot;;[.I73];&quot;, number: &quot;;[.B73])" office:value-type="string" office:string-value="@ec14_nmc_ylf = @ec14_nmc.competitors.create! user: @ylf, number: 169" calcext:value-type="string">
            <text:p>@ec14_nmc_ylf = @ec14_nmc.competitors.create! user: @ylf, number: 169</text:p>
          </table:table-cell>
          <table:table-cell table:formula="of:=CONCATENATE(&quot;@ec14_&quot;;LOWER([.A73]);&quot;_r_&quot;;[.I73];&quot; = @ec14_&quot;;LOWER([.A73]);&quot;_&quot;;[.I73];&quot;.runs.create! race: @ec14_&quot;;LOWER([.A73]);&quot;_r, number: &quot;;[.B73];&quot;, &quot;; [.J73])" office:value-type="string" office:string-value="@ec14_nmc_r_ylf = @ec14_nmc_ylf.runs.create! race: @ec14_nmc_r, number: 169, result_time: 2096.0" calcext:value-type="string">
            <text:p>@ec14_nmc_r_ylf = @ec14_nmc_ylf.runs.create! race: @ec14_nmc_r, number: 169, result_time: 2096.0</text:p>
          </table:table-cell>
        </table:table-row>
        <table:table-row table:style-name="ro1">
          <table:table-cell table:formula="of:=[.A73]" office:value-type="string" office:string-value="NMC" calcext:value-type="string">
            <text:p>NMC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Samuli</text:p>
          </table:table-cell>
          <table:table-cell office:value-type="string" calcext:value-type="string">
            <text:p>Nissine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35:05:00</text:p>
          </table:table-cell>
          <table:table-cell office:value-type="float" office:value="9" calcext:value-type="float">
            <text:p>9</text:p>
          </table:table-cell>
          <table:table-cell table:formula="of:=CONCATENATE(LOWER(LEFT([.D74]));LOWER(LEFT([.E74]));LOWER(LEFT([.F74])))" office:value-type="string" office:string-value="snf" calcext:value-type="string">
            <text:p>snf</text:p>
          </table:table-cell>
          <table:table-cell table:formula="of:=IFERROR( CONCATENATE(&quot;result_time: &quot;;TEXT(VALUE(LEFT([.G74];2))*60+VALUE(MID(REPLACE([.G74];6;1;&quot;.&quot;);4;4));&quot;0.0##&quot;)) ;CONCATENATE(&quot;verdict: :&quot;;LOWER([.G74])))" office:value-type="string" office:string-value="result_time: 2105.0" calcext:value-type="string">
            <text:p>result_time: 2105.0</text:p>
          </table:table-cell>
          <table:table-cell table:formula="of:=CONCATENATE(&quot;@ec14_&quot;;LOWER([.A74]);&quot;_&quot;;[.I74];&quot; = @ec14_&quot;;LOWER([.A74]);&quot;.competitors.create! user: @&quot;;[.I74];&quot;, number: &quot;;[.B74])" office:value-type="string" office:string-value="@ec14_nmc_snf = @ec14_nmc.competitors.create! user: @snf, number: 162" calcext:value-type="string">
            <text:p>@ec14_nmc_snf = @ec14_nmc.competitors.create! user: @snf, number: 162</text:p>
          </table:table-cell>
          <table:table-cell table:formula="of:=CONCATENATE(&quot;@ec14_&quot;;LOWER([.A74]);&quot;_r_&quot;;[.I74];&quot; = @ec14_&quot;;LOWER([.A74]);&quot;_&quot;;[.I74];&quot;.runs.create! race: @ec14_&quot;;LOWER([.A74]);&quot;_r, number: &quot;;[.B74];&quot;, &quot;; [.J74])" office:value-type="string" office:string-value="@ec14_nmc_r_snf = @ec14_nmc_snf.runs.create! race: @ec14_nmc_r, number: 162, result_time: 2105.0" calcext:value-type="string">
            <text:p>@ec14_nmc_r_snf = @ec14_nmc_snf.runs.create! race: @ec14_nmc_r, number: 162, result_time: 2105.0</text:p>
          </table:table-cell>
        </table:table-row>
        <table:table-row table:style-name="ro1">
          <table:table-cell table:formula="of:=[.A74]" office:value-type="string" office:string-value="NMC" calcext:value-type="string">
            <text:p>NMC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Maurin</text:p>
          </table:table-cell>
          <table:table-cell office:value-type="string" calcext:value-type="string">
            <text:p>Kerst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35:09:00</text:p>
          </table:table-cell>
          <table:table-cell office:value-type="float" office:value="10" calcext:value-type="float">
            <text:p>10</text:p>
          </table:table-cell>
          <table:table-cell table:formula="of:=CONCATENATE(LOWER(LEFT([.D75]));LOWER(LEFT([.E75]));LOWER(LEFT([.F75])))" office:value-type="string" office:string-value="mks" calcext:value-type="string">
            <text:p>mks</text:p>
          </table:table-cell>
          <table:table-cell table:formula="of:=IFERROR( CONCATENATE(&quot;result_time: &quot;;TEXT(VALUE(LEFT([.G75];2))*60+VALUE(MID(REPLACE([.G75];6;1;&quot;.&quot;);4;4));&quot;0.0##&quot;)) ;CONCATENATE(&quot;verdict: :&quot;;LOWER([.G75])))" office:value-type="string" office:string-value="result_time: 2109.0" calcext:value-type="string">
            <text:p>result_time: 2109.0</text:p>
          </table:table-cell>
          <table:table-cell table:formula="of:=CONCATENATE(&quot;@ec14_&quot;;LOWER([.A75]);&quot;_&quot;;[.I75];&quot; = @ec14_&quot;;LOWER([.A75]);&quot;.competitors.create! user: @&quot;;[.I75];&quot;, number: &quot;;[.B75])" office:value-type="string" office:string-value="@ec14_nmc_mks = @ec14_nmc.competitors.create! user: @mks, number: 166" calcext:value-type="string">
            <text:p>@ec14_nmc_mks = @ec14_nmc.competitors.create! user: @mks, number: 166</text:p>
          </table:table-cell>
          <table:table-cell table:formula="of:=CONCATENATE(&quot;@ec14_&quot;;LOWER([.A75]);&quot;_r_&quot;;[.I75];&quot; = @ec14_&quot;;LOWER([.A75]);&quot;_&quot;;[.I75];&quot;.runs.create! race: @ec14_&quot;;LOWER([.A75]);&quot;_r, number: &quot;;[.B75];&quot;, &quot;; [.J75])" office:value-type="string" office:string-value="@ec14_nmc_r_mks = @ec14_nmc_mks.runs.create! race: @ec14_nmc_r, number: 166, result_time: 2109.0" calcext:value-type="string">
            <text:p>@ec14_nmc_r_mks = @ec14_nmc_mks.runs.create! race: @ec14_nmc_r, number: 166, result_time: 2109.0</text:p>
          </table:table-cell>
        </table:table-row>
        <table:table-row table:style-name="ro1">
          <table:table-cell table:formula="of:=[.A75]" office:value-type="string" office:string-value="NMC" calcext:value-type="string">
            <text:p>NMC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Ludovic</text:p>
          </table:table-cell>
          <table:table-cell office:value-type="string" calcext:value-type="string">
            <text:p>Coulaux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35:39:00</text:p>
          </table:table-cell>
          <table:table-cell office:value-type="float" office:value="11" calcext:value-type="float">
            <text:p>11</text:p>
          </table:table-cell>
          <table:table-cell table:formula="of:=CONCATENATE(LOWER(LEFT([.D76]));LOWER(LEFT([.E76]));LOWER(LEFT([.F76])))" office:value-type="string" office:string-value="lcf" calcext:value-type="string">
            <text:p>lcf</text:p>
          </table:table-cell>
          <table:table-cell table:formula="of:=IFERROR( CONCATENATE(&quot;result_time: &quot;;TEXT(VALUE(LEFT([.G76];2))*60+VALUE(MID(REPLACE([.G76];6;1;&quot;.&quot;);4;4));&quot;0.0##&quot;)) ;CONCATENATE(&quot;verdict: :&quot;;LOWER([.G76])))" office:value-type="string" office:string-value="result_time: 2139.0" calcext:value-type="string">
            <text:p>result_time: 2139.0</text:p>
          </table:table-cell>
          <table:table-cell table:formula="of:=CONCATENATE(&quot;@ec14_&quot;;LOWER([.A76]);&quot;_&quot;;[.I76];&quot; = @ec14_&quot;;LOWER([.A76]);&quot;.competitors.create! user: @&quot;;[.I76];&quot;, number: &quot;;[.B76])" office:value-type="string" office:string-value="@ec14_nmc_lcf = @ec14_nmc.competitors.create! user: @lcf, number: 163" calcext:value-type="string">
            <text:p>@ec14_nmc_lcf = @ec14_nmc.competitors.create! user: @lcf, number: 163</text:p>
          </table:table-cell>
          <table:table-cell table:formula="of:=CONCATENATE(&quot;@ec14_&quot;;LOWER([.A76]);&quot;_r_&quot;;[.I76];&quot; = @ec14_&quot;;LOWER([.A76]);&quot;_&quot;;[.I76];&quot;.runs.create! race: @ec14_&quot;;LOWER([.A76]);&quot;_r, number: &quot;;[.B76];&quot;, &quot;; [.J76])" office:value-type="string" office:string-value="@ec14_nmc_r_lcf = @ec14_nmc_lcf.runs.create! race: @ec14_nmc_r, number: 163, result_time: 2139.0" calcext:value-type="string">
            <text:p>@ec14_nmc_r_lcf = @ec14_nmc_lcf.runs.create! race: @ec14_nmc_r, number: 163, result_time: 2139.0</text:p>
          </table:table-cell>
        </table:table-row>
        <table:table-row table:style-name="ro1">
          <table:table-cell table:formula="of:=[.A76]" office:value-type="string" office:string-value="NMC" calcext:value-type="string">
            <text:p>NMC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Meissne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36:53:00</text:p>
          </table:table-cell>
          <table:table-cell office:value-type="float" office:value="12" calcext:value-type="float">
            <text:p>12</text:p>
          </table:table-cell>
          <table:table-cell table:formula="of:=CONCATENATE(LOWER(LEFT([.D77]));LOWER(LEFT([.E77]));LOWER(LEFT([.F77])))" office:value-type="string" office:string-value="ams" calcext:value-type="string">
            <text:p>ams</text:p>
          </table:table-cell>
          <table:table-cell table:formula="of:=IFERROR( CONCATENATE(&quot;result_time: &quot;;TEXT(VALUE(LEFT([.G77];2))*60+VALUE(MID(REPLACE([.G77];6;1;&quot;.&quot;);4;4));&quot;0.0##&quot;)) ;CONCATENATE(&quot;verdict: :&quot;;LOWER([.G77])))" office:value-type="string" office:string-value="result_time: 2213.0" calcext:value-type="string">
            <text:p>result_time: 2213.0</text:p>
          </table:table-cell>
          <table:table-cell table:formula="of:=CONCATENATE(&quot;@ec14_&quot;;LOWER([.A77]);&quot;_&quot;;[.I77];&quot; = @ec14_&quot;;LOWER([.A77]);&quot;.competitors.create! user: @&quot;;[.I77];&quot;, number: &quot;;[.B77])" office:value-type="string" office:string-value="@ec14_nmc_ams = @ec14_nmc.competitors.create! user: @ams, number: 164" calcext:value-type="string">
            <text:p>@ec14_nmc_ams = @ec14_nmc.competitors.create! user: @ams, number: 164</text:p>
          </table:table-cell>
          <table:table-cell table:formula="of:=CONCATENATE(&quot;@ec14_&quot;;LOWER([.A77]);&quot;_r_&quot;;[.I77];&quot; = @ec14_&quot;;LOWER([.A77]);&quot;_&quot;;[.I77];&quot;.runs.create! race: @ec14_&quot;;LOWER([.A77]);&quot;_r, number: &quot;;[.B77];&quot;, &quot;; [.J77])" office:value-type="string" office:string-value="@ec14_nmc_r_ams = @ec14_nmc_ams.runs.create! race: @ec14_nmc_r, number: 164, result_time: 2213.0" calcext:value-type="string">
            <text:p>@ec14_nmc_r_ams = @ec14_nmc_ams.runs.create! race: @ec14_nmc_r, number: 164, result_time: 2213.0</text:p>
          </table:table-cell>
        </table:table-row>
        <table:table-row table:style-name="ro1">
          <table:table-cell table:formula="of:=[.A77]" office:value-type="string" office:string-value="NMC" calcext:value-type="string">
            <text:p>NM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Teemu</text:p>
          </table:table-cell>
          <table:table-cell office:value-type="string" calcext:value-type="string">
            <text:p>Lojamo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37:19:00</text:p>
          </table:table-cell>
          <table:table-cell office:value-type="float" office:value="13" calcext:value-type="float">
            <text:p>13</text:p>
          </table:table-cell>
          <table:table-cell table:formula="of:=CONCATENATE(LOWER(LEFT([.D78]));LOWER(LEFT([.E78]));LOWER(LEFT([.F78])))" office:value-type="string" office:string-value="tlf" calcext:value-type="string">
            <text:p>tlf</text:p>
          </table:table-cell>
          <table:table-cell table:formula="of:=IFERROR( CONCATENATE(&quot;result_time: &quot;;TEXT(VALUE(LEFT([.G78];2))*60+VALUE(MID(REPLACE([.G78];6;1;&quot;.&quot;);4;4));&quot;0.0##&quot;)) ;CONCATENATE(&quot;verdict: :&quot;;LOWER([.G78])))" office:value-type="string" office:string-value="result_time: 2239.0" calcext:value-type="string">
            <text:p>result_time: 2239.0</text:p>
          </table:table-cell>
          <table:table-cell table:formula="of:=CONCATENATE(&quot;@ec14_&quot;;LOWER([.A78]);&quot;_&quot;;[.I78];&quot; = @ec14_&quot;;LOWER([.A78]);&quot;.competitors.create! user: @&quot;;[.I78];&quot;, number: &quot;;[.B78])" office:value-type="string" office:string-value="@ec14_nmc_tlf = @ec14_nmc.competitors.create! user: @tlf, number: 165" calcext:value-type="string">
            <text:p>@ec14_nmc_tlf = @ec14_nmc.competitors.create! user: @tlf, number: 165</text:p>
          </table:table-cell>
          <table:table-cell table:formula="of:=CONCATENATE(&quot;@ec14_&quot;;LOWER([.A78]);&quot;_r_&quot;;[.I78];&quot; = @ec14_&quot;;LOWER([.A78]);&quot;_&quot;;[.I78];&quot;.runs.create! race: @ec14_&quot;;LOWER([.A78]);&quot;_r, number: &quot;;[.B78];&quot;, &quot;; [.J78])" office:value-type="string" office:string-value="@ec14_nmc_r_tlf = @ec14_nmc_tlf.runs.create! race: @ec14_nmc_r, number: 165, result_time: 2239.0" calcext:value-type="string">
            <text:p>@ec14_nmc_r_tlf = @ec14_nmc_tlf.runs.create! race: @ec14_nmc_r, number: 165, result_time: 2239.0</text:p>
          </table:table-cell>
        </table:table-row>
        <table:table-row table:style-name="ro1">
          <table:table-cell table:formula="of:=[.A78]" office:value-type="string" office:string-value="NMC" calcext:value-type="string">
            <text:p>NMC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Petri </text:p>
          </table:table-cell>
          <table:table-cell office:value-type="string" calcext:value-type="string">
            <text:p>Kiisk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37:34:00</text:p>
          </table:table-cell>
          <table:table-cell office:value-type="float" office:value="14" calcext:value-type="float">
            <text:p>14</text:p>
          </table:table-cell>
          <table:table-cell table:formula="of:=CONCATENATE(LOWER(LEFT([.D79]));LOWER(LEFT([.E79]));LOWER(LEFT([.F79])))" office:value-type="string" office:string-value="pkf" calcext:value-type="string">
            <text:p>pkf</text:p>
          </table:table-cell>
          <table:table-cell table:formula="of:=IFERROR( CONCATENATE(&quot;result_time: &quot;;TEXT(VALUE(LEFT([.G79];2))*60+VALUE(MID(REPLACE([.G79];6;1;&quot;.&quot;);4;4));&quot;0.0##&quot;)) ;CONCATENATE(&quot;verdict: :&quot;;LOWER([.G79])))" office:value-type="string" office:string-value="result_time: 2254.0" calcext:value-type="string">
            <text:p>result_time: 2254.0</text:p>
          </table:table-cell>
          <table:table-cell table:formula="of:=CONCATENATE(&quot;@ec14_&quot;;LOWER([.A79]);&quot;_&quot;;[.I79];&quot; = @ec14_&quot;;LOWER([.A79]);&quot;.competitors.create! user: @&quot;;[.I79];&quot;, number: &quot;;[.B79])" office:value-type="string" office:string-value="@ec14_nmc_pkf = @ec14_nmc.competitors.create! user: @pkf, number: 172" calcext:value-type="string">
            <text:p>@ec14_nmc_pkf = @ec14_nmc.competitors.create! user: @pkf, number: 172</text:p>
          </table:table-cell>
          <table:table-cell table:formula="of:=CONCATENATE(&quot;@ec14_&quot;;LOWER([.A79]);&quot;_r_&quot;;[.I79];&quot; = @ec14_&quot;;LOWER([.A79]);&quot;_&quot;;[.I79];&quot;.runs.create! race: @ec14_&quot;;LOWER([.A79]);&quot;_r, number: &quot;;[.B79];&quot;, &quot;; [.J79])" office:value-type="string" office:string-value="@ec14_nmc_r_pkf = @ec14_nmc_pkf.runs.create! race: @ec14_nmc_r, number: 172, result_time: 2254.0" calcext:value-type="string">
            <text:p>@ec14_nmc_r_pkf = @ec14_nmc_pkf.runs.create! race: @ec14_nmc_r, number: 172, result_time: 2254.0</text:p>
          </table:table-cell>
        </table:table-row>
        <table:table-row table:style-name="ro1">
          <table:table-cell table:formula="of:=[.A79]" office:value-type="string" office:string-value="NMC" calcext:value-type="string">
            <text:p>NMC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Marko </text:p>
          </table:table-cell>
          <table:table-cell office:value-type="string" calcext:value-type="string">
            <text:p>Viitahalme</text:p>
          </table:table-cell>
          <table:table-cell office:value-type="string" calcext:value-type="string">
            <text:p>Finland</text:p>
          </table:table-cell>
          <table:table-cell table:style-name="ce1" office:value-type="string" calcext:value-type="string">
            <text:p>DNF</text:p>
          </table:table-cell>
          <table:table-cell office:value-type="string" calcext:value-type="string">
            <text:p>DNF</text:p>
          </table:table-cell>
          <table:table-cell table:formula="of:=CONCATENATE(LOWER(LEFT([.D80]));LOWER(LEFT([.E80]));LOWER(LEFT([.F80])))" office:value-type="string" office:string-value="mvf" calcext:value-type="string">
            <text:p>mvf</text:p>
          </table:table-cell>
          <table:table-cell table:formula="of:=IFERROR( CONCATENATE(&quot;result_time: &quot;;TEXT(VALUE(LEFT([.G80];2))*60+VALUE(MID(REPLACE([.G80];6;1;&quot;.&quot;);4;4));&quot;0.0##&quot;)) ;CONCATENATE(&quot;verdict: :&quot;;LOWER([.G80])))" office:value-type="string" office:string-value="verdict: :dnf" calcext:value-type="string">
            <text:p>verdict: :dnf</text:p>
          </table:table-cell>
          <table:table-cell table:formula="of:=CONCATENATE(&quot;@ec14_&quot;;LOWER([.A80]);&quot;_&quot;;[.I80];&quot; = @ec14_&quot;;LOWER([.A80]);&quot;.competitors.create! user: @&quot;;[.I80];&quot;, number: &quot;;[.B80])" office:value-type="string" office:string-value="@ec14_nmc_mvf = @ec14_nmc.competitors.create! user: @mvf, number: 168" calcext:value-type="string">
            <text:p>@ec14_nmc_mvf = @ec14_nmc.competitors.create! user: @mvf, number: 168</text:p>
          </table:table-cell>
          <table:table-cell table:formula="of:=CONCATENATE(&quot;@ec14_&quot;;LOWER([.A80]);&quot;_r_&quot;;[.I80];&quot; = @ec14_&quot;;LOWER([.A80]);&quot;_&quot;;[.I80];&quot;.runs.create! race: @ec14_&quot;;LOWER([.A80]);&quot;_r, number: &quot;;[.B80];&quot;, &quot;; [.J80])" office:value-type="string" office:string-value="@ec14_nmc_r_mvf = @ec14_nmc_mvf.runs.create! race: @ec14_nmc_r, number: 168, verdict: :dnf" calcext:value-type="string">
            <text:p>@ec14_nmc_r_mvf = @ec14_nmc_mvf.runs.create! race: @ec14_nmc_r, number: 168, verdict: :dnf</text:p>
          </table:table-cell>
        </table:table-row>
        <table:table-row table:style-name="ro1">
          <table:table-cell table:formula="of:=[.A80]" office:value-type="string" office:string-value="NMC" calcext:value-type="string">
            <text:p>NMC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3:00:00</text:p>
          </table:table-cell>
          <table:table-cell office:value-type="string" calcext:value-type="string">
            <text:p>Jørgen</text:p>
          </table:table-cell>
          <table:table-cell office:value-type="string" calcext:value-type="string">
            <text:p>Mæland</text:p>
          </table:table-cell>
          <table:table-cell office:value-type="string" calcext:value-type="string">
            <text:p>Norway</text:p>
          </table:table-cell>
          <table:table-cell table:style-name="ce1" office:value-type="string" calcext:value-type="string">
            <text:p>DNS</text:p>
          </table:table-cell>
          <table:table-cell office:value-type="string" calcext:value-type="string">
            <text:p>DNS</text:p>
          </table:table-cell>
          <table:table-cell table:formula="of:=CONCATENATE(LOWER(LEFT([.D81]));LOWER(LEFT([.E81]));LOWER(LEFT([.F81])))" office:value-type="string" office:string-value="jmn" calcext:value-type="string">
            <text:p>jmn</text:p>
          </table:table-cell>
          <table:table-cell table:formula="of:=IFERROR( CONCATENATE(&quot;result_time: &quot;;TEXT(VALUE(LEFT([.G81];2))*60+VALUE(MID(REPLACE([.G81];6;1;&quot;.&quot;);4;4));&quot;0.0##&quot;)) ;CONCATENATE(&quot;verdict: :&quot;;LOWER([.G81])))" office:value-type="string" office:string-value="verdict: :dns" calcext:value-type="string">
            <text:p>verdict: :dns</text:p>
          </table:table-cell>
          <table:table-cell table:formula="of:=CONCATENATE(&quot;@ec14_&quot;;LOWER([.A81]);&quot;_&quot;;[.I81];&quot; = @ec14_&quot;;LOWER([.A81]);&quot;.competitors.create! user: @&quot;;[.I81];&quot;, number: &quot;;[.B81])" office:value-type="string" office:string-value="@ec14_nmc_jmn = @ec14_nmc.competitors.create! user: @jmn, number: 160" calcext:value-type="string">
            <text:p>@ec14_nmc_jmn = @ec14_nmc.competitors.create! user: @jmn, number: 160</text:p>
          </table:table-cell>
          <table:table-cell table:formula="of:=CONCATENATE(&quot;@ec14_&quot;;LOWER([.A81]);&quot;_r_&quot;;[.I81];&quot; = @ec14_&quot;;LOWER([.A81]);&quot;_&quot;;[.I81];&quot;.runs.create! race: @ec14_&quot;;LOWER([.A81]);&quot;_r, number: &quot;;[.B81];&quot;, &quot;; [.J81])" office:value-type="string" office:string-value="@ec14_nmc_r_jmn = @ec14_nmc_jmn.runs.create! race: @ec14_nmc_r, number: 160, verdict: :dns" calcext:value-type="string">
            <text:p>@ec14_nmc_r_jmn = @ec14_nmc_jmn.runs.create! race: @ec14_nmc_r, number: 160, verdict: :dns</text:p>
          </table:table-cell>
        </table:table-row>
        <calcext:conditional-formats>
          <calcext:conditional-format calcext:target-range-address="'ec14 ski'.I1:'ec14 ski'.I81">
            <calcext:condition calcext:apply-style-name="Untitled1" calcext:value="duplicate" calcext:base-cell-address="'ec14 ski'.I1"/>
          </calcext:conditional-format>
        </calcext:conditional-formats>
      </table:table>
      <table:table table:name="roicross" table:style-name="ta1">
        <table:table-column table:style-name="co1" table:default-cell-style-name="Default"/>
        <table:table-row table:style-name="ro1">
          <table:table-cell office:value-type="string" calcext:value-type="string">
            <text:p>ds1</text:p>
          </table:table-cell>
        </table:table-row>
      </table:table>
      <table:table table:name="SMR" table:style-name="ta1">
        <table:table-column table:style-name="co1" table:number-columns-repeated="4" table:default-cell-style-name="Default"/>
        <table:table-column table:style-name="co32" table:default-cell-style-name="Default"/>
        <table:table-column table:style-name="co1" table:number-columns-repeated="5" table:default-cell-style-name="Default"/>
        <table:table-column table:style-name="co33" table:default-cell-style-name="ce4"/>
        <table:table-column table:style-name="co34" table:default-cell-style-name="ce4"/>
        <table:table-column table:style-name="co1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Total time</text:p>
          </table:table-cell>
          <table:table-cell office:value-type="string" calcext:value-type="string">
            <text:p>launantai</text:p>
          </table:table-cell>
          <table:table-cell office:value-type="string" calcext:value-type="string">
            <text:p>sununtai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mcn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sa-Pekka</text:p>
          </table:table-cell>
          <table:table-cell office:value-type="string" calcext:value-type="string">
            <text:p>Jurvelin</text:p>
          </table:table-cell>
          <table:table-cell office:value-type="string" calcext:value-type="string">
            <text:p>RPKK</text:p>
          </table:table-cell>
          <table:table-cell table:style-name="ce1" office:value-type="string" calcext:value-type="string">
            <text:p>Finland</text:p>
          </table:table-cell>
          <table:table-cell/>
          <table:table-cell office:value-type="string" calcext:value-type="string">
            <text:p>31:58,4,</text:p>
          </table:table-cell>
          <table:table-cell/>
          <table:table-cell table:formula="of:=CONCATENATE(LOWER(LEFT([.C2]));LOWER(LEFT([.D2]));LOWER(LEFT([.F2])))" office:value-type="string" office:string-value="vjf" calcext:value-type="string">
            <text:p>vjf</text:p>
          </table:table-cell>
          <table:table-cell table:formula="of:=IFERROR( CONCATENATE(&quot;result_time: &quot;;TEXT(VALUE(LEFT([.H2];2))*60+VALUE(MID(REPLACE([.H2];6;1;&quot;.&quot;);4;4));&quot;0.0##&quot;)) ;CONCATENATE(&quot;verdict: :&quot;;LOWER([.H2])))" office:value-type="string" office:string-value="result_time: 1918.4" calcext:value-type="string">
            <text:p>result_time: 1918.4</text:p>
          </table:table-cell>
          <table:table-cell/>
          <table:table-cell table:formula="of:=CONCATENATE(&quot;@smr_&quot;;[.A2];&quot;_&quot;;[.J2];&quot; = @smr_&quot;;[.A2];&quot;.competitors.create! user: @&quot;;[.J2];&quot;, number: &quot;;[.B2])" office:value-type="string" office:string-value="@smr_nmcnwc_vjf = @smr_nmcnwc.competitors.create! user: @vjf, number: 1" calcext:value-type="string">
            <text:p>@smr_nmcnwc_vjf = @smr_nmcnwc.competitors.create! user: @vjf, number: 1</text:p>
          </table:table-cell>
          <table:table-cell table:formula="of:=CONCATENATE(&quot;@smr_&quot;;[.A2];&quot;_day1_&quot;;[.J2];&quot; = @smr_&quot;;[.A2];&quot;_&quot;;[.J2];&quot;.runs.create! race: @smr_&quot;;[.A2];&quot;_day1, number: &quot;;[.B2];&quot;, &quot;;[.K2])" office:value-type="string" office:string-value="@smr_nmcnwc_day1_vjf = @smr_nmcnwc_vjf.runs.create! race: @smr_nmcnwc_day1, number: 1, result_time: 1918.4" calcext:value-type="string">
            <text:p>@smr_nmcnwc_day1_vjf = @smr_nmcnwc_vjf.runs.create! race: @smr_nmcnwc_day1, number: 1, result_time: 1918.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mcnw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ja</text:p>
          </table:table-cell>
          <table:table-cell office:value-type="string" calcext:value-type="string">
            <text:p>Nivala</text:p>
          </table:table-cell>
          <table:table-cell office:value-type="string" calcext:value-type="string">
            <text:p>RPKK</text:p>
          </table:table-cell>
          <table:table-cell table:formula="of:=[.F2]" office:value-type="string" office:string-value="Finland" calcext:value-type="string">
            <text:p>Finland</text:p>
          </table:table-cell>
          <table:table-cell/>
          <table:table-cell office:value-type="string" calcext:value-type="string">
            <text:p>32:43,1,</text:p>
          </table:table-cell>
          <table:table-cell/>
          <table:table-cell table:formula="of:=CONCATENATE(LOWER(LEFT([.C3]));LOWER(LEFT([.D3]));LOWER(LEFT([.F3])))" office:value-type="string" office:string-value="mnf" calcext:value-type="string">
            <text:p>mnf</text:p>
          </table:table-cell>
          <table:table-cell table:formula="of:=IFERROR( CONCATENATE(&quot;result_time: &quot;;TEXT(VALUE(LEFT([.H3];2))*60+VALUE(MID(REPLACE([.H3];6;1;&quot;.&quot;);4;4));&quot;0.0##&quot;)) ;CONCATENATE(&quot;verdict: :&quot;;LOWER([.H3])))" office:value-type="string" office:string-value="result_time: 1963.1" calcext:value-type="string">
            <text:p>result_time: 1963.1</text:p>
          </table:table-cell>
          <table:table-cell/>
          <table:table-cell table:formula="of:=CONCATENATE(&quot;@smr_&quot;;[.A3];&quot;_&quot;;[.J3];&quot; = @smr_&quot;;[.A3];&quot;.competitors.create! user: @&quot;;[.J3];&quot;, number: &quot;;[.B3])" office:value-type="string" office:string-value="@smr_nmcnwc_mnf = @smr_nmcnwc.competitors.create! user: @mnf, number: 2" calcext:value-type="string">
            <text:p>@smr_nmcnwc_mnf = @smr_nmcnwc.competitors.create! user: @mnf, number: 2</text:p>
          </table:table-cell>
          <table:table-cell table:formula="of:=CONCATENATE(&quot;@smr_&quot;;[.A3];&quot;_day1_&quot;;[.J3];&quot; = @smr_&quot;;[.A3];&quot;_&quot;;[.J3];&quot;.runs.create! race: @smr_&quot;;[.A3];&quot;_day1, number: &quot;;[.B3];&quot;, &quot;;[.K3])" office:value-type="string" office:string-value="@smr_nmcnwc_day1_mnf = @smr_nmcnwc_mnf.runs.create! race: @smr_nmcnwc_day1, number: 2, result_time: 1963.1" calcext:value-type="string">
            <text:p>@smr_nmcnwc_day1_mnf = @smr_nmcnwc_mnf.runs.create! race: @smr_nmcnwc_day1, number: 2, result_time: 1963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mcnw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uli</text:p>
          </table:table-cell>
          <table:table-cell office:value-type="string" calcext:value-type="string">
            <text:p>Nissinen</text:p>
          </table:table-cell>
          <table:table-cell office:value-type="string" calcext:value-type="string">
            <text:p>KPSH</text:p>
          </table:table-cell>
          <table:table-cell table:formula="of:=[.F3]" office:value-type="string" office:string-value="Finland" calcext:value-type="string">
            <text:p>Finland</text:p>
          </table:table-cell>
          <table:table-cell/>
          <table:table-cell office:value-type="string" calcext:value-type="string">
            <text:p>34:18,2,</text:p>
          </table:table-cell>
          <table:table-cell/>
          <table:table-cell table:formula="of:=CONCATENATE(LOWER(LEFT([.C4]));LOWER(LEFT([.D4]));LOWER(LEFT([.F4])))" office:value-type="string" office:string-value="snf" calcext:value-type="string">
            <text:p>snf</text:p>
          </table:table-cell>
          <table:table-cell table:formula="of:=IFERROR( CONCATENATE(&quot;result_time: &quot;;TEXT(VALUE(LEFT([.H4];2))*60+VALUE(MID(REPLACE([.H4];6;1;&quot;.&quot;);4;4));&quot;0.0##&quot;)) ;CONCATENATE(&quot;verdict: :&quot;;LOWER([.H4])))" office:value-type="string" office:string-value="result_time: 2058.2" calcext:value-type="string">
            <text:p>result_time: 2058.2</text:p>
          </table:table-cell>
          <table:table-cell/>
          <table:table-cell table:formula="of:=CONCATENATE(&quot;@smr_&quot;;[.A4];&quot;_&quot;;[.J4];&quot; = @smr_&quot;;[.A4];&quot;.competitors.create! user: @&quot;;[.J4];&quot;, number: &quot;;[.B4])" office:value-type="string" office:string-value="@smr_nmcnwc_snf = @smr_nmcnwc.competitors.create! user: @snf, number: 3" calcext:value-type="string">
            <text:p>@smr_nmcnwc_snf = @smr_nmcnwc.competitors.create! user: @snf, number: 3</text:p>
          </table:table-cell>
          <table:table-cell table:formula="of:=CONCATENATE(&quot;@smr_&quot;;[.A4];&quot;_day1_&quot;;[.J4];&quot; = @smr_&quot;;[.A4];&quot;_&quot;;[.J4];&quot;.runs.create! race: @smr_&quot;;[.A4];&quot;_day1, number: &quot;;[.B4];&quot;, &quot;;[.K4])" office:value-type="string" office:string-value="@smr_nmcnwc_day1_snf = @smr_nmcnwc_snf.runs.create! race: @smr_nmcnwc_day1, number: 3, result_time: 2058.2" calcext:value-type="string">
            <text:p>@smr_nmcnwc_day1_snf = @smr_nmcnwc_snf.runs.create! race: @smr_nmcnwc_day1, number: 3, result_time: 2058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mcnw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Tiiperi</text:p>
          </table:table-cell>
          <table:table-cell office:value-type="string" calcext:value-type="string">
            <text:p>RPKK</text:p>
          </table:table-cell>
          <table:table-cell table:formula="of:=[.F4]" office:value-type="string" office:string-value="Finland" calcext:value-type="string">
            <text:p>Finland</text:p>
          </table:table-cell>
          <table:table-cell/>
          <table:table-cell office:value-type="string" calcext:value-type="string">
            <text:p>35:12,1,</text:p>
          </table:table-cell>
          <table:table-cell/>
          <table:table-cell table:formula="of:=CONCATENATE(LOWER(LEFT([.C5]));LOWER(LEFT([.D5]));LOWER(LEFT([.F5])))" office:value-type="string" office:string-value="mtf" calcext:value-type="string">
            <text:p>mtf</text:p>
          </table:table-cell>
          <table:table-cell table:formula="of:=IFERROR( CONCATENATE(&quot;result_time: &quot;;TEXT(VALUE(LEFT([.H5];2))*60+VALUE(MID(REPLACE([.H5];6;1;&quot;.&quot;);4;4));&quot;0.0##&quot;)) ;CONCATENATE(&quot;verdict: :&quot;;LOWER([.H5])))" office:value-type="string" office:string-value="result_time: 2112.1" calcext:value-type="string">
            <text:p>result_time: 2112.1</text:p>
          </table:table-cell>
          <table:table-cell/>
          <table:table-cell table:formula="of:=CONCATENATE(&quot;@smr_&quot;;[.A5];&quot;_&quot;;[.J5];&quot; = @smr_&quot;;[.A5];&quot;.competitors.create! user: @&quot;;[.J5];&quot;, number: &quot;;[.B5])" office:value-type="string" office:string-value="@smr_nmcnwc_mtf = @smr_nmcnwc.competitors.create! user: @mtf, number: 4" calcext:value-type="string">
            <text:p>@smr_nmcnwc_mtf = @smr_nmcnwc.competitors.create! user: @mtf, number: 4</text:p>
          </table:table-cell>
          <table:table-cell table:formula="of:=CONCATENATE(&quot;@smr_&quot;;[.A5];&quot;_day1_&quot;;[.J5];&quot; = @smr_&quot;;[.A5];&quot;_&quot;;[.J5];&quot;.runs.create! race: @smr_&quot;;[.A5];&quot;_day1, number: &quot;;[.B5];&quot;, &quot;;[.K5])" office:value-type="string" office:string-value="@smr_nmcnwc_day1_mtf = @smr_nmcnwc_mtf.runs.create! race: @smr_nmcnwc_day1, number: 4, result_time: 2112.1" calcext:value-type="string">
            <text:p>@smr_nmcnwc_day1_mtf = @smr_nmcnwc_mtf.runs.create! race: @smr_nmcnwc_day1, number: 4, result_time: 2112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mcnw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emu</text:p>
          </table:table-cell>
          <table:table-cell office:value-type="string" calcext:value-type="string">
            <text:p>Lojamo</text:p>
          </table:table-cell>
          <table:table-cell office:value-type="string" calcext:value-type="string">
            <text:p>KVKS</text:p>
          </table:table-cell>
          <table:table-cell table:formula="of:=[.F5]" office:value-type="string" office:string-value="Finland" calcext:value-type="string">
            <text:p>Finland</text:p>
          </table:table-cell>
          <table:table-cell/>
          <table:table-cell office:value-type="string" calcext:value-type="string">
            <text:p>37:49,8,</text:p>
          </table:table-cell>
          <table:table-cell/>
          <table:table-cell table:formula="of:=CONCATENATE(LOWER(LEFT([.C6]));LOWER(LEFT([.D6]));LOWER(LEFT([.F6])))" office:value-type="string" office:string-value="tlf" calcext:value-type="string">
            <text:p>tlf</text:p>
          </table:table-cell>
          <table:table-cell table:formula="of:=IFERROR( CONCATENATE(&quot;result_time: &quot;;TEXT(VALUE(LEFT([.H6];2))*60+VALUE(MID(REPLACE([.H6];6;1;&quot;.&quot;);4;4));&quot;0.0##&quot;)) ;CONCATENATE(&quot;verdict: :&quot;;LOWER([.H6])))" office:value-type="string" office:string-value="result_time: 2269.8" calcext:value-type="string">
            <text:p>result_time: 2269.8</text:p>
          </table:table-cell>
          <table:table-cell/>
          <table:table-cell table:formula="of:=CONCATENATE(&quot;@smr_&quot;;[.A6];&quot;_&quot;;[.J6];&quot; = @smr_&quot;;[.A6];&quot;.competitors.create! user: @&quot;;[.J6];&quot;, number: &quot;;[.B6])" office:value-type="string" office:string-value="@smr_nmcnwc_tlf = @smr_nmcnwc.competitors.create! user: @tlf, number: 5" calcext:value-type="string">
            <text:p>@smr_nmcnwc_tlf = @smr_nmcnwc.competitors.create! user: @tlf, number: 5</text:p>
          </table:table-cell>
          <table:table-cell table:formula="of:=CONCATENATE(&quot;@smr_&quot;;[.A6];&quot;_day1_&quot;;[.J6];&quot; = @smr_&quot;;[.A6];&quot;_&quot;;[.J6];&quot;.runs.create! race: @smr_&quot;;[.A6];&quot;_day1, number: &quot;;[.B6];&quot;, &quot;;[.K6])" office:value-type="string" office:string-value="@smr_nmcnwc_day1_tlf = @smr_nmcnwc_tlf.runs.create! race: @smr_nmcnwc_day1, number: 5, result_time: 2269.8" calcext:value-type="string">
            <text:p>@smr_nmcnwc_day1_tlf = @smr_nmcnwc_tlf.runs.create! race: @smr_nmcnwc_day1, number: 5, result_time: 2269.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mcnw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Viitahalme</text:p>
          </table:table-cell>
          <table:table-cell office:value-type="string" calcext:value-type="string">
            <text:p>KVKS</text:p>
          </table:table-cell>
          <table:table-cell table:formula="of:=[.F6]" office:value-type="string" office:string-value="Finland" calcext:value-type="string">
            <text:p>Finland</text:p>
          </table:table-cell>
          <table:table-cell/>
          <table:table-cell office:value-type="string" calcext:value-type="string">
            <text:p>37:52,3,</text:p>
          </table:table-cell>
          <table:table-cell/>
          <table:table-cell table:formula="of:=CONCATENATE(LOWER(LEFT([.C7]));LOWER(LEFT([.D7]));LOWER(LEFT([.F7])))" office:value-type="string" office:string-value="mvf" calcext:value-type="string">
            <text:p>mvf</text:p>
          </table:table-cell>
          <table:table-cell table:formula="of:=IFERROR( CONCATENATE(&quot;result_time: &quot;;TEXT(VALUE(LEFT([.H7];2))*60+VALUE(MID(REPLACE([.H7];6;1;&quot;.&quot;);4;4));&quot;0.0##&quot;)) ;CONCATENATE(&quot;verdict: :&quot;;LOWER([.H7])))" office:value-type="string" office:string-value="result_time: 2272.3" calcext:value-type="string">
            <text:p>result_time: 2272.3</text:p>
          </table:table-cell>
          <table:table-cell/>
          <table:table-cell table:formula="of:=CONCATENATE(&quot;@smr_&quot;;[.A7];&quot;_&quot;;[.J7];&quot; = @smr_&quot;;[.A7];&quot;.competitors.create! user: @&quot;;[.J7];&quot;, number: &quot;;[.B7])" office:value-type="string" office:string-value="@smr_nmcnwc_mvf = @smr_nmcnwc.competitors.create! user: @mvf, number: 6" calcext:value-type="string">
            <text:p>@smr_nmcnwc_mvf = @smr_nmcnwc.competitors.create! user: @mvf, number: 6</text:p>
          </table:table-cell>
          <table:table-cell table:formula="of:=CONCATENATE(&quot;@smr_&quot;;[.A7];&quot;_day1_&quot;;[.J7];&quot; = @smr_&quot;;[.A7];&quot;_&quot;;[.J7];&quot;.runs.create! race: @smr_&quot;;[.A7];&quot;_day1, number: &quot;;[.B7];&quot;, &quot;;[.K7])" office:value-type="string" office:string-value="@smr_nmcnwc_day1_mvf = @smr_nmcnwc_mvf.runs.create! race: @smr_nmcnwc_day1, number: 6, result_time: 2272.3" calcext:value-type="string">
            <text:p>@smr_nmcnwc_day1_mvf = @smr_nmcnwc_mvf.runs.create! race: @smr_nmcnwc_day1, number: 6, result_time: 2272.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mcnw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ko</text:p>
          </table:table-cell>
          <table:table-cell office:value-type="string" calcext:value-type="string">
            <text:p>Viitahalme</text:p>
          </table:table-cell>
          <table:table-cell office:value-type="string" calcext:value-type="string">
            <text:p>KVKS</text:p>
          </table:table-cell>
          <table:table-cell table:formula="of:=[.F7]" office:value-type="string" office:string-value="Finland" calcext:value-type="string">
            <text:p>Finland</text:p>
          </table:table-cell>
          <table:table-cell/>
          <table:table-cell office:value-type="string" calcext:value-type="string">
            <text:p>37:56,6,</text:p>
          </table:table-cell>
          <table:table-cell/>
          <table:table-cell table:formula="of:=CONCATENATE(LOWER(LEFT([.C8]));LOWER(LEFT([.D8]));LOWER(LEFT([.F8])))" office:value-type="string" office:string-value="mvf" calcext:value-type="string">
            <text:p>mvf</text:p>
          </table:table-cell>
          <table:table-cell table:formula="of:=IFERROR( CONCATENATE(&quot;result_time: &quot;;TEXT(VALUE(LEFT([.H8];2))*60+VALUE(MID(REPLACE([.H8];6;1;&quot;.&quot;);4;4));&quot;0.0##&quot;)) ;CONCATENATE(&quot;verdict: :&quot;;LOWER([.H8])))" office:value-type="string" office:string-value="result_time: 2276.6" calcext:value-type="string">
            <text:p>result_time: 2276.6</text:p>
          </table:table-cell>
          <table:table-cell/>
          <table:table-cell table:formula="of:=CONCATENATE(&quot;@smr_&quot;;[.A8];&quot;_&quot;;[.J8];&quot; = @smr_&quot;;[.A8];&quot;.competitors.create! user: @&quot;;[.J8];&quot;, number: &quot;;[.B8])" office:value-type="string" office:string-value="@smr_nmcnwc_mvf = @smr_nmcnwc.competitors.create! user: @mvf, number: 7" calcext:value-type="string">
            <text:p>@smr_nmcnwc_mvf = @smr_nmcnwc.competitors.create! user: @mvf, number: 7</text:p>
          </table:table-cell>
          <table:table-cell table:formula="of:=CONCATENATE(&quot;@smr_&quot;;[.A8];&quot;_day1_&quot;;[.J8];&quot; = @smr_&quot;;[.A8];&quot;_&quot;;[.J8];&quot;.runs.create! race: @smr_&quot;;[.A8];&quot;_day1, number: &quot;;[.B8];&quot;, &quot;;[.K8])" office:value-type="string" office:string-value="@smr_nmcnwc_day1_mvf = @smr_nmcnwc_mvf.runs.create! race: @smr_nmcnwc_day1, number: 7, result_time: 2276.6" calcext:value-type="string">
            <text:p>@smr_nmcnwc_day1_mvf = @smr_nmcnwc_mvf.runs.create! race: @smr_nmcnwc_day1, number: 7, result_time: 2276.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mcnw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tri</text:p>
          </table:table-cell>
          <table:table-cell office:value-type="string" calcext:value-type="string">
            <text:p>Kiiski</text:p>
          </table:table-cell>
          <table:table-cell office:value-type="string" calcext:value-type="string">
            <text:p>KVKS</text:p>
          </table:table-cell>
          <table:table-cell table:formula="of:=[.F8]" office:value-type="string" office:string-value="Finland" calcext:value-type="string">
            <text:p>Finland</text:p>
          </table:table-cell>
          <table:table-cell/>
          <table:table-cell office:value-type="string" calcext:value-type="string">
            <text:p>38:48,0,</text:p>
          </table:table-cell>
          <table:table-cell/>
          <table:table-cell table:formula="of:=CONCATENATE(LOWER(LEFT([.C9]));LOWER(LEFT([.D9]));LOWER(LEFT([.F9])))" office:value-type="string" office:string-value="pkf" calcext:value-type="string">
            <text:p>pkf</text:p>
          </table:table-cell>
          <table:table-cell table:formula="of:=IFERROR( CONCATENATE(&quot;result_time: &quot;;TEXT(VALUE(LEFT([.H9];2))*60+VALUE(MID(REPLACE([.H9];6;1;&quot;.&quot;);4;4));&quot;0.0##&quot;)) ;CONCATENATE(&quot;verdict: :&quot;;LOWER([.H9])))" office:value-type="string" office:string-value="result_time: 2328.0" calcext:value-type="string">
            <text:p>result_time: 2328.0</text:p>
          </table:table-cell>
          <table:table-cell/>
          <table:table-cell table:formula="of:=CONCATENATE(&quot;@smr_&quot;;[.A9];&quot;_&quot;;[.J9];&quot; = @smr_&quot;;[.A9];&quot;.competitors.create! user: @&quot;;[.J9];&quot;, number: &quot;;[.B9])" office:value-type="string" office:string-value="@smr_nmcnwc_pkf = @smr_nmcnwc.competitors.create! user: @pkf, number: 8" calcext:value-type="string">
            <text:p>@smr_nmcnwc_pkf = @smr_nmcnwc.competitors.create! user: @pkf, number: 8</text:p>
          </table:table-cell>
          <table:table-cell table:formula="of:=CONCATENATE(&quot;@smr_&quot;;[.A9];&quot;_day1_&quot;;[.J9];&quot; = @smr_&quot;;[.A9];&quot;_&quot;;[.J9];&quot;.runs.create! race: @smr_&quot;;[.A9];&quot;_day1, number: &quot;;[.B9];&quot;, &quot;;[.K9])" office:value-type="string" office:string-value="@smr_nmcnwc_day1_pkf = @smr_nmcnwc_pkf.runs.create! race: @smr_nmcnwc_day1, number: 8, result_time: 2328.0" calcext:value-type="string">
            <text:p>@smr_nmcnwc_day1_pkf = @smr_nmcnwc_pkf.runs.create! race: @smr_nmcnwc_day1, number: 8, result_time: 2328.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mcnw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sa</text:p>
          </table:table-cell>
          <table:table-cell office:value-type="string" calcext:value-type="string">
            <text:p>Heiskanen</text:p>
          </table:table-cell>
          <table:table-cell office:value-type="string" calcext:value-type="string">
            <text:p>KPSH</text:p>
          </table:table-cell>
          <table:table-cell table:formula="of:=[.F9]" office:value-type="string" office:string-value="Finland" calcext:value-type="string">
            <text:p>Finland</text:p>
          </table:table-cell>
          <table:table-cell/>
          <table:table-cell office:value-type="string" calcext:value-type="string">
            <text:p>DNS</text:p>
          </table:table-cell>
          <table:table-cell/>
          <table:table-cell table:formula="of:=CONCATENATE(LOWER(LEFT([.C10]));LOWER(LEFT([.D10]));LOWER(LEFT([.F10])))" office:value-type="string" office:string-value="rhf" calcext:value-type="string">
            <text:p>rhf</text:p>
          </table:table-cell>
          <table:table-cell table:formula="of:=IFERROR( CONCATENATE(&quot;result_time: &quot;;TEXT(VALUE(LEFT([.H10];2))*60+VALUE(MID(REPLACE([.H10];6;1;&quot;.&quot;);4;4));&quot;0.0##&quot;)) ;CONCATENATE(&quot;verdict: :&quot;;LOWER([.H10])))" office:value-type="string" office:string-value="verdict: :dns" calcext:value-type="string">
            <text:p>verdict: :dns</text:p>
          </table:table-cell>
          <table:table-cell/>
          <table:table-cell table:formula="of:=CONCATENATE(&quot;@smr_&quot;;[.A10];&quot;_&quot;;[.J10];&quot; = @smr_&quot;;[.A10];&quot;.competitors.create! user: @&quot;;[.J10];&quot;, number: &quot;;[.B10])" office:value-type="string" office:string-value="@smr_nmcnwc_rhf = @smr_nmcnwc.competitors.create! user: @rhf, number: 9" calcext:value-type="string">
            <text:p>@smr_nmcnwc_rhf = @smr_nmcnwc.competitors.create! user: @rhf, number: 9</text:p>
          </table:table-cell>
          <table:table-cell table:formula="of:=CONCATENATE(&quot;@smr_&quot;;[.A10];&quot;_day1_&quot;;[.J10];&quot; = @smr_&quot;;[.A10];&quot;_&quot;;[.J10];&quot;.runs.create! race: @smr_&quot;;[.A10];&quot;_day1, number: &quot;;[.B10];&quot;, &quot;;[.K10])" office:value-type="string" office:string-value="@smr_nmcnwc_day1_rhf = @smr_nmcnwc_rhf.runs.create! race: @smr_nmcnwc_day1, number: 9, verdict: :dns" calcext:value-type="string">
            <text:p>@smr_nmcnwc_day1_rhf = @smr_nmcnwc_rhf.runs.create! race: @smr_nmcnwc_day1, number: 9, verdict: :dn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p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emu</text:p>
          </table:table-cell>
          <table:table-cell office:value-type="string" calcext:value-type="string">
            <text:p>Kaivola</text:p>
          </table:table-cell>
          <table:table-cell office:value-type="string" calcext:value-type="string">
            <text:p>L-SVU</text:p>
          </table:table-cell>
          <table:table-cell table:formula="of:=[.F10]" office:value-type="string" office:string-value="Finland" calcext:value-type="string">
            <text:p>Finland</text:p>
          </table:table-cell>
          <table:table-cell office:value-type="string" calcext:value-type="string">
            <text:p>0:37:43,</text:p>
          </table:table-cell>
          <table:table-cell office:value-type="string" calcext:value-type="string">
            <text:p>19:03,0,</text:p>
          </table:table-cell>
          <table:table-cell office:value-type="string" calcext:value-type="string">
            <text:p>18:40,4</text:p>
          </table:table-cell>
          <table:table-cell table:formula="of:=CONCATENATE(LOWER(LEFT([.C11]));LOWER(LEFT([.D11]));LOWER(LEFT([.F11])))" office:value-type="string" office:string-value="tkf" calcext:value-type="string">
            <text:p>tkf</text:p>
          </table:table-cell>
          <table:table-cell table:formula="of:=IFERROR( CONCATENATE(&quot;result_time: &quot;;TEXT(VALUE(LEFT([.H11];2))*60+VALUE(MID(REPLACE([.H11];6;1;&quot;.&quot;);4;4));&quot;0.0##&quot;)) ;CONCATENATE(&quot;verdict: :&quot;;LOWER([.H11])))" office:value-type="string" office:string-value="result_time: 1143.0" calcext:value-type="string">
            <text:p>result_time: 1143.0</text:p>
          </table:table-cell>
          <table:table-cell table:formula="of:=IFERROR( CONCATENATE(&quot;result_time: &quot;;TEXT(VALUE(LEFT([.I11];2))*60+VALUE(MID(REPLACE([.I11];6;1;&quot;.&quot;);4;4));&quot;0.0##&quot;)) ;CONCATENATE(&quot;verdict: :&quot;;LOWER([.I11])))" office:value-type="string" office:string-value="result_time: 1120.4" calcext:value-type="string">
            <text:p>result_time: 1120.4</text:p>
          </table:table-cell>
          <table:table-cell table:formula="of:=CONCATENATE(&quot;@smr_&quot;;[.A11];&quot;_&quot;;[.J11];&quot; = @smr_&quot;;[.A11];&quot;.competitors.create! user: @&quot;;[.J11];&quot;, number: &quot;;[.B11])" office:value-type="string" office:string-value="@smr_sp6_tkf = @smr_sp6.competitors.create! user: @tkf, number: 1" calcext:value-type="string">
            <text:p>@smr_sp6_tkf = @smr_sp6.competitors.create! user: @tkf, number: 1</text:p>
          </table:table-cell>
          <table:table-cell table:formula="of:=CONCATENATE(&quot;@smr_&quot;;[.$A11];&quot;_day1_&quot;;[.$J11];&quot; = @smr_&quot;;[.$A11];&quot;_&quot;;[.$J11];&quot;.runs.create! race: @smr_&quot;;[.$A11];&quot;_day1, number: &quot;;[.$B11];&quot;, &quot;;[.K11])" office:value-type="string" office:string-value="@smr_sp6_day1_tkf = @smr_sp6_tkf.runs.create! race: @smr_sp6_day1, number: 1, result_time: 1143.0" calcext:value-type="string">
            <text:p>@smr_sp6_day1_tkf = @smr_sp6_tkf.runs.create! race: @smr_sp6_day1, number: 1, result_time: 1143.0</text:p>
          </table:table-cell>
          <table:table-cell table:formula="of:=CONCATENATE(&quot;@smr_&quot;;[.$A11];&quot;_day2_&quot;;[.$J11];&quot; = @smr_&quot;;[.$A11];&quot;_&quot;;[.$J11];&quot;.runs.create! race: @smr_&quot;;[.$A11];&quot;_day2, number: &quot;;[.$B11];&quot;, &quot;;[.L11])" office:value-type="string" office:string-value="@smr_sp6_day2_tkf = @smr_sp6_tkf.runs.create! race: @smr_sp6_day2, number: 1, result_time: 1120.4" calcext:value-type="string">
            <text:p>@smr_sp6_day2_tkf = @smr_sp6_tkf.runs.create! race: @smr_sp6_day2, number: 1, result_time: 1120.4</text:p>
          </table:table-cell>
        </table:table-row>
        <table:table-row table:style-name="ro1">
          <table:table-cell office:value-type="string" calcext:value-type="string">
            <text:p>sp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mmo</text:p>
          </table:table-cell>
          <table:table-cell office:value-type="string" calcext:value-type="string">
            <text:p>Hytönen</text:p>
          </table:table-cell>
          <table:table-cell office:value-type="string" calcext:value-type="string">
            <text:p>SiSuVa</text:p>
          </table:table-cell>
          <table:table-cell table:formula="of:=[.F11]" office:value-type="string" office:string-value="Finland" calcext:value-type="string">
            <text:p>Finland</text:p>
          </table:table-cell>
          <table:table-cell office:value-type="string" calcext:value-type="string">
            <text:p>0:38:50,</text:p>
          </table:table-cell>
          <table:table-cell office:value-type="string" calcext:value-type="string">
            <text:p>19:29,4,</text:p>
          </table:table-cell>
          <table:table-cell office:value-type="string" calcext:value-type="string">
            <text:p>19:20,6</text:p>
          </table:table-cell>
          <table:table-cell table:formula="of:=CONCATENATE(LOWER(LEFT([.C12]));LOWER(LEFT([.D12]));LOWER(LEFT([.F12])))" office:value-type="string" office:string-value="khf" calcext:value-type="string">
            <text:p>khf</text:p>
          </table:table-cell>
          <table:table-cell table:formula="of:=IFERROR( CONCATENATE(&quot;result_time: &quot;;TEXT(VALUE(LEFT([.H12];2))*60+VALUE(MID(REPLACE([.H12];6;1;&quot;.&quot;);4;4));&quot;0.0##&quot;)) ;CONCATENATE(&quot;verdict: :&quot;;LOWER([.H12])))" office:value-type="string" office:string-value="result_time: 1169.4" calcext:value-type="string">
            <text:p>result_time: 1169.4</text:p>
          </table:table-cell>
          <table:table-cell table:formula="of:=IFERROR( CONCATENATE(&quot;result_time: &quot;;TEXT(VALUE(LEFT([.I12];2))*60+VALUE(MID(REPLACE([.I12];6;1;&quot;.&quot;);4;4));&quot;0.0##&quot;)) ;CONCATENATE(&quot;verdict: :&quot;;LOWER([.I12])))" office:value-type="string" office:string-value="result_time: 1160.6" calcext:value-type="string">
            <text:p>result_time: 1160.6</text:p>
          </table:table-cell>
          <table:table-cell table:formula="of:=CONCATENATE(&quot;@smr_&quot;;[.A12];&quot;_&quot;;[.J12];&quot; = @smr_&quot;;[.A12];&quot;.competitors.create! user: @&quot;;[.J12];&quot;, number: &quot;;[.B12])" office:value-type="string" office:string-value="@smr_sp6_khf = @smr_sp6.competitors.create! user: @khf, number: 2" calcext:value-type="string">
            <text:p>@smr_sp6_khf = @smr_sp6.competitors.create! user: @khf, number: 2</text:p>
          </table:table-cell>
          <table:table-cell table:formula="of:=CONCATENATE(&quot;@smr_&quot;;[.A12];&quot;_day1_&quot;;[.J12];&quot; = @smr_&quot;;[.A12];&quot;_&quot;;[.J12];&quot;.runs.create! race: @smr_&quot;;[.A12];&quot;_day1, number: &quot;;[.B12];&quot;, &quot;;[.K12])" office:value-type="string" office:string-value="@smr_sp6_day1_khf = @smr_sp6_khf.runs.create! race: @smr_sp6_day1, number: 2, result_time: 1169.4" calcext:value-type="string">
            <text:p>@smr_sp6_day1_khf = @smr_sp6_khf.runs.create! race: @smr_sp6_day1, number: 2, result_time: 1169.4</text:p>
          </table:table-cell>
          <table:table-cell table:formula="of:=CONCATENATE(&quot;@smr_&quot;;[.$A12];&quot;_day2_&quot;;[.$J12];&quot; = @smr_&quot;;[.$A12];&quot;_&quot;;[.$J12];&quot;.runs.create! race: @smr_&quot;;[.$A12];&quot;_day2, number: &quot;;[.$B12];&quot;, &quot;;[.L12])" office:value-type="string" office:string-value="@smr_sp6_day2_khf = @smr_sp6_khf.runs.create! race: @smr_sp6_day2, number: 2, result_time: 1160.6" calcext:value-type="string">
            <text:p>@smr_sp6_day2_khf = @smr_sp6_khf.runs.create! race: @smr_sp6_day2, number: 2, result_time: 1160.6</text:p>
          </table:table-cell>
        </table:table-row>
        <table:table-row table:style-name="ro1">
          <table:table-cell office:value-type="string" calcext:value-type="string">
            <text:p>sp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itta</text:p>
          </table:table-cell>
          <table:table-cell office:value-type="string" calcext:value-type="string">
            <text:p>Kempe</text:p>
          </table:table-cell>
          <table:table-cell office:value-type="string" calcext:value-type="string">
            <text:p>SiSuVa</text:p>
          </table:table-cell>
          <table:table-cell table:formula="of:=[.F12]" office:value-type="string" office:string-value="Finland" calcext:value-type="string">
            <text:p>Finland</text:p>
          </table:table-cell>
          <table:table-cell office:value-type="string" calcext:value-type="string">
            <text:p>0:39:57,</text:p>
          </table:table-cell>
          <table:table-cell office:value-type="string" calcext:value-type="string">
            <text:p>20:14,0,</text:p>
          </table:table-cell>
          <table:table-cell office:value-type="string" calcext:value-type="string">
            <text:p>19:43,1</text:p>
          </table:table-cell>
          <table:table-cell table:formula="of:=CONCATENATE(LOWER(LEFT([.C13]));LOWER(LEFT([.D13]));LOWER(LEFT([.F13])))" office:value-type="string" office:string-value="rkf" calcext:value-type="string">
            <text:p>rkf</text:p>
          </table:table-cell>
          <table:table-cell table:formula="of:=IFERROR( CONCATENATE(&quot;result_time: &quot;;TEXT(VALUE(LEFT([.H13];2))*60+VALUE(MID(REPLACE([.H13];6;1;&quot;.&quot;);4;4));&quot;0.0##&quot;)) ;CONCATENATE(&quot;verdict: :&quot;;LOWER([.H13])))" office:value-type="string" office:string-value="result_time: 1214.0" calcext:value-type="string">
            <text:p>result_time: 1214.0</text:p>
          </table:table-cell>
          <table:table-cell table:formula="of:=IFERROR( CONCATENATE(&quot;result_time: &quot;;TEXT(VALUE(LEFT([.I13];2))*60+VALUE(MID(REPLACE([.I13];6;1;&quot;.&quot;);4;4));&quot;0.0##&quot;)) ;CONCATENATE(&quot;verdict: :&quot;;LOWER([.I13])))" office:value-type="string" office:string-value="result_time: 1183.1" calcext:value-type="string">
            <text:p>result_time: 1183.1</text:p>
          </table:table-cell>
          <table:table-cell table:formula="of:=CONCATENATE(&quot;@smr_&quot;;[.A13];&quot;_&quot;;[.J13];&quot; = @smr_&quot;;[.A13];&quot;.competitors.create! user: @&quot;;[.J13];&quot;, number: &quot;;[.B13])" office:value-type="string" office:string-value="@smr_sp6_rkf = @smr_sp6.competitors.create! user: @rkf, number: 3" calcext:value-type="string">
            <text:p>@smr_sp6_rkf = @smr_sp6.competitors.create! user: @rkf, number: 3</text:p>
          </table:table-cell>
          <table:table-cell table:formula="of:=CONCATENATE(&quot;@smr_&quot;;[.A13];&quot;_day1_&quot;;[.J13];&quot; = @smr_&quot;;[.A13];&quot;_&quot;;[.J13];&quot;.runs.create! race: @smr_&quot;;[.A13];&quot;_day1, number: &quot;;[.B13];&quot;, &quot;;[.K13])" office:value-type="string" office:string-value="@smr_sp6_day1_rkf = @smr_sp6_rkf.runs.create! race: @smr_sp6_day1, number: 3, result_time: 1214.0" calcext:value-type="string">
            <text:p>@smr_sp6_day1_rkf = @smr_sp6_rkf.runs.create! race: @smr_sp6_day1, number: 3, result_time: 1214.0</text:p>
          </table:table-cell>
          <table:table-cell table:formula="of:=CONCATENATE(&quot;@smr_&quot;;[.$A13];&quot;_day2_&quot;;[.$J13];&quot; = @smr_&quot;;[.$A13];&quot;_&quot;;[.$J13];&quot;.runs.create! race: @smr_&quot;;[.$A13];&quot;_day2, number: &quot;;[.$B13];&quot;, &quot;;[.L13])" office:value-type="string" office:string-value="@smr_sp6_day2_rkf = @smr_sp6_rkf.runs.create! race: @smr_sp6_day2, number: 3, result_time: 1183.1" calcext:value-type="string">
            <text:p>@smr_sp6_day2_rkf = @smr_sp6_rkf.runs.create! race: @smr_sp6_day2, number: 3, result_time: 1183.1</text:p>
          </table:table-cell>
        </table:table-row>
        <table:table-row table:style-name="ro1">
          <table:table-cell office:value-type="string" calcext:value-type="string">
            <text:p>sp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ina</text:p>
          </table:table-cell>
          <table:table-cell office:value-type="string" calcext:value-type="string">
            <text:p>Hakala</text:p>
          </table:table-cell>
          <table:table-cell office:value-type="string" calcext:value-type="string">
            <text:p>L-SVU</text:p>
          </table:table-cell>
          <table:table-cell table:formula="of:=[.F13]" office:value-type="string" office:string-value="Finland" calcext:value-type="string">
            <text:p>Finland</text:p>
          </table:table-cell>
          <table:table-cell office:value-type="string" calcext:value-type="string">
            <text:p>0:40:11,</text:p>
          </table:table-cell>
          <table:table-cell office:value-type="string" calcext:value-type="string">
            <text:p>20:14,4,</text:p>
          </table:table-cell>
          <table:table-cell office:value-type="string" calcext:value-type="string">
            <text:p>19:56,3</text:p>
          </table:table-cell>
          <table:table-cell table:formula="of:=CONCATENATE(LOWER(LEFT([.C14]));LOWER(LEFT([.D14]));LOWER(LEFT([.F14])))" office:value-type="string" office:string-value="thf" calcext:value-type="string">
            <text:p>thf</text:p>
          </table:table-cell>
          <table:table-cell table:formula="of:=IFERROR( CONCATENATE(&quot;result_time: &quot;;TEXT(VALUE(LEFT([.H14];2))*60+VALUE(MID(REPLACE([.H14];6;1;&quot;.&quot;);4;4));&quot;0.0##&quot;)) ;CONCATENATE(&quot;verdict: :&quot;;LOWER([.H14])))" office:value-type="string" office:string-value="result_time: 1214.4" calcext:value-type="string">
            <text:p>result_time: 1214.4</text:p>
          </table:table-cell>
          <table:table-cell table:formula="of:=IFERROR( CONCATENATE(&quot;result_time: &quot;;TEXT(VALUE(LEFT([.I14];2))*60+VALUE(MID(REPLACE([.I14];6;1;&quot;.&quot;);4;4));&quot;0.0##&quot;)) ;CONCATENATE(&quot;verdict: :&quot;;LOWER([.I14])))" office:value-type="string" office:string-value="result_time: 1196.3" calcext:value-type="string">
            <text:p>result_time: 1196.3</text:p>
          </table:table-cell>
          <table:table-cell table:formula="of:=CONCATENATE(&quot;@smr_&quot;;[.A14];&quot;_&quot;;[.J14];&quot; = @smr_&quot;;[.A14];&quot;.competitors.create! user: @&quot;;[.J14];&quot;, number: &quot;;[.B14])" office:value-type="string" office:string-value="@smr_sp6_thf = @smr_sp6.competitors.create! user: @thf, number: 4" calcext:value-type="string">
            <text:p>@smr_sp6_thf = @smr_sp6.competitors.create! user: @thf, number: 4</text:p>
          </table:table-cell>
          <table:table-cell table:formula="of:=CONCATENATE(&quot;@smr_&quot;;[.A14];&quot;_day1_&quot;;[.J14];&quot; = @smr_&quot;;[.A14];&quot;_&quot;;[.J14];&quot;.runs.create! race: @smr_&quot;;[.A14];&quot;_day1, number: &quot;;[.B14];&quot;, &quot;;[.K14])" office:value-type="string" office:string-value="@smr_sp6_day1_thf = @smr_sp6_thf.runs.create! race: @smr_sp6_day1, number: 4, result_time: 1214.4" calcext:value-type="string">
            <text:p>@smr_sp6_day1_thf = @smr_sp6_thf.runs.create! race: @smr_sp6_day1, number: 4, result_time: 1214.4</text:p>
          </table:table-cell>
          <table:table-cell table:formula="of:=CONCATENATE(&quot;@smr_&quot;;[.$A14];&quot;_day2_&quot;;[.$J14];&quot; = @smr_&quot;;[.$A14];&quot;_&quot;;[.$J14];&quot;.runs.create! race: @smr_&quot;;[.$A14];&quot;_day2, number: &quot;;[.$B14];&quot;, &quot;;[.L14])" office:value-type="string" office:string-value="@smr_sp6_day2_thf = @smr_sp6_thf.runs.create! race: @smr_sp6_day2, number: 4, result_time: 1196.3" calcext:value-type="string">
            <text:p>@smr_sp6_day2_thf = @smr_sp6_thf.runs.create! race: @smr_sp6_day2, number: 4, result_time: 1196.3</text:p>
          </table:table-cell>
        </table:table-row>
        <table:table-row table:style-name="ro1">
          <table:table-cell office:value-type="string" calcext:value-type="string">
            <text:p>sp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ti</text:p>
          </table:table-cell>
          <table:table-cell office:value-type="string" calcext:value-type="string">
            <text:p>Mäkiaho</text:p>
          </table:table-cell>
          <table:table-cell office:value-type="string" calcext:value-type="string">
            <text:p>L-SVU</text:p>
          </table:table-cell>
          <table:table-cell table:formula="of:=[.F14]" office:value-type="string" office:string-value="Finland" calcext:value-type="string">
            <text:p>Finland</text:p>
          </table:table-cell>
          <table:table-cell office:value-type="string" calcext:value-type="string">
            <text:p>0:44:52,</text:p>
          </table:table-cell>
          <table:table-cell office:value-type="string" calcext:value-type="string">
            <text:p>22:18,0,</text:p>
          </table:table-cell>
          <table:table-cell office:value-type="string" calcext:value-type="string">
            <text:p>22:33,6</text:p>
          </table:table-cell>
          <table:table-cell table:formula="of:=CONCATENATE(LOWER(LEFT([.C15]));LOWER(LEFT([.D15]));LOWER(LEFT([.F15])))" office:value-type="string" office:string-value="amf" calcext:value-type="string">
            <text:p>amf</text:p>
          </table:table-cell>
          <table:table-cell table:formula="of:=IFERROR( CONCATENATE(&quot;result_time: &quot;;TEXT(VALUE(LEFT([.H15];2))*60+VALUE(MID(REPLACE([.H15];6;1;&quot;.&quot;);4;4));&quot;0.0##&quot;)) ;CONCATENATE(&quot;verdict: :&quot;;LOWER([.H15])))" office:value-type="string" office:string-value="result_time: 1338.0" calcext:value-type="string">
            <text:p>result_time: 1338.0</text:p>
          </table:table-cell>
          <table:table-cell table:formula="of:=IFERROR( CONCATENATE(&quot;result_time: &quot;;TEXT(VALUE(LEFT([.I15];2))*60+VALUE(MID(REPLACE([.I15];6;1;&quot;.&quot;);4;4));&quot;0.0##&quot;)) ;CONCATENATE(&quot;verdict: :&quot;;LOWER([.I15])))" office:value-type="string" office:string-value="result_time: 1353.6" calcext:value-type="string">
            <text:p>result_time: 1353.6</text:p>
          </table:table-cell>
          <table:table-cell table:formula="of:=CONCATENATE(&quot;@smr_&quot;;[.A15];&quot;_&quot;;[.J15];&quot; = @smr_&quot;;[.A15];&quot;.competitors.create! user: @&quot;;[.J15];&quot;, number: &quot;;[.B15])" office:value-type="string" office:string-value="@smr_sp6_amf = @smr_sp6.competitors.create! user: @amf, number: 5" calcext:value-type="string">
            <text:p>@smr_sp6_amf = @smr_sp6.competitors.create! user: @amf, number: 5</text:p>
          </table:table-cell>
          <table:table-cell table:formula="of:=CONCATENATE(&quot;@smr_&quot;;[.A15];&quot;_day1_&quot;;[.J15];&quot; = @smr_&quot;;[.A15];&quot;_&quot;;[.J15];&quot;.runs.create! race: @smr_&quot;;[.A15];&quot;_day1, number: &quot;;[.B15];&quot;, &quot;;[.K15])" office:value-type="string" office:string-value="@smr_sp6_day1_amf = @smr_sp6_amf.runs.create! race: @smr_sp6_day1, number: 5, result_time: 1338.0" calcext:value-type="string">
            <text:p>@smr_sp6_day1_amf = @smr_sp6_amf.runs.create! race: @smr_sp6_day1, number: 5, result_time: 1338.0</text:p>
          </table:table-cell>
          <table:table-cell table:formula="of:=CONCATENATE(&quot;@smr_&quot;;[.$A15];&quot;_day2_&quot;;[.$J15];&quot; = @smr_&quot;;[.$A15];&quot;_&quot;;[.$J15];&quot;.runs.create! race: @smr_&quot;;[.$A15];&quot;_day2, number: &quot;;[.$B15];&quot;, &quot;;[.L15])" office:value-type="string" office:string-value="@smr_sp6_day2_amf = @smr_sp6_amf.runs.create! race: @smr_sp6_day2, number: 5, result_time: 1353.6" calcext:value-type="string">
            <text:p>@smr_sp6_day2_amf = @smr_sp6_amf.runs.create! race: @smr_sp6_day2, number: 5, result_time: 1353.6</text:p>
          </table:table-cell>
        </table:table-row>
        <table:table-row table:style-name="ro1">
          <table:table-cell office:value-type="string" calcext:value-type="string">
            <text:p>sp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a-Lisa</text:p>
          </table:table-cell>
          <table:table-cell office:value-type="string" calcext:value-type="string">
            <text:p>Alpua</text:p>
          </table:table-cell>
          <table:table-cell office:value-type="string" calcext:value-type="string">
            <text:p>SHS</text:p>
          </table:table-cell>
          <table:table-cell table:formula="of:=[.F15]" office:value-type="string" office:string-value="Finland" calcext:value-type="string">
            <text:p>Finland</text:p>
          </table:table-cell>
          <table:table-cell office:value-type="string" calcext:value-type="string">
            <text:p>0:49:55,</text:p>
          </table:table-cell>
          <table:table-cell office:value-type="string" calcext:value-type="string">
            <text:p>24:32,2,</text:p>
          </table:table-cell>
          <table:table-cell office:value-type="string" calcext:value-type="string">
            <text:p>25:22,7</text:p>
          </table:table-cell>
          <table:table-cell table:formula="of:=CONCATENATE(LOWER(LEFT([.C16]));LOWER(LEFT([.D16]));LOWER(LEFT([.F16])))" office:value-type="string" office:string-value="paf" calcext:value-type="string">
            <text:p>paf</text:p>
          </table:table-cell>
          <table:table-cell table:formula="of:=IFERROR( CONCATENATE(&quot;result_time: &quot;;TEXT(VALUE(LEFT([.H16];2))*60+VALUE(MID(REPLACE([.H16];6;1;&quot;.&quot;);4;4));&quot;0.0##&quot;)) ;CONCATENATE(&quot;verdict: :&quot;;LOWER([.H16])))" office:value-type="string" office:string-value="result_time: 1472.2" calcext:value-type="string">
            <text:p>result_time: 1472.2</text:p>
          </table:table-cell>
          <table:table-cell table:formula="of:=IFERROR( CONCATENATE(&quot;result_time: &quot;;TEXT(VALUE(LEFT([.I16];2))*60+VALUE(MID(REPLACE([.I16];6;1;&quot;.&quot;);4;4));&quot;0.0##&quot;)) ;CONCATENATE(&quot;verdict: :&quot;;LOWER([.I16])))" office:value-type="string" office:string-value="result_time: 1522.7" calcext:value-type="string">
            <text:p>result_time: 1522.7</text:p>
          </table:table-cell>
          <table:table-cell table:formula="of:=CONCATENATE(&quot;@smr_&quot;;[.A16];&quot;_&quot;;[.J16];&quot; = @smr_&quot;;[.A16];&quot;.competitors.create! user: @&quot;;[.J16];&quot;, number: &quot;;[.B16])" office:value-type="string" office:string-value="@smr_sp6_paf = @smr_sp6.competitors.create! user: @paf, number: 6" calcext:value-type="string">
            <text:p>@smr_sp6_paf = @smr_sp6.competitors.create! user: @paf, number: 6</text:p>
          </table:table-cell>
          <table:table-cell table:formula="of:=CONCATENATE(&quot;@smr_&quot;;[.A16];&quot;_day1_&quot;;[.J16];&quot; = @smr_&quot;;[.A16];&quot;_&quot;;[.J16];&quot;.runs.create! race: @smr_&quot;;[.A16];&quot;_day1, number: &quot;;[.B16];&quot;, &quot;;[.K16])" office:value-type="string" office:string-value="@smr_sp6_day1_paf = @smr_sp6_paf.runs.create! race: @smr_sp6_day1, number: 6, result_time: 1472.2" calcext:value-type="string">
            <text:p>@smr_sp6_day1_paf = @smr_sp6_paf.runs.create! race: @smr_sp6_day1, number: 6, result_time: 1472.2</text:p>
          </table:table-cell>
          <table:table-cell table:formula="of:=CONCATENATE(&quot;@smr_&quot;;[.$A16];&quot;_day2_&quot;;[.$J16];&quot; = @smr_&quot;;[.$A16];&quot;_&quot;;[.$J16];&quot;.runs.create! race: @smr_&quot;;[.$A16];&quot;_day2, number: &quot;;[.$B16];&quot;, &quot;;[.L16])" office:value-type="string" office:string-value="@smr_sp6_day2_paf = @smr_sp6_paf.runs.create! race: @smr_sp6_day2, number: 6, result_time: 1522.7" calcext:value-type="string">
            <text:p>@smr_sp6_day2_paf = @smr_sp6_paf.runs.create! race: @smr_sp6_day2, number: 6, result_time: 1522.7</text:p>
          </table:table-cell>
        </table:table-row>
        <table:table-row table:style-name="ro1">
          <table:table-cell office:value-type="string" calcext:value-type="string">
            <text:p>sp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toni</text:p>
          </table:table-cell>
          <table:table-cell office:value-type="string" calcext:value-type="string">
            <text:p>Tolvi</text:p>
          </table:table-cell>
          <table:table-cell office:value-type="string" calcext:value-type="string">
            <text:p>L-SVU</text:p>
          </table:table-cell>
          <table:table-cell table:formula="of:=[.F16]" office:value-type="string" office:string-value="Finland" calcext:value-type="string">
            <text:p>Finland</text:p>
          </table:table-cell>
          <table:table-cell office:value-type="string" calcext:value-type="string">
            <text:p>0:56:23,</text:p>
          </table:table-cell>
          <table:table-cell office:value-type="string" calcext:value-type="string">
            <text:p>28:01,7,</text:p>
          </table:table-cell>
          <table:table-cell office:value-type="string" calcext:value-type="string">
            <text:p>28:22,0</text:p>
          </table:table-cell>
          <table:table-cell table:formula="of:=CONCATENATE(LOWER(LEFT([.C17]));LOWER(LEFT([.D17]));LOWER(LEFT([.F17])))" office:value-type="string" office:string-value="atf" calcext:value-type="string">
            <text:p>atf</text:p>
          </table:table-cell>
          <table:table-cell table:formula="of:=IFERROR( CONCATENATE(&quot;result_time: &quot;;TEXT(VALUE(LEFT([.H17];2))*60+VALUE(MID(REPLACE([.H17];6;1;&quot;.&quot;);4;4));&quot;0.0##&quot;)) ;CONCATENATE(&quot;verdict: :&quot;;LOWER([.H17])))" office:value-type="string" office:string-value="result_time: 1681.7" calcext:value-type="string">
            <text:p>result_time: 1681.7</text:p>
          </table:table-cell>
          <table:table-cell table:formula="of:=IFERROR( CONCATENATE(&quot;result_time: &quot;;TEXT(VALUE(LEFT([.I17];2))*60+VALUE(MID(REPLACE([.I17];6;1;&quot;.&quot;);4;4));&quot;0.0##&quot;)) ;CONCATENATE(&quot;verdict: :&quot;;LOWER([.I17])))" office:value-type="string" office:string-value="result_time: 1702.0" calcext:value-type="string">
            <text:p>result_time: 1702.0</text:p>
          </table:table-cell>
          <table:table-cell table:formula="of:=CONCATENATE(&quot;@smr_&quot;;[.A17];&quot;_&quot;;[.J17];&quot; = @smr_&quot;;[.A17];&quot;.competitors.create! user: @&quot;;[.J17];&quot;, number: &quot;;[.B17])" office:value-type="string" office:string-value="@smr_sp6_atf = @smr_sp6.competitors.create! user: @atf, number: 7" calcext:value-type="string">
            <text:p>@smr_sp6_atf = @smr_sp6.competitors.create! user: @atf, number: 7</text:p>
          </table:table-cell>
          <table:table-cell table:formula="of:=CONCATENATE(&quot;@smr_&quot;;[.A17];&quot;_day1_&quot;;[.J17];&quot; = @smr_&quot;;[.A17];&quot;_&quot;;[.J17];&quot;.runs.create! race: @smr_&quot;;[.A17];&quot;_day1, number: &quot;;[.B17];&quot;, &quot;;[.K17])" office:value-type="string" office:string-value="@smr_sp6_day1_atf = @smr_sp6_atf.runs.create! race: @smr_sp6_day1, number: 7, result_time: 1681.7" calcext:value-type="string">
            <text:p>@smr_sp6_day1_atf = @smr_sp6_atf.runs.create! race: @smr_sp6_day1, number: 7, result_time: 1681.7</text:p>
          </table:table-cell>
          <table:table-cell table:formula="of:=CONCATENATE(&quot;@smr_&quot;;[.$A17];&quot;_day2_&quot;;[.$J17];&quot; = @smr_&quot;;[.$A17];&quot;_&quot;;[.$J17];&quot;.runs.create! race: @smr_&quot;;[.$A17];&quot;_day2, number: &quot;;[.$B17];&quot;, &quot;;[.L17])" office:value-type="string" office:string-value="@smr_sp6_day2_atf = @smr_sp6_atf.runs.create! race: @smr_sp6_day2, number: 7, result_time: 1702.0" calcext:value-type="string">
            <text:p>@smr_sp6_day2_atf = @smr_sp6_atf.runs.create! race: @smr_sp6_day2, number: 7, result_time: 1702.0</text:p>
          </table:table-cell>
        </table:table-row>
        <table:table-row table:style-name="ro1">
          <table:table-cell office:value-type="string" calcext:value-type="string">
            <text:p>sp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Nurmi</text:p>
          </table:table-cell>
          <table:table-cell office:value-type="string" calcext:value-type="string">
            <text:p>SHS</text:p>
          </table:table-cell>
          <table:table-cell table:formula="of:=[.F17]" office:value-type="string" office:string-value="Finland" calcext:value-type="string">
            <text:p>Finland</text:p>
          </table:table-cell>
          <table:table-cell office:value-type="string" calcext:value-type="string">
            <text:p>1:09:22,</text:p>
          </table:table-cell>
          <table:table-cell office:value-type="string" calcext:value-type="string">
            <text:p>33:43,0,</text:p>
          </table:table-cell>
          <table:table-cell office:value-type="string" calcext:value-type="string">
            <text:p>35:38,7</text:p>
          </table:table-cell>
          <table:table-cell table:formula="of:=CONCATENATE(LOWER(LEFT([.C18]));LOWER(LEFT([.D18]));LOWER(LEFT([.F18])))" office:value-type="string" office:string-value="mnf" calcext:value-type="string">
            <text:p>mnf</text:p>
          </table:table-cell>
          <table:table-cell table:formula="of:=IFERROR( CONCATENATE(&quot;result_time: &quot;;TEXT(VALUE(LEFT([.H18];2))*60+VALUE(MID(REPLACE([.H18];6;1;&quot;.&quot;);4;4));&quot;0.0##&quot;)) ;CONCATENATE(&quot;verdict: :&quot;;LOWER([.H18])))" office:value-type="string" office:string-value="result_time: 2023.0" calcext:value-type="string">
            <text:p>result_time: 2023.0</text:p>
          </table:table-cell>
          <table:table-cell table:formula="of:=IFERROR( CONCATENATE(&quot;result_time: &quot;;TEXT(VALUE(LEFT([.I18];2))*60+VALUE(MID(REPLACE([.I18];6;1;&quot;.&quot;);4;4));&quot;0.0##&quot;)) ;CONCATENATE(&quot;verdict: :&quot;;LOWER([.I18])))" office:value-type="string" office:string-value="result_time: 2138.7" calcext:value-type="string">
            <text:p>result_time: 2138.7</text:p>
          </table:table-cell>
          <table:table-cell table:formula="of:=CONCATENATE(&quot;@smr_&quot;;[.A18];&quot;_&quot;;[.J18];&quot; = @smr_&quot;;[.A18];&quot;.competitors.create! user: @&quot;;[.J18];&quot;, number: &quot;;[.B18])" office:value-type="string" office:string-value="@smr_sp6_mnf = @smr_sp6.competitors.create! user: @mnf, number: 8" calcext:value-type="string">
            <text:p>@smr_sp6_mnf = @smr_sp6.competitors.create! user: @mnf, number: 8</text:p>
          </table:table-cell>
          <table:table-cell table:formula="of:=CONCATENATE(&quot;@smr_&quot;;[.A18];&quot;_day1_&quot;;[.J18];&quot; = @smr_&quot;;[.A18];&quot;_&quot;;[.J18];&quot;.runs.create! race: @smr_&quot;;[.A18];&quot;_day1, number: &quot;;[.B18];&quot;, &quot;;[.K18])" office:value-type="string" office:string-value="@smr_sp6_day1_mnf = @smr_sp6_mnf.runs.create! race: @smr_sp6_day1, number: 8, result_time: 2023.0" calcext:value-type="string">
            <text:p>@smr_sp6_day1_mnf = @smr_sp6_mnf.runs.create! race: @smr_sp6_day1, number: 8, result_time: 2023.0</text:p>
          </table:table-cell>
          <table:table-cell table:formula="of:=CONCATENATE(&quot;@smr_&quot;;[.$A18];&quot;_day2_&quot;;[.$J18];&quot; = @smr_&quot;;[.$A18];&quot;_&quot;;[.$J18];&quot;.runs.create! race: @smr_&quot;;[.$A18];&quot;_day2, number: &quot;;[.$B18];&quot;, &quot;;[.L18])" office:value-type="string" office:string-value="@smr_sp6_day2_mnf = @smr_sp6_mnf.runs.create! race: @smr_sp6_day2, number: 8, result_time: 2138.7" calcext:value-type="string">
            <text:p>@smr_sp6_day2_mnf = @smr_sp6_mnf.runs.create! race: @smr_sp6_day2, number: 8, result_time: 2138.7</text:p>
          </table:table-cell>
        </table:table-row>
        <table:table-row table:style-name="ro1">
          <table:table-cell office:value-type="string" calcext:value-type="string">
            <text:p>sp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i</text:p>
          </table:table-cell>
          <table:table-cell office:value-type="string" calcext:value-type="string">
            <text:p>Heinonen</text:p>
          </table:table-cell>
          <table:table-cell office:value-type="string" calcext:value-type="string">
            <text:p>L-SVU</text:p>
          </table:table-cell>
          <table:table-cell table:formula="of:=[.F18]" office:value-type="string" office:string-value="Finland" calcext:value-type="string">
            <text:p>Finland</text:p>
          </table:table-cell>
          <table:table-cell office:value-type="string" calcext:value-type="string">
            <text:p>0:59:32,</text:p>
          </table:table-cell>
          <table:table-cell office:value-type="string" calcext:value-type="string">
            <text:p>29:52,8,</text:p>
          </table:table-cell>
          <table:table-cell office:value-type="string" calcext:value-type="string">
            <text:p>29:39,7</text:p>
          </table:table-cell>
          <table:table-cell table:formula="of:=CONCATENATE(LOWER(LEFT([.C19]));LOWER(LEFT([.D19]));LOWER(LEFT([.F19])))" office:value-type="string" office:string-value="phf" calcext:value-type="string">
            <text:p>phf</text:p>
          </table:table-cell>
          <table:table-cell table:formula="of:=IFERROR( CONCATENATE(&quot;result_time: &quot;;TEXT(VALUE(LEFT([.H19];2))*60+VALUE(MID(REPLACE([.H19];6;1;&quot;.&quot;);4;4));&quot;0.0##&quot;)) ;CONCATENATE(&quot;verdict: :&quot;;LOWER([.H19])))" office:value-type="string" office:string-value="result_time: 1792.8" calcext:value-type="string">
            <text:p>result_time: 1792.8</text:p>
          </table:table-cell>
          <table:table-cell table:formula="of:=IFERROR( CONCATENATE(&quot;result_time: &quot;;TEXT(VALUE(LEFT([.I19];2))*60+VALUE(MID(REPLACE([.I19];6;1;&quot;.&quot;);4;4));&quot;0.0##&quot;)) ;CONCATENATE(&quot;verdict: :&quot;;LOWER([.I19])))" office:value-type="string" office:string-value="result_time: 1779.7" calcext:value-type="string">
            <text:p>result_time: 1779.7</text:p>
          </table:table-cell>
          <table:table-cell table:formula="of:=CONCATENATE(&quot;@smr_&quot;;[.A19];&quot;_&quot;;[.J19];&quot; = @smr_&quot;;[.A19];&quot;.competitors.create! user: @&quot;;[.J19];&quot;, number: &quot;;[.B19])" office:value-type="string" office:string-value="@smr_sp8_phf = @smr_sp8.competitors.create! user: @phf, number: 1" calcext:value-type="string">
            <text:p>@smr_sp8_phf = @smr_sp8.competitors.create! user: @phf, number: 1</text:p>
          </table:table-cell>
          <table:table-cell table:formula="of:=CONCATENATE(&quot;@smr_&quot;;[.A19];&quot;_day1_&quot;;[.J19];&quot; = @smr_&quot;;[.A19];&quot;_&quot;;[.J19];&quot;.runs.create! race: @smr_&quot;;[.A19];&quot;_day1, number: &quot;;[.B19];&quot;, &quot;;[.K19])" office:value-type="string" office:string-value="@smr_sp8_day1_phf = @smr_sp8_phf.runs.create! race: @smr_sp8_day1, number: 1, result_time: 1792.8" calcext:value-type="string">
            <text:p>@smr_sp8_day1_phf = @smr_sp8_phf.runs.create! race: @smr_sp8_day1, number: 1, result_time: 1792.8</text:p>
          </table:table-cell>
          <table:table-cell table:formula="of:=CONCATENATE(&quot;@smr_&quot;;[.$A19];&quot;_day2_&quot;;[.$J19];&quot; = @smr_&quot;;[.$A19];&quot;_&quot;;[.$J19];&quot;.runs.create! race: @smr_&quot;;[.$A19];&quot;_day2, number: &quot;;[.$B19];&quot;, &quot;;[.L19])" office:value-type="string" office:string-value="@smr_sp8_day2_phf = @smr_sp8_phf.runs.create! race: @smr_sp8_day2, number: 1, result_time: 1779.7" calcext:value-type="string">
            <text:p>@smr_sp8_day2_phf = @smr_sp8_phf.runs.create! race: @smr_sp8_day2, number: 1, result_time: 1779.7</text:p>
          </table:table-cell>
        </table:table-row>
        <table:table-row table:style-name="ro1">
          <table:table-cell table:formula="of:=[.A19]" office:value-type="string" office:string-value="sp8" calcext:value-type="string">
            <text:p>sp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a-Pekka</text:p>
          </table:table-cell>
          <table:table-cell office:value-type="string" calcext:value-type="string">
            <text:p>Lehtomäki</text:p>
          </table:table-cell>
          <table:table-cell office:value-type="string" calcext:value-type="string">
            <text:p>KVKS</text:p>
          </table:table-cell>
          <table:table-cell table:formula="of:=[.F19]" office:value-type="string" office:string-value="Finland" calcext:value-type="string">
            <text:p>Finland</text:p>
          </table:table-cell>
          <table:table-cell office:value-type="string" calcext:value-type="string">
            <text:p>1:02:10,</text:p>
          </table:table-cell>
          <table:table-cell office:value-type="string" calcext:value-type="string">
            <text:p>31:10,1,</text:p>
          </table:table-cell>
          <table:table-cell office:value-type="string" calcext:value-type="string">
            <text:p>31:00,2</text:p>
          </table:table-cell>
          <table:table-cell table:formula="of:=CONCATENATE(LOWER(LEFT([.C20]));LOWER(LEFT([.D20]));LOWER(LEFT([.F20])))" office:value-type="string" office:string-value="vlf" calcext:value-type="string">
            <text:p>vlf</text:p>
          </table:table-cell>
          <table:table-cell table:formula="of:=IFERROR( CONCATENATE(&quot;result_time: &quot;;TEXT(VALUE(LEFT([.H20];2))*60+VALUE(MID(REPLACE([.H20];6;1;&quot;.&quot;);4;4));&quot;0.0##&quot;)) ;CONCATENATE(&quot;verdict: :&quot;;LOWER([.H20])))" office:value-type="string" office:string-value="result_time: 1870.1" calcext:value-type="string">
            <text:p>result_time: 1870.1</text:p>
          </table:table-cell>
          <table:table-cell table:formula="of:=IFERROR( CONCATENATE(&quot;result_time: &quot;;TEXT(VALUE(LEFT([.I20];2))*60+VALUE(MID(REPLACE([.I20];6;1;&quot;.&quot;);4;4));&quot;0.0##&quot;)) ;CONCATENATE(&quot;verdict: :&quot;;LOWER([.I20])))" office:value-type="string" office:string-value="result_time: 1860.2" calcext:value-type="string">
            <text:p>result_time: 1860.2</text:p>
          </table:table-cell>
          <table:table-cell table:formula="of:=CONCATENATE(&quot;@smr_&quot;;[.A20];&quot;_&quot;;[.J20];&quot; = @smr_&quot;;[.A20];&quot;.competitors.create! user: @&quot;;[.J20];&quot;, number: &quot;;[.B20])" office:value-type="string" office:string-value="@smr_sp8_vlf = @smr_sp8.competitors.create! user: @vlf, number: 2" calcext:value-type="string">
            <text:p>@smr_sp8_vlf = @smr_sp8.competitors.create! user: @vlf, number: 2</text:p>
          </table:table-cell>
          <table:table-cell table:formula="of:=CONCATENATE(&quot;@smr_&quot;;[.A20];&quot;_day1_&quot;;[.J20];&quot; = @smr_&quot;;[.A20];&quot;_&quot;;[.J20];&quot;.runs.create! race: @smr_&quot;;[.A20];&quot;_day1, number: &quot;;[.B20];&quot;, &quot;;[.K20])" office:value-type="string" office:string-value="@smr_sp8_day1_vlf = @smr_sp8_vlf.runs.create! race: @smr_sp8_day1, number: 2, result_time: 1870.1" calcext:value-type="string">
            <text:p>@smr_sp8_day1_vlf = @smr_sp8_vlf.runs.create! race: @smr_sp8_day1, number: 2, result_time: 1870.1</text:p>
          </table:table-cell>
          <table:table-cell table:formula="of:=CONCATENATE(&quot;@smr_&quot;;[.$A20];&quot;_day2_&quot;;[.$J20];&quot; = @smr_&quot;;[.$A20];&quot;_&quot;;[.$J20];&quot;.runs.create! race: @smr_&quot;;[.$A20];&quot;_day2, number: &quot;;[.$B20];&quot;, &quot;;[.L20])" office:value-type="string" office:string-value="@smr_sp8_day2_vlf = @smr_sp8_vlf.runs.create! race: @smr_sp8_day2, number: 2, result_time: 1860.2" calcext:value-type="string">
            <text:p>@smr_sp8_day2_vlf = @smr_sp8_vlf.runs.create! race: @smr_sp8_day2, number: 2, result_time: 1860.2</text:p>
          </table:table-cell>
        </table:table-row>
        <table:table-row table:style-name="ro1">
          <table:table-cell table:formula="of:=[.A20]" office:value-type="string" office:string-value="sp8" calcext:value-type="string">
            <text:p>sp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Halme</text:p>
          </table:table-cell>
          <table:table-cell office:value-type="string" calcext:value-type="string">
            <text:p>L-SVU</text:p>
          </table:table-cell>
          <table:table-cell table:formula="of:=[.F20]" office:value-type="string" office:string-value="Finland" calcext:value-type="string">
            <text:p>Finland</text:p>
          </table:table-cell>
          <table:table-cell office:value-type="string" calcext:value-type="string">
            <text:p>1:07:43,</text:p>
          </table:table-cell>
          <table:table-cell office:value-type="string" calcext:value-type="string">
            <text:p>33:46,4,</text:p>
          </table:table-cell>
          <table:table-cell office:value-type="string" calcext:value-type="string">
            <text:p>33:56,9</text:p>
          </table:table-cell>
          <table:table-cell table:formula="of:=CONCATENATE(LOWER(LEFT([.C21]));LOWER(LEFT([.D21]));LOWER(LEFT([.F21])))" office:value-type="string" office:string-value="vhf" calcext:value-type="string">
            <text:p>vhf</text:p>
          </table:table-cell>
          <table:table-cell table:formula="of:=IFERROR( CONCATENATE(&quot;result_time: &quot;;TEXT(VALUE(LEFT([.H21];2))*60+VALUE(MID(REPLACE([.H21];6;1;&quot;.&quot;);4;4));&quot;0.0##&quot;)) ;CONCATENATE(&quot;verdict: :&quot;;LOWER([.H21])))" office:value-type="string" office:string-value="result_time: 2026.4" calcext:value-type="string">
            <text:p>result_time: 2026.4</text:p>
          </table:table-cell>
          <table:table-cell table:formula="of:=IFERROR( CONCATENATE(&quot;result_time: &quot;;TEXT(VALUE(LEFT([.I21];2))*60+VALUE(MID(REPLACE([.I21];6;1;&quot;.&quot;);4;4));&quot;0.0##&quot;)) ;CONCATENATE(&quot;verdict: :&quot;;LOWER([.I21])))" office:value-type="string" office:string-value="result_time: 2036.9" calcext:value-type="string">
            <text:p>result_time: 2036.9</text:p>
          </table:table-cell>
          <table:table-cell table:formula="of:=CONCATENATE(&quot;@smr_&quot;;[.A21];&quot;_&quot;;[.J21];&quot; = @smr_&quot;;[.A21];&quot;.competitors.create! user: @&quot;;[.J21];&quot;, number: &quot;;[.B21])" office:value-type="string" office:string-value="@smr_sp8_vhf = @smr_sp8.competitors.create! user: @vhf, number: 3" calcext:value-type="string">
            <text:p>@smr_sp8_vhf = @smr_sp8.competitors.create! user: @vhf, number: 3</text:p>
          </table:table-cell>
          <table:table-cell table:formula="of:=CONCATENATE(&quot;@smr_&quot;;[.A21];&quot;_day1_&quot;;[.J21];&quot; = @smr_&quot;;[.A21];&quot;_&quot;;[.J21];&quot;.runs.create! race: @smr_&quot;;[.A21];&quot;_day1, number: &quot;;[.B21];&quot;, &quot;;[.K21])" office:value-type="string" office:string-value="@smr_sp8_day1_vhf = @smr_sp8_vhf.runs.create! race: @smr_sp8_day1, number: 3, result_time: 2026.4" calcext:value-type="string">
            <text:p>@smr_sp8_day1_vhf = @smr_sp8_vhf.runs.create! race: @smr_sp8_day1, number: 3, result_time: 2026.4</text:p>
          </table:table-cell>
          <table:table-cell table:formula="of:=CONCATENATE(&quot;@smr_&quot;;[.$A21];&quot;_day2_&quot;;[.$J21];&quot; = @smr_&quot;;[.$A21];&quot;_&quot;;[.$J21];&quot;.runs.create! race: @smr_&quot;;[.$A21];&quot;_day2, number: &quot;;[.$B21];&quot;, &quot;;[.L21])" office:value-type="string" office:string-value="@smr_sp8_day2_vhf = @smr_sp8_vhf.runs.create! race: @smr_sp8_day2, number: 3, result_time: 2036.9" calcext:value-type="string">
            <text:p>@smr_sp8_day2_vhf = @smr_sp8_vhf.runs.create! race: @smr_sp8_day2, number: 3, result_time: 2036.9</text:p>
          </table:table-cell>
        </table:table-row>
        <table:table-row table:style-name="ro1">
          <table:table-cell table:formula="of:=[.A21]" office:value-type="string" office:string-value="sp8" calcext:value-type="string">
            <text:p>sp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aitinen</text:p>
          </table:table-cell>
          <table:table-cell office:value-type="string" calcext:value-type="string">
            <text:p>IKSY</text:p>
          </table:table-cell>
          <table:table-cell table:formula="of:=[.F21]" office:value-type="string" office:string-value="Finland" calcext:value-type="string">
            <text:p>Finland</text:p>
          </table:table-cell>
          <table:table-cell office:value-type="string" calcext:value-type="string">
            <text:p>1:10:07,</text:p>
          </table:table-cell>
          <table:table-cell office:value-type="string" calcext:value-type="string">
            <text:p>33:25,8,</text:p>
          </table:table-cell>
          <table:table-cell office:value-type="string" calcext:value-type="string">
            <text:p>36:40,9</text:p>
          </table:table-cell>
          <table:table-cell table:formula="of:=CONCATENATE(LOWER(LEFT([.C22]));LOWER(LEFT([.D22]));LOWER(LEFT([.F22])))" office:value-type="string" office:string-value="alf" calcext:value-type="string">
            <text:p>alf</text:p>
          </table:table-cell>
          <table:table-cell table:formula="of:=IFERROR( CONCATENATE(&quot;result_time: &quot;;TEXT(VALUE(LEFT([.H22];2))*60+VALUE(MID(REPLACE([.H22];6;1;&quot;.&quot;);4;4));&quot;0.0##&quot;)) ;CONCATENATE(&quot;verdict: :&quot;;LOWER([.H22])))" office:value-type="string" office:string-value="result_time: 2005.8" calcext:value-type="string">
            <text:p>result_time: 2005.8</text:p>
          </table:table-cell>
          <table:table-cell table:formula="of:=IFERROR( CONCATENATE(&quot;result_time: &quot;;TEXT(VALUE(LEFT([.I22];2))*60+VALUE(MID(REPLACE([.I22];6;1;&quot;.&quot;);4;4));&quot;0.0##&quot;)) ;CONCATENATE(&quot;verdict: :&quot;;LOWER([.I22])))" office:value-type="string" office:string-value="result_time: 2200.9" calcext:value-type="string">
            <text:p>result_time: 2200.9</text:p>
          </table:table-cell>
          <table:table-cell table:formula="of:=CONCATENATE(&quot;@smr_&quot;;[.A22];&quot;_&quot;;[.J22];&quot; = @smr_&quot;;[.A22];&quot;.competitors.create! user: @&quot;;[.J22];&quot;, number: &quot;;[.B22])" office:value-type="string" office:string-value="@smr_sp8_alf = @smr_sp8.competitors.create! user: @alf, number: 4" calcext:value-type="string">
            <text:p>@smr_sp8_alf = @smr_sp8.competitors.create! user: @alf, number: 4</text:p>
          </table:table-cell>
          <table:table-cell table:formula="of:=CONCATENATE(&quot;@smr_&quot;;[.A22];&quot;_day1_&quot;;[.J22];&quot; = @smr_&quot;;[.A22];&quot;_&quot;;[.J22];&quot;.runs.create! race: @smr_&quot;;[.A22];&quot;_day1, number: &quot;;[.B22];&quot;, &quot;;[.K22])" office:value-type="string" office:string-value="@smr_sp8_day1_alf = @smr_sp8_alf.runs.create! race: @smr_sp8_day1, number: 4, result_time: 2005.8" calcext:value-type="string">
            <text:p>@smr_sp8_day1_alf = @smr_sp8_alf.runs.create! race: @smr_sp8_day1, number: 4, result_time: 2005.8</text:p>
          </table:table-cell>
          <table:table-cell table:formula="of:=CONCATENATE(&quot;@smr_&quot;;[.$A22];&quot;_day2_&quot;;[.$J22];&quot; = @smr_&quot;;[.$A22];&quot;_&quot;;[.$J22];&quot;.runs.create! race: @smr_&quot;;[.$A22];&quot;_day2, number: &quot;;[.$B22];&quot;, &quot;;[.L22])" office:value-type="string" office:string-value="@smr_sp8_day2_alf = @smr_sp8_alf.runs.create! race: @smr_sp8_day2, number: 4, result_time: 2200.9" calcext:value-type="string">
            <text:p>@smr_sp8_day2_alf = @smr_sp8_alf.runs.create! race: @smr_sp8_day2, number: 4, result_time: 2200.9</text:p>
          </table:table-cell>
        </table:table-row>
        <table:table-row table:style-name="ro1">
          <table:table-cell table:formula="of:=[.A22]" office:value-type="string" office:string-value="sp8" calcext:value-type="string">
            <text:p>sp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nna</text:p>
          </table:table-cell>
          <table:table-cell office:value-type="string" calcext:value-type="string">
            <text:p>Polso</text:p>
          </table:table-cell>
          <table:table-cell office:value-type="string" calcext:value-type="string">
            <text:p>SiSuVa</text:p>
          </table:table-cell>
          <table:table-cell table:formula="of:=[.F22]" office:value-type="string" office:string-value="Finland" calcext:value-type="string">
            <text:p>Finland</text:p>
          </table:table-cell>
          <table:table-cell office:value-type="string" calcext:value-type="string">
            <text:p>1:25:06,</text:p>
          </table:table-cell>
          <table:table-cell office:value-type="string" calcext:value-type="string">
            <text:p>44:34,8,</text:p>
          </table:table-cell>
          <table:table-cell office:value-type="string" calcext:value-type="string">
            <text:p>40:30,7</text:p>
          </table:table-cell>
          <table:table-cell table:formula="of:=CONCATENATE(LOWER(LEFT([.C23]));LOWER(LEFT([.D23]));LOWER(LEFT([.F23])))" office:value-type="string" office:string-value="spf" calcext:value-type="string">
            <text:p>spf</text:p>
          </table:table-cell>
          <table:table-cell table:formula="of:=IFERROR( CONCATENATE(&quot;result_time: &quot;;TEXT(VALUE(LEFT([.H23];2))*60+VALUE(MID(REPLACE([.H23];6;1;&quot;.&quot;);4;4));&quot;0.0##&quot;)) ;CONCATENATE(&quot;verdict: :&quot;;LOWER([.H23])))" office:value-type="string" office:string-value="result_time: 2674.8" calcext:value-type="string">
            <text:p>result_time: 2674.8</text:p>
          </table:table-cell>
          <table:table-cell table:formula="of:=IFERROR( CONCATENATE(&quot;result_time: &quot;;TEXT(VALUE(LEFT([.I23];2))*60+VALUE(MID(REPLACE([.I23];6;1;&quot;.&quot;);4;4));&quot;0.0##&quot;)) ;CONCATENATE(&quot;verdict: :&quot;;LOWER([.I23])))" office:value-type="string" office:string-value="result_time: 2430.7" calcext:value-type="string">
            <text:p>result_time: 2430.7</text:p>
          </table:table-cell>
          <table:table-cell table:formula="of:=CONCATENATE(&quot;@smr_&quot;;[.A23];&quot;_&quot;;[.J23];&quot; = @smr_&quot;;[.A23];&quot;.competitors.create! user: @&quot;;[.J23];&quot;, number: &quot;;[.B23])" office:value-type="string" office:string-value="@smr_sp8_spf = @smr_sp8.competitors.create! user: @spf, number: 5" calcext:value-type="string">
            <text:p>@smr_sp8_spf = @smr_sp8.competitors.create! user: @spf, number: 5</text:p>
          </table:table-cell>
          <table:table-cell table:formula="of:=CONCATENATE(&quot;@smr_&quot;;[.A23];&quot;_day1_&quot;;[.J23];&quot; = @smr_&quot;;[.A23];&quot;_&quot;;[.J23];&quot;.runs.create! race: @smr_&quot;;[.A23];&quot;_day1, number: &quot;;[.B23];&quot;, &quot;;[.K23])" office:value-type="string" office:string-value="@smr_sp8_day1_spf = @smr_sp8_spf.runs.create! race: @smr_sp8_day1, number: 5, result_time: 2674.8" calcext:value-type="string">
            <text:p>@smr_sp8_day1_spf = @smr_sp8_spf.runs.create! race: @smr_sp8_day1, number: 5, result_time: 2674.8</text:p>
          </table:table-cell>
          <table:table-cell table:formula="of:=CONCATENATE(&quot;@smr_&quot;;[.$A23];&quot;_day2_&quot;;[.$J23];&quot; = @smr_&quot;;[.$A23];&quot;_&quot;;[.$J23];&quot;.runs.create! race: @smr_&quot;;[.$A23];&quot;_day2, number: &quot;;[.$B23];&quot;, &quot;;[.L23])" office:value-type="string" office:string-value="@smr_sp8_day2_spf = @smr_sp8_spf.runs.create! race: @smr_sp8_day2, number: 5, result_time: 2430.7" calcext:value-type="string">
            <text:p>@smr_sp8_day2_spf = @smr_sp8_spf.runs.create! race: @smr_sp8_day2, number: 5, result_time: 2430.7</text:p>
          </table:table-cell>
        </table:table-row>
        <table:table-row table:style-name="ro1">
          <table:table-cell table:formula="of:=[.A23]" office:value-type="string" office:string-value="sp8" calcext:value-type="string">
            <text:p>sp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ssi</text:p>
          </table:table-cell>
          <table:table-cell office:value-type="string" calcext:value-type="string">
            <text:p>Pietikäinen</text:p>
          </table:table-cell>
          <table:table-cell office:value-type="string" calcext:value-type="string">
            <text:p>SHS</text:p>
          </table:table-cell>
          <table:table-cell table:formula="of:=[.F23]" office:value-type="string" office:string-value="Finland" calcext:value-type="string">
            <text:p>Finland</text:p>
          </table:table-cell>
          <table:table-cell table:number-columns-repeated="3" office:value-type="string" calcext:value-type="string">
            <text:p>DNS</text:p>
          </table:table-cell>
          <table:table-cell table:formula="of:=CONCATENATE(LOWER(LEFT([.C24]));LOWER(LEFT([.D24]));LOWER(LEFT([.F24])))" office:value-type="string" office:string-value="jpf" calcext:value-type="string">
            <text:p>jpf</text:p>
          </table:table-cell>
          <table:table-cell table:formula="of:=IFERROR( CONCATENATE(&quot;result_time: &quot;;TEXT(VALUE(LEFT([.H24];2))*60+VALUE(MID(REPLACE([.H24];6;1;&quot;.&quot;);4;4));&quot;0.0##&quot;)) ;CONCATENATE(&quot;verdict: :&quot;;LOWER([.H24])))" office:value-type="string" office:string-value="verdict: :dns" calcext:value-type="string">
            <text:p>verdict: :dns</text:p>
          </table:table-cell>
          <table:table-cell table:formula="of:=IFERROR( CONCATENATE(&quot;result_time: &quot;;TEXT(VALUE(LEFT([.I24];2))*60+VALUE(MID(REPLACE([.I24];6;1;&quot;.&quot;);4;4));&quot;0.0##&quot;)) ;CONCATENATE(&quot;verdict: :&quot;;LOWER([.I24])))" office:value-type="string" office:string-value="verdict: :dns" calcext:value-type="string">
            <text:p>verdict: :dns</text:p>
          </table:table-cell>
          <table:table-cell table:formula="of:=CONCATENATE(&quot;@smr_&quot;;[.A24];&quot;_&quot;;[.J24];&quot; = @smr_&quot;;[.A24];&quot;.competitors.create! user: @&quot;;[.J24];&quot;, number: &quot;;[.B24])" office:value-type="string" office:string-value="@smr_sp8_jpf = @smr_sp8.competitors.create! user: @jpf, number: 6" calcext:value-type="string">
            <text:p>@smr_sp8_jpf = @smr_sp8.competitors.create! user: @jpf, number: 6</text:p>
          </table:table-cell>
          <table:table-cell table:formula="of:=CONCATENATE(&quot;@smr_&quot;;[.A24];&quot;_day1_&quot;;[.J24];&quot; = @smr_&quot;;[.A24];&quot;_&quot;;[.J24];&quot;.runs.create! race: @smr_&quot;;[.A24];&quot;_day1, number: &quot;;[.B24];&quot;, &quot;;[.K24])" office:value-type="string" office:string-value="@smr_sp8_day1_jpf = @smr_sp8_jpf.runs.create! race: @smr_sp8_day1, number: 6, verdict: :dns" calcext:value-type="string">
            <text:p>@smr_sp8_day1_jpf = @smr_sp8_jpf.runs.create! race: @smr_sp8_day1, number: 6, verdict: :dns</text:p>
          </table:table-cell>
          <table:table-cell table:formula="of:=CONCATENATE(&quot;@smr_&quot;;[.$A24];&quot;_day2_&quot;;[.$J24];&quot; = @smr_&quot;;[.$A24];&quot;_&quot;;[.$J24];&quot;.runs.create! race: @smr_&quot;;[.$A24];&quot;_day2, number: &quot;;[.$B24];&quot;, &quot;;[.L24])" office:value-type="string" office:string-value="@smr_sp8_day2_jpf = @smr_sp8_jpf.runs.create! race: @smr_sp8_day2, number: 6, verdict: :dns" calcext:value-type="string">
            <text:p>@smr_sp8_day2_jpf = @smr_sp8_jpf.runs.create! race: @smr_sp8_day2, number: 6, verdict: :dns</text:p>
          </table:table-cell>
        </table:table-row>
        <table:table-row table:style-name="ro1">
          <table:table-cell office:value-type="string" calcext:value-type="string">
            <text:p>s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ti</text:p>
          </table:table-cell>
          <table:table-cell office:value-type="string" calcext:value-type="string">
            <text:p>Mäkiaho</text:p>
          </table:table-cell>
          <table:table-cell office:value-type="string" calcext:value-type="string">
            <text:p>L-SVU</text:p>
          </table:table-cell>
          <table:table-cell table:formula="of:=[.F24]" office:value-type="string" office:string-value="Finland" calcext:value-type="string">
            <text:p>Finland</text:p>
          </table:table-cell>
          <table:table-cell office:value-type="string" calcext:value-type="string">
            <text:p>0:27:30,</text:p>
          </table:table-cell>
          <table:table-cell office:value-type="string" calcext:value-type="string">
            <text:p>13:50,8,</text:p>
          </table:table-cell>
          <table:table-cell office:value-type="string" calcext:value-type="string">
            <text:p>13:39,6</text:p>
          </table:table-cell>
          <table:table-cell table:formula="of:=CONCATENATE(LOWER(LEFT([.C25]));LOWER(LEFT([.D25]));LOWER(LEFT([.F25])))" office:value-type="string" office:string-value="amf" calcext:value-type="string">
            <text:p>amf</text:p>
          </table:table-cell>
          <table:table-cell table:formula="of:=IFERROR( CONCATENATE(&quot;result_time: &quot;;TEXT(VALUE(LEFT([.H25];2))*60+VALUE(MID(REPLACE([.H25];6;1;&quot;.&quot;);4;4));&quot;0.0##&quot;)) ;CONCATENATE(&quot;verdict: :&quot;;LOWER([.H25])))" office:value-type="string" office:string-value="result_time: 830.8" calcext:value-type="string">
            <text:p>result_time: 830.8</text:p>
          </table:table-cell>
          <table:table-cell table:formula="of:=IFERROR( CONCATENATE(&quot;result_time: &quot;;TEXT(VALUE(LEFT([.I25];2))*60+VALUE(MID(REPLACE([.I25];6;1;&quot;.&quot;);4;4));&quot;0.0##&quot;)) ;CONCATENATE(&quot;verdict: :&quot;;LOWER([.I25])))" office:value-type="string" office:string-value="result_time: 819.6" calcext:value-type="string">
            <text:p>result_time: 819.6</text:p>
          </table:table-cell>
          <table:table-cell table:formula="of:=CONCATENATE(&quot;@smr_&quot;;[.A25];&quot;_&quot;;[.J25];&quot; = @smr_&quot;;[.A25];&quot;.competitors.create! user: @&quot;;[.J25];&quot;, number: &quot;;[.B25])" office:value-type="string" office:string-value="@smr_sp4_amf = @smr_sp4.competitors.create! user: @amf, number: 1" calcext:value-type="string">
            <text:p>@smr_sp4_amf = @smr_sp4.competitors.create! user: @amf, number: 1</text:p>
          </table:table-cell>
          <table:table-cell table:formula="of:=CONCATENATE(&quot;@smr_&quot;;[.A25];&quot;_day1_&quot;;[.J25];&quot; = @smr_&quot;;[.A25];&quot;_&quot;;[.J25];&quot;.runs.create! race: @smr_&quot;;[.A25];&quot;_day1, number: &quot;;[.B25];&quot;, &quot;;[.K25])" office:value-type="string" office:string-value="@smr_sp4_day1_amf = @smr_sp4_amf.runs.create! race: @smr_sp4_day1, number: 1, result_time: 830.8" calcext:value-type="string">
            <text:p>@smr_sp4_day1_amf = @smr_sp4_amf.runs.create! race: @smr_sp4_day1, number: 1, result_time: 830.8</text:p>
          </table:table-cell>
          <table:table-cell table:formula="of:=CONCATENATE(&quot;@smr_&quot;;[.$A25];&quot;_day2_&quot;;[.$J25];&quot; = @smr_&quot;;[.$A25];&quot;_&quot;;[.$J25];&quot;.runs.create! race: @smr_&quot;;[.$A25];&quot;_day2, number: &quot;;[.$B25];&quot;, &quot;;[.L25])" office:value-type="string" office:string-value="@smr_sp4_day2_amf = @smr_sp4_amf.runs.create! race: @smr_sp4_day2, number: 1, result_time: 819.6" calcext:value-type="string">
            <text:p>@smr_sp4_day2_amf = @smr_sp4_amf.runs.create! race: @smr_sp4_day2, number: 1, result_time: 819.6</text:p>
          </table:table-cell>
        </table:table-row>
        <table:table-row table:style-name="ro1">
          <table:table-cell table:formula="of:=[.A25]" office:value-type="string" office:string-value="sp4" calcext:value-type="string">
            <text:p>sp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si</text:p>
          </table:table-cell>
          <table:table-cell office:value-type="string" calcext:value-type="string">
            <text:p>Hytönen</text:p>
          </table:table-cell>
          <table:table-cell office:value-type="string" calcext:value-type="string">
            <text:p>SiSuVa</text:p>
          </table:table-cell>
          <table:table-cell table:formula="of:=[.F25]" office:value-type="string" office:string-value="Finland" calcext:value-type="string">
            <text:p>Finland</text:p>
          </table:table-cell>
          <table:table-cell office:value-type="string" calcext:value-type="string">
            <text:p>0:28:42,</text:p>
          </table:table-cell>
          <table:table-cell office:value-type="string" calcext:value-type="string">
            <text:p>14:27,6,</text:p>
          </table:table-cell>
          <table:table-cell office:value-type="string" calcext:value-type="string">
            <text:p>14:14,7</text:p>
          </table:table-cell>
          <table:table-cell table:formula="of:=CONCATENATE(LOWER(LEFT([.C26]));LOWER(LEFT([.D26]));LOWER(LEFT([.F26])))" office:value-type="string" office:string-value="ehf" calcext:value-type="string">
            <text:p>ehf</text:p>
          </table:table-cell>
          <table:table-cell table:formula="of:=IFERROR( CONCATENATE(&quot;result_time: &quot;;TEXT(VALUE(LEFT([.H26];2))*60+VALUE(MID(REPLACE([.H26];6;1;&quot;.&quot;);4;4));&quot;0.0##&quot;)) ;CONCATENATE(&quot;verdict: :&quot;;LOWER([.H26])))" office:value-type="string" office:string-value="result_time: 867.6" calcext:value-type="string">
            <text:p>result_time: 867.6</text:p>
          </table:table-cell>
          <table:table-cell table:formula="of:=IFERROR( CONCATENATE(&quot;result_time: &quot;;TEXT(VALUE(LEFT([.I26];2))*60+VALUE(MID(REPLACE([.I26];6;1;&quot;.&quot;);4;4));&quot;0.0##&quot;)) ;CONCATENATE(&quot;verdict: :&quot;;LOWER([.I26])))" office:value-type="string" office:string-value="result_time: 854.7" calcext:value-type="string">
            <text:p>result_time: 854.7</text:p>
          </table:table-cell>
          <table:table-cell table:formula="of:=CONCATENATE(&quot;@smr_&quot;;[.A26];&quot;_&quot;;[.J26];&quot; = @smr_&quot;;[.A26];&quot;.competitors.create! user: @&quot;;[.J26];&quot;, number: &quot;;[.B26])" office:value-type="string" office:string-value="@smr_sp4_ehf = @smr_sp4.competitors.create! user: @ehf, number: 2" calcext:value-type="string">
            <text:p>@smr_sp4_ehf = @smr_sp4.competitors.create! user: @ehf, number: 2</text:p>
          </table:table-cell>
          <table:table-cell table:formula="of:=CONCATENATE(&quot;@smr_&quot;;[.A26];&quot;_day1_&quot;;[.J26];&quot; = @smr_&quot;;[.A26];&quot;_&quot;;[.J26];&quot;.runs.create! race: @smr_&quot;;[.A26];&quot;_day1, number: &quot;;[.B26];&quot;, &quot;;[.K26])" office:value-type="string" office:string-value="@smr_sp4_day1_ehf = @smr_sp4_ehf.runs.create! race: @smr_sp4_day1, number: 2, result_time: 867.6" calcext:value-type="string">
            <text:p>@smr_sp4_day1_ehf = @smr_sp4_ehf.runs.create! race: @smr_sp4_day1, number: 2, result_time: 867.6</text:p>
          </table:table-cell>
          <table:table-cell table:formula="of:=CONCATENATE(&quot;@smr_&quot;;[.$A26];&quot;_day2_&quot;;[.$J26];&quot; = @smr_&quot;;[.$A26];&quot;_&quot;;[.$J26];&quot;.runs.create! race: @smr_&quot;;[.$A26];&quot;_day2, number: &quot;;[.$B26];&quot;, &quot;;[.L26])" office:value-type="string" office:string-value="@smr_sp4_day2_ehf = @smr_sp4_ehf.runs.create! race: @smr_sp4_day2, number: 2, result_time: 854.7" calcext:value-type="string">
            <text:p>@smr_sp4_day2_ehf = @smr_sp4_ehf.runs.create! race: @smr_sp4_day2, number: 2, result_time: 854.7</text:p>
          </table:table-cell>
        </table:table-row>
        <table:table-row table:style-name="ro1">
          <table:table-cell table:formula="of:=[.A26]" office:value-type="string" office:string-value="sp4" calcext:value-type="string">
            <text:p>sp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mmo</text:p>
          </table:table-cell>
          <table:table-cell office:value-type="string" calcext:value-type="string">
            <text:p>Hytönen</text:p>
          </table:table-cell>
          <table:table-cell office:value-type="string" calcext:value-type="string">
            <text:p>SiSuVa</text:p>
          </table:table-cell>
          <table:table-cell table:formula="of:=[.F26]" office:value-type="string" office:string-value="Finland" calcext:value-type="string">
            <text:p>Finland</text:p>
          </table:table-cell>
          <table:table-cell office:value-type="string" calcext:value-type="string">
            <text:p>0:29:11,</text:p>
          </table:table-cell>
          <table:table-cell office:value-type="string" calcext:value-type="string">
            <text:p>14:53,4,</text:p>
          </table:table-cell>
          <table:table-cell office:value-type="string" calcext:value-type="string">
            <text:p>14:17,5</text:p>
          </table:table-cell>
          <table:table-cell table:formula="of:=CONCATENATE(LOWER(LEFT([.C27]));LOWER(LEFT([.D27]));LOWER(LEFT([.F27])))" office:value-type="string" office:string-value="khf" calcext:value-type="string">
            <text:p>khf</text:p>
          </table:table-cell>
          <table:table-cell table:formula="of:=IFERROR( CONCATENATE(&quot;result_time: &quot;;TEXT(VALUE(LEFT([.H27];2))*60+VALUE(MID(REPLACE([.H27];6;1;&quot;.&quot;);4;4));&quot;0.0##&quot;)) ;CONCATENATE(&quot;verdict: :&quot;;LOWER([.H27])))" office:value-type="string" office:string-value="result_time: 893.4" calcext:value-type="string">
            <text:p>result_time: 893.4</text:p>
          </table:table-cell>
          <table:table-cell table:formula="of:=IFERROR( CONCATENATE(&quot;result_time: &quot;;TEXT(VALUE(LEFT([.I27];2))*60+VALUE(MID(REPLACE([.I27];6;1;&quot;.&quot;);4;4));&quot;0.0##&quot;)) ;CONCATENATE(&quot;verdict: :&quot;;LOWER([.I27])))" office:value-type="string" office:string-value="result_time: 857.5" calcext:value-type="string">
            <text:p>result_time: 857.5</text:p>
          </table:table-cell>
          <table:table-cell table:formula="of:=CONCATENATE(&quot;@smr_&quot;;[.A27];&quot;_&quot;;[.J27];&quot; = @smr_&quot;;[.A27];&quot;.competitors.create! user: @&quot;;[.J27];&quot;, number: &quot;;[.B27])" office:value-type="string" office:string-value="@smr_sp4_khf = @smr_sp4.competitors.create! user: @khf, number: 3" calcext:value-type="string">
            <text:p>@smr_sp4_khf = @smr_sp4.competitors.create! user: @khf, number: 3</text:p>
          </table:table-cell>
          <table:table-cell table:formula="of:=CONCATENATE(&quot;@smr_&quot;;[.A27];&quot;_day1_&quot;;[.J27];&quot; = @smr_&quot;;[.A27];&quot;_&quot;;[.J27];&quot;.runs.create! race: @smr_&quot;;[.A27];&quot;_day1, number: &quot;;[.B27];&quot;, &quot;;[.K27])" office:value-type="string" office:string-value="@smr_sp4_day1_khf = @smr_sp4_khf.runs.create! race: @smr_sp4_day1, number: 3, result_time: 893.4" calcext:value-type="string">
            <text:p>@smr_sp4_day1_khf = @smr_sp4_khf.runs.create! race: @smr_sp4_day1, number: 3, result_time: 893.4</text:p>
          </table:table-cell>
          <table:table-cell table:formula="of:=CONCATENATE(&quot;@smr_&quot;;[.$A27];&quot;_day2_&quot;;[.$J27];&quot; = @smr_&quot;;[.$A27];&quot;_&quot;;[.$J27];&quot;.runs.create! race: @smr_&quot;;[.$A27];&quot;_day2, number: &quot;;[.$B27];&quot;, &quot;;[.L27])" office:value-type="string" office:string-value="@smr_sp4_day2_khf = @smr_sp4_khf.runs.create! race: @smr_sp4_day2, number: 3, result_time: 857.5" calcext:value-type="string">
            <text:p>@smr_sp4_day2_khf = @smr_sp4_khf.runs.create! race: @smr_sp4_day2, number: 3, result_time: 857.5</text:p>
          </table:table-cell>
        </table:table-row>
        <table:table-row table:style-name="ro1">
          <table:table-cell table:formula="of:=[.A27]" office:value-type="string" office:string-value="sp4" calcext:value-type="string">
            <text:p>s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iitta</text:p>
          </table:table-cell>
          <table:table-cell office:value-type="string" calcext:value-type="string">
            <text:p>Kempe</text:p>
          </table:table-cell>
          <table:table-cell office:value-type="string" calcext:value-type="string">
            <text:p>SiSuVa</text:p>
          </table:table-cell>
          <table:table-cell table:formula="of:=[.F27]" office:value-type="string" office:string-value="Finland" calcext:value-type="string">
            <text:p>Finland</text:p>
          </table:table-cell>
          <table:table-cell office:value-type="string" calcext:value-type="string">
            <text:p>0:29:16,</text:p>
          </table:table-cell>
          <table:table-cell office:value-type="string" calcext:value-type="string">
            <text:p>14:27,0,</text:p>
          </table:table-cell>
          <table:table-cell office:value-type="string" calcext:value-type="string">
            <text:p>14:49,2</text:p>
          </table:table-cell>
          <table:table-cell table:formula="of:=CONCATENATE(LOWER(LEFT([.C28]));LOWER(LEFT([.D28]));LOWER(LEFT([.F28])))" office:value-type="string" office:string-value="rkf" calcext:value-type="string">
            <text:p>rkf</text:p>
          </table:table-cell>
          <table:table-cell table:formula="of:=IFERROR( CONCATENATE(&quot;result_time: &quot;;TEXT(VALUE(LEFT([.H28];2))*60+VALUE(MID(REPLACE([.H28];6;1;&quot;.&quot;);4;4));&quot;0.0##&quot;)) ;CONCATENATE(&quot;verdict: :&quot;;LOWER([.H28])))" office:value-type="string" office:string-value="result_time: 867.0" calcext:value-type="string">
            <text:p>result_time: 867.0</text:p>
          </table:table-cell>
          <table:table-cell table:formula="of:=IFERROR( CONCATENATE(&quot;result_time: &quot;;TEXT(VALUE(LEFT([.I28];2))*60+VALUE(MID(REPLACE([.I28];6;1;&quot;.&quot;);4;4));&quot;0.0##&quot;)) ;CONCATENATE(&quot;verdict: :&quot;;LOWER([.I28])))" office:value-type="string" office:string-value="result_time: 889.2" calcext:value-type="string">
            <text:p>result_time: 889.2</text:p>
          </table:table-cell>
          <table:table-cell table:formula="of:=CONCATENATE(&quot;@smr_&quot;;[.A28];&quot;_&quot;;[.J28];&quot; = @smr_&quot;;[.A28];&quot;.competitors.create! user: @&quot;;[.J28];&quot;, number: &quot;;[.B28])" office:value-type="string" office:string-value="@smr_sp4_rkf = @smr_sp4.competitors.create! user: @rkf, number: 4" calcext:value-type="string">
            <text:p>@smr_sp4_rkf = @smr_sp4.competitors.create! user: @rkf, number: 4</text:p>
          </table:table-cell>
          <table:table-cell table:formula="of:=CONCATENATE(&quot;@smr_&quot;;[.A28];&quot;_day1_&quot;;[.J28];&quot; = @smr_&quot;;[.A28];&quot;_&quot;;[.J28];&quot;.runs.create! race: @smr_&quot;;[.A28];&quot;_day1, number: &quot;;[.B28];&quot;, &quot;;[.K28])" office:value-type="string" office:string-value="@smr_sp4_day1_rkf = @smr_sp4_rkf.runs.create! race: @smr_sp4_day1, number: 4, result_time: 867.0" calcext:value-type="string">
            <text:p>@smr_sp4_day1_rkf = @smr_sp4_rkf.runs.create! race: @smr_sp4_day1, number: 4, result_time: 867.0</text:p>
          </table:table-cell>
          <table:table-cell table:formula="of:=CONCATENATE(&quot;@smr_&quot;;[.$A28];&quot;_day2_&quot;;[.$J28];&quot; = @smr_&quot;;[.$A28];&quot;_&quot;;[.$J28];&quot;.runs.create! race: @smr_&quot;;[.$A28];&quot;_day2, number: &quot;;[.$B28];&quot;, &quot;;[.L28])" office:value-type="string" office:string-value="@smr_sp4_day2_rkf = @smr_sp4_rkf.runs.create! race: @smr_sp4_day2, number: 4, result_time: 889.2" calcext:value-type="string">
            <text:p>@smr_sp4_day2_rkf = @smr_sp4_rkf.runs.create! race: @smr_sp4_day2, number: 4, result_time: 889.2</text:p>
          </table:table-cell>
        </table:table-row>
        <table:table-row table:style-name="ro1">
          <table:table-cell table:formula="of:=[.A28]" office:value-type="string" office:string-value="sp4" calcext:value-type="string">
            <text:p>sp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nni</text:p>
          </table:table-cell>
          <table:table-cell office:value-type="string" calcext:value-type="string">
            <text:p>Kreivi</text:p>
          </table:table-cell>
          <table:table-cell office:value-type="string" calcext:value-type="string">
            <text:p>SiSuVa</text:p>
          </table:table-cell>
          <table:table-cell table:formula="of:=[.F28]" office:value-type="string" office:string-value="Finland" calcext:value-type="string">
            <text:p>Finland</text:p>
          </table:table-cell>
          <table:table-cell office:value-type="string" calcext:value-type="string">
            <text:p>0:30:11,</text:p>
          </table:table-cell>
          <table:table-cell office:value-type="string" calcext:value-type="string">
            <text:p>15:30,4,</text:p>
          </table:table-cell>
          <table:table-cell office:value-type="string" calcext:value-type="string">
            <text:p>14:40,4</text:p>
          </table:table-cell>
          <table:table-cell table:formula="of:=CONCATENATE(LOWER(LEFT([.C29]));LOWER(LEFT([.D29]));LOWER(LEFT([.F29])))" office:value-type="string" office:string-value="jkf" calcext:value-type="string">
            <text:p>jkf</text:p>
          </table:table-cell>
          <table:table-cell table:formula="of:=IFERROR( CONCATENATE(&quot;result_time: &quot;;TEXT(VALUE(LEFT([.H29];2))*60+VALUE(MID(REPLACE([.H29];6;1;&quot;.&quot;);4;4));&quot;0.0##&quot;)) ;CONCATENATE(&quot;verdict: :&quot;;LOWER([.H29])))" office:value-type="string" office:string-value="result_time: 930.4" calcext:value-type="string">
            <text:p>result_time: 930.4</text:p>
          </table:table-cell>
          <table:table-cell table:formula="of:=IFERROR( CONCATENATE(&quot;result_time: &quot;;TEXT(VALUE(LEFT([.I29];2))*60+VALUE(MID(REPLACE([.I29];6;1;&quot;.&quot;);4;4));&quot;0.0##&quot;)) ;CONCATENATE(&quot;verdict: :&quot;;LOWER([.I29])))" office:value-type="string" office:string-value="result_time: 880.4" calcext:value-type="string">
            <text:p>result_time: 880.4</text:p>
          </table:table-cell>
          <table:table-cell table:formula="of:=CONCATENATE(&quot;@smr_&quot;;[.A29];&quot;_&quot;;[.J29];&quot; = @smr_&quot;;[.A29];&quot;.competitors.create! user: @&quot;;[.J29];&quot;, number: &quot;;[.B29])" office:value-type="string" office:string-value="@smr_sp4_jkf = @smr_sp4.competitors.create! user: @jkf, number: 5" calcext:value-type="string">
            <text:p>@smr_sp4_jkf = @smr_sp4.competitors.create! user: @jkf, number: 5</text:p>
          </table:table-cell>
          <table:table-cell table:formula="of:=CONCATENATE(&quot;@smr_&quot;;[.A29];&quot;_day1_&quot;;[.J29];&quot; = @smr_&quot;;[.A29];&quot;_&quot;;[.J29];&quot;.runs.create! race: @smr_&quot;;[.A29];&quot;_day1, number: &quot;;[.B29];&quot;, &quot;;[.K29])" office:value-type="string" office:string-value="@smr_sp4_day1_jkf = @smr_sp4_jkf.runs.create! race: @smr_sp4_day1, number: 5, result_time: 930.4" calcext:value-type="string">
            <text:p>@smr_sp4_day1_jkf = @smr_sp4_jkf.runs.create! race: @smr_sp4_day1, number: 5, result_time: 930.4</text:p>
          </table:table-cell>
          <table:table-cell table:formula="of:=CONCATENATE(&quot;@smr_&quot;;[.$A29];&quot;_day2_&quot;;[.$J29];&quot; = @smr_&quot;;[.$A29];&quot;_&quot;;[.$J29];&quot;.runs.create! race: @smr_&quot;;[.$A29];&quot;_day2, number: &quot;;[.$B29];&quot;, &quot;;[.L29])" office:value-type="string" office:string-value="@smr_sp4_day2_jkf = @smr_sp4_jkf.runs.create! race: @smr_sp4_day2, number: 5, result_time: 880.4" calcext:value-type="string">
            <text:p>@smr_sp4_day2_jkf = @smr_sp4_jkf.runs.create! race: @smr_sp4_day2, number: 5, result_time: 880.4</text:p>
          </table:table-cell>
        </table:table-row>
        <table:table-row table:style-name="ro1">
          <table:table-cell table:formula="of:=[.A29]" office:value-type="string" office:string-value="sp4" calcext:value-type="string">
            <text:p>sp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tariina</text:p>
          </table:table-cell>
          <table:table-cell office:value-type="string" calcext:value-type="string">
            <text:p>Puolakanaho</text:p>
          </table:table-cell>
          <table:table-cell office:value-type="string" calcext:value-type="string">
            <text:p>L-SVU</text:p>
          </table:table-cell>
          <table:table-cell table:formula="of:=[.F29]" office:value-type="string" office:string-value="Finland" calcext:value-type="string">
            <text:p>Finland</text:p>
          </table:table-cell>
          <table:table-cell office:value-type="string" calcext:value-type="string">
            <text:p>0:30:36,</text:p>
          </table:table-cell>
          <table:table-cell office:value-type="string" calcext:value-type="string">
            <text:p>15:12,7,</text:p>
          </table:table-cell>
          <table:table-cell office:value-type="string" calcext:value-type="string">
            <text:p>15:23,4</text:p>
          </table:table-cell>
          <table:table-cell table:formula="of:=CONCATENATE(LOWER(LEFT([.C30]));LOWER(LEFT([.D30]));LOWER(LEFT([.F30])))" office:value-type="string" office:string-value="kpf" calcext:value-type="string">
            <text:p>kpf</text:p>
          </table:table-cell>
          <table:table-cell table:formula="of:=IFERROR( CONCATENATE(&quot;result_time: &quot;;TEXT(VALUE(LEFT([.H30];2))*60+VALUE(MID(REPLACE([.H30];6;1;&quot;.&quot;);4;4));&quot;0.0##&quot;)) ;CONCATENATE(&quot;verdict: :&quot;;LOWER([.H30])))" office:value-type="string" office:string-value="result_time: 912.7" calcext:value-type="string">
            <text:p>result_time: 912.7</text:p>
          </table:table-cell>
          <table:table-cell table:formula="of:=IFERROR( CONCATENATE(&quot;result_time: &quot;;TEXT(VALUE(LEFT([.I30];2))*60+VALUE(MID(REPLACE([.I30];6;1;&quot;.&quot;);4;4));&quot;0.0##&quot;)) ;CONCATENATE(&quot;verdict: :&quot;;LOWER([.I30])))" office:value-type="string" office:string-value="result_time: 923.4" calcext:value-type="string">
            <text:p>result_time: 923.4</text:p>
          </table:table-cell>
          <table:table-cell table:formula="of:=CONCATENATE(&quot;@smr_&quot;;[.A30];&quot;_&quot;;[.J30];&quot; = @smr_&quot;;[.A30];&quot;.competitors.create! user: @&quot;;[.J30];&quot;, number: &quot;;[.B30])" office:value-type="string" office:string-value="@smr_sp4_kpf = @smr_sp4.competitors.create! user: @kpf, number: 6" calcext:value-type="string">
            <text:p>@smr_sp4_kpf = @smr_sp4.competitors.create! user: @kpf, number: 6</text:p>
          </table:table-cell>
          <table:table-cell table:formula="of:=CONCATENATE(&quot;@smr_&quot;;[.A30];&quot;_day1_&quot;;[.J30];&quot; = @smr_&quot;;[.A30];&quot;_&quot;;[.J30];&quot;.runs.create! race: @smr_&quot;;[.A30];&quot;_day1, number: &quot;;[.B30];&quot;, &quot;;[.K30])" office:value-type="string" office:string-value="@smr_sp4_day1_kpf = @smr_sp4_kpf.runs.create! race: @smr_sp4_day1, number: 6, result_time: 912.7" calcext:value-type="string">
            <text:p>@smr_sp4_day1_kpf = @smr_sp4_kpf.runs.create! race: @smr_sp4_day1, number: 6, result_time: 912.7</text:p>
          </table:table-cell>
          <table:table-cell table:formula="of:=CONCATENATE(&quot;@smr_&quot;;[.$A30];&quot;_day2_&quot;;[.$J30];&quot; = @smr_&quot;;[.$A30];&quot;_&quot;;[.$J30];&quot;.runs.create! race: @smr_&quot;;[.$A30];&quot;_day2, number: &quot;;[.$B30];&quot;, &quot;;[.L30])" office:value-type="string" office:string-value="@smr_sp4_day2_kpf = @smr_sp4_kpf.runs.create! race: @smr_sp4_day2, number: 6, result_time: 923.4" calcext:value-type="string">
            <text:p>@smr_sp4_day2_kpf = @smr_sp4_kpf.runs.create! race: @smr_sp4_day2, number: 6, result_time: 923.4</text:p>
          </table:table-cell>
        </table:table-row>
        <table:table-row table:style-name="ro1">
          <table:table-cell table:formula="of:=[.A30]" office:value-type="string" office:string-value="sp4" calcext:value-type="string">
            <text:p>sp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Lehto</text:p>
          </table:table-cell>
          <table:table-cell office:value-type="string" calcext:value-type="string">
            <text:p>SHS</text:p>
          </table:table-cell>
          <table:table-cell table:formula="of:=[.F30]" office:value-type="string" office:string-value="Finland" calcext:value-type="string">
            <text:p>Finland</text:p>
          </table:table-cell>
          <table:table-cell office:value-type="string" calcext:value-type="string">
            <text:p>0:30:42,</text:p>
          </table:table-cell>
          <table:table-cell office:value-type="string" calcext:value-type="string">
            <text:p>15:22,3,</text:p>
          </table:table-cell>
          <table:table-cell office:value-type="string" calcext:value-type="string">
            <text:p>15:19,7</text:p>
          </table:table-cell>
          <table:table-cell table:formula="of:=CONCATENATE(LOWER(LEFT([.C31]));LOWER(LEFT([.D31]));LOWER(LEFT([.F31])))" office:value-type="string" office:string-value="klf" calcext:value-type="string">
            <text:p>klf</text:p>
          </table:table-cell>
          <table:table-cell table:formula="of:=IFERROR( CONCATENATE(&quot;result_time: &quot;;TEXT(VALUE(LEFT([.H31];2))*60+VALUE(MID(REPLACE([.H31];6;1;&quot;.&quot;);4;4));&quot;0.0##&quot;)) ;CONCATENATE(&quot;verdict: :&quot;;LOWER([.H31])))" office:value-type="string" office:string-value="result_time: 922.3" calcext:value-type="string">
            <text:p>result_time: 922.3</text:p>
          </table:table-cell>
          <table:table-cell table:formula="of:=IFERROR( CONCATENATE(&quot;result_time: &quot;;TEXT(VALUE(LEFT([.I31];2))*60+VALUE(MID(REPLACE([.I31];6;1;&quot;.&quot;);4;4));&quot;0.0##&quot;)) ;CONCATENATE(&quot;verdict: :&quot;;LOWER([.I31])))" office:value-type="string" office:string-value="result_time: 919.7" calcext:value-type="string">
            <text:p>result_time: 919.7</text:p>
          </table:table-cell>
          <table:table-cell table:formula="of:=CONCATENATE(&quot;@smr_&quot;;[.A31];&quot;_&quot;;[.J31];&quot; = @smr_&quot;;[.A31];&quot;.competitors.create! user: @&quot;;[.J31];&quot;, number: &quot;;[.B31])" office:value-type="string" office:string-value="@smr_sp4_klf = @smr_sp4.competitors.create! user: @klf, number: 7" calcext:value-type="string">
            <text:p>@smr_sp4_klf = @smr_sp4.competitors.create! user: @klf, number: 7</text:p>
          </table:table-cell>
          <table:table-cell table:formula="of:=CONCATENATE(&quot;@smr_&quot;;[.A31];&quot;_day1_&quot;;[.J31];&quot; = @smr_&quot;;[.A31];&quot;_&quot;;[.J31];&quot;.runs.create! race: @smr_&quot;;[.A31];&quot;_day1, number: &quot;;[.B31];&quot;, &quot;;[.K31])" office:value-type="string" office:string-value="@smr_sp4_day1_klf = @smr_sp4_klf.runs.create! race: @smr_sp4_day1, number: 7, result_time: 922.3" calcext:value-type="string">
            <text:p>@smr_sp4_day1_klf = @smr_sp4_klf.runs.create! race: @smr_sp4_day1, number: 7, result_time: 922.3</text:p>
          </table:table-cell>
          <table:table-cell table:formula="of:=CONCATENATE(&quot;@smr_&quot;;[.$A31];&quot;_day2_&quot;;[.$J31];&quot; = @smr_&quot;;[.$A31];&quot;_&quot;;[.$J31];&quot;.runs.create! race: @smr_&quot;;[.$A31];&quot;_day2, number: &quot;;[.$B31];&quot;, &quot;;[.L31])" office:value-type="string" office:string-value="@smr_sp4_day2_klf = @smr_sp4_klf.runs.create! race: @smr_sp4_day2, number: 7, result_time: 919.7" calcext:value-type="string">
            <text:p>@smr_sp4_day2_klf = @smr_sp4_klf.runs.create! race: @smr_sp4_day2, number: 7, result_time: 919.7</text:p>
          </table:table-cell>
        </table:table-row>
        <table:table-row table:style-name="ro1">
          <table:table-cell table:formula="of:=[.A31]" office:value-type="string" office:string-value="sp4" calcext:value-type="string">
            <text:p>s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a-Pekka</text:p>
          </table:table-cell>
          <table:table-cell office:value-type="string" calcext:value-type="string">
            <text:p>Lehtomäki</text:p>
          </table:table-cell>
          <table:table-cell office:value-type="string" calcext:value-type="string">
            <text:p>KVKS</text:p>
          </table:table-cell>
          <table:table-cell table:formula="of:=[.F31]" office:value-type="string" office:string-value="Finland" calcext:value-type="string">
            <text:p>Finland</text:p>
          </table:table-cell>
          <table:table-cell office:value-type="string" calcext:value-type="string">
            <text:p>0:31:11,</text:p>
          </table:table-cell>
          <table:table-cell office:value-type="string" calcext:value-type="string">
            <text:p>15:41,5,</text:p>
          </table:table-cell>
          <table:table-cell office:value-type="string" calcext:value-type="string">
            <text:p>15:29,3</text:p>
          </table:table-cell>
          <table:table-cell table:formula="of:=CONCATENATE(LOWER(LEFT([.C32]));LOWER(LEFT([.D32]));LOWER(LEFT([.F32])))" office:value-type="string" office:string-value="vlf" calcext:value-type="string">
            <text:p>vlf</text:p>
          </table:table-cell>
          <table:table-cell table:formula="of:=IFERROR( CONCATENATE(&quot;result_time: &quot;;TEXT(VALUE(LEFT([.H32];2))*60+VALUE(MID(REPLACE([.H32];6;1;&quot;.&quot;);4;4));&quot;0.0##&quot;)) ;CONCATENATE(&quot;verdict: :&quot;;LOWER([.H32])))" office:value-type="string" office:string-value="result_time: 941.5" calcext:value-type="string">
            <text:p>result_time: 941.5</text:p>
          </table:table-cell>
          <table:table-cell table:formula="of:=IFERROR( CONCATENATE(&quot;result_time: &quot;;TEXT(VALUE(LEFT([.I32];2))*60+VALUE(MID(REPLACE([.I32];6;1;&quot;.&quot;);4;4));&quot;0.0##&quot;)) ;CONCATENATE(&quot;verdict: :&quot;;LOWER([.I32])))" office:value-type="string" office:string-value="result_time: 929.3" calcext:value-type="string">
            <text:p>result_time: 929.3</text:p>
          </table:table-cell>
          <table:table-cell table:formula="of:=CONCATENATE(&quot;@smr_&quot;;[.A32];&quot;_&quot;;[.J32];&quot; = @smr_&quot;;[.A32];&quot;.competitors.create! user: @&quot;;[.J32];&quot;, number: &quot;;[.B32])" office:value-type="string" office:string-value="@smr_sp4_vlf = @smr_sp4.competitors.create! user: @vlf, number: 8" calcext:value-type="string">
            <text:p>@smr_sp4_vlf = @smr_sp4.competitors.create! user: @vlf, number: 8</text:p>
          </table:table-cell>
          <table:table-cell table:formula="of:=CONCATENATE(&quot;@smr_&quot;;[.A32];&quot;_day1_&quot;;[.J32];&quot; = @smr_&quot;;[.A32];&quot;_&quot;;[.J32];&quot;.runs.create! race: @smr_&quot;;[.A32];&quot;_day1, number: &quot;;[.B32];&quot;, &quot;;[.K32])" office:value-type="string" office:string-value="@smr_sp4_day1_vlf = @smr_sp4_vlf.runs.create! race: @smr_sp4_day1, number: 8, result_time: 941.5" calcext:value-type="string">
            <text:p>@smr_sp4_day1_vlf = @smr_sp4_vlf.runs.create! race: @smr_sp4_day1, number: 8, result_time: 941.5</text:p>
          </table:table-cell>
          <table:table-cell table:formula="of:=CONCATENATE(&quot;@smr_&quot;;[.$A32];&quot;_day2_&quot;;[.$J32];&quot; = @smr_&quot;;[.$A32];&quot;_&quot;;[.$J32];&quot;.runs.create! race: @smr_&quot;;[.$A32];&quot;_day2, number: &quot;;[.$B32];&quot;, &quot;;[.L32])" office:value-type="string" office:string-value="@smr_sp4_day2_vlf = @smr_sp4_vlf.runs.create! race: @smr_sp4_day2, number: 8, result_time: 929.3" calcext:value-type="string">
            <text:p>@smr_sp4_day2_vlf = @smr_sp4_vlf.runs.create! race: @smr_sp4_day2, number: 8, result_time: 929.3</text:p>
          </table:table-cell>
        </table:table-row>
        <table:table-row table:style-name="ro1">
          <table:table-cell table:formula="of:=[.A32]" office:value-type="string" office:string-value="sp4" calcext:value-type="string">
            <text:p>sp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Byrkland</text:p>
          </table:table-cell>
          <table:table-cell office:value-type="string" calcext:value-type="string">
            <text:p>L-SVU</text:p>
          </table:table-cell>
          <table:table-cell table:formula="of:=[.F32]" office:value-type="string" office:string-value="Finland" calcext:value-type="string">
            <text:p>Finland</text:p>
          </table:table-cell>
          <table:table-cell office:value-type="string" calcext:value-type="string">
            <text:p>0:32:25,</text:p>
          </table:table-cell>
          <table:table-cell office:value-type="string" calcext:value-type="string">
            <text:p>15:52,6,</text:p>
          </table:table-cell>
          <table:table-cell office:value-type="string" calcext:value-type="string">
            <text:p>16:32,1</text:p>
          </table:table-cell>
          <table:table-cell table:formula="of:=CONCATENATE(LOWER(LEFT([.C33]));LOWER(LEFT([.D33]));LOWER(LEFT([.F33])))" office:value-type="string" office:string-value="sbf" calcext:value-type="string">
            <text:p>sbf</text:p>
          </table:table-cell>
          <table:table-cell table:formula="of:=IFERROR( CONCATENATE(&quot;result_time: &quot;;TEXT(VALUE(LEFT([.H33];2))*60+VALUE(MID(REPLACE([.H33];6;1;&quot;.&quot;);4;4));&quot;0.0##&quot;)) ;CONCATENATE(&quot;verdict: :&quot;;LOWER([.H33])))" office:value-type="string" office:string-value="result_time: 952.6" calcext:value-type="string">
            <text:p>result_time: 952.6</text:p>
          </table:table-cell>
          <table:table-cell table:formula="of:=IFERROR( CONCATENATE(&quot;result_time: &quot;;TEXT(VALUE(LEFT([.I33];2))*60+VALUE(MID(REPLACE([.I33];6;1;&quot;.&quot;);4;4));&quot;0.0##&quot;)) ;CONCATENATE(&quot;verdict: :&quot;;LOWER([.I33])))" office:value-type="string" office:string-value="result_time: 992.1" calcext:value-type="string">
            <text:p>result_time: 992.1</text:p>
          </table:table-cell>
          <table:table-cell table:formula="of:=CONCATENATE(&quot;@smr_&quot;;[.A33];&quot;_&quot;;[.J33];&quot; = @smr_&quot;;[.A33];&quot;.competitors.create! user: @&quot;;[.J33];&quot;, number: &quot;;[.B33])" office:value-type="string" office:string-value="@smr_sp4_sbf = @smr_sp4.competitors.create! user: @sbf, number: 9" calcext:value-type="string">
            <text:p>@smr_sp4_sbf = @smr_sp4.competitors.create! user: @sbf, number: 9</text:p>
          </table:table-cell>
          <table:table-cell table:formula="of:=CONCATENATE(&quot;@smr_&quot;;[.A33];&quot;_day1_&quot;;[.J33];&quot; = @smr_&quot;;[.A33];&quot;_&quot;;[.J33];&quot;.runs.create! race: @smr_&quot;;[.A33];&quot;_day1, number: &quot;;[.B33];&quot;, &quot;;[.K33])" office:value-type="string" office:string-value="@smr_sp4_day1_sbf = @smr_sp4_sbf.runs.create! race: @smr_sp4_day1, number: 9, result_time: 952.6" calcext:value-type="string">
            <text:p>@smr_sp4_day1_sbf = @smr_sp4_sbf.runs.create! race: @smr_sp4_day1, number: 9, result_time: 952.6</text:p>
          </table:table-cell>
          <table:table-cell table:formula="of:=CONCATENATE(&quot;@smr_&quot;;[.$A33];&quot;_day2_&quot;;[.$J33];&quot; = @smr_&quot;;[.$A33];&quot;_&quot;;[.$J33];&quot;.runs.create! race: @smr_&quot;;[.$A33];&quot;_day2, number: &quot;;[.$B33];&quot;, &quot;;[.L33])" office:value-type="string" office:string-value="@smr_sp4_day2_sbf = @smr_sp4_sbf.runs.create! race: @smr_sp4_day2, number: 9, result_time: 992.1" calcext:value-type="string">
            <text:p>@smr_sp4_day2_sbf = @smr_sp4_sbf.runs.create! race: @smr_sp4_day2, number: 9, result_time: 992.1</text:p>
          </table:table-cell>
        </table:table-row>
        <table:table-row table:style-name="ro1">
          <table:table-cell table:formula="of:=[.A33]" office:value-type="string" office:string-value="sp4" calcext:value-type="string">
            <text:p>sp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u</text:p>
          </table:table-cell>
          <table:table-cell office:value-type="string" calcext:value-type="string">
            <text:p>Parikka</text:p>
          </table:table-cell>
          <table:table-cell office:value-type="string" calcext:value-type="string">
            <text:p>SHS</text:p>
          </table:table-cell>
          <table:table-cell table:formula="of:=[.F33]" office:value-type="string" office:string-value="Finland" calcext:value-type="string">
            <text:p>Finland</text:p>
          </table:table-cell>
          <table:table-cell office:value-type="string" calcext:value-type="string">
            <text:p>0:33:32,</text:p>
          </table:table-cell>
          <table:table-cell office:value-type="string" calcext:value-type="string">
            <text:p>16:45,6,</text:p>
          </table:table-cell>
          <table:table-cell office:value-type="string" calcext:value-type="string">
            <text:p>16:46,2</text:p>
          </table:table-cell>
          <table:table-cell table:formula="of:=CONCATENATE(LOWER(LEFT([.C34]));LOWER(LEFT([.D34]));LOWER(LEFT([.F34])))" office:value-type="string" office:string-value="apf" calcext:value-type="string">
            <text:p>apf</text:p>
          </table:table-cell>
          <table:table-cell table:formula="of:=IFERROR( CONCATENATE(&quot;result_time: &quot;;TEXT(VALUE(LEFT([.H34];2))*60+VALUE(MID(REPLACE([.H34];6;1;&quot;.&quot;);4;4));&quot;0.0##&quot;)) ;CONCATENATE(&quot;verdict: :&quot;;LOWER([.H34])))" office:value-type="string" office:string-value="result_time: 1005.6" calcext:value-type="string">
            <text:p>result_time: 1005.6</text:p>
          </table:table-cell>
          <table:table-cell table:formula="of:=IFERROR( CONCATENATE(&quot;result_time: &quot;;TEXT(VALUE(LEFT([.I34];2))*60+VALUE(MID(REPLACE([.I34];6;1;&quot;.&quot;);4;4));&quot;0.0##&quot;)) ;CONCATENATE(&quot;verdict: :&quot;;LOWER([.I34])))" office:value-type="string" office:string-value="result_time: 1006.2" calcext:value-type="string">
            <text:p>result_time: 1006.2</text:p>
          </table:table-cell>
          <table:table-cell table:formula="of:=CONCATENATE(&quot;@smr_&quot;;[.A34];&quot;_&quot;;[.J34];&quot; = @smr_&quot;;[.A34];&quot;.competitors.create! user: @&quot;;[.J34];&quot;, number: &quot;;[.B34])" office:value-type="string" office:string-value="@smr_sp4_apf = @smr_sp4.competitors.create! user: @apf, number: 10" calcext:value-type="string">
            <text:p>@smr_sp4_apf = @smr_sp4.competitors.create! user: @apf, number: 10</text:p>
          </table:table-cell>
          <table:table-cell table:formula="of:=CONCATENATE(&quot;@smr_&quot;;[.A34];&quot;_day1_&quot;;[.J34];&quot; = @smr_&quot;;[.A34];&quot;_&quot;;[.J34];&quot;.runs.create! race: @smr_&quot;;[.A34];&quot;_day1, number: &quot;;[.B34];&quot;, &quot;;[.K34])" office:value-type="string" office:string-value="@smr_sp4_day1_apf = @smr_sp4_apf.runs.create! race: @smr_sp4_day1, number: 10, result_time: 1005.6" calcext:value-type="string">
            <text:p>@smr_sp4_day1_apf = @smr_sp4_apf.runs.create! race: @smr_sp4_day1, number: 10, result_time: 1005.6</text:p>
          </table:table-cell>
          <table:table-cell table:formula="of:=CONCATENATE(&quot;@smr_&quot;;[.$A34];&quot;_day2_&quot;;[.$J34];&quot; = @smr_&quot;;[.$A34];&quot;_&quot;;[.$J34];&quot;.runs.create! race: @smr_&quot;;[.$A34];&quot;_day2, number: &quot;;[.$B34];&quot;, &quot;;[.L34])" office:value-type="string" office:string-value="@smr_sp4_day2_apf = @smr_sp4_apf.runs.create! race: @smr_sp4_day2, number: 10, result_time: 1006.2" calcext:value-type="string">
            <text:p>@smr_sp4_day2_apf = @smr_sp4_apf.runs.create! race: @smr_sp4_day2, number: 10, result_time: 1006.2</text:p>
          </table:table-cell>
        </table:table-row>
        <table:table-row table:style-name="ro1">
          <table:table-cell table:formula="of:=[.A34]" office:value-type="string" office:string-value="sp4" calcext:value-type="string">
            <text:p>sp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ha</text:p>
          </table:table-cell>
          <table:table-cell office:value-type="string" calcext:value-type="string">
            <text:p>Romppanen</text:p>
          </table:table-cell>
          <table:table-cell office:value-type="string" calcext:value-type="string">
            <text:p>SHS</text:p>
          </table:table-cell>
          <table:table-cell table:formula="of:=[.F34]" office:value-type="string" office:string-value="Finland" calcext:value-type="string">
            <text:p>Finland</text:p>
          </table:table-cell>
          <table:table-cell office:value-type="string" calcext:value-type="string">
            <text:p>0:35:30,</text:p>
          </table:table-cell>
          <table:table-cell office:value-type="string" calcext:value-type="string">
            <text:p>17:41,2,</text:p>
          </table:table-cell>
          <table:table-cell office:value-type="string" calcext:value-type="string">
            <text:p>17:48,6</text:p>
          </table:table-cell>
          <table:table-cell table:formula="of:=CONCATENATE(LOWER(LEFT([.C35]));LOWER(LEFT([.D35]));LOWER(LEFT([.F35])))" office:value-type="string" office:string-value="jrf" calcext:value-type="string">
            <text:p>jrf</text:p>
          </table:table-cell>
          <table:table-cell table:formula="of:=IFERROR( CONCATENATE(&quot;result_time: &quot;;TEXT(VALUE(LEFT([.H35];2))*60+VALUE(MID(REPLACE([.H35];6;1;&quot;.&quot;);4;4));&quot;0.0##&quot;)) ;CONCATENATE(&quot;verdict: :&quot;;LOWER([.H35])))" office:value-type="string" office:string-value="result_time: 1061.2" calcext:value-type="string">
            <text:p>result_time: 1061.2</text:p>
          </table:table-cell>
          <table:table-cell table:formula="of:=IFERROR( CONCATENATE(&quot;result_time: &quot;;TEXT(VALUE(LEFT([.I35];2))*60+VALUE(MID(REPLACE([.I35];6;1;&quot;.&quot;);4;4));&quot;0.0##&quot;)) ;CONCATENATE(&quot;verdict: :&quot;;LOWER([.I35])))" office:value-type="string" office:string-value="result_time: 1068.6" calcext:value-type="string">
            <text:p>result_time: 1068.6</text:p>
          </table:table-cell>
          <table:table-cell table:formula="of:=CONCATENATE(&quot;@smr_&quot;;[.A35];&quot;_&quot;;[.J35];&quot; = @smr_&quot;;[.A35];&quot;.competitors.create! user: @&quot;;[.J35];&quot;, number: &quot;;[.B35])" office:value-type="string" office:string-value="@smr_sp4_jrf = @smr_sp4.competitors.create! user: @jrf, number: 11" calcext:value-type="string">
            <text:p>@smr_sp4_jrf = @smr_sp4.competitors.create! user: @jrf, number: 11</text:p>
          </table:table-cell>
          <table:table-cell table:formula="of:=CONCATENATE(&quot;@smr_&quot;;[.A35];&quot;_day1_&quot;;[.J35];&quot; = @smr_&quot;;[.A35];&quot;_&quot;;[.J35];&quot;.runs.create! race: @smr_&quot;;[.A35];&quot;_day1, number: &quot;;[.B35];&quot;, &quot;;[.K35])" office:value-type="string" office:string-value="@smr_sp4_day1_jrf = @smr_sp4_jrf.runs.create! race: @smr_sp4_day1, number: 11, result_time: 1061.2" calcext:value-type="string">
            <text:p>@smr_sp4_day1_jrf = @smr_sp4_jrf.runs.create! race: @smr_sp4_day1, number: 11, result_time: 1061.2</text:p>
          </table:table-cell>
          <table:table-cell table:formula="of:=CONCATENATE(&quot;@smr_&quot;;[.$A35];&quot;_day2_&quot;;[.$J35];&quot; = @smr_&quot;;[.$A35];&quot;_&quot;;[.$J35];&quot;.runs.create! race: @smr_&quot;;[.$A35];&quot;_day2, number: &quot;;[.$B35];&quot;, &quot;;[.L35])" office:value-type="string" office:string-value="@smr_sp4_day2_jrf = @smr_sp4_jrf.runs.create! race: @smr_sp4_day2, number: 11, result_time: 1068.6" calcext:value-type="string">
            <text:p>@smr_sp4_day2_jrf = @smr_sp4_jrf.runs.create! race: @smr_sp4_day2, number: 11, result_time: 1068.6</text:p>
          </table:table-cell>
        </table:table-row>
        <table:table-row table:style-name="ro1">
          <table:table-cell table:formula="of:=[.A35]" office:value-type="string" office:string-value="sp4" calcext:value-type="string">
            <text:p>sp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Kiijärvi</text:p>
          </table:table-cell>
          <table:table-cell office:value-type="string" calcext:value-type="string">
            <text:p>SHS</text:p>
          </table:table-cell>
          <table:table-cell table:formula="of:=[.F35]" office:value-type="string" office:string-value="Finland" calcext:value-type="string">
            <text:p>Finland</text:p>
          </table:table-cell>
          <table:table-cell office:value-type="string" calcext:value-type="string">
            <text:p>0:37:15,</text:p>
          </table:table-cell>
          <table:table-cell office:value-type="string" calcext:value-type="string">
            <text:p>18:43,6,</text:p>
          </table:table-cell>
          <table:table-cell office:value-type="string" calcext:value-type="string">
            <text:p>18:31,7</text:p>
          </table:table-cell>
          <table:table-cell table:formula="of:=CONCATENATE(LOWER(LEFT([.C36]));LOWER(LEFT([.D36]));LOWER(LEFT([.F36])))" office:value-type="string" office:string-value="akf" calcext:value-type="string">
            <text:p>akf</text:p>
          </table:table-cell>
          <table:table-cell table:formula="of:=IFERROR( CONCATENATE(&quot;result_time: &quot;;TEXT(VALUE(LEFT([.H36];2))*60+VALUE(MID(REPLACE([.H36];6;1;&quot;.&quot;);4;4));&quot;0.0##&quot;)) ;CONCATENATE(&quot;verdict: :&quot;;LOWER([.H36])))" office:value-type="string" office:string-value="result_time: 1123.6" calcext:value-type="string">
            <text:p>result_time: 1123.6</text:p>
          </table:table-cell>
          <table:table-cell table:formula="of:=IFERROR( CONCATENATE(&quot;result_time: &quot;;TEXT(VALUE(LEFT([.I36];2))*60+VALUE(MID(REPLACE([.I36];6;1;&quot;.&quot;);4;4));&quot;0.0##&quot;)) ;CONCATENATE(&quot;verdict: :&quot;;LOWER([.I36])))" office:value-type="string" office:string-value="result_time: 1111.7" calcext:value-type="string">
            <text:p>result_time: 1111.7</text:p>
          </table:table-cell>
          <table:table-cell table:formula="of:=CONCATENATE(&quot;@smr_&quot;;[.A36];&quot;_&quot;;[.J36];&quot; = @smr_&quot;;[.A36];&quot;.competitors.create! user: @&quot;;[.J36];&quot;, number: &quot;;[.B36])" office:value-type="string" office:string-value="@smr_sp4_akf = @smr_sp4.competitors.create! user: @akf, number: 12" calcext:value-type="string">
            <text:p>@smr_sp4_akf = @smr_sp4.competitors.create! user: @akf, number: 12</text:p>
          </table:table-cell>
          <table:table-cell table:formula="of:=CONCATENATE(&quot;@smr_&quot;;[.A36];&quot;_day1_&quot;;[.J36];&quot; = @smr_&quot;;[.A36];&quot;_&quot;;[.J36];&quot;.runs.create! race: @smr_&quot;;[.A36];&quot;_day1, number: &quot;;[.B36];&quot;, &quot;;[.K36])" office:value-type="string" office:string-value="@smr_sp4_day1_akf = @smr_sp4_akf.runs.create! race: @smr_sp4_day1, number: 12, result_time: 1123.6" calcext:value-type="string">
            <text:p>@smr_sp4_day1_akf = @smr_sp4_akf.runs.create! race: @smr_sp4_day1, number: 12, result_time: 1123.6</text:p>
          </table:table-cell>
          <table:table-cell table:formula="of:=CONCATENATE(&quot;@smr_&quot;;[.$A36];&quot;_day2_&quot;;[.$J36];&quot; = @smr_&quot;;[.$A36];&quot;_&quot;;[.$J36];&quot;.runs.create! race: @smr_&quot;;[.$A36];&quot;_day2, number: &quot;;[.$B36];&quot;, &quot;;[.L36])" office:value-type="string" office:string-value="@smr_sp4_day2_akf = @smr_sp4_akf.runs.create! race: @smr_sp4_day2, number: 12, result_time: 1111.7" calcext:value-type="string">
            <text:p>@smr_sp4_day2_akf = @smr_sp4_akf.runs.create! race: @smr_sp4_day2, number: 12, result_time: 1111.7</text:p>
          </table:table-cell>
        </table:table-row>
        <table:table-row table:style-name="ro1">
          <table:table-cell table:formula="of:=[.A36]" office:value-type="string" office:string-value="sp4" calcext:value-type="string">
            <text:p>sp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gneta</text:p>
          </table:table-cell>
          <table:table-cell office:value-type="string" calcext:value-type="string">
            <text:p>Henriksson</text:p>
          </table:table-cell>
          <table:table-cell office:value-type="string" calcext:value-type="string">
            <text:p>Kiruna,</text:p>
          </table:table-cell>
          <table:table-cell table:style-name="ce1" office:value-type="string" calcext:value-type="string">
            <text:p>Sweden</text:p>
          </table:table-cell>
          <table:table-cell office:value-type="string" calcext:value-type="string">
            <text:p>0:38:23,</text:p>
          </table:table-cell>
          <table:table-cell office:value-type="string" calcext:value-type="string">
            <text:p>18:26,2,</text:p>
          </table:table-cell>
          <table:table-cell office:value-type="string" calcext:value-type="string">
            <text:p>19:56,6</text:p>
          </table:table-cell>
          <table:table-cell table:formula="of:=CONCATENATE(LOWER(LEFT([.C37]));LOWER(LEFT([.D37]));LOWER(LEFT([.F37])))" office:value-type="string" office:string-value="ahs" calcext:value-type="string">
            <text:p>ahs</text:p>
          </table:table-cell>
          <table:table-cell table:formula="of:=IFERROR( CONCATENATE(&quot;result_time: &quot;;TEXT(VALUE(LEFT([.H37];2))*60+VALUE(MID(REPLACE([.H37];6;1;&quot;.&quot;);4;4));&quot;0.0##&quot;)) ;CONCATENATE(&quot;verdict: :&quot;;LOWER([.H37])))" office:value-type="string" office:string-value="result_time: 1106.2" calcext:value-type="string">
            <text:p>result_time: 1106.2</text:p>
          </table:table-cell>
          <table:table-cell table:formula="of:=IFERROR( CONCATENATE(&quot;result_time: &quot;;TEXT(VALUE(LEFT([.I37];2))*60+VALUE(MID(REPLACE([.I37];6;1;&quot;.&quot;);4;4));&quot;0.0##&quot;)) ;CONCATENATE(&quot;verdict: :&quot;;LOWER([.I37])))" office:value-type="string" office:string-value="result_time: 1196.6" calcext:value-type="string">
            <text:p>result_time: 1196.6</text:p>
          </table:table-cell>
          <table:table-cell table:formula="of:=CONCATENATE(&quot;@smr_&quot;;[.A37];&quot;_&quot;;[.J37];&quot; = @smr_&quot;;[.A37];&quot;.competitors.create! user: @&quot;;[.J37];&quot;, number: &quot;;[.B37])" office:value-type="string" office:string-value="@smr_sp4_ahs = @smr_sp4.competitors.create! user: @ahs, number: 13" calcext:value-type="string">
            <text:p>@smr_sp4_ahs = @smr_sp4.competitors.create! user: @ahs, number: 13</text:p>
          </table:table-cell>
          <table:table-cell table:formula="of:=CONCATENATE(&quot;@smr_&quot;;[.A37];&quot;_day1_&quot;;[.J37];&quot; = @smr_&quot;;[.A37];&quot;_&quot;;[.J37];&quot;.runs.create! race: @smr_&quot;;[.A37];&quot;_day1, number: &quot;;[.B37];&quot;, &quot;;[.K37])" office:value-type="string" office:string-value="@smr_sp4_day1_ahs = @smr_sp4_ahs.runs.create! race: @smr_sp4_day1, number: 13, result_time: 1106.2" calcext:value-type="string">
            <text:p>@smr_sp4_day1_ahs = @smr_sp4_ahs.runs.create! race: @smr_sp4_day1, number: 13, result_time: 1106.2</text:p>
          </table:table-cell>
          <table:table-cell table:formula="of:=CONCATENATE(&quot;@smr_&quot;;[.$A37];&quot;_day2_&quot;;[.$J37];&quot; = @smr_&quot;;[.$A37];&quot;_&quot;;[.$J37];&quot;.runs.create! race: @smr_&quot;;[.$A37];&quot;_day2, number: &quot;;[.$B37];&quot;, &quot;;[.L37])" office:value-type="string" office:string-value="@smr_sp4_day2_ahs = @smr_sp4_ahs.runs.create! race: @smr_sp4_day2, number: 13, result_time: 1196.6" calcext:value-type="string">
            <text:p>@smr_sp4_day2_ahs = @smr_sp4_ahs.runs.create! race: @smr_sp4_day2, number: 13, result_time: 1196.6</text:p>
          </table:table-cell>
        </table:table-row>
        <table:table-row table:style-name="ro1">
          <table:table-cell table:formula="of:=[.A37]" office:value-type="string" office:string-value="sp4" calcext:value-type="string">
            <text:p>sp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na-Kristina</text:p>
          </table:table-cell>
          <table:table-cell office:value-type="string" calcext:value-type="string">
            <text:p>Isoviita</text:p>
          </table:table-cell>
          <table:table-cell office:value-type="string" calcext:value-type="string">
            <text:p>SHS</text:p>
          </table:table-cell>
          <table:table-cell table:style-name="ce1" office:value-type="string" calcext:value-type="string">
            <text:p>Finland</text:p>
          </table:table-cell>
          <table:table-cell office:value-type="string" calcext:value-type="string">
            <text:p>0:39:44,</text:p>
          </table:table-cell>
          <table:table-cell office:value-type="string" calcext:value-type="string">
            <text:p>19:57,2,</text:p>
          </table:table-cell>
          <table:table-cell office:value-type="string" calcext:value-type="string">
            <text:p>19:46,4</text:p>
          </table:table-cell>
          <table:table-cell table:formula="of:=CONCATENATE(LOWER(LEFT([.C38]));LOWER(LEFT([.D38]));LOWER(LEFT([.F38])))" office:value-type="string" office:string-value="aif" calcext:value-type="string">
            <text:p>aif</text:p>
          </table:table-cell>
          <table:table-cell table:formula="of:=IFERROR( CONCATENATE(&quot;result_time: &quot;;TEXT(VALUE(LEFT([.H38];2))*60+VALUE(MID(REPLACE([.H38];6;1;&quot;.&quot;);4;4));&quot;0.0##&quot;)) ;CONCATENATE(&quot;verdict: :&quot;;LOWER([.H38])))" office:value-type="string" office:string-value="result_time: 1197.2" calcext:value-type="string">
            <text:p>result_time: 1197.2</text:p>
          </table:table-cell>
          <table:table-cell table:formula="of:=IFERROR( CONCATENATE(&quot;result_time: &quot;;TEXT(VALUE(LEFT([.I38];2))*60+VALUE(MID(REPLACE([.I38];6;1;&quot;.&quot;);4;4));&quot;0.0##&quot;)) ;CONCATENATE(&quot;verdict: :&quot;;LOWER([.I38])))" office:value-type="string" office:string-value="result_time: 1186.4" calcext:value-type="string">
            <text:p>result_time: 1186.4</text:p>
          </table:table-cell>
          <table:table-cell table:formula="of:=CONCATENATE(&quot;@smr_&quot;;[.A38];&quot;_&quot;;[.J38];&quot; = @smr_&quot;;[.A38];&quot;.competitors.create! user: @&quot;;[.J38];&quot;, number: &quot;;[.B38])" office:value-type="string" office:string-value="@smr_sp4_aif = @smr_sp4.competitors.create! user: @aif, number: 14" calcext:value-type="string">
            <text:p>@smr_sp4_aif = @smr_sp4.competitors.create! user: @aif, number: 14</text:p>
          </table:table-cell>
          <table:table-cell table:formula="of:=CONCATENATE(&quot;@smr_&quot;;[.A38];&quot;_day1_&quot;;[.J38];&quot; = @smr_&quot;;[.A38];&quot;_&quot;;[.J38];&quot;.runs.create! race: @smr_&quot;;[.A38];&quot;_day1, number: &quot;;[.B38];&quot;, &quot;;[.K38])" office:value-type="string" office:string-value="@smr_sp4_day1_aif = @smr_sp4_aif.runs.create! race: @smr_sp4_day1, number: 14, result_time: 1197.2" calcext:value-type="string">
            <text:p>@smr_sp4_day1_aif = @smr_sp4_aif.runs.create! race: @smr_sp4_day1, number: 14, result_time: 1197.2</text:p>
          </table:table-cell>
          <table:table-cell table:formula="of:=CONCATENATE(&quot;@smr_&quot;;[.$A38];&quot;_day2_&quot;;[.$J38];&quot; = @smr_&quot;;[.$A38];&quot;_&quot;;[.$J38];&quot;.runs.create! race: @smr_&quot;;[.$A38];&quot;_day2, number: &quot;;[.$B38];&quot;, &quot;;[.L38])" office:value-type="string" office:string-value="@smr_sp4_day2_aif = @smr_sp4_aif.runs.create! race: @smr_sp4_day2, number: 14, result_time: 1186.4" calcext:value-type="string">
            <text:p>@smr_sp4_day2_aif = @smr_sp4_aif.runs.create! race: @smr_sp4_day2, number: 14, result_time: 1186.4</text:p>
          </table:table-cell>
        </table:table-row>
        <table:table-row table:style-name="ro1">
          <table:table-cell table:formula="of:=[.A38]" office:value-type="string" office:string-value="sp4" calcext:value-type="string">
            <text:p>sp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ro</text:p>
          </table:table-cell>
          <table:table-cell office:value-type="string" calcext:value-type="string">
            <text:p>Asula</text:p>
          </table:table-cell>
          <table:table-cell office:value-type="string" calcext:value-type="string">
            <text:p>L-SVU</text:p>
          </table:table-cell>
          <table:table-cell table:style-name="ce1" office:value-type="string" calcext:value-type="string">
            <text:p>Finland</text:p>
          </table:table-cell>
          <table:table-cell office:value-type="string" calcext:value-type="string">
            <text:p>0:44:29,</text:p>
          </table:table-cell>
          <table:table-cell office:value-type="string" calcext:value-type="string">
            <text:p>21:27,8,</text:p>
          </table:table-cell>
          <table:table-cell office:value-type="string" calcext:value-type="string">
            <text:p>23:00,8</text:p>
          </table:table-cell>
          <table:table-cell table:formula="of:=CONCATENATE(LOWER(LEFT([.C39]));LOWER(LEFT([.D39]));LOWER(LEFT([.F39])))" office:value-type="string" office:string-value="taf" calcext:value-type="string">
            <text:p>taf</text:p>
          </table:table-cell>
          <table:table-cell table:formula="of:=IFERROR( CONCATENATE(&quot;result_time: &quot;;TEXT(VALUE(LEFT([.H39];2))*60+VALUE(MID(REPLACE([.H39];6;1;&quot;.&quot;);4;4));&quot;0.0##&quot;)) ;CONCATENATE(&quot;verdict: :&quot;;LOWER([.H39])))" office:value-type="string" office:string-value="result_time: 1287.8" calcext:value-type="string">
            <text:p>result_time: 1287.8</text:p>
          </table:table-cell>
          <table:table-cell table:formula="of:=IFERROR( CONCATENATE(&quot;result_time: &quot;;TEXT(VALUE(LEFT([.I39];2))*60+VALUE(MID(REPLACE([.I39];6;1;&quot;.&quot;);4;4));&quot;0.0##&quot;)) ;CONCATENATE(&quot;verdict: :&quot;;LOWER([.I39])))" office:value-type="string" office:string-value="result_time: 1380.8" calcext:value-type="string">
            <text:p>result_time: 1380.8</text:p>
          </table:table-cell>
          <table:table-cell table:formula="of:=CONCATENATE(&quot;@smr_&quot;;[.A39];&quot;_&quot;;[.J39];&quot; = @smr_&quot;;[.A39];&quot;.competitors.create! user: @&quot;;[.J39];&quot;, number: &quot;;[.B39])" office:value-type="string" office:string-value="@smr_sp4_taf = @smr_sp4.competitors.create! user: @taf, number: 15" calcext:value-type="string">
            <text:p>@smr_sp4_taf = @smr_sp4.competitors.create! user: @taf, number: 15</text:p>
          </table:table-cell>
          <table:table-cell table:formula="of:=CONCATENATE(&quot;@smr_&quot;;[.A39];&quot;_day1_&quot;;[.J39];&quot; = @smr_&quot;;[.A39];&quot;_&quot;;[.J39];&quot;.runs.create! race: @smr_&quot;;[.A39];&quot;_day1, number: &quot;;[.B39];&quot;, &quot;;[.K39])" office:value-type="string" office:string-value="@smr_sp4_day1_taf = @smr_sp4_taf.runs.create! race: @smr_sp4_day1, number: 15, result_time: 1287.8" calcext:value-type="string">
            <text:p>@smr_sp4_day1_taf = @smr_sp4_taf.runs.create! race: @smr_sp4_day1, number: 15, result_time: 1287.8</text:p>
          </table:table-cell>
          <table:table-cell table:formula="of:=CONCATENATE(&quot;@smr_&quot;;[.$A39];&quot;_day2_&quot;;[.$J39];&quot; = @smr_&quot;;[.$A39];&quot;_&quot;;[.$J39];&quot;.runs.create! race: @smr_&quot;;[.$A39];&quot;_day2, number: &quot;;[.$B39];&quot;, &quot;;[.L39])" office:value-type="string" office:string-value="@smr_sp4_day2_taf = @smr_sp4_taf.runs.create! race: @smr_sp4_day2, number: 15, result_time: 1380.8" calcext:value-type="string">
            <text:p>@smr_sp4_day2_taf = @smr_sp4_taf.runs.create! race: @smr_sp4_day2, number: 15, result_time: 1380.8</text:p>
          </table:table-cell>
        </table:table-row>
        <table:table-row table:style-name="ro1">
          <table:table-cell table:formula="of:=[.A39]" office:value-type="string" office:string-value="sp4" calcext:value-type="string">
            <text:p>sp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ktoria</text:p>
          </table:table-cell>
          <table:table-cell office:value-type="string" calcext:value-type="string">
            <text:p>Ryytty</text:p>
          </table:table-cell>
          <table:table-cell office:value-type="string" calcext:value-type="string">
            <text:p>SPHK,</text:p>
          </table:table-cell>
          <table:table-cell table:style-name="ce1" office:value-type="string" calcext:value-type="string">
            <text:p>Sweden</text:p>
          </table:table-cell>
          <table:table-cell office:value-type="string" calcext:value-type="string">
            <text:p>0:45:21,</text:p>
          </table:table-cell>
          <table:table-cell office:value-type="string" calcext:value-type="string">
            <text:p>21:18,1,</text:p>
          </table:table-cell>
          <table:table-cell office:value-type="string" calcext:value-type="string">
            <text:p>24:02,7</text:p>
          </table:table-cell>
          <table:table-cell table:formula="of:=CONCATENATE(LOWER(LEFT([.C40]));LOWER(LEFT([.D40]));LOWER(LEFT([.F40])))" office:value-type="string" office:string-value="vrs" calcext:value-type="string">
            <text:p>vrs</text:p>
          </table:table-cell>
          <table:table-cell table:formula="of:=IFERROR( CONCATENATE(&quot;result_time: &quot;;TEXT(VALUE(LEFT([.H40];2))*60+VALUE(MID(REPLACE([.H40];6;1;&quot;.&quot;);4;4));&quot;0.0##&quot;)) ;CONCATENATE(&quot;verdict: :&quot;;LOWER([.H40])))" office:value-type="string" office:string-value="result_time: 1278.1" calcext:value-type="string">
            <text:p>result_time: 1278.1</text:p>
          </table:table-cell>
          <table:table-cell table:formula="of:=IFERROR( CONCATENATE(&quot;result_time: &quot;;TEXT(VALUE(LEFT([.I40];2))*60+VALUE(MID(REPLACE([.I40];6;1;&quot;.&quot;);4;4));&quot;0.0##&quot;)) ;CONCATENATE(&quot;verdict: :&quot;;LOWER([.I40])))" office:value-type="string" office:string-value="result_time: 1442.7" calcext:value-type="string">
            <text:p>result_time: 1442.7</text:p>
          </table:table-cell>
          <table:table-cell table:formula="of:=CONCATENATE(&quot;@smr_&quot;;[.A40];&quot;_&quot;;[.J40];&quot; = @smr_&quot;;[.A40];&quot;.competitors.create! user: @&quot;;[.J40];&quot;, number: &quot;;[.B40])" office:value-type="string" office:string-value="@smr_sp4_vrs = @smr_sp4.competitors.create! user: @vrs, number: 16" calcext:value-type="string">
            <text:p>@smr_sp4_vrs = @smr_sp4.competitors.create! user: @vrs, number: 16</text:p>
          </table:table-cell>
          <table:table-cell table:formula="of:=CONCATENATE(&quot;@smr_&quot;;[.A40];&quot;_day1_&quot;;[.J40];&quot; = @smr_&quot;;[.A40];&quot;_&quot;;[.J40];&quot;.runs.create! race: @smr_&quot;;[.A40];&quot;_day1, number: &quot;;[.B40];&quot;, &quot;;[.K40])" office:value-type="string" office:string-value="@smr_sp4_day1_vrs = @smr_sp4_vrs.runs.create! race: @smr_sp4_day1, number: 16, result_time: 1278.1" calcext:value-type="string">
            <text:p>@smr_sp4_day1_vrs = @smr_sp4_vrs.runs.create! race: @smr_sp4_day1, number: 16, result_time: 1278.1</text:p>
          </table:table-cell>
          <table:table-cell table:formula="of:=CONCATENATE(&quot;@smr_&quot;;[.$A40];&quot;_day2_&quot;;[.$J40];&quot; = @smr_&quot;;[.$A40];&quot;_&quot;;[.$J40];&quot;.runs.create! race: @smr_&quot;;[.$A40];&quot;_day2, number: &quot;;[.$B40];&quot;, &quot;;[.L40])" office:value-type="string" office:string-value="@smr_sp4_day2_vrs = @smr_sp4_vrs.runs.create! race: @smr_sp4_day2, number: 16, result_time: 1442.7" calcext:value-type="string">
            <text:p>@smr_sp4_day2_vrs = @smr_sp4_vrs.runs.create! race: @smr_sp4_day2, number: 16, result_time: 1442.7</text:p>
          </table:table-cell>
        </table:table-row>
        <table:table-row table:style-name="ro1">
          <table:table-cell table:formula="of:=[.A40]" office:value-type="string" office:string-value="sp4" calcext:value-type="string">
            <text:p>sp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irsti</text:p>
          </table:table-cell>
          <table:table-cell office:value-type="string" calcext:value-type="string">
            <text:p>Parikka</text:p>
          </table:table-cell>
          <table:table-cell office:value-type="string" calcext:value-type="string">
            <text:p>SHS</text:p>
          </table:table-cell>
          <table:table-cell table:style-name="ce1" office:value-type="string" calcext:value-type="string">
            <text:p>Finland</text:p>
          </table:table-cell>
          <table:table-cell office:value-type="string" calcext:value-type="string">
            <text:p>0:50:04,</text:p>
          </table:table-cell>
          <table:table-cell office:value-type="string" calcext:value-type="string">
            <text:p>24:50,0,</text:p>
          </table:table-cell>
          <table:table-cell office:value-type="string" calcext:value-type="string">
            <text:p>25:13,8</text:p>
          </table:table-cell>
          <table:table-cell table:formula="of:=CONCATENATE(LOWER(LEFT([.C41]));LOWER(LEFT([.D41]));LOWER(LEFT([.F41])))" office:value-type="string" office:string-value="kpf" calcext:value-type="string">
            <text:p>kpf</text:p>
          </table:table-cell>
          <table:table-cell table:formula="of:=IFERROR( CONCATENATE(&quot;result_time: &quot;;TEXT(VALUE(LEFT([.H41];2))*60+VALUE(MID(REPLACE([.H41];6;1;&quot;.&quot;);4;4));&quot;0.0##&quot;)) ;CONCATENATE(&quot;verdict: :&quot;;LOWER([.H41])))" office:value-type="string" office:string-value="result_time: 1490.0" calcext:value-type="string">
            <text:p>result_time: 1490.0</text:p>
          </table:table-cell>
          <table:table-cell table:formula="of:=IFERROR( CONCATENATE(&quot;result_time: &quot;;TEXT(VALUE(LEFT([.I41];2))*60+VALUE(MID(REPLACE([.I41];6;1;&quot;.&quot;);4;4));&quot;0.0##&quot;)) ;CONCATENATE(&quot;verdict: :&quot;;LOWER([.I41])))" office:value-type="string" office:string-value="result_time: 1513.8" calcext:value-type="string">
            <text:p>result_time: 1513.8</text:p>
          </table:table-cell>
          <table:table-cell table:formula="of:=CONCATENATE(&quot;@smr_&quot;;[.A41];&quot;_&quot;;[.J41];&quot; = @smr_&quot;;[.A41];&quot;.competitors.create! user: @&quot;;[.J41];&quot;, number: &quot;;[.B41])" office:value-type="string" office:string-value="@smr_sp4_kpf = @smr_sp4.competitors.create! user: @kpf, number: 17" calcext:value-type="string">
            <text:p>@smr_sp4_kpf = @smr_sp4.competitors.create! user: @kpf, number: 17</text:p>
          </table:table-cell>
          <table:table-cell table:formula="of:=CONCATENATE(&quot;@smr_&quot;;[.A41];&quot;_day1_&quot;;[.J41];&quot; = @smr_&quot;;[.A41];&quot;_&quot;;[.J41];&quot;.runs.create! race: @smr_&quot;;[.A41];&quot;_day1, number: &quot;;[.B41];&quot;, &quot;;[.K41])" office:value-type="string" office:string-value="@smr_sp4_day1_kpf = @smr_sp4_kpf.runs.create! race: @smr_sp4_day1, number: 17, result_time: 1490.0" calcext:value-type="string">
            <text:p>@smr_sp4_day1_kpf = @smr_sp4_kpf.runs.create! race: @smr_sp4_day1, number: 17, result_time: 1490.0</text:p>
          </table:table-cell>
          <table:table-cell table:formula="of:=CONCATENATE(&quot;@smr_&quot;;[.$A41];&quot;_day2_&quot;;[.$J41];&quot; = @smr_&quot;;[.$A41];&quot;_&quot;;[.$J41];&quot;.runs.create! race: @smr_&quot;;[.$A41];&quot;_day2, number: &quot;;[.$B41];&quot;, &quot;;[.L41])" office:value-type="string" office:string-value="@smr_sp4_day2_kpf = @smr_sp4_kpf.runs.create! race: @smr_sp4_day2, number: 17, result_time: 1513.8" calcext:value-type="string">
            <text:p>@smr_sp4_day2_kpf = @smr_sp4_kpf.runs.create! race: @smr_sp4_day2, number: 17, result_time: 1513.8</text:p>
          </table:table-cell>
        </table:table-row>
        <table:table-row table:style-name="ro1">
          <table:table-cell table:formula="of:=[.A41]" office:value-type="string" office:string-value="sp4" calcext:value-type="string">
            <text:p>sp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ima</text:p>
          </table:table-cell>
          <table:table-cell office:value-type="string" calcext:value-type="string">
            <text:p>Saapunki</text:p>
          </table:table-cell>
          <table:table-cell office:value-type="string" calcext:value-type="string">
            <text:p>ALMA</text:p>
          </table:table-cell>
          <table:table-cell table:style-name="ce1" office:value-type="string" calcext:value-type="string">
            <text:p>Finland</text:p>
          </table:table-cell>
          <table:table-cell office:value-type="string" calcext:value-type="string">
            <text:p>0:52:42,</text:p>
          </table:table-cell>
          <table:table-cell office:value-type="string" calcext:value-type="string">
            <text:p>27:15,7,</text:p>
          </table:table-cell>
          <table:table-cell office:value-type="string" calcext:value-type="string">
            <text:p>25:26,0</text:p>
          </table:table-cell>
          <table:table-cell table:formula="of:=CONCATENATE(LOWER(LEFT([.C42]));LOWER(LEFT([.D42]));LOWER(LEFT([.F42])))" office:value-type="string" office:string-value="rsf" calcext:value-type="string">
            <text:p>rsf</text:p>
          </table:table-cell>
          <table:table-cell table:formula="of:=IFERROR( CONCATENATE(&quot;result_time: &quot;;TEXT(VALUE(LEFT([.H42];2))*60+VALUE(MID(REPLACE([.H42];6;1;&quot;.&quot;);4;4));&quot;0.0##&quot;)) ;CONCATENATE(&quot;verdict: :&quot;;LOWER([.H42])))" office:value-type="string" office:string-value="result_time: 1635.7" calcext:value-type="string">
            <text:p>result_time: 1635.7</text:p>
          </table:table-cell>
          <table:table-cell table:formula="of:=IFERROR( CONCATENATE(&quot;result_time: &quot;;TEXT(VALUE(LEFT([.I42];2))*60+VALUE(MID(REPLACE([.I42];6;1;&quot;.&quot;);4;4));&quot;0.0##&quot;)) ;CONCATENATE(&quot;verdict: :&quot;;LOWER([.I42])))" office:value-type="string" office:string-value="result_time: 1526.0" calcext:value-type="string">
            <text:p>result_time: 1526.0</text:p>
          </table:table-cell>
          <table:table-cell table:formula="of:=CONCATENATE(&quot;@smr_&quot;;[.A42];&quot;_&quot;;[.J42];&quot; = @smr_&quot;;[.A42];&quot;.competitors.create! user: @&quot;;[.J42];&quot;, number: &quot;;[.B42])" office:value-type="string" office:string-value="@smr_sp4_rsf = @smr_sp4.competitors.create! user: @rsf, number: 18" calcext:value-type="string">
            <text:p>@smr_sp4_rsf = @smr_sp4.competitors.create! user: @rsf, number: 18</text:p>
          </table:table-cell>
          <table:table-cell table:formula="of:=CONCATENATE(&quot;@smr_&quot;;[.A42];&quot;_day1_&quot;;[.J42];&quot; = @smr_&quot;;[.A42];&quot;_&quot;;[.J42];&quot;.runs.create! race: @smr_&quot;;[.A42];&quot;_day1, number: &quot;;[.B42];&quot;, &quot;;[.K42])" office:value-type="string" office:string-value="@smr_sp4_day1_rsf = @smr_sp4_rsf.runs.create! race: @smr_sp4_day1, number: 18, result_time: 1635.7" calcext:value-type="string">
            <text:p>@smr_sp4_day1_rsf = @smr_sp4_rsf.runs.create! race: @smr_sp4_day1, number: 18, result_time: 1635.7</text:p>
          </table:table-cell>
          <table:table-cell table:formula="of:=CONCATENATE(&quot;@smr_&quot;;[.$A42];&quot;_day2_&quot;;[.$J42];&quot; = @smr_&quot;;[.$A42];&quot;_&quot;;[.$J42];&quot;.runs.create! race: @smr_&quot;;[.$A42];&quot;_day2, number: &quot;;[.$B42];&quot;, &quot;;[.L42])" office:value-type="string" office:string-value="@smr_sp4_day2_rsf = @smr_sp4_rsf.runs.create! race: @smr_sp4_day2, number: 18, result_time: 1526.0" calcext:value-type="string">
            <text:p>@smr_sp4_day2_rsf = @smr_sp4_rsf.runs.create! race: @smr_sp4_day2, number: 18, result_time: 1526.0</text:p>
          </table:table-cell>
        </table:table-row>
        <table:table-row table:style-name="ro1">
          <table:table-cell table:formula="of:=[.A42]" office:value-type="string" office:string-value="sp4" calcext:value-type="string">
            <text:p>sp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Hamari</text:p>
          </table:table-cell>
          <table:table-cell office:value-type="string" calcext:value-type="string">
            <text:p>ALMA</text:p>
          </table:table-cell>
          <table:table-cell table:style-name="ce1" office:value-type="string" calcext:value-type="string">
            <text:p>Finland</text:p>
          </table:table-cell>
          <table:table-cell office:value-type="string" calcext:value-type="string">
            <text:p>0:53:28,</text:p>
          </table:table-cell>
          <table:table-cell office:value-type="string" calcext:value-type="string">
            <text:p>26:58,6,</text:p>
          </table:table-cell>
          <table:table-cell office:value-type="string" calcext:value-type="string">
            <text:p>26:29,8</text:p>
          </table:table-cell>
          <table:table-cell table:formula="of:=CONCATENATE(LOWER(LEFT([.C43]));LOWER(LEFT([.D43]));LOWER(LEFT([.F43])))" office:value-type="string" office:string-value="mhf" calcext:value-type="string">
            <text:p>mhf</text:p>
          </table:table-cell>
          <table:table-cell table:formula="of:=IFERROR( CONCATENATE(&quot;result_time: &quot;;TEXT(VALUE(LEFT([.H43];2))*60+VALUE(MID(REPLACE([.H43];6;1;&quot;.&quot;);4;4));&quot;0.0##&quot;)) ;CONCATENATE(&quot;verdict: :&quot;;LOWER([.H43])))" office:value-type="string" office:string-value="result_time: 1618.6" calcext:value-type="string">
            <text:p>result_time: 1618.6</text:p>
          </table:table-cell>
          <table:table-cell table:formula="of:=IFERROR( CONCATENATE(&quot;result_time: &quot;;TEXT(VALUE(LEFT([.I43];2))*60+VALUE(MID(REPLACE([.I43];6;1;&quot;.&quot;);4;4));&quot;0.0##&quot;)) ;CONCATENATE(&quot;verdict: :&quot;;LOWER([.I43])))" office:value-type="string" office:string-value="result_time: 1589.8" calcext:value-type="string">
            <text:p>result_time: 1589.8</text:p>
          </table:table-cell>
          <table:table-cell table:formula="of:=CONCATENATE(&quot;@smr_&quot;;[.A43];&quot;_&quot;;[.J43];&quot; = @smr_&quot;;[.A43];&quot;.competitors.create! user: @&quot;;[.J43];&quot;, number: &quot;;[.B43])" office:value-type="string" office:string-value="@smr_sp4_mhf = @smr_sp4.competitors.create! user: @mhf, number: 19" calcext:value-type="string">
            <text:p>@smr_sp4_mhf = @smr_sp4.competitors.create! user: @mhf, number: 19</text:p>
          </table:table-cell>
          <table:table-cell table:formula="of:=CONCATENATE(&quot;@smr_&quot;;[.A43];&quot;_day1_&quot;;[.J43];&quot; = @smr_&quot;;[.A43];&quot;_&quot;;[.J43];&quot;.runs.create! race: @smr_&quot;;[.A43];&quot;_day1, number: &quot;;[.B43];&quot;, &quot;;[.K43])" office:value-type="string" office:string-value="@smr_sp4_day1_mhf = @smr_sp4_mhf.runs.create! race: @smr_sp4_day1, number: 19, result_time: 1618.6" calcext:value-type="string">
            <text:p>@smr_sp4_day1_mhf = @smr_sp4_mhf.runs.create! race: @smr_sp4_day1, number: 19, result_time: 1618.6</text:p>
          </table:table-cell>
          <table:table-cell table:formula="of:=CONCATENATE(&quot;@smr_&quot;;[.$A43];&quot;_day2_&quot;;[.$J43];&quot; = @smr_&quot;;[.$A43];&quot;_&quot;;[.$J43];&quot;.runs.create! race: @smr_&quot;;[.$A43];&quot;_day2, number: &quot;;[.$B43];&quot;, &quot;;[.L43])" office:value-type="string" office:string-value="@smr_sp4_day2_mhf = @smr_sp4_mhf.runs.create! race: @smr_sp4_day2, number: 19, result_time: 1589.8" calcext:value-type="string">
            <text:p>@smr_sp4_day2_mhf = @smr_sp4_mhf.runs.create! race: @smr_sp4_day2, number: 19, result_time: 1589.8</text:p>
          </table:table-cell>
        </table:table-row>
        <table:table-row table:style-name="ro1">
          <table:table-cell table:formula="of:=[.A43]" office:value-type="string" office:string-value="sp4" calcext:value-type="string">
            <text:p>sp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rkka-Liisa</text:p>
          </table:table-cell>
          <table:table-cell office:value-type="string" calcext:value-type="string">
            <text:p>Hamari</text:p>
          </table:table-cell>
          <table:table-cell office:value-type="string" calcext:value-type="string">
            <text:p>ALMA</text:p>
          </table:table-cell>
          <table:table-cell table:style-name="ce1" office:value-type="string" calcext:value-type="string">
            <text:p>Finland</text:p>
          </table:table-cell>
          <table:table-cell office:value-type="string" calcext:value-type="string">
            <text:p>1:03:28,</text:p>
          </table:table-cell>
          <table:table-cell office:value-type="string" calcext:value-type="string">
            <text:p>30:56,2,</text:p>
          </table:table-cell>
          <table:table-cell office:value-type="string" calcext:value-type="string">
            <text:p>32:31,9</text:p>
          </table:table-cell>
          <table:table-cell table:formula="of:=CONCATENATE(LOWER(LEFT([.C44]));LOWER(LEFT([.D44]));LOWER(LEFT([.F44])))" office:value-type="string" office:string-value="shf" calcext:value-type="string">
            <text:p>shf</text:p>
          </table:table-cell>
          <table:table-cell table:formula="of:=IFERROR( CONCATENATE(&quot;result_time: &quot;;TEXT(VALUE(LEFT([.H44];2))*60+VALUE(MID(REPLACE([.H44];6;1;&quot;.&quot;);4;4));&quot;0.0##&quot;)) ;CONCATENATE(&quot;verdict: :&quot;;LOWER([.H44])))" office:value-type="string" office:string-value="result_time: 1856.2" calcext:value-type="string">
            <text:p>result_time: 1856.2</text:p>
          </table:table-cell>
          <table:table-cell table:formula="of:=IFERROR( CONCATENATE(&quot;result_time: &quot;;TEXT(VALUE(LEFT([.I44];2))*60+VALUE(MID(REPLACE([.I44];6;1;&quot;.&quot;);4;4));&quot;0.0##&quot;)) ;CONCATENATE(&quot;verdict: :&quot;;LOWER([.I44])))" office:value-type="string" office:string-value="result_time: 1951.9" calcext:value-type="string">
            <text:p>result_time: 1951.9</text:p>
          </table:table-cell>
          <table:table-cell table:formula="of:=CONCATENATE(&quot;@smr_&quot;;[.A44];&quot;_&quot;;[.J44];&quot; = @smr_&quot;;[.A44];&quot;.competitors.create! user: @&quot;;[.J44];&quot;, number: &quot;;[.B44])" office:value-type="string" office:string-value="@smr_sp4_shf = @smr_sp4.competitors.create! user: @shf, number: 20" calcext:value-type="string">
            <text:p>@smr_sp4_shf = @smr_sp4.competitors.create! user: @shf, number: 20</text:p>
          </table:table-cell>
          <table:table-cell table:formula="of:=CONCATENATE(&quot;@smr_&quot;;[.A44];&quot;_day1_&quot;;[.J44];&quot; = @smr_&quot;;[.A44];&quot;_&quot;;[.J44];&quot;.runs.create! race: @smr_&quot;;[.A44];&quot;_day1, number: &quot;;[.B44];&quot;, &quot;;[.K44])" office:value-type="string" office:string-value="@smr_sp4_day1_shf = @smr_sp4_shf.runs.create! race: @smr_sp4_day1, number: 20, result_time: 1856.2" calcext:value-type="string">
            <text:p>@smr_sp4_day1_shf = @smr_sp4_shf.runs.create! race: @smr_sp4_day1, number: 20, result_time: 1856.2</text:p>
          </table:table-cell>
          <table:table-cell table:formula="of:=CONCATENATE(&quot;@smr_&quot;;[.$A44];&quot;_day2_&quot;;[.$J44];&quot; = @smr_&quot;;[.$A44];&quot;_&quot;;[.$J44];&quot;.runs.create! race: @smr_&quot;;[.$A44];&quot;_day2, number: &quot;;[.$B44];&quot;, &quot;;[.L44])" office:value-type="string" office:string-value="@smr_sp4_day2_shf = @smr_sp4_shf.runs.create! race: @smr_sp4_day2, number: 20, result_time: 1951.9" calcext:value-type="string">
            <text:p>@smr_sp4_day2_shf = @smr_sp4_shf.runs.create! race: @smr_sp4_day2, number: 20, result_time: 1951.9</text:p>
          </table:table-cell>
        </table:table-row>
        <table:table-row table:style-name="ro1">
          <table:table-cell table:formula="of:=[.A44]" office:value-type="string" office:string-value="sp4" calcext:value-type="string">
            <text:p>sp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iina</text:p>
          </table:table-cell>
          <table:table-cell office:value-type="string" calcext:value-type="string">
            <text:p>Miettinen</text:p>
          </table:table-cell>
          <table:table-cell office:value-type="string" calcext:value-type="string">
            <text:p>ALMA</text:p>
          </table:table-cell>
          <table:table-cell table:style-name="ce1" office:value-type="string" calcext:value-type="string">
            <text:p>Finland</text:p>
          </table:table-cell>
          <table:table-cell office:value-type="string" calcext:value-type="string">
            <text:p>1:13:01,</text:p>
          </table:table-cell>
          <table:table-cell office:value-type="string" calcext:value-type="string">
            <text:p>37:03,4,</text:p>
          </table:table-cell>
          <table:table-cell office:value-type="string" calcext:value-type="string">
            <text:p>35:57,6</text:p>
          </table:table-cell>
          <table:table-cell table:formula="of:=CONCATENATE(LOWER(LEFT([.C45]));LOWER(LEFT([.D45]));LOWER(LEFT([.F45])))" office:value-type="string" office:string-value="nmf" calcext:value-type="string">
            <text:p>nmf</text:p>
          </table:table-cell>
          <table:table-cell table:formula="of:=IFERROR( CONCATENATE(&quot;result_time: &quot;;TEXT(VALUE(LEFT([.H45];2))*60+VALUE(MID(REPLACE([.H45];6;1;&quot;.&quot;);4;4));&quot;0.0##&quot;)) ;CONCATENATE(&quot;verdict: :&quot;;LOWER([.H45])))" office:value-type="string" office:string-value="result_time: 2223.4" calcext:value-type="string">
            <text:p>result_time: 2223.4</text:p>
          </table:table-cell>
          <table:table-cell table:formula="of:=IFERROR( CONCATENATE(&quot;result_time: &quot;;TEXT(VALUE(LEFT([.I45];2))*60+VALUE(MID(REPLACE([.I45];6;1;&quot;.&quot;);4;4));&quot;0.0##&quot;)) ;CONCATENATE(&quot;verdict: :&quot;;LOWER([.I45])))" office:value-type="string" office:string-value="result_time: 2157.6" calcext:value-type="string">
            <text:p>result_time: 2157.6</text:p>
          </table:table-cell>
          <table:table-cell table:formula="of:=CONCATENATE(&quot;@smr_&quot;;[.A45];&quot;_&quot;;[.J45];&quot; = @smr_&quot;;[.A45];&quot;.competitors.create! user: @&quot;;[.J45];&quot;, number: &quot;;[.B45])" office:value-type="string" office:string-value="@smr_sp4_nmf = @smr_sp4.competitors.create! user: @nmf, number: 21" calcext:value-type="string">
            <text:p>@smr_sp4_nmf = @smr_sp4.competitors.create! user: @nmf, number: 21</text:p>
          </table:table-cell>
          <table:table-cell table:formula="of:=CONCATENATE(&quot;@smr_&quot;;[.A45];&quot;_day1_&quot;;[.J45];&quot; = @smr_&quot;;[.A45];&quot;_&quot;;[.J45];&quot;.runs.create! race: @smr_&quot;;[.A45];&quot;_day1, number: &quot;;[.B45];&quot;, &quot;;[.K45])" office:value-type="string" office:string-value="@smr_sp4_day1_nmf = @smr_sp4_nmf.runs.create! race: @smr_sp4_day1, number: 21, result_time: 2223.4" calcext:value-type="string">
            <text:p>@smr_sp4_day1_nmf = @smr_sp4_nmf.runs.create! race: @smr_sp4_day1, number: 21, result_time: 2223.4</text:p>
          </table:table-cell>
          <table:table-cell table:formula="of:=CONCATENATE(&quot;@smr_&quot;;[.$A45];&quot;_day2_&quot;;[.$J45];&quot; = @smr_&quot;;[.$A45];&quot;_&quot;;[.$J45];&quot;.runs.create! race: @smr_&quot;;[.$A45];&quot;_day2, number: &quot;;[.$B45];&quot;, &quot;;[.L45])" office:value-type="string" office:string-value="@smr_sp4_day2_nmf = @smr_sp4_nmf.runs.create! race: @smr_sp4_day2, number: 21, result_time: 2157.6" calcext:value-type="string">
            <text:p>@smr_sp4_day2_nmf = @smr_sp4_nmf.runs.create! race: @smr_sp4_day2, number: 21, result_time: 2157.6</text:p>
          </table:table-cell>
        </table:table-row>
        <table:table-row table:style-name="ro1">
          <table:table-cell table:formula="of:=[.A45]" office:value-type="string" office:string-value="sp4" calcext:value-type="string">
            <text:p>sp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emu</text:p>
          </table:table-cell>
          <table:table-cell office:value-type="string" calcext:value-type="string">
            <text:p>Kaivola</text:p>
          </table:table-cell>
          <table:table-cell office:value-type="string" calcext:value-type="string">
            <text:p>L-SVU</text:p>
          </table:table-cell>
          <table:table-cell table:style-name="ce1" office:value-type="string" calcext:value-type="string">
            <text:p>Finland</text:p>
          </table:table-cell>
          <table:table-cell office:value-type="string" calcext:value-type="string">
            <text:p>DNF</text:p>
          </table:table-cell>
          <table:table-cell office:value-type="string" calcext:value-type="string">
            <text:p>16:04,8,</text:p>
          </table:table-cell>
          <table:table-cell office:value-type="string" calcext:value-type="string">
            <text:p>DNS</text:p>
          </table:table-cell>
          <table:table-cell table:formula="of:=CONCATENATE(LOWER(LEFT([.C46]));LOWER(LEFT([.D46]));LOWER(LEFT([.F46])))" office:value-type="string" office:string-value="tkf" calcext:value-type="string">
            <text:p>tkf</text:p>
          </table:table-cell>
          <table:table-cell table:formula="of:=IFERROR( CONCATENATE(&quot;result_time: &quot;;TEXT(VALUE(LEFT([.H46];2))*60+VALUE(MID(REPLACE([.H46];6;1;&quot;.&quot;);4;4));&quot;0.0##&quot;)) ;CONCATENATE(&quot;verdict: :&quot;;LOWER([.H46])))" office:value-type="string" office:string-value="result_time: 964.8" calcext:value-type="string">
            <text:p>result_time: 964.8</text:p>
          </table:table-cell>
          <table:table-cell table:formula="of:=IFERROR( CONCATENATE(&quot;result_time: &quot;;TEXT(VALUE(LEFT([.I46];2))*60+VALUE(MID(REPLACE([.I46];6;1;&quot;.&quot;);4;4));&quot;0.0##&quot;)) ;CONCATENATE(&quot;verdict: :&quot;;LOWER([.I46])))" office:value-type="string" office:string-value="verdict: :dns" calcext:value-type="string">
            <text:p>verdict: :dns</text:p>
          </table:table-cell>
          <table:table-cell table:formula="of:=CONCATENATE(&quot;@smr_&quot;;[.A46];&quot;_&quot;;[.J46];&quot; = @smr_&quot;;[.A46];&quot;.competitors.create! user: @&quot;;[.J46];&quot;, number: &quot;;[.B46])" office:value-type="string" office:string-value="@smr_sp4_tkf = @smr_sp4.competitors.create! user: @tkf, number: 22" calcext:value-type="string">
            <text:p>@smr_sp4_tkf = @smr_sp4.competitors.create! user: @tkf, number: 22</text:p>
          </table:table-cell>
          <table:table-cell table:formula="of:=CONCATENATE(&quot;@smr_&quot;;[.A46];&quot;_day1_&quot;;[.J46];&quot; = @smr_&quot;;[.A46];&quot;_&quot;;[.J46];&quot;.runs.create! race: @smr_&quot;;[.A46];&quot;_day1, number: &quot;;[.B46];&quot;, &quot;;[.K46])" office:value-type="string" office:string-value="@smr_sp4_day1_tkf = @smr_sp4_tkf.runs.create! race: @smr_sp4_day1, number: 22, result_time: 964.8" calcext:value-type="string">
            <text:p>@smr_sp4_day1_tkf = @smr_sp4_tkf.runs.create! race: @smr_sp4_day1, number: 22, result_time: 964.8</text:p>
          </table:table-cell>
          <table:table-cell table:formula="of:=CONCATENATE(&quot;@smr_&quot;;[.$A46];&quot;_day2_&quot;;[.$J46];&quot; = @smr_&quot;;[.$A46];&quot;_&quot;;[.$J46];&quot;.runs.create! race: @smr_&quot;;[.$A46];&quot;_day2, number: &quot;;[.$B46];&quot;, &quot;;[.L46])" office:value-type="string" office:string-value="@smr_sp4_day2_tkf = @smr_sp4_tkf.runs.create! race: @smr_sp4_day2, number: 22, verdict: :dns" calcext:value-type="string">
            <text:p>@smr_sp4_day2_tkf = @smr_sp4_tkf.runs.create! race: @smr_sp4_day2, number: 22, verdict: :dns</text:p>
          </table:table-cell>
        </table:table-row>
        <table:table-row table:style-name="ro1">
          <table:table-cell office:value-type="string" calcext:value-type="string">
            <text:p>sp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ku</text:p>
          </table:table-cell>
          <table:table-cell office:value-type="string" calcext:value-type="string">
            <text:p>Setälä</text:p>
          </table:table-cell>
          <table:table-cell office:value-type="string" calcext:value-type="string">
            <text:p>L-SVU</text:p>
          </table:table-cell>
          <table:table-cell table:style-name="ce1" office:value-type="string" calcext:value-type="string">
            <text:p>Finland</text:p>
          </table:table-cell>
          <table:table-cell office:value-type="string" calcext:value-type="string">
            <text:p>1:35:25,</text:p>
          </table:table-cell>
          <table:table-cell office:value-type="string" calcext:value-type="string">
            <text:p>47:03,9,</text:p>
          </table:table-cell>
          <table:table-cell office:value-type="string" calcext:value-type="string">
            <text:p>48:20,7</text:p>
          </table:table-cell>
          <table:table-cell table:formula="of:=CONCATENATE(LOWER(LEFT([.C47]));LOWER(LEFT([.D47]));LOWER(LEFT([.F47])))" office:value-type="string" office:string-value="rsf" calcext:value-type="string">
            <text:p>rsf</text:p>
          </table:table-cell>
          <table:table-cell table:formula="of:=IFERROR( CONCATENATE(&quot;result_time: &quot;;TEXT(VALUE(LEFT([.H47];2))*60+VALUE(MID(REPLACE([.H47];6;1;&quot;.&quot;);4;4));&quot;0.0##&quot;)) ;CONCATENATE(&quot;verdict: :&quot;;LOWER([.H47])))" office:value-type="string" office:string-value="result_time: 2823.9" calcext:value-type="string">
            <text:p>result_time: 2823.9</text:p>
          </table:table-cell>
          <table:table-cell table:formula="of:=IFERROR( CONCATENATE(&quot;result_time: &quot;;TEXT(VALUE(LEFT([.I47];2))*60+VALUE(MID(REPLACE([.I47];6;1;&quot;.&quot;);4;4));&quot;0.0##&quot;)) ;CONCATENATE(&quot;verdict: :&quot;;LOWER([.I47])))" office:value-type="string" office:string-value="result_time: 2900.7" calcext:value-type="string">
            <text:p>result_time: 2900.7</text:p>
          </table:table-cell>
          <table:table-cell table:formula="of:=CONCATENATE(&quot;@smr_&quot;;[.A47];&quot;_&quot;;[.J47];&quot; = @smr_&quot;;[.A47];&quot;.competitors.create! user: @&quot;;[.J47];&quot;, number: &quot;;[.B47])" office:value-type="string" office:string-value="@smr_spu_rsf = @smr_spu.competitors.create! user: @rsf, number: 1" calcext:value-type="string">
            <text:p>@smr_spu_rsf = @smr_spu.competitors.create! user: @rsf, number: 1</text:p>
          </table:table-cell>
          <table:table-cell table:formula="of:=CONCATENATE(&quot;@smr_&quot;;[.A47];&quot;_day1_&quot;;[.J47];&quot; = @smr_&quot;;[.A47];&quot;_&quot;;[.J47];&quot;.runs.create! race: @smr_&quot;;[.A47];&quot;_day1, number: &quot;;[.B47];&quot;, &quot;;[.K47])" office:value-type="string" office:string-value="@smr_spu_day1_rsf = @smr_spu_rsf.runs.create! race: @smr_spu_day1, number: 1, result_time: 2823.9" calcext:value-type="string">
            <text:p>@smr_spu_day1_rsf = @smr_spu_rsf.runs.create! race: @smr_spu_day1, number: 1, result_time: 2823.9</text:p>
          </table:table-cell>
          <table:table-cell table:formula="of:=CONCATENATE(&quot;@smr_&quot;;[.$A47];&quot;_day2_&quot;;[.$J47];&quot; = @smr_&quot;;[.$A47];&quot;_&quot;;[.$J47];&quot;.runs.create! race: @smr_&quot;;[.$A47];&quot;_day2, number: &quot;;[.$B47];&quot;, &quot;;[.L47])" office:value-type="string" office:string-value="@smr_spu_day2_rsf = @smr_spu_rsf.runs.create! race: @smr_spu_day2, number: 1, result_time: 2900.7" calcext:value-type="string">
            <text:p>@smr_spu_day2_rsf = @smr_spu_rsf.runs.create! race: @smr_spu_day2, number: 1, result_time: 2900.7</text:p>
          </table:table-cell>
        </table:table-row>
        <table:table-row table:style-name="ro1">
          <table:table-cell table:formula="of:=[.A47]" office:value-type="string" office:string-value="spu" calcext:value-type="string">
            <text:p>sp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aitinen</text:p>
          </table:table-cell>
          <table:table-cell office:value-type="string" calcext:value-type="string">
            <text:p>IKSY</text:p>
          </table:table-cell>
          <table:table-cell table:style-name="ce1" office:value-type="string" calcext:value-type="string">
            <text:p>Finland</text:p>
          </table:table-cell>
          <table:table-cell office:value-type="string" calcext:value-type="string">
            <text:p>1:38:55,</text:p>
          </table:table-cell>
          <table:table-cell office:value-type="string" calcext:value-type="string">
            <text:p>48:04,2,</text:p>
          </table:table-cell>
          <table:table-cell office:value-type="string" calcext:value-type="string">
            <text:p>50:51,0</text:p>
          </table:table-cell>
          <table:table-cell table:formula="of:=CONCATENATE(LOWER(LEFT([.C48]));LOWER(LEFT([.D48]));LOWER(LEFT([.F48])))" office:value-type="string" office:string-value="alf" calcext:value-type="string">
            <text:p>alf</text:p>
          </table:table-cell>
          <table:table-cell table:formula="of:=IFERROR( CONCATENATE(&quot;result_time: &quot;;TEXT(VALUE(LEFT([.H48];2))*60+VALUE(MID(REPLACE([.H48];6;1;&quot;.&quot;);4;4));&quot;0.0##&quot;)) ;CONCATENATE(&quot;verdict: :&quot;;LOWER([.H48])))" office:value-type="string" office:string-value="result_time: 2884.2" calcext:value-type="string">
            <text:p>result_time: 2884.2</text:p>
          </table:table-cell>
          <table:table-cell table:formula="of:=IFERROR( CONCATENATE(&quot;result_time: &quot;;TEXT(VALUE(LEFT([.I48];2))*60+VALUE(MID(REPLACE([.I48];6;1;&quot;.&quot;);4;4));&quot;0.0##&quot;)) ;CONCATENATE(&quot;verdict: :&quot;;LOWER([.I48])))" office:value-type="string" office:string-value="result_time: 3051.0" calcext:value-type="string">
            <text:p>result_time: 3051.0</text:p>
          </table:table-cell>
          <table:table-cell table:formula="of:=CONCATENATE(&quot;@smr_&quot;;[.A48];&quot;_&quot;;[.J48];&quot; = @smr_&quot;;[.A48];&quot;.competitors.create! user: @&quot;;[.J48];&quot;, number: &quot;;[.B48])" office:value-type="string" office:string-value="@smr_spu_alf = @smr_spu.competitors.create! user: @alf, number: 2" calcext:value-type="string">
            <text:p>@smr_spu_alf = @smr_spu.competitors.create! user: @alf, number: 2</text:p>
          </table:table-cell>
          <table:table-cell table:formula="of:=CONCATENATE(&quot;@smr_&quot;;[.A48];&quot;_day1_&quot;;[.J48];&quot; = @smr_&quot;;[.A48];&quot;_&quot;;[.J48];&quot;.runs.create! race: @smr_&quot;;[.A48];&quot;_day1, number: &quot;;[.B48];&quot;, &quot;;[.K48])" office:value-type="string" office:string-value="@smr_spu_day1_alf = @smr_spu_alf.runs.create! race: @smr_spu_day1, number: 2, result_time: 2884.2" calcext:value-type="string">
            <text:p>@smr_spu_day1_alf = @smr_spu_alf.runs.create! race: @smr_spu_day1, number: 2, result_time: 2884.2</text:p>
          </table:table-cell>
          <table:table-cell table:formula="of:=CONCATENATE(&quot;@smr_&quot;;[.$A48];&quot;_day2_&quot;;[.$J48];&quot; = @smr_&quot;;[.$A48];&quot;_&quot;;[.$J48];&quot;.runs.create! race: @smr_&quot;;[.$A48];&quot;_day2, number: &quot;;[.$B48];&quot;, &quot;;[.L48])" office:value-type="string" office:string-value="@smr_spu_day2_alf = @smr_spu_alf.runs.create! race: @smr_spu_day2, number: 2, result_time: 3051.0" calcext:value-type="string">
            <text:p>@smr_spu_day2_alf = @smr_spu_alf.runs.create! race: @smr_spu_day2, number: 2, result_time: 3051.0</text:p>
          </table:table-cell>
        </table:table-row>
        <table:table-row table:style-name="ro1">
          <table:table-cell table:formula="of:=[.A48]" office:value-type="string" office:string-value="spu" calcext:value-type="string">
            <text:p>sp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a-Pekka</text:p>
          </table:table-cell>
          <table:table-cell office:value-type="string" calcext:value-type="string">
            <text:p>Lehtomäki</text:p>
          </table:table-cell>
          <table:table-cell office:value-type="string" calcext:value-type="string">
            <text:p>KVKS</text:p>
          </table:table-cell>
          <table:table-cell table:style-name="ce1" office:value-type="string" calcext:value-type="string">
            <text:p>Finland</text:p>
          </table:table-cell>
          <table:table-cell office:value-type="string" calcext:value-type="string">
            <text:p>DNF,</text:p>
          </table:table-cell>
          <table:table-cell office:value-type="string" calcext:value-type="string">
            <text:p>48:50,2,</text:p>
          </table:table-cell>
          <table:table-cell office:value-type="string" calcext:value-type="string">
            <text:p>DNS</text:p>
          </table:table-cell>
          <table:table-cell table:formula="of:=CONCATENATE(LOWER(LEFT([.C49]));LOWER(LEFT([.D49]));LOWER(LEFT([.F49])))" office:value-type="string" office:string-value="vlf" calcext:value-type="string">
            <text:p>vlf</text:p>
          </table:table-cell>
          <table:table-cell table:formula="of:=IFERROR( CONCATENATE(&quot;result_time: &quot;;TEXT(VALUE(LEFT([.H49];2))*60+VALUE(MID(REPLACE([.H49];6;1;&quot;.&quot;);4;4));&quot;0.0##&quot;)) ;CONCATENATE(&quot;verdict: :&quot;;LOWER([.H49])))" office:value-type="string" office:string-value="result_time: 2930.2" calcext:value-type="string">
            <text:p>result_time: 2930.2</text:p>
          </table:table-cell>
          <table:table-cell table:formula="of:=IFERROR( CONCATENATE(&quot;result_time: &quot;;TEXT(VALUE(LEFT([.I49];2))*60+VALUE(MID(REPLACE([.I49];6;1;&quot;.&quot;);4;4));&quot;0.0##&quot;)) ;CONCATENATE(&quot;verdict: :&quot;;LOWER([.I49])))" office:value-type="string" office:string-value="verdict: :dns" calcext:value-type="string">
            <text:p>verdict: :dns</text:p>
          </table:table-cell>
          <table:table-cell table:formula="of:=CONCATENATE(&quot;@smr_&quot;;[.A49];&quot;_&quot;;[.J49];&quot; = @smr_&quot;;[.A49];&quot;.competitors.create! user: @&quot;;[.J49];&quot;, number: &quot;;[.B49])" office:value-type="string" office:string-value="@smr_spu_vlf = @smr_spu.competitors.create! user: @vlf, number: 3" calcext:value-type="string">
            <text:p>@smr_spu_vlf = @smr_spu.competitors.create! user: @vlf, number: 3</text:p>
          </table:table-cell>
          <table:table-cell table:formula="of:=CONCATENATE(&quot;@smr_&quot;;[.A49];&quot;_day1_&quot;;[.J49];&quot; = @smr_&quot;;[.A49];&quot;_&quot;;[.J49];&quot;.runs.create! race: @smr_&quot;;[.A49];&quot;_day1, number: &quot;;[.B49];&quot;, &quot;;[.K49])" office:value-type="string" office:string-value="@smr_spu_day1_vlf = @smr_spu_vlf.runs.create! race: @smr_spu_day1, number: 3, result_time: 2930.2" calcext:value-type="string">
            <text:p>@smr_spu_day1_vlf = @smr_spu_vlf.runs.create! race: @smr_spu_day1, number: 3, result_time: 2930.2</text:p>
          </table:table-cell>
          <table:table-cell table:formula="of:=CONCATENATE(&quot;@smr_&quot;;[.$A49];&quot;_day2_&quot;;[.$J49];&quot; = @smr_&quot;;[.$A49];&quot;_&quot;;[.$J49];&quot;.runs.create! race: @smr_&quot;;[.$A49];&quot;_day2, number: &quot;;[.$B49];&quot;, &quot;;[.L49])" office:value-type="string" office:string-value="@smr_spu_day2_vlf = @smr_spu_vlf.runs.create! race: @smr_spu_day2, number: 3, verdict: :dns" calcext:value-type="string">
            <text:p>@smr_spu_day2_vlf = @smr_spu_vlf.runs.create! race: @smr_spu_day2, number: 3, verdict: :dns</text:p>
          </table:table-cell>
        </table:table-row>
        <table:table-row table:style-name="ro1">
          <table:table-cell table:formula="of:=[.A49]" office:value-type="string" office:string-value="spu" calcext:value-type="string">
            <text:p>sp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u</text:p>
          </table:table-cell>
          <table:table-cell office:value-type="string" calcext:value-type="string">
            <text:p>Jaakonsaari</text:p>
          </table:table-cell>
          <table:table-cell office:value-type="string" calcext:value-type="string">
            <text:p>Carelian EastPoint</text:p>
          </table:table-cell>
          <table:table-cell table:style-name="ce1" office:value-type="string" calcext:value-type="string">
            <text:p>Finland</text:p>
          </table:table-cell>
          <table:table-cell office:value-type="string" calcext:value-type="string">
            <text:p>DNF,</text:p>
          </table:table-cell>
          <table:table-cell office:value-type="string" calcext:value-type="string">
            <text:p>49:34,0,</text:p>
          </table:table-cell>
          <table:table-cell office:value-type="string" calcext:value-type="string">
            <text:p>DNS</text:p>
          </table:table-cell>
          <table:table-cell table:formula="of:=CONCATENATE(LOWER(LEFT([.C50]));LOWER(LEFT([.D50]));LOWER(LEFT([.F50])))" office:value-type="string" office:string-value="ajf" calcext:value-type="string">
            <text:p>ajf</text:p>
          </table:table-cell>
          <table:table-cell table:formula="of:=IFERROR( CONCATENATE(&quot;result_time: &quot;;TEXT(VALUE(LEFT([.H50];2))*60+VALUE(MID(REPLACE([.H50];6;1;&quot;.&quot;);4;4));&quot;0.0##&quot;)) ;CONCATENATE(&quot;verdict: :&quot;;LOWER([.H50])))" office:value-type="string" office:string-value="result_time: 2974.0" calcext:value-type="string">
            <text:p>result_time: 2974.0</text:p>
          </table:table-cell>
          <table:table-cell table:formula="of:=IFERROR( CONCATENATE(&quot;result_time: &quot;;TEXT(VALUE(LEFT([.I50];2))*60+VALUE(MID(REPLACE([.I50];6;1;&quot;.&quot;);4;4));&quot;0.0##&quot;)) ;CONCATENATE(&quot;verdict: :&quot;;LOWER([.I50])))" office:value-type="string" office:string-value="verdict: :dns" calcext:value-type="string">
            <text:p>verdict: :dns</text:p>
          </table:table-cell>
          <table:table-cell table:formula="of:=CONCATENATE(&quot;@smr_&quot;;[.A50];&quot;_&quot;;[.J50];&quot; = @smr_&quot;;[.A50];&quot;.competitors.create! user: @&quot;;[.J50];&quot;, number: &quot;;[.B50])" office:value-type="string" office:string-value="@smr_spu_ajf = @smr_spu.competitors.create! user: @ajf, number: 4" calcext:value-type="string">
            <text:p>@smr_spu_ajf = @smr_spu.competitors.create! user: @ajf, number: 4</text:p>
          </table:table-cell>
          <table:table-cell table:formula="of:=CONCATENATE(&quot;@smr_&quot;;[.A50];&quot;_day1_&quot;;[.J50];&quot; = @smr_&quot;;[.A50];&quot;_&quot;;[.J50];&quot;.runs.create! race: @smr_&quot;;[.A50];&quot;_day1, number: &quot;;[.B50];&quot;, &quot;;[.K50])" office:value-type="string" office:string-value="@smr_spu_day1_ajf = @smr_spu_ajf.runs.create! race: @smr_spu_day1, number: 4, result_time: 2974.0" calcext:value-type="string">
            <text:p>@smr_spu_day1_ajf = @smr_spu_ajf.runs.create! race: @smr_spu_day1, number: 4, result_time: 2974.0</text:p>
          </table:table-cell>
          <table:table-cell table:formula="of:=CONCATENATE(&quot;@smr_&quot;;[.$A50];&quot;_day2_&quot;;[.$J50];&quot; = @smr_&quot;;[.$A50];&quot;_&quot;;[.$J50];&quot;.runs.create! race: @smr_&quot;;[.$A50];&quot;_day2, number: &quot;;[.$B50];&quot;, &quot;;[.L50])" office:value-type="string" office:string-value="@smr_spu_day2_ajf = @smr_spu_ajf.runs.create! race: @smr_spu_day2, number: 4, verdict: :dns" calcext:value-type="string">
            <text:p>@smr_spu_day2_ajf = @smr_spu_ajf.runs.create! race: @smr_spu_day2, number: 4, verdict: :dns</text:p>
          </table:table-cell>
        </table:table-row>
        <table:table-row table:style-name="ro1">
          <table:table-cell table:formula="of:=[.A50]" office:value-type="string" office:string-value="spu" calcext:value-type="string">
            <text:p>sp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ni</text:p>
          </table:table-cell>
          <table:table-cell office:value-type="string" calcext:value-type="string">
            <text:p>Elomaa</text:p>
          </table:table-cell>
          <table:table-cell office:value-type="string" calcext:value-type="string">
            <text:p>Carelian EastPoint</text:p>
          </table:table-cell>
          <table:table-cell table:style-name="ce1" office:value-type="string" calcext:value-type="string">
            <text:p>Finland</text:p>
          </table:table-cell>
          <table:table-cell table:number-columns-repeated="3" office:value-type="string" calcext:value-type="string">
            <text:p>DNS</text:p>
          </table:table-cell>
          <table:table-cell table:formula="of:=CONCATENATE(LOWER(LEFT([.C51]));LOWER(LEFT([.D51]));LOWER(LEFT([.F51])))" office:value-type="string" office:string-value="jef" calcext:value-type="string">
            <text:p>jef</text:p>
          </table:table-cell>
          <table:table-cell table:formula="of:=IFERROR( CONCATENATE(&quot;result_time: &quot;;TEXT(VALUE(LEFT([.H51];2))*60+VALUE(MID(REPLACE([.H51];6;1;&quot;.&quot;);4;4));&quot;0.0##&quot;)) ;CONCATENATE(&quot;verdict: :&quot;;LOWER([.H51])))" office:value-type="string" office:string-value="verdict: :dns" calcext:value-type="string">
            <text:p>verdict: :dns</text:p>
          </table:table-cell>
          <table:table-cell table:formula="of:=IFERROR( CONCATENATE(&quot;result_time: &quot;;TEXT(VALUE(LEFT([.I51];2))*60+VALUE(MID(REPLACE([.I51];6;1;&quot;.&quot;);4;4));&quot;0.0##&quot;)) ;CONCATENATE(&quot;verdict: :&quot;;LOWER([.I51])))" office:value-type="string" office:string-value="verdict: :dns" calcext:value-type="string">
            <text:p>verdict: :dns</text:p>
          </table:table-cell>
          <table:table-cell table:formula="of:=CONCATENATE(&quot;@smr_&quot;;[.A51];&quot;_&quot;;[.J51];&quot; = @smr_&quot;;[.A51];&quot;.competitors.create! user: @&quot;;[.J51];&quot;, number: &quot;;[.B51])" office:value-type="string" office:string-value="@smr_spu_jef = @smr_spu.competitors.create! user: @jef, number: 5" calcext:value-type="string">
            <text:p>@smr_spu_jef = @smr_spu.competitors.create! user: @jef, number: 5</text:p>
          </table:table-cell>
          <table:table-cell table:formula="of:=CONCATENATE(&quot;@smr_&quot;;[.A51];&quot;_day1_&quot;;[.J51];&quot; = @smr_&quot;;[.A51];&quot;_&quot;;[.J51];&quot;.runs.create! race: @smr_&quot;;[.A51];&quot;_day1, number: &quot;;[.B51];&quot;, &quot;;[.K51])" office:value-type="string" office:string-value="@smr_spu_day1_jef = @smr_spu_jef.runs.create! race: @smr_spu_day1, number: 5, verdict: :dns" calcext:value-type="string">
            <text:p>@smr_spu_day1_jef = @smr_spu_jef.runs.create! race: @smr_spu_day1, number: 5, verdict: :dns</text:p>
          </table:table-cell>
          <table:table-cell table:formula="of:=CONCATENATE(&quot;@smr_&quot;;[.$A51];&quot;_day2_&quot;;[.$J51];&quot; = @smr_&quot;;[.$A51];&quot;_&quot;;[.$J51];&quot;.runs.create! race: @smr_&quot;;[.$A51];&quot;_day2, number: &quot;;[.$B51];&quot;, &quot;;[.L51])" office:value-type="string" office:string-value="@smr_spu_day2_jef = @smr_spu_jef.runs.create! race: @smr_spu_day2, number: 5, verdict: :dns" calcext:value-type="string">
            <text:p>@smr_spu_day2_jef = @smr_spu_jef.runs.create! race: @smr_spu_day2, number: 5, verdict: :dns</text:p>
          </table:table-cell>
        </table:table-row>
        <table:table-row table:style-name="ro1">
          <table:table-cell table:formula="of:=[.A51]" office:value-type="string" office:string-value="spu" calcext:value-type="string">
            <text:p>sp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mmo</text:p>
          </table:table-cell>
          <table:table-cell office:value-type="string" calcext:value-type="string">
            <text:p>Laasonen</text:p>
          </table:table-cell>
          <table:table-cell office:value-type="string" calcext:value-type="string">
            <text:p>Carelian EastPoint</text:p>
          </table:table-cell>
          <table:table-cell table:style-name="ce1" office:value-type="string" calcext:value-type="string">
            <text:p>Finland</text:p>
          </table:table-cell>
          <table:table-cell table:number-columns-repeated="3" office:value-type="string" calcext:value-type="string">
            <text:p>DNS</text:p>
          </table:table-cell>
          <table:table-cell table:formula="of:=CONCATENATE(LOWER(LEFT([.C52]));LOWER(LEFT([.D52]));LOWER(LEFT([.F52])))" office:value-type="string" office:string-value="klf" calcext:value-type="string">
            <text:p>klf</text:p>
          </table:table-cell>
          <table:table-cell table:formula="of:=IFERROR( CONCATENATE(&quot;result_time: &quot;;TEXT(VALUE(LEFT([.H52];2))*60+VALUE(MID(REPLACE([.H52];6;1;&quot;.&quot;);4;4));&quot;0.0##&quot;)) ;CONCATENATE(&quot;verdict: :&quot;;LOWER([.H52])))" office:value-type="string" office:string-value="verdict: :dns" calcext:value-type="string">
            <text:p>verdict: :dns</text:p>
          </table:table-cell>
          <table:table-cell table:formula="of:=IFERROR( CONCATENATE(&quot;result_time: &quot;;TEXT(VALUE(LEFT([.I52];2))*60+VALUE(MID(REPLACE([.I52];6;1;&quot;.&quot;);4;4));&quot;0.0##&quot;)) ;CONCATENATE(&quot;verdict: :&quot;;LOWER([.I52])))" office:value-type="string" office:string-value="verdict: :dns" calcext:value-type="string">
            <text:p>verdict: :dns</text:p>
          </table:table-cell>
          <table:table-cell table:formula="of:=CONCATENATE(&quot;@smr_&quot;;[.A52];&quot;_&quot;;[.J52];&quot; = @smr_&quot;;[.A52];&quot;.competitors.create! user: @&quot;;[.J52];&quot;, number: &quot;;[.B52])" office:value-type="string" office:string-value="@smr_spu_klf = @smr_spu.competitors.create! user: @klf, number: 6" calcext:value-type="string">
            <text:p>@smr_spu_klf = @smr_spu.competitors.create! user: @klf, number: 6</text:p>
          </table:table-cell>
          <table:table-cell table:formula="of:=CONCATENATE(&quot;@smr_&quot;;[.A52];&quot;_day1_&quot;;[.J52];&quot; = @smr_&quot;;[.A52];&quot;_&quot;;[.J52];&quot;.runs.create! race: @smr_&quot;;[.A52];&quot;_day1, number: &quot;;[.B52];&quot;, &quot;;[.K52])" office:value-type="string" office:string-value="@smr_spu_day1_klf = @smr_spu_klf.runs.create! race: @smr_spu_day1, number: 6, verdict: :dns" calcext:value-type="string">
            <text:p>@smr_spu_day1_klf = @smr_spu_klf.runs.create! race: @smr_spu_day1, number: 6, verdict: :dns</text:p>
          </table:table-cell>
          <table:table-cell table:formula="of:=CONCATENATE(&quot;@smr_&quot;;[.$A52];&quot;_day2_&quot;;[.$J52];&quot; = @smr_&quot;;[.$A52];&quot;_&quot;;[.$J52];&quot;.runs.create! race: @smr_&quot;;[.$A52];&quot;_day2, number: &quot;;[.$B52];&quot;, &quot;;[.L52])" office:value-type="string" office:string-value="@smr_spu_day2_klf = @smr_spu_klf.runs.create! race: @smr_spu_day2, number: 6, verdict: :dns" calcext:value-type="string">
            <text:p>@smr_spu_day2_klf = @smr_spu_klf.runs.create! race: @smr_spu_day2, number: 6, verdict: :dns</text:p>
          </table:table-cell>
        </table:table-row>
        <table:table-row table:style-name="ro1">
          <table:table-cell office:value-type="string" calcext:value-type="string">
            <text:p>nms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a-Pekka</text:p>
          </table:table-cell>
          <table:table-cell office:value-type="string" calcext:value-type="string">
            <text:p>Jurvelin</text:p>
          </table:table-cell>
          <table:table-cell office:value-type="string" calcext:value-type="string">
            <text:p>RPKK</text:p>
          </table:table-cell>
          <table:table-cell table:style-name="ce1" office:value-type="string" calcext:value-type="string">
            <text:p>Finland</text:p>
          </table:table-cell>
          <table:table-cell table:number-columns-repeated="2"/>
          <table:table-cell table:style-name="ce13" table:formula="of:=MID([.H63];4;5)" office:value-type="string" office:string-value="18:14" calcext:value-type="string">
            <text:p>18:14</text:p>
          </table:table-cell>
          <table:table-cell table:formula="of:=CONCATENATE(LOWER(LEFT([.C53]));LOWER(LEFT([.D53]));LOWER(LEFT([.F53])))" office:value-type="string" office:string-value="vjf" calcext:value-type="string">
            <text:p>vjf</text:p>
          </table:table-cell>
          <table:table-cell/>
          <table:table-cell table:formula="of:=IFERROR( CONCATENATE(&quot;result_time: &quot;;TEXT(VALUE(LEFT([.I53];2))*60+VALUE(MID(REPLACE([.I53];6;1;&quot;.&quot;);4;4));&quot;0.0##&quot;)) ;CONCATENATE(&quot;verdict: :&quot;;LOWER([.I53])))" office:value-type="string" office:string-value="result_time: 1094.0" calcext:value-type="string">
            <text:p>result_time: 1094.0</text:p>
          </table:table-cell>
          <table:table-cell table:formula="of:=CONCATENATE(&quot;@smr_&quot;;[.A53];&quot;_&quot;;[.J53];&quot; = @smr_&quot;;[.A53];&quot;.competitors.create! user: @&quot;;[.J53];&quot;, number: &quot;;[.B53])" office:value-type="string" office:string-value="@smr_nms2_vjf = @smr_nms2.competitors.create! user: @vjf, number: 3" calcext:value-type="string">
            <text:p>@smr_nms2_vjf = @smr_nms2.competitors.create! user: @vjf, number: 3</text:p>
          </table:table-cell>
          <table:table-cell office:value-type="string" calcext:value-type="string">
            <text:p><text:s/></text:p>
          </table:table-cell>
          <table:table-cell table:formula="of:=CONCATENATE(&quot;@smr_&quot;;[.$A53];&quot;_day2_&quot;;[.$J53];&quot; = @smr_&quot;;[.$A53];&quot;_&quot;;[.$J53];&quot;.runs.create! race: @smr_&quot;;[.$A53];&quot;_day2, number: &quot;;[.$B53];&quot;, &quot;;[.L53])" office:value-type="string" office:string-value="@smr_nms2_day2_vjf = @smr_nms2_vjf.runs.create! race: @smr_nms2_day2, number: 3, result_time: 1094.0" calcext:value-type="string">
            <text:p>@smr_nms2_day2_vjf = @smr_nms2_vjf.runs.create! race: @smr_nms2_day2, number: 3, result_time: 1094.0</text:p>
          </table:table-cell>
        </table:table-row>
        <table:table-row table:style-name="ro1">
          <table:table-cell table:formula="of:=[.A53]" office:value-type="string" office:string-value="nms2" calcext:value-type="string">
            <text:p>nm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uli</text:p>
          </table:table-cell>
          <table:table-cell office:value-type="string" calcext:value-type="string">
            <text:p>Nissinen</text:p>
          </table:table-cell>
          <table:table-cell office:value-type="string" calcext:value-type="string">
            <text:p>KPSH</text:p>
          </table:table-cell>
          <table:table-cell table:style-name="ce1" office:value-type="string" calcext:value-type="string">
            <text:p>Finland</text:p>
          </table:table-cell>
          <table:table-cell table:number-columns-repeated="2"/>
          <table:table-cell table:style-name="ce13" table:formula="of:=MID([.H64];4;5)" office:value-type="string" office:string-value="19:32" calcext:value-type="string">
            <text:p>19:32</text:p>
          </table:table-cell>
          <table:table-cell table:formula="of:=CONCATENATE(LOWER(LEFT([.C54]));LOWER(LEFT([.D54]));LOWER(LEFT([.F54])))" office:value-type="string" office:string-value="snf" calcext:value-type="string">
            <text:p>snf</text:p>
          </table:table-cell>
          <table:table-cell/>
          <table:table-cell table:formula="of:=IFERROR( CONCATENATE(&quot;result_time: &quot;;TEXT(VALUE(LEFT([.I54];2))*60+VALUE(MID(REPLACE([.I54];6;1;&quot;.&quot;);4;4));&quot;0.0##&quot;)) ;CONCATENATE(&quot;verdict: :&quot;;LOWER([.I54])))" office:value-type="string" office:string-value="result_time: 1172.0" calcext:value-type="string">
            <text:p>result_time: 1172.0</text:p>
          </table:table-cell>
          <table:table-cell table:formula="of:=CONCATENATE(&quot;@smr_&quot;;[.A54];&quot;_&quot;;[.J54];&quot; = @smr_&quot;;[.A54];&quot;.competitors.create! user: @&quot;;[.J54];&quot;, number: &quot;;[.B54])" office:value-type="string" office:string-value="@smr_nms2_snf = @smr_nms2.competitors.create! user: @snf, number: 2" calcext:value-type="string">
            <text:p>@smr_nms2_snf = @smr_nms2.competitors.create! user: @snf, number: 2</text:p>
          </table:table-cell>
          <table:table-cell office:value-type="string" calcext:value-type="string">
            <text:p><text:s/></text:p>
          </table:table-cell>
          <table:table-cell table:formula="of:=CONCATENATE(&quot;@smr_&quot;;[.$A54];&quot;_day2_&quot;;[.$J54];&quot; = @smr_&quot;;[.$A54];&quot;_&quot;;[.$J54];&quot;.runs.create! race: @smr_&quot;;[.$A54];&quot;_day2, number: &quot;;[.$B54];&quot;, &quot;;[.L54])" office:value-type="string" office:string-value="@smr_nms2_day2_snf = @smr_nms2_snf.runs.create! race: @smr_nms2_day2, number: 2, result_time: 1172.0" calcext:value-type="string">
            <text:p>@smr_nms2_day2_snf = @smr_nms2_snf.runs.create! race: @smr_nms2_day2, number: 2, result_time: 1172.0</text:p>
          </table:table-cell>
        </table:table-row>
        <table:table-row table:style-name="ro1">
          <table:table-cell table:formula="of:=[.A54]" office:value-type="string" office:string-value="nms2" calcext:value-type="string">
            <text:p>nm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ko</text:p>
          </table:table-cell>
          <table:table-cell office:value-type="string" calcext:value-type="string">
            <text:p>Törmänen</text:p>
          </table:table-cell>
          <table:table-cell office:value-type="string" calcext:value-type="string">
            <text:p>RPKK</text:p>
          </table:table-cell>
          <table:table-cell table:style-name="ce1" office:value-type="string" calcext:value-type="string">
            <text:p>Finland</text:p>
          </table:table-cell>
          <table:table-cell table:number-columns-repeated="2"/>
          <table:table-cell table:style-name="ce13" table:formula="of:=MID([.H65];4;5)" office:value-type="string" office:string-value="20:26" calcext:value-type="string">
            <text:p>20:26</text:p>
          </table:table-cell>
          <table:table-cell table:formula="of:=CONCATENATE(LOWER(LEFT([.C55]));LOWER(LEFT([.D55]));LOWER(LEFT([.F55])))" office:value-type="string" office:string-value="mtf" calcext:value-type="string">
            <text:p>mtf</text:p>
          </table:table-cell>
          <table:table-cell/>
          <table:table-cell table:formula="of:=IFERROR( CONCATENATE(&quot;result_time: &quot;;TEXT(VALUE(LEFT([.I55];2))*60+VALUE(MID(REPLACE([.I55];6;1;&quot;.&quot;);4;4));&quot;0.0##&quot;)) ;CONCATENATE(&quot;verdict: :&quot;;LOWER([.I55])))" office:value-type="string" office:string-value="result_time: 1226.0" calcext:value-type="string">
            <text:p>result_time: 1226.0</text:p>
          </table:table-cell>
          <table:table-cell table:formula="of:=CONCATENATE(&quot;@smr_&quot;;[.A55];&quot;_&quot;;[.J55];&quot; = @smr_&quot;;[.A55];&quot;.competitors.create! user: @&quot;;[.J55];&quot;, number: &quot;;[.B55])" office:value-type="string" office:string-value="@smr_nms2_mtf = @smr_nms2.competitors.create! user: @mtf, number: 4" calcext:value-type="string">
            <text:p>@smr_nms2_mtf = @smr_nms2.competitors.create! user: @mtf, number: 4</text:p>
          </table:table-cell>
          <table:table-cell office:value-type="string" calcext:value-type="string">
            <text:p><text:s/></text:p>
          </table:table-cell>
          <table:table-cell table:formula="of:=CONCATENATE(&quot;@smr_&quot;;[.$A55];&quot;_day2_&quot;;[.$J55];&quot; = @smr_&quot;;[.$A55];&quot;_&quot;;[.$J55];&quot;.runs.create! race: @smr_&quot;;[.$A55];&quot;_day2, number: &quot;;[.$B55];&quot;, &quot;;[.L55])" office:value-type="string" office:string-value="@smr_nms2_day2_mtf = @smr_nms2_mtf.runs.create! race: @smr_nms2_day2, number: 4, result_time: 1226.0" calcext:value-type="string">
            <text:p>@smr_nms2_day2_mtf = @smr_nms2_mtf.runs.create! race: @smr_nms2_day2, number: 4, result_time: 1226.0</text:p>
          </table:table-cell>
        </table:table-row>
        <table:table-row table:style-name="ro1">
          <table:table-cell table:formula="of:=[.A55]" office:value-type="string" office:string-value="nms2" calcext:value-type="string">
            <text:p>nms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ha</text:p>
          </table:table-cell>
          <table:table-cell office:value-type="string" calcext:value-type="string">
            <text:p>Romppanen</text:p>
          </table:table-cell>
          <table:table-cell office:value-type="string" calcext:value-type="string">
            <text:p>SHS</text:p>
          </table:table-cell>
          <table:table-cell table:style-name="ce1" office:value-type="string" calcext:value-type="string">
            <text:p>Finland</text:p>
          </table:table-cell>
          <table:table-cell table:number-columns-repeated="2"/>
          <table:table-cell table:style-name="ce13" table:formula="of:=MID([.H66];4;5)" office:value-type="string" office:string-value="21:07" calcext:value-type="string">
            <text:p>21:07</text:p>
          </table:table-cell>
          <table:table-cell table:formula="of:=CONCATENATE(LOWER(LEFT([.C56]));LOWER(LEFT([.D56]));LOWER(LEFT([.F56])))" office:value-type="string" office:string-value="jrf" calcext:value-type="string">
            <text:p>jrf</text:p>
          </table:table-cell>
          <table:table-cell/>
          <table:table-cell table:formula="of:=IFERROR( CONCATENATE(&quot;result_time: &quot;;TEXT(VALUE(LEFT([.I56];2))*60+VALUE(MID(REPLACE([.I56];6;1;&quot;.&quot;);4;4));&quot;0.0##&quot;)) ;CONCATENATE(&quot;verdict: :&quot;;LOWER([.I56])))" office:value-type="string" office:string-value="result_time: 1267.0" calcext:value-type="string">
            <text:p>result_time: 1267.0</text:p>
          </table:table-cell>
          <table:table-cell table:formula="of:=CONCATENATE(&quot;@smr_&quot;;[.A56];&quot;_&quot;;[.J56];&quot; = @smr_&quot;;[.A56];&quot;.competitors.create! user: @&quot;;[.J56];&quot;, number: &quot;;[.B56])" office:value-type="string" office:string-value="@smr_nms2_jrf = @smr_nms2.competitors.create! user: @jrf, number: 5" calcext:value-type="string">
            <text:p>@smr_nms2_jrf = @smr_nms2.competitors.create! user: @jrf, number: 5</text:p>
          </table:table-cell>
          <table:table-cell office:value-type="string" calcext:value-type="string">
            <text:p><text:s/></text:p>
          </table:table-cell>
          <table:table-cell table:formula="of:=CONCATENATE(&quot;@smr_&quot;;[.$A56];&quot;_day2_&quot;;[.$J56];&quot; = @smr_&quot;;[.$A56];&quot;_&quot;;[.$J56];&quot;.runs.create! race: @smr_&quot;;[.$A56];&quot;_day2, number: &quot;;[.$B56];&quot;, &quot;;[.L56])" office:value-type="string" office:string-value="@smr_nms2_day2_jrf = @smr_nms2_jrf.runs.create! race: @smr_nms2_day2, number: 5, result_time: 1267.0" calcext:value-type="string">
            <text:p>@smr_nms2_day2_jrf = @smr_nms2_jrf.runs.create! race: @smr_nms2_day2, number: 5, result_time: 1267.0</text:p>
          </table:table-cell>
        </table:table-row>
        <table:table-row table:style-name="ro1">
          <table:table-cell table:formula="of:=[.A56]" office:value-type="string" office:string-value="nms2" calcext:value-type="string">
            <text:p>nm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ri</text:p>
          </table:table-cell>
          <table:table-cell office:value-type="string" calcext:value-type="string">
            <text:p>Kiiski</text:p>
          </table:table-cell>
          <table:table-cell office:value-type="string" calcext:value-type="string">
            <text:p>KVKS</text:p>
          </table:table-cell>
          <table:table-cell table:style-name="ce1" office:value-type="string" calcext:value-type="string">
            <text:p>Finland</text:p>
          </table:table-cell>
          <table:table-cell table:number-columns-repeated="2"/>
          <table:table-cell table:style-name="ce13" table:formula="of:=MID([.H67];4;5)" office:value-type="string" office:string-value="24:20" calcext:value-type="string">
            <text:p>24:20</text:p>
          </table:table-cell>
          <table:table-cell table:formula="of:=CONCATENATE(LOWER(LEFT([.C57]));LOWER(LEFT([.D57]));LOWER(LEFT([.F57])))" office:value-type="string" office:string-value="pkf" calcext:value-type="string">
            <text:p>pkf</text:p>
          </table:table-cell>
          <table:table-cell/>
          <table:table-cell table:formula="of:=IFERROR( CONCATENATE(&quot;result_time: &quot;;TEXT(VALUE(LEFT([.I57];2))*60+VALUE(MID(REPLACE([.I57];6;1;&quot;.&quot;);4;4));&quot;0.0##&quot;)) ;CONCATENATE(&quot;verdict: :&quot;;LOWER([.I57])))" office:value-type="string" office:string-value="result_time: 1460.0" calcext:value-type="string">
            <text:p>result_time: 1460.0</text:p>
          </table:table-cell>
          <table:table-cell table:formula="of:=CONCATENATE(&quot;@smr_&quot;;[.A57];&quot;_&quot;;[.J57];&quot; = @smr_&quot;;[.A57];&quot;.competitors.create! user: @&quot;;[.J57];&quot;, number: &quot;;[.B57])" office:value-type="string" office:string-value="@smr_nms2_pkf = @smr_nms2.competitors.create! user: @pkf, number: 1" calcext:value-type="string">
            <text:p>@smr_nms2_pkf = @smr_nms2.competitors.create! user: @pkf, number: 1</text:p>
          </table:table-cell>
          <table:table-cell office:value-type="string" calcext:value-type="string">
            <text:p><text:s/></text:p>
          </table:table-cell>
          <table:table-cell table:formula="of:=CONCATENATE(&quot;@smr_&quot;;[.$A57];&quot;_day2_&quot;;[.$J57];&quot; = @smr_&quot;;[.$A57];&quot;_&quot;;[.$J57];&quot;.runs.create! race: @smr_&quot;;[.$A57];&quot;_day2, number: &quot;;[.$B57];&quot;, &quot;;[.L57])" office:value-type="string" office:string-value="@smr_nms2_day2_pkf = @smr_nms2_pkf.runs.create! race: @smr_nms2_day2, number: 1, result_time: 1460.0" calcext:value-type="string">
            <text:p>@smr_nms2_day2_pkf = @smr_nms2_pkf.runs.create! race: @smr_nms2_day2, number: 1, result_time: 1460.0</text:p>
          </table:table-cell>
        </table:table-row>
        <table:table-row table:style-name="ro1">
          <table:table-cell office:value-type="string" calcext:value-type="string">
            <text:p>nws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ara</text:p>
          </table:table-cell>
          <table:table-cell office:value-type="string" calcext:value-type="string">
            <text:p>Loukkola</text:p>
          </table:table-cell>
          <table:table-cell office:value-type="string" calcext:value-type="string">
            <text:p>OPKY</text:p>
          </table:table-cell>
          <table:table-cell table:style-name="ce1" office:value-type="string" calcext:value-type="string">
            <text:p>Finland</text:p>
          </table:table-cell>
          <table:table-cell table:number-columns-repeated="2"/>
          <table:table-cell table:style-name="ce13" table:formula="of:=MID([.H68];4;5)" office:value-type="string" office:string-value="18:21" calcext:value-type="string">
            <text:p>18:21</text:p>
          </table:table-cell>
          <table:table-cell table:formula="of:=CONCATENATE(LOWER(LEFT([.C58]));LOWER(LEFT([.D58]));LOWER(LEFT([.F58])))" office:value-type="string" office:string-value="slf" calcext:value-type="string">
            <text:p>slf</text:p>
          </table:table-cell>
          <table:table-cell/>
          <table:table-cell table:formula="of:=IFERROR( CONCATENATE(&quot;result_time: &quot;;TEXT(VALUE(LEFT([.I58];2))*60+VALUE(MID(REPLACE([.I58];6;1;&quot;.&quot;);4;4));&quot;0.0##&quot;)) ;CONCATENATE(&quot;verdict: :&quot;;LOWER([.I58])))" office:value-type="string" office:string-value="result_time: 1101.0" calcext:value-type="string">
            <text:p>result_time: 1101.0</text:p>
          </table:table-cell>
          <table:table-cell table:formula="of:=CONCATENATE(&quot;@smr_&quot;;[.A58];&quot;_&quot;;[.J58];&quot; = @smr_&quot;;[.A58];&quot;.competitors.create! user: @&quot;;[.J58];&quot;, number: &quot;;[.B58])" office:value-type="string" office:string-value="@smr_nws2_slf = @smr_nws2.competitors.create! user: @slf, number: 10" calcext:value-type="string">
            <text:p>@smr_nws2_slf = @smr_nws2.competitors.create! user: @slf, number: 10</text:p>
          </table:table-cell>
          <table:table-cell office:value-type="string" calcext:value-type="string">
            <text:p><text:s/></text:p>
          </table:table-cell>
          <table:table-cell table:formula="of:=CONCATENATE(&quot;@smr_&quot;;[.$A58];&quot;_day2_&quot;;[.$J58];&quot; = @smr_&quot;;[.$A58];&quot;_&quot;;[.$J58];&quot;.runs.create! race: @smr_&quot;;[.$A58];&quot;_day2, number: &quot;;[.$B58];&quot;, &quot;;[.L58])" office:value-type="string" office:string-value="@smr_nws2_day2_slf = @smr_nws2_slf.runs.create! race: @smr_nws2_day2, number: 10, result_time: 1101.0" calcext:value-type="string">
            <text:p>@smr_nws2_day2_slf = @smr_nws2_slf.runs.create! race: @smr_nws2_day2, number: 10, result_time: 1101.0</text:p>
          </table:table-cell>
        </table:table-row>
        <table:table-row table:style-name="ro1">
          <table:table-cell table:formula="of:=[.A58]" office:value-type="string" office:string-value="nws2" calcext:value-type="string">
            <text:p>nws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ja</text:p>
          </table:table-cell>
          <table:table-cell office:value-type="string" calcext:value-type="string">
            <text:p>Nivala</text:p>
          </table:table-cell>
          <table:table-cell office:value-type="string" calcext:value-type="string">
            <text:p>RPKK</text:p>
          </table:table-cell>
          <table:table-cell table:style-name="ce1" office:value-type="string" calcext:value-type="string">
            <text:p>Finland</text:p>
          </table:table-cell>
          <table:table-cell table:number-columns-repeated="2"/>
          <table:table-cell table:style-name="ce13" table:formula="of:=MID([.H69];4;5)" office:value-type="string" office:string-value="18:32" calcext:value-type="string">
            <text:p>18:32</text:p>
          </table:table-cell>
          <table:table-cell table:formula="of:=CONCATENATE(LOWER(LEFT([.C59]));LOWER(LEFT([.D59]));LOWER(LEFT([.F59])))" office:value-type="string" office:string-value="mnf" calcext:value-type="string">
            <text:p>mnf</text:p>
          </table:table-cell>
          <table:table-cell/>
          <table:table-cell table:formula="of:=IFERROR( CONCATENATE(&quot;result_time: &quot;;TEXT(VALUE(LEFT([.I59];2))*60+VALUE(MID(REPLACE([.I59];6;1;&quot;.&quot;);4;4));&quot;0.0##&quot;)) ;CONCATENATE(&quot;verdict: :&quot;;LOWER([.I59])))" office:value-type="string" office:string-value="result_time: 1112.0" calcext:value-type="string">
            <text:p>result_time: 1112.0</text:p>
          </table:table-cell>
          <table:table-cell table:formula="of:=CONCATENATE(&quot;@smr_&quot;;[.A59];&quot;_&quot;;[.J59];&quot; = @smr_&quot;;[.A59];&quot;.competitors.create! user: @&quot;;[.J59];&quot;, number: &quot;;[.B59])" office:value-type="string" office:string-value="@smr_nws2_mnf = @smr_nws2.competitors.create! user: @mnf, number: 6" calcext:value-type="string">
            <text:p>@smr_nws2_mnf = @smr_nws2.competitors.create! user: @mnf, number: 6</text:p>
          </table:table-cell>
          <table:table-cell office:value-type="string" calcext:value-type="string">
            <text:p><text:s/></text:p>
          </table:table-cell>
          <table:table-cell table:formula="of:=CONCATENATE(&quot;@smr_&quot;;[.$A59];&quot;_day2_&quot;;[.$J59];&quot; = @smr_&quot;;[.$A59];&quot;_&quot;;[.$J59];&quot;.runs.create! race: @smr_&quot;;[.$A59];&quot;_day2, number: &quot;;[.$B59];&quot;, &quot;;[.L59])" office:value-type="string" office:string-value="@smr_nws2_day2_mnf = @smr_nws2_mnf.runs.create! race: @smr_nws2_day2, number: 6, result_time: 1112.0" calcext:value-type="string">
            <text:p>@smr_nws2_day2_mnf = @smr_nws2_mnf.runs.create! race: @smr_nws2_day2, number: 6, result_time: 1112.0</text:p>
          </table:table-cell>
        </table:table-row>
        <table:table-row table:style-name="ro1">
          <table:table-cell table:formula="of:=[.A59]" office:value-type="string" office:string-value="nws2" calcext:value-type="string">
            <text:p>nws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Tiiperi</text:p>
          </table:table-cell>
          <table:table-cell office:value-type="string" calcext:value-type="string">
            <text:p>RPKK</text:p>
          </table:table-cell>
          <table:table-cell table:style-name="ce1" office:value-type="string" calcext:value-type="string">
            <text:p>Finland</text:p>
          </table:table-cell>
          <table:table-cell table:number-columns-repeated="2"/>
          <table:table-cell table:style-name="ce13" table:formula="of:=MID([.H70];4;5)" office:value-type="string" office:string-value="18:59" calcext:value-type="string">
            <text:p>18:59</text:p>
          </table:table-cell>
          <table:table-cell table:formula="of:=CONCATENATE(LOWER(LEFT([.C60]));LOWER(LEFT([.D60]));LOWER(LEFT([.F60])))" office:value-type="string" office:string-value="mtf" calcext:value-type="string">
            <text:p>mtf</text:p>
          </table:table-cell>
          <table:table-cell/>
          <table:table-cell table:formula="of:=IFERROR( CONCATENATE(&quot;result_time: &quot;;TEXT(VALUE(LEFT([.I60];2))*60+VALUE(MID(REPLACE([.I60];6;1;&quot;.&quot;);4;4));&quot;0.0##&quot;)) ;CONCATENATE(&quot;verdict: :&quot;;LOWER([.I60])))" office:value-type="string" office:string-value="result_time: 1139.0" calcext:value-type="string">
            <text:p>result_time: 1139.0</text:p>
          </table:table-cell>
          <table:table-cell table:formula="of:=CONCATENATE(&quot;@smr_&quot;;[.A60];&quot;_&quot;;[.J60];&quot; = @smr_&quot;;[.A60];&quot;.competitors.create! user: @&quot;;[.J60];&quot;, number: &quot;;[.B60])" office:value-type="string" office:string-value="@smr_nws2_mtf = @smr_nws2.competitors.create! user: @mtf, number: 7" calcext:value-type="string">
            <text:p>@smr_nws2_mtf = @smr_nws2.competitors.create! user: @mtf, number: 7</text:p>
          </table:table-cell>
          <table:table-cell office:value-type="string" calcext:value-type="string">
            <text:p><text:s/></text:p>
          </table:table-cell>
          <table:table-cell table:formula="of:=CONCATENATE(&quot;@smr_&quot;;[.$A60];&quot;_day2_&quot;;[.$J60];&quot; = @smr_&quot;;[.$A60];&quot;_&quot;;[.$J60];&quot;.runs.create! race: @smr_&quot;;[.$A60];&quot;_day2, number: &quot;;[.$B60];&quot;, &quot;;[.L60])" office:value-type="string" office:string-value="@smr_nws2_day2_mtf = @smr_nws2_mtf.runs.create! race: @smr_nws2_day2, number: 7, result_time: 1139.0" calcext:value-type="string">
            <text:p>@smr_nws2_day2_mtf = @smr_nws2_mtf.runs.create! race: @smr_nws2_day2, number: 7, result_time: 1139.0</text:p>
          </table:table-cell>
        </table:table-row>
        <table:table-row table:style-name="ro1">
          <table:table-cell table:formula="of:=[.A60]" office:value-type="string" office:string-value="nws2" calcext:value-type="string">
            <text:p>nws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ila</text:p>
          </table:table-cell>
          <table:table-cell office:value-type="string" calcext:value-type="string">
            <text:p>Juntikka</text:p>
          </table:table-cell>
          <table:table-cell office:value-type="string" calcext:value-type="string">
            <text:p>KSPK</text:p>
          </table:table-cell>
          <table:table-cell table:style-name="ce1" office:value-type="string" calcext:value-type="string">
            <text:p>Finland</text:p>
          </table:table-cell>
          <table:table-cell table:number-columns-repeated="2"/>
          <table:table-cell table:style-name="ce13" table:formula="of:=MID([.H71];4;5)" office:value-type="string" office:string-value="19:43" calcext:value-type="string">
            <text:p>19:43</text:p>
          </table:table-cell>
          <table:table-cell table:formula="of:=CONCATENATE(LOWER(LEFT([.C61]));LOWER(LEFT([.D61]));LOWER(LEFT([.F61])))" office:value-type="string" office:string-value="ejf" calcext:value-type="string">
            <text:p>ejf</text:p>
          </table:table-cell>
          <table:table-cell/>
          <table:table-cell table:formula="of:=IFERROR( CONCATENATE(&quot;result_time: &quot;;TEXT(VALUE(LEFT([.I61];2))*60+VALUE(MID(REPLACE([.I61];6;1;&quot;.&quot;);4;4));&quot;0.0##&quot;)) ;CONCATENATE(&quot;verdict: :&quot;;LOWER([.I61])))" office:value-type="string" office:string-value="result_time: 1183.0" calcext:value-type="string">
            <text:p>result_time: 1183.0</text:p>
          </table:table-cell>
          <table:table-cell table:formula="of:=CONCATENATE(&quot;@smr_&quot;;[.A61];&quot;_&quot;;[.J61];&quot; = @smr_&quot;;[.A61];&quot;.competitors.create! user: @&quot;;[.J61];&quot;, number: &quot;;[.B61])" office:value-type="string" office:string-value="@smr_nws2_ejf = @smr_nws2.competitors.create! user: @ejf, number: 9" calcext:value-type="string">
            <text:p>@smr_nws2_ejf = @smr_nws2.competitors.create! user: @ejf, number: 9</text:p>
          </table:table-cell>
          <table:table-cell office:value-type="string" calcext:value-type="string">
            <text:p><text:s/></text:p>
          </table:table-cell>
          <table:table-cell table:formula="of:=CONCATENATE(&quot;@smr_&quot;;[.$A61];&quot;_day2_&quot;;[.$J61];&quot; = @smr_&quot;;[.$A61];&quot;_&quot;;[.$J61];&quot;.runs.create! race: @smr_&quot;;[.$A61];&quot;_day2, number: &quot;;[.$B61];&quot;, &quot;;[.L61])" office:value-type="string" office:string-value="@smr_nws2_day2_ejf = @smr_nws2_ejf.runs.create! race: @smr_nws2_day2, number: 9, result_time: 1183.0" calcext:value-type="string">
            <text:p>@smr_nws2_day2_ejf = @smr_nws2_ejf.runs.create! race: @smr_nws2_day2, number: 9, result_time: 1183.0</text:p>
          </table:table-cell>
        </table:table-row>
        <table:table-row table:style-name="ro1">
          <table:table-cell table:formula="of:=[.A61]" office:value-type="string" office:string-value="nws2" calcext:value-type="string">
            <text:p>nws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isa</text:p>
          </table:table-cell>
          <table:table-cell office:value-type="string" calcext:value-type="string">
            <text:p>Heiskanen</text:p>
          </table:table-cell>
          <table:table-cell office:value-type="string" calcext:value-type="string">
            <text:p>KPSH</text:p>
          </table:table-cell>
          <table:table-cell table:style-name="ce1" office:value-type="string" calcext:value-type="string">
            <text:p>Finland</text:p>
          </table:table-cell>
          <table:table-cell table:number-columns-repeated="2"/>
          <table:table-cell table:style-name="ce13" table:formula="of:=MID([.H72];4;5)" office:value-type="string" office:string-value="29:43" calcext:value-type="string">
            <text:p>29:43</text:p>
          </table:table-cell>
          <table:table-cell table:formula="of:=CONCATENATE(LOWER(LEFT([.C62]));LOWER(LEFT([.D62]));LOWER(LEFT([.F62])))" office:value-type="string" office:string-value="rhf" calcext:value-type="string">
            <text:p>rhf</text:p>
          </table:table-cell>
          <table:table-cell/>
          <table:table-cell table:formula="of:=IFERROR( CONCATENATE(&quot;result_time: &quot;;TEXT(VALUE(LEFT([.I62];2))*60+VALUE(MID(REPLACE([.I62];6;1;&quot;.&quot;);4;4));&quot;0.0##&quot;)) ;CONCATENATE(&quot;verdict: :&quot;;LOWER([.I62])))" office:value-type="string" office:string-value="result_time: 1783.0" calcext:value-type="string">
            <text:p>result_time: 1783.0</text:p>
          </table:table-cell>
          <table:table-cell table:formula="of:=CONCATENATE(&quot;@smr_&quot;;[.A62];&quot;_&quot;;[.J62];&quot; = @smr_&quot;;[.A62];&quot;.competitors.create! user: @&quot;;[.J62];&quot;, number: &quot;;[.B62])" office:value-type="string" office:string-value="@smr_nws2_rhf = @smr_nws2.competitors.create! user: @rhf, number: 8" calcext:value-type="string">
            <text:p>@smr_nws2_rhf = @smr_nws2.competitors.create! user: @rhf, number: 8</text:p>
          </table:table-cell>
          <table:table-cell office:value-type="string" calcext:value-type="string">
            <text:p><text:s/></text:p>
          </table:table-cell>
          <table:table-cell table:formula="of:=CONCATENATE(&quot;@smr_&quot;;[.$A62];&quot;_day2_&quot;;[.$J62];&quot; = @smr_&quot;;[.$A62];&quot;_&quot;;[.$J62];&quot;.runs.create! race: @smr_&quot;;[.$A62];&quot;_day2, number: &quot;;[.$B62];&quot;, &quot;;[.L62])" office:value-type="string" office:string-value="@smr_nws2_day2_rhf = @smr_nws2_rhf.runs.create! race: @smr_nws2_day2, number: 8, result_time: 1783.0" calcext:value-type="string">
            <text:p>@smr_nws2_day2_rhf = @smr_nws2_rhf.runs.create! race: @smr_nws2_day2, number: 8, result_time: 1783.0</text:p>
          </table:table-cell>
        </table:table-row>
        <table:table-row table:style-name="ro1">
          <table:table-cell table:number-columns-repeated="5"/>
          <table:table-cell table:style-name="ce1"/>
          <table:table-cell/>
          <table:table-cell table:style-name="ce12" office:value-type="string" calcext:value-type="string">
            <text:p>00:18:14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/>
          <table:table-cell table:style-name="ce12" office:value-type="string" calcext:value-type="string">
            <text:p>00:19:32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/>
          <table:table-cell table:style-name="ce12" office:value-type="string" calcext:value-type="string">
            <text:p>00:20:2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/>
          <table:table-cell table:style-name="ce12" office:value-type="string" calcext:value-type="string">
            <text:p>00:21:07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/>
          <table:table-cell table:style-name="ce12" office:value-type="string" calcext:value-type="string">
            <text:p>00:24:20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/>
          <table:table-cell table:style-name="ce12" office:value-type="string" calcext:value-type="string">
            <text:p>00:18:21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/>
          <table:table-cell table:style-name="ce12" office:value-type="string" calcext:value-type="string">
            <text:p>00:18:32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/>
          <table:table-cell table:style-name="ce12" office:value-type="string" calcext:value-type="string">
            <text:p>00:18:59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7"/>
          <table:table-cell table:style-name="ce12" office:value-type="string" calcext:value-type="string">
            <text:p>00:19:43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7"/>
          <table:table-cell table:style-name="ce12" office:value-type="string" calcext:value-type="string">
            <text:p>00:29:43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date-style style:name="N122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.</number:text>
      <number:seconds number:style="long"/>
      <number:seconds/>
      <number:text>Z</number:text>
    </number:date-style>
    <number:date-style style:name="N12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 number:decimal-places="3"/>
      <number:text>Z</number:text>
    </number:date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 style:data-style-name="N2" text:time-value="10:22:44.808511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0:45:31</meta:creation-date>
    <dc:date>2014-09-24T12:32:37.099611451</dc:date>
    <meta:editing-duration>P2DT11H7M49S</meta:editing-duration>
    <meta:editing-cycles>39</meta:editing-cycles>
    <meta:generator>LibreOffice/4.2.6.3$Linux_X86_64 LibreOffice_project/420m0$Build-3</meta:generator>
    <meta:document-statistic meta:table-count="8" meta:cell-count="6136" meta:object-count="0"/>
  </office:meta>
</office:document-meta>
</file>